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in" svg:height="3.5453in" svg:x="75.9543in" svg:y="11.2417in">
            <draw:object draw:notify-on-update-of-ranges="Sheet1.CX1:Sheet1.CX93 Sheet1.CY1:Sheet1.CY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0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5788000" calcext:value-type="float">
            <text:p>5788000</text:p>
          </table:table-cell>
          <table:table-cell office:value-type="float" office:value="5699000" calcext:value-type="float">
            <text:p>5699000</text:p>
          </table:table-cell>
          <table:table-cell office:value-type="float" office:value="5698000" calcext:value-type="float">
            <text:p>5698000</text:p>
          </table:table-cell>
          <table:table-cell office:value-type="float" office:value="5868000" calcext:value-type="float">
            <text:p>5868000</text:p>
          </table:table-cell>
          <table:table-cell office:value-type="float" office:value="5696000" calcext:value-type="float">
            <text:p>5696000</text:p>
          </table:table-cell>
          <table:table-cell office:value-type="float" office:value="5727000" calcext:value-type="float">
            <text:p>5727000</text:p>
          </table:table-cell>
          <table:table-cell office:value-type="float" office:value="6185000" calcext:value-type="float">
            <text:p>6185000</text:p>
          </table:table-cell>
          <table:table-cell office:value-type="float" office:value="5870000" calcext:value-type="float">
            <text:p>5870000</text:p>
          </table:table-cell>
          <table:table-cell office:value-type="float" office:value="5837000" calcext:value-type="float">
            <text:p>5837000</text:p>
          </table:table-cell>
          <table:table-cell office:value-type="float" office:value="5743000" calcext:value-type="float">
            <text:p>5743000</text:p>
          </table:table-cell>
          <table:table-cell office:value-type="float" office:value="5799000" calcext:value-type="float">
            <text:p>5799000</text:p>
          </table:table-cell>
          <table:table-cell office:value-type="float" office:value="5794000" calcext:value-type="float">
            <text:p>5794000</text:p>
          </table:table-cell>
          <table:table-cell office:value-type="float" office:value="5725000" calcext:value-type="float">
            <text:p>5725000</text:p>
          </table:table-cell>
          <table:table-cell office:value-type="float" office:value="5751000" calcext:value-type="float">
            <text:p>5751000</text:p>
          </table:table-cell>
          <table:table-cell office:value-type="float" office:value="5701000" calcext:value-type="float">
            <text:p>5701000</text:p>
          </table:table-cell>
          <table:table-cell office:value-type="float" office:value="5810000" calcext:value-type="float">
            <text:p>5810000</text:p>
          </table:table-cell>
          <table:table-cell office:value-type="float" office:value="5667000" calcext:value-type="float">
            <text:p>5667000</text:p>
          </table:table-cell>
          <table:table-cell office:value-type="float" office:value="5701000" calcext:value-type="float">
            <text:p>5701000</text:p>
          </table:table-cell>
          <table:table-cell office:value-type="float" office:value="5682000" calcext:value-type="float">
            <text:p>5682000</text:p>
          </table:table-cell>
          <table:table-cell office:value-type="float" office:value="5770000" calcext:value-type="float">
            <text:p>5770000</text:p>
          </table:table-cell>
          <table:table-cell office:value-type="float" office:value="5995000" calcext:value-type="float">
            <text:p>5995000</text:p>
          </table:table-cell>
          <table:table-cell office:value-type="float" office:value="5899000" calcext:value-type="float">
            <text:p>5899000</text:p>
          </table:table-cell>
          <table:table-cell office:value-type="float" office:value="5906000" calcext:value-type="float">
            <text:p>5906000</text:p>
          </table:table-cell>
          <table:table-cell office:value-type="float" office:value="5846000" calcext:value-type="float">
            <text:p>5846000</text:p>
          </table:table-cell>
          <table:table-cell office:value-type="float" office:value="5957000" calcext:value-type="float">
            <text:p>5957000</text:p>
          </table:table-cell>
          <table:table-cell office:value-type="float" office:value="4720000" calcext:value-type="float">
            <text:p>4720000</text:p>
          </table:table-cell>
          <table:table-cell office:value-type="float" office:value="5946000" calcext:value-type="float">
            <text:p>5946000</text:p>
          </table:table-cell>
          <table:table-cell office:value-type="float" office:value="5908000" calcext:value-type="float">
            <text:p>5908000</text:p>
          </table:table-cell>
          <table:table-cell office:value-type="float" office:value="6016000" calcext:value-type="float">
            <text:p>6016000</text:p>
          </table:table-cell>
          <table:table-cell office:value-type="float" office:value="5861000" calcext:value-type="float">
            <text:p>5861000</text:p>
          </table:table-cell>
          <table:table-cell office:value-type="float" office:value="5925000" calcext:value-type="float">
            <text:p>5925000</text:p>
          </table:table-cell>
          <table:table-cell office:value-type="float" office:value="5923000" calcext:value-type="float">
            <text:p>5923000</text:p>
          </table:table-cell>
          <table:table-cell office:value-type="float" office:value="5976000" calcext:value-type="float">
            <text:p>5976000</text:p>
          </table:table-cell>
          <table:table-cell office:value-type="float" office:value="5986000" calcext:value-type="float">
            <text:p>5986000</text:p>
          </table:table-cell>
          <table:table-cell office:value-type="float" office:value="5990000" calcext:value-type="float">
            <text:p>5990000</text:p>
          </table:table-cell>
          <table:table-cell office:value-type="float" office:value="5712000" calcext:value-type="float">
            <text:p>5712000</text:p>
          </table:table-cell>
          <table:table-cell office:value-type="float" office:value="5994000" calcext:value-type="float">
            <text:p>5994000</text:p>
          </table:table-cell>
          <table:table-cell office:value-type="float" office:value="5857000" calcext:value-type="float">
            <text:p>5857000</text:p>
          </table:table-cell>
          <table:table-cell office:value-type="float" office:value="5720000" calcext:value-type="float">
            <text:p>5720000</text:p>
          </table:table-cell>
          <table:table-cell office:value-type="float" office:value="5811000" calcext:value-type="float">
            <text:p>5811000</text:p>
          </table:table-cell>
          <table:table-cell office:value-type="float" office:value="5804000" calcext:value-type="float">
            <text:p>5804000</text:p>
          </table:table-cell>
          <table:table-cell office:value-type="float" office:value="5852000" calcext:value-type="float">
            <text:p>5852000</text:p>
          </table:table-cell>
          <table:table-cell office:value-type="float" office:value="5828000" calcext:value-type="float">
            <text:p>5828000</text:p>
          </table:table-cell>
          <table:table-cell office:value-type="float" office:value="5854000" calcext:value-type="float">
            <text:p>5854000</text:p>
          </table:table-cell>
          <table:table-cell office:value-type="float" office:value="5784000" calcext:value-type="float">
            <text:p>5784000</text:p>
          </table:table-cell>
          <table:table-cell office:value-type="float" office:value="5803000" calcext:value-type="float">
            <text:p>5803000</text:p>
          </table:table-cell>
          <table:table-cell office:value-type="float" office:value="5835000" calcext:value-type="float">
            <text:p>5835000</text:p>
          </table:table-cell>
          <table:table-cell office:value-type="float" office:value="5747000" calcext:value-type="float">
            <text:p>5747000</text:p>
          </table:table-cell>
          <table:table-cell office:value-type="float" office:value="5817000" calcext:value-type="float">
            <text:p>5817000</text:p>
          </table:table-cell>
          <table:table-cell office:value-type="float" office:value="5866000" calcext:value-type="float">
            <text:p>5866000</text:p>
          </table:table-cell>
          <table:table-cell office:value-type="float" office:value="5981000" calcext:value-type="float">
            <text:p>5981000</text:p>
          </table:table-cell>
          <table:table-cell office:value-type="float" office:value="6064000" calcext:value-type="float">
            <text:p>6064000</text:p>
          </table:table-cell>
          <table:table-cell office:value-type="float" office:value="5893000" calcext:value-type="float">
            <text:p>5893000</text:p>
          </table:table-cell>
          <table:table-cell office:value-type="float" office:value="5828000" calcext:value-type="float">
            <text:p>5828000</text:p>
          </table:table-cell>
          <table:table-cell office:value-type="float" office:value="5993000" calcext:value-type="float">
            <text:p>5993000</text:p>
          </table:table-cell>
          <table:table-cell office:value-type="float" office:value="6002000" calcext:value-type="float">
            <text:p>6002000</text:p>
          </table:table-cell>
          <table:table-cell office:value-type="float" office:value="5996000" calcext:value-type="float">
            <text:p>5996000</text:p>
          </table:table-cell>
          <table:table-cell office:value-type="float" office:value="5944000" calcext:value-type="float">
            <text:p>5944000</text:p>
          </table:table-cell>
          <table:table-cell office:value-type="float" office:value="6201000" calcext:value-type="float">
            <text:p>6201000</text:p>
          </table:table-cell>
          <table:table-cell office:value-type="float" office:value="5932000" calcext:value-type="float">
            <text:p>5932000</text:p>
          </table:table-cell>
          <table:table-cell office:value-type="float" office:value="5975000" calcext:value-type="float">
            <text:p>59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5827000" calcext:value-type="float">
            <text:p>5827000</text:p>
          </table:table-cell>
          <table:table-cell office:value-type="float" office:value="5991000" calcext:value-type="float">
            <text:p>5991000</text:p>
          </table:table-cell>
          <table:table-cell office:value-type="float" office:value="5972000" calcext:value-type="float">
            <text:p>5972000</text:p>
          </table:table-cell>
          <table:table-cell office:value-type="float" office:value="5889000" calcext:value-type="float">
            <text:p>5889000</text:p>
          </table:table-cell>
          <table:table-cell office:value-type="float" office:value="5880000" calcext:value-type="float">
            <text:p>5880000</text:p>
          </table:table-cell>
          <table:table-cell office:value-type="float" office:value="5878000" calcext:value-type="float">
            <text:p>5878000</text:p>
          </table:table-cell>
          <table:table-cell office:value-type="float" office:value="5818000" calcext:value-type="float">
            <text:p>5818000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5882000" calcext:value-type="float">
            <text:p>5882000</text:p>
          </table:table-cell>
          <table:table-cell office:value-type="float" office:value="5967000" calcext:value-type="float">
            <text:p>5967000</text:p>
          </table:table-cell>
          <table:table-cell office:value-type="float" office:value="5771000" calcext:value-type="float">
            <text:p>5771000</text:p>
          </table:table-cell>
          <table:table-cell office:value-type="float" office:value="5884000" calcext:value-type="float">
            <text:p>5884000</text:p>
          </table:table-cell>
          <table:table-cell office:value-type="float" office:value="5812000" calcext:value-type="float">
            <text:p>5812000</text:p>
          </table:table-cell>
          <table:table-cell office:value-type="float" office:value="5811000" calcext:value-type="float">
            <text:p>5811000</text:p>
          </table:table-cell>
          <table:table-cell office:value-type="float" office:value="5796000" calcext:value-type="float">
            <text:p>5796000</text:p>
          </table:table-cell>
          <table:table-cell office:value-type="float" office:value="5813000" calcext:value-type="float">
            <text:p>5813000</text:p>
          </table:table-cell>
          <table:table-cell office:value-type="float" office:value="5847000" calcext:value-type="float">
            <text:p>5847000</text:p>
          </table:table-cell>
          <table:table-cell office:value-type="float" office:value="5719000" calcext:value-type="float">
            <text:p>5719000</text:p>
          </table:table-cell>
          <table:table-cell office:value-type="float" office:value="5778000" calcext:value-type="float">
            <text:p>5778000</text:p>
          </table:table-cell>
          <table:table-cell office:value-type="float" office:value="5656000" calcext:value-type="float">
            <text:p>5656000</text:p>
          </table:table-cell>
          <table:table-cell office:value-type="float" office:value="5681000" calcext:value-type="float">
            <text:p>5681000</text:p>
          </table:table-cell>
          <table:table-cell office:value-type="float" office:value="5645000" calcext:value-type="float">
            <text:p>5645000</text:p>
          </table:table-cell>
          <table:table-cell office:value-type="float" office:value="5705000" calcext:value-type="float">
            <text:p>5705000</text:p>
          </table:table-cell>
          <table:table-cell office:value-type="float" office:value="5880000" calcext:value-type="float">
            <text:p>5880000</text:p>
          </table:table-cell>
          <table:table-cell office:value-type="float" office:value="5702000" calcext:value-type="float">
            <text:p>5702000</text:p>
          </table:table-cell>
          <table:table-cell office:value-type="float" office:value="5870000" calcext:value-type="float">
            <text:p>5870000</text:p>
          </table:table-cell>
          <table:table-cell office:value-type="float" office:value="5685000" calcext:value-type="float">
            <text:p>5685000</text:p>
          </table:table-cell>
          <table:table-cell office:value-type="float" office:value="5698000" calcext:value-type="float">
            <text:p>5698000</text:p>
          </table:table-cell>
          <table:table-cell office:value-type="float" office:value="3743000" calcext:value-type="float">
            <text:p>3743000</text:p>
          </table:table-cell>
          <table:table-cell office:value-type="float" office:value="5688000" calcext:value-type="float">
            <text:p>5688000</text:p>
          </table:table-cell>
          <table:table-cell office:value-type="float" office:value="5795000" calcext:value-type="float">
            <text:p>5795000</text:p>
          </table:table-cell>
          <table:table-cell office:value-type="float" office:value="5845000" calcext:value-type="float">
            <text:p>5845000</text:p>
          </table:table-cell>
          <table:table-cell office:value-type="float" office:value="5854000" calcext:value-type="float">
            <text:p>5854000</text:p>
          </table:table-cell>
          <table:table-cell office:value-type="float" office:value="3861000" calcext:value-type="float">
            <text:p>3861000</text:p>
          </table:table-cell>
          <table:table-cell office:value-type="float" office:value="5755000" calcext:value-type="float">
            <text:p>5755000</text:p>
          </table:table-cell>
          <table:table-cell office:value-type="float" office:value="5836000" calcext:value-type="float">
            <text:p>5836000</text:p>
          </table:table-cell>
          <table:table-cell office:value-type="float" office:value="5878000" calcext:value-type="float">
            <text:p>58780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AVERAGE([.A1:.CV1])" office:value-type="float" office:value="5797170" calcext:value-type="float">
            <text:p>5797170</text:p>
          </table:table-cell>
        </table:table-row>
        <table:table-row table:style-name="ro1">
          <table:table-cell office:value-type="float" office:value="6017000" calcext:value-type="float">
            <text:p>6017000</text:p>
          </table:table-cell>
          <table:table-cell office:value-type="float" office:value="3988000" calcext:value-type="float">
            <text:p>3988000</text:p>
          </table:table-cell>
          <table:table-cell office:value-type="float" office:value="5984000" calcext:value-type="float">
            <text:p>5984000</text:p>
          </table:table-cell>
          <table:table-cell office:value-type="float" office:value="5972000" calcext:value-type="float">
            <text:p>5972000</text:p>
          </table:table-cell>
          <table:table-cell office:value-type="float" office:value="5964000" calcext:value-type="float">
            <text:p>5964000</text:p>
          </table:table-cell>
          <table:table-cell office:value-type="float" office:value="5993000" calcext:value-type="float">
            <text:p>5993000</text:p>
          </table:table-cell>
          <table:table-cell office:value-type="float" office:value="6009000" calcext:value-type="float">
            <text:p>6009000</text:p>
          </table:table-cell>
          <table:table-cell office:value-type="float" office:value="5987000" calcext:value-type="float">
            <text:p>5987000</text:p>
          </table:table-cell>
          <table:table-cell office:value-type="float" office:value="5901000" calcext:value-type="float">
            <text:p>5901000</text:p>
          </table:table-cell>
          <table:table-cell office:value-type="float" office:value="6007000" calcext:value-type="float">
            <text:p>6007000</text:p>
          </table:table-cell>
          <table:table-cell office:value-type="float" office:value="6063000" calcext:value-type="float">
            <text:p>6063000</text:p>
          </table:table-cell>
          <table:table-cell office:value-type="float" office:value="6031000" calcext:value-type="float">
            <text:p>6031000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6217000" calcext:value-type="float">
            <text:p>6217000</text:p>
          </table:table-cell>
          <table:table-cell office:value-type="float" office:value="6154000" calcext:value-type="float">
            <text:p>6154000</text:p>
          </table:table-cell>
          <table:table-cell office:value-type="float" office:value="5924000" calcext:value-type="float">
            <text:p>5924000</text:p>
          </table:table-cell>
          <table:table-cell office:value-type="float" office:value="5980000" calcext:value-type="float">
            <text:p>5980000</text:p>
          </table:table-cell>
          <table:table-cell office:value-type="float" office:value="6039000" calcext:value-type="float">
            <text:p>6039000</text:p>
          </table:table-cell>
          <table:table-cell office:value-type="float" office:value="5948000" calcext:value-type="float">
            <text:p>5948000</text:p>
          </table:table-cell>
          <table:table-cell office:value-type="float" office:value="6042000" calcext:value-type="float">
            <text:p>6042000</text:p>
          </table:table-cell>
          <table:table-cell office:value-type="float" office:value="6008000" calcext:value-type="float">
            <text:p>6008000</text:p>
          </table:table-cell>
          <table:table-cell office:value-type="float" office:value="6055000" calcext:value-type="float">
            <text:p>6055000</text:p>
          </table:table-cell>
          <table:table-cell office:value-type="float" office:value="6034000" calcext:value-type="float">
            <text:p>6034000</text:p>
          </table:table-cell>
          <table:table-cell office:value-type="float" office:value="6019000" calcext:value-type="float">
            <text:p>6019000</text:p>
          </table:table-cell>
          <table:table-cell office:value-type="float" office:value="6081000" calcext:value-type="float">
            <text:p>6081000</text:p>
          </table:table-cell>
          <table:table-cell office:value-type="float" office:value="6315000" calcext:value-type="float">
            <text:p>6315000</text:p>
          </table:table-cell>
          <table:table-cell office:value-type="float" office:value="6053000" calcext:value-type="float">
            <text:p>6053000</text:p>
          </table:table-cell>
          <table:table-cell office:value-type="float" office:value="6173000" calcext:value-type="float">
            <text:p>6173000</text:p>
          </table:table-cell>
          <table:table-cell office:value-type="float" office:value="6160000" calcext:value-type="float">
            <text:p>6160000</text:p>
          </table:table-cell>
          <table:table-cell office:value-type="float" office:value="6068000" calcext:value-type="float">
            <text:p>6068000</text:p>
          </table:table-cell>
          <table:table-cell office:value-type="float" office:value="6153000" calcext:value-type="float">
            <text:p>6153000</text:p>
          </table:table-cell>
          <table:table-cell office:value-type="float" office:value="6222000" calcext:value-type="float">
            <text:p>6222000</text:p>
          </table:table-cell>
          <table:table-cell office:value-type="float" office:value="6225000" calcext:value-type="float">
            <text:p>6225000</text:p>
          </table:table-cell>
          <table:table-cell office:value-type="float" office:value="6171000" calcext:value-type="float">
            <text:p>6171000</text:p>
          </table:table-cell>
          <table:table-cell office:value-type="float" office:value="6152000" calcext:value-type="float">
            <text:p>6152000</text:p>
          </table:table-cell>
          <table:table-cell office:value-type="float" office:value="6307000" calcext:value-type="float">
            <text:p>6307000</text:p>
          </table:table-cell>
          <table:table-cell office:value-type="float" office:value="6158000" calcext:value-type="float">
            <text:p>6158000</text:p>
          </table:table-cell>
          <table:table-cell office:value-type="float" office:value="6171000" calcext:value-type="float">
            <text:p>6171000</text:p>
          </table:table-cell>
          <table:table-cell office:value-type="float" office:value="6080000" calcext:value-type="float">
            <text:p>6080000</text:p>
          </table:table-cell>
          <table:table-cell office:value-type="float" office:value="5847000" calcext:value-type="float">
            <text:p>5847000</text:p>
          </table:table-cell>
          <table:table-cell office:value-type="float" office:value="5977000" calcext:value-type="float">
            <text:p>5977000</text:p>
          </table:table-cell>
          <table:table-cell office:value-type="float" office:value="5889000" calcext:value-type="float">
            <text:p>5889000</text:p>
          </table:table-cell>
          <table:table-cell office:value-type="float" office:value="5978000" calcext:value-type="float">
            <text:p>5978000</text:p>
          </table:table-cell>
          <table:table-cell office:value-type="float" office:value="6040000" calcext:value-type="float">
            <text:p>6040000</text:p>
          </table:table-cell>
          <table:table-cell office:value-type="float" office:value="6078000" calcext:value-type="float">
            <text:p>6078000</text:p>
          </table:table-cell>
          <table:table-cell office:value-type="float" office:value="5956000" calcext:value-type="float">
            <text:p>5956000</text:p>
          </table:table-cell>
          <table:table-cell office:value-type="float" office:value="5980000" calcext:value-type="float">
            <text:p>5980000</text:p>
          </table:table-cell>
          <table:table-cell office:value-type="float" office:value="6126000" calcext:value-type="float">
            <text:p>6126000</text:p>
          </table:table-cell>
          <table:table-cell office:value-type="float" office:value="6038000" calcext:value-type="float">
            <text:p>6038000</text:p>
          </table:table-cell>
          <table:table-cell office:value-type="float" office:value="5974000" calcext:value-type="float">
            <text:p>5974000</text:p>
          </table:table-cell>
          <table:table-cell office:value-type="float" office:value="6035000" calcext:value-type="float">
            <text:p>6035000</text:p>
          </table:table-cell>
          <table:table-cell office:value-type="float" office:value="5992000" calcext:value-type="float">
            <text:p>5992000</text:p>
          </table:table-cell>
          <table:table-cell office:value-type="float" office:value="5987000" calcext:value-type="float">
            <text:p>5987000</text:p>
          </table:table-cell>
          <table:table-cell office:value-type="float" office:value="5960000" calcext:value-type="float">
            <text:p>5960000</text:p>
          </table:table-cell>
          <table:table-cell office:value-type="float" office:value="5933000" calcext:value-type="float">
            <text:p>5933000</text:p>
          </table:table-cell>
          <table:table-cell office:value-type="float" office:value="6078000" calcext:value-type="float">
            <text:p>6078000</text:p>
          </table:table-cell>
          <table:table-cell office:value-type="float" office:value="6241000" calcext:value-type="float">
            <text:p>6241000</text:p>
          </table:table-cell>
          <table:table-cell office:value-type="float" office:value="5967000" calcext:value-type="float">
            <text:p>5967000</text:p>
          </table:table-cell>
          <table:table-cell office:value-type="float" office:value="6070000" calcext:value-type="float">
            <text:p>6070000</text:p>
          </table:table-cell>
          <table:table-cell office:value-type="float" office:value="6026000" calcext:value-type="float">
            <text:p>6026000</text:p>
          </table:table-cell>
          <table:table-cell office:value-type="float" office:value="6022000" calcext:value-type="float">
            <text:p>6022000</text:p>
          </table:table-cell>
          <table:table-cell office:value-type="float" office:value="6029000" calcext:value-type="float">
            <text:p>6029000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5983000" calcext:value-type="float">
            <text:p>5983000</text:p>
          </table:table-cell>
          <table:table-cell office:value-type="float" office:value="6110000" calcext:value-type="float">
            <text:p>6110000</text:p>
          </table:table-cell>
          <table:table-cell office:value-type="float" office:value="5995000" calcext:value-type="float">
            <text:p>5995000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6093000" calcext:value-type="float">
            <text:p>6093000</text:p>
          </table:table-cell>
          <table:table-cell office:value-type="float" office:value="6047000" calcext:value-type="float">
            <text:p>6047000</text:p>
          </table:table-cell>
          <table:table-cell office:value-type="float" office:value="5956000" calcext:value-type="float">
            <text:p>5956000</text:p>
          </table:table-cell>
          <table:table-cell office:value-type="float" office:value="5919000" calcext:value-type="float">
            <text:p>5919000</text:p>
          </table:table-cell>
          <table:table-cell office:value-type="float" office:value="6006000" calcext:value-type="float">
            <text:p>6006000</text:p>
          </table:table-cell>
          <table:table-cell office:value-type="float" office:value="5957000" calcext:value-type="float">
            <text:p>5957000</text:p>
          </table:table-cell>
          <table:table-cell office:value-type="float" office:value="6043000" calcext:value-type="float">
            <text:p>6043000</text:p>
          </table:table-cell>
          <table:table-cell office:value-type="float" office:value="5992000" calcext:value-type="float">
            <text:p>5992000</text:p>
          </table:table-cell>
          <table:table-cell office:value-type="float" office:value="5960000" calcext:value-type="float">
            <text:p>5960000</text:p>
          </table:table-cell>
          <table:table-cell office:value-type="float" office:value="6042000" calcext:value-type="float">
            <text:p>6042000</text:p>
          </table:table-cell>
          <table:table-cell office:value-type="float" office:value="6076000" calcext:value-type="float">
            <text:p>6076000</text:p>
          </table:table-cell>
          <table:table-cell office:value-type="float" office:value="6018000" calcext:value-type="float">
            <text:p>6018000</text:p>
          </table:table-cell>
          <table:table-cell office:value-type="float" office:value="6014000" calcext:value-type="float">
            <text:p>6014000</text:p>
          </table:table-cell>
          <table:table-cell office:value-type="float" office:value="5902000" calcext:value-type="float">
            <text:p>5902000</text:p>
          </table:table-cell>
          <table:table-cell office:value-type="float" office:value="6119000" calcext:value-type="float">
            <text:p>6119000</text:p>
          </table:table-cell>
          <table:table-cell office:value-type="float" office:value="6121000" calcext:value-type="float">
            <text:p>6121000</text:p>
          </table:table-cell>
          <table:table-cell office:value-type="float" office:value="6218000" calcext:value-type="float">
            <text:p>6218000</text:p>
          </table:table-cell>
          <table:table-cell office:value-type="float" office:value="6209000" calcext:value-type="float">
            <text:p>6209000</text:p>
          </table:table-cell>
          <table:table-cell office:value-type="float" office:value="6111000" calcext:value-type="float">
            <text:p>6111000</text:p>
          </table:table-cell>
          <table:table-cell office:value-type="float" office:value="5914000" calcext:value-type="float">
            <text:p>5914000</text:p>
          </table:table-cell>
          <table:table-cell office:value-type="float" office:value="5861000" calcext:value-type="float">
            <text:p>5861000</text:p>
          </table:table-cell>
          <table:table-cell office:value-type="float" office:value="6162000" calcext:value-type="float">
            <text:p>6162000</text:p>
          </table:table-cell>
          <table:table-cell office:value-type="float" office:value="5855000" calcext:value-type="float">
            <text:p>5855000</text:p>
          </table:table-cell>
          <table:table-cell office:value-type="float" office:value="5859000" calcext:value-type="float">
            <text:p>5859000</text:p>
          </table:table-cell>
          <table:table-cell office:value-type="float" office:value="5837000" calcext:value-type="float">
            <text:p>5837000</text:p>
          </table:table-cell>
          <table:table-cell office:value-type="float" office:value="5930000" calcext:value-type="float">
            <text:p>5930000</text:p>
          </table:table-cell>
          <table:table-cell office:value-type="float" office:value="5883000" calcext:value-type="float">
            <text:p>5883000</text:p>
          </table:table-cell>
          <table:table-cell office:value-type="float" office:value="5878000" calcext:value-type="float">
            <text:p>5878000</text:p>
          </table:table-cell>
          <table:table-cell office:value-type="float" office:value="5765000" calcext:value-type="float">
            <text:p>5765000</text:p>
          </table:table-cell>
          <table:table-cell office:value-type="float" office:value="3903000" calcext:value-type="float">
            <text:p>3903000</text:p>
          </table:table-cell>
          <table:table-cell office:value-type="float" office:value="3910000" calcext:value-type="float">
            <text:p>3910000</text:p>
          </table:table-cell>
          <table:table-cell office:value-type="float" office:value="5959000" calcext:value-type="float">
            <text:p>5959000</text:p>
          </table:table-cell>
          <table:table-cell office:value-type="float" office:value="5996000" calcext:value-type="float">
            <text:p>599600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AVERAGE([.A2:.CV2])" office:value-type="float" office:value="5967670" calcext:value-type="float">
            <text:p>5967670</text:p>
          </table:table-cell>
        </table:table-row>
        <table:table-row table:style-name="ro1">
          <table:table-cell office:value-type="float" office:value="6588000" calcext:value-type="float">
            <text:p>6588000</text:p>
          </table:table-cell>
          <table:table-cell office:value-type="float" office:value="6520000" calcext:value-type="float">
            <text:p>6520000</text:p>
          </table:table-cell>
          <table:table-cell office:value-type="float" office:value="6493000" calcext:value-type="float">
            <text:p>6493000</text:p>
          </table:table-cell>
          <table:table-cell office:value-type="float" office:value="6447000" calcext:value-type="float">
            <text:p>6447000</text:p>
          </table:table-cell>
          <table:table-cell office:value-type="float" office:value="6517000" calcext:value-type="float">
            <text:p>6517000</text:p>
          </table:table-cell>
          <table:table-cell office:value-type="float" office:value="6576000" calcext:value-type="float">
            <text:p>6576000</text:p>
          </table:table-cell>
          <table:table-cell office:value-type="float" office:value="6529000" calcext:value-type="float">
            <text:p>6529000</text:p>
          </table:table-cell>
          <table:table-cell office:value-type="float" office:value="6497000" calcext:value-type="float">
            <text:p>6497000</text:p>
          </table:table-cell>
          <table:table-cell office:value-type="float" office:value="6397000" calcext:value-type="float">
            <text:p>6397000</text:p>
          </table:table-cell>
          <table:table-cell office:value-type="float" office:value="6701000" calcext:value-type="float">
            <text:p>6701000</text:p>
          </table:table-cell>
          <table:table-cell office:value-type="float" office:value="6235000" calcext:value-type="float">
            <text:p>6235000</text:p>
          </table:table-cell>
          <table:table-cell office:value-type="float" office:value="6524000" calcext:value-type="float">
            <text:p>6524000</text:p>
          </table:table-cell>
          <table:table-cell office:value-type="float" office:value="6285000" calcext:value-type="float">
            <text:p>6285000</text:p>
          </table:table-cell>
          <table:table-cell office:value-type="float" office:value="6212000" calcext:value-type="float">
            <text:p>6212000</text:p>
          </table:table-cell>
          <table:table-cell office:value-type="float" office:value="6261000" calcext:value-type="float">
            <text:p>6261000</text:p>
          </table:table-cell>
          <table:table-cell office:value-type="float" office:value="6293000" calcext:value-type="float">
            <text:p>6293000</text:p>
          </table:table-cell>
          <table:table-cell office:value-type="float" office:value="6218000" calcext:value-type="float">
            <text:p>6218000</text:p>
          </table:table-cell>
          <table:table-cell office:value-type="float" office:value="6255000" calcext:value-type="float">
            <text:p>6255000</text:p>
          </table:table-cell>
          <table:table-cell office:value-type="float" office:value="6322000" calcext:value-type="float">
            <text:p>632200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6306000" calcext:value-type="float">
            <text:p>6306000</text:p>
          </table:table-cell>
          <table:table-cell office:value-type="float" office:value="6204000" calcext:value-type="float">
            <text:p>6204000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6274000" calcext:value-type="float">
            <text:p>6274000</text:p>
          </table:table-cell>
          <table:table-cell office:value-type="float" office:value="6347000" calcext:value-type="float">
            <text:p>6347000</text:p>
          </table:table-cell>
          <table:table-cell office:value-type="float" office:value="6223000" calcext:value-type="float">
            <text:p>6223000</text:p>
          </table:table-cell>
          <table:table-cell office:value-type="float" office:value="6208000" calcext:value-type="float">
            <text:p>620800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6257000" calcext:value-type="float">
            <text:p>6257000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6227000" calcext:value-type="float">
            <text:p>6227000</text:p>
          </table:table-cell>
          <table:table-cell office:value-type="float" office:value="6220000" calcext:value-type="float">
            <text:p>6220000</text:p>
          </table:table-cell>
          <table:table-cell office:value-type="float" office:value="6207000" calcext:value-type="float">
            <text:p>6207000</text:p>
          </table:table-cell>
          <table:table-cell office:value-type="float" office:value="6295000" calcext:value-type="float">
            <text:p>6295000</text:p>
          </table:table-cell>
          <table:table-cell office:value-type="float" office:value="6191000" calcext:value-type="float">
            <text:p>6191000</text:p>
          </table:table-cell>
          <table:table-cell office:value-type="float" office:value="6274000" calcext:value-type="float">
            <text:p>6274000</text:p>
          </table:table-cell>
          <table:table-cell office:value-type="float" office:value="6293000" calcext:value-type="float">
            <text:p>6293000</text:p>
          </table:table-cell>
          <table:table-cell office:value-type="float" office:value="6304000" calcext:value-type="float">
            <text:p>6304000</text:p>
          </table:table-cell>
          <table:table-cell office:value-type="float" office:value="6172000" calcext:value-type="float">
            <text:p>6172000</text:p>
          </table:table-cell>
          <table:table-cell office:value-type="float" office:value="6244000" calcext:value-type="float">
            <text:p>6244000</text:p>
          </table:table-cell>
          <table:table-cell office:value-type="float" office:value="6276000" calcext:value-type="float">
            <text:p>6276000</text:p>
          </table:table-cell>
          <table:table-cell office:value-type="float" office:value="6279000" calcext:value-type="float">
            <text:p>6279000</text:p>
          </table:table-cell>
          <table:table-cell office:value-type="float" office:value="6207000" calcext:value-type="float">
            <text:p>6207000</text:p>
          </table:table-cell>
          <table:table-cell office:value-type="float" office:value="6251000" calcext:value-type="float">
            <text:p>6251000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6195000" calcext:value-type="float">
            <text:p>6195000</text:p>
          </table:table-cell>
          <table:table-cell office:value-type="float" office:value="6281000" calcext:value-type="float">
            <text:p>6281000</text:p>
          </table:table-cell>
          <table:table-cell office:value-type="float" office:value="6214000" calcext:value-type="float">
            <text:p>6214000</text:p>
          </table:table-cell>
          <table:table-cell office:value-type="float" office:value="6167000" calcext:value-type="float">
            <text:p>6167000</text:p>
          </table:table-cell>
          <table:table-cell office:value-type="float" office:value="6291000" calcext:value-type="float">
            <text:p>6291000</text:p>
          </table:table-cell>
          <table:table-cell office:value-type="float" office:value="6165000" calcext:value-type="float">
            <text:p>6165000</text:p>
          </table:table-cell>
          <table:table-cell office:value-type="float" office:value="6190000" calcext:value-type="float">
            <text:p>6190000</text:p>
          </table:table-cell>
          <table:table-cell office:value-type="float" office:value="6310000" calcext:value-type="float">
            <text:p>6310000</text:p>
          </table:table-cell>
          <table:table-cell office:value-type="float" office:value="6297000" calcext:value-type="float">
            <text:p>6297000</text:p>
          </table:table-cell>
          <table:table-cell office:value-type="float" office:value="6361000" calcext:value-type="float">
            <text:p>6361000</text:p>
          </table:table-cell>
          <table:table-cell office:value-type="float" office:value="6307000" calcext:value-type="float">
            <text:p>6307000</text:p>
          </table:table-cell>
          <table:table-cell office:value-type="float" office:value="6348000" calcext:value-type="float">
            <text:p>6348000</text:p>
          </table:table-cell>
          <table:table-cell office:value-type="float" office:value="6366000" calcext:value-type="float">
            <text:p>6366000</text:p>
          </table:table-cell>
          <table:table-cell office:value-type="float" office:value="6282000" calcext:value-type="float">
            <text:p>6282000</text:p>
          </table:table-cell>
          <table:table-cell office:value-type="float" office:value="6307000" calcext:value-type="float">
            <text:p>6307000</text:p>
          </table:table-cell>
          <table:table-cell office:value-type="float" office:value="6336000" calcext:value-type="float">
            <text:p>6336000</text:p>
          </table:table-cell>
          <table:table-cell office:value-type="float" office:value="6295000" calcext:value-type="float">
            <text:p>6295000</text:p>
          </table:table-cell>
          <table:table-cell office:value-type="float" office:value="6340000" calcext:value-type="float">
            <text:p>6340000</text:p>
          </table:table-cell>
          <table:table-cell office:value-type="float" office:value="6253000" calcext:value-type="float">
            <text:p>6253000</text:p>
          </table:table-cell>
          <table:table-cell office:value-type="float" office:value="6267000" calcext:value-type="float">
            <text:p>6267000</text:p>
          </table:table-cell>
          <table:table-cell office:value-type="float" office:value="6230000" calcext:value-type="float">
            <text:p>6230000</text:p>
          </table:table-cell>
          <table:table-cell office:value-type="float" office:value="6254000" calcext:value-type="float">
            <text:p>6254000</text:p>
          </table:table-cell>
          <table:table-cell office:value-type="float" office:value="6483000" calcext:value-type="float">
            <text:p>6483000</text:p>
          </table:table-cell>
          <table:table-cell office:value-type="float" office:value="6322000" calcext:value-type="float">
            <text:p>6322000</text:p>
          </table:table-cell>
          <table:table-cell office:value-type="float" office:value="4146000" calcext:value-type="float">
            <text:p>4146000</text:p>
          </table:table-cell>
          <table:table-cell office:value-type="float" office:value="6275000" calcext:value-type="float">
            <text:p>6275000</text:p>
          </table:table-cell>
          <table:table-cell office:value-type="float" office:value="6209000" calcext:value-type="float">
            <text:p>6209000</text:p>
          </table:table-cell>
          <table:table-cell office:value-type="float" office:value="6276000" calcext:value-type="float">
            <text:p>6276000</text:p>
          </table:table-cell>
          <table:table-cell office:value-type="float" office:value="6334000" calcext:value-type="float">
            <text:p>6334000</text:p>
          </table:table-cell>
          <table:table-cell office:value-type="float" office:value="6276000" calcext:value-type="float">
            <text:p>6276000</text:p>
          </table:table-cell>
          <table:table-cell office:value-type="float" office:value="6242000" calcext:value-type="float">
            <text:p>6242000</text:p>
          </table:table-cell>
          <table:table-cell office:value-type="float" office:value="6209000" calcext:value-type="float">
            <text:p>6209000</text:p>
          </table:table-cell>
          <table:table-cell office:value-type="float" office:value="6236000" calcext:value-type="float">
            <text:p>6236000</text:p>
          </table:table-cell>
          <table:table-cell office:value-type="float" office:value="6327000" calcext:value-type="float">
            <text:p>6327000</text:p>
          </table:table-cell>
          <table:table-cell office:value-type="float" office:value="6386000" calcext:value-type="float">
            <text:p>6386000</text:p>
          </table:table-cell>
          <table:table-cell office:value-type="float" office:value="6402000" calcext:value-type="float">
            <text:p>6402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388000" calcext:value-type="float">
            <text:p>6388000</text:p>
          </table:table-cell>
          <table:table-cell office:value-type="float" office:value="6361000" calcext:value-type="float">
            <text:p>6361000</text:p>
          </table:table-cell>
          <table:table-cell office:value-type="float" office:value="6440000" calcext:value-type="float">
            <text:p>6440000</text:p>
          </table:table-cell>
          <table:table-cell office:value-type="float" office:value="6423000" calcext:value-type="float">
            <text:p>6423000</text:p>
          </table:table-cell>
          <table:table-cell office:value-type="float" office:value="6463000" calcext:value-type="float">
            <text:p>6463000</text:p>
          </table:table-cell>
          <table:table-cell office:value-type="float" office:value="6365000" calcext:value-type="float">
            <text:p>6365000</text:p>
          </table:table-cell>
          <table:table-cell office:value-type="float" office:value="6503000" calcext:value-type="float">
            <text:p>6503000</text:p>
          </table:table-cell>
          <table:table-cell office:value-type="float" office:value="6341000" calcext:value-type="float">
            <text:p>6341000</text:p>
          </table:table-cell>
          <table:table-cell office:value-type="float" office:value="6397000" calcext:value-type="float">
            <text:p>6397000</text:p>
          </table:table-cell>
          <table:table-cell office:value-type="float" office:value="6505000" calcext:value-type="float">
            <text:p>6505000</text:p>
          </table:table-cell>
          <table:table-cell office:value-type="float" office:value="6406000" calcext:value-type="float">
            <text:p>6406000</text:p>
          </table:table-cell>
          <table:table-cell office:value-type="float" office:value="6302000" calcext:value-type="float">
            <text:p>6302000</text:p>
          </table:table-cell>
          <table:table-cell office:value-type="float" office:value="6339000" calcext:value-type="float">
            <text:p>6339000</text:p>
          </table:table-cell>
          <table:table-cell office:value-type="float" office:value="6395000" calcext:value-type="float">
            <text:p>6395000</text:p>
          </table:table-cell>
          <table:table-cell office:value-type="float" office:value="6286000" calcext:value-type="float">
            <text:p>6286000</text:p>
          </table:table-cell>
          <table:table-cell office:value-type="float" office:value="6306000" calcext:value-type="float">
            <text:p>6306000</text:p>
          </table:table-cell>
          <table:table-cell office:value-type="float" office:value="6298000" calcext:value-type="float">
            <text:p>6298000</text:p>
          </table:table-cell>
          <table:table-cell office:value-type="float" office:value="6321000" calcext:value-type="float">
            <text:p>632100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AVERAGE([.A3:.CV3])" office:value-type="float" office:value="6297960" calcext:value-type="float">
            <text:p>6297960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6127000" calcext:value-type="float">
            <text:p>6127000</text:p>
          </table:table-cell>
          <table:table-cell office:value-type="float" office:value="6211000" calcext:value-type="float">
            <text:p>6211000</text:p>
          </table:table-cell>
          <table:table-cell office:value-type="float" office:value="6326000" calcext:value-type="float">
            <text:p>6326000</text:p>
          </table:table-cell>
          <table:table-cell office:value-type="float" office:value="6322000" calcext:value-type="float">
            <text:p>6322000</text:p>
          </table:table-cell>
          <table:table-cell office:value-type="float" office:value="6085000" calcext:value-type="float">
            <text:p>6085000</text:p>
          </table:table-cell>
          <table:table-cell office:value-type="float" office:value="6323000" calcext:value-type="float">
            <text:p>6323000</text:p>
          </table:table-cell>
          <table:table-cell office:value-type="float" office:value="6080000" calcext:value-type="float">
            <text:p>6080000</text:p>
          </table:table-cell>
          <table:table-cell office:value-type="float" office:value="6113000" calcext:value-type="float">
            <text:p>6113000</text:p>
          </table:table-cell>
          <table:table-cell office:value-type="float" office:value="6111000" calcext:value-type="float">
            <text:p>6111000</text:p>
          </table:table-cell>
          <table:table-cell office:value-type="float" office:value="6274000" calcext:value-type="float">
            <text:p>6274000</text:p>
          </table:table-cell>
          <table:table-cell office:value-type="float" office:value="6314000" calcext:value-type="float">
            <text:p>6314000</text:p>
          </table:table-cell>
          <table:table-cell office:value-type="float" office:value="6422000" calcext:value-type="float">
            <text:p>6422000</text:p>
          </table:table-cell>
          <table:table-cell office:value-type="float" office:value="6279000" calcext:value-type="float">
            <text:p>6279000</text:p>
          </table:table-cell>
          <table:table-cell office:value-type="float" office:value="6360000" calcext:value-type="float">
            <text:p>6360000</text:p>
          </table:table-cell>
          <table:table-cell office:value-type="float" office:value="6319000" calcext:value-type="float">
            <text:p>6319000</text:p>
          </table:table-cell>
          <table:table-cell office:value-type="float" office:value="6324000" calcext:value-type="float">
            <text:p>6324000</text:p>
          </table:table-cell>
          <table:table-cell office:value-type="float" office:value="6256000" calcext:value-type="float">
            <text:p>6256000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6238000" calcext:value-type="float">
            <text:p>6238000</text:p>
          </table:table-cell>
          <table:table-cell office:value-type="float" office:value="6339000" calcext:value-type="float">
            <text:p>6339000</text:p>
          </table:table-cell>
          <table:table-cell office:value-type="float" office:value="6257000" calcext:value-type="float">
            <text:p>6257000</text:p>
          </table:table-cell>
          <table:table-cell office:value-type="float" office:value="6283000" calcext:value-type="float">
            <text:p>6283000</text:p>
          </table:table-cell>
          <table:table-cell table:number-columns-repeated="2" office:value-type="float" office:value="6323000" calcext:value-type="float">
            <text:p>6323000</text:p>
          </table:table-cell>
          <table:table-cell office:value-type="float" office:value="6330000" calcext:value-type="float">
            <text:p>6330000</text:p>
          </table:table-cell>
          <table:table-cell office:value-type="float" office:value="6327000" calcext:value-type="float">
            <text:p>6327000</text:p>
          </table:table-cell>
          <table:table-cell office:value-type="float" office:value="6208000" calcext:value-type="float">
            <text:p>6208000</text:p>
          </table:table-cell>
          <table:table-cell office:value-type="float" office:value="6282000" calcext:value-type="float">
            <text:p>6282000</text:p>
          </table:table-cell>
          <table:table-cell office:value-type="float" office:value="6321000" calcext:value-type="float">
            <text:p>6321000</text:p>
          </table:table-cell>
          <table:table-cell office:value-type="float" office:value="6443000" calcext:value-type="float">
            <text:p>6443000</text:p>
          </table:table-cell>
          <table:table-cell office:value-type="float" office:value="6354000" calcext:value-type="float">
            <text:p>6354000</text:p>
          </table:table-cell>
          <table:table-cell office:value-type="float" office:value="6453000" calcext:value-type="float">
            <text:p>6453000</text:p>
          </table:table-cell>
          <table:table-cell office:value-type="float" office:value="6273000" calcext:value-type="float">
            <text:p>6273000</text:p>
          </table:table-cell>
          <table:table-cell office:value-type="float" office:value="6530000" calcext:value-type="float">
            <text:p>6530000</text:p>
          </table:table-cell>
          <table:table-cell office:value-type="float" office:value="6394000" calcext:value-type="float">
            <text:p>6394000</text:p>
          </table:table-cell>
          <table:table-cell office:value-type="float" office:value="6399000" calcext:value-type="float">
            <text:p>6399000</text:p>
          </table:table-cell>
          <table:table-cell office:value-type="float" office:value="6403000" calcext:value-type="float">
            <text:p>6403000</text:p>
          </table:table-cell>
          <table:table-cell office:value-type="float" office:value="6415000" calcext:value-type="float">
            <text:p>6415000</text:p>
          </table:table-cell>
          <table:table-cell office:value-type="float" office:value="6371000" calcext:value-type="float">
            <text:p>6371000</text:p>
          </table:table-cell>
          <table:table-cell office:value-type="float" office:value="6457000" calcext:value-type="float">
            <text:p>6457000</text:p>
          </table:table-cell>
          <table:table-cell office:value-type="float" office:value="6455000" calcext:value-type="float">
            <text:p>6455000</text:p>
          </table:table-cell>
          <table:table-cell office:value-type="float" office:value="6492000" calcext:value-type="float">
            <text:p>6492000</text:p>
          </table:table-cell>
          <table:table-cell office:value-type="float" office:value="6465000" calcext:value-type="float">
            <text:p>6465000</text:p>
          </table:table-cell>
          <table:table-cell office:value-type="float" office:value="6443000" calcext:value-type="float">
            <text:p>6443000</text:p>
          </table:table-cell>
          <table:table-cell office:value-type="float" office:value="6476000" calcext:value-type="float">
            <text:p>6476000</text:p>
          </table:table-cell>
          <table:table-cell office:value-type="float" office:value="6413000" calcext:value-type="float">
            <text:p>6413000</text:p>
          </table:table-cell>
          <table:table-cell office:value-type="float" office:value="6495000" calcext:value-type="float">
            <text:p>6495000</text:p>
          </table:table-cell>
          <table:table-cell office:value-type="float" office:value="6626000" calcext:value-type="float">
            <text:p>6626000</text:p>
          </table:table-cell>
          <table:table-cell office:value-type="float" office:value="6569000" calcext:value-type="float">
            <text:p>6569000</text:p>
          </table:table-cell>
          <table:table-cell office:value-type="float" office:value="6613000" calcext:value-type="float">
            <text:p>6613000</text:p>
          </table:table-cell>
          <table:table-cell office:value-type="float" office:value="6491000" calcext:value-type="float">
            <text:p>6491000</text:p>
          </table:table-cell>
          <table:table-cell office:value-type="float" office:value="6437000" calcext:value-type="float">
            <text:p>6437000</text:p>
          </table:table-cell>
          <table:table-cell office:value-type="float" office:value="6518000" calcext:value-type="float">
            <text:p>6518000</text:p>
          </table:table-cell>
          <table:table-cell office:value-type="float" office:value="6562000" calcext:value-type="float">
            <text:p>6562000</text:p>
          </table:table-cell>
          <table:table-cell office:value-type="float" office:value="6521000" calcext:value-type="float">
            <text:p>6521000</text:p>
          </table:table-cell>
          <table:table-cell office:value-type="float" office:value="6457000" calcext:value-type="float">
            <text:p>6457000</text:p>
          </table:table-cell>
          <table:table-cell office:value-type="float" office:value="4462000" calcext:value-type="float">
            <text:p>4462000</text:p>
          </table:table-cell>
          <table:table-cell office:value-type="float" office:value="6615000" calcext:value-type="float">
            <text:p>6615000</text:p>
          </table:table-cell>
          <table:table-cell office:value-type="float" office:value="6524000" calcext:value-type="float">
            <text:p>6524000</text:p>
          </table:table-cell>
          <table:table-cell office:value-type="float" office:value="6569000" calcext:value-type="float">
            <text:p>6569000</text:p>
          </table:table-cell>
          <table:table-cell office:value-type="float" office:value="6458000" calcext:value-type="float">
            <text:p>6458000</text:p>
          </table:table-cell>
          <table:table-cell office:value-type="float" office:value="6419000" calcext:value-type="float">
            <text:p>6419000</text:p>
          </table:table-cell>
          <table:table-cell office:value-type="float" office:value="6514000" calcext:value-type="float">
            <text:p>6514000</text:p>
          </table:table-cell>
          <table:table-cell office:value-type="float" office:value="4291000" calcext:value-type="float">
            <text:p>4291000</text:p>
          </table:table-cell>
          <table:table-cell office:value-type="float" office:value="4277000" calcext:value-type="float">
            <text:p>4277000</text:p>
          </table:table-cell>
          <table:table-cell office:value-type="float" office:value="6278000" calcext:value-type="float">
            <text:p>6278000</text:p>
          </table:table-cell>
          <table:table-cell office:value-type="float" office:value="6286000" calcext:value-type="float">
            <text:p>6286000</text:p>
          </table:table-cell>
          <table:table-cell office:value-type="float" office:value="6273000" calcext:value-type="float">
            <text:p>6273000</text:p>
          </table:table-cell>
          <table:table-cell office:value-type="float" office:value="6219000" calcext:value-type="float">
            <text:p>6219000</text:p>
          </table:table-cell>
          <table:table-cell office:value-type="float" office:value="6338000" calcext:value-type="float">
            <text:p>6338000</text:p>
          </table:table-cell>
          <table:table-cell office:value-type="float" office:value="6314000" calcext:value-type="float">
            <text:p>6314000</text:p>
          </table:table-cell>
          <table:table-cell office:value-type="float" office:value="6147000" calcext:value-type="float">
            <text:p>6147000</text:p>
          </table:table-cell>
          <table:table-cell office:value-type="float" office:value="6226000" calcext:value-type="float">
            <text:p>6226000</text:p>
          </table:table-cell>
          <table:table-cell office:value-type="float" office:value="6274000" calcext:value-type="float">
            <text:p>6274000</text:p>
          </table:table-cell>
          <table:table-cell office:value-type="float" office:value="6342000" calcext:value-type="float">
            <text:p>6342000</text:p>
          </table:table-cell>
          <table:table-cell office:value-type="float" office:value="6217000" calcext:value-type="float">
            <text:p>6217000</text:p>
          </table:table-cell>
          <table:table-cell office:value-type="float" office:value="6254000" calcext:value-type="float">
            <text:p>6254000</text:p>
          </table:table-cell>
          <table:table-cell office:value-type="float" office:value="6248000" calcext:value-type="float">
            <text:p>6248000</text:p>
          </table:table-cell>
          <table:table-cell office:value-type="float" office:value="6199000" calcext:value-type="float">
            <text:p>6199000</text:p>
          </table:table-cell>
          <table:table-cell office:value-type="float" office:value="6160000" calcext:value-type="float">
            <text:p>6160000</text:p>
          </table:table-cell>
          <table:table-cell office:value-type="float" office:value="6222000" calcext:value-type="float">
            <text:p>6222000</text:p>
          </table:table-cell>
          <table:table-cell office:value-type="float" office:value="6147000" calcext:value-type="float">
            <text:p>6147000</text:p>
          </table:table-cell>
          <table:table-cell office:value-type="float" office:value="6152000" calcext:value-type="float">
            <text:p>6152000</text:p>
          </table:table-cell>
          <table:table-cell office:value-type="float" office:value="6111000" calcext:value-type="float">
            <text:p>6111000</text:p>
          </table:table-cell>
          <table:table-cell office:value-type="float" office:value="6291000" calcext:value-type="float">
            <text:p>6291000</text:p>
          </table:table-cell>
          <table:table-cell office:value-type="float" office:value="6161000" calcext:value-type="float">
            <text:p>6161000</text:p>
          </table:table-cell>
          <table:table-cell office:value-type="float" office:value="6193000" calcext:value-type="float">
            <text:p>6193000</text:p>
          </table:table-cell>
          <table:table-cell office:value-type="float" office:value="6141000" calcext:value-type="float">
            <text:p>6141000</text:p>
          </table:table-cell>
          <table:table-cell office:value-type="float" office:value="6119000" calcext:value-type="float">
            <text:p>6119000</text:p>
          </table:table-cell>
          <table:table-cell office:value-type="float" office:value="6242000" calcext:value-type="float">
            <text:p>6242000</text:p>
          </table:table-cell>
          <table:table-cell office:value-type="float" office:value="6243000" calcext:value-type="float">
            <text:p>6243000</text:p>
          </table:table-cell>
          <table:table-cell office:value-type="float" office:value="6230000" calcext:value-type="float">
            <text:p>6230000</text:p>
          </table:table-cell>
          <table:table-cell office:value-type="float" office:value="6218000" calcext:value-type="float">
            <text:p>6218000</text:p>
          </table:table-cell>
          <table:table-cell office:value-type="float" office:value="6198000" calcext:value-type="float">
            <text:p>6198000</text:p>
          </table:table-cell>
          <table:table-cell office:value-type="float" office:value="6231000" calcext:value-type="float">
            <text:p>6231000</text:p>
          </table:table-cell>
          <table:table-cell office:value-type="float" office:value="6478000" calcext:value-type="float">
            <text:p>6478000</text:p>
          </table:table-cell>
          <table:table-cell office:value-type="float" office:value="6385000" calcext:value-type="float">
            <text:p>6385000</text:p>
          </table:table-cell>
          <table:table-cell office:value-type="float" office:value="6540000" calcext:value-type="float">
            <text:p>6540000</text:p>
          </table:table-cell>
          <table:table-cell office:value-type="float" office:value="6374000" calcext:value-type="float">
            <text:p>63740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AVERAGE([.A4:.CV4])" office:value-type="float" office:value="6271780" calcext:value-type="float">
            <text:p>6271780</text:p>
          </table:table-cell>
        </table:table-row>
        <table:table-row table:style-name="ro1">
          <table:table-cell office:value-type="float" office:value="6559000" calcext:value-type="float">
            <text:p>6559000</text:p>
          </table:table-cell>
          <table:table-cell office:value-type="float" office:value="6565000" calcext:value-type="float">
            <text:p>6565000</text:p>
          </table:table-cell>
          <table:table-cell office:value-type="float" office:value="6616000" calcext:value-type="float">
            <text:p>6616000</text:p>
          </table:table-cell>
          <table:table-cell office:value-type="float" office:value="6601000" calcext:value-type="float">
            <text:p>6601000</text:p>
          </table:table-cell>
          <table:table-cell office:value-type="float" office:value="6678000" calcext:value-type="float">
            <text:p>6678000</text:p>
          </table:table-cell>
          <table:table-cell office:value-type="float" office:value="6586000" calcext:value-type="float">
            <text:p>6586000</text:p>
          </table:table-cell>
          <table:table-cell office:value-type="float" office:value="6573000" calcext:value-type="float">
            <text:p>6573000</text:p>
          </table:table-cell>
          <table:table-cell office:value-type="float" office:value="6576000" calcext:value-type="float">
            <text:p>6576000</text:p>
          </table:table-cell>
          <table:table-cell office:value-type="float" office:value="6611000" calcext:value-type="float">
            <text:p>6611000</text:p>
          </table:table-cell>
          <table:table-cell office:value-type="float" office:value="6633000" calcext:value-type="float">
            <text:p>6633000</text:p>
          </table:table-cell>
          <table:table-cell office:value-type="float" office:value="6638000" calcext:value-type="float">
            <text:p>6638000</text:p>
          </table:table-cell>
          <table:table-cell office:value-type="float" office:value="6669000" calcext:value-type="float">
            <text:p>6669000</text:p>
          </table:table-cell>
          <table:table-cell office:value-type="float" office:value="6582000" calcext:value-type="float">
            <text:p>6582000</text:p>
          </table:table-cell>
          <table:table-cell office:value-type="float" office:value="6698000" calcext:value-type="float">
            <text:p>6698000</text:p>
          </table:table-cell>
          <table:table-cell office:value-type="float" office:value="6631000" calcext:value-type="float">
            <text:p>6631000</text:p>
          </table:table-cell>
          <table:table-cell office:value-type="float" office:value="6620000" calcext:value-type="float">
            <text:p>6620000</text:p>
          </table:table-cell>
          <table:table-cell office:value-type="float" office:value="6740000" calcext:value-type="float">
            <text:p>6740000</text:p>
          </table:table-cell>
          <table:table-cell office:value-type="float" office:value="6581000" calcext:value-type="float">
            <text:p>6581000</text:p>
          </table:table-cell>
          <table:table-cell office:value-type="float" office:value="6683000" calcext:value-type="float">
            <text:p>6683000</text:p>
          </table:table-cell>
          <table:table-cell office:value-type="float" office:value="6651000" calcext:value-type="float">
            <text:p>6651000</text:p>
          </table:table-cell>
          <table:table-cell office:value-type="float" office:value="6617000" calcext:value-type="float">
            <text:p>6617000</text:p>
          </table:table-cell>
          <table:table-cell office:value-type="float" office:value="6676000" calcext:value-type="float">
            <text:p>6676000</text:p>
          </table:table-cell>
          <table:table-cell office:value-type="float" office:value="6657000" calcext:value-type="float">
            <text:p>6657000</text:p>
          </table:table-cell>
          <table:table-cell office:value-type="float" office:value="6666000" calcext:value-type="float">
            <text:p>6666000</text:p>
          </table:table-cell>
          <table:table-cell office:value-type="float" office:value="6710000" calcext:value-type="float">
            <text:p>6710000</text:p>
          </table:table-cell>
          <table:table-cell office:value-type="float" office:value="6784000" calcext:value-type="float">
            <text:p>6784000</text:p>
          </table:table-cell>
          <table:table-cell office:value-type="float" office:value="6604000" calcext:value-type="float">
            <text:p>6604000</text:p>
          </table:table-cell>
          <table:table-cell office:value-type="float" office:value="6670000" calcext:value-type="float">
            <text:p>6670000</text:p>
          </table:table-cell>
          <table:table-cell office:value-type="float" office:value="6631000" calcext:value-type="float">
            <text:p>6631000</text:p>
          </table:table-cell>
          <table:table-cell office:value-type="float" office:value="6819000" calcext:value-type="float">
            <text:p>6819000</text:p>
          </table:table-cell>
          <table:table-cell office:value-type="float" office:value="6633000" calcext:value-type="float">
            <text:p>6633000</text:p>
          </table:table-cell>
          <table:table-cell office:value-type="float" office:value="6674000" calcext:value-type="float">
            <text:p>6674000</text:p>
          </table:table-cell>
          <table:table-cell office:value-type="float" office:value="6917000" calcext:value-type="float">
            <text:p>6917000</text:p>
          </table:table-cell>
          <table:table-cell office:value-type="float" office:value="6702000" calcext:value-type="float">
            <text:p>6702000</text:p>
          </table:table-cell>
          <table:table-cell office:value-type="float" office:value="4415000" calcext:value-type="float">
            <text:p>4415000</text:p>
          </table:table-cell>
          <table:table-cell office:value-type="float" office:value="6592000" calcext:value-type="float">
            <text:p>6592000</text:p>
          </table:table-cell>
          <table:table-cell office:value-type="float" office:value="6766000" calcext:value-type="float">
            <text:p>6766000</text:p>
          </table:table-cell>
          <table:table-cell office:value-type="float" office:value="6622000" calcext:value-type="float">
            <text:p>6622000</text:p>
          </table:table-cell>
          <table:table-cell office:value-type="float" office:value="6600000" calcext:value-type="float">
            <text:p>6600000</text:p>
          </table:table-cell>
          <table:table-cell office:value-type="float" office:value="6568000" calcext:value-type="float">
            <text:p>6568000</text:p>
          </table:table-cell>
          <table:table-cell office:value-type="float" office:value="6647000" calcext:value-type="float">
            <text:p>6647000</text:p>
          </table:table-cell>
          <table:table-cell office:value-type="float" office:value="6779000" calcext:value-type="float">
            <text:p>6779000</text:p>
          </table:table-cell>
          <table:table-cell office:value-type="float" office:value="6664000" calcext:value-type="float">
            <text:p>6664000</text:p>
          </table:table-cell>
          <table:table-cell office:value-type="float" office:value="6762000" calcext:value-type="float">
            <text:p>6762000</text:p>
          </table:table-cell>
          <table:table-cell office:value-type="float" office:value="6602000" calcext:value-type="float">
            <text:p>6602000</text:p>
          </table:table-cell>
          <table:table-cell office:value-type="float" office:value="6686000" calcext:value-type="float">
            <text:p>6686000</text:p>
          </table:table-cell>
          <table:table-cell office:value-type="float" office:value="6592000" calcext:value-type="float">
            <text:p>6592000</text:p>
          </table:table-cell>
          <table:table-cell office:value-type="float" office:value="6678000" calcext:value-type="float">
            <text:p>6678000</text:p>
          </table:table-cell>
          <table:table-cell office:value-type="float" office:value="6652000" calcext:value-type="float">
            <text:p>6652000</text:p>
          </table:table-cell>
          <table:table-cell office:value-type="float" office:value="6580000" calcext:value-type="float">
            <text:p>6580000</text:p>
          </table:table-cell>
          <table:table-cell office:value-type="float" office:value="6815000" calcext:value-type="float">
            <text:p>6815000</text:p>
          </table:table-cell>
          <table:table-cell office:value-type="float" office:value="6597000" calcext:value-type="float">
            <text:p>6597000</text:p>
          </table:table-cell>
          <table:table-cell office:value-type="float" office:value="6638000" calcext:value-type="float">
            <text:p>6638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639000" calcext:value-type="float">
            <text:p>6639000</text:p>
          </table:table-cell>
          <table:table-cell office:value-type="float" office:value="4444000" calcext:value-type="float">
            <text:p>4444000</text:p>
          </table:table-cell>
          <table:table-cell office:value-type="float" office:value="6616000" calcext:value-type="float">
            <text:p>6616000</text:p>
          </table:table-cell>
          <table:table-cell office:value-type="float" office:value="6605000" calcext:value-type="float">
            <text:p>6605000</text:p>
          </table:table-cell>
          <table:table-cell office:value-type="float" office:value="6622000" calcext:value-type="float">
            <text:p>6622000</text:p>
          </table:table-cell>
          <table:table-cell office:value-type="float" office:value="6687000" calcext:value-type="float">
            <text:p>6687000</text:p>
          </table:table-cell>
          <table:table-cell office:value-type="float" office:value="6624000" calcext:value-type="float">
            <text:p>6624000</text:p>
          </table:table-cell>
          <table:table-cell office:value-type="float" office:value="6605000" calcext:value-type="float">
            <text:p>6605000</text:p>
          </table:table-cell>
          <table:table-cell office:value-type="float" office:value="6595000" calcext:value-type="float">
            <text:p>6595000</text:p>
          </table:table-cell>
          <table:table-cell office:value-type="float" office:value="6592000" calcext:value-type="float">
            <text:p>6592000</text:p>
          </table:table-cell>
          <table:table-cell office:value-type="float" office:value="6619000" calcext:value-type="float">
            <text:p>6619000</text:p>
          </table:table-cell>
          <table:table-cell office:value-type="float" office:value="6738000" calcext:value-type="float">
            <text:p>6738000</text:p>
          </table:table-cell>
          <table:table-cell office:value-type="float" office:value="6697000" calcext:value-type="float">
            <text:p>6697000</text:p>
          </table:table-cell>
          <table:table-cell office:value-type="float" office:value="6753000" calcext:value-type="float">
            <text:p>6753000</text:p>
          </table:table-cell>
          <table:table-cell office:value-type="float" office:value="6641000" calcext:value-type="float">
            <text:p>6641000</text:p>
          </table:table-cell>
          <table:table-cell office:value-type="float" office:value="6682000" calcext:value-type="float">
            <text:p>6682000</text:p>
          </table:table-cell>
          <table:table-cell office:value-type="float" office:value="6681000" calcext:value-type="float">
            <text:p>6681000</text:p>
          </table:table-cell>
          <table:table-cell table:number-columns-repeated="2" office:value-type="float" office:value="6777000" calcext:value-type="float">
            <text:p>6777000</text:p>
          </table:table-cell>
          <table:table-cell office:value-type="float" office:value="6674000" calcext:value-type="float">
            <text:p>6674000</text:p>
          </table:table-cell>
          <table:table-cell office:value-type="float" office:value="6744000" calcext:value-type="float">
            <text:p>6744000</text:p>
          </table:table-cell>
          <table:table-cell office:value-type="float" office:value="6770000" calcext:value-type="float">
            <text:p>6770000</text:p>
          </table:table-cell>
          <table:table-cell office:value-type="float" office:value="6676000" calcext:value-type="float">
            <text:p>6676000</text:p>
          </table:table-cell>
          <table:table-cell office:value-type="float" office:value="6677000" calcext:value-type="float">
            <text:p>6677000</text:p>
          </table:table-cell>
          <table:table-cell office:value-type="float" office:value="6598000" calcext:value-type="float">
            <text:p>6598000</text:p>
          </table:table-cell>
          <table:table-cell office:value-type="float" office:value="6563000" calcext:value-type="float">
            <text:p>6563000</text:p>
          </table:table-cell>
          <table:table-cell office:value-type="float" office:value="6666000" calcext:value-type="float">
            <text:p>6666000</text:p>
          </table:table-cell>
          <table:table-cell office:value-type="float" office:value="6628000" calcext:value-type="float">
            <text:p>6628000</text:p>
          </table:table-cell>
          <table:table-cell office:value-type="float" office:value="6803000" calcext:value-type="float">
            <text:p>6803000</text:p>
          </table:table-cell>
          <table:table-cell office:value-type="float" office:value="6570000" calcext:value-type="float">
            <text:p>6570000</text:p>
          </table:table-cell>
          <table:table-cell office:value-type="float" office:value="6515000" calcext:value-type="float">
            <text:p>6515000</text:p>
          </table:table-cell>
          <table:table-cell office:value-type="float" office:value="6557000" calcext:value-type="float">
            <text:p>6557000</text:p>
          </table:table-cell>
          <table:table-cell office:value-type="float" office:value="6537000" calcext:value-type="float">
            <text:p>6537000</text:p>
          </table:table-cell>
          <table:table-cell office:value-type="float" office:value="6631000" calcext:value-type="float">
            <text:p>6631000</text:p>
          </table:table-cell>
          <table:table-cell office:value-type="float" office:value="6603000" calcext:value-type="float">
            <text:p>6603000</text:p>
          </table:table-cell>
          <table:table-cell office:value-type="float" office:value="6594000" calcext:value-type="float">
            <text:p>6594000</text:p>
          </table:table-cell>
          <table:table-cell office:value-type="float" office:value="6655000" calcext:value-type="float">
            <text:p>6655000</text:p>
          </table:table-cell>
          <table:table-cell office:value-type="float" office:value="6552000" calcext:value-type="float">
            <text:p>6552000</text:p>
          </table:table-cell>
          <table:table-cell office:value-type="float" office:value="4424000" calcext:value-type="float">
            <text:p>4424000</text:p>
          </table:table-cell>
          <table:table-cell office:value-type="float" office:value="6548000" calcext:value-type="float">
            <text:p>6548000</text:p>
          </table:table-cell>
          <table:table-cell office:value-type="float" office:value="6585000" calcext:value-type="float">
            <text:p>6585000</text:p>
          </table:table-cell>
          <table:table-cell office:value-type="float" office:value="6633000" calcext:value-type="float">
            <text:p>6633000</text:p>
          </table:table-cell>
          <table:table-cell office:value-type="float" office:value="6686000" calcext:value-type="float">
            <text:p>6686000</text:p>
          </table:table-cell>
          <table:table-cell office:value-type="float" office:value="6607000" calcext:value-type="float">
            <text:p>6607000</text:p>
          </table:table-cell>
          <table:table-cell office:value-type="float" office:value="6582000" calcext:value-type="float">
            <text:p>6582000</text:p>
          </table:table-cell>
          <table:table-cell office:value-type="float" office:value="6513000" calcext:value-type="float">
            <text:p>65130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AVERAGE([.A5:.CV5])" office:value-type="float" office:value="6581160" calcext:value-type="float">
            <text:p>6581160</text:p>
          </table:table-cell>
        </table:table-row>
        <table:table-row table:style-name="ro1">
          <table:table-cell office:value-type="float" office:value="4631000" calcext:value-type="float">
            <text:p>4631000</text:p>
          </table:table-cell>
          <table:table-cell office:value-type="float" office:value="6851000" calcext:value-type="float">
            <text:p>68510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7008000" calcext:value-type="float">
            <text:p>7008000</text:p>
          </table:table-cell>
          <table:table-cell office:value-type="float" office:value="6903000" calcext:value-type="float">
            <text:p>6903000</text:p>
          </table:table-cell>
          <table:table-cell office:value-type="float" office:value="7787000" calcext:value-type="float">
            <text:p>7787000</text:p>
          </table:table-cell>
          <table:table-cell office:value-type="float" office:value="7775000" calcext:value-type="float">
            <text:p>7775000</text:p>
          </table:table-cell>
          <table:table-cell office:value-type="float" office:value="7787000" calcext:value-type="float">
            <text:p>7787000</text:p>
          </table:table-cell>
          <table:table-cell office:value-type="float" office:value="7944000" calcext:value-type="float">
            <text:p>7944000</text:p>
          </table:table-cell>
          <table:table-cell office:value-type="float" office:value="7734000" calcext:value-type="float">
            <text:p>7734000</text:p>
          </table:table-cell>
          <table:table-cell office:value-type="float" office:value="7773000" calcext:value-type="float">
            <text:p>7773000</text:p>
          </table:table-cell>
          <table:table-cell office:value-type="float" office:value="7777000" calcext:value-type="float">
            <text:p>7777000</text:p>
          </table:table-cell>
          <table:table-cell office:value-type="float" office:value="7784000" calcext:value-type="float">
            <text:p>7784000</text:p>
          </table:table-cell>
          <table:table-cell office:value-type="float" office:value="7865000" calcext:value-type="float">
            <text:p>7865000</text:p>
          </table:table-cell>
          <table:table-cell office:value-type="float" office:value="7806000" calcext:value-type="float">
            <text:p>7806000</text:p>
          </table:table-cell>
          <table:table-cell office:value-type="float" office:value="7798000" calcext:value-type="float">
            <text:p>7798000</text:p>
          </table:table-cell>
          <table:table-cell office:value-type="float" office:value="7811000" calcext:value-type="float">
            <text:p>7811000</text:p>
          </table:table-cell>
          <table:table-cell office:value-type="float" office:value="7744000" calcext:value-type="float">
            <text:p>7744000</text:p>
          </table:table-cell>
          <table:table-cell office:value-type="float" office:value="7711000" calcext:value-type="float">
            <text:p>7711000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6735000" calcext:value-type="float">
            <text:p>6735000</text:p>
          </table:table-cell>
          <table:table-cell office:value-type="float" office:value="6864000" calcext:value-type="float">
            <text:p>6864000</text:p>
          </table:table-cell>
          <table:table-cell office:value-type="float" office:value="6842000" calcext:value-type="float">
            <text:p>6842000</text:p>
          </table:table-cell>
          <table:table-cell office:value-type="float" office:value="6861000" calcext:value-type="float">
            <text:p>6861000</text:p>
          </table:table-cell>
          <table:table-cell office:value-type="float" office:value="6811000" calcext:value-type="float">
            <text:p>6811000</text:p>
          </table:table-cell>
          <table:table-cell office:value-type="float" office:value="6957000" calcext:value-type="float">
            <text:p>6957000</text:p>
          </table:table-cell>
          <table:table-cell office:value-type="float" office:value="6779000" calcext:value-type="float">
            <text:p>6779000</text:p>
          </table:table-cell>
          <table:table-cell office:value-type="float" office:value="6830000" calcext:value-type="float">
            <text:p>6830000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6791000" calcext:value-type="float">
            <text:p>6791000</text:p>
          </table:table-cell>
          <table:table-cell office:value-type="float" office:value="6924000" calcext:value-type="float">
            <text:p>6924000</text:p>
          </table:table-cell>
          <table:table-cell office:value-type="float" office:value="6876000" calcext:value-type="float">
            <text:p>6876000</text:p>
          </table:table-cell>
          <table:table-cell office:value-type="float" office:value="6868000" calcext:value-type="float">
            <text:p>6868000</text:p>
          </table:table-cell>
          <table:table-cell table:number-columns-repeated="2" office:value-type="float" office:value="6827000" calcext:value-type="float">
            <text:p>6827000</text:p>
          </table:table-cell>
          <table:table-cell office:value-type="float" office:value="6852000" calcext:value-type="float">
            <text:p>6852000</text:p>
          </table:table-cell>
          <table:table-cell office:value-type="float" office:value="6874000" calcext:value-type="float">
            <text:p>6874000</text:p>
          </table:table-cell>
          <table:table-cell office:value-type="float" office:value="6774000" calcext:value-type="float">
            <text:p>6774000</text:p>
          </table:table-cell>
          <table:table-cell office:value-type="float" office:value="6775000" calcext:value-type="float">
            <text:p>6775000</text:p>
          </table:table-cell>
          <table:table-cell office:value-type="float" office:value="6743000" calcext:value-type="float">
            <text:p>6743000</text:p>
          </table:table-cell>
          <table:table-cell office:value-type="float" office:value="6870000" calcext:value-type="float">
            <text:p>6870000</text:p>
          </table:table-cell>
          <table:table-cell office:value-type="float" office:value="6810000" calcext:value-type="float">
            <text:p>6810000</text:p>
          </table:table-cell>
          <table:table-cell office:value-type="float" office:value="6633000" calcext:value-type="float">
            <text:p>6633000</text:p>
          </table:table-cell>
          <table:table-cell office:value-type="float" office:value="6702000" calcext:value-type="float">
            <text:p>6702000</text:p>
          </table:table-cell>
          <table:table-cell office:value-type="float" office:value="6514000" calcext:value-type="float">
            <text:p>6514000</text:p>
          </table:table-cell>
          <table:table-cell office:value-type="float" office:value="6540000" calcext:value-type="float">
            <text:p>6540000</text:p>
          </table:table-cell>
          <table:table-cell office:value-type="float" office:value="6646000" calcext:value-type="float">
            <text:p>6646000</text:p>
          </table:table-cell>
          <table:table-cell office:value-type="float" office:value="6536000" calcext:value-type="float">
            <text:p>6536000</text:p>
          </table:table-cell>
          <table:table-cell office:value-type="float" office:value="4366000" calcext:value-type="float">
            <text:p>4366000</text:p>
          </table:table-cell>
          <table:table-cell office:value-type="float" office:value="6761000" calcext:value-type="float">
            <text:p>6761000</text:p>
          </table:table-cell>
          <table:table-cell office:value-type="float" office:value="6558000" calcext:value-type="float">
            <text:p>6558000</text:p>
          </table:table-cell>
          <table:table-cell office:value-type="float" office:value="6561000" calcext:value-type="float">
            <text:p>6561000</text:p>
          </table:table-cell>
          <table:table-cell office:value-type="float" office:value="6604000" calcext:value-type="float">
            <text:p>6604000</text:p>
          </table:table-cell>
          <table:table-cell office:value-type="float" office:value="6805000" calcext:value-type="float">
            <text:p>6805000</text:p>
          </table:table-cell>
          <table:table-cell office:value-type="float" office:value="6613000" calcext:value-type="float">
            <text:p>6613000</text:p>
          </table:table-cell>
          <table:table-cell office:value-type="float" office:value="6620000" calcext:value-type="float">
            <text:p>6620000</text:p>
          </table:table-cell>
          <table:table-cell office:value-type="float" office:value="6739000" calcext:value-type="float">
            <text:p>6739000</text:p>
          </table:table-cell>
          <table:table-cell office:value-type="float" office:value="7106000" calcext:value-type="float">
            <text:p>7106000</text:p>
          </table:table-cell>
          <table:table-cell office:value-type="float" office:value="6576000" calcext:value-type="float">
            <text:p>6576000</text:p>
          </table:table-cell>
          <table:table-cell office:value-type="float" office:value="6853000" calcext:value-type="float">
            <text:p>6853000</text:p>
          </table:table-cell>
          <table:table-cell office:value-type="float" office:value="6585000" calcext:value-type="float">
            <text:p>6585000</text:p>
          </table:table-cell>
          <table:table-cell office:value-type="float" office:value="6593000" calcext:value-type="float">
            <text:p>6593000</text:p>
          </table:table-cell>
          <table:table-cell office:value-type="float" office:value="6690000" calcext:value-type="float">
            <text:p>6690000</text:p>
          </table:table-cell>
          <table:table-cell office:value-type="float" office:value="6733000" calcext:value-type="float">
            <text:p>6733000</text:p>
          </table:table-cell>
          <table:table-cell office:value-type="float" office:value="6707000" calcext:value-type="float">
            <text:p>6707000</text:p>
          </table:table-cell>
          <table:table-cell office:value-type="float" office:value="6688000" calcext:value-type="float">
            <text:p>6688000</text:p>
          </table:table-cell>
          <table:table-cell office:value-type="float" office:value="6569000" calcext:value-type="float">
            <text:p>6569000</text:p>
          </table:table-cell>
          <table:table-cell office:value-type="float" office:value="6690000" calcext:value-type="float">
            <text:p>6690000</text:p>
          </table:table-cell>
          <table:table-cell office:value-type="float" office:value="6693000" calcext:value-type="float">
            <text:p>6693000</text:p>
          </table:table-cell>
          <table:table-cell office:value-type="float" office:value="6590000" calcext:value-type="float">
            <text:p>6590000</text:p>
          </table:table-cell>
          <table:table-cell office:value-type="float" office:value="6643000" calcext:value-type="float">
            <text:p>6643000</text:p>
          </table:table-cell>
          <table:table-cell office:value-type="float" office:value="6933000" calcext:value-type="float">
            <text:p>6933000</text:p>
          </table:table-cell>
          <table:table-cell office:value-type="float" office:value="6885000" calcext:value-type="float">
            <text:p>6885000</text:p>
          </table:table-cell>
          <table:table-cell office:value-type="float" office:value="6927000" calcext:value-type="float">
            <text:p>6927000</text:p>
          </table:table-cell>
          <table:table-cell office:value-type="float" office:value="6929000" calcext:value-type="float">
            <text:p>6929000</text:p>
          </table:table-cell>
          <table:table-cell office:value-type="float" office:value="6874000" calcext:value-type="float">
            <text:p>6874000</text:p>
          </table:table-cell>
          <table:table-cell office:value-type="float" office:value="6941000" calcext:value-type="float">
            <text:p>6941000</text:p>
          </table:table-cell>
          <table:table-cell office:value-type="float" office:value="6873000" calcext:value-type="float">
            <text:p>6873000</text:p>
          </table:table-cell>
          <table:table-cell office:value-type="float" office:value="6920000" calcext:value-type="float">
            <text:p>6920000</text:p>
          </table:table-cell>
          <table:table-cell office:value-type="float" office:value="7010000" calcext:value-type="float">
            <text:p>7010000</text:p>
          </table:table-cell>
          <table:table-cell office:value-type="float" office:value="7037000" calcext:value-type="float">
            <text:p>7037000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6972000" calcext:value-type="float">
            <text:p>6972000</text:p>
          </table:table-cell>
          <table:table-cell office:value-type="float" office:value="6971000" calcext:value-type="float">
            <text:p>6971000</text:p>
          </table:table-cell>
          <table:table-cell office:value-type="float" office:value="4584000" calcext:value-type="float">
            <text:p>4584000</text:p>
          </table:table-cell>
          <table:table-cell office:value-type="float" office:value="6746000" calcext:value-type="float">
            <text:p>6746000</text:p>
          </table:table-cell>
          <table:table-cell office:value-type="float" office:value="6797000" calcext:value-type="float">
            <text:p>6797000</text:p>
          </table:table-cell>
          <table:table-cell office:value-type="float" office:value="6810000" calcext:value-type="float">
            <text:p>6810000</text:p>
          </table:table-cell>
          <table:table-cell office:value-type="float" office:value="6891000" calcext:value-type="float">
            <text:p>6891000</text:p>
          </table:table-cell>
          <table:table-cell office:value-type="float" office:value="6758000" calcext:value-type="float">
            <text:p>6758000</text:p>
          </table:table-cell>
          <table:table-cell office:value-type="float" office:value="6764000" calcext:value-type="float">
            <text:p>6764000</text:p>
          </table:table-cell>
          <table:table-cell office:value-type="float" office:value="6810000" calcext:value-type="float">
            <text:p>6810000</text:p>
          </table:table-cell>
          <table:table-cell office:value-type="float" office:value="6744000" calcext:value-type="float">
            <text:p>6744000</text:p>
          </table:table-cell>
          <table:table-cell office:value-type="float" office:value="6806000" calcext:value-type="float">
            <text:p>6806000</text:p>
          </table:table-cell>
          <table:table-cell office:value-type="float" office:value="6787000" calcext:value-type="float">
            <text:p>6787000</text:p>
          </table:table-cell>
          <table:table-cell office:value-type="float" office:value="6849000" calcext:value-type="float">
            <text:p>6849000</text:p>
          </table:table-cell>
          <table:table-cell office:value-type="float" office:value="6852000" calcext:value-type="float">
            <text:p>6852000</text:p>
          </table:table-cell>
          <table:table-cell office:value-type="float" office:value="6662000" calcext:value-type="float">
            <text:p>6662000</text:p>
          </table:table-cell>
          <table:table-cell office:value-type="float" office:value="6812000" calcext:value-type="float">
            <text:p>6812000</text:p>
          </table:table-cell>
          <table:table-cell office:value-type="float" office:value="6856000" calcext:value-type="float">
            <text:p>68560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A6:.CV6])" office:value-type="float" office:value="6862440" calcext:value-type="float">
            <text:p>6862440</text:p>
          </table:table-cell>
        </table:table-row>
        <table:table-row table:style-name="ro1">
          <table:table-cell office:value-type="float" office:value="7045000" calcext:value-type="float">
            <text:p>7045000</text:p>
          </table:table-cell>
          <table:table-cell office:value-type="float" office:value="6955000" calcext:value-type="float">
            <text:p>6955000</text:p>
          </table:table-cell>
          <table:table-cell office:value-type="float" office:value="7057000" calcext:value-type="float">
            <text:p>7057000</text:p>
          </table:table-cell>
          <table:table-cell office:value-type="float" office:value="7029000" calcext:value-type="float">
            <text:p>7029000</text:p>
          </table:table-cell>
          <table:table-cell office:value-type="float" office:value="7114000" calcext:value-type="float">
            <text:p>7114000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6987000" calcext:value-type="float">
            <text:p>6987000</text:p>
          </table:table-cell>
          <table:table-cell office:value-type="float" office:value="7048000" calcext:value-type="float">
            <text:p>7048000</text:p>
          </table:table-cell>
          <table:table-cell office:value-type="float" office:value="7141000" calcext:value-type="float">
            <text:p>7141000</text:p>
          </table:table-cell>
          <table:table-cell office:value-type="float" office:value="7036000" calcext:value-type="float">
            <text:p>7036000</text:p>
          </table:table-cell>
          <table:table-cell office:value-type="float" office:value="7079000" calcext:value-type="float">
            <text:p>7079000</text:p>
          </table:table-cell>
          <table:table-cell office:value-type="float" office:value="7329000" calcext:value-type="float">
            <text:p>7329000</text:p>
          </table:table-cell>
          <table:table-cell office:value-type="float" office:value="7963000" calcext:value-type="float">
            <text:p>7963000</text:p>
          </table:table-cell>
          <table:table-cell office:value-type="float" office:value="7982000" calcext:value-type="float">
            <text:p>7982000</text:p>
          </table:table-cell>
          <table:table-cell office:value-type="float" office:value="8019000" calcext:value-type="float">
            <text:p>8019000</text:p>
          </table:table-cell>
          <table:table-cell office:value-type="float" office:value="7873000" calcext:value-type="float">
            <text:p>7873000</text:p>
          </table:table-cell>
          <table:table-cell office:value-type="float" office:value="7870000" calcext:value-type="float">
            <text:p>7870000</text:p>
          </table:table-cell>
          <table:table-cell office:value-type="float" office:value="7957000" calcext:value-type="float">
            <text:p>7957000</text:p>
          </table:table-cell>
          <table:table-cell office:value-type="float" office:value="8020000" calcext:value-type="float">
            <text:p>8020000</text:p>
          </table:table-cell>
          <table:table-cell office:value-type="float" office:value="8117000" calcext:value-type="float">
            <text:p>8117000</text:p>
          </table:table-cell>
          <table:table-cell office:value-type="float" office:value="8020000" calcext:value-type="float">
            <text:p>8020000</text:p>
          </table:table-cell>
          <table:table-cell office:value-type="float" office:value="8098000" calcext:value-type="float">
            <text:p>8098000</text:p>
          </table:table-cell>
          <table:table-cell office:value-type="float" office:value="8044000" calcext:value-type="float">
            <text:p>8044000</text:p>
          </table:table-cell>
          <table:table-cell office:value-type="float" office:value="7994000" calcext:value-type="float">
            <text:p>7994000</text:p>
          </table:table-cell>
          <table:table-cell office:value-type="float" office:value="8214000" calcext:value-type="float">
            <text:p>8214000</text:p>
          </table:table-cell>
          <table:table-cell office:value-type="float" office:value="7187000" calcext:value-type="float">
            <text:p>7187000</text:p>
          </table:table-cell>
          <table:table-cell office:value-type="float" office:value="7064000" calcext:value-type="float">
            <text:p>7064000</text:p>
          </table:table-cell>
          <table:table-cell office:value-type="float" office:value="7171000" calcext:value-type="float">
            <text:p>7171000</text:p>
          </table:table-cell>
          <table:table-cell office:value-type="float" office:value="7126000" calcext:value-type="float">
            <text:p>7126000</text:p>
          </table:table-cell>
          <table:table-cell office:value-type="float" office:value="7284000" calcext:value-type="float">
            <text:p>7284000</text:p>
          </table:table-cell>
          <table:table-cell office:value-type="float" office:value="7145000" calcext:value-type="float">
            <text:p>7145000</text:p>
          </table:table-cell>
          <table:table-cell office:value-type="float" office:value="7106000" calcext:value-type="float">
            <text:p>7106000</text:p>
          </table:table-cell>
          <table:table-cell office:value-type="float" office:value="7260000" calcext:value-type="float">
            <text:p>7260000</text:p>
          </table:table-cell>
          <table:table-cell office:value-type="float" office:value="7177000" calcext:value-type="float">
            <text:p>7177000</text:p>
          </table:table-cell>
          <table:table-cell office:value-type="float" office:value="7108000" calcext:value-type="float">
            <text:p>7108000</text:p>
          </table:table-cell>
          <table:table-cell office:value-type="float" office:value="7088000" calcext:value-type="float">
            <text:p>7088000</text:p>
          </table:table-cell>
          <table:table-cell office:value-type="float" office:value="7122000" calcext:value-type="float">
            <text:p>7122000</text:p>
          </table:table-cell>
          <table:table-cell office:value-type="float" office:value="7098000" calcext:value-type="float">
            <text:p>7098000</text:p>
          </table:table-cell>
          <table:table-cell office:value-type="float" office:value="6982000" calcext:value-type="float">
            <text:p>6982000</text:p>
          </table:table-cell>
          <table:table-cell office:value-type="float" office:value="7097000" calcext:value-type="float">
            <text:p>7097000</text:p>
          </table:table-cell>
          <table:table-cell office:value-type="float" office:value="7063000" calcext:value-type="float">
            <text:p>7063000</text:p>
          </table:table-cell>
          <table:table-cell office:value-type="float" office:value="7020000" calcext:value-type="float">
            <text:p>7020000</text:p>
          </table:table-cell>
          <table:table-cell office:value-type="float" office:value="7078000" calcext:value-type="float">
            <text:p>7078000</text:p>
          </table:table-cell>
          <table:table-cell office:value-type="float" office:value="7067000" calcext:value-type="float">
            <text:p>7067000</text:p>
          </table:table-cell>
          <table:table-cell office:value-type="float" office:value="7622000" calcext:value-type="float">
            <text:p>7622000</text:p>
          </table:table-cell>
          <table:table-cell office:value-type="float" office:value="7652000" calcext:value-type="float">
            <text:p>7652000</text:p>
          </table:table-cell>
          <table:table-cell office:value-type="float" office:value="7640000" calcext:value-type="float">
            <text:p>7640000</text:p>
          </table:table-cell>
          <table:table-cell office:value-type="float" office:value="7765000" calcext:value-type="float">
            <text:p>7765000</text:p>
          </table:table-cell>
          <table:table-cell office:value-type="float" office:value="7539000" calcext:value-type="float">
            <text:p>7539000</text:p>
          </table:table-cell>
          <table:table-cell office:value-type="float" office:value="7616000" calcext:value-type="float">
            <text:p>7616000</text:p>
          </table:table-cell>
          <table:table-cell office:value-type="float" office:value="7530000" calcext:value-type="float">
            <text:p>7530000</text:p>
          </table:table-cell>
          <table:table-cell office:value-type="float" office:value="7688000" calcext:value-type="float">
            <text:p>7688000</text:p>
          </table:table-cell>
          <table:table-cell office:value-type="float" office:value="7636000" calcext:value-type="float">
            <text:p>7636000</text:p>
          </table:table-cell>
          <table:table-cell office:value-type="float" office:value="7551000" calcext:value-type="float">
            <text:p>7551000</text:p>
          </table:table-cell>
          <table:table-cell office:value-type="float" office:value="7607000" calcext:value-type="float">
            <text:p>7607000</text:p>
          </table:table-cell>
          <table:table-cell office:value-type="float" office:value="7591000" calcext:value-type="float">
            <text:p>7591000</text:p>
          </table:table-cell>
          <table:table-cell office:value-type="float" office:value="7808000" calcext:value-type="float">
            <text:p>7808000</text:p>
          </table:table-cell>
          <table:table-cell office:value-type="float" office:value="7241000" calcext:value-type="float">
            <text:p>7241000</text:p>
          </table:table-cell>
          <table:table-cell office:value-type="float" office:value="7603000" calcext:value-type="float">
            <text:p>7603000</text:p>
          </table:table-cell>
          <table:table-cell office:value-type="float" office:value="7331000" calcext:value-type="float">
            <text:p>7331000</text:p>
          </table:table-cell>
          <table:table-cell office:value-type="float" office:value="7197000" calcext:value-type="float">
            <text:p>7197000</text:p>
          </table:table-cell>
          <table:table-cell office:value-type="float" office:value="7173000" calcext:value-type="float">
            <text:p>7173000</text:p>
          </table:table-cell>
          <table:table-cell office:value-type="float" office:value="4755000" calcext:value-type="float">
            <text:p>4755000</text:p>
          </table:table-cell>
          <table:table-cell office:value-type="float" office:value="7130000" calcext:value-type="float">
            <text:p>7130000</text:p>
          </table:table-cell>
          <table:table-cell office:value-type="float" office:value="7115000" calcext:value-type="float">
            <text:p>7115000</text:p>
          </table:table-cell>
          <table:table-cell office:value-type="float" office:value="7139000" calcext:value-type="float">
            <text:p>7139000</text:p>
          </table:table-cell>
          <table:table-cell office:value-type="float" office:value="7180000" calcext:value-type="float">
            <text:p>7180000</text:p>
          </table:table-cell>
          <table:table-cell office:value-type="float" office:value="7294000" calcext:value-type="float">
            <text:p>7294000</text:p>
          </table:table-cell>
          <table:table-cell office:value-type="float" office:value="7210000" calcext:value-type="float">
            <text:p>7210000</text:p>
          </table:table-cell>
          <table:table-cell office:value-type="float" office:value="7195000" calcext:value-type="float">
            <text:p>7195000</text:p>
          </table:table-cell>
          <table:table-cell office:value-type="float" office:value="7158000" calcext:value-type="float">
            <text:p>7158000</text:p>
          </table:table-cell>
          <table:table-cell office:value-type="float" office:value="7051000" calcext:value-type="float">
            <text:p>7051000</text:p>
          </table:table-cell>
          <table:table-cell office:value-type="float" office:value="7173000" calcext:value-type="float">
            <text:p>7173000</text:p>
          </table:table-cell>
          <table:table-cell office:value-type="float" office:value="7223000" calcext:value-type="float">
            <text:p>7223000</text:p>
          </table:table-cell>
          <table:table-cell office:value-type="float" office:value="7139000" calcext:value-type="float">
            <text:p>7139000</text:p>
          </table:table-cell>
          <table:table-cell office:value-type="float" office:value="7070000" calcext:value-type="float">
            <text:p>7070000</text:p>
          </table:table-cell>
          <table:table-cell office:value-type="float" office:value="7337000" calcext:value-type="float">
            <text:p>7337000</text:p>
          </table:table-cell>
          <table:table-cell office:value-type="float" office:value="7062000" calcext:value-type="float">
            <text:p>7062000</text:p>
          </table:table-cell>
          <table:table-cell office:value-type="float" office:value="6976000" calcext:value-type="float">
            <text:p>6976000</text:p>
          </table:table-cell>
          <table:table-cell office:value-type="float" office:value="7147000" calcext:value-type="float">
            <text:p>7147000</text:p>
          </table:table-cell>
          <table:table-cell office:value-type="float" office:value="7169000" calcext:value-type="float">
            <text:p>7169000</text:p>
          </table:table-cell>
          <table:table-cell office:value-type="float" office:value="7082000" calcext:value-type="float">
            <text:p>7082000</text:p>
          </table:table-cell>
          <table:table-cell office:value-type="float" office:value="7117000" calcext:value-type="float">
            <text:p>7117000</text:p>
          </table:table-cell>
          <table:table-cell office:value-type="float" office:value="4755000" calcext:value-type="float">
            <text:p>4755000</text:p>
          </table:table-cell>
          <table:table-cell office:value-type="float" office:value="6994000" calcext:value-type="float">
            <text:p>6994000</text:p>
          </table:table-cell>
          <table:table-cell office:value-type="float" office:value="7016000" calcext:value-type="float">
            <text:p>7016000</text:p>
          </table:table-cell>
          <table:table-cell office:value-type="float" office:value="6924000" calcext:value-type="float">
            <text:p>6924000</text:p>
          </table:table-cell>
          <table:table-cell office:value-type="float" office:value="6936000" calcext:value-type="float">
            <text:p>6936000</text:p>
          </table:table-cell>
          <table:table-cell office:value-type="float" office:value="7032000" calcext:value-type="float">
            <text:p>7032000</text:p>
          </table:table-cell>
          <table:table-cell office:value-type="float" office:value="7295000" calcext:value-type="float">
            <text:p>7295000</text:p>
          </table:table-cell>
          <table:table-cell office:value-type="float" office:value="7699000" calcext:value-type="float">
            <text:p>7699000</text:p>
          </table:table-cell>
          <table:table-cell office:value-type="float" office:value="7689000" calcext:value-type="float">
            <text:p>7689000</text:p>
          </table:table-cell>
          <table:table-cell office:value-type="float" office:value="7845000" calcext:value-type="float">
            <text:p>7845000</text:p>
          </table:table-cell>
          <table:table-cell office:value-type="float" office:value="7634000" calcext:value-type="float">
            <text:p>7634000</text:p>
          </table:table-cell>
          <table:table-cell office:value-type="float" office:value="7713000" calcext:value-type="float">
            <text:p>7713000</text:p>
          </table:table-cell>
          <table:table-cell office:value-type="float" office:value="7672000" calcext:value-type="float">
            <text:p>7672000</text:p>
          </table:table-cell>
          <table:table-cell office:value-type="float" office:value="7723000" calcext:value-type="float">
            <text:p>7723000</text:p>
          </table:table-cell>
          <table:table-cell office:value-type="float" office:value="7775000" calcext:value-type="float">
            <text:p>7775000</text:p>
          </table:table-cell>
          <table:table-cell office:value-type="float" office:value="7791000" calcext:value-type="float">
            <text:p>7791000</text:p>
          </table:table-cell>
          <table:table-cell office:value-type="float" office:value="7746000" calcext:value-type="float">
            <text:p>774600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AVERAGE([.A7:.CV7])" office:value-type="float" office:value="7296350" calcext:value-type="float">
            <text:p>7296350</text:p>
          </table:table-cell>
        </table:table-row>
        <table:table-row table:style-name="ro1">
          <table:table-cell office:value-type="float" office:value="7056000" calcext:value-type="float">
            <text:p>7056000</text:p>
          </table:table-cell>
          <table:table-cell office:value-type="float" office:value="7041000" calcext:value-type="float">
            <text:p>7041000</text:p>
          </table:table-cell>
          <table:table-cell office:value-type="float" office:value="8436000" calcext:value-type="float">
            <text:p>8436000</text:p>
          </table:table-cell>
          <table:table-cell office:value-type="float" office:value="8432000" calcext:value-type="float">
            <text:p>8432000</text:p>
          </table:table-cell>
          <table:table-cell office:value-type="float" office:value="8468000" calcext:value-type="float">
            <text:p>8468000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8456000" calcext:value-type="float">
            <text:p>8456000</text:p>
          </table:table-cell>
          <table:table-cell office:value-type="float" office:value="8550000" calcext:value-type="float">
            <text:p>8550000</text:p>
          </table:table-cell>
          <table:table-cell office:value-type="float" office:value="8387000" calcext:value-type="float">
            <text:p>8387000</text:p>
          </table:table-cell>
          <table:table-cell office:value-type="float" office:value="8346000" calcext:value-type="float">
            <text:p>8346000</text:p>
          </table:table-cell>
          <table:table-cell office:value-type="float" office:value="8482000" calcext:value-type="float">
            <text:p>8482000</text:p>
          </table:table-cell>
          <table:table-cell office:value-type="float" office:value="8429000" calcext:value-type="float">
            <text:p>8429000</text:p>
          </table:table-cell>
          <table:table-cell office:value-type="float" office:value="8503000" calcext:value-type="float">
            <text:p>8503000</text:p>
          </table:table-cell>
          <table:table-cell office:value-type="float" office:value="8408000" calcext:value-type="float">
            <text:p>8408000</text:p>
          </table:table-cell>
          <table:table-cell office:value-type="float" office:value="8445000" calcext:value-type="float">
            <text:p>8445000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7159000" calcext:value-type="float">
            <text:p>7159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190000" calcext:value-type="float">
            <text:p>7190000</text:p>
          </table:table-cell>
          <table:table-cell office:value-type="float" office:value="7155000" calcext:value-type="float">
            <text:p>7155000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7088000" calcext:value-type="float">
            <text:p>7088000</text:p>
          </table:table-cell>
          <table:table-cell office:value-type="float" office:value="7098000" calcext:value-type="float">
            <text:p>7098000</text:p>
          </table:table-cell>
          <table:table-cell office:value-type="float" office:value="7057000" calcext:value-type="float">
            <text:p>7057000</text:p>
          </table:table-cell>
          <table:table-cell office:value-type="float" office:value="7182000" calcext:value-type="float">
            <text:p>7182000</text:p>
          </table:table-cell>
          <table:table-cell office:value-type="float" office:value="7059000" calcext:value-type="float">
            <text:p>7059000</text:p>
          </table:table-cell>
          <table:table-cell office:value-type="float" office:value="7097000" calcext:value-type="float">
            <text:p>7097000</text:p>
          </table:table-cell>
          <table:table-cell office:value-type="float" office:value="7184000" calcext:value-type="float">
            <text:p>7184000</text:p>
          </table:table-cell>
          <table:table-cell office:value-type="float" office:value="7631000" calcext:value-type="float">
            <text:p>7631000</text:p>
          </table:table-cell>
          <table:table-cell office:value-type="float" office:value="5094000" calcext:value-type="float">
            <text:p>5094000</text:p>
          </table:table-cell>
          <table:table-cell office:value-type="float" office:value="7614000" calcext:value-type="float">
            <text:p>7614000</text:p>
          </table:table-cell>
          <table:table-cell office:value-type="float" office:value="7696000" calcext:value-type="float">
            <text:p>7696000</text:p>
          </table:table-cell>
          <table:table-cell office:value-type="float" office:value="7756000" calcext:value-type="float">
            <text:p>7756000</text:p>
          </table:table-cell>
          <table:table-cell office:value-type="float" office:value="7698000" calcext:value-type="float">
            <text:p>7698000</text:p>
          </table:table-cell>
          <table:table-cell office:value-type="float" office:value="7784000" calcext:value-type="float">
            <text:p>7784000</text:p>
          </table:table-cell>
          <table:table-cell office:value-type="float" office:value="7735000" calcext:value-type="float">
            <text:p>7735000</text:p>
          </table:table-cell>
          <table:table-cell office:value-type="float" office:value="7637000" calcext:value-type="float">
            <text:p>7637000</text:p>
          </table:table-cell>
          <table:table-cell office:value-type="float" office:value="7650000" calcext:value-type="float">
            <text:p>7650000</text:p>
          </table:table-cell>
          <table:table-cell office:value-type="float" office:value="7682000" calcext:value-type="float">
            <text:p>7682000</text:p>
          </table:table-cell>
          <table:table-cell office:value-type="float" office:value="7729000" calcext:value-type="float">
            <text:p>7729000</text:p>
          </table:table-cell>
          <table:table-cell office:value-type="float" office:value="7644000" calcext:value-type="float">
            <text:p>7644000</text:p>
          </table:table-cell>
          <table:table-cell office:value-type="float" office:value="7683000" calcext:value-type="float">
            <text:p>7683000</text:p>
          </table:table-cell>
          <table:table-cell office:value-type="float" office:value="7564000" calcext:value-type="float">
            <text:p>7564000</text:p>
          </table:table-cell>
          <table:table-cell office:value-type="float" office:value="7618000" calcext:value-type="float">
            <text:p>7618000</text:p>
          </table:table-cell>
          <table:table-cell office:value-type="float" office:value="7537000" calcext:value-type="float">
            <text:p>7537000</text:p>
          </table:table-cell>
          <table:table-cell office:value-type="float" office:value="7530000" calcext:value-type="float">
            <text:p>7530000</text:p>
          </table:table-cell>
          <table:table-cell office:value-type="float" office:value="7646000" calcext:value-type="float">
            <text:p>7646000</text:p>
          </table:table-cell>
          <table:table-cell office:value-type="float" office:value="7745000" calcext:value-type="float">
            <text:p>7745000</text:p>
          </table:table-cell>
          <table:table-cell office:value-type="float" office:value="7738000" calcext:value-type="float">
            <text:p>7738000</text:p>
          </table:table-cell>
          <table:table-cell office:value-type="float" office:value="7714000" calcext:value-type="float">
            <text:p>7714000</text:p>
          </table:table-cell>
          <table:table-cell office:value-type="float" office:value="7752000" calcext:value-type="float">
            <text:p>7752000</text:p>
          </table:table-cell>
          <table:table-cell office:value-type="float" office:value="7677000" calcext:value-type="float">
            <text:p>7677000</text:p>
          </table:table-cell>
          <table:table-cell office:value-type="float" office:value="7668000" calcext:value-type="float">
            <text:p>7668000</text:p>
          </table:table-cell>
          <table:table-cell office:value-type="float" office:value="7747000" calcext:value-type="float">
            <text:p>7747000</text:p>
          </table:table-cell>
          <table:table-cell office:value-type="float" office:value="7647000" calcext:value-type="float">
            <text:p>7647000</text:p>
          </table:table-cell>
          <table:table-cell office:value-type="float" office:value="7882000" calcext:value-type="float">
            <text:p>7882000</text:p>
          </table:table-cell>
          <table:table-cell office:value-type="float" office:value="7674000" calcext:value-type="float">
            <text:p>7674000</text:p>
          </table:table-cell>
          <table:table-cell office:value-type="float" office:value="7859000" calcext:value-type="float">
            <text:p>7859000</text:p>
          </table:table-cell>
          <table:table-cell office:value-type="float" office:value="7224000" calcext:value-type="float">
            <text:p>7224000</text:p>
          </table:table-cell>
          <table:table-cell office:value-type="float" office:value="7458000" calcext:value-type="float">
            <text:p>7458000</text:p>
          </table:table-cell>
          <table:table-cell office:value-type="float" office:value="7396000" calcext:value-type="float">
            <text:p>7396000</text:p>
          </table:table-cell>
          <table:table-cell office:value-type="float" office:value="7474000" calcext:value-type="float">
            <text:p>7474000</text:p>
          </table:table-cell>
          <table:table-cell office:value-type="float" office:value="7304000" calcext:value-type="float">
            <text:p>7304000</text:p>
          </table:table-cell>
          <table:table-cell office:value-type="float" office:value="4832000" calcext:value-type="float">
            <text:p>4832000</text:p>
          </table:table-cell>
          <table:table-cell office:value-type="float" office:value="7372000" calcext:value-type="float">
            <text:p>7372000</text:p>
          </table:table-cell>
          <table:table-cell office:value-type="float" office:value="7289000" calcext:value-type="float">
            <text:p>7289000</text:p>
          </table:table-cell>
          <table:table-cell office:value-type="float" office:value="7269000" calcext:value-type="float">
            <text:p>7269000</text:p>
          </table:table-cell>
          <table:table-cell office:value-type="float" office:value="7280000" calcext:value-type="float">
            <text:p>7280000</text:p>
          </table:table-cell>
          <table:table-cell office:value-type="float" office:value="4842000" calcext:value-type="float">
            <text:p>4842000</text:p>
          </table:table-cell>
          <table:table-cell office:value-type="float" office:value="7246000" calcext:value-type="float">
            <text:p>7246000</text:p>
          </table:table-cell>
          <table:table-cell office:value-type="float" office:value="7261000" calcext:value-type="float">
            <text:p>7261000</text:p>
          </table:table-cell>
          <table:table-cell office:value-type="float" office:value="8616000" calcext:value-type="float">
            <text:p>8616000</text:p>
          </table:table-cell>
          <table:table-cell office:value-type="float" office:value="8652000" calcext:value-type="float">
            <text:p>8652000</text:p>
          </table:table-cell>
          <table:table-cell office:value-type="float" office:value="8621000" calcext:value-type="float">
            <text:p>8621000</text:p>
          </table:table-cell>
          <table:table-cell office:value-type="float" office:value="8596000" calcext:value-type="float">
            <text:p>8596000</text:p>
          </table:table-cell>
          <table:table-cell office:value-type="float" office:value="8516000" calcext:value-type="float">
            <text:p>8516000</text:p>
          </table:table-cell>
          <table:table-cell office:value-type="float" office:value="8604000" calcext:value-type="float">
            <text:p>8604000</text:p>
          </table:table-cell>
          <table:table-cell office:value-type="float" office:value="8638000" calcext:value-type="float">
            <text:p>8638000</text:p>
          </table:table-cell>
          <table:table-cell office:value-type="float" office:value="8599000" calcext:value-type="float">
            <text:p>8599000</text:p>
          </table:table-cell>
          <table:table-cell office:value-type="float" office:value="8670000" calcext:value-type="float">
            <text:p>8670000</text:p>
          </table:table-cell>
          <table:table-cell office:value-type="float" office:value="8687000" calcext:value-type="float">
            <text:p>8687000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8586000" calcext:value-type="float">
            <text:p>8586000</text:p>
          </table:table-cell>
          <table:table-cell office:value-type="float" office:value="8775000" calcext:value-type="float">
            <text:p>8775000</text:p>
          </table:table-cell>
          <table:table-cell office:value-type="float" office:value="7082000" calcext:value-type="float">
            <text:p>7082000</text:p>
          </table:table-cell>
          <table:table-cell office:value-type="float" office:value="6988000" calcext:value-type="float">
            <text:p>6988000</text:p>
          </table:table-cell>
          <table:table-cell office:value-type="float" office:value="7179000" calcext:value-type="float">
            <text:p>7179000</text:p>
          </table:table-cell>
          <table:table-cell office:value-type="float" office:value="7023000" calcext:value-type="float">
            <text:p>7023000</text:p>
          </table:table-cell>
          <table:table-cell office:value-type="float" office:value="7075000" calcext:value-type="float">
            <text:p>7075000</text:p>
          </table:table-cell>
          <table:table-cell office:value-type="float" office:value="7087000" calcext:value-type="float">
            <text:p>7087000</text:p>
          </table:table-cell>
          <table:table-cell office:value-type="float" office:value="7094000" calcext:value-type="float">
            <text:p>7094000</text:p>
          </table:table-cell>
          <table:table-cell office:value-type="float" office:value="7056000" calcext:value-type="float">
            <text:p>7056000</text:p>
          </table:table-cell>
          <table:table-cell office:value-type="float" office:value="6971000" calcext:value-type="float">
            <text:p>6971000</text:p>
          </table:table-cell>
          <table:table-cell office:value-type="float" office:value="7128000" calcext:value-type="float">
            <text:p>7128000</text:p>
          </table:table-cell>
          <table:table-cell office:value-type="float" office:value="7038000" calcext:value-type="float">
            <text:p>7038000</text:p>
          </table:table-cell>
          <table:table-cell office:value-type="float" office:value="7170000" calcext:value-type="float">
            <text:p>7170000</text:p>
          </table:table-cell>
          <table:table-cell office:value-type="float" office:value="6335000" calcext:value-type="float">
            <text:p>6335000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8577000" calcext:value-type="float">
            <text:p>8577000</text:p>
          </table:table-cell>
          <table:table-cell office:value-type="float" office:value="8245000" calcext:value-type="float">
            <text:p>824500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([.A8:.CV8])" office:value-type="float" office:value="7631580" calcext:value-type="float">
            <text:p>7631580</text:p>
          </table:table-cell>
        </table:table-row>
        <table:table-row table:style-name="ro1">
          <table:table-cell office:value-type="float" office:value="8797000" calcext:value-type="float">
            <text:p>8797000</text:p>
          </table:table-cell>
          <table:table-cell office:value-type="float" office:value="6368000" calcext:value-type="float">
            <text:p>6368000</text:p>
          </table:table-cell>
          <table:table-cell office:value-type="float" office:value="9021000" calcext:value-type="float">
            <text:p>9021000</text:p>
          </table:table-cell>
          <table:table-cell office:value-type="float" office:value="9282000" calcext:value-type="float">
            <text:p>9282000</text:p>
          </table:table-cell>
          <table:table-cell office:value-type="float" office:value="6103000" calcext:value-type="float">
            <text:p>6103000</text:p>
          </table:table-cell>
          <table:table-cell office:value-type="float" office:value="9109000" calcext:value-type="float">
            <text:p>9109000</text:p>
          </table:table-cell>
          <table:table-cell office:value-type="float" office:value="9043000" calcext:value-type="float">
            <text:p>9043000</text:p>
          </table:table-cell>
          <table:table-cell office:value-type="float" office:value="9157000" calcext:value-type="float">
            <text:p>9157000</text:p>
          </table:table-cell>
          <table:table-cell office:value-type="float" office:value="9130000" calcext:value-type="float">
            <text:p>9130000</text:p>
          </table:table-cell>
          <table:table-cell office:value-type="float" office:value="9133000" calcext:value-type="float">
            <text:p>9133000</text:p>
          </table:table-cell>
          <table:table-cell office:value-type="float" office:value="9048000" calcext:value-type="float">
            <text:p>9048000</text:p>
          </table:table-cell>
          <table:table-cell office:value-type="float" office:value="8984000" calcext:value-type="float">
            <text:p>8984000</text:p>
          </table:table-cell>
          <table:table-cell office:value-type="float" office:value="9044000" calcext:value-type="float">
            <text:p>9044000</text:p>
          </table:table-cell>
          <table:table-cell office:value-type="float" office:value="5936000" calcext:value-type="float">
            <text:p>5936000</text:p>
          </table:table-cell>
          <table:table-cell office:value-type="float" office:value="9079000" calcext:value-type="float">
            <text:p>9079000</text:p>
          </table:table-cell>
          <table:table-cell office:value-type="float" office:value="9065000" calcext:value-type="float">
            <text:p>9065000</text:p>
          </table:table-cell>
          <table:table-cell office:value-type="float" office:value="8916000" calcext:value-type="float">
            <text:p>8916000</text:p>
          </table:table-cell>
          <table:table-cell office:value-type="float" office:value="8990000" calcext:value-type="float">
            <text:p>8990000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9053000" calcext:value-type="float">
            <text:p>9053000</text:p>
          </table:table-cell>
          <table:table-cell office:value-type="float" office:value="8927000" calcext:value-type="float">
            <text:p>8927000</text:p>
          </table:table-cell>
          <table:table-cell office:value-type="float" office:value="9045000" calcext:value-type="float">
            <text:p>9045000</text:p>
          </table:table-cell>
          <table:table-cell office:value-type="float" office:value="8897000" calcext:value-type="float">
            <text:p>8897000</text:p>
          </table:table-cell>
          <table:table-cell office:value-type="float" office:value="8883000" calcext:value-type="float">
            <text:p>8883000</text:p>
          </table:table-cell>
          <table:table-cell office:value-type="float" office:value="8846000" calcext:value-type="float">
            <text:p>8846000</text:p>
          </table:table-cell>
          <table:table-cell office:value-type="float" office:value="8880000" calcext:value-type="float">
            <text:p>8880000</text:p>
          </table:table-cell>
          <table:table-cell office:value-type="float" office:value="8917000" calcext:value-type="float">
            <text:p>8917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9042000" calcext:value-type="float">
            <text:p>9042000</text:p>
          </table:table-cell>
          <table:table-cell office:value-type="float" office:value="8937000" calcext:value-type="float">
            <text:p>8937000</text:p>
          </table:table-cell>
          <table:table-cell office:value-type="float" office:value="8929000" calcext:value-type="float">
            <text:p>8929000</text:p>
          </table:table-cell>
          <table:table-cell office:value-type="float" office:value="8931000" calcext:value-type="float">
            <text:p>8931000</text:p>
          </table:table-cell>
          <table:table-cell office:value-type="float" office:value="8857000" calcext:value-type="float">
            <text:p>8857000</text:p>
          </table:table-cell>
          <table:table-cell office:value-type="float" office:value="9062000" calcext:value-type="float">
            <text:p>9062000</text:p>
          </table:table-cell>
          <table:table-cell office:value-type="float" office:value="8897000" calcext:value-type="float">
            <text:p>8897000</text:p>
          </table:table-cell>
          <table:table-cell office:value-type="float" office:value="8937000" calcext:value-type="float">
            <text:p>8937000</text:p>
          </table:table-cell>
          <table:table-cell office:value-type="float" office:value="5951000" calcext:value-type="float">
            <text:p>5951000</text:p>
          </table:table-cell>
          <table:table-cell office:value-type="float" office:value="8898000" calcext:value-type="float">
            <text:p>8898000</text:p>
          </table:table-cell>
          <table:table-cell office:value-type="float" office:value="8959000" calcext:value-type="float">
            <text:p>8959000</text:p>
          </table:table-cell>
          <table:table-cell office:value-type="float" office:value="8897000" calcext:value-type="float">
            <text:p>8897000</text:p>
          </table:table-cell>
          <table:table-cell office:value-type="float" office:value="9033000" calcext:value-type="float">
            <text:p>9033000</text:p>
          </table:table-cell>
          <table:table-cell office:value-type="float" office:value="9208000" calcext:value-type="float">
            <text:p>9208000</text:p>
          </table:table-cell>
          <table:table-cell office:value-type="float" office:value="8889000" calcext:value-type="float">
            <text:p>8889000</text:p>
          </table:table-cell>
          <table:table-cell office:value-type="float" office:value="8928000" calcext:value-type="float">
            <text:p>8928000</text:p>
          </table:table-cell>
          <table:table-cell office:value-type="float" office:value="8974000" calcext:value-type="float">
            <text:p>8974000</text:p>
          </table:table-cell>
          <table:table-cell office:value-type="float" office:value="8927000" calcext:value-type="float">
            <text:p>8927000</text:p>
          </table:table-cell>
          <table:table-cell office:value-type="float" office:value="8872000" calcext:value-type="float">
            <text:p>8872000</text:p>
          </table:table-cell>
          <table:table-cell office:value-type="float" office:value="8951000" calcext:value-type="float">
            <text:p>8951000</text:p>
          </table:table-cell>
          <table:table-cell office:value-type="float" office:value="8880000" calcext:value-type="float">
            <text:p>8880000</text:p>
          </table:table-cell>
          <table:table-cell office:value-type="float" office:value="8970000" calcext:value-type="float">
            <text:p>8970000</text:p>
          </table:table-cell>
          <table:table-cell office:value-type="float" office:value="8963000" calcext:value-type="float">
            <text:p>8963000</text:p>
          </table:table-cell>
          <table:table-cell office:value-type="float" office:value="5950000" calcext:value-type="float">
            <text:p>5950000</text:p>
          </table:table-cell>
          <table:table-cell office:value-type="float" office:value="8889000" calcext:value-type="float">
            <text:p>8889000</text:p>
          </table:table-cell>
          <table:table-cell office:value-type="float" office:value="9010000" calcext:value-type="float">
            <text:p>9010000</text:p>
          </table:table-cell>
          <table:table-cell office:value-type="float" office:value="9037000" calcext:value-type="float">
            <text:p>9037000</text:p>
          </table:table-cell>
          <table:table-cell office:value-type="float" office:value="9042000" calcext:value-type="float">
            <text:p>9042000</text:p>
          </table:table-cell>
          <table:table-cell office:value-type="float" office:value="8959000" calcext:value-type="float">
            <text:p>8959000</text:p>
          </table:table-cell>
          <table:table-cell office:value-type="float" office:value="8992000" calcext:value-type="float">
            <text:p>8992000</text:p>
          </table:table-cell>
          <table:table-cell office:value-type="float" office:value="8989000" calcext:value-type="float">
            <text:p>8989000</text:p>
          </table:table-cell>
          <table:table-cell office:value-type="float" office:value="9166000" calcext:value-type="float">
            <text:p>9166000</text:p>
          </table:table-cell>
          <table:table-cell office:value-type="float" office:value="8998000" calcext:value-type="float">
            <text:p>8998000</text:p>
          </table:table-cell>
          <table:table-cell office:value-type="float" office:value="8933000" calcext:value-type="float">
            <text:p>8933000</text:p>
          </table:table-cell>
          <table:table-cell office:value-type="float" office:value="8973000" calcext:value-type="float">
            <text:p>8973000</text:p>
          </table:table-cell>
          <table:table-cell office:value-type="float" office:value="8978000" calcext:value-type="float">
            <text:p>8978000</text:p>
          </table:table-cell>
          <table:table-cell office:value-type="float" office:value="8966000" calcext:value-type="float">
            <text:p>8966000</text:p>
          </table:table-cell>
          <table:table-cell office:value-type="float" office:value="6100000" calcext:value-type="float">
            <text:p>6100000</text:p>
          </table:table-cell>
          <table:table-cell office:value-type="float" office:value="9031000" calcext:value-type="float">
            <text:p>9031000</text:p>
          </table:table-cell>
          <table:table-cell office:value-type="float" office:value="9129000" calcext:value-type="float">
            <text:p>9129000</text:p>
          </table:table-cell>
          <table:table-cell office:value-type="float" office:value="6058000" calcext:value-type="float">
            <text:p>6058000</text:p>
          </table:table-cell>
          <table:table-cell office:value-type="float" office:value="6197000" calcext:value-type="float">
            <text:p>6197000</text:p>
          </table:table-cell>
          <table:table-cell office:value-type="float" office:value="5972000" calcext:value-type="float">
            <text:p>5972000</text:p>
          </table:table-cell>
          <table:table-cell office:value-type="float" office:value="6894000" calcext:value-type="float">
            <text:p>6894000</text:p>
          </table:table-cell>
          <table:table-cell office:value-type="float" office:value="6026000" calcext:value-type="float">
            <text:p>6026000</text:p>
          </table:table-cell>
          <table:table-cell office:value-type="float" office:value="6127000" calcext:value-type="float">
            <text:p>6127000</text:p>
          </table:table-cell>
          <table:table-cell office:value-type="float" office:value="6081000" calcext:value-type="float">
            <text:p>6081000</text:p>
          </table:table-cell>
          <table:table-cell office:value-type="float" office:value="9387000" calcext:value-type="float">
            <text:p>9387000</text:p>
          </table:table-cell>
          <table:table-cell office:value-type="float" office:value="9974000" calcext:value-type="float">
            <text:p>9974000</text:p>
          </table:table-cell>
          <table:table-cell office:value-type="float" office:value="6116000" calcext:value-type="float">
            <text:p>6116000</text:p>
          </table:table-cell>
          <table:table-cell office:value-type="float" office:value="8766000" calcext:value-type="float">
            <text:p>8766000</text:p>
          </table:table-cell>
          <table:table-cell office:value-type="float" office:value="8934000" calcext:value-type="float">
            <text:p>8934000</text:p>
          </table:table-cell>
          <table:table-cell office:value-type="float" office:value="9064000" calcext:value-type="float">
            <text:p>9064000</text:p>
          </table:table-cell>
          <table:table-cell office:value-type="float" office:value="9066000" calcext:value-type="float">
            <text:p>9066000</text:p>
          </table:table-cell>
          <table:table-cell office:value-type="float" office:value="5955000" calcext:value-type="float">
            <text:p>5955000</text:p>
          </table:table-cell>
          <table:table-cell office:value-type="float" office:value="8945000" calcext:value-type="float">
            <text:p>8945000</text:p>
          </table:table-cell>
          <table:table-cell office:value-type="float" office:value="8972000" calcext:value-type="float">
            <text:p>8972000</text:p>
          </table:table-cell>
          <table:table-cell office:value-type="float" office:value="8959000" calcext:value-type="float">
            <text:p>8959000</text:p>
          </table:table-cell>
          <table:table-cell office:value-type="float" office:value="9218000" calcext:value-type="float">
            <text:p>9218000</text:p>
          </table:table-cell>
          <table:table-cell office:value-type="float" office:value="9039000" calcext:value-type="float">
            <text:p>9039000</text:p>
          </table:table-cell>
          <table:table-cell office:value-type="float" office:value="9173000" calcext:value-type="float">
            <text:p>9173000</text:p>
          </table:table-cell>
          <table:table-cell office:value-type="float" office:value="8986000" calcext:value-type="float">
            <text:p>8986000</text:p>
          </table:table-cell>
          <table:table-cell office:value-type="float" office:value="5985000" calcext:value-type="float">
            <text:p>5985000</text:p>
          </table:table-cell>
          <table:table-cell office:value-type="float" office:value="5976000" calcext:value-type="float">
            <text:p>5976000</text:p>
          </table:table-cell>
          <table:table-cell office:value-type="float" office:value="5946000" calcext:value-type="float">
            <text:p>5946000</text:p>
          </table:table-cell>
          <table:table-cell office:value-type="float" office:value="8964000" calcext:value-type="float">
            <text:p>8964000</text:p>
          </table:table-cell>
          <table:table-cell office:value-type="float" office:value="9150000" calcext:value-type="float">
            <text:p>9150000</text:p>
          </table:table-cell>
          <table:table-cell office:value-type="float" office:value="9024000" calcext:value-type="float">
            <text:p>9024000</text:p>
          </table:table-cell>
          <table:table-cell office:value-type="float" office:value="8928000" calcext:value-type="float">
            <text:p>8928000</text:p>
          </table:table-cell>
          <table:table-cell office:value-type="float" office:value="8903000" calcext:value-type="float">
            <text:p>8903000</text:p>
          </table:table-cell>
          <table:table-cell office:value-type="float" office:value="9112000" calcext:value-type="float">
            <text:p>9112000</text:p>
          </table:table-cell>
          <table:table-cell office:value-type="float" office:value="5962000" calcext:value-type="float">
            <text:p>596200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AVERAGE([.A9:.CV9])" office:value-type="float" office:value="8456310" calcext:value-type="float">
            <text:p>8456310</text:p>
          </table:table-cell>
        </table:table-row>
        <table:table-row table:style-name="ro1">
          <table:table-cell office:value-type="float" office:value="9086000" calcext:value-type="float">
            <text:p>9086000</text:p>
          </table:table-cell>
          <table:table-cell office:value-type="float" office:value="6118000" calcext:value-type="float">
            <text:p>6118000</text:p>
          </table:table-cell>
          <table:table-cell office:value-type="float" office:value="8970000" calcext:value-type="float">
            <text:p>8970000</text:p>
          </table:table-cell>
          <table:table-cell office:value-type="float" office:value="5956000" calcext:value-type="float">
            <text:p>5956000</text:p>
          </table:table-cell>
          <table:table-cell office:value-type="float" office:value="5972000" calcext:value-type="float">
            <text:p>5972000</text:p>
          </table:table-cell>
          <table:table-cell office:value-type="float" office:value="6268000" calcext:value-type="float">
            <text:p>6268000</text:p>
          </table:table-cell>
          <table:table-cell office:value-type="float" office:value="6013000" calcext:value-type="float">
            <text:p>6013000</text:p>
          </table:table-cell>
          <table:table-cell office:value-type="float" office:value="6009000" calcext:value-type="float">
            <text:p>6009000</text:p>
          </table:table-cell>
          <table:table-cell office:value-type="float" office:value="8936000" calcext:value-type="float">
            <text:p>8936000</text:p>
          </table:table-cell>
          <table:table-cell office:value-type="float" office:value="7670000" calcext:value-type="float">
            <text:p>7670000</text:p>
          </table:table-cell>
          <table:table-cell office:value-type="float" office:value="9040000" calcext:value-type="float">
            <text:p>9040000</text:p>
          </table:table-cell>
          <table:table-cell office:value-type="float" office:value="9091000" calcext:value-type="float">
            <text:p>9091000</text:p>
          </table:table-cell>
          <table:table-cell office:value-type="float" office:value="6105000" calcext:value-type="float">
            <text:p>6105000</text:p>
          </table:table-cell>
          <table:table-cell office:value-type="float" office:value="6079000" calcext:value-type="float">
            <text:p>6079000</text:p>
          </table:table-cell>
          <table:table-cell office:value-type="float" office:value="9245000" calcext:value-type="float">
            <text:p>9245000</text:p>
          </table:table-cell>
          <table:table-cell office:value-type="float" office:value="9043000" calcext:value-type="float">
            <text:p>9043000</text:p>
          </table:table-cell>
          <table:table-cell office:value-type="float" office:value="9062000" calcext:value-type="float">
            <text:p>9062000</text:p>
          </table:table-cell>
          <table:table-cell office:value-type="float" office:value="8951000" calcext:value-type="float">
            <text:p>8951000</text:p>
          </table:table-cell>
          <table:table-cell office:value-type="float" office:value="6071000" calcext:value-type="float">
            <text:p>6071000</text:p>
          </table:table-cell>
          <table:table-cell office:value-type="float" office:value="9088000" calcext:value-type="float">
            <text:p>9088000</text:p>
          </table:table-cell>
          <table:table-cell office:value-type="float" office:value="5943000" calcext:value-type="float">
            <text:p>5943000</text:p>
          </table:table-cell>
          <table:table-cell table:number-columns-repeated="2" office:value-type="float" office:value="9079000" calcext:value-type="float">
            <text:p>9079000</text:p>
          </table:table-cell>
          <table:table-cell office:value-type="float" office:value="9061000" calcext:value-type="float">
            <text:p>9061000</text:p>
          </table:table-cell>
          <table:table-cell office:value-type="float" office:value="9235000" calcext:value-type="float">
            <text:p>9235000</text:p>
          </table:table-cell>
          <table:table-cell office:value-type="float" office:value="9219000" calcext:value-type="float">
            <text:p>9219000</text:p>
          </table:table-cell>
          <table:table-cell office:value-type="float" office:value="9165000" calcext:value-type="float">
            <text:p>9165000</text:p>
          </table:table-cell>
          <table:table-cell office:value-type="float" office:value="6155000" calcext:value-type="float">
            <text:p>6155000</text:p>
          </table:table-cell>
          <table:table-cell office:value-type="float" office:value="6090000" calcext:value-type="float">
            <text:p>6090000</text:p>
          </table:table-cell>
          <table:table-cell office:value-type="float" office:value="9252000" calcext:value-type="float">
            <text:p>9252000</text:p>
          </table:table-cell>
          <table:table-cell office:value-type="float" office:value="9183000" calcext:value-type="float">
            <text:p>9183000</text:p>
          </table:table-cell>
          <table:table-cell office:value-type="float" office:value="9153000" calcext:value-type="float">
            <text:p>9153000</text:p>
          </table:table-cell>
          <table:table-cell office:value-type="float" office:value="9210000" calcext:value-type="float">
            <text:p>9210000</text:p>
          </table:table-cell>
          <table:table-cell office:value-type="float" office:value="9136000" calcext:value-type="float">
            <text:p>9136000</text:p>
          </table:table-cell>
          <table:table-cell office:value-type="float" office:value="9129000" calcext:value-type="float">
            <text:p>9129000</text:p>
          </table:table-cell>
          <table:table-cell office:value-type="float" office:value="9167000" calcext:value-type="float">
            <text:p>9167000</text:p>
          </table:table-cell>
          <table:table-cell office:value-type="float" office:value="9150000" calcext:value-type="float">
            <text:p>9150000</text:p>
          </table:table-cell>
          <table:table-cell office:value-type="float" office:value="9211000" calcext:value-type="float">
            <text:p>9211000</text:p>
          </table:table-cell>
          <table:table-cell office:value-type="float" office:value="9163000" calcext:value-type="float">
            <text:p>9163000</text:p>
          </table:table-cell>
          <table:table-cell office:value-type="float" office:value="6158000" calcext:value-type="float">
            <text:p>6158000</text:p>
          </table:table-cell>
          <table:table-cell office:value-type="float" office:value="9073000" calcext:value-type="float">
            <text:p>9073000</text:p>
          </table:table-cell>
          <table:table-cell office:value-type="float" office:value="9377000" calcext:value-type="float">
            <text:p>9377000</text:p>
          </table:table-cell>
          <table:table-cell office:value-type="float" office:value="9157000" calcext:value-type="float">
            <text:p>9157000</text:p>
          </table:table-cell>
          <table:table-cell office:value-type="float" office:value="6460000" calcext:value-type="float">
            <text:p>6460000</text:p>
          </table:table-cell>
          <table:table-cell office:value-type="float" office:value="6106000" calcext:value-type="float">
            <text:p>6106000</text:p>
          </table:table-cell>
          <table:table-cell office:value-type="float" office:value="9440000" calcext:value-type="float">
            <text:p>9440000</text:p>
          </table:table-cell>
          <table:table-cell office:value-type="float" office:value="9092000" calcext:value-type="float">
            <text:p>9092000</text:p>
          </table:table-cell>
          <table:table-cell office:value-type="float" office:value="9248000" calcext:value-type="float">
            <text:p>9248000</text:p>
          </table:table-cell>
          <table:table-cell office:value-type="float" office:value="9413000" calcext:value-type="float">
            <text:p>9413000</text:p>
          </table:table-cell>
          <table:table-cell office:value-type="float" office:value="9375000" calcext:value-type="float">
            <text:p>9375000</text:p>
          </table:table-cell>
          <table:table-cell office:value-type="float" office:value="9326000" calcext:value-type="float">
            <text:p>9326000</text:p>
          </table:table-cell>
          <table:table-cell office:value-type="float" office:value="9403000" calcext:value-type="float">
            <text:p>9403000</text:p>
          </table:table-cell>
          <table:table-cell office:value-type="float" office:value="9449000" calcext:value-type="float">
            <text:p>9449000</text:p>
          </table:table-cell>
          <table:table-cell office:value-type="float" office:value="9251000" calcext:value-type="float">
            <text:p>9251000</text:p>
          </table:table-cell>
          <table:table-cell office:value-type="float" office:value="9421000" calcext:value-type="float">
            <text:p>9421000</text:p>
          </table:table-cell>
          <table:table-cell office:value-type="float" office:value="9485000" calcext:value-type="float">
            <text:p>9485000</text:p>
          </table:table-cell>
          <table:table-cell office:value-type="float" office:value="9370000" calcext:value-type="float">
            <text:p>9370000</text:p>
          </table:table-cell>
          <table:table-cell office:value-type="float" office:value="9427000" calcext:value-type="float">
            <text:p>9427000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6160000" calcext:value-type="float">
            <text:p>6160000</text:p>
          </table:table-cell>
          <table:table-cell office:value-type="float" office:value="9033000" calcext:value-type="float">
            <text:p>9033000</text:p>
          </table:table-cell>
          <table:table-cell office:value-type="float" office:value="9197000" calcext:value-type="float">
            <text:p>9197000</text:p>
          </table:table-cell>
          <table:table-cell office:value-type="float" office:value="6212000" calcext:value-type="float">
            <text:p>6212000</text:p>
          </table:table-cell>
          <table:table-cell office:value-type="float" office:value="9163000" calcext:value-type="float">
            <text:p>9163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9616000" calcext:value-type="float">
            <text:p>9616000</text:p>
          </table:table-cell>
          <table:table-cell office:value-type="float" office:value="9108000" calcext:value-type="float">
            <text:p>9108000</text:p>
          </table:table-cell>
          <table:table-cell office:value-type="float" office:value="6132000" calcext:value-type="float">
            <text:p>6132000</text:p>
          </table:table-cell>
          <table:table-cell office:value-type="float" office:value="9256000" calcext:value-type="float">
            <text:p>9256000</text:p>
          </table:table-cell>
          <table:table-cell office:value-type="float" office:value="6091000" calcext:value-type="float">
            <text:p>6091000</text:p>
          </table:table-cell>
          <table:table-cell office:value-type="float" office:value="9106000" calcext:value-type="float">
            <text:p>9106000</text:p>
          </table:table-cell>
          <table:table-cell office:value-type="float" office:value="9137000" calcext:value-type="float">
            <text:p>9137000</text:p>
          </table:table-cell>
          <table:table-cell office:value-type="float" office:value="9059000" calcext:value-type="float">
            <text:p>9059000</text:p>
          </table:table-cell>
          <table:table-cell office:value-type="float" office:value="9164000" calcext:value-type="float">
            <text:p>9164000</text:p>
          </table:table-cell>
          <table:table-cell office:value-type="float" office:value="8946000" calcext:value-type="float">
            <text:p>8946000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6039000" calcext:value-type="float">
            <text:p>6039000</text:p>
          </table:table-cell>
          <table:table-cell office:value-type="float" office:value="9011000" calcext:value-type="float">
            <text:p>9011000</text:p>
          </table:table-cell>
          <table:table-cell office:value-type="float" office:value="8987000" calcext:value-type="float">
            <text:p>8987000</text:p>
          </table:table-cell>
          <table:table-cell office:value-type="float" office:value="9016000" calcext:value-type="float">
            <text:p>9016000</text:p>
          </table:table-cell>
          <table:table-cell office:value-type="float" office:value="8947000" calcext:value-type="float">
            <text:p>8947000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8907000" calcext:value-type="float">
            <text:p>8907000</text:p>
          </table:table-cell>
          <table:table-cell office:value-type="float" office:value="9011000" calcext:value-type="float">
            <text:p>9011000</text:p>
          </table:table-cell>
          <table:table-cell office:value-type="float" office:value="9259000" calcext:value-type="float">
            <text:p>9259000</text:p>
          </table:table-cell>
          <table:table-cell office:value-type="float" office:value="9205000" calcext:value-type="float">
            <text:p>9205000</text:p>
          </table:table-cell>
          <table:table-cell office:value-type="float" office:value="6828000" calcext:value-type="float">
            <text:p>6828000</text:p>
          </table:table-cell>
          <table:table-cell office:value-type="float" office:value="9340000" calcext:value-type="float">
            <text:p>9340000</text:p>
          </table:table-cell>
          <table:table-cell office:value-type="float" office:value="9165000" calcext:value-type="float">
            <text:p>9165000</text:p>
          </table:table-cell>
          <table:table-cell office:value-type="float" office:value="9217000" calcext:value-type="float">
            <text:p>9217000</text:p>
          </table:table-cell>
          <table:table-cell office:value-type="float" office:value="9207000" calcext:value-type="float">
            <text:p>9207000</text:p>
          </table:table-cell>
          <table:table-cell office:value-type="float" office:value="9267000" calcext:value-type="float">
            <text:p>9267000</text:p>
          </table:table-cell>
          <table:table-cell office:value-type="float" office:value="6145000" calcext:value-type="float">
            <text:p>6145000</text:p>
          </table:table-cell>
          <table:table-cell office:value-type="float" office:value="6181000" calcext:value-type="float">
            <text:p>6181000</text:p>
          </table:table-cell>
          <table:table-cell office:value-type="float" office:value="9438000" calcext:value-type="float">
            <text:p>9438000</text:p>
          </table:table-cell>
          <table:table-cell office:value-type="float" office:value="9211000" calcext:value-type="float">
            <text:p>9211000</text:p>
          </table:table-cell>
          <table:table-cell office:value-type="float" office:value="9238000" calcext:value-type="float">
            <text:p>9238000</text:p>
          </table:table-cell>
          <table:table-cell office:value-type="float" office:value="9197000" calcext:value-type="float">
            <text:p>9197000</text:p>
          </table:table-cell>
          <table:table-cell office:value-type="float" office:value="9169000" calcext:value-type="float">
            <text:p>9169000</text:p>
          </table:table-cell>
          <table:table-cell office:value-type="float" office:value="9176000" calcext:value-type="float">
            <text:p>91760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AVERAGE([.A10:.CV10])" office:value-type="float" office:value="8405220" calcext:value-type="float">
            <text:p>8405220</text:p>
          </table:table-cell>
        </table:table-row>
        <table:table-row table:style-name="ro1">
          <table:table-cell office:value-type="float" office:value="6441000" calcext:value-type="float">
            <text:p>6441000</text:p>
          </table:table-cell>
          <table:table-cell office:value-type="float" office:value="9620000" calcext:value-type="float">
            <text:p>9620000</text:p>
          </table:table-cell>
          <table:table-cell office:value-type="float" office:value="9753000" calcext:value-type="float">
            <text:p>9753000</text:p>
          </table:table-cell>
          <table:table-cell office:value-type="float" office:value="9652000" calcext:value-type="float">
            <text:p>9652000</text:p>
          </table:table-cell>
          <table:table-cell office:value-type="float" office:value="7657000" calcext:value-type="float">
            <text:p>7657000</text:p>
          </table:table-cell>
          <table:table-cell office:value-type="float" office:value="9844000" calcext:value-type="float">
            <text:p>9844000</text:p>
          </table:table-cell>
          <table:table-cell office:value-type="float" office:value="9666000" calcext:value-type="float">
            <text:p>9666000</text:p>
          </table:table-cell>
          <table:table-cell office:value-type="float" office:value="9717000" calcext:value-type="float">
            <text:p>9717000</text:p>
          </table:table-cell>
          <table:table-cell office:value-type="float" office:value="9282000" calcext:value-type="float">
            <text:p>9282000</text:p>
          </table:table-cell>
          <table:table-cell office:value-type="float" office:value="9324000" calcext:value-type="float">
            <text:p>9324000</text:p>
          </table:table-cell>
          <table:table-cell office:value-type="float" office:value="9332000" calcext:value-type="float">
            <text:p>9332000</text:p>
          </table:table-cell>
          <table:table-cell office:value-type="float" office:value="9538000" calcext:value-type="float">
            <text:p>9538000</text:p>
          </table:table-cell>
          <table:table-cell office:value-type="float" office:value="9377000" calcext:value-type="float">
            <text:p>9377000</text:p>
          </table:table-cell>
          <table:table-cell office:value-type="float" office:value="9349000" calcext:value-type="float">
            <text:p>9349000</text:p>
          </table:table-cell>
          <table:table-cell office:value-type="float" office:value="9455000" calcext:value-type="float">
            <text:p>9455000</text:p>
          </table:table-cell>
          <table:table-cell office:value-type="float" office:value="9447000" calcext:value-type="float">
            <text:p>9447000</text:p>
          </table:table-cell>
          <table:table-cell office:value-type="float" office:value="6360000" calcext:value-type="float">
            <text:p>6360000</text:p>
          </table:table-cell>
          <table:table-cell office:value-type="float" office:value="9430000" calcext:value-type="float">
            <text:p>9430000</text:p>
          </table:table-cell>
          <table:table-cell office:value-type="float" office:value="9202000" calcext:value-type="float">
            <text:p>9202000</text:p>
          </table:table-cell>
          <table:table-cell office:value-type="float" office:value="9360000" calcext:value-type="float">
            <text:p>9360000</text:p>
          </table:table-cell>
          <table:table-cell office:value-type="float" office:value="9203000" calcext:value-type="float">
            <text:p>9203000</text:p>
          </table:table-cell>
          <table:table-cell office:value-type="float" office:value="9153000" calcext:value-type="float">
            <text:p>9153000</text:p>
          </table:table-cell>
          <table:table-cell office:value-type="float" office:value="9353000" calcext:value-type="float">
            <text:p>9353000</text:p>
          </table:table-cell>
          <table:table-cell office:value-type="float" office:value="9251000" calcext:value-type="float">
            <text:p>9251000</text:p>
          </table:table-cell>
          <table:table-cell office:value-type="float" office:value="9267000" calcext:value-type="float">
            <text:p>9267000</text:p>
          </table:table-cell>
          <table:table-cell office:value-type="float" office:value="9243000" calcext:value-type="float">
            <text:p>9243000</text:p>
          </table:table-cell>
          <table:table-cell office:value-type="float" office:value="9200000" calcext:value-type="float">
            <text:p>9200000</text:p>
          </table:table-cell>
          <table:table-cell office:value-type="float" office:value="9137000" calcext:value-type="float">
            <text:p>9137000</text:p>
          </table:table-cell>
          <table:table-cell office:value-type="float" office:value="9541000" calcext:value-type="float">
            <text:p>9541000</text:p>
          </table:table-cell>
          <table:table-cell office:value-type="float" office:value="9391000" calcext:value-type="float">
            <text:p>9391000</text:p>
          </table:table-cell>
          <table:table-cell office:value-type="float" office:value="9506000" calcext:value-type="float">
            <text:p>9506000</text:p>
          </table:table-cell>
          <table:table-cell office:value-type="float" office:value="9452000" calcext:value-type="float">
            <text:p>9452000</text:p>
          </table:table-cell>
          <table:table-cell office:value-type="float" office:value="9486000" calcext:value-type="float">
            <text:p>9486000</text:p>
          </table:table-cell>
          <table:table-cell office:value-type="float" office:value="9286000" calcext:value-type="float">
            <text:p>9286000</text:p>
          </table:table-cell>
          <table:table-cell office:value-type="float" office:value="6327000" calcext:value-type="float">
            <text:p>6327000</text:p>
          </table:table-cell>
          <table:table-cell office:value-type="float" office:value="9482000" calcext:value-type="float">
            <text:p>9482000</text:p>
          </table:table-cell>
          <table:table-cell office:value-type="float" office:value="9445000" calcext:value-type="float">
            <text:p>9445000</text:p>
          </table:table-cell>
          <table:table-cell office:value-type="float" office:value="9363000" calcext:value-type="float">
            <text:p>9363000</text:p>
          </table:table-cell>
          <table:table-cell office:value-type="float" office:value="9301000" calcext:value-type="float">
            <text:p>9301000</text:p>
          </table:table-cell>
          <table:table-cell office:value-type="float" office:value="6118000" calcext:value-type="float">
            <text:p>6118000</text:p>
          </table:table-cell>
          <table:table-cell office:value-type="float" office:value="9320000" calcext:value-type="float">
            <text:p>9320000</text:p>
          </table:table-cell>
          <table:table-cell office:value-type="float" office:value="9391000" calcext:value-type="float">
            <text:p>9391000</text:p>
          </table:table-cell>
          <table:table-cell office:value-type="float" office:value="9552000" calcext:value-type="float">
            <text:p>9552000</text:p>
          </table:table-cell>
          <table:table-cell office:value-type="float" office:value="6193000" calcext:value-type="float">
            <text:p>6193000</text:p>
          </table:table-cell>
          <table:table-cell office:value-type="float" office:value="9296000" calcext:value-type="float">
            <text:p>9296000</text:p>
          </table:table-cell>
          <table:table-cell office:value-type="float" office:value="9399000" calcext:value-type="float">
            <text:p>9399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6225000" calcext:value-type="float">
            <text:p>6225000</text:p>
          </table:table-cell>
          <table:table-cell office:value-type="float" office:value="9748000" calcext:value-type="float">
            <text:p>9748000</text:p>
          </table:table-cell>
          <table:table-cell office:value-type="float" office:value="6222000" calcext:value-type="float">
            <text:p>6222000</text:p>
          </table:table-cell>
          <table:table-cell office:value-type="float" office:value="9324000" calcext:value-type="float">
            <text:p>9324000</text:p>
          </table:table-cell>
          <table:table-cell office:value-type="float" office:value="9455000" calcext:value-type="float">
            <text:p>9455000</text:p>
          </table:table-cell>
          <table:table-cell office:value-type="float" office:value="9350000" calcext:value-type="float">
            <text:p>9350000</text:p>
          </table:table-cell>
          <table:table-cell office:value-type="float" office:value="9344000" calcext:value-type="float">
            <text:p>9344000</text:p>
          </table:table-cell>
          <table:table-cell office:value-type="float" office:value="9447000" calcext:value-type="float">
            <text:p>9447000</text:p>
          </table:table-cell>
          <table:table-cell office:value-type="float" office:value="9376000" calcext:value-type="float">
            <text:p>9376000</text:p>
          </table:table-cell>
          <table:table-cell office:value-type="float" office:value="9446000" calcext:value-type="float">
            <text:p>9446000</text:p>
          </table:table-cell>
          <table:table-cell office:value-type="float" office:value="9287000" calcext:value-type="float">
            <text:p>9287000</text:p>
          </table:table-cell>
          <table:table-cell office:value-type="float" office:value="9274000" calcext:value-type="float">
            <text:p>9274000</text:p>
          </table:table-cell>
          <table:table-cell office:value-type="float" office:value="9196000" calcext:value-type="float">
            <text:p>9196000</text:p>
          </table:table-cell>
          <table:table-cell office:value-type="float" office:value="9267000" calcext:value-type="float">
            <text:p>9267000</text:p>
          </table:table-cell>
          <table:table-cell office:value-type="float" office:value="9217000" calcext:value-type="float">
            <text:p>9217000</text:p>
          </table:table-cell>
          <table:table-cell office:value-type="float" office:value="9249000" calcext:value-type="float">
            <text:p>9249000</text:p>
          </table:table-cell>
          <table:table-cell office:value-type="float" office:value="6142000" calcext:value-type="float">
            <text:p>6142000</text:p>
          </table:table-cell>
          <table:table-cell office:value-type="float" office:value="9487000" calcext:value-type="float">
            <text:p>9487000</text:p>
          </table:table-cell>
          <table:table-cell office:value-type="float" office:value="9322000" calcext:value-type="float">
            <text:p>9322000</text:p>
          </table:table-cell>
          <table:table-cell office:value-type="float" office:value="6313000" calcext:value-type="float">
            <text:p>6313000</text:p>
          </table:table-cell>
          <table:table-cell office:value-type="float" office:value="9369000" calcext:value-type="float">
            <text:p>9369000</text:p>
          </table:table-cell>
          <table:table-cell office:value-type="float" office:value="8298000" calcext:value-type="float">
            <text:p>8298000</text:p>
          </table:table-cell>
          <table:table-cell office:value-type="float" office:value="9401000" calcext:value-type="float">
            <text:p>9401000</text:p>
          </table:table-cell>
          <table:table-cell office:value-type="float" office:value="9450000" calcext:value-type="float">
            <text:p>9450000</text:p>
          </table:table-cell>
          <table:table-cell office:value-type="float" office:value="9363000" calcext:value-type="float">
            <text:p>9363000</text:p>
          </table:table-cell>
          <table:table-cell office:value-type="float" office:value="9457000" calcext:value-type="float">
            <text:p>9457000</text:p>
          </table:table-cell>
          <table:table-cell office:value-type="float" office:value="9579000" calcext:value-type="float">
            <text:p>9579000</text:p>
          </table:table-cell>
          <table:table-cell office:value-type="float" office:value="9543000" calcext:value-type="float">
            <text:p>954300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9434000" calcext:value-type="float">
            <text:p>9434000</text:p>
          </table:table-cell>
          <table:table-cell office:value-type="float" office:value="9340000" calcext:value-type="float">
            <text:p>9340000</text:p>
          </table:table-cell>
          <table:table-cell office:value-type="float" office:value="9263000" calcext:value-type="float">
            <text:p>9263000</text:p>
          </table:table-cell>
          <table:table-cell office:value-type="float" office:value="9306000" calcext:value-type="float">
            <text:p>9306000</text:p>
          </table:table-cell>
          <table:table-cell office:value-type="float" office:value="9317000" calcext:value-type="float">
            <text:p>9317000</text:p>
          </table:table-cell>
          <table:table-cell office:value-type="float" office:value="9291000" calcext:value-type="float">
            <text:p>9291000</text:p>
          </table:table-cell>
          <table:table-cell office:value-type="float" office:value="9309000" calcext:value-type="float">
            <text:p>9309000</text:p>
          </table:table-cell>
          <table:table-cell office:value-type="float" office:value="9318000" calcext:value-type="float">
            <text:p>9318000</text:p>
          </table:table-cell>
          <table:table-cell office:value-type="float" office:value="9301000" calcext:value-type="float">
            <text:p>9301000</text:p>
          </table:table-cell>
          <table:table-cell office:value-type="float" office:value="6221000" calcext:value-type="float">
            <text:p>6221000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6283000" calcext:value-type="float">
            <text:p>6283000</text:p>
          </table:table-cell>
          <table:table-cell office:value-type="float" office:value="9445000" calcext:value-type="float">
            <text:p>9445000</text:p>
          </table:table-cell>
          <table:table-cell office:value-type="float" office:value="9378000" calcext:value-type="float">
            <text:p>9378000</text:p>
          </table:table-cell>
          <table:table-cell office:value-type="float" office:value="9415000" calcext:value-type="float">
            <text:p>9415000</text:p>
          </table:table-cell>
          <table:table-cell office:value-type="float" office:value="9511000" calcext:value-type="float">
            <text:p>9511000</text:p>
          </table:table-cell>
          <table:table-cell office:value-type="float" office:value="9438000" calcext:value-type="float">
            <text:p>9438000</text:p>
          </table:table-cell>
          <table:table-cell office:value-type="float" office:value="9384000" calcext:value-type="float">
            <text:p>9384000</text:p>
          </table:table-cell>
          <table:table-cell office:value-type="float" office:value="6330000" calcext:value-type="float">
            <text:p>6330000</text:p>
          </table:table-cell>
          <table:table-cell office:value-type="float" office:value="9414000" calcext:value-type="float">
            <text:p>9414000</text:p>
          </table:table-cell>
          <table:table-cell office:value-type="float" office:value="9413000" calcext:value-type="float">
            <text:p>9413000</text:p>
          </table:table-cell>
          <table:table-cell office:value-type="float" office:value="9393000" calcext:value-type="float">
            <text:p>9393000</text:p>
          </table:table-cell>
          <table:table-cell office:value-type="float" office:value="9319000" calcext:value-type="float">
            <text:p>9319000</text:p>
          </table:table-cell>
          <table:table-cell office:value-type="float" office:value="9446000" calcext:value-type="float">
            <text:p>944600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AVERAGE([.A11:.CV11])" office:value-type="float" office:value="8989550" calcext:value-type="float">
            <text:p>8989550</text:p>
          </table:table-cell>
        </table:table-row>
        <table:table-row table:style-name="ro1">
          <table:table-cell office:value-type="float" office:value="9850000" calcext:value-type="float">
            <text:p>9850000</text:p>
          </table:table-cell>
          <table:table-cell office:value-type="float" office:value="9742000" calcext:value-type="float">
            <text:p>9742000</text:p>
          </table:table-cell>
          <table:table-cell office:value-type="float" office:value="9836000" calcext:value-type="float">
            <text:p>9836000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9681000" calcext:value-type="float">
            <text:p>9681000</text:p>
          </table:table-cell>
          <table:table-cell office:value-type="float" office:value="6535000" calcext:value-type="float">
            <text:p>6535000</text:p>
          </table:table-cell>
          <table:table-cell office:value-type="float" office:value="9584000" calcext:value-type="float">
            <text:p>9584000</text:p>
          </table:table-cell>
          <table:table-cell office:value-type="float" office:value="9717000" calcext:value-type="float">
            <text:p>9717000</text:p>
          </table:table-cell>
          <table:table-cell office:value-type="float" office:value="9757000" calcext:value-type="float">
            <text:p>9757000</text:p>
          </table:table-cell>
          <table:table-cell office:value-type="float" office:value="9805000" calcext:value-type="float">
            <text:p>9805000</text:p>
          </table:table-cell>
          <table:table-cell office:value-type="float" office:value="9997000" calcext:value-type="float">
            <text:p>9997000</text:p>
          </table:table-cell>
          <table:table-cell office:value-type="float" office:value="9780000" calcext:value-type="float">
            <text:p>9780000</text:p>
          </table:table-cell>
          <table:table-cell office:value-type="float" office:value="9693000" calcext:value-type="float">
            <text:p>9693000</text:p>
          </table:table-cell>
          <table:table-cell office:value-type="float" office:value="9527000" calcext:value-type="float">
            <text:p>9527000</text:p>
          </table:table-cell>
          <table:table-cell office:value-type="float" office:value="9681000" calcext:value-type="float">
            <text:p>9681000</text:p>
          </table:table-cell>
          <table:table-cell office:value-type="float" office:value="9689000" calcext:value-type="float">
            <text:p>9689000</text:p>
          </table:table-cell>
          <table:table-cell office:value-type="float" office:value="9767000" calcext:value-type="float">
            <text:p>9767000</text:p>
          </table:table-cell>
          <table:table-cell office:value-type="float" office:value="9667000" calcext:value-type="float">
            <text:p>9667000</text:p>
          </table:table-cell>
          <table:table-cell office:value-type="float" office:value="9684000" calcext:value-type="float">
            <text:p>9684000</text:p>
          </table:table-cell>
          <table:table-cell office:value-type="float" office:value="9818000" calcext:value-type="float">
            <text:p>9818000</text:p>
          </table:table-cell>
          <table:table-cell office:value-type="float" office:value="6497000" calcext:value-type="float">
            <text:p>6497000</text:p>
          </table:table-cell>
          <table:table-cell office:value-type="float" office:value="9694000" calcext:value-type="float">
            <text:p>9694000</text:p>
          </table:table-cell>
          <table:table-cell office:value-type="float" office:value="9779000" calcext:value-type="float">
            <text:p>9779000</text:p>
          </table:table-cell>
          <table:table-cell office:value-type="float" office:value="9295000" calcext:value-type="float">
            <text:p>9295000</text:p>
          </table:table-cell>
          <table:table-cell office:value-type="float" office:value="9398000" calcext:value-type="float">
            <text:p>9398000</text:p>
          </table:table-cell>
          <table:table-cell office:value-type="float" office:value="9319000" calcext:value-type="float">
            <text:p>9319000</text:p>
          </table:table-cell>
          <table:table-cell office:value-type="float" office:value="9391000" calcext:value-type="float">
            <text:p>9391000</text:p>
          </table:table-cell>
          <table:table-cell office:value-type="float" office:value="9283000" calcext:value-type="float">
            <text:p>9283000</text:p>
          </table:table-cell>
          <table:table-cell office:value-type="float" office:value="9495000" calcext:value-type="float">
            <text:p>9495000</text:p>
          </table:table-cell>
          <table:table-cell office:value-type="float" office:value="9587000" calcext:value-type="float">
            <text:p>9587000</text:p>
          </table:table-cell>
          <table:table-cell office:value-type="float" office:value="9554000" calcext:value-type="float">
            <text:p>9554000</text:p>
          </table:table-cell>
          <table:table-cell office:value-type="float" office:value="9275000" calcext:value-type="float">
            <text:p>9275000</text:p>
          </table:table-cell>
          <table:table-cell office:value-type="float" office:value="9342000" calcext:value-type="float">
            <text:p>9342000</text:p>
          </table:table-cell>
          <table:table-cell office:value-type="float" office:value="9332000" calcext:value-type="float">
            <text:p>9332000</text:p>
          </table:table-cell>
          <table:table-cell office:value-type="float" office:value="9278000" calcext:value-type="float">
            <text:p>9278000</text:p>
          </table:table-cell>
          <table:table-cell office:value-type="float" office:value="9330000" calcext:value-type="float">
            <text:p>9330000</text:p>
          </table:table-cell>
          <table:table-cell office:value-type="float" office:value="9291000" calcext:value-type="float">
            <text:p>9291000</text:p>
          </table:table-cell>
          <table:table-cell office:value-type="float" office:value="9344000" calcext:value-type="float">
            <text:p>9344000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9309000" calcext:value-type="float">
            <text:p>9309000</text:p>
          </table:table-cell>
          <table:table-cell office:value-type="float" office:value="9282000" calcext:value-type="float">
            <text:p>9282000</text:p>
          </table:table-cell>
          <table:table-cell office:value-type="float" office:value="9267000" calcext:value-type="float">
            <text:p>9267000</text:p>
          </table:table-cell>
          <table:table-cell office:value-type="float" office:value="9398000" calcext:value-type="float">
            <text:p>9398000</text:p>
          </table:table-cell>
          <table:table-cell office:value-type="float" office:value="9293000" calcext:value-type="float">
            <text:p>9293000</text:p>
          </table:table-cell>
          <table:table-cell office:value-type="float" office:value="9258000" calcext:value-type="float">
            <text:p>9258000</text:p>
          </table:table-cell>
          <table:table-cell office:value-type="float" office:value="9601000" calcext:value-type="float">
            <text:p>9601000</text:p>
          </table:table-cell>
          <table:table-cell office:value-type="float" office:value="9753000" calcext:value-type="float">
            <text:p>9753000</text:p>
          </table:table-cell>
          <table:table-cell office:value-type="float" office:value="9811000" calcext:value-type="float">
            <text:p>9811000</text:p>
          </table:table-cell>
          <table:table-cell office:value-type="float" office:value="9791000" calcext:value-type="float">
            <text:p>9791000</text:p>
          </table:table-cell>
          <table:table-cell office:value-type="float" office:value="9701000" calcext:value-type="float">
            <text:p>9701000</text:p>
          </table:table-cell>
          <table:table-cell office:value-type="float" office:value="9787000" calcext:value-type="float">
            <text:p>9787000</text:p>
          </table:table-cell>
          <table:table-cell office:value-type="float" office:value="9687000" calcext:value-type="float">
            <text:p>9687000</text:p>
          </table:table-cell>
          <table:table-cell office:value-type="float" office:value="10081000" calcext:value-type="float">
            <text:p>10081000</text:p>
          </table:table-cell>
          <table:table-cell office:value-type="float" office:value="9571000" calcext:value-type="float">
            <text:p>9571000</text:p>
          </table:table-cell>
          <table:table-cell office:value-type="float" office:value="9686000" calcext:value-type="float">
            <text:p>9686000</text:p>
          </table:table-cell>
          <table:table-cell office:value-type="float" office:value="9726000" calcext:value-type="float">
            <text:p>9726000</text:p>
          </table:table-cell>
          <table:table-cell office:value-type="float" office:value="9554000" calcext:value-type="float">
            <text:p>9554000</text:p>
          </table:table-cell>
          <table:table-cell office:value-type="float" office:value="9837000" calcext:value-type="float">
            <text:p>9837000</text:p>
          </table:table-cell>
          <table:table-cell office:value-type="float" office:value="9955000" calcext:value-type="float">
            <text:p>9955000</text:p>
          </table:table-cell>
          <table:table-cell office:value-type="float" office:value="9823000" calcext:value-type="float">
            <text:p>9823000</text:p>
          </table:table-cell>
          <table:table-cell office:value-type="float" office:value="9795000" calcext:value-type="float">
            <text:p>9795000</text:p>
          </table:table-cell>
          <table:table-cell office:value-type="float" office:value="9838000" calcext:value-type="float">
            <text:p>9838000</text:p>
          </table:table-cell>
          <table:table-cell office:value-type="float" office:value="9831000" calcext:value-type="float">
            <text:p>9831000</text:p>
          </table:table-cell>
          <table:table-cell office:value-type="float" office:value="9746000" calcext:value-type="float">
            <text:p>9746000</text:p>
          </table:table-cell>
          <table:table-cell office:value-type="float" office:value="9825000" calcext:value-type="float">
            <text:p>9825000</text:p>
          </table:table-cell>
          <table:table-cell office:value-type="float" office:value="9871000" calcext:value-type="float">
            <text:p>9871000</text:p>
          </table:table-cell>
          <table:table-cell office:value-type="float" office:value="9824000" calcext:value-type="float">
            <text:p>9824000</text:p>
          </table:table-cell>
          <table:table-cell office:value-type="float" office:value="9893000" calcext:value-type="float">
            <text:p>9893000</text:p>
          </table:table-cell>
          <table:table-cell office:value-type="float" office:value="9663000" calcext:value-type="float">
            <text:p>9663000</text:p>
          </table:table-cell>
          <table:table-cell office:value-type="float" office:value="9799000" calcext:value-type="float">
            <text:p>9799000</text:p>
          </table:table-cell>
          <table:table-cell office:value-type="float" office:value="9750000" calcext:value-type="float">
            <text:p>9750000</text:p>
          </table:table-cell>
          <table:table-cell office:value-type="float" office:value="9794000" calcext:value-type="float">
            <text:p>9794000</text:p>
          </table:table-cell>
          <table:table-cell office:value-type="float" office:value="9839000" calcext:value-type="float">
            <text:p>9839000</text:p>
          </table:table-cell>
          <table:table-cell office:value-type="float" office:value="9752000" calcext:value-type="float">
            <text:p>9752000</text:p>
          </table:table-cell>
          <table:table-cell office:value-type="float" office:value="9624000" calcext:value-type="float">
            <text:p>9624000</text:p>
          </table:table-cell>
          <table:table-cell office:value-type="float" office:value="9808000" calcext:value-type="float">
            <text:p>9808000</text:p>
          </table:table-cell>
          <table:table-cell office:value-type="float" office:value="9689000" calcext:value-type="float">
            <text:p>9689000</text:p>
          </table:table-cell>
          <table:table-cell office:value-type="float" office:value="9740000" calcext:value-type="float">
            <text:p>9740000</text:p>
          </table:table-cell>
          <table:table-cell office:value-type="float" office:value="9765000" calcext:value-type="float">
            <text:p>9765000</text:p>
          </table:table-cell>
          <table:table-cell office:value-type="float" office:value="6533000" calcext:value-type="float">
            <text:p>6533000</text:p>
          </table:table-cell>
          <table:table-cell office:value-type="float" office:value="9445000" calcext:value-type="float">
            <text:p>9445000</text:p>
          </table:table-cell>
          <table:table-cell office:value-type="float" office:value="9385000" calcext:value-type="float">
            <text:p>9385000</text:p>
          </table:table-cell>
          <table:table-cell office:value-type="float" office:value="9457000" calcext:value-type="float">
            <text:p>9457000</text:p>
          </table:table-cell>
          <table:table-cell office:value-type="float" office:value="9379000" calcext:value-type="float">
            <text:p>9379000</text:p>
          </table:table-cell>
          <table:table-cell office:value-type="float" office:value="9453000" calcext:value-type="float">
            <text:p>9453000</text:p>
          </table:table-cell>
          <table:table-cell office:value-type="float" office:value="9382000" calcext:value-type="float">
            <text:p>9382000</text:p>
          </table:table-cell>
          <table:table-cell office:value-type="float" office:value="9376000" calcext:value-type="float">
            <text:p>9376000</text:p>
          </table:table-cell>
          <table:table-cell office:value-type="float" office:value="9448000" calcext:value-type="float">
            <text:p>9448000</text:p>
          </table:table-cell>
          <table:table-cell office:value-type="float" office:value="9340000" calcext:value-type="float">
            <text:p>9340000</text:p>
          </table:table-cell>
          <table:table-cell office:value-type="float" office:value="9443000" calcext:value-type="float">
            <text:p>9443000</text:p>
          </table:table-cell>
          <table:table-cell office:value-type="float" office:value="9414000" calcext:value-type="float">
            <text:p>9414000</text:p>
          </table:table-cell>
          <table:table-cell office:value-type="float" office:value="9599000" calcext:value-type="float">
            <text:p>9599000</text:p>
          </table:table-cell>
          <table:table-cell office:value-type="float" office:value="9607000" calcext:value-type="float">
            <text:p>9607000</text:p>
          </table:table-cell>
          <table:table-cell office:value-type="float" office:value="9359000" calcext:value-type="float">
            <text:p>9359000</text:p>
          </table:table-cell>
          <table:table-cell office:value-type="float" office:value="9515000" calcext:value-type="float">
            <text:p>9515000</text:p>
          </table:table-cell>
          <table:table-cell office:value-type="float" office:value="9652000" calcext:value-type="float">
            <text:p>9652000</text:p>
          </table:table-cell>
          <table:table-cell office:value-type="float" office:value="9352000" calcext:value-type="float">
            <text:p>9352000</text:p>
          </table:table-cell>
          <table:table-cell office:value-type="float" office:value="9488000" calcext:value-type="float">
            <text:p>9488000</text:p>
          </table:table-cell>
          <table:table-cell office:value-type="float" office:value="9615000" calcext:value-type="float">
            <text:p>9615000</text:p>
          </table:table-cell>
          <table:table-cell office:value-type="float" office:value="9504000" calcext:value-type="float">
            <text:p>950400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AVERAGE([.A12:.CV12])" office:value-type="float" office:value="9512920" calcext:value-type="float">
            <text:p>9512920</text:p>
          </table:table-cell>
        </table:table-row>
        <table:table-row table:style-name="ro1">
          <table:table-cell office:value-type="float" office:value="9882000" calcext:value-type="float">
            <text:p>9882000</text:p>
          </table:table-cell>
          <table:table-cell office:value-type="float" office:value="9982000" calcext:value-type="float">
            <text:p>9982000</text:p>
          </table:table-cell>
          <table:table-cell office:value-type="float" office:value="9856000" calcext:value-type="float">
            <text:p>9856000</text:p>
          </table:table-cell>
          <table:table-cell office:value-type="float" office:value="10100000" calcext:value-type="float">
            <text:p>10100000</text:p>
          </table:table-cell>
          <table:table-cell office:value-type="float" office:value="9977000" calcext:value-type="float">
            <text:p>9977000</text:p>
          </table:table-cell>
          <table:table-cell office:value-type="float" office:value="10080000" calcext:value-type="float">
            <text:p>10080000</text:p>
          </table:table-cell>
          <table:table-cell office:value-type="float" office:value="9833000" calcext:value-type="float">
            <text:p>9833000</text:p>
          </table:table-cell>
          <table:table-cell office:value-type="float" office:value="9943000" calcext:value-type="float">
            <text:p>9943000</text:p>
          </table:table-cell>
          <table:table-cell office:value-type="float" office:value="10100000" calcext:value-type="float">
            <text:p>10100000</text:p>
          </table:table-cell>
          <table:table-cell office:value-type="float" office:value="9906000" calcext:value-type="float">
            <text:p>9906000</text:p>
          </table:table-cell>
          <table:table-cell office:value-type="float" office:value="10069000" calcext:value-type="float">
            <text:p>10069000</text:p>
          </table:table-cell>
          <table:table-cell office:value-type="float" office:value="10032000" calcext:value-type="float">
            <text:p>10032000</text:p>
          </table:table-cell>
          <table:table-cell office:value-type="float" office:value="9904000" calcext:value-type="float">
            <text:p>9904000</text:p>
          </table:table-cell>
          <table:table-cell office:value-type="float" office:value="9930000" calcext:value-type="float">
            <text:p>9930000</text:p>
          </table:table-cell>
          <table:table-cell office:value-type="float" office:value="10158000" calcext:value-type="float">
            <text:p>10158000</text:p>
          </table:table-cell>
          <table:table-cell office:value-type="float" office:value="9956000" calcext:value-type="float">
            <text:p>9956000</text:p>
          </table:table-cell>
          <table:table-cell office:value-type="float" office:value="9843000" calcext:value-type="float">
            <text:p>9843000</text:p>
          </table:table-cell>
          <table:table-cell office:value-type="float" office:value="9921000" calcext:value-type="float">
            <text:p>9921000</text:p>
          </table:table-cell>
          <table:table-cell office:value-type="float" office:value="9941000" calcext:value-type="float">
            <text:p>9941000</text:p>
          </table:table-cell>
          <table:table-cell office:value-type="float" office:value="6563000" calcext:value-type="float">
            <text:p>6563000</text:p>
          </table:table-cell>
          <table:table-cell office:value-type="float" office:value="9953000" calcext:value-type="float">
            <text:p>9953000</text:p>
          </table:table-cell>
          <table:table-cell office:value-type="float" office:value="9950000" calcext:value-type="float">
            <text:p>9950000</text:p>
          </table:table-cell>
          <table:table-cell office:value-type="float" office:value="9820000" calcext:value-type="float">
            <text:p>9820000</text:p>
          </table:table-cell>
          <table:table-cell office:value-type="float" office:value="9835000" calcext:value-type="float">
            <text:p>9835000</text:p>
          </table:table-cell>
          <table:table-cell office:value-type="float" office:value="9936000" calcext:value-type="float">
            <text:p>9936000</text:p>
          </table:table-cell>
          <table:table-cell office:value-type="float" office:value="9747000" calcext:value-type="float">
            <text:p>9747000</text:p>
          </table:table-cell>
          <table:table-cell office:value-type="float" office:value="10196000" calcext:value-type="float">
            <text:p>10196000</text:p>
          </table:table-cell>
          <table:table-cell office:value-type="float" office:value="9860000" calcext:value-type="float">
            <text:p>9860000</text:p>
          </table:table-cell>
          <table:table-cell office:value-type="float" office:value="9829000" calcext:value-type="float">
            <text:p>9829000</text:p>
          </table:table-cell>
          <table:table-cell office:value-type="float" office:value="9819000" calcext:value-type="float">
            <text:p>9819000</text:p>
          </table:table-cell>
          <table:table-cell office:value-type="float" office:value="9825000" calcext:value-type="float">
            <text:p>9825000</text:p>
          </table:table-cell>
          <table:table-cell office:value-type="float" office:value="9729000" calcext:value-type="float">
            <text:p>9729000</text:p>
          </table:table-cell>
          <table:table-cell office:value-type="float" office:value="9808000" calcext:value-type="float">
            <text:p>9808000</text:p>
          </table:table-cell>
          <table:table-cell office:value-type="float" office:value="9638000" calcext:value-type="float">
            <text:p>9638000</text:p>
          </table:table-cell>
          <table:table-cell office:value-type="float" office:value="9834000" calcext:value-type="float">
            <text:p>9834000</text:p>
          </table:table-cell>
          <table:table-cell office:value-type="float" office:value="9679000" calcext:value-type="float">
            <text:p>9679000</text:p>
          </table:table-cell>
          <table:table-cell office:value-type="float" office:value="9829000" calcext:value-type="float">
            <text:p>9829000</text:p>
          </table:table-cell>
          <table:table-cell office:value-type="float" office:value="9802000" calcext:value-type="float">
            <text:p>9802000</text:p>
          </table:table-cell>
          <table:table-cell office:value-type="float" office:value="9752000" calcext:value-type="float">
            <text:p>9752000</text:p>
          </table:table-cell>
          <table:table-cell office:value-type="float" office:value="9854000" calcext:value-type="float">
            <text:p>9854000</text:p>
          </table:table-cell>
          <table:table-cell office:value-type="float" office:value="9729000" calcext:value-type="float">
            <text:p>9729000</text:p>
          </table:table-cell>
          <table:table-cell office:value-type="float" office:value="9759000" calcext:value-type="float">
            <text:p>9759000</text:p>
          </table:table-cell>
          <table:table-cell office:value-type="float" office:value="9912000" calcext:value-type="float">
            <text:p>9912000</text:p>
          </table:table-cell>
          <table:table-cell office:value-type="float" office:value="9840000" calcext:value-type="float">
            <text:p>9840000</text:p>
          </table:table-cell>
          <table:table-cell office:value-type="float" office:value="9718000" calcext:value-type="float">
            <text:p>9718000</text:p>
          </table:table-cell>
          <table:table-cell office:value-type="float" office:value="9827000" calcext:value-type="float">
            <text:p>9827000</text:p>
          </table:table-cell>
          <table:table-cell office:value-type="float" office:value="9880000" calcext:value-type="float">
            <text:p>9880000</text:p>
          </table:table-cell>
          <table:table-cell office:value-type="float" office:value="9921000" calcext:value-type="float">
            <text:p>9921000</text:p>
          </table:table-cell>
          <table:table-cell office:value-type="float" office:value="9880000" calcext:value-type="float">
            <text:p>9880000</text:p>
          </table:table-cell>
          <table:table-cell office:value-type="float" office:value="6664000" calcext:value-type="float">
            <text:p>6664000</text:p>
          </table:table-cell>
          <table:table-cell office:value-type="float" office:value="9783000" calcext:value-type="float">
            <text:p>9783000</text:p>
          </table:table-cell>
          <table:table-cell office:value-type="float" office:value="9960000" calcext:value-type="float">
            <text:p>9960000</text:p>
          </table:table-cell>
          <table:table-cell office:value-type="float" office:value="9836000" calcext:value-type="float">
            <text:p>9836000</text:p>
          </table:table-cell>
          <table:table-cell office:value-type="float" office:value="10158000" calcext:value-type="float">
            <text:p>10158000</text:p>
          </table:table-cell>
          <table:table-cell office:value-type="float" office:value="9813000" calcext:value-type="float">
            <text:p>9813000</text:p>
          </table:table-cell>
          <table:table-cell office:value-type="float" office:value="9882000" calcext:value-type="float">
            <text:p>9882000</text:p>
          </table:table-cell>
          <table:table-cell office:value-type="float" office:value="9918000" calcext:value-type="float">
            <text:p>9918000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10019000" calcext:value-type="float">
            <text:p>10019000</text:p>
          </table:table-cell>
          <table:table-cell office:value-type="float" office:value="10023000" calcext:value-type="float">
            <text:p>10023000</text:p>
          </table:table-cell>
          <table:table-cell office:value-type="float" office:value="10060000" calcext:value-type="float">
            <text:p>10060000</text:p>
          </table:table-cell>
          <table:table-cell office:value-type="float" office:value="10113000" calcext:value-type="float">
            <text:p>10113000</text:p>
          </table:table-cell>
          <table:table-cell office:value-type="float" office:value="9984000" calcext:value-type="float">
            <text:p>9984000</text:p>
          </table:table-cell>
          <table:table-cell office:value-type="float" office:value="10036000" calcext:value-type="float">
            <text:p>10036000</text:p>
          </table:table-cell>
          <table:table-cell office:value-type="float" office:value="9962000" calcext:value-type="float">
            <text:p>9962000</text:p>
          </table:table-cell>
          <table:table-cell office:value-type="float" office:value="9928000" calcext:value-type="float">
            <text:p>9928000</text:p>
          </table:table-cell>
          <table:table-cell office:value-type="float" office:value="10270000" calcext:value-type="float">
            <text:p>10270000</text:p>
          </table:table-cell>
          <table:table-cell office:value-type="float" office:value="9954000" calcext:value-type="float">
            <text:p>9954000</text:p>
          </table:table-cell>
          <table:table-cell office:value-type="float" office:value="9889000" calcext:value-type="float">
            <text:p>9889000</text:p>
          </table:table-cell>
          <table:table-cell office:value-type="float" office:value="9894000" calcext:value-type="float">
            <text:p>9894000</text:p>
          </table:table-cell>
          <table:table-cell office:value-type="float" office:value="9999000" calcext:value-type="float">
            <text:p>9999000</text:p>
          </table:table-cell>
          <table:table-cell office:value-type="float" office:value="9913000" calcext:value-type="float">
            <text:p>9913000</text:p>
          </table:table-cell>
          <table:table-cell office:value-type="float" office:value="10057000" calcext:value-type="float">
            <text:p>10057000</text:p>
          </table:table-cell>
          <table:table-cell office:value-type="float" office:value="10111000" calcext:value-type="float">
            <text:p>10111000</text:p>
          </table:table-cell>
          <table:table-cell office:value-type="float" office:value="9921000" calcext:value-type="float">
            <text:p>9921000</text:p>
          </table:table-cell>
          <table:table-cell office:value-type="float" office:value="9911000" calcext:value-type="float">
            <text:p>9911000</text:p>
          </table:table-cell>
          <table:table-cell office:value-type="float" office:value="9842000" calcext:value-type="float">
            <text:p>9842000</text:p>
          </table:table-cell>
          <table:table-cell office:value-type="float" office:value="9783000" calcext:value-type="float">
            <text:p>9783000</text:p>
          </table:table-cell>
          <table:table-cell office:value-type="float" office:value="9766000" calcext:value-type="float">
            <text:p>9766000</text:p>
          </table:table-cell>
          <table:table-cell office:value-type="float" office:value="10101000" calcext:value-type="float">
            <text:p>10101000</text:p>
          </table:table-cell>
          <table:table-cell office:value-type="float" office:value="9986000" calcext:value-type="float">
            <text:p>9986000</text:p>
          </table:table-cell>
          <table:table-cell office:value-type="float" office:value="10038000" calcext:value-type="float">
            <text:p>10038000</text:p>
          </table:table-cell>
          <table:table-cell office:value-type="float" office:value="9958000" calcext:value-type="float">
            <text:p>9958000</text:p>
          </table:table-cell>
          <table:table-cell office:value-type="float" office:value="10246000" calcext:value-type="float">
            <text:p>10246000</text:p>
          </table:table-cell>
          <table:table-cell office:value-type="float" office:value="10218000" calcext:value-type="float">
            <text:p>10218000</text:p>
          </table:table-cell>
          <table:table-cell office:value-type="float" office:value="10210000" calcext:value-type="float">
            <text:p>10210000</text:p>
          </table:table-cell>
          <table:table-cell office:value-type="float" office:value="9806000" calcext:value-type="float">
            <text:p>9806000</text:p>
          </table:table-cell>
          <table:table-cell office:value-type="float" office:value="9631000" calcext:value-type="float">
            <text:p>9631000</text:p>
          </table:table-cell>
          <table:table-cell office:value-type="float" office:value="9767000" calcext:value-type="float">
            <text:p>9767000</text:p>
          </table:table-cell>
          <table:table-cell office:value-type="float" office:value="9726000" calcext:value-type="float">
            <text:p>9726000</text:p>
          </table:table-cell>
          <table:table-cell office:value-type="float" office:value="9884000" calcext:value-type="float">
            <text:p>9884000</text:p>
          </table:table-cell>
          <table:table-cell office:value-type="float" office:value="9825000" calcext:value-type="float">
            <text:p>9825000</text:p>
          </table:table-cell>
          <table:table-cell office:value-type="float" office:value="9857000" calcext:value-type="float">
            <text:p>9857000</text:p>
          </table:table-cell>
          <table:table-cell office:value-type="float" office:value="9833000" calcext:value-type="float">
            <text:p>9833000</text:p>
          </table:table-cell>
          <table:table-cell office:value-type="float" office:value="9736000" calcext:value-type="float">
            <text:p>9736000</text:p>
          </table:table-cell>
          <table:table-cell office:value-type="float" office:value="10291000" calcext:value-type="float">
            <text:p>10291000</text:p>
          </table:table-cell>
          <table:table-cell office:value-type="float" office:value="10019000" calcext:value-type="float">
            <text:p>10019000</text:p>
          </table:table-cell>
          <table:table-cell office:value-type="float" office:value="10035000" calcext:value-type="float">
            <text:p>10035000</text:p>
          </table:table-cell>
          <table:table-cell office:value-type="float" office:value="9881000" calcext:value-type="float">
            <text:p>9881000</text:p>
          </table:table-cell>
          <table:table-cell office:value-type="float" office:value="10186000" calcext:value-type="float">
            <text:p>1018600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AVERAGE([.A13:.CV13])" office:value-type="float" office:value="9860710" calcext:value-type="float">
            <text:p>9860710</text:p>
          </table:table-cell>
        </table:table-row>
        <table:table-row table:style-name="ro1">
          <table:table-cell office:value-type="float" office:value="10211000" calcext:value-type="float">
            <text:p>10211000</text:p>
          </table:table-cell>
          <table:table-cell office:value-type="float" office:value="10189000" calcext:value-type="float">
            <text:p>10189000</text:p>
          </table:table-cell>
          <table:table-cell office:value-type="float" office:value="10159000" calcext:value-type="float">
            <text:p>10159000</text:p>
          </table:table-cell>
          <table:table-cell office:value-type="float" office:value="10223000" calcext:value-type="float">
            <text:p>10223000</text:p>
          </table:table-cell>
          <table:table-cell office:value-type="float" office:value="10124000" calcext:value-type="float">
            <text:p>10124000</text:p>
          </table:table-cell>
          <table:table-cell office:value-type="float" office:value="10059000" calcext:value-type="float">
            <text:p>10059000</text:p>
          </table:table-cell>
          <table:table-cell office:value-type="float" office:value="10055000" calcext:value-type="float">
            <text:p>10055000</text:p>
          </table:table-cell>
          <table:table-cell office:value-type="float" office:value="9869000" calcext:value-type="float">
            <text:p>9869000</text:p>
          </table:table-cell>
          <table:table-cell office:value-type="float" office:value="9898000" calcext:value-type="float">
            <text:p>9898000</text:p>
          </table:table-cell>
          <table:table-cell office:value-type="float" office:value="9944000" calcext:value-type="float">
            <text:p>9944000</text:p>
          </table:table-cell>
          <table:table-cell office:value-type="float" office:value="10029000" calcext:value-type="float">
            <text:p>10029000</text:p>
          </table:table-cell>
          <table:table-cell office:value-type="float" office:value="9936000" calcext:value-type="float">
            <text:p>9936000</text:p>
          </table:table-cell>
          <table:table-cell office:value-type="float" office:value="9955000" calcext:value-type="float">
            <text:p>9955000</text:p>
          </table:table-cell>
          <table:table-cell office:value-type="float" office:value="10014000" calcext:value-type="float">
            <text:p>10014000</text:p>
          </table:table-cell>
          <table:table-cell office:value-type="float" office:value="9803000" calcext:value-type="float">
            <text:p>9803000</text:p>
          </table:table-cell>
          <table:table-cell office:value-type="float" office:value="9835000" calcext:value-type="float">
            <text:p>9835000</text:p>
          </table:table-cell>
          <table:table-cell office:value-type="float" office:value="9875000" calcext:value-type="float">
            <text:p>9875000</text:p>
          </table:table-cell>
          <table:table-cell office:value-type="float" office:value="9888000" calcext:value-type="float">
            <text:p>9888000</text:p>
          </table:table-cell>
          <table:table-cell office:value-type="float" office:value="10181000" calcext:value-type="float">
            <text:p>10181000</text:p>
          </table:table-cell>
          <table:table-cell office:value-type="float" office:value="9997000" calcext:value-type="float">
            <text:p>9997000</text:p>
          </table:table-cell>
          <table:table-cell office:value-type="float" office:value="9748000" calcext:value-type="float">
            <text:p>9748000</text:p>
          </table:table-cell>
          <table:table-cell office:value-type="float" office:value="10092000" calcext:value-type="float">
            <text:p>10092000</text:p>
          </table:table-cell>
          <table:table-cell office:value-type="float" office:value="9906000" calcext:value-type="float">
            <text:p>9906000</text:p>
          </table:table-cell>
          <table:table-cell office:value-type="float" office:value="10094000" calcext:value-type="float">
            <text:p>10094000</text:p>
          </table:table-cell>
          <table:table-cell office:value-type="float" office:value="9925000" calcext:value-type="float">
            <text:p>9925000</text:p>
          </table:table-cell>
          <table:table-cell office:value-type="float" office:value="9798000" calcext:value-type="float">
            <text:p>9798000</text:p>
          </table:table-cell>
          <table:table-cell office:value-type="float" office:value="9973000" calcext:value-type="float">
            <text:p>9973000</text:p>
          </table:table-cell>
          <table:table-cell office:value-type="float" office:value="9831000" calcext:value-type="float">
            <text:p>9831000</text:p>
          </table:table-cell>
          <table:table-cell office:value-type="float" office:value="9823000" calcext:value-type="float">
            <text:p>9823000</text:p>
          </table:table-cell>
          <table:table-cell office:value-type="float" office:value="9836000" calcext:value-type="float">
            <text:p>9836000</text:p>
          </table:table-cell>
          <table:table-cell office:value-type="float" office:value="9801000" calcext:value-type="float">
            <text:p>9801000</text:p>
          </table:table-cell>
          <table:table-cell office:value-type="float" office:value="9736000" calcext:value-type="float">
            <text:p>9736000</text:p>
          </table:table-cell>
          <table:table-cell office:value-type="float" office:value="9752000" calcext:value-type="float">
            <text:p>9752000</text:p>
          </table:table-cell>
          <table:table-cell office:value-type="float" office:value="9832000" calcext:value-type="float">
            <text:p>9832000</text:p>
          </table:table-cell>
          <table:table-cell office:value-type="float" office:value="9982000" calcext:value-type="float">
            <text:p>9982000</text:p>
          </table:table-cell>
          <table:table-cell office:value-type="float" office:value="10161000" calcext:value-type="float">
            <text:p>10161000</text:p>
          </table:table-cell>
          <table:table-cell office:value-type="float" office:value="10202000" calcext:value-type="float">
            <text:p>10202000</text:p>
          </table:table-cell>
          <table:table-cell office:value-type="float" office:value="10146000" calcext:value-type="float">
            <text:p>10146000</text:p>
          </table:table-cell>
          <table:table-cell office:value-type="float" office:value="10116000" calcext:value-type="float">
            <text:p>10116000</text:p>
          </table:table-cell>
          <table:table-cell office:value-type="float" office:value="10072000" calcext:value-type="float">
            <text:p>10072000</text:p>
          </table:table-cell>
          <table:table-cell office:value-type="float" office:value="10369000" calcext:value-type="float">
            <text:p>10369000</text:p>
          </table:table-cell>
          <table:table-cell office:value-type="float" office:value="10144000" calcext:value-type="float">
            <text:p>10144000</text:p>
          </table:table-cell>
          <table:table-cell office:value-type="float" office:value="10350000" calcext:value-type="float">
            <text:p>10350000</text:p>
          </table:table-cell>
          <table:table-cell office:value-type="float" office:value="10571000" calcext:value-type="float">
            <text:p>10571000</text:p>
          </table:table-cell>
          <table:table-cell office:value-type="float" office:value="10075000" calcext:value-type="float">
            <text:p>10075000</text:p>
          </table:table-cell>
          <table:table-cell office:value-type="float" office:value="10376000" calcext:value-type="float">
            <text:p>10376000</text:p>
          </table:table-cell>
          <table:table-cell office:value-type="float" office:value="9722000" calcext:value-type="float">
            <text:p>9722000</text:p>
          </table:table-cell>
          <table:table-cell office:value-type="float" office:value="9765000" calcext:value-type="float">
            <text:p>9765000</text:p>
          </table:table-cell>
          <table:table-cell office:value-type="float" office:value="9797000" calcext:value-type="float">
            <text:p>9797000</text:p>
          </table:table-cell>
          <table:table-cell office:value-type="float" office:value="9843000" calcext:value-type="float">
            <text:p>9843000</text:p>
          </table:table-cell>
          <table:table-cell office:value-type="float" office:value="9801000" calcext:value-type="float">
            <text:p>9801000</text:p>
          </table:table-cell>
          <table:table-cell office:value-type="float" office:value="9767000" calcext:value-type="float">
            <text:p>9767000</text:p>
          </table:table-cell>
          <table:table-cell office:value-type="float" office:value="9721000" calcext:value-type="float">
            <text:p>9721000</text:p>
          </table:table-cell>
          <table:table-cell office:value-type="float" office:value="9771000" calcext:value-type="float">
            <text:p>9771000</text:p>
          </table:table-cell>
          <table:table-cell office:value-type="float" office:value="9842000" calcext:value-type="float">
            <text:p>9842000</text:p>
          </table:table-cell>
          <table:table-cell office:value-type="float" office:value="9811000" calcext:value-type="float">
            <text:p>9811000</text:p>
          </table:table-cell>
          <table:table-cell office:value-type="float" office:value="9792000" calcext:value-type="float">
            <text:p>9792000</text:p>
          </table:table-cell>
          <table:table-cell office:value-type="float" office:value="9875000" calcext:value-type="float">
            <text:p>9875000</text:p>
          </table:table-cell>
          <table:table-cell office:value-type="float" office:value="9957000" calcext:value-type="float">
            <text:p>9957000</text:p>
          </table:table-cell>
          <table:table-cell office:value-type="float" office:value="9810000" calcext:value-type="float">
            <text:p>9810000</text:p>
          </table:table-cell>
          <table:table-cell office:value-type="float" office:value="9820000" calcext:value-type="float">
            <text:p>9820000</text:p>
          </table:table-cell>
          <table:table-cell office:value-type="float" office:value="6612000" calcext:value-type="float">
            <text:p>6612000</text:p>
          </table:table-cell>
          <table:table-cell office:value-type="float" office:value="10030000" calcext:value-type="float">
            <text:p>10030000</text:p>
          </table:table-cell>
          <table:table-cell office:value-type="float" office:value="9911000" calcext:value-type="float">
            <text:p>9911000</text:p>
          </table:table-cell>
          <table:table-cell office:value-type="float" office:value="9902000" calcext:value-type="float">
            <text:p>9902000</text:p>
          </table:table-cell>
          <table:table-cell office:value-type="float" office:value="9848000" calcext:value-type="float">
            <text:p>9848000</text:p>
          </table:table-cell>
          <table:table-cell office:value-type="float" office:value="9787000" calcext:value-type="float">
            <text:p>9787000</text:p>
          </table:table-cell>
          <table:table-cell office:value-type="float" office:value="9832000" calcext:value-type="float">
            <text:p>9832000</text:p>
          </table:table-cell>
          <table:table-cell office:value-type="float" office:value="10080000" calcext:value-type="float">
            <text:p>10080000</text:p>
          </table:table-cell>
          <table:table-cell office:value-type="float" office:value="10018000" calcext:value-type="float">
            <text:p>10018000</text:p>
          </table:table-cell>
          <table:table-cell office:value-type="float" office:value="10241000" calcext:value-type="float">
            <text:p>10241000</text:p>
          </table:table-cell>
          <table:table-cell office:value-type="float" office:value="10192000" calcext:value-type="float">
            <text:p>10192000</text:p>
          </table:table-cell>
          <table:table-cell office:value-type="float" office:value="10237000" calcext:value-type="float">
            <text:p>10237000</text:p>
          </table:table-cell>
          <table:table-cell office:value-type="float" office:value="10320000" calcext:value-type="float">
            <text:p>10320000</text:p>
          </table:table-cell>
          <table:table-cell office:value-type="float" office:value="10251000" calcext:value-type="float">
            <text:p>10251000</text:p>
          </table:table-cell>
          <table:table-cell office:value-type="float" office:value="10242000" calcext:value-type="float">
            <text:p>10242000</text:p>
          </table:table-cell>
          <table:table-cell office:value-type="float" office:value="6864000" calcext:value-type="float">
            <text:p>6864000</text:p>
          </table:table-cell>
          <table:table-cell office:value-type="float" office:value="10402000" calcext:value-type="float">
            <text:p>10402000</text:p>
          </table:table-cell>
          <table:table-cell office:value-type="float" office:value="10417000" calcext:value-type="float">
            <text:p>10417000</text:p>
          </table:table-cell>
          <table:table-cell office:value-type="float" office:value="10181000" calcext:value-type="float">
            <text:p>10181000</text:p>
          </table:table-cell>
          <table:table-cell office:value-type="float" office:value="10355000" calcext:value-type="float">
            <text:p>10355000</text:p>
          </table:table-cell>
          <table:table-cell office:value-type="float" office:value="10266000" calcext:value-type="float">
            <text:p>10266000</text:p>
          </table:table-cell>
          <table:table-cell office:value-type="float" office:value="10324000" calcext:value-type="float">
            <text:p>10324000</text:p>
          </table:table-cell>
          <table:table-cell office:value-type="float" office:value="10417000" calcext:value-type="float">
            <text:p>10417000</text:p>
          </table:table-cell>
          <table:table-cell office:value-type="float" office:value="10427000" calcext:value-type="float">
            <text:p>10427000</text:p>
          </table:table-cell>
          <table:table-cell office:value-type="float" office:value="10089000" calcext:value-type="float">
            <text:p>10089000</text:p>
          </table:table-cell>
          <table:table-cell office:value-type="float" office:value="10245000" calcext:value-type="float">
            <text:p>10245000</text:p>
          </table:table-cell>
          <table:table-cell office:value-type="float" office:value="10433000" calcext:value-type="float">
            <text:p>10433000</text:p>
          </table:table-cell>
          <table:table-cell office:value-type="float" office:value="10307000" calcext:value-type="float">
            <text:p>10307000</text:p>
          </table:table-cell>
          <table:table-cell office:value-type="float" office:value="10380000" calcext:value-type="float">
            <text:p>10380000</text:p>
          </table:table-cell>
          <table:table-cell office:value-type="float" office:value="10250000" calcext:value-type="float">
            <text:p>10250000</text:p>
          </table:table-cell>
          <table:table-cell office:value-type="float" office:value="10299000" calcext:value-type="float">
            <text:p>10299000</text:p>
          </table:table-cell>
          <table:table-cell office:value-type="float" office:value="10383000" calcext:value-type="float">
            <text:p>10383000</text:p>
          </table:table-cell>
          <table:table-cell office:value-type="float" office:value="10349000" calcext:value-type="float">
            <text:p>10349000</text:p>
          </table:table-cell>
          <table:table-cell office:value-type="float" office:value="9671000" calcext:value-type="float">
            <text:p>9671000</text:p>
          </table:table-cell>
          <table:table-cell office:value-type="float" office:value="9804000" calcext:value-type="float">
            <text:p>9804000</text:p>
          </table:table-cell>
          <table:table-cell office:value-type="float" office:value="9601000" calcext:value-type="float">
            <text:p>9601000</text:p>
          </table:table-cell>
          <table:table-cell office:value-type="float" office:value="9830000" calcext:value-type="float">
            <text:p>9830000</text:p>
          </table:table-cell>
          <table:table-cell office:value-type="float" office:value="9709000" calcext:value-type="float">
            <text:p>9709000</text:p>
          </table:table-cell>
          <table:table-cell office:value-type="float" office:value="9652000" calcext:value-type="float">
            <text:p>96520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A14:.CV14])" office:value-type="float" office:value="9962070" calcext:value-type="float">
            <text:p>9962070</text:p>
          </table:table-cell>
        </table:table-row>
        <table:table-row table:style-name="ro1">
          <table:table-cell office:value-type="float" office:value="10463000" calcext:value-type="float">
            <text:p>10463000</text:p>
          </table:table-cell>
          <table:table-cell office:value-type="float" office:value="10575000" calcext:value-type="float">
            <text:p>10575000</text:p>
          </table:table-cell>
          <table:table-cell office:value-type="float" office:value="10417000" calcext:value-type="float">
            <text:p>10417000</text:p>
          </table:table-cell>
          <table:table-cell office:value-type="float" office:value="10493000" calcext:value-type="float">
            <text:p>10493000</text:p>
          </table:table-cell>
          <table:table-cell office:value-type="float" office:value="10326000" calcext:value-type="float">
            <text:p>10326000</text:p>
          </table:table-cell>
          <table:table-cell office:value-type="float" office:value="10428000" calcext:value-type="float">
            <text:p>10428000</text:p>
          </table:table-cell>
          <table:table-cell office:value-type="float" office:value="10434000" calcext:value-type="float">
            <text:p>10434000</text:p>
          </table:table-cell>
          <table:table-cell office:value-type="float" office:value="10652000" calcext:value-type="float">
            <text:p>10652000</text:p>
          </table:table-cell>
          <table:table-cell office:value-type="float" office:value="10400000" calcext:value-type="float">
            <text:p>10400000</text:p>
          </table:table-cell>
          <table:table-cell office:value-type="float" office:value="10305000" calcext:value-type="float">
            <text:p>10305000</text:p>
          </table:table-cell>
          <table:table-cell office:value-type="float" office:value="10378000" calcext:value-type="float">
            <text:p>10378000</text:p>
          </table:table-cell>
          <table:table-cell office:value-type="float" office:value="10409000" calcext:value-type="float">
            <text:p>10409000</text:p>
          </table:table-cell>
          <table:table-cell office:value-type="float" office:value="10424000" calcext:value-type="float">
            <text:p>10424000</text:p>
          </table:table-cell>
          <table:table-cell office:value-type="float" office:value="10356000" calcext:value-type="float">
            <text:p>10356000</text:p>
          </table:table-cell>
          <table:table-cell office:value-type="float" office:value="10423000" calcext:value-type="float">
            <text:p>10423000</text:p>
          </table:table-cell>
          <table:table-cell office:value-type="float" office:value="10574000" calcext:value-type="float">
            <text:p>10574000</text:p>
          </table:table-cell>
          <table:table-cell office:value-type="float" office:value="10337000" calcext:value-type="float">
            <text:p>10337000</text:p>
          </table:table-cell>
          <table:table-cell office:value-type="float" office:value="10489000" calcext:value-type="float">
            <text:p>10489000</text:p>
          </table:table-cell>
          <table:table-cell office:value-type="float" office:value="10374000" calcext:value-type="float">
            <text:p>10374000</text:p>
          </table:table-cell>
          <table:table-cell office:value-type="float" office:value="10470000" calcext:value-type="float">
            <text:p>10470000</text:p>
          </table:table-cell>
          <table:table-cell office:value-type="float" office:value="10370000" calcext:value-type="float">
            <text:p>10370000</text:p>
          </table:table-cell>
          <table:table-cell office:value-type="float" office:value="10416000" calcext:value-type="float">
            <text:p>10416000</text:p>
          </table:table-cell>
          <table:table-cell office:value-type="float" office:value="10541000" calcext:value-type="float">
            <text:p>10541000</text:p>
          </table:table-cell>
          <table:table-cell office:value-type="float" office:value="10450000" calcext:value-type="float">
            <text:p>10450000</text:p>
          </table:table-cell>
          <table:table-cell office:value-type="float" office:value="7028000" calcext:value-type="float">
            <text:p>7028000</text:p>
          </table:table-cell>
          <table:table-cell office:value-type="float" office:value="10503000" calcext:value-type="float">
            <text:p>10503000</text:p>
          </table:table-cell>
          <table:table-cell office:value-type="float" office:value="10434000" calcext:value-type="float">
            <text:p>10434000</text:p>
          </table:table-cell>
          <table:table-cell office:value-type="float" office:value="10547000" calcext:value-type="float">
            <text:p>10547000</text:p>
          </table:table-cell>
          <table:table-cell office:value-type="float" office:value="10485000" calcext:value-type="float">
            <text:p>10485000</text:p>
          </table:table-cell>
          <table:table-cell office:value-type="float" office:value="10656000" calcext:value-type="float">
            <text:p>10656000</text:p>
          </table:table-cell>
          <table:table-cell office:value-type="float" office:value="10155000" calcext:value-type="float">
            <text:p>10155000</text:p>
          </table:table-cell>
          <table:table-cell office:value-type="float" office:value="10681000" calcext:value-type="float">
            <text:p>10681000</text:p>
          </table:table-cell>
          <table:table-cell office:value-type="float" office:value="10386000" calcext:value-type="float">
            <text:p>10386000</text:p>
          </table:table-cell>
          <table:table-cell office:value-type="float" office:value="10369000" calcext:value-type="float">
            <text:p>10369000</text:p>
          </table:table-cell>
          <table:table-cell office:value-type="float" office:value="10426000" calcext:value-type="float">
            <text:p>10426000</text:p>
          </table:table-cell>
          <table:table-cell office:value-type="float" office:value="10379000" calcext:value-type="float">
            <text:p>10379000</text:p>
          </table:table-cell>
          <table:table-cell office:value-type="float" office:value="10344000" calcext:value-type="float">
            <text:p>10344000</text:p>
          </table:table-cell>
          <table:table-cell office:value-type="float" office:value="10353000" calcext:value-type="float">
            <text:p>10353000</text:p>
          </table:table-cell>
          <table:table-cell office:value-type="float" office:value="10419000" calcext:value-type="float">
            <text:p>10419000</text:p>
          </table:table-cell>
          <table:table-cell office:value-type="float" office:value="10269000" calcext:value-type="float">
            <text:p>10269000</text:p>
          </table:table-cell>
          <table:table-cell office:value-type="float" office:value="10466000" calcext:value-type="float">
            <text:p>10466000</text:p>
          </table:table-cell>
          <table:table-cell office:value-type="float" office:value="10416000" calcext:value-type="float">
            <text:p>10416000</text:p>
          </table:table-cell>
          <table:table-cell office:value-type="float" office:value="10220000" calcext:value-type="float">
            <text:p>10220000</text:p>
          </table:table-cell>
          <table:table-cell office:value-type="float" office:value="10134000" calcext:value-type="float">
            <text:p>10134000</text:p>
          </table:table-cell>
          <table:table-cell office:value-type="float" office:value="10156000" calcext:value-type="float">
            <text:p>10156000</text:p>
          </table:table-cell>
          <table:table-cell office:value-type="float" office:value="10158000" calcext:value-type="float">
            <text:p>10158000</text:p>
          </table:table-cell>
          <table:table-cell office:value-type="float" office:value="10354000" calcext:value-type="float">
            <text:p>10354000</text:p>
          </table:table-cell>
          <table:table-cell office:value-type="float" office:value="10153000" calcext:value-type="float">
            <text:p>10153000</text:p>
          </table:table-cell>
          <table:table-cell office:value-type="float" office:value="10177000" calcext:value-type="float">
            <text:p>10177000</text:p>
          </table:table-cell>
          <table:table-cell office:value-type="float" office:value="10323000" calcext:value-type="float">
            <text:p>10323000</text:p>
          </table:table-cell>
          <table:table-cell office:value-type="float" office:value="10190000" calcext:value-type="float">
            <text:p>10190000</text:p>
          </table:table-cell>
          <table:table-cell office:value-type="float" office:value="10174000" calcext:value-type="float">
            <text:p>10174000</text:p>
          </table:table-cell>
          <table:table-cell office:value-type="float" office:value="10469000" calcext:value-type="float">
            <text:p>10469000</text:p>
          </table:table-cell>
          <table:table-cell office:value-type="float" office:value="10488000" calcext:value-type="float">
            <text:p>10488000</text:p>
          </table:table-cell>
          <table:table-cell office:value-type="float" office:value="10473000" calcext:value-type="float">
            <text:p>10473000</text:p>
          </table:table-cell>
          <table:table-cell office:value-type="float" office:value="10412000" calcext:value-type="float">
            <text:p>10412000</text:p>
          </table:table-cell>
          <table:table-cell office:value-type="float" office:value="7493000" calcext:value-type="float">
            <text:p>7493000</text:p>
          </table:table-cell>
          <table:table-cell office:value-type="float" office:value="10458000" calcext:value-type="float">
            <text:p>10458000</text:p>
          </table:table-cell>
          <table:table-cell office:value-type="float" office:value="10596000" calcext:value-type="float">
            <text:p>10596000</text:p>
          </table:table-cell>
          <table:table-cell office:value-type="float" office:value="10756000" calcext:value-type="float">
            <text:p>10756000</text:p>
          </table:table-cell>
          <table:table-cell office:value-type="float" office:value="10555000" calcext:value-type="float">
            <text:p>10555000</text:p>
          </table:table-cell>
          <table:table-cell office:value-type="float" office:value="10471000" calcext:value-type="float">
            <text:p>10471000</text:p>
          </table:table-cell>
          <table:table-cell office:value-type="float" office:value="10433000" calcext:value-type="float">
            <text:p>10433000</text:p>
          </table:table-cell>
          <table:table-cell office:value-type="float" office:value="10342000" calcext:value-type="float">
            <text:p>10342000</text:p>
          </table:table-cell>
          <table:table-cell office:value-type="float" office:value="10457000" calcext:value-type="float">
            <text:p>10457000</text:p>
          </table:table-cell>
          <table:table-cell office:value-type="float" office:value="10408000" calcext:value-type="float">
            <text:p>10408000</text:p>
          </table:table-cell>
          <table:table-cell office:value-type="float" office:value="10465000" calcext:value-type="float">
            <text:p>10465000</text:p>
          </table:table-cell>
          <table:table-cell office:value-type="float" office:value="10390000" calcext:value-type="float">
            <text:p>10390000</text:p>
          </table:table-cell>
          <table:table-cell office:value-type="float" office:value="10151000" calcext:value-type="float">
            <text:p>10151000</text:p>
          </table:table-cell>
          <table:table-cell office:value-type="float" office:value="10415000" calcext:value-type="float">
            <text:p>10415000</text:p>
          </table:table-cell>
          <table:table-cell office:value-type="float" office:value="10322000" calcext:value-type="float">
            <text:p>10322000</text:p>
          </table:table-cell>
          <table:table-cell office:value-type="float" office:value="10340000" calcext:value-type="float">
            <text:p>10340000</text:p>
          </table:table-cell>
          <table:table-cell office:value-type="float" office:value="10317000" calcext:value-type="float">
            <text:p>10317000</text:p>
          </table:table-cell>
          <table:table-cell office:value-type="float" office:value="10231000" calcext:value-type="float">
            <text:p>10231000</text:p>
          </table:table-cell>
          <table:table-cell office:value-type="float" office:value="10554000" calcext:value-type="float">
            <text:p>10554000</text:p>
          </table:table-cell>
          <table:table-cell office:value-type="float" office:value="10438000" calcext:value-type="float">
            <text:p>10438000</text:p>
          </table:table-cell>
          <table:table-cell office:value-type="float" office:value="10250000" calcext:value-type="float">
            <text:p>10250000</text:p>
          </table:table-cell>
          <table:table-cell office:value-type="float" office:value="10233000" calcext:value-type="float">
            <text:p>10233000</text:p>
          </table:table-cell>
          <table:table-cell office:value-type="float" office:value="10805000" calcext:value-type="float">
            <text:p>10805000</text:p>
          </table:table-cell>
          <table:table-cell office:value-type="float" office:value="10718000" calcext:value-type="float">
            <text:p>10718000</text:p>
          </table:table-cell>
          <table:table-cell office:value-type="float" office:value="10953000" calcext:value-type="float">
            <text:p>10953000</text:p>
          </table:table-cell>
          <table:table-cell office:value-type="float" office:value="10694000" calcext:value-type="float">
            <text:p>10694000</text:p>
          </table:table-cell>
          <table:table-cell office:value-type="float" office:value="10713000" calcext:value-type="float">
            <text:p>10713000</text:p>
          </table:table-cell>
          <table:table-cell office:value-type="float" office:value="10967000" calcext:value-type="float">
            <text:p>10967000</text:p>
          </table:table-cell>
          <table:table-cell office:value-type="float" office:value="10898000" calcext:value-type="float">
            <text:p>10898000</text:p>
          </table:table-cell>
          <table:table-cell office:value-type="float" office:value="10903000" calcext:value-type="float">
            <text:p>10903000</text:p>
          </table:table-cell>
          <table:table-cell office:value-type="float" office:value="10772000" calcext:value-type="float">
            <text:p>10772000</text:p>
          </table:table-cell>
          <table:table-cell office:value-type="float" office:value="10494000" calcext:value-type="float">
            <text:p>10494000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10534000" calcext:value-type="float">
            <text:p>10534000</text:p>
          </table:table-cell>
          <table:table-cell office:value-type="float" office:value="10287000" calcext:value-type="float">
            <text:p>10287000</text:p>
          </table:table-cell>
          <table:table-cell office:value-type="float" office:value="10406000" calcext:value-type="float">
            <text:p>10406000</text:p>
          </table:table-cell>
          <table:table-cell office:value-type="float" office:value="10368000" calcext:value-type="float">
            <text:p>10368000</text:p>
          </table:table-cell>
          <table:table-cell office:value-type="float" office:value="10401000" calcext:value-type="float">
            <text:p>10401000</text:p>
          </table:table-cell>
          <table:table-cell office:value-type="float" office:value="10454000" calcext:value-type="float">
            <text:p>10454000</text:p>
          </table:table-cell>
          <table:table-cell office:value-type="float" office:value="10183000" calcext:value-type="float">
            <text:p>10183000</text:p>
          </table:table-cell>
          <table:table-cell office:value-type="float" office:value="10497000" calcext:value-type="float">
            <text:p>10497000</text:p>
          </table:table-cell>
          <table:table-cell office:value-type="float" office:value="10412000" calcext:value-type="float">
            <text:p>10412000</text:p>
          </table:table-cell>
          <table:table-cell office:value-type="float" office:value="10587000" calcext:value-type="float">
            <text:p>10587000</text:p>
          </table:table-cell>
          <table:table-cell office:value-type="float" office:value="10412000" calcext:value-type="float">
            <text:p>104120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AVERAGE([.A15:.CV15])" office:value-type="float" office:value="10376440" calcext:value-type="float">
            <text:p>10376440</text:p>
          </table:table-cell>
        </table:table-row>
        <table:table-row table:style-name="ro1">
          <table:table-cell office:value-type="float" office:value="10671000" calcext:value-type="float">
            <text:p>10671000</text:p>
          </table:table-cell>
          <table:table-cell office:value-type="float" office:value="10637000" calcext:value-type="float">
            <text:p>10637000</text:p>
          </table:table-cell>
          <table:table-cell office:value-type="float" office:value="10576000" calcext:value-type="float">
            <text:p>10576000</text:p>
          </table:table-cell>
          <table:table-cell office:value-type="float" office:value="10650000" calcext:value-type="float">
            <text:p>10650000</text:p>
          </table:table-cell>
          <table:table-cell office:value-type="float" office:value="10738000" calcext:value-type="float">
            <text:p>10738000</text:p>
          </table:table-cell>
          <table:table-cell office:value-type="float" office:value="10564000" calcext:value-type="float">
            <text:p>10564000</text:p>
          </table:table-cell>
          <table:table-cell office:value-type="float" office:value="10348000" calcext:value-type="float">
            <text:p>10348000</text:p>
          </table:table-cell>
          <table:table-cell office:value-type="float" office:value="10279000" calcext:value-type="float">
            <text:p>10279000</text:p>
          </table:table-cell>
          <table:table-cell office:value-type="float" office:value="10225000" calcext:value-type="float">
            <text:p>10225000</text:p>
          </table:table-cell>
          <table:table-cell office:value-type="float" office:value="6895000" calcext:value-type="float">
            <text:p>6895000</text:p>
          </table:table-cell>
          <table:table-cell office:value-type="float" office:value="10565000" calcext:value-type="float">
            <text:p>10565000</text:p>
          </table:table-cell>
          <table:table-cell office:value-type="float" office:value="10673000" calcext:value-type="float">
            <text:p>10673000</text:p>
          </table:table-cell>
          <table:table-cell office:value-type="float" office:value="10487000" calcext:value-type="float">
            <text:p>10487000</text:p>
          </table:table-cell>
          <table:table-cell office:value-type="float" office:value="10277000" calcext:value-type="float">
            <text:p>10277000</text:p>
          </table:table-cell>
          <table:table-cell office:value-type="float" office:value="10481000" calcext:value-type="float">
            <text:p>10481000</text:p>
          </table:table-cell>
          <table:table-cell office:value-type="float" office:value="10592000" calcext:value-type="float">
            <text:p>10592000</text:p>
          </table:table-cell>
          <table:table-cell office:value-type="float" office:value="10561000" calcext:value-type="float">
            <text:p>10561000</text:p>
          </table:table-cell>
          <table:table-cell office:value-type="float" office:value="10513000" calcext:value-type="float">
            <text:p>10513000</text:p>
          </table:table-cell>
          <table:table-cell office:value-type="float" office:value="10506000" calcext:value-type="float">
            <text:p>10506000</text:p>
          </table:table-cell>
          <table:table-cell office:value-type="float" office:value="10429000" calcext:value-type="float">
            <text:p>10429000</text:p>
          </table:table-cell>
          <table:table-cell office:value-type="float" office:value="10355000" calcext:value-type="float">
            <text:p>10355000</text:p>
          </table:table-cell>
          <table:table-cell office:value-type="float" office:value="10752000" calcext:value-type="float">
            <text:p>10752000</text:p>
          </table:table-cell>
          <table:table-cell office:value-type="float" office:value="10503000" calcext:value-type="float">
            <text:p>10503000</text:p>
          </table:table-cell>
          <table:table-cell office:value-type="float" office:value="10424000" calcext:value-type="float">
            <text:p>10424000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10580000" calcext:value-type="float">
            <text:p>10580000</text:p>
          </table:table-cell>
          <table:table-cell office:value-type="float" office:value="10489000" calcext:value-type="float">
            <text:p>10489000</text:p>
          </table:table-cell>
          <table:table-cell office:value-type="float" office:value="10590000" calcext:value-type="float">
            <text:p>10590000</text:p>
          </table:table-cell>
          <table:table-cell office:value-type="float" office:value="10844000" calcext:value-type="float">
            <text:p>10844000</text:p>
          </table:table-cell>
          <table:table-cell office:value-type="float" office:value="7260000" calcext:value-type="float">
            <text:p>7260000</text:p>
          </table:table-cell>
          <table:table-cell office:value-type="float" office:value="10747000" calcext:value-type="float">
            <text:p>10747000</text:p>
          </table:table-cell>
          <table:table-cell office:value-type="float" office:value="10802000" calcext:value-type="float">
            <text:p>10802000</text:p>
          </table:table-cell>
          <table:table-cell office:value-type="float" office:value="10615000" calcext:value-type="float">
            <text:p>10615000</text:p>
          </table:table-cell>
          <table:table-cell office:value-type="float" office:value="10779000" calcext:value-type="float">
            <text:p>10779000</text:p>
          </table:table-cell>
          <table:table-cell office:value-type="float" office:value="10897000" calcext:value-type="float">
            <text:p>10897000</text:p>
          </table:table-cell>
          <table:table-cell office:value-type="float" office:value="10706000" calcext:value-type="float">
            <text:p>10706000</text:p>
          </table:table-cell>
          <table:table-cell office:value-type="float" office:value="10785000" calcext:value-type="float">
            <text:p>10785000</text:p>
          </table:table-cell>
          <table:table-cell office:value-type="float" office:value="10937000" calcext:value-type="float">
            <text:p>10937000</text:p>
          </table:table-cell>
          <table:table-cell office:value-type="float" office:value="10933000" calcext:value-type="float">
            <text:p>10933000</text:p>
          </table:table-cell>
          <table:table-cell office:value-type="float" office:value="10778000" calcext:value-type="float">
            <text:p>10778000</text:p>
          </table:table-cell>
          <table:table-cell office:value-type="float" office:value="11062000" calcext:value-type="float">
            <text:p>11062000</text:p>
          </table:table-cell>
          <table:table-cell office:value-type="float" office:value="10632000" calcext:value-type="float">
            <text:p>10632000</text:p>
          </table:table-cell>
          <table:table-cell office:value-type="float" office:value="10819000" calcext:value-type="float">
            <text:p>10819000</text:p>
          </table:table-cell>
          <table:table-cell office:value-type="float" office:value="10936000" calcext:value-type="float">
            <text:p>10936000</text:p>
          </table:table-cell>
          <table:table-cell office:value-type="float" office:value="10799000" calcext:value-type="float">
            <text:p>10799000</text:p>
          </table:table-cell>
          <table:table-cell office:value-type="float" office:value="10779000" calcext:value-type="float">
            <text:p>10779000</text:p>
          </table:table-cell>
          <table:table-cell office:value-type="float" office:value="7245000" calcext:value-type="float">
            <text:p>7245000</text:p>
          </table:table-cell>
          <table:table-cell office:value-type="float" office:value="11322000" calcext:value-type="float">
            <text:p>11322000</text:p>
          </table:table-cell>
          <table:table-cell office:value-type="float" office:value="10391000" calcext:value-type="float">
            <text:p>10391000</text:p>
          </table:table-cell>
          <table:table-cell office:value-type="float" office:value="10345000" calcext:value-type="float">
            <text:p>10345000</text:p>
          </table:table-cell>
          <table:table-cell office:value-type="float" office:value="10124000" calcext:value-type="float">
            <text:p>10124000</text:p>
          </table:table-cell>
          <table:table-cell office:value-type="float" office:value="10428000" calcext:value-type="float">
            <text:p>10428000</text:p>
          </table:table-cell>
          <table:table-cell office:value-type="float" office:value="10348000" calcext:value-type="float">
            <text:p>10348000</text:p>
          </table:table-cell>
          <table:table-cell office:value-type="float" office:value="10395000" calcext:value-type="float">
            <text:p>10395000</text:p>
          </table:table-cell>
          <table:table-cell office:value-type="float" office:value="10440000" calcext:value-type="float">
            <text:p>10440000</text:p>
          </table:table-cell>
          <table:table-cell office:value-type="float" office:value="10310000" calcext:value-type="float">
            <text:p>10310000</text:p>
          </table:table-cell>
          <table:table-cell office:value-type="float" office:value="10362000" calcext:value-type="float">
            <text:p>10362000</text:p>
          </table:table-cell>
          <table:table-cell office:value-type="float" office:value="10401000" calcext:value-type="float">
            <text:p>10401000</text:p>
          </table:table-cell>
          <table:table-cell office:value-type="float" office:value="10677000" calcext:value-type="float">
            <text:p>10677000</text:p>
          </table:table-cell>
          <table:table-cell office:value-type="float" office:value="10685000" calcext:value-type="float">
            <text:p>10685000</text:p>
          </table:table-cell>
          <table:table-cell office:value-type="float" office:value="10545000" calcext:value-type="float">
            <text:p>10545000</text:p>
          </table:table-cell>
          <table:table-cell office:value-type="float" office:value="10643000" calcext:value-type="float">
            <text:p>10643000</text:p>
          </table:table-cell>
          <table:table-cell office:value-type="float" office:value="7084000" calcext:value-type="float">
            <text:p>7084000</text:p>
          </table:table-cell>
          <table:table-cell office:value-type="float" office:value="7098000" calcext:value-type="float">
            <text:p>7098000</text:p>
          </table:table-cell>
          <table:table-cell office:value-type="float" office:value="10451000" calcext:value-type="float">
            <text:p>10451000</text:p>
          </table:table-cell>
          <table:table-cell office:value-type="float" office:value="10406000" calcext:value-type="float">
            <text:p>10406000</text:p>
          </table:table-cell>
          <table:table-cell office:value-type="float" office:value="10736000" calcext:value-type="float">
            <text:p>10736000</text:p>
          </table:table-cell>
          <table:table-cell office:value-type="float" office:value="10483000" calcext:value-type="float">
            <text:p>10483000</text:p>
          </table:table-cell>
          <table:table-cell office:value-type="float" office:value="10604000" calcext:value-type="float">
            <text:p>10604000</text:p>
          </table:table-cell>
          <table:table-cell office:value-type="float" office:value="10473000" calcext:value-type="float">
            <text:p>10473000</text:p>
          </table:table-cell>
          <table:table-cell office:value-type="float" office:value="10395000" calcext:value-type="float">
            <text:p>10395000</text:p>
          </table:table-cell>
          <table:table-cell office:value-type="float" office:value="10393000" calcext:value-type="float">
            <text:p>10393000</text:p>
          </table:table-cell>
          <table:table-cell office:value-type="float" office:value="11221000" calcext:value-type="float">
            <text:p>11221000</text:p>
          </table:table-cell>
          <table:table-cell office:value-type="float" office:value="10940000" calcext:value-type="float">
            <text:p>10940000</text:p>
          </table:table-cell>
          <table:table-cell office:value-type="float" office:value="10709000" calcext:value-type="float">
            <text:p>10709000</text:p>
          </table:table-cell>
          <table:table-cell office:value-type="float" office:value="10805000" calcext:value-type="float">
            <text:p>10805000</text:p>
          </table:table-cell>
          <table:table-cell office:value-type="float" office:value="10658000" calcext:value-type="float">
            <text:p>10658000</text:p>
          </table:table-cell>
          <table:table-cell office:value-type="float" office:value="10759000" calcext:value-type="float">
            <text:p>10759000</text:p>
          </table:table-cell>
          <table:table-cell office:value-type="float" office:value="7105000" calcext:value-type="float">
            <text:p>7105000</text:p>
          </table:table-cell>
          <table:table-cell office:value-type="float" office:value="10707000" calcext:value-type="float">
            <text:p>10707000</text:p>
          </table:table-cell>
          <table:table-cell office:value-type="float" office:value="10785000" calcext:value-type="float">
            <text:p>10785000</text:p>
          </table:table-cell>
          <table:table-cell office:value-type="float" office:value="10722000" calcext:value-type="float">
            <text:p>10722000</text:p>
          </table:table-cell>
          <table:table-cell office:value-type="float" office:value="10570000" calcext:value-type="float">
            <text:p>10570000</text:p>
          </table:table-cell>
          <table:table-cell office:value-type="float" office:value="10508000" calcext:value-type="float">
            <text:p>10508000</text:p>
          </table:table-cell>
          <table:table-cell office:value-type="float" office:value="10886000" calcext:value-type="float">
            <text:p>10886000</text:p>
          </table:table-cell>
          <table:table-cell office:value-type="float" office:value="10774000" calcext:value-type="float">
            <text:p>10774000</text:p>
          </table:table-cell>
          <table:table-cell office:value-type="float" office:value="10731000" calcext:value-type="float">
            <text:p>10731000</text:p>
          </table:table-cell>
          <table:table-cell office:value-type="float" office:value="10664000" calcext:value-type="float">
            <text:p>10664000</text:p>
          </table:table-cell>
          <table:table-cell office:value-type="float" office:value="11202000" calcext:value-type="float">
            <text:p>11202000</text:p>
          </table:table-cell>
          <table:table-cell office:value-type="float" office:value="10643000" calcext:value-type="float">
            <text:p>10643000</text:p>
          </table:table-cell>
          <table:table-cell office:value-type="float" office:value="10416000" calcext:value-type="float">
            <text:p>10416000</text:p>
          </table:table-cell>
          <table:table-cell office:value-type="float" office:value="10628000" calcext:value-type="float">
            <text:p>10628000</text:p>
          </table:table-cell>
          <table:table-cell office:value-type="float" office:value="10581000" calcext:value-type="float">
            <text:p>10581000</text:p>
          </table:table-cell>
          <table:table-cell office:value-type="float" office:value="10681000" calcext:value-type="float">
            <text:p>10681000</text:p>
          </table:table-cell>
          <table:table-cell office:value-type="float" office:value="10632000" calcext:value-type="float">
            <text:p>10632000</text:p>
          </table:table-cell>
          <table:table-cell office:value-type="float" office:value="10568000" calcext:value-type="float">
            <text:p>10568000</text:p>
          </table:table-cell>
          <table:table-cell office:value-type="float" office:value="10787000" calcext:value-type="float">
            <text:p>10787000</text:p>
          </table:table-cell>
          <table:table-cell office:value-type="float" office:value="10783000" calcext:value-type="float">
            <text:p>10783000</text:p>
          </table:table-cell>
          <table:table-cell office:value-type="float" office:value="10452000" calcext:value-type="float">
            <text:p>10452000</text:p>
          </table:table-cell>
          <table:table-cell office:value-type="float" office:value="10542000" calcext:value-type="float">
            <text:p>105420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A16:.CV16])" office:value-type="float" office:value="10411230" calcext:value-type="float">
            <text:p>10411230</text:p>
          </table:table-cell>
        </table:table-row>
        <table:table-row table:style-name="ro1">
          <table:table-cell office:value-type="float" office:value="11054000" calcext:value-type="float">
            <text:p>11054000</text:p>
          </table:table-cell>
          <table:table-cell office:value-type="float" office:value="10967000" calcext:value-type="float">
            <text:p>10967000</text:p>
          </table:table-cell>
          <table:table-cell office:value-type="float" office:value="11145000" calcext:value-type="float">
            <text:p>11145000</text:p>
          </table:table-cell>
          <table:table-cell office:value-type="float" office:value="11508000" calcext:value-type="float">
            <text:p>11508000</text:p>
          </table:table-cell>
          <table:table-cell office:value-type="float" office:value="11150000" calcext:value-type="float">
            <text:p>11150000</text:p>
          </table:table-cell>
          <table:table-cell office:value-type="float" office:value="11060000" calcext:value-type="float">
            <text:p>11060000</text:p>
          </table:table-cell>
          <table:table-cell office:value-type="float" office:value="11273000" calcext:value-type="float">
            <text:p>11273000</text:p>
          </table:table-cell>
          <table:table-cell office:value-type="float" office:value="10855000" calcext:value-type="float">
            <text:p>10855000</text:p>
          </table:table-cell>
          <table:table-cell office:value-type="float" office:value="11279000" calcext:value-type="float">
            <text:p>11279000</text:p>
          </table:table-cell>
          <table:table-cell office:value-type="float" office:value="11081000" calcext:value-type="float">
            <text:p>11081000</text:p>
          </table:table-cell>
          <table:table-cell office:value-type="float" office:value="7507000" calcext:value-type="float">
            <text:p>7507000</text:p>
          </table:table-cell>
          <table:table-cell office:value-type="float" office:value="11094000" calcext:value-type="float">
            <text:p>11094000</text:p>
          </table:table-cell>
          <table:table-cell office:value-type="float" office:value="11050000" calcext:value-type="float">
            <text:p>11050000</text:p>
          </table:table-cell>
          <table:table-cell office:value-type="float" office:value="10982000" calcext:value-type="float">
            <text:p>10982000</text:p>
          </table:table-cell>
          <table:table-cell office:value-type="float" office:value="10966000" calcext:value-type="float">
            <text:p>10966000</text:p>
          </table:table-cell>
          <table:table-cell office:value-type="float" office:value="11061000" calcext:value-type="float">
            <text:p>11061000</text:p>
          </table:table-cell>
          <table:table-cell office:value-type="float" office:value="10920000" calcext:value-type="float">
            <text:p>10920000</text:p>
          </table:table-cell>
          <table:table-cell office:value-type="float" office:value="10787000" calcext:value-type="float">
            <text:p>10787000</text:p>
          </table:table-cell>
          <table:table-cell office:value-type="float" office:value="10953000" calcext:value-type="float">
            <text:p>10953000</text:p>
          </table:table-cell>
          <table:table-cell office:value-type="float" office:value="10952000" calcext:value-type="float">
            <text:p>10952000</text:p>
          </table:table-cell>
          <table:table-cell office:value-type="float" office:value="11068000" calcext:value-type="float">
            <text:p>11068000</text:p>
          </table:table-cell>
          <table:table-cell office:value-type="float" office:value="11014000" calcext:value-type="float">
            <text:p>11014000</text:p>
          </table:table-cell>
          <table:table-cell office:value-type="float" office:value="11186000" calcext:value-type="float">
            <text:p>11186000</text:p>
          </table:table-cell>
          <table:table-cell office:value-type="float" office:value="11119000" calcext:value-type="float">
            <text:p>11119000</text:p>
          </table:table-cell>
          <table:table-cell office:value-type="float" office:value="11124000" calcext:value-type="float">
            <text:p>11124000</text:p>
          </table:table-cell>
          <table:table-cell office:value-type="float" office:value="11233000" calcext:value-type="float">
            <text:p>11233000</text:p>
          </table:table-cell>
          <table:table-cell office:value-type="float" office:value="11087000" calcext:value-type="float">
            <text:p>11087000</text:p>
          </table:table-cell>
          <table:table-cell office:value-type="float" office:value="11275000" calcext:value-type="float">
            <text:p>11275000</text:p>
          </table:table-cell>
          <table:table-cell office:value-type="float" office:value="11323000" calcext:value-type="float">
            <text:p>11323000</text:p>
          </table:table-cell>
          <table:table-cell office:value-type="float" office:value="11181000" calcext:value-type="float">
            <text:p>11181000</text:p>
          </table:table-cell>
          <table:table-cell office:value-type="float" office:value="10890000" calcext:value-type="float">
            <text:p>10890000</text:p>
          </table:table-cell>
          <table:table-cell office:value-type="float" office:value="10913000" calcext:value-type="float">
            <text:p>10913000</text:p>
          </table:table-cell>
          <table:table-cell office:value-type="float" office:value="10869000" calcext:value-type="float">
            <text:p>10869000</text:p>
          </table:table-cell>
          <table:table-cell office:value-type="float" office:value="10970000" calcext:value-type="float">
            <text:p>10970000</text:p>
          </table:table-cell>
          <table:table-cell office:value-type="float" office:value="11002000" calcext:value-type="float">
            <text:p>11002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11002000" calcext:value-type="float">
            <text:p>11002000</text:p>
          </table:table-cell>
          <table:table-cell office:value-type="float" office:value="11125000" calcext:value-type="float">
            <text:p>11125000</text:p>
          </table:table-cell>
          <table:table-cell office:value-type="float" office:value="10990000" calcext:value-type="float">
            <text:p>10990000</text:p>
          </table:table-cell>
          <table:table-cell office:value-type="float" office:value="11066000" calcext:value-type="float">
            <text:p>11066000</text:p>
          </table:table-cell>
          <table:table-cell office:value-type="float" office:value="11018000" calcext:value-type="float">
            <text:p>11018000</text:p>
          </table:table-cell>
          <table:table-cell office:value-type="float" office:value="11087000" calcext:value-type="float">
            <text:p>11087000</text:p>
          </table:table-cell>
          <table:table-cell office:value-type="float" office:value="10861000" calcext:value-type="float">
            <text:p>10861000</text:p>
          </table:table-cell>
          <table:table-cell office:value-type="float" office:value="10972000" calcext:value-type="float">
            <text:p>10972000</text:p>
          </table:table-cell>
          <table:table-cell office:value-type="float" office:value="10949000" calcext:value-type="float">
            <text:p>10949000</text:p>
          </table:table-cell>
          <table:table-cell office:value-type="float" office:value="11100000" calcext:value-type="float">
            <text:p>11100000</text:p>
          </table:table-cell>
          <table:table-cell office:value-type="float" office:value="11049000" calcext:value-type="float">
            <text:p>11049000</text:p>
          </table:table-cell>
          <table:table-cell office:value-type="float" office:value="11057000" calcext:value-type="float">
            <text:p>11057000</text:p>
          </table:table-cell>
          <table:table-cell office:value-type="float" office:value="7303000" calcext:value-type="float">
            <text:p>7303000</text:p>
          </table:table-cell>
          <table:table-cell office:value-type="float" office:value="11348000" calcext:value-type="float">
            <text:p>11348000</text:p>
          </table:table-cell>
          <table:table-cell office:value-type="float" office:value="11197000" calcext:value-type="float">
            <text:p>11197000</text:p>
          </table:table-cell>
          <table:table-cell office:value-type="float" office:value="7478000" calcext:value-type="float">
            <text:p>7478000</text:p>
          </table:table-cell>
          <table:table-cell office:value-type="float" office:value="7458000" calcext:value-type="float">
            <text:p>7458000</text:p>
          </table:table-cell>
          <table:table-cell office:value-type="float" office:value="7470000" calcext:value-type="float">
            <text:p>7470000</text:p>
          </table:table-cell>
          <table:table-cell office:value-type="float" office:value="10023000" calcext:value-type="float">
            <text:p>10023000</text:p>
          </table:table-cell>
          <table:table-cell office:value-type="float" office:value="11226000" calcext:value-type="float">
            <text:p>11226000</text:p>
          </table:table-cell>
          <table:table-cell office:value-type="float" office:value="11181000" calcext:value-type="float">
            <text:p>11181000</text:p>
          </table:table-cell>
          <table:table-cell office:value-type="float" office:value="11262000" calcext:value-type="float">
            <text:p>11262000</text:p>
          </table:table-cell>
          <table:table-cell office:value-type="float" office:value="11181000" calcext:value-type="float">
            <text:p>11181000</text:p>
          </table:table-cell>
          <table:table-cell office:value-type="float" office:value="11026000" calcext:value-type="float">
            <text:p>11026000</text:p>
          </table:table-cell>
          <table:table-cell office:value-type="float" office:value="10977000" calcext:value-type="float">
            <text:p>10977000</text:p>
          </table:table-cell>
          <table:table-cell office:value-type="float" office:value="11055000" calcext:value-type="float">
            <text:p>11055000</text:p>
          </table:table-cell>
          <table:table-cell office:value-type="float" office:value="10892000" calcext:value-type="float">
            <text:p>10892000</text:p>
          </table:table-cell>
          <table:table-cell office:value-type="float" office:value="10976000" calcext:value-type="float">
            <text:p>10976000</text:p>
          </table:table-cell>
          <table:table-cell office:value-type="float" office:value="10725000" calcext:value-type="float">
            <text:p>10725000</text:p>
          </table:table-cell>
          <table:table-cell office:value-type="float" office:value="10677000" calcext:value-type="float">
            <text:p>10677000</text:p>
          </table:table-cell>
          <table:table-cell office:value-type="float" office:value="11032000" calcext:value-type="float">
            <text:p>11032000</text:p>
          </table:table-cell>
          <table:table-cell office:value-type="float" office:value="11137000" calcext:value-type="float">
            <text:p>11137000</text:p>
          </table:table-cell>
          <table:table-cell office:value-type="float" office:value="10989000" calcext:value-type="float">
            <text:p>10989000</text:p>
          </table:table-cell>
          <table:table-cell office:value-type="float" office:value="11082000" calcext:value-type="float">
            <text:p>11082000</text:p>
          </table:table-cell>
          <table:table-cell office:value-type="float" office:value="11011000" calcext:value-type="float">
            <text:p>11011000</text:p>
          </table:table-cell>
          <table:table-cell office:value-type="float" office:value="10675000" calcext:value-type="float">
            <text:p>10675000</text:p>
          </table:table-cell>
          <table:table-cell office:value-type="float" office:value="11012000" calcext:value-type="float">
            <text:p>11012000</text:p>
          </table:table-cell>
          <table:table-cell office:value-type="float" office:value="11029000" calcext:value-type="float">
            <text:p>11029000</text:p>
          </table:table-cell>
          <table:table-cell office:value-type="float" office:value="11070000" calcext:value-type="float">
            <text:p>11070000</text:p>
          </table:table-cell>
          <table:table-cell office:value-type="float" office:value="11287000" calcext:value-type="float">
            <text:p>11287000</text:p>
          </table:table-cell>
          <table:table-cell office:value-type="float" office:value="10929000" calcext:value-type="float">
            <text:p>10929000</text:p>
          </table:table-cell>
          <table:table-cell office:value-type="float" office:value="11160000" calcext:value-type="float">
            <text:p>11160000</text:p>
          </table:table-cell>
          <table:table-cell office:value-type="float" office:value="7328000" calcext:value-type="float">
            <text:p>7328000</text:p>
          </table:table-cell>
          <table:table-cell office:value-type="float" office:value="7308000" calcext:value-type="float">
            <text:p>7308000</text:p>
          </table:table-cell>
          <table:table-cell office:value-type="float" office:value="10729000" calcext:value-type="float">
            <text:p>10729000</text:p>
          </table:table-cell>
          <table:table-cell office:value-type="float" office:value="7295000" calcext:value-type="float">
            <text:p>7295000</text:p>
          </table:table-cell>
          <table:table-cell office:value-type="float" office:value="11042000" calcext:value-type="float">
            <text:p>11042000</text:p>
          </table:table-cell>
          <table:table-cell office:value-type="float" office:value="10598000" calcext:value-type="float">
            <text:p>10598000</text:p>
          </table:table-cell>
          <table:table-cell office:value-type="float" office:value="10928000" calcext:value-type="float">
            <text:p>10928000</text:p>
          </table:table-cell>
          <table:table-cell office:value-type="float" office:value="10913000" calcext:value-type="float">
            <text:p>10913000</text:p>
          </table:table-cell>
          <table:table-cell office:value-type="float" office:value="10946000" calcext:value-type="float">
            <text:p>10946000</text:p>
          </table:table-cell>
          <table:table-cell office:value-type="float" office:value="10985000" calcext:value-type="float">
            <text:p>10985000</text:p>
          </table:table-cell>
          <table:table-cell office:value-type="float" office:value="7353000" calcext:value-type="float">
            <text:p>7353000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11002000" calcext:value-type="float">
            <text:p>11002000</text:p>
          </table:table-cell>
          <table:table-cell office:value-type="float" office:value="10967000" calcext:value-type="float">
            <text:p>10967000</text:p>
          </table:table-cell>
          <table:table-cell office:value-type="float" office:value="7242000" calcext:value-type="float">
            <text:p>7242000</text:p>
          </table:table-cell>
          <table:table-cell office:value-type="float" office:value="7275000" calcext:value-type="float">
            <text:p>7275000</text:p>
          </table:table-cell>
          <table:table-cell office:value-type="float" office:value="10824000" calcext:value-type="float">
            <text:p>10824000</text:p>
          </table:table-cell>
          <table:table-cell office:value-type="float" office:value="10823000" calcext:value-type="float">
            <text:p>10823000</text:p>
          </table:table-cell>
          <table:table-cell office:value-type="float" office:value="10882000" calcext:value-type="float">
            <text:p>10882000</text:p>
          </table:table-cell>
          <table:table-cell office:value-type="float" office:value="10905000" calcext:value-type="float">
            <text:p>10905000</text:p>
          </table:table-cell>
          <table:table-cell office:value-type="float" office:value="11176000" calcext:value-type="float">
            <text:p>11176000</text:p>
          </table:table-cell>
          <table:table-cell office:value-type="float" office:value="10955000" calcext:value-type="float">
            <text:p>1095500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AVERAGE([.A17:.CV17])" office:value-type="float" office:value="10540770" calcext:value-type="float">
            <text:p>10540770</text:p>
          </table:table-cell>
        </table:table-row>
        <table:table-row table:style-name="ro1">
          <table:table-cell office:value-type="float" office:value="10843000" calcext:value-type="float">
            <text:p>10843000</text:p>
          </table:table-cell>
          <table:table-cell office:value-type="float" office:value="7532000" calcext:value-type="float">
            <text:p>7532000</text:p>
          </table:table-cell>
          <table:table-cell office:value-type="float" office:value="7613000" calcext:value-type="float">
            <text:p>7613000</text:p>
          </table:table-cell>
          <table:table-cell office:value-type="float" office:value="11196000" calcext:value-type="float">
            <text:p>11196000</text:p>
          </table:table-cell>
          <table:table-cell office:value-type="float" office:value="7636000" calcext:value-type="float">
            <text:p>7636000</text:p>
          </table:table-cell>
          <table:table-cell office:value-type="float" office:value="11173000" calcext:value-type="float">
            <text:p>11173000</text:p>
          </table:table-cell>
          <table:table-cell office:value-type="float" office:value="11062000" calcext:value-type="float">
            <text:p>11062000</text:p>
          </table:table-cell>
          <table:table-cell office:value-type="float" office:value="11192000" calcext:value-type="float">
            <text:p>11192000</text:p>
          </table:table-cell>
          <table:table-cell office:value-type="float" office:value="7433000" calcext:value-type="float">
            <text:p>7433000</text:p>
          </table:table-cell>
          <table:table-cell office:value-type="float" office:value="11158000" calcext:value-type="float">
            <text:p>11158000</text:p>
          </table:table-cell>
          <table:table-cell office:value-type="float" office:value="11187000" calcext:value-type="float">
            <text:p>11187000</text:p>
          </table:table-cell>
          <table:table-cell office:value-type="float" office:value="11344000" calcext:value-type="float">
            <text:p>11344000</text:p>
          </table:table-cell>
          <table:table-cell office:value-type="float" office:value="11257000" calcext:value-type="float">
            <text:p>11257000</text:p>
          </table:table-cell>
          <table:table-cell office:value-type="float" office:value="11342000" calcext:value-type="float">
            <text:p>11342000</text:p>
          </table:table-cell>
          <table:table-cell office:value-type="float" office:value="11485000" calcext:value-type="float">
            <text:p>11485000</text:p>
          </table:table-cell>
          <table:table-cell office:value-type="float" office:value="11286000" calcext:value-type="float">
            <text:p>11286000</text:p>
          </table:table-cell>
          <table:table-cell office:value-type="float" office:value="7541000" calcext:value-type="float">
            <text:p>7541000</text:p>
          </table:table-cell>
          <table:table-cell office:value-type="float" office:value="11376000" calcext:value-type="float">
            <text:p>11376000</text:p>
          </table:table-cell>
          <table:table-cell office:value-type="float" office:value="11333000" calcext:value-type="float">
            <text:p>11333000</text:p>
          </table:table-cell>
          <table:table-cell office:value-type="float" office:value="11205000" calcext:value-type="float">
            <text:p>11205000</text:p>
          </table:table-cell>
          <table:table-cell office:value-type="float" office:value="11206000" calcext:value-type="float">
            <text:p>11206000</text:p>
          </table:table-cell>
          <table:table-cell office:value-type="float" office:value="10718000" calcext:value-type="float">
            <text:p>10718000</text:p>
          </table:table-cell>
          <table:table-cell office:value-type="float" office:value="10914000" calcext:value-type="float">
            <text:p>10914000</text:p>
          </table:table-cell>
          <table:table-cell office:value-type="float" office:value="10995000" calcext:value-type="float">
            <text:p>10995000</text:p>
          </table:table-cell>
          <table:table-cell office:value-type="float" office:value="11128000" calcext:value-type="float">
            <text:p>11128000</text:p>
          </table:table-cell>
          <table:table-cell office:value-type="float" office:value="10786000" calcext:value-type="float">
            <text:p>10786000</text:p>
          </table:table-cell>
          <table:table-cell office:value-type="float" office:value="10816000" calcext:value-type="float">
            <text:p>10816000</text:p>
          </table:table-cell>
          <table:table-cell office:value-type="float" office:value="10874000" calcext:value-type="float">
            <text:p>10874000</text:p>
          </table:table-cell>
          <table:table-cell office:value-type="float" office:value="10805000" calcext:value-type="float">
            <text:p>10805000</text:p>
          </table:table-cell>
          <table:table-cell office:value-type="float" office:value="10897000" calcext:value-type="float">
            <text:p>10897000</text:p>
          </table:table-cell>
          <table:table-cell office:value-type="float" office:value="10979000" calcext:value-type="float">
            <text:p>10979000</text:p>
          </table:table-cell>
          <table:table-cell office:value-type="float" office:value="11119000" calcext:value-type="float">
            <text:p>11119000</text:p>
          </table:table-cell>
          <table:table-cell office:value-type="float" office:value="10963000" calcext:value-type="float">
            <text:p>10963000</text:p>
          </table:table-cell>
          <table:table-cell office:value-type="float" office:value="10978000" calcext:value-type="float">
            <text:p>10978000</text:p>
          </table:table-cell>
          <table:table-cell office:value-type="float" office:value="10956000" calcext:value-type="float">
            <text:p>10956000</text:p>
          </table:table-cell>
          <table:table-cell office:value-type="float" office:value="10967000" calcext:value-type="float">
            <text:p>10967000</text:p>
          </table:table-cell>
          <table:table-cell office:value-type="float" office:value="11255000" calcext:value-type="float">
            <text:p>11255000</text:p>
          </table:table-cell>
          <table:table-cell office:value-type="float" office:value="10974000" calcext:value-type="float">
            <text:p>10974000</text:p>
          </table:table-cell>
          <table:table-cell office:value-type="float" office:value="11289000" calcext:value-type="float">
            <text:p>11289000</text:p>
          </table:table-cell>
          <table:table-cell office:value-type="float" office:value="11399000" calcext:value-type="float">
            <text:p>11399000</text:p>
          </table:table-cell>
          <table:table-cell office:value-type="float" office:value="11121000" calcext:value-type="float">
            <text:p>11121000</text:p>
          </table:table-cell>
          <table:table-cell office:value-type="float" office:value="11490000" calcext:value-type="float">
            <text:p>11490000</text:p>
          </table:table-cell>
          <table:table-cell office:value-type="float" office:value="10798000" calcext:value-type="float">
            <text:p>10798000</text:p>
          </table:table-cell>
          <table:table-cell office:value-type="float" office:value="11437000" calcext:value-type="float">
            <text:p>11437000</text:p>
          </table:table-cell>
          <table:table-cell office:value-type="float" office:value="11342000" calcext:value-type="float">
            <text:p>11342000</text:p>
          </table:table-cell>
          <table:table-cell office:value-type="float" office:value="11125000" calcext:value-type="float">
            <text:p>11125000</text:p>
          </table:table-cell>
          <table:table-cell office:value-type="float" office:value="11041000" calcext:value-type="float">
            <text:p>11041000</text:p>
          </table:table-cell>
          <table:table-cell office:value-type="float" office:value="10644000" calcext:value-type="float">
            <text:p>10644000</text:p>
          </table:table-cell>
          <table:table-cell office:value-type="float" office:value="11265000" calcext:value-type="float">
            <text:p>11265000</text:p>
          </table:table-cell>
          <table:table-cell office:value-type="float" office:value="11136000" calcext:value-type="float">
            <text:p>11136000</text:p>
          </table:table-cell>
          <table:table-cell office:value-type="float" office:value="11059000" calcext:value-type="float">
            <text:p>11059000</text:p>
          </table:table-cell>
          <table:table-cell office:value-type="float" office:value="11025000" calcext:value-type="float">
            <text:p>11025000</text:p>
          </table:table-cell>
          <table:table-cell office:value-type="float" office:value="11014000" calcext:value-type="float">
            <text:p>11014000</text:p>
          </table:table-cell>
          <table:table-cell office:value-type="float" office:value="11023000" calcext:value-type="float">
            <text:p>11023000</text:p>
          </table:table-cell>
          <table:table-cell office:value-type="float" office:value="11067000" calcext:value-type="float">
            <text:p>11067000</text:p>
          </table:table-cell>
          <table:table-cell office:value-type="float" office:value="11014000" calcext:value-type="float">
            <text:p>11014000</text:p>
          </table:table-cell>
          <table:table-cell office:value-type="float" office:value="11029000" calcext:value-type="float">
            <text:p>11029000</text:p>
          </table:table-cell>
          <table:table-cell office:value-type="float" office:value="11068000" calcext:value-type="float">
            <text:p>11068000</text:p>
          </table:table-cell>
          <table:table-cell office:value-type="float" office:value="11112000" calcext:value-type="float">
            <text:p>11112000</text:p>
          </table:table-cell>
          <table:table-cell office:value-type="float" office:value="11126000" calcext:value-type="float">
            <text:p>11126000</text:p>
          </table:table-cell>
          <table:table-cell office:value-type="float" office:value="11086000" calcext:value-type="float">
            <text:p>11086000</text:p>
          </table:table-cell>
          <table:table-cell office:value-type="float" office:value="11203000" calcext:value-type="float">
            <text:p>11203000</text:p>
          </table:table-cell>
          <table:table-cell office:value-type="float" office:value="11060000" calcext:value-type="float">
            <text:p>11060000</text:p>
          </table:table-cell>
          <table:table-cell office:value-type="float" office:value="11229000" calcext:value-type="float">
            <text:p>11229000</text:p>
          </table:table-cell>
          <table:table-cell office:value-type="float" office:value="11155000" calcext:value-type="float">
            <text:p>11155000</text:p>
          </table:table-cell>
          <table:table-cell office:value-type="float" office:value="11078000" calcext:value-type="float">
            <text:p>11078000</text:p>
          </table:table-cell>
          <table:table-cell office:value-type="float" office:value="11125000" calcext:value-type="float">
            <text:p>11125000</text:p>
          </table:table-cell>
          <table:table-cell office:value-type="float" office:value="11048000" calcext:value-type="float">
            <text:p>11048000</text:p>
          </table:table-cell>
          <table:table-cell office:value-type="float" office:value="11099000" calcext:value-type="float">
            <text:p>11099000</text:p>
          </table:table-cell>
          <table:table-cell office:value-type="float" office:value="10699000" calcext:value-type="float">
            <text:p>10699000</text:p>
          </table:table-cell>
          <table:table-cell office:value-type="float" office:value="10995000" calcext:value-type="float">
            <text:p>10995000</text:p>
          </table:table-cell>
          <table:table-cell office:value-type="float" office:value="10986000" calcext:value-type="float">
            <text:p>10986000</text:p>
          </table:table-cell>
          <table:table-cell office:value-type="float" office:value="11766000" calcext:value-type="float">
            <text:p>11766000</text:p>
          </table:table-cell>
          <table:table-cell office:value-type="float" office:value="10784000" calcext:value-type="float">
            <text:p>10784000</text:p>
          </table:table-cell>
          <table:table-cell office:value-type="float" office:value="10925000" calcext:value-type="float">
            <text:p>10925000</text:p>
          </table:table-cell>
          <table:table-cell office:value-type="float" office:value="10817000" calcext:value-type="float">
            <text:p>10817000</text:p>
          </table:table-cell>
          <table:table-cell office:value-type="float" office:value="11003000" calcext:value-type="float">
            <text:p>11003000</text:p>
          </table:table-cell>
          <table:table-cell office:value-type="float" office:value="11272000" calcext:value-type="float">
            <text:p>11272000</text:p>
          </table:table-cell>
          <table:table-cell office:value-type="float" office:value="10926000" calcext:value-type="float">
            <text:p>10926000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1353000" calcext:value-type="float">
            <text:p>11353000</text:p>
          </table:table-cell>
          <table:table-cell office:value-type="float" office:value="10870000" calcext:value-type="float">
            <text:p>10870000</text:p>
          </table:table-cell>
          <table:table-cell office:value-type="float" office:value="10974000" calcext:value-type="float">
            <text:p>10974000</text:p>
          </table:table-cell>
          <table:table-cell office:value-type="float" office:value="10930000" calcext:value-type="float">
            <text:p>10930000</text:p>
          </table:table-cell>
          <table:table-cell office:value-type="float" office:value="11149000" calcext:value-type="float">
            <text:p>11149000</text:p>
          </table:table-cell>
          <table:table-cell office:value-type="float" office:value="11001000" calcext:value-type="float">
            <text:p>11001000</text:p>
          </table:table-cell>
          <table:table-cell office:value-type="float" office:value="10955000" calcext:value-type="float">
            <text:p>10955000</text:p>
          </table:table-cell>
          <table:table-cell office:value-type="float" office:value="11275000" calcext:value-type="float">
            <text:p>11275000</text:p>
          </table:table-cell>
          <table:table-cell office:value-type="float" office:value="7453000" calcext:value-type="float">
            <text:p>7453000</text:p>
          </table:table-cell>
          <table:table-cell office:value-type="float" office:value="11139000" calcext:value-type="float">
            <text:p>11139000</text:p>
          </table:table-cell>
          <table:table-cell office:value-type="float" office:value="7476000" calcext:value-type="float">
            <text:p>7476000</text:p>
          </table:table-cell>
          <table:table-cell office:value-type="float" office:value="11248000" calcext:value-type="float">
            <text:p>11248000</text:p>
          </table:table-cell>
          <table:table-cell office:value-type="float" office:value="10958000" calcext:value-type="float">
            <text:p>10958000</text:p>
          </table:table-cell>
          <table:table-cell office:value-type="float" office:value="7538000" calcext:value-type="float">
            <text:p>7538000</text:p>
          </table:table-cell>
          <table:table-cell office:value-type="float" office:value="7512000" calcext:value-type="float">
            <text:p>7512000</text:p>
          </table:table-cell>
          <table:table-cell office:value-type="float" office:value="7429000" calcext:value-type="float">
            <text:p>7429000</text:p>
          </table:table-cell>
          <table:table-cell office:value-type="float" office:value="11269000" calcext:value-type="float">
            <text:p>11269000</text:p>
          </table:table-cell>
          <table:table-cell office:value-type="float" office:value="11406000" calcext:value-type="float">
            <text:p>11406000</text:p>
          </table:table-cell>
          <table:table-cell office:value-type="float" office:value="7711000" calcext:value-type="float">
            <text:p>7711000</text:p>
          </table:table-cell>
          <table:table-cell office:value-type="float" office:value="11489000" calcext:value-type="float">
            <text:p>1148900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AVERAGE([.A18:.CV18])" office:value-type="float" office:value="10710390" calcext:value-type="float">
            <text:p>10710390</text:p>
          </table:table-cell>
        </table:table-row>
        <table:table-row table:style-name="ro1">
          <table:table-cell office:value-type="float" office:value="11403000" calcext:value-type="float">
            <text:p>11403000</text:p>
          </table:table-cell>
          <table:table-cell office:value-type="float" office:value="11381000" calcext:value-type="float">
            <text:p>11381000</text:p>
          </table:table-cell>
          <table:table-cell office:value-type="float" office:value="11337000" calcext:value-type="float">
            <text:p>11337000</text:p>
          </table:table-cell>
          <table:table-cell office:value-type="float" office:value="11493000" calcext:value-type="float">
            <text:p>11493000</text:p>
          </table:table-cell>
          <table:table-cell office:value-type="float" office:value="7749000" calcext:value-type="float">
            <text:p>7749000</text:p>
          </table:table-cell>
          <table:table-cell office:value-type="float" office:value="11475000" calcext:value-type="float">
            <text:p>11475000</text:p>
          </table:table-cell>
          <table:table-cell office:value-type="float" office:value="11971000" calcext:value-type="float">
            <text:p>11971000</text:p>
          </table:table-cell>
          <table:table-cell office:value-type="float" office:value="11805000" calcext:value-type="float">
            <text:p>11805000</text:p>
          </table:table-cell>
          <table:table-cell office:value-type="float" office:value="11520000" calcext:value-type="float">
            <text:p>11520000</text:p>
          </table:table-cell>
          <table:table-cell office:value-type="float" office:value="11585000" calcext:value-type="float">
            <text:p>11585000</text:p>
          </table:table-cell>
          <table:table-cell office:value-type="float" office:value="11683000" calcext:value-type="float">
            <text:p>11683000</text:p>
          </table:table-cell>
          <table:table-cell office:value-type="float" office:value="7715000" calcext:value-type="float">
            <text:p>7715000</text:p>
          </table:table-cell>
          <table:table-cell office:value-type="float" office:value="11675000" calcext:value-type="float">
            <text:p>11675000</text:p>
          </table:table-cell>
          <table:table-cell office:value-type="float" office:value="11786000" calcext:value-type="float">
            <text:p>11786000</text:p>
          </table:table-cell>
          <table:table-cell office:value-type="float" office:value="11839000" calcext:value-type="float">
            <text:p>11839000</text:p>
          </table:table-cell>
          <table:table-cell office:value-type="float" office:value="7801000" calcext:value-type="float">
            <text:p>7801000</text:p>
          </table:table-cell>
          <table:table-cell office:value-type="float" office:value="7860000" calcext:value-type="float">
            <text:p>7860000</text:p>
          </table:table-cell>
          <table:table-cell office:value-type="float" office:value="7879000" calcext:value-type="float">
            <text:p>7879000</text:p>
          </table:table-cell>
          <table:table-cell office:value-type="float" office:value="7781000" calcext:value-type="float">
            <text:p>7781000</text:p>
          </table:table-cell>
          <table:table-cell office:value-type="float" office:value="7769000" calcext:value-type="float">
            <text:p>7769000</text:p>
          </table:table-cell>
          <table:table-cell office:value-type="float" office:value="12057000" calcext:value-type="float">
            <text:p>12057000</text:p>
          </table:table-cell>
          <table:table-cell office:value-type="float" office:value="7780000" calcext:value-type="float">
            <text:p>7780000</text:p>
          </table:table-cell>
          <table:table-cell office:value-type="float" office:value="11751000" calcext:value-type="float">
            <text:p>11751000</text:p>
          </table:table-cell>
          <table:table-cell office:value-type="float" office:value="11929000" calcext:value-type="float">
            <text:p>11929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11589000" calcext:value-type="float">
            <text:p>11589000</text:p>
          </table:table-cell>
          <table:table-cell office:value-type="float" office:value="11707000" calcext:value-type="float">
            <text:p>11707000</text:p>
          </table:table-cell>
          <table:table-cell office:value-type="float" office:value="11517000" calcext:value-type="float">
            <text:p>11517000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7704000" calcext:value-type="float">
            <text:p>7704000</text:p>
          </table:table-cell>
          <table:table-cell office:value-type="float" office:value="11575000" calcext:value-type="float">
            <text:p>11575000</text:p>
          </table:table-cell>
          <table:table-cell office:value-type="float" office:value="11655000" calcext:value-type="float">
            <text:p>11655000</text:p>
          </table:table-cell>
          <table:table-cell office:value-type="float" office:value="11685000" calcext:value-type="float">
            <text:p>11685000</text:p>
          </table:table-cell>
          <table:table-cell office:value-type="float" office:value="11691000" calcext:value-type="float">
            <text:p>11691000</text:p>
          </table:table-cell>
          <table:table-cell office:value-type="float" office:value="7781000" calcext:value-type="float">
            <text:p>7781000</text:p>
          </table:table-cell>
          <table:table-cell office:value-type="float" office:value="11649000" calcext:value-type="float">
            <text:p>11649000</text:p>
          </table:table-cell>
          <table:table-cell office:value-type="float" office:value="11583000" calcext:value-type="float">
            <text:p>11583000</text:p>
          </table:table-cell>
          <table:table-cell office:value-type="float" office:value="11617000" calcext:value-type="float">
            <text:p>11617000</text:p>
          </table:table-cell>
          <table:table-cell office:value-type="float" office:value="11671000" calcext:value-type="float">
            <text:p>11671000</text:p>
          </table:table-cell>
          <table:table-cell office:value-type="float" office:value="11643000" calcext:value-type="float">
            <text:p>11643000</text:p>
          </table:table-cell>
          <table:table-cell table:number-columns-repeated="2" office:value-type="float" office:value="10933000" calcext:value-type="float">
            <text:p>10933000</text:p>
          </table:table-cell>
          <table:table-cell office:value-type="float" office:value="11633000" calcext:value-type="float">
            <text:p>11633000</text:p>
          </table:table-cell>
          <table:table-cell office:value-type="float" office:value="7967000" calcext:value-type="float">
            <text:p>7967000</text:p>
          </table:table-cell>
          <table:table-cell office:value-type="float" office:value="11557000" calcext:value-type="float">
            <text:p>11557000</text:p>
          </table:table-cell>
          <table:table-cell office:value-type="float" office:value="11573000" calcext:value-type="float">
            <text:p>11573000</text:p>
          </table:table-cell>
          <table:table-cell office:value-type="float" office:value="11574000" calcext:value-type="float">
            <text:p>11574000</text:p>
          </table:table-cell>
          <table:table-cell office:value-type="float" office:value="11586000" calcext:value-type="float">
            <text:p>11586000</text:p>
          </table:table-cell>
          <table:table-cell office:value-type="float" office:value="11656000" calcext:value-type="float">
            <text:p>11656000</text:p>
          </table:table-cell>
          <table:table-cell office:value-type="float" office:value="11556000" calcext:value-type="float">
            <text:p>11556000</text:p>
          </table:table-cell>
          <table:table-cell office:value-type="float" office:value="11282000" calcext:value-type="float">
            <text:p>11282000</text:p>
          </table:table-cell>
          <table:table-cell office:value-type="float" office:value="11536000" calcext:value-type="float">
            <text:p>11536000</text:p>
          </table:table-cell>
          <table:table-cell office:value-type="float" office:value="11630000" calcext:value-type="float">
            <text:p>11630000</text:p>
          </table:table-cell>
          <table:table-cell office:value-type="float" office:value="11165000" calcext:value-type="float">
            <text:p>11165000</text:p>
          </table:table-cell>
          <table:table-cell office:value-type="float" office:value="11684000" calcext:value-type="float">
            <text:p>11684000</text:p>
          </table:table-cell>
          <table:table-cell office:value-type="float" office:value="11559000" calcext:value-type="float">
            <text:p>11559000</text:p>
          </table:table-cell>
          <table:table-cell office:value-type="float" office:value="11657000" calcext:value-type="float">
            <text:p>11657000</text:p>
          </table:table-cell>
          <table:table-cell office:value-type="float" office:value="10897000" calcext:value-type="float">
            <text:p>10897000</text:p>
          </table:table-cell>
          <table:table-cell office:value-type="float" office:value="11179000" calcext:value-type="float">
            <text:p>11179000</text:p>
          </table:table-cell>
          <table:table-cell office:value-type="float" office:value="11332000" calcext:value-type="float">
            <text:p>11332000</text:p>
          </table:table-cell>
          <table:table-cell office:value-type="float" office:value="11553000" calcext:value-type="float">
            <text:p>11553000</text:p>
          </table:table-cell>
          <table:table-cell office:value-type="float" office:value="11643000" calcext:value-type="float">
            <text:p>11643000</text:p>
          </table:table-cell>
          <table:table-cell office:value-type="float" office:value="11650000" calcext:value-type="float">
            <text:p>11650000</text:p>
          </table:table-cell>
          <table:table-cell office:value-type="float" office:value="11552000" calcext:value-type="float">
            <text:p>11552000</text:p>
          </table:table-cell>
          <table:table-cell office:value-type="float" office:value="11535000" calcext:value-type="float">
            <text:p>11535000</text:p>
          </table:table-cell>
          <table:table-cell office:value-type="float" office:value="11587000" calcext:value-type="float">
            <text:p>11587000</text:p>
          </table:table-cell>
          <table:table-cell office:value-type="float" office:value="11159000" calcext:value-type="float">
            <text:p>11159000</text:p>
          </table:table-cell>
          <table:table-cell office:value-type="float" office:value="7668000" calcext:value-type="float">
            <text:p>7668000</text:p>
          </table:table-cell>
          <table:table-cell office:value-type="float" office:value="11509000" calcext:value-type="float">
            <text:p>11509000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11597000" calcext:value-type="float">
            <text:p>11597000</text:p>
          </table:table-cell>
          <table:table-cell office:value-type="float" office:value="11554000" calcext:value-type="float">
            <text:p>11554000</text:p>
          </table:table-cell>
          <table:table-cell office:value-type="float" office:value="11229000" calcext:value-type="float">
            <text:p>11229000</text:p>
          </table:table-cell>
          <table:table-cell office:value-type="float" office:value="11705000" calcext:value-type="float">
            <text:p>11705000</text:p>
          </table:table-cell>
          <table:table-cell office:value-type="float" office:value="11659000" calcext:value-type="float">
            <text:p>11659000</text:p>
          </table:table-cell>
          <table:table-cell office:value-type="float" office:value="11586000" calcext:value-type="float">
            <text:p>11586000</text:p>
          </table:table-cell>
          <table:table-cell office:value-type="float" office:value="11520000" calcext:value-type="float">
            <text:p>11520000</text:p>
          </table:table-cell>
          <table:table-cell office:value-type="float" office:value="9783000" calcext:value-type="float">
            <text:p>9783000</text:p>
          </table:table-cell>
          <table:table-cell office:value-type="float" office:value="7821000" calcext:value-type="float">
            <text:p>7821000</text:p>
          </table:table-cell>
          <table:table-cell office:value-type="float" office:value="11781000" calcext:value-type="float">
            <text:p>11781000</text:p>
          </table:table-cell>
          <table:table-cell office:value-type="float" office:value="11746000" calcext:value-type="float">
            <text:p>11746000</text:p>
          </table:table-cell>
          <table:table-cell office:value-type="float" office:value="10842000" calcext:value-type="float">
            <text:p>10842000</text:p>
          </table:table-cell>
          <table:table-cell office:value-type="float" office:value="11484000" calcext:value-type="float">
            <text:p>11484000</text:p>
          </table:table-cell>
          <table:table-cell office:value-type="float" office:value="11469000" calcext:value-type="float">
            <text:p>11469000</text:p>
          </table:table-cell>
          <table:table-cell office:value-type="float" office:value="11554000" calcext:value-type="float">
            <text:p>11554000</text:p>
          </table:table-cell>
          <table:table-cell office:value-type="float" office:value="11833000" calcext:value-type="float">
            <text:p>11833000</text:p>
          </table:table-cell>
          <table:table-cell office:value-type="float" office:value="11568000" calcext:value-type="float">
            <text:p>11568000</text:p>
          </table:table-cell>
          <table:table-cell office:value-type="float" office:value="11471000" calcext:value-type="float">
            <text:p>11471000</text:p>
          </table:table-cell>
          <table:table-cell office:value-type="float" office:value="11497000" calcext:value-type="float">
            <text:p>11497000</text:p>
          </table:table-cell>
          <table:table-cell office:value-type="float" office:value="11539000" calcext:value-type="float">
            <text:p>11539000</text:p>
          </table:table-cell>
          <table:table-cell office:value-type="float" office:value="11676000" calcext:value-type="float">
            <text:p>11676000</text:p>
          </table:table-cell>
          <table:table-cell office:value-type="float" office:value="11415000" calcext:value-type="float">
            <text:p>11415000</text:p>
          </table:table-cell>
          <table:table-cell office:value-type="float" office:value="11514000" calcext:value-type="float">
            <text:p>11514000</text:p>
          </table:table-cell>
          <table:table-cell office:value-type="float" office:value="11782000" calcext:value-type="float">
            <text:p>11782000</text:p>
          </table:table-cell>
          <table:table-cell office:value-type="float" office:value="11567000" calcext:value-type="float">
            <text:p>11567000</text:p>
          </table:table-cell>
          <table:table-cell office:value-type="float" office:value="11222000" calcext:value-type="float">
            <text:p>11222000</text:p>
          </table:table-cell>
          <table:table-cell office:value-type="float" office:value="11773000" calcext:value-type="float">
            <text:p>11773000</text:p>
          </table:table-cell>
          <table:table-cell office:value-type="float" office:value="11653000" calcext:value-type="float">
            <text:p>11653000</text:p>
          </table:table-cell>
          <table:table-cell office:value-type="float" office:value="10866000" calcext:value-type="float">
            <text:p>10866000</text:p>
          </table:table-cell>
          <table:table-cell office:value-type="float" office:value="11694000" calcext:value-type="float">
            <text:p>1169400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AVERAGE([.A19:.CV19])" office:value-type="float" office:value="11017160" calcext:value-type="float">
            <text:p>11017160</text:p>
          </table:table-cell>
        </table:table-row>
        <table:table-row table:style-name="ro1">
          <table:table-cell office:value-type="float" office:value="12021000" calcext:value-type="float">
            <text:p>12021000</text:p>
          </table:table-cell>
          <table:table-cell office:value-type="float" office:value="12180000" calcext:value-type="float">
            <text:p>12180000</text:p>
          </table:table-cell>
          <table:table-cell office:value-type="float" office:value="12082000" calcext:value-type="float">
            <text:p>12082000</text:p>
          </table:table-cell>
          <table:table-cell office:value-type="float" office:value="12083000" calcext:value-type="float">
            <text:p>12083000</text:p>
          </table:table-cell>
          <table:table-cell office:value-type="float" office:value="12263000" calcext:value-type="float">
            <text:p>12263000</text:p>
          </table:table-cell>
          <table:table-cell office:value-type="float" office:value="12223000" calcext:value-type="float">
            <text:p>12223000</text:p>
          </table:table-cell>
          <table:table-cell office:value-type="float" office:value="12065000" calcext:value-type="float">
            <text:p>12065000</text:p>
          </table:table-cell>
          <table:table-cell office:value-type="float" office:value="12148000" calcext:value-type="float">
            <text:p>12148000</text:p>
          </table:table-cell>
          <table:table-cell office:value-type="float" office:value="12109000" calcext:value-type="float">
            <text:p>12109000</text:p>
          </table:table-cell>
          <table:table-cell office:value-type="float" office:value="12075000" calcext:value-type="float">
            <text:p>12075000</text:p>
          </table:table-cell>
          <table:table-cell office:value-type="float" office:value="11780000" calcext:value-type="float">
            <text:p>11780000</text:p>
          </table:table-cell>
          <table:table-cell office:value-type="float" office:value="11125000" calcext:value-type="float">
            <text:p>11125000</text:p>
          </table:table-cell>
          <table:table-cell office:value-type="float" office:value="11779000" calcext:value-type="float">
            <text:p>11779000</text:p>
          </table:table-cell>
          <table:table-cell office:value-type="float" office:value="11807000" calcext:value-type="float">
            <text:p>11807000</text:p>
          </table:table-cell>
          <table:table-cell office:value-type="float" office:value="11784000" calcext:value-type="float">
            <text:p>11784000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11759000" calcext:value-type="float">
            <text:p>11759000</text:p>
          </table:table-cell>
          <table:table-cell office:value-type="float" office:value="10911000" calcext:value-type="float">
            <text:p>10911000</text:p>
          </table:table-cell>
          <table:table-cell office:value-type="float" office:value="11431000" calcext:value-type="float">
            <text:p>11431000</text:p>
          </table:table-cell>
          <table:table-cell office:value-type="float" office:value="11181000" calcext:value-type="float">
            <text:p>11181000</text:p>
          </table:table-cell>
          <table:table-cell office:value-type="float" office:value="11450000" calcext:value-type="float">
            <text:p>11450000</text:p>
          </table:table-cell>
          <table:table-cell office:value-type="float" office:value="7792000" calcext:value-type="float">
            <text:p>7792000</text:p>
          </table:table-cell>
          <table:table-cell office:value-type="float" office:value="11338000" calcext:value-type="float">
            <text:p>11338000</text:p>
          </table:table-cell>
          <table:table-cell office:value-type="float" office:value="10770000" calcext:value-type="float">
            <text:p>10770000</text:p>
          </table:table-cell>
          <table:table-cell office:value-type="float" office:value="11343000" calcext:value-type="float">
            <text:p>11343000</text:p>
          </table:table-cell>
          <table:table-cell office:value-type="float" office:value="11443000" calcext:value-type="float">
            <text:p>11443000</text:p>
          </table:table-cell>
          <table:table-cell office:value-type="float" office:value="11386000" calcext:value-type="float">
            <text:p>11386000</text:p>
          </table:table-cell>
          <table:table-cell office:value-type="float" office:value="11037000" calcext:value-type="float">
            <text:p>11037000</text:p>
          </table:table-cell>
          <table:table-cell office:value-type="float" office:value="11445000" calcext:value-type="float">
            <text:p>11445000</text:p>
          </table:table-cell>
          <table:table-cell office:value-type="float" office:value="11071000" calcext:value-type="float">
            <text:p>11071000</text:p>
          </table:table-cell>
          <table:table-cell office:value-type="float" office:value="11627000" calcext:value-type="float">
            <text:p>11627000</text:p>
          </table:table-cell>
          <table:table-cell office:value-type="float" office:value="11158000" calcext:value-type="float">
            <text:p>11158000</text:p>
          </table:table-cell>
          <table:table-cell office:value-type="float" office:value="11573000" calcext:value-type="float">
            <text:p>11573000</text:p>
          </table:table-cell>
          <table:table-cell office:value-type="float" office:value="11476000" calcext:value-type="float">
            <text:p>11476000</text:p>
          </table:table-cell>
          <table:table-cell office:value-type="float" office:value="11298000" calcext:value-type="float">
            <text:p>11298000</text:p>
          </table:table-cell>
          <table:table-cell office:value-type="float" office:value="11568000" calcext:value-type="float">
            <text:p>11568000</text:p>
          </table:table-cell>
          <table:table-cell office:value-type="float" office:value="11191000" calcext:value-type="float">
            <text:p>11191000</text:p>
          </table:table-cell>
          <table:table-cell office:value-type="float" office:value="11274000" calcext:value-type="float">
            <text:p>11274000</text:p>
          </table:table-cell>
          <table:table-cell office:value-type="float" office:value="11288000" calcext:value-type="float">
            <text:p>11288000</text:p>
          </table:table-cell>
          <table:table-cell office:value-type="float" office:value="11236000" calcext:value-type="float">
            <text:p>11236000</text:p>
          </table:table-cell>
          <table:table-cell office:value-type="float" office:value="11466000" calcext:value-type="float">
            <text:p>11466000</text:p>
          </table:table-cell>
          <table:table-cell office:value-type="float" office:value="11534000" calcext:value-type="float">
            <text:p>11534000</text:p>
          </table:table-cell>
          <table:table-cell office:value-type="float" office:value="11567000" calcext:value-type="float">
            <text:p>11567000</text:p>
          </table:table-cell>
          <table:table-cell office:value-type="float" office:value="11472000" calcext:value-type="float">
            <text:p>11472000</text:p>
          </table:table-cell>
          <table:table-cell office:value-type="float" office:value="10982000" calcext:value-type="float">
            <text:p>10982000</text:p>
          </table:table-cell>
          <table:table-cell office:value-type="float" office:value="11483000" calcext:value-type="float">
            <text:p>11483000</text:p>
          </table:table-cell>
          <table:table-cell office:value-type="float" office:value="11668000" calcext:value-type="float">
            <text:p>11668000</text:p>
          </table:table-cell>
          <table:table-cell office:value-type="float" office:value="11615000" calcext:value-type="float">
            <text:p>11615000</text:p>
          </table:table-cell>
          <table:table-cell office:value-type="float" office:value="11456000" calcext:value-type="float">
            <text:p>11456000</text:p>
          </table:table-cell>
          <table:table-cell office:value-type="float" office:value="12031000" calcext:value-type="float">
            <text:p>12031000</text:p>
          </table:table-cell>
          <table:table-cell office:value-type="float" office:value="12026000" calcext:value-type="float">
            <text:p>12026000</text:p>
          </table:table-cell>
          <table:table-cell office:value-type="float" office:value="11710000" calcext:value-type="float">
            <text:p>11710000</text:p>
          </table:table-cell>
          <table:table-cell office:value-type="float" office:value="11472000" calcext:value-type="float">
            <text:p>11472000</text:p>
          </table:table-cell>
          <table:table-cell office:value-type="float" office:value="12026000" calcext:value-type="float">
            <text:p>12026000</text:p>
          </table:table-cell>
          <table:table-cell office:value-type="float" office:value="12051000" calcext:value-type="float">
            <text:p>12051000</text:p>
          </table:table-cell>
          <table:table-cell office:value-type="float" office:value="11942000" calcext:value-type="float">
            <text:p>11942000</text:p>
          </table:table-cell>
          <table:table-cell office:value-type="float" office:value="11966000" calcext:value-type="float">
            <text:p>11966000</text:p>
          </table:table-cell>
          <table:table-cell office:value-type="float" office:value="12078000" calcext:value-type="float">
            <text:p>12078000</text:p>
          </table:table-cell>
          <table:table-cell office:value-type="float" office:value="11739000" calcext:value-type="float">
            <text:p>11739000</text:p>
          </table:table-cell>
          <table:table-cell office:value-type="float" office:value="11469000" calcext:value-type="float">
            <text:p>11469000</text:p>
          </table:table-cell>
          <table:table-cell office:value-type="float" office:value="11417000" calcext:value-type="float">
            <text:p>11417000</text:p>
          </table:table-cell>
          <table:table-cell office:value-type="float" office:value="11081000" calcext:value-type="float">
            <text:p>11081000</text:p>
          </table:table-cell>
          <table:table-cell office:value-type="float" office:value="10924000" calcext:value-type="float">
            <text:p>10924000</text:p>
          </table:table-cell>
          <table:table-cell office:value-type="float" office:value="11657000" calcext:value-type="float">
            <text:p>11657000</text:p>
          </table:table-cell>
          <table:table-cell office:value-type="float" office:value="11590000" calcext:value-type="float">
            <text:p>11590000</text:p>
          </table:table-cell>
          <table:table-cell office:value-type="float" office:value="11656000" calcext:value-type="float">
            <text:p>11656000</text:p>
          </table:table-cell>
          <table:table-cell office:value-type="float" office:value="11568000" calcext:value-type="float">
            <text:p>11568000</text:p>
          </table:table-cell>
          <table:table-cell office:value-type="float" office:value="11226000" calcext:value-type="float">
            <text:p>11226000</text:p>
          </table:table-cell>
          <table:table-cell office:value-type="float" office:value="11749000" calcext:value-type="float">
            <text:p>11749000</text:p>
          </table:table-cell>
          <table:table-cell office:value-type="float" office:value="11649000" calcext:value-type="float">
            <text:p>11649000</text:p>
          </table:table-cell>
          <table:table-cell office:value-type="float" office:value="11874000" calcext:value-type="float">
            <text:p>11874000</text:p>
          </table:table-cell>
          <table:table-cell office:value-type="float" office:value="11705000" calcext:value-type="float">
            <text:p>11705000</text:p>
          </table:table-cell>
          <table:table-cell office:value-type="float" office:value="11731000" calcext:value-type="float">
            <text:p>11731000</text:p>
          </table:table-cell>
          <table:table-cell office:value-type="float" office:value="11626000" calcext:value-type="float">
            <text:p>11626000</text:p>
          </table:table-cell>
          <table:table-cell office:value-type="float" office:value="11546000" calcext:value-type="float">
            <text:p>11546000</text:p>
          </table:table-cell>
          <table:table-cell office:value-type="float" office:value="11348000" calcext:value-type="float">
            <text:p>11348000</text:p>
          </table:table-cell>
          <table:table-cell office:value-type="float" office:value="11274000" calcext:value-type="float">
            <text:p>11274000</text:p>
          </table:table-cell>
          <table:table-cell office:value-type="float" office:value="11798000" calcext:value-type="float">
            <text:p>11798000</text:p>
          </table:table-cell>
          <table:table-cell office:value-type="float" office:value="11652000" calcext:value-type="float">
            <text:p>11652000</text:p>
          </table:table-cell>
          <table:table-cell office:value-type="float" office:value="11283000" calcext:value-type="float">
            <text:p>11283000</text:p>
          </table:table-cell>
          <table:table-cell office:value-type="float" office:value="11733000" calcext:value-type="float">
            <text:p>11733000</text:p>
          </table:table-cell>
          <table:table-cell office:value-type="float" office:value="11424000" calcext:value-type="float">
            <text:p>11424000</text:p>
          </table:table-cell>
          <table:table-cell office:value-type="float" office:value="11491000" calcext:value-type="float">
            <text:p>11491000</text:p>
          </table:table-cell>
          <table:table-cell office:value-type="float" office:value="11459000" calcext:value-type="float">
            <text:p>11459000</text:p>
          </table:table-cell>
          <table:table-cell office:value-type="float" office:value="11550000" calcext:value-type="float">
            <text:p>11550000</text:p>
          </table:table-cell>
          <table:table-cell office:value-type="float" office:value="11427000" calcext:value-type="float">
            <text:p>11427000</text:p>
          </table:table-cell>
          <table:table-cell office:value-type="float" office:value="10896000" calcext:value-type="float">
            <text:p>10896000</text:p>
          </table:table-cell>
          <table:table-cell office:value-type="float" office:value="12044000" calcext:value-type="float">
            <text:p>12044000</text:p>
          </table:table-cell>
          <table:table-cell office:value-type="float" office:value="12001000" calcext:value-type="float">
            <text:p>12001000</text:p>
          </table:table-cell>
          <table:table-cell office:value-type="float" office:value="12007000" calcext:value-type="float">
            <text:p>12007000</text:p>
          </table:table-cell>
          <table:table-cell office:value-type="float" office:value="11465000" calcext:value-type="float">
            <text:p>11465000</text:p>
          </table:table-cell>
          <table:table-cell office:value-type="float" office:value="11597000" calcext:value-type="float">
            <text:p>11597000</text:p>
          </table:table-cell>
          <table:table-cell office:value-type="float" office:value="11971000" calcext:value-type="float">
            <text:p>11971000</text:p>
          </table:table-cell>
          <table:table-cell office:value-type="float" office:value="11613000" calcext:value-type="float">
            <text:p>11613000</text:p>
          </table:table-cell>
          <table:table-cell office:value-type="float" office:value="12132000" calcext:value-type="float">
            <text:p>12132000</text:p>
          </table:table-cell>
          <table:table-cell office:value-type="float" office:value="12055000" calcext:value-type="float">
            <text:p>12055000</text:p>
          </table:table-cell>
          <table:table-cell office:value-type="float" office:value="12023000" calcext:value-type="float">
            <text:p>12023000</text:p>
          </table:table-cell>
          <table:table-cell office:value-type="float" office:value="11771000" calcext:value-type="float">
            <text:p>11771000</text:p>
          </table:table-cell>
          <table:table-cell office:value-type="float" office:value="11256000" calcext:value-type="float">
            <text:p>11256000</text:p>
          </table:table-cell>
          <table:table-cell office:value-type="float" office:value="11953000" calcext:value-type="float">
            <text:p>119530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AVERAGE([.A20:.CV20])" office:value-type="float" office:value="11573880" calcext:value-type="float">
            <text:p>11573880</text:p>
          </table:table-cell>
        </table:table-row>
        <table:table-row table:style-name="ro1">
          <table:table-cell office:value-type="float" office:value="11615000" calcext:value-type="float">
            <text:p>11615000</text:p>
          </table:table-cell>
          <table:table-cell office:value-type="float" office:value="12366000" calcext:value-type="float">
            <text:p>12366000</text:p>
          </table:table-cell>
          <table:table-cell office:value-type="float" office:value="12108000" calcext:value-type="float">
            <text:p>12108000</text:p>
          </table:table-cell>
          <table:table-cell office:value-type="float" office:value="12235000" calcext:value-type="float">
            <text:p>12235000</text:p>
          </table:table-cell>
          <table:table-cell office:value-type="float" office:value="11974000" calcext:value-type="float">
            <text:p>11974000</text:p>
          </table:table-cell>
          <table:table-cell office:value-type="float" office:value="11983000" calcext:value-type="float">
            <text:p>11983000</text:p>
          </table:table-cell>
          <table:table-cell office:value-type="float" office:value="8010000" calcext:value-type="float">
            <text:p>8010000</text:p>
          </table:table-cell>
          <table:table-cell office:value-type="float" office:value="12058000" calcext:value-type="float">
            <text:p>12058000</text:p>
          </table:table-cell>
          <table:table-cell office:value-type="float" office:value="11028000" calcext:value-type="float">
            <text:p>11028000</text:p>
          </table:table-cell>
          <table:table-cell office:value-type="float" office:value="12007000" calcext:value-type="float">
            <text:p>12007000</text:p>
          </table:table-cell>
          <table:table-cell office:value-type="float" office:value="11615000" calcext:value-type="float">
            <text:p>11615000</text:p>
          </table:table-cell>
          <table:table-cell office:value-type="float" office:value="12020000" calcext:value-type="float">
            <text:p>12020000</text:p>
          </table:table-cell>
          <table:table-cell office:value-type="float" office:value="11838000" calcext:value-type="float">
            <text:p>11838000</text:p>
          </table:table-cell>
          <table:table-cell office:value-type="float" office:value="11960000" calcext:value-type="float">
            <text:p>11960000</text:p>
          </table:table-cell>
          <table:table-cell office:value-type="float" office:value="12206000" calcext:value-type="float">
            <text:p>12206000</text:p>
          </table:table-cell>
          <table:table-cell office:value-type="float" office:value="11750000" calcext:value-type="float">
            <text:p>11750000</text:p>
          </table:table-cell>
          <table:table-cell office:value-type="float" office:value="12050000" calcext:value-type="float">
            <text:p>12050000</text:p>
          </table:table-cell>
          <table:table-cell office:value-type="float" office:value="11413000" calcext:value-type="float">
            <text:p>11413000</text:p>
          </table:table-cell>
          <table:table-cell office:value-type="float" office:value="11639000" calcext:value-type="float">
            <text:p>11639000</text:p>
          </table:table-cell>
          <table:table-cell office:value-type="float" office:value="11756000" calcext:value-type="float">
            <text:p>11756000</text:p>
          </table:table-cell>
          <table:table-cell office:value-type="float" office:value="11553000" calcext:value-type="float">
            <text:p>11553000</text:p>
          </table:table-cell>
          <table:table-cell office:value-type="float" office:value="11942000" calcext:value-type="float">
            <text:p>11942000</text:p>
          </table:table-cell>
          <table:table-cell office:value-type="float" office:value="12159000" calcext:value-type="float">
            <text:p>12159000</text:p>
          </table:table-cell>
          <table:table-cell office:value-type="float" office:value="12017000" calcext:value-type="float">
            <text:p>12017000</text:p>
          </table:table-cell>
          <table:table-cell office:value-type="float" office:value="11939000" calcext:value-type="float">
            <text:p>11939000</text:p>
          </table:table-cell>
          <table:table-cell office:value-type="float" office:value="11537000" calcext:value-type="float">
            <text:p>11537000</text:p>
          </table:table-cell>
          <table:table-cell office:value-type="float" office:value="11613000" calcext:value-type="float">
            <text:p>11613000</text:p>
          </table:table-cell>
          <table:table-cell office:value-type="float" office:value="12619000" calcext:value-type="float">
            <text:p>12619000</text:p>
          </table:table-cell>
          <table:table-cell office:value-type="float" office:value="11644000" calcext:value-type="float">
            <text:p>11644000</text:p>
          </table:table-cell>
          <table:table-cell office:value-type="float" office:value="12290000" calcext:value-type="float">
            <text:p>12290000</text:p>
          </table:table-cell>
          <table:table-cell office:value-type="float" office:value="12309000" calcext:value-type="float">
            <text:p>12309000</text:p>
          </table:table-cell>
          <table:table-cell office:value-type="float" office:value="12274000" calcext:value-type="float">
            <text:p>12274000</text:p>
          </table:table-cell>
          <table:table-cell office:value-type="float" office:value="12221000" calcext:value-type="float">
            <text:p>12221000</text:p>
          </table:table-cell>
          <table:table-cell office:value-type="float" office:value="12302000" calcext:value-type="float">
            <text:p>12302000</text:p>
          </table:table-cell>
          <table:table-cell office:value-type="float" office:value="12193000" calcext:value-type="float">
            <text:p>12193000</text:p>
          </table:table-cell>
          <table:table-cell office:value-type="float" office:value="12105000" calcext:value-type="float">
            <text:p>12105000</text:p>
          </table:table-cell>
          <table:table-cell office:value-type="float" office:value="12226000" calcext:value-type="float">
            <text:p>12226000</text:p>
          </table:table-cell>
          <table:table-cell office:value-type="float" office:value="12487000" calcext:value-type="float">
            <text:p>12487000</text:p>
          </table:table-cell>
          <table:table-cell office:value-type="float" office:value="12035000" calcext:value-type="float">
            <text:p>12035000</text:p>
          </table:table-cell>
          <table:table-cell office:value-type="float" office:value="12132000" calcext:value-type="float">
            <text:p>12132000</text:p>
          </table:table-cell>
          <table:table-cell office:value-type="float" office:value="11409000" calcext:value-type="float">
            <text:p>11409000</text:p>
          </table:table-cell>
          <table:table-cell office:value-type="float" office:value="11996000" calcext:value-type="float">
            <text:p>11996000</text:p>
          </table:table-cell>
          <table:table-cell office:value-type="float" office:value="11126000" calcext:value-type="float">
            <text:p>11126000</text:p>
          </table:table-cell>
          <table:table-cell office:value-type="float" office:value="12085000" calcext:value-type="float">
            <text:p>12085000</text:p>
          </table:table-cell>
          <table:table-cell office:value-type="float" office:value="11693000" calcext:value-type="float">
            <text:p>11693000</text:p>
          </table:table-cell>
          <table:table-cell office:value-type="float" office:value="11877000" calcext:value-type="float">
            <text:p>11877000</text:p>
          </table:table-cell>
          <table:table-cell office:value-type="float" office:value="11553000" calcext:value-type="float">
            <text:p>11553000</text:p>
          </table:table-cell>
          <table:table-cell office:value-type="float" office:value="11213000" calcext:value-type="float">
            <text:p>11213000</text:p>
          </table:table-cell>
          <table:table-cell office:value-type="float" office:value="11905000" calcext:value-type="float">
            <text:p>11905000</text:p>
          </table:table-cell>
          <table:table-cell office:value-type="float" office:value="8194000" calcext:value-type="float">
            <text:p>8194000</text:p>
          </table:table-cell>
          <table:table-cell office:value-type="float" office:value="12142000" calcext:value-type="float">
            <text:p>12142000</text:p>
          </table:table-cell>
          <table:table-cell office:value-type="float" office:value="12239000" calcext:value-type="float">
            <text:p>12239000</text:p>
          </table:table-cell>
          <table:table-cell office:value-type="float" office:value="12220000" calcext:value-type="float">
            <text:p>12220000</text:p>
          </table:table-cell>
          <table:table-cell office:value-type="float" office:value="12310000" calcext:value-type="float">
            <text:p>12310000</text:p>
          </table:table-cell>
          <table:table-cell office:value-type="float" office:value="12289000" calcext:value-type="float">
            <text:p>12289000</text:p>
          </table:table-cell>
          <table:table-cell office:value-type="float" office:value="11484000" calcext:value-type="float">
            <text:p>11484000</text:p>
          </table:table-cell>
          <table:table-cell office:value-type="float" office:value="12243000" calcext:value-type="float">
            <text:p>12243000</text:p>
          </table:table-cell>
          <table:table-cell office:value-type="float" office:value="12430000" calcext:value-type="float">
            <text:p>12430000</text:p>
          </table:table-cell>
          <table:table-cell office:value-type="float" office:value="12173000" calcext:value-type="float">
            <text:p>12173000</text:p>
          </table:table-cell>
          <table:table-cell office:value-type="float" office:value="12242000" calcext:value-type="float">
            <text:p>12242000</text:p>
          </table:table-cell>
          <table:table-cell office:value-type="float" office:value="11587000" calcext:value-type="float">
            <text:p>11587000</text:p>
          </table:table-cell>
          <table:table-cell office:value-type="float" office:value="11967000" calcext:value-type="float">
            <text:p>11967000</text:p>
          </table:table-cell>
          <table:table-cell office:value-type="float" office:value="11637000" calcext:value-type="float">
            <text:p>11637000</text:p>
          </table:table-cell>
          <table:table-cell office:value-type="float" office:value="11728000" calcext:value-type="float">
            <text:p>11728000</text:p>
          </table:table-cell>
          <table:table-cell office:value-type="float" office:value="11694000" calcext:value-type="float">
            <text:p>11694000</text:p>
          </table:table-cell>
          <table:table-cell office:value-type="float" office:value="11735000" calcext:value-type="float">
            <text:p>11735000</text:p>
          </table:table-cell>
          <table:table-cell office:value-type="float" office:value="12100000" calcext:value-type="float">
            <text:p>12100000</text:p>
          </table:table-cell>
          <table:table-cell office:value-type="float" office:value="11788000" calcext:value-type="float">
            <text:p>11788000</text:p>
          </table:table-cell>
          <table:table-cell office:value-type="float" office:value="11818000" calcext:value-type="float">
            <text:p>11818000</text:p>
          </table:table-cell>
          <table:table-cell office:value-type="float" office:value="11355000" calcext:value-type="float">
            <text:p>11355000</text:p>
          </table:table-cell>
          <table:table-cell office:value-type="float" office:value="12004000" calcext:value-type="float">
            <text:p>12004000</text:p>
          </table:table-cell>
          <table:table-cell office:value-type="float" office:value="12032000" calcext:value-type="float">
            <text:p>12032000</text:p>
          </table:table-cell>
          <table:table-cell office:value-type="float" office:value="12030000" calcext:value-type="float">
            <text:p>12030000</text:p>
          </table:table-cell>
          <table:table-cell office:value-type="float" office:value="12025000" calcext:value-type="float">
            <text:p>12025000</text:p>
          </table:table-cell>
          <table:table-cell office:value-type="float" office:value="12020000" calcext:value-type="float">
            <text:p>12020000</text:p>
          </table:table-cell>
          <table:table-cell office:value-type="float" office:value="12110000" calcext:value-type="float">
            <text:p>12110000</text:p>
          </table:table-cell>
          <table:table-cell office:value-type="float" office:value="12073000" calcext:value-type="float">
            <text:p>12073000</text:p>
          </table:table-cell>
          <table:table-cell office:value-type="float" office:value="11944000" calcext:value-type="float">
            <text:p>11944000</text:p>
          </table:table-cell>
          <table:table-cell office:value-type="float" office:value="7928000" calcext:value-type="float">
            <text:p>7928000</text:p>
          </table:table-cell>
          <table:table-cell office:value-type="float" office:value="11968000" calcext:value-type="float">
            <text:p>11968000</text:p>
          </table:table-cell>
          <table:table-cell office:value-type="float" office:value="11212000" calcext:value-type="float">
            <text:p>11212000</text:p>
          </table:table-cell>
          <table:table-cell office:value-type="float" office:value="12333000" calcext:value-type="float">
            <text:p>12333000</text:p>
          </table:table-cell>
          <table:table-cell office:value-type="float" office:value="12148000" calcext:value-type="float">
            <text:p>12148000</text:p>
          </table:table-cell>
          <table:table-cell office:value-type="float" office:value="11462000" calcext:value-type="float">
            <text:p>11462000</text:p>
          </table:table-cell>
          <table:table-cell office:value-type="float" office:value="12108000" calcext:value-type="float">
            <text:p>12108000</text:p>
          </table:table-cell>
          <table:table-cell office:value-type="float" office:value="12044000" calcext:value-type="float">
            <text:p>12044000</text:p>
          </table:table-cell>
          <table:table-cell office:value-type="float" office:value="11803000" calcext:value-type="float">
            <text:p>11803000</text:p>
          </table:table-cell>
          <table:table-cell office:value-type="float" office:value="12235000" calcext:value-type="float">
            <text:p>12235000</text:p>
          </table:table-cell>
          <table:table-cell office:value-type="float" office:value="11679000" calcext:value-type="float">
            <text:p>11679000</text:p>
          </table:table-cell>
          <table:table-cell office:value-type="float" office:value="12094000" calcext:value-type="float">
            <text:p>12094000</text:p>
          </table:table-cell>
          <table:table-cell office:value-type="float" office:value="11331000" calcext:value-type="float">
            <text:p>11331000</text:p>
          </table:table-cell>
          <table:table-cell office:value-type="float" office:value="11436000" calcext:value-type="float">
            <text:p>11436000</text:p>
          </table:table-cell>
          <table:table-cell office:value-type="float" office:value="11950000" calcext:value-type="float">
            <text:p>11950000</text:p>
          </table:table-cell>
          <table:table-cell office:value-type="float" office:value="12271000" calcext:value-type="float">
            <text:p>12271000</text:p>
          </table:table-cell>
          <table:table-cell office:value-type="float" office:value="11617000" calcext:value-type="float">
            <text:p>11617000</text:p>
          </table:table-cell>
          <table:table-cell office:value-type="float" office:value="11982000" calcext:value-type="float">
            <text:p>11982000</text:p>
          </table:table-cell>
          <table:table-cell office:value-type="float" office:value="11067000" calcext:value-type="float">
            <text:p>11067000</text:p>
          </table:table-cell>
          <table:table-cell office:value-type="float" office:value="12185000" calcext:value-type="float">
            <text:p>12185000</text:p>
          </table:table-cell>
          <table:table-cell office:value-type="float" office:value="11897000" calcext:value-type="float">
            <text:p>11897000</text:p>
          </table:table-cell>
          <table:table-cell office:value-type="float" office:value="11582000" calcext:value-type="float">
            <text:p>1158200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AVERAGE([.A21:.CV21])" office:value-type="float" office:value="11800300" calcext:value-type="float">
            <text:p>11800300</text:p>
          </table:table-cell>
        </table:table-row>
        <table:table-row table:style-name="ro1">
          <table:table-cell office:value-type="float" office:value="12408000" calcext:value-type="float">
            <text:p>12408000</text:p>
          </table:table-cell>
          <table:table-cell office:value-type="float" office:value="12449000" calcext:value-type="float">
            <text:p>12449000</text:p>
          </table:table-cell>
          <table:table-cell office:value-type="float" office:value="12494000" calcext:value-type="float">
            <text:p>12494000</text:p>
          </table:table-cell>
          <table:table-cell office:value-type="float" office:value="12489000" calcext:value-type="float">
            <text:p>12489000</text:p>
          </table:table-cell>
          <table:table-cell office:value-type="float" office:value="12406000" calcext:value-type="float">
            <text:p>12406000</text:p>
          </table:table-cell>
          <table:table-cell office:value-type="float" office:value="12746000" calcext:value-type="float">
            <text:p>12746000</text:p>
          </table:table-cell>
          <table:table-cell office:value-type="float" office:value="12395000" calcext:value-type="float">
            <text:p>12395000</text:p>
          </table:table-cell>
          <table:table-cell office:value-type="float" office:value="11988000" calcext:value-type="float">
            <text:p>11988000</text:p>
          </table:table-cell>
          <table:table-cell office:value-type="float" office:value="12047000" calcext:value-type="float">
            <text:p>12047000</text:p>
          </table:table-cell>
          <table:table-cell office:value-type="float" office:value="8060000" calcext:value-type="float">
            <text:p>8060000</text:p>
          </table:table-cell>
          <table:table-cell office:value-type="float" office:value="8021000" calcext:value-type="float">
            <text:p>8021000</text:p>
          </table:table-cell>
          <table:table-cell office:value-type="float" office:value="11618000" calcext:value-type="float">
            <text:p>11618000</text:p>
          </table:table-cell>
          <table:table-cell office:value-type="float" office:value="12077000" calcext:value-type="float">
            <text:p>12077000</text:p>
          </table:table-cell>
          <table:table-cell office:value-type="float" office:value="11986000" calcext:value-type="float">
            <text:p>11986000</text:p>
          </table:table-cell>
          <table:table-cell office:value-type="float" office:value="11914000" calcext:value-type="float">
            <text:p>11914000</text:p>
          </table:table-cell>
          <table:table-cell office:value-type="float" office:value="12065000" calcext:value-type="float">
            <text:p>12065000</text:p>
          </table:table-cell>
          <table:table-cell office:value-type="float" office:value="12044000" calcext:value-type="float">
            <text:p>12044000</text:p>
          </table:table-cell>
          <table:table-cell office:value-type="float" office:value="11998000" calcext:value-type="float">
            <text:p>11998000</text:p>
          </table:table-cell>
          <table:table-cell office:value-type="float" office:value="12360000" calcext:value-type="float">
            <text:p>12360000</text:p>
          </table:table-cell>
          <table:table-cell office:value-type="float" office:value="12269000" calcext:value-type="float">
            <text:p>12269000</text:p>
          </table:table-cell>
          <table:table-cell office:value-type="float" office:value="8179000" calcext:value-type="float">
            <text:p>8179000</text:p>
          </table:table-cell>
          <table:table-cell office:value-type="float" office:value="11204000" calcext:value-type="float">
            <text:p>11204000</text:p>
          </table:table-cell>
          <table:table-cell office:value-type="float" office:value="12170000" calcext:value-type="float">
            <text:p>12170000</text:p>
          </table:table-cell>
          <table:table-cell office:value-type="float" office:value="8175000" calcext:value-type="float">
            <text:p>8175000</text:p>
          </table:table-cell>
          <table:table-cell office:value-type="float" office:value="10854000" calcext:value-type="float">
            <text:p>10854000</text:p>
          </table:table-cell>
          <table:table-cell office:value-type="float" office:value="12238000" calcext:value-type="float">
            <text:p>12238000</text:p>
          </table:table-cell>
          <table:table-cell office:value-type="float" office:value="8167000" calcext:value-type="float">
            <text:p>8167000</text:p>
          </table:table-cell>
          <table:table-cell office:value-type="float" office:value="12178000" calcext:value-type="float">
            <text:p>12178000</text:p>
          </table:table-cell>
          <table:table-cell office:value-type="float" office:value="12255000" calcext:value-type="float">
            <text:p>12255000</text:p>
          </table:table-cell>
          <table:table-cell office:value-type="float" office:value="12454000" calcext:value-type="float">
            <text:p>12454000</text:p>
          </table:table-cell>
          <table:table-cell office:value-type="float" office:value="12477000" calcext:value-type="float">
            <text:p>12477000</text:p>
          </table:table-cell>
          <table:table-cell office:value-type="float" office:value="11936000" calcext:value-type="float">
            <text:p>11936000</text:p>
          </table:table-cell>
          <table:table-cell office:value-type="float" office:value="11219000" calcext:value-type="float">
            <text:p>11219000</text:p>
          </table:table-cell>
          <table:table-cell office:value-type="float" office:value="12139000" calcext:value-type="float">
            <text:p>12139000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11596000" calcext:value-type="float">
            <text:p>11596000</text:p>
          </table:table-cell>
          <table:table-cell office:value-type="float" office:value="11815000" calcext:value-type="float">
            <text:p>11815000</text:p>
          </table:table-cell>
          <table:table-cell office:value-type="float" office:value="11874000" calcext:value-type="float">
            <text:p>11874000</text:p>
          </table:table-cell>
          <table:table-cell office:value-type="float" office:value="11706000" calcext:value-type="float">
            <text:p>11706000</text:p>
          </table:table-cell>
          <table:table-cell office:value-type="float" office:value="8083000" calcext:value-type="float">
            <text:p>8083000</text:p>
          </table:table-cell>
          <table:table-cell office:value-type="float" office:value="12110000" calcext:value-type="float">
            <text:p>12110000</text:p>
          </table:table-cell>
          <table:table-cell office:value-type="float" office:value="12163000" calcext:value-type="float">
            <text:p>12163000</text:p>
          </table:table-cell>
          <table:table-cell office:value-type="float" office:value="11556000" calcext:value-type="float">
            <text:p>11556000</text:p>
          </table:table-cell>
          <table:table-cell office:value-type="float" office:value="11406000" calcext:value-type="float">
            <text:p>11406000</text:p>
          </table:table-cell>
          <table:table-cell office:value-type="float" office:value="11387000" calcext:value-type="float">
            <text:p>11387000</text:p>
          </table:table-cell>
          <table:table-cell office:value-type="float" office:value="12197000" calcext:value-type="float">
            <text:p>12197000</text:p>
          </table:table-cell>
          <table:table-cell office:value-type="float" office:value="12114000" calcext:value-type="float">
            <text:p>12114000</text:p>
          </table:table-cell>
          <table:table-cell office:value-type="float" office:value="12239000" calcext:value-type="float">
            <text:p>12239000</text:p>
          </table:table-cell>
          <table:table-cell office:value-type="float" office:value="12220000" calcext:value-type="float">
            <text:p>12220000</text:p>
          </table:table-cell>
          <table:table-cell office:value-type="float" office:value="8165000" calcext:value-type="float">
            <text:p>8165000</text:p>
          </table:table-cell>
          <table:table-cell office:value-type="float" office:value="12315000" calcext:value-type="float">
            <text:p>12315000</text:p>
          </table:table-cell>
          <table:table-cell office:value-type="float" office:value="11341000" calcext:value-type="float">
            <text:p>11341000</text:p>
          </table:table-cell>
          <table:table-cell office:value-type="float" office:value="11494000" calcext:value-type="float">
            <text:p>11494000</text:p>
          </table:table-cell>
          <table:table-cell office:value-type="float" office:value="12184000" calcext:value-type="float">
            <text:p>12184000</text:p>
          </table:table-cell>
          <table:table-cell office:value-type="float" office:value="11932000" calcext:value-type="float">
            <text:p>11932000</text:p>
          </table:table-cell>
          <table:table-cell office:value-type="float" office:value="7985000" calcext:value-type="float">
            <text:p>7985000</text:p>
          </table:table-cell>
          <table:table-cell office:value-type="float" office:value="8359000" calcext:value-type="float">
            <text:p>8359000</text:p>
          </table:table-cell>
          <table:table-cell office:value-type="float" office:value="12575000" calcext:value-type="float">
            <text:p>12575000</text:p>
          </table:table-cell>
          <table:table-cell office:value-type="float" office:value="12456000" calcext:value-type="float">
            <text:p>12456000</text:p>
          </table:table-cell>
          <table:table-cell office:value-type="float" office:value="12485000" calcext:value-type="float">
            <text:p>12485000</text:p>
          </table:table-cell>
          <table:table-cell office:value-type="float" office:value="12522000" calcext:value-type="float">
            <text:p>12522000</text:p>
          </table:table-cell>
          <table:table-cell office:value-type="float" office:value="12318000" calcext:value-type="float">
            <text:p>12318000</text:p>
          </table:table-cell>
          <table:table-cell office:value-type="float" office:value="12408000" calcext:value-type="float">
            <text:p>12408000</text:p>
          </table:table-cell>
          <table:table-cell office:value-type="float" office:value="11530000" calcext:value-type="float">
            <text:p>11530000</text:p>
          </table:table-cell>
          <table:table-cell office:value-type="float" office:value="12399000" calcext:value-type="float">
            <text:p>12399000</text:p>
          </table:table-cell>
          <table:table-cell office:value-type="float" office:value="12336000" calcext:value-type="float">
            <text:p>12336000</text:p>
          </table:table-cell>
          <table:table-cell office:value-type="float" office:value="11870000" calcext:value-type="float">
            <text:p>11870000</text:p>
          </table:table-cell>
          <table:table-cell office:value-type="float" office:value="12195000" calcext:value-type="float">
            <text:p>12195000</text:p>
          </table:table-cell>
          <table:table-cell office:value-type="float" office:value="12033000" calcext:value-type="float">
            <text:p>12033000</text:p>
          </table:table-cell>
          <table:table-cell office:value-type="float" office:value="12051000" calcext:value-type="float">
            <text:p>12051000</text:p>
          </table:table-cell>
          <table:table-cell office:value-type="float" office:value="12050000" calcext:value-type="float">
            <text:p>12050000</text:p>
          </table:table-cell>
          <table:table-cell office:value-type="float" office:value="12295000" calcext:value-type="float">
            <text:p>12295000</text:p>
          </table:table-cell>
          <table:table-cell office:value-type="float" office:value="11994000" calcext:value-type="float">
            <text:p>11994000</text:p>
          </table:table-cell>
          <table:table-cell office:value-type="float" office:value="12140000" calcext:value-type="float">
            <text:p>12140000</text:p>
          </table:table-cell>
          <table:table-cell office:value-type="float" office:value="12340000" calcext:value-type="float">
            <text:p>12340000</text:p>
          </table:table-cell>
          <table:table-cell office:value-type="float" office:value="12673000" calcext:value-type="float">
            <text:p>12673000</text:p>
          </table:table-cell>
          <table:table-cell office:value-type="float" office:value="14004000" calcext:value-type="float">
            <text:p>14004000</text:p>
          </table:table-cell>
          <table:table-cell office:value-type="float" office:value="12069000" calcext:value-type="float">
            <text:p>12069000</text:p>
          </table:table-cell>
          <table:table-cell office:value-type="float" office:value="12070000" calcext:value-type="float">
            <text:p>12070000</text:p>
          </table:table-cell>
          <table:table-cell office:value-type="float" office:value="12010000" calcext:value-type="float">
            <text:p>12010000</text:p>
          </table:table-cell>
          <table:table-cell office:value-type="float" office:value="12281000" calcext:value-type="float">
            <text:p>12281000</text:p>
          </table:table-cell>
          <table:table-cell office:value-type="float" office:value="12116000" calcext:value-type="float">
            <text:p>12116000</text:p>
          </table:table-cell>
          <table:table-cell office:value-type="float" office:value="12077000" calcext:value-type="float">
            <text:p>12077000</text:p>
          </table:table-cell>
          <table:table-cell office:value-type="float" office:value="12208000" calcext:value-type="float">
            <text:p>12208000</text:p>
          </table:table-cell>
          <table:table-cell office:value-type="float" office:value="12389000" calcext:value-type="float">
            <text:p>12389000</text:p>
          </table:table-cell>
          <table:table-cell office:value-type="float" office:value="12457000" calcext:value-type="float">
            <text:p>12457000</text:p>
          </table:table-cell>
          <table:table-cell office:value-type="float" office:value="12271000" calcext:value-type="float">
            <text:p>12271000</text:p>
          </table:table-cell>
          <table:table-cell office:value-type="float" office:value="12260000" calcext:value-type="float">
            <text:p>12260000</text:p>
          </table:table-cell>
          <table:table-cell office:value-type="float" office:value="12426000" calcext:value-type="float">
            <text:p>12426000</text:p>
          </table:table-cell>
          <table:table-cell office:value-type="float" office:value="11297000" calcext:value-type="float">
            <text:p>11297000</text:p>
          </table:table-cell>
          <table:table-cell office:value-type="float" office:value="12431000" calcext:value-type="float">
            <text:p>12431000</text:p>
          </table:table-cell>
          <table:table-cell office:value-type="float" office:value="11811000" calcext:value-type="float">
            <text:p>11811000</text:p>
          </table:table-cell>
          <table:table-cell office:value-type="float" office:value="12769000" calcext:value-type="float">
            <text:p>12769000</text:p>
          </table:table-cell>
          <table:table-cell office:value-type="float" office:value="12680000" calcext:value-type="float">
            <text:p>12680000</text:p>
          </table:table-cell>
          <table:table-cell office:value-type="float" office:value="12694000" calcext:value-type="float">
            <text:p>12694000</text:p>
          </table:table-cell>
          <table:table-cell office:value-type="float" office:value="12722000" calcext:value-type="float">
            <text:p>12722000</text:p>
          </table:table-cell>
          <table:table-cell office:value-type="float" office:value="12249000" calcext:value-type="float">
            <text:p>12249000</text:p>
          </table:table-cell>
          <table:table-cell office:value-type="float" office:value="12739000" calcext:value-type="float">
            <text:p>12739000</text:p>
          </table:table-cell>
          <table:table-cell office:value-type="float" office:value="12530000" calcext:value-type="float">
            <text:p>12530000</text:p>
          </table:table-cell>
          <table:table-cell office:value-type="float" office:value="12326000" calcext:value-type="float">
            <text:p>1232600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AVERAGE([.A22:.CV22])" office:value-type="float" office:value="11793280" calcext:value-type="float">
            <text:p>11793280</text:p>
          </table:table-cell>
        </table:table-row>
        <table:table-row table:style-name="ro1">
          <table:table-cell office:value-type="float" office:value="11737000" calcext:value-type="float">
            <text:p>11737000</text:p>
          </table:table-cell>
          <table:table-cell office:value-type="float" office:value="12791000" calcext:value-type="float">
            <text:p>12791000</text:p>
          </table:table-cell>
          <table:table-cell office:value-type="float" office:value="11914000" calcext:value-type="float">
            <text:p>11914000</text:p>
          </table:table-cell>
          <table:table-cell office:value-type="float" office:value="12947000" calcext:value-type="float">
            <text:p>12947000</text:p>
          </table:table-cell>
          <table:table-cell office:value-type="float" office:value="11757000" calcext:value-type="float">
            <text:p>11757000</text:p>
          </table:table-cell>
          <table:table-cell office:value-type="float" office:value="12987000" calcext:value-type="float">
            <text:p>12987000</text:p>
          </table:table-cell>
          <table:table-cell office:value-type="float" office:value="12885000" calcext:value-type="float">
            <text:p>12885000</text:p>
          </table:table-cell>
          <table:table-cell office:value-type="float" office:value="12721000" calcext:value-type="float">
            <text:p>12721000</text:p>
          </table:table-cell>
          <table:table-cell office:value-type="float" office:value="12815000" calcext:value-type="float">
            <text:p>12815000</text:p>
          </table:table-cell>
          <table:table-cell office:value-type="float" office:value="12854000" calcext:value-type="float">
            <text:p>12854000</text:p>
          </table:table-cell>
          <table:table-cell office:value-type="float" office:value="12931000" calcext:value-type="float">
            <text:p>12931000</text:p>
          </table:table-cell>
          <table:table-cell office:value-type="float" office:value="11953000" calcext:value-type="float">
            <text:p>11953000</text:p>
          </table:table-cell>
          <table:table-cell office:value-type="float" office:value="11667000" calcext:value-type="float">
            <text:p>11667000</text:p>
          </table:table-cell>
          <table:table-cell office:value-type="float" office:value="11499000" calcext:value-type="float">
            <text:p>11499000</text:p>
          </table:table-cell>
          <table:table-cell office:value-type="float" office:value="11754000" calcext:value-type="float">
            <text:p>11754000</text:p>
          </table:table-cell>
          <table:table-cell office:value-type="float" office:value="11739000" calcext:value-type="float">
            <text:p>11739000</text:p>
          </table:table-cell>
          <table:table-cell office:value-type="float" office:value="12574000" calcext:value-type="float">
            <text:p>12574000</text:p>
          </table:table-cell>
          <table:table-cell office:value-type="float" office:value="12537000" calcext:value-type="float">
            <text:p>12537000</text:p>
          </table:table-cell>
          <table:table-cell office:value-type="float" office:value="12463000" calcext:value-type="float">
            <text:p>12463000</text:p>
          </table:table-cell>
          <table:table-cell office:value-type="float" office:value="12653000" calcext:value-type="float">
            <text:p>12653000</text:p>
          </table:table-cell>
          <table:table-cell office:value-type="float" office:value="11480000" calcext:value-type="float">
            <text:p>11480000</text:p>
          </table:table-cell>
          <table:table-cell office:value-type="float" office:value="12606000" calcext:value-type="float">
            <text:p>12606000</text:p>
          </table:table-cell>
          <table:table-cell office:value-type="float" office:value="12673000" calcext:value-type="float">
            <text:p>12673000</text:p>
          </table:table-cell>
          <table:table-cell office:value-type="float" office:value="12735000" calcext:value-type="float">
            <text:p>12735000</text:p>
          </table:table-cell>
          <table:table-cell office:value-type="float" office:value="12537000" calcext:value-type="float">
            <text:p>12537000</text:p>
          </table:table-cell>
          <table:table-cell office:value-type="float" office:value="11606000" calcext:value-type="float">
            <text:p>11606000</text:p>
          </table:table-cell>
          <table:table-cell office:value-type="float" office:value="12854000" calcext:value-type="float">
            <text:p>12854000</text:p>
          </table:table-cell>
          <table:table-cell office:value-type="float" office:value="12945000" calcext:value-type="float">
            <text:p>12945000</text:p>
          </table:table-cell>
          <table:table-cell office:value-type="float" office:value="12823000" calcext:value-type="float">
            <text:p>12823000</text:p>
          </table:table-cell>
          <table:table-cell office:value-type="float" office:value="12433000" calcext:value-type="float">
            <text:p>12433000</text:p>
          </table:table-cell>
          <table:table-cell office:value-type="float" office:value="12482000" calcext:value-type="float">
            <text:p>12482000</text:p>
          </table:table-cell>
          <table:table-cell office:value-type="float" office:value="12987000" calcext:value-type="float">
            <text:p>12987000</text:p>
          </table:table-cell>
          <table:table-cell office:value-type="float" office:value="12425000" calcext:value-type="float">
            <text:p>12425000</text:p>
          </table:table-cell>
          <table:table-cell office:value-type="float" office:value="12477000" calcext:value-type="float">
            <text:p>12477000</text:p>
          </table:table-cell>
          <table:table-cell office:value-type="float" office:value="11648000" calcext:value-type="float">
            <text:p>11648000</text:p>
          </table:table-cell>
          <table:table-cell office:value-type="float" office:value="11691000" calcext:value-type="float">
            <text:p>11691000</text:p>
          </table:table-cell>
          <table:table-cell office:value-type="float" office:value="11612000" calcext:value-type="float">
            <text:p>11612000</text:p>
          </table:table-cell>
          <table:table-cell office:value-type="float" office:value="12292000" calcext:value-type="float">
            <text:p>12292000</text:p>
          </table:table-cell>
          <table:table-cell office:value-type="float" office:value="11957000" calcext:value-type="float">
            <text:p>11957000</text:p>
          </table:table-cell>
          <table:table-cell office:value-type="float" office:value="12193000" calcext:value-type="float">
            <text:p>12193000</text:p>
          </table:table-cell>
          <table:table-cell office:value-type="float" office:value="11914000" calcext:value-type="float">
            <text:p>11914000</text:p>
          </table:table-cell>
          <table:table-cell office:value-type="float" office:value="12336000" calcext:value-type="float">
            <text:p>12336000</text:p>
          </table:table-cell>
          <table:table-cell office:value-type="float" office:value="12599000" calcext:value-type="float">
            <text:p>12599000</text:p>
          </table:table-cell>
          <table:table-cell office:value-type="float" office:value="11630000" calcext:value-type="float">
            <text:p>11630000</text:p>
          </table:table-cell>
          <table:table-cell office:value-type="float" office:value="12767000" calcext:value-type="float">
            <text:p>12767000</text:p>
          </table:table-cell>
          <table:table-cell office:value-type="float" office:value="12690000" calcext:value-type="float">
            <text:p>12690000</text:p>
          </table:table-cell>
          <table:table-cell office:value-type="float" office:value="12715000" calcext:value-type="float">
            <text:p>12715000</text:p>
          </table:table-cell>
          <table:table-cell office:value-type="float" office:value="11476000" calcext:value-type="float">
            <text:p>11476000</text:p>
          </table:table-cell>
          <table:table-cell office:value-type="float" office:value="12818000" calcext:value-type="float">
            <text:p>12818000</text:p>
          </table:table-cell>
          <table:table-cell office:value-type="float" office:value="12063000" calcext:value-type="float">
            <text:p>12063000</text:p>
          </table:table-cell>
          <table:table-cell office:value-type="float" office:value="12625000" calcext:value-type="float">
            <text:p>12625000</text:p>
          </table:table-cell>
          <table:table-cell office:value-type="float" office:value="12411000" calcext:value-type="float">
            <text:p>12411000</text:p>
          </table:table-cell>
          <table:table-cell office:value-type="float" office:value="12573000" calcext:value-type="float">
            <text:p>12573000</text:p>
          </table:table-cell>
          <table:table-cell office:value-type="float" office:value="12134000" calcext:value-type="float">
            <text:p>12134000</text:p>
          </table:table-cell>
          <table:table-cell office:value-type="float" office:value="12634000" calcext:value-type="float">
            <text:p>12634000</text:p>
          </table:table-cell>
          <table:table-cell office:value-type="float" office:value="12213000" calcext:value-type="float">
            <text:p>12213000</text:p>
          </table:table-cell>
          <table:table-cell office:value-type="float" office:value="13688000" calcext:value-type="float">
            <text:p>13688000</text:p>
          </table:table-cell>
          <table:table-cell office:value-type="float" office:value="12135000" calcext:value-type="float">
            <text:p>12135000</text:p>
          </table:table-cell>
          <table:table-cell office:value-type="float" office:value="12882000" calcext:value-type="float">
            <text:p>12882000</text:p>
          </table:table-cell>
          <table:table-cell office:value-type="float" office:value="12638000" calcext:value-type="float">
            <text:p>12638000</text:p>
          </table:table-cell>
          <table:table-cell office:value-type="float" office:value="12603000" calcext:value-type="float">
            <text:p>12603000</text:p>
          </table:table-cell>
          <table:table-cell office:value-type="float" office:value="12684000" calcext:value-type="float">
            <text:p>12684000</text:p>
          </table:table-cell>
          <table:table-cell office:value-type="float" office:value="12545000" calcext:value-type="float">
            <text:p>12545000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1934000" calcext:value-type="float">
            <text:p>11934000</text:p>
          </table:table-cell>
          <table:table-cell office:value-type="float" office:value="11985000" calcext:value-type="float">
            <text:p>11985000</text:p>
          </table:table-cell>
          <table:table-cell office:value-type="float" office:value="12395000" calcext:value-type="float">
            <text:p>12395000</text:p>
          </table:table-cell>
          <table:table-cell office:value-type="float" office:value="11926000" calcext:value-type="float">
            <text:p>11926000</text:p>
          </table:table-cell>
          <table:table-cell office:value-type="float" office:value="12786000" calcext:value-type="float">
            <text:p>12786000</text:p>
          </table:table-cell>
          <table:table-cell office:value-type="float" office:value="12564000" calcext:value-type="float">
            <text:p>12564000</text:p>
          </table:table-cell>
          <table:table-cell office:value-type="float" office:value="8438000" calcext:value-type="float">
            <text:p>8438000</text:p>
          </table:table-cell>
          <table:table-cell office:value-type="float" office:value="12321000" calcext:value-type="float">
            <text:p>12321000</text:p>
          </table:table-cell>
          <table:table-cell office:value-type="float" office:value="12656000" calcext:value-type="float">
            <text:p>12656000</text:p>
          </table:table-cell>
          <table:table-cell office:value-type="float" office:value="12678000" calcext:value-type="float">
            <text:p>12678000</text:p>
          </table:table-cell>
          <table:table-cell office:value-type="float" office:value="12673000" calcext:value-type="float">
            <text:p>12673000</text:p>
          </table:table-cell>
          <table:table-cell office:value-type="float" office:value="12333000" calcext:value-type="float">
            <text:p>12333000</text:p>
          </table:table-cell>
          <table:table-cell office:value-type="float" office:value="12556000" calcext:value-type="float">
            <text:p>12556000</text:p>
          </table:table-cell>
          <table:table-cell office:value-type="float" office:value="12844000" calcext:value-type="float">
            <text:p>12844000</text:p>
          </table:table-cell>
          <table:table-cell office:value-type="float" office:value="12906000" calcext:value-type="float">
            <text:p>12906000</text:p>
          </table:table-cell>
          <table:table-cell office:value-type="float" office:value="11358000" calcext:value-type="float">
            <text:p>11358000</text:p>
          </table:table-cell>
          <table:table-cell office:value-type="float" office:value="12566000" calcext:value-type="float">
            <text:p>12566000</text:p>
          </table:table-cell>
          <table:table-cell office:value-type="float" office:value="12515000" calcext:value-type="float">
            <text:p>12515000</text:p>
          </table:table-cell>
          <table:table-cell office:value-type="float" office:value="12789000" calcext:value-type="float">
            <text:p>12789000</text:p>
          </table:table-cell>
          <table:table-cell office:value-type="float" office:value="12564000" calcext:value-type="float">
            <text:p>12564000</text:p>
          </table:table-cell>
          <table:table-cell office:value-type="float" office:value="12421000" calcext:value-type="float">
            <text:p>12421000</text:p>
          </table:table-cell>
          <table:table-cell office:value-type="float" office:value="12457000" calcext:value-type="float">
            <text:p>12457000</text:p>
          </table:table-cell>
          <table:table-cell office:value-type="float" office:value="12646000" calcext:value-type="float">
            <text:p>12646000</text:p>
          </table:table-cell>
          <table:table-cell office:value-type="float" office:value="12730000" calcext:value-type="float">
            <text:p>12730000</text:p>
          </table:table-cell>
          <table:table-cell office:value-type="float" office:value="12614000" calcext:value-type="float">
            <text:p>12614000</text:p>
          </table:table-cell>
          <table:table-cell office:value-type="float" office:value="12588000" calcext:value-type="float">
            <text:p>12588000</text:p>
          </table:table-cell>
          <table:table-cell office:value-type="float" office:value="12560000" calcext:value-type="float">
            <text:p>12560000</text:p>
          </table:table-cell>
          <table:table-cell office:value-type="float" office:value="12664000" calcext:value-type="float">
            <text:p>12664000</text:p>
          </table:table-cell>
          <table:table-cell office:value-type="float" office:value="12853000" calcext:value-type="float">
            <text:p>12853000</text:p>
          </table:table-cell>
          <table:table-cell office:value-type="float" office:value="11774000" calcext:value-type="float">
            <text:p>11774000</text:p>
          </table:table-cell>
          <table:table-cell office:value-type="float" office:value="12702000" calcext:value-type="float">
            <text:p>12702000</text:p>
          </table:table-cell>
          <table:table-cell office:value-type="float" office:value="12634000" calcext:value-type="float">
            <text:p>12634000</text:p>
          </table:table-cell>
          <table:table-cell office:value-type="float" office:value="11809000" calcext:value-type="float">
            <text:p>11809000</text:p>
          </table:table-cell>
          <table:table-cell office:value-type="float" office:value="12582000" calcext:value-type="float">
            <text:p>12582000</text:p>
          </table:table-cell>
          <table:table-cell office:value-type="float" office:value="12617000" calcext:value-type="float">
            <text:p>12617000</text:p>
          </table:table-cell>
          <table:table-cell office:value-type="float" office:value="11965000" calcext:value-type="float">
            <text:p>1196500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AVERAGE([.A23:.CV23])" office:value-type="float" office:value="12374210" calcext:value-type="float">
            <text:p>12374210</text:p>
          </table:table-cell>
        </table:table-row>
        <table:table-row table:style-name="ro1">
          <table:table-cell office:value-type="float" office:value="12532000" calcext:value-type="float">
            <text:p>12532000</text:p>
          </table:table-cell>
          <table:table-cell office:value-type="float" office:value="12518000" calcext:value-type="float">
            <text:p>12518000</text:p>
          </table:table-cell>
          <table:table-cell office:value-type="float" office:value="12488000" calcext:value-type="float">
            <text:p>12488000</text:p>
          </table:table-cell>
          <table:table-cell office:value-type="float" office:value="12447000" calcext:value-type="float">
            <text:p>12447000</text:p>
          </table:table-cell>
          <table:table-cell office:value-type="float" office:value="12482000" calcext:value-type="float">
            <text:p>12482000</text:p>
          </table:table-cell>
          <table:table-cell office:value-type="float" office:value="11846000" calcext:value-type="float">
            <text:p>11846000</text:p>
          </table:table-cell>
          <table:table-cell office:value-type="float" office:value="12579000" calcext:value-type="float">
            <text:p>12579000</text:p>
          </table:table-cell>
          <table:table-cell office:value-type="float" office:value="12609000" calcext:value-type="float">
            <text:p>12609000</text:p>
          </table:table-cell>
          <table:table-cell office:value-type="float" office:value="12604000" calcext:value-type="float">
            <text:p>12604000</text:p>
          </table:table-cell>
          <table:table-cell office:value-type="float" office:value="12582000" calcext:value-type="float">
            <text:p>12582000</text:p>
          </table:table-cell>
          <table:table-cell office:value-type="float" office:value="12687000" calcext:value-type="float">
            <text:p>12687000</text:p>
          </table:table-cell>
          <table:table-cell office:value-type="float" office:value="12682000" calcext:value-type="float">
            <text:p>12682000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2925000" calcext:value-type="float">
            <text:p>12925000</text:p>
          </table:table-cell>
          <table:table-cell office:value-type="float" office:value="12712000" calcext:value-type="float">
            <text:p>12712000</text:p>
          </table:table-cell>
          <table:table-cell office:value-type="float" office:value="12945000" calcext:value-type="float">
            <text:p>12945000</text:p>
          </table:table-cell>
          <table:table-cell office:value-type="float" office:value="12798000" calcext:value-type="float">
            <text:p>12798000</text:p>
          </table:table-cell>
          <table:table-cell office:value-type="float" office:value="12338000" calcext:value-type="float">
            <text:p>12338000</text:p>
          </table:table-cell>
          <table:table-cell office:value-type="float" office:value="12918000" calcext:value-type="float">
            <text:p>12918000</text:p>
          </table:table-cell>
          <table:table-cell office:value-type="float" office:value="12119000" calcext:value-type="float">
            <text:p>12119000</text:p>
          </table:table-cell>
          <table:table-cell office:value-type="float" office:value="12685000" calcext:value-type="float">
            <text:p>12685000</text:p>
          </table:table-cell>
          <table:table-cell office:value-type="float" office:value="12110000" calcext:value-type="float">
            <text:p>12110000</text:p>
          </table:table-cell>
          <table:table-cell office:value-type="float" office:value="12577000" calcext:value-type="float">
            <text:p>12577000</text:p>
          </table:table-cell>
          <table:table-cell office:value-type="float" office:value="12818000" calcext:value-type="float">
            <text:p>12818000</text:p>
          </table:table-cell>
          <table:table-cell office:value-type="float" office:value="12673000" calcext:value-type="float">
            <text:p>12673000</text:p>
          </table:table-cell>
          <table:table-cell office:value-type="float" office:value="12583000" calcext:value-type="float">
            <text:p>12583000</text:p>
          </table:table-cell>
          <table:table-cell office:value-type="float" office:value="12601000" calcext:value-type="float">
            <text:p>12601000</text:p>
          </table:table-cell>
          <table:table-cell office:value-type="float" office:value="12587000" calcext:value-type="float">
            <text:p>12587000</text:p>
          </table:table-cell>
          <table:table-cell office:value-type="float" office:value="12650000" calcext:value-type="float">
            <text:p>12650000</text:p>
          </table:table-cell>
          <table:table-cell office:value-type="float" office:value="12148000" calcext:value-type="float">
            <text:p>12148000</text:p>
          </table:table-cell>
          <table:table-cell office:value-type="float" office:value="12668000" calcext:value-type="float">
            <text:p>12668000</text:p>
          </table:table-cell>
          <table:table-cell office:value-type="float" office:value="12625000" calcext:value-type="float">
            <text:p>12625000</text:p>
          </table:table-cell>
          <table:table-cell office:value-type="float" office:value="12516000" calcext:value-type="float">
            <text:p>12516000</text:p>
          </table:table-cell>
          <table:table-cell office:value-type="float" office:value="11480000" calcext:value-type="float">
            <text:p>11480000</text:p>
          </table:table-cell>
          <table:table-cell office:value-type="float" office:value="12644000" calcext:value-type="float">
            <text:p>12644000</text:p>
          </table:table-cell>
          <table:table-cell office:value-type="float" office:value="11595000" calcext:value-type="float">
            <text:p>11595000</text:p>
          </table:table-cell>
          <table:table-cell office:value-type="float" office:value="12725000" calcext:value-type="float">
            <text:p>12725000</text:p>
          </table:table-cell>
          <table:table-cell office:value-type="float" office:value="12571000" calcext:value-type="float">
            <text:p>12571000</text:p>
          </table:table-cell>
          <table:table-cell office:value-type="float" office:value="12375000" calcext:value-type="float">
            <text:p>12375000</text:p>
          </table:table-cell>
          <table:table-cell office:value-type="float" office:value="11709000" calcext:value-type="float">
            <text:p>11709000</text:p>
          </table:table-cell>
          <table:table-cell office:value-type="float" office:value="11634000" calcext:value-type="float">
            <text:p>11634000</text:p>
          </table:table-cell>
          <table:table-cell office:value-type="float" office:value="12458000" calcext:value-type="float">
            <text:p>12458000</text:p>
          </table:table-cell>
          <table:table-cell office:value-type="float" office:value="8735000" calcext:value-type="float">
            <text:p>8735000</text:p>
          </table:table-cell>
          <table:table-cell office:value-type="float" office:value="12695000" calcext:value-type="float">
            <text:p>12695000</text:p>
          </table:table-cell>
          <table:table-cell office:value-type="float" office:value="12820000" calcext:value-type="float">
            <text:p>12820000</text:p>
          </table:table-cell>
          <table:table-cell office:value-type="float" office:value="12557000" calcext:value-type="float">
            <text:p>12557000</text:p>
          </table:table-cell>
          <table:table-cell office:value-type="float" office:value="12108000" calcext:value-type="float">
            <text:p>12108000</text:p>
          </table:table-cell>
          <table:table-cell office:value-type="float" office:value="12606000" calcext:value-type="float">
            <text:p>12606000</text:p>
          </table:table-cell>
          <table:table-cell office:value-type="float" office:value="11529000" calcext:value-type="float">
            <text:p>11529000</text:p>
          </table:table-cell>
          <table:table-cell office:value-type="float" office:value="12544000" calcext:value-type="float">
            <text:p>12544000</text:p>
          </table:table-cell>
          <table:table-cell office:value-type="float" office:value="12603000" calcext:value-type="float">
            <text:p>12603000</text:p>
          </table:table-cell>
          <table:table-cell office:value-type="float" office:value="12481000" calcext:value-type="float">
            <text:p>12481000</text:p>
          </table:table-cell>
          <table:table-cell office:value-type="float" office:value="11909000" calcext:value-type="float">
            <text:p>11909000</text:p>
          </table:table-cell>
          <table:table-cell office:value-type="float" office:value="12541000" calcext:value-type="float">
            <text:p>12541000</text:p>
          </table:table-cell>
          <table:table-cell office:value-type="float" office:value="13022000" calcext:value-type="float">
            <text:p>13022000</text:p>
          </table:table-cell>
          <table:table-cell office:value-type="float" office:value="12693000" calcext:value-type="float">
            <text:p>12693000</text:p>
          </table:table-cell>
          <table:table-cell office:value-type="float" office:value="12841000" calcext:value-type="float">
            <text:p>12841000</text:p>
          </table:table-cell>
          <table:table-cell office:value-type="float" office:value="12689000" calcext:value-type="float">
            <text:p>12689000</text:p>
          </table:table-cell>
          <table:table-cell office:value-type="float" office:value="12828000" calcext:value-type="float">
            <text:p>12828000</text:p>
          </table:table-cell>
          <table:table-cell office:value-type="float" office:value="11857000" calcext:value-type="float">
            <text:p>11857000</text:p>
          </table:table-cell>
          <table:table-cell office:value-type="float" office:value="12949000" calcext:value-type="float">
            <text:p>12949000</text:p>
          </table:table-cell>
          <table:table-cell office:value-type="float" office:value="13120000" calcext:value-type="float">
            <text:p>13120000</text:p>
          </table:table-cell>
          <table:table-cell office:value-type="float" office:value="12896000" calcext:value-type="float">
            <text:p>12896000</text:p>
          </table:table-cell>
          <table:table-cell office:value-type="float" office:value="12649000" calcext:value-type="float">
            <text:p>12649000</text:p>
          </table:table-cell>
          <table:table-cell office:value-type="float" office:value="13048000" calcext:value-type="float">
            <text:p>13048000</text:p>
          </table:table-cell>
          <table:table-cell office:value-type="float" office:value="12458000" calcext:value-type="float">
            <text:p>12458000</text:p>
          </table:table-cell>
          <table:table-cell office:value-type="float" office:value="13096000" calcext:value-type="float">
            <text:p>13096000</text:p>
          </table:table-cell>
          <table:table-cell office:value-type="float" office:value="12377000" calcext:value-type="float">
            <text:p>12377000</text:p>
          </table:table-cell>
          <table:table-cell office:value-type="float" office:value="13106000" calcext:value-type="float">
            <text:p>13106000</text:p>
          </table:table-cell>
          <table:table-cell office:value-type="float" office:value="12841000" calcext:value-type="float">
            <text:p>12841000</text:p>
          </table:table-cell>
          <table:table-cell office:value-type="float" office:value="13048000" calcext:value-type="float">
            <text:p>13048000</text:p>
          </table:table-cell>
          <table:table-cell office:value-type="float" office:value="12720000" calcext:value-type="float">
            <text:p>12720000</text:p>
          </table:table-cell>
          <table:table-cell office:value-type="float" office:value="12413000" calcext:value-type="float">
            <text:p>12413000</text:p>
          </table:table-cell>
          <table:table-cell office:value-type="float" office:value="13204000" calcext:value-type="float">
            <text:p>13204000</text:p>
          </table:table-cell>
          <table:table-cell office:value-type="float" office:value="12878000" calcext:value-type="float">
            <text:p>12878000</text:p>
          </table:table-cell>
          <table:table-cell office:value-type="float" office:value="13356000" calcext:value-type="float">
            <text:p>13356000</text:p>
          </table:table-cell>
          <table:table-cell office:value-type="float" office:value="12941000" calcext:value-type="float">
            <text:p>12941000</text:p>
          </table:table-cell>
          <table:table-cell office:value-type="float" office:value="12108000" calcext:value-type="float">
            <text:p>12108000</text:p>
          </table:table-cell>
          <table:table-cell office:value-type="float" office:value="12644000" calcext:value-type="float">
            <text:p>12644000</text:p>
          </table:table-cell>
          <table:table-cell office:value-type="float" office:value="12096000" calcext:value-type="float">
            <text:p>12096000</text:p>
          </table:table-cell>
          <table:table-cell office:value-type="float" office:value="12256000" calcext:value-type="float">
            <text:p>12256000</text:p>
          </table:table-cell>
          <table:table-cell office:value-type="float" office:value="13078000" calcext:value-type="float">
            <text:p>13078000</text:p>
          </table:table-cell>
          <table:table-cell office:value-type="float" office:value="12473000" calcext:value-type="float">
            <text:p>12473000</text:p>
          </table:table-cell>
          <table:table-cell office:value-type="float" office:value="12456000" calcext:value-type="float">
            <text:p>12456000</text:p>
          </table:table-cell>
          <table:table-cell office:value-type="float" office:value="12449000" calcext:value-type="float">
            <text:p>12449000</text:p>
          </table:table-cell>
          <table:table-cell office:value-type="float" office:value="12178000" calcext:value-type="float">
            <text:p>12178000</text:p>
          </table:table-cell>
          <table:table-cell office:value-type="float" office:value="12768000" calcext:value-type="float">
            <text:p>12768000</text:p>
          </table:table-cell>
          <table:table-cell office:value-type="float" office:value="12832000" calcext:value-type="float">
            <text:p>12832000</text:p>
          </table:table-cell>
          <table:table-cell office:value-type="float" office:value="12833000" calcext:value-type="float">
            <text:p>12833000</text:p>
          </table:table-cell>
          <table:table-cell office:value-type="float" office:value="12829000" calcext:value-type="float">
            <text:p>12829000</text:p>
          </table:table-cell>
          <table:table-cell office:value-type="float" office:value="12986000" calcext:value-type="float">
            <text:p>12986000</text:p>
          </table:table-cell>
          <table:table-cell office:value-type="float" office:value="8521000" calcext:value-type="float">
            <text:p>8521000</text:p>
          </table:table-cell>
          <table:table-cell office:value-type="float" office:value="13045000" calcext:value-type="float">
            <text:p>13045000</text:p>
          </table:table-cell>
          <table:table-cell office:value-type="float" office:value="12944000" calcext:value-type="float">
            <text:p>12944000</text:p>
          </table:table-cell>
          <table:table-cell office:value-type="float" office:value="13096000" calcext:value-type="float">
            <text:p>13096000</text:p>
          </table:table-cell>
          <table:table-cell office:value-type="float" office:value="12899000" calcext:value-type="float">
            <text:p>12899000</text:p>
          </table:table-cell>
          <table:table-cell office:value-type="float" office:value="13195000" calcext:value-type="float">
            <text:p>13195000</text:p>
          </table:table-cell>
          <table:table-cell office:value-type="float" office:value="12979000" calcext:value-type="float">
            <text:p>12979000</text:p>
          </table:table-cell>
          <table:table-cell office:value-type="float" office:value="12930000" calcext:value-type="float">
            <text:p>12930000</text:p>
          </table:table-cell>
          <table:table-cell office:value-type="float" office:value="12805000" calcext:value-type="float">
            <text:p>1280500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AVERAGE([.A24:.CV24])" office:value-type="float" office:value="12524120" calcext:value-type="float">
            <text:p>12524120</text:p>
          </table:table-cell>
        </table:table-row>
        <table:table-row table:style-name="ro1">
          <table:table-cell office:value-type="float" office:value="12949000" calcext:value-type="float">
            <text:p>12949000</text:p>
          </table:table-cell>
          <table:table-cell office:value-type="float" office:value="13221000" calcext:value-type="float">
            <text:p>13221000</text:p>
          </table:table-cell>
          <table:table-cell office:value-type="float" office:value="13108000" calcext:value-type="float">
            <text:p>13108000</text:p>
          </table:table-cell>
          <table:table-cell office:value-type="float" office:value="13319000" calcext:value-type="float">
            <text:p>13319000</text:p>
          </table:table-cell>
          <table:table-cell office:value-type="float" office:value="13230000" calcext:value-type="float">
            <text:p>13230000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2332000" calcext:value-type="float">
            <text:p>12332000</text:p>
          </table:table-cell>
          <table:table-cell office:value-type="float" office:value="13045000" calcext:value-type="float">
            <text:p>13045000</text:p>
          </table:table-cell>
          <table:table-cell office:value-type="float" office:value="13093000" calcext:value-type="float">
            <text:p>13093000</text:p>
          </table:table-cell>
          <table:table-cell office:value-type="float" office:value="12968000" calcext:value-type="float">
            <text:p>12968000</text:p>
          </table:table-cell>
          <table:table-cell office:value-type="float" office:value="12078000" calcext:value-type="float">
            <text:p>12078000</text:p>
          </table:table-cell>
          <table:table-cell office:value-type="float" office:value="13047000" calcext:value-type="float">
            <text:p>13047000</text:p>
          </table:table-cell>
          <table:table-cell office:value-type="float" office:value="13142000" calcext:value-type="float">
            <text:p>13142000</text:p>
          </table:table-cell>
          <table:table-cell office:value-type="float" office:value="12869000" calcext:value-type="float">
            <text:p>12869000</text:p>
          </table:table-cell>
          <table:table-cell office:value-type="float" office:value="13542000" calcext:value-type="float">
            <text:p>13542000</text:p>
          </table:table-cell>
          <table:table-cell office:value-type="float" office:value="13560000" calcext:value-type="float">
            <text:p>13560000</text:p>
          </table:table-cell>
          <table:table-cell office:value-type="float" office:value="13728000" calcext:value-type="float">
            <text:p>13728000</text:p>
          </table:table-cell>
          <table:table-cell office:value-type="float" office:value="13334000" calcext:value-type="float">
            <text:p>13334000</text:p>
          </table:table-cell>
          <table:table-cell office:value-type="float" office:value="13556000" calcext:value-type="float">
            <text:p>13556000</text:p>
          </table:table-cell>
          <table:table-cell office:value-type="float" office:value="12169000" calcext:value-type="float">
            <text:p>12169000</text:p>
          </table:table-cell>
          <table:table-cell office:value-type="float" office:value="13708000" calcext:value-type="float">
            <text:p>13708000</text:p>
          </table:table-cell>
          <table:table-cell office:value-type="float" office:value="12864000" calcext:value-type="float">
            <text:p>12864000</text:p>
          </table:table-cell>
          <table:table-cell office:value-type="float" office:value="13067000" calcext:value-type="float">
            <text:p>13067000</text:p>
          </table:table-cell>
          <table:table-cell office:value-type="float" office:value="13412000" calcext:value-type="float">
            <text:p>13412000</text:p>
          </table:table-cell>
          <table:table-cell office:value-type="float" office:value="13291000" calcext:value-type="float">
            <text:p>13291000</text:p>
          </table:table-cell>
          <table:table-cell office:value-type="float" office:value="13373000" calcext:value-type="float">
            <text:p>13373000</text:p>
          </table:table-cell>
          <table:table-cell office:value-type="float" office:value="12901000" calcext:value-type="float">
            <text:p>12901000</text:p>
          </table:table-cell>
          <table:table-cell office:value-type="float" office:value="13360000" calcext:value-type="float">
            <text:p>13360000</text:p>
          </table:table-cell>
          <table:table-cell office:value-type="float" office:value="13157000" calcext:value-type="float">
            <text:p>13157000</text:p>
          </table:table-cell>
          <table:table-cell office:value-type="float" office:value="13376000" calcext:value-type="float">
            <text:p>13376000</text:p>
          </table:table-cell>
          <table:table-cell office:value-type="float" office:value="13379000" calcext:value-type="float">
            <text:p>13379000</text:p>
          </table:table-cell>
          <table:table-cell office:value-type="float" office:value="13459000" calcext:value-type="float">
            <text:p>13459000</text:p>
          </table:table-cell>
          <table:table-cell office:value-type="float" office:value="13370000" calcext:value-type="float">
            <text:p>13370000</text:p>
          </table:table-cell>
          <table:table-cell office:value-type="float" office:value="13446000" calcext:value-type="float">
            <text:p>13446000</text:p>
          </table:table-cell>
          <table:table-cell office:value-type="float" office:value="13424000" calcext:value-type="float">
            <text:p>13424000</text:p>
          </table:table-cell>
          <table:table-cell office:value-type="float" office:value="13503000" calcext:value-type="float">
            <text:p>13503000</text:p>
          </table:table-cell>
          <table:table-cell office:value-type="float" office:value="13224000" calcext:value-type="float">
            <text:p>13224000</text:p>
          </table:table-cell>
          <table:table-cell office:value-type="float" office:value="13168000" calcext:value-type="float">
            <text:p>13168000</text:p>
          </table:table-cell>
          <table:table-cell office:value-type="float" office:value="13031000" calcext:value-type="float">
            <text:p>13031000</text:p>
          </table:table-cell>
          <table:table-cell office:value-type="float" office:value="13446000" calcext:value-type="float">
            <text:p>13446000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13331000" calcext:value-type="float">
            <text:p>13331000</text:p>
          </table:table-cell>
          <table:table-cell office:value-type="float" office:value="13183000" calcext:value-type="float">
            <text:p>13183000</text:p>
          </table:table-cell>
          <table:table-cell office:value-type="float" office:value="12636000" calcext:value-type="float">
            <text:p>12636000</text:p>
          </table:table-cell>
          <table:table-cell office:value-type="float" office:value="13144000" calcext:value-type="float">
            <text:p>13144000</text:p>
          </table:table-cell>
          <table:table-cell office:value-type="float" office:value="13146000" calcext:value-type="float">
            <text:p>13146000</text:p>
          </table:table-cell>
          <table:table-cell office:value-type="float" office:value="12511000" calcext:value-type="float">
            <text:p>12511000</text:p>
          </table:table-cell>
          <table:table-cell office:value-type="float" office:value="13200000" calcext:value-type="float">
            <text:p>13200000</text:p>
          </table:table-cell>
          <table:table-cell office:value-type="float" office:value="12847000" calcext:value-type="float">
            <text:p>12847000</text:p>
          </table:table-cell>
          <table:table-cell office:value-type="float" office:value="13192000" calcext:value-type="float">
            <text:p>13192000</text:p>
          </table:table-cell>
          <table:table-cell office:value-type="float" office:value="12887000" calcext:value-type="float">
            <text:p>12887000</text:p>
          </table:table-cell>
          <table:table-cell office:value-type="float" office:value="13425000" calcext:value-type="float">
            <text:p>13425000</text:p>
          </table:table-cell>
          <table:table-cell office:value-type="float" office:value="13335000" calcext:value-type="float">
            <text:p>13335000</text:p>
          </table:table-cell>
          <table:table-cell office:value-type="float" office:value="13184000" calcext:value-type="float">
            <text:p>13184000</text:p>
          </table:table-cell>
          <table:table-cell office:value-type="float" office:value="12405000" calcext:value-type="float">
            <text:p>12405000</text:p>
          </table:table-cell>
          <table:table-cell office:value-type="float" office:value="13462000" calcext:value-type="float">
            <text:p>13462000</text:p>
          </table:table-cell>
          <table:table-cell office:value-type="float" office:value="13343000" calcext:value-type="float">
            <text:p>13343000</text:p>
          </table:table-cell>
          <table:table-cell office:value-type="float" office:value="13524000" calcext:value-type="float">
            <text:p>13524000</text:p>
          </table:table-cell>
          <table:table-cell office:value-type="float" office:value="13572000" calcext:value-type="float">
            <text:p>13572000</text:p>
          </table:table-cell>
          <table:table-cell office:value-type="float" office:value="12114000" calcext:value-type="float">
            <text:p>12114000</text:p>
          </table:table-cell>
          <table:table-cell office:value-type="float" office:value="13191000" calcext:value-type="float">
            <text:p>13191000</text:p>
          </table:table-cell>
          <table:table-cell office:value-type="float" office:value="13093000" calcext:value-type="float">
            <text:p>13093000</text:p>
          </table:table-cell>
          <table:table-cell office:value-type="float" office:value="12747000" calcext:value-type="float">
            <text:p>12747000</text:p>
          </table:table-cell>
          <table:table-cell office:value-type="float" office:value="12238000" calcext:value-type="float">
            <text:p>12238000</text:p>
          </table:table-cell>
          <table:table-cell office:value-type="float" office:value="12152000" calcext:value-type="float">
            <text:p>12152000</text:p>
          </table:table-cell>
          <table:table-cell office:value-type="float" office:value="13220000" calcext:value-type="float">
            <text:p>13220000</text:p>
          </table:table-cell>
          <table:table-cell office:value-type="float" office:value="13570000" calcext:value-type="float">
            <text:p>13570000</text:p>
          </table:table-cell>
          <table:table-cell office:value-type="float" office:value="12564000" calcext:value-type="float">
            <text:p>12564000</text:p>
          </table:table-cell>
          <table:table-cell office:value-type="float" office:value="12607000" calcext:value-type="float">
            <text:p>12607000</text:p>
          </table:table-cell>
          <table:table-cell office:value-type="float" office:value="11986000" calcext:value-type="float">
            <text:p>11986000</text:p>
          </table:table-cell>
          <table:table-cell office:value-type="float" office:value="12881000" calcext:value-type="float">
            <text:p>12881000</text:p>
          </table:table-cell>
          <table:table-cell office:value-type="float" office:value="13124000" calcext:value-type="float">
            <text:p>13124000</text:p>
          </table:table-cell>
          <table:table-cell office:value-type="float" office:value="11697000" calcext:value-type="float">
            <text:p>11697000</text:p>
          </table:table-cell>
          <table:table-cell office:value-type="float" office:value="13377000" calcext:value-type="float">
            <text:p>13377000</text:p>
          </table:table-cell>
          <table:table-cell office:value-type="float" office:value="12914000" calcext:value-type="float">
            <text:p>12914000</text:p>
          </table:table-cell>
          <table:table-cell office:value-type="float" office:value="13328000" calcext:value-type="float">
            <text:p>13328000</text:p>
          </table:table-cell>
          <table:table-cell office:value-type="float" office:value="13393000" calcext:value-type="float">
            <text:p>13393000</text:p>
          </table:table-cell>
          <table:table-cell office:value-type="float" office:value="13306000" calcext:value-type="float">
            <text:p>13306000</text:p>
          </table:table-cell>
          <table:table-cell office:value-type="float" office:value="13294000" calcext:value-type="float">
            <text:p>13294000</text:p>
          </table:table-cell>
          <table:table-cell office:value-type="float" office:value="13134000" calcext:value-type="float">
            <text:p>13134000</text:p>
          </table:table-cell>
          <table:table-cell office:value-type="float" office:value="13083000" calcext:value-type="float">
            <text:p>13083000</text:p>
          </table:table-cell>
          <table:table-cell office:value-type="float" office:value="12910000" calcext:value-type="float">
            <text:p>12910000</text:p>
          </table:table-cell>
          <table:table-cell office:value-type="float" office:value="13197000" calcext:value-type="float">
            <text:p>13197000</text:p>
          </table:table-cell>
          <table:table-cell office:value-type="float" office:value="13082000" calcext:value-type="float">
            <text:p>13082000</text:p>
          </table:table-cell>
          <table:table-cell office:value-type="float" office:value="13433000" calcext:value-type="float">
            <text:p>13433000</text:p>
          </table:table-cell>
          <table:table-cell office:value-type="float" office:value="13428000" calcext:value-type="float">
            <text:p>13428000</text:p>
          </table:table-cell>
          <table:table-cell office:value-type="float" office:value="12086000" calcext:value-type="float">
            <text:p>12086000</text:p>
          </table:table-cell>
          <table:table-cell office:value-type="float" office:value="13529000" calcext:value-type="float">
            <text:p>13529000</text:p>
          </table:table-cell>
          <table:table-cell office:value-type="float" office:value="13367000" calcext:value-type="float">
            <text:p>13367000</text:p>
          </table:table-cell>
          <table:table-cell office:value-type="float" office:value="13603000" calcext:value-type="float">
            <text:p>13603000</text:p>
          </table:table-cell>
          <table:table-cell office:value-type="float" office:value="12196000" calcext:value-type="float">
            <text:p>12196000</text:p>
          </table:table-cell>
          <table:table-cell office:value-type="float" office:value="13568000" calcext:value-type="float">
            <text:p>13568000</text:p>
          </table:table-cell>
          <table:table-cell office:value-type="float" office:value="13143000" calcext:value-type="float">
            <text:p>13143000</text:p>
          </table:table-cell>
          <table:table-cell office:value-type="float" office:value="13104000" calcext:value-type="float">
            <text:p>13104000</text:p>
          </table:table-cell>
          <table:table-cell office:value-type="float" office:value="13153000" calcext:value-type="float">
            <text:p>13153000</text:p>
          </table:table-cell>
          <table:table-cell office:value-type="float" office:value="13054000" calcext:value-type="float">
            <text:p>13054000</text:p>
          </table:table-cell>
          <table:table-cell office:value-type="float" office:value="13080000" calcext:value-type="float">
            <text:p>13080000</text:p>
          </table:table-cell>
          <table:table-cell office:value-type="float" office:value="13206000" calcext:value-type="float">
            <text:p>13206000</text:p>
          </table:table-cell>
          <table:table-cell office:value-type="float" office:value="13259000" calcext:value-type="float">
            <text:p>13259000</text:p>
          </table:table-cell>
          <table:table-cell office:value-type="float" office:value="13364000" calcext:value-type="float">
            <text:p>1336400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AVERAGE([.A25:.CV25])" office:value-type="float" office:value="13052920" calcext:value-type="float">
            <text:p>13052920</text:p>
          </table:table-cell>
        </table:table-row>
        <table:table-row table:style-name="ro1">
          <table:table-cell office:value-type="float" office:value="13137000" calcext:value-type="float">
            <text:p>13137000</text:p>
          </table:table-cell>
          <table:table-cell office:value-type="float" office:value="13271000" calcext:value-type="float">
            <text:p>13271000</text:p>
          </table:table-cell>
          <table:table-cell office:value-type="float" office:value="13505000" calcext:value-type="float">
            <text:p>13505000</text:p>
          </table:table-cell>
          <table:table-cell office:value-type="float" office:value="12401000" calcext:value-type="float">
            <text:p>12401000</text:p>
          </table:table-cell>
          <table:table-cell office:value-type="float" office:value="13333000" calcext:value-type="float">
            <text:p>13333000</text:p>
          </table:table-cell>
          <table:table-cell office:value-type="float" office:value="11894000" calcext:value-type="float">
            <text:p>11894000</text:p>
          </table:table-cell>
          <table:table-cell office:value-type="float" office:value="12223000" calcext:value-type="float">
            <text:p>12223000</text:p>
          </table:table-cell>
          <table:table-cell office:value-type="float" office:value="11889000" calcext:value-type="float">
            <text:p>11889000</text:p>
          </table:table-cell>
          <table:table-cell office:value-type="float" office:value="12372000" calcext:value-type="float">
            <text:p>12372000</text:p>
          </table:table-cell>
          <table:table-cell office:value-type="float" office:value="13120000" calcext:value-type="float">
            <text:p>13120000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13475000" calcext:value-type="float">
            <text:p>13475000</text:p>
          </table:table-cell>
          <table:table-cell office:value-type="float" office:value="12304000" calcext:value-type="float">
            <text:p>12304000</text:p>
          </table:table-cell>
          <table:table-cell office:value-type="float" office:value="13216000" calcext:value-type="float">
            <text:p>13216000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3319000" calcext:value-type="float">
            <text:p>13319000</text:p>
          </table:table-cell>
          <table:table-cell office:value-type="float" office:value="13188000" calcext:value-type="float">
            <text:p>13188000</text:p>
          </table:table-cell>
          <table:table-cell office:value-type="float" office:value="13275000" calcext:value-type="float">
            <text:p>13275000</text:p>
          </table:table-cell>
          <table:table-cell office:value-type="float" office:value="13223000" calcext:value-type="float">
            <text:p>13223000</text:p>
          </table:table-cell>
          <table:table-cell office:value-type="float" office:value="13042000" calcext:value-type="float">
            <text:p>13042000</text:p>
          </table:table-cell>
          <table:table-cell office:value-type="float" office:value="12607000" calcext:value-type="float">
            <text:p>12607000</text:p>
          </table:table-cell>
          <table:table-cell office:value-type="float" office:value="13462000" calcext:value-type="float">
            <text:p>13462000</text:p>
          </table:table-cell>
          <table:table-cell office:value-type="float" office:value="13536000" calcext:value-type="float">
            <text:p>13536000</text:p>
          </table:table-cell>
          <table:table-cell office:value-type="float" office:value="13508000" calcext:value-type="float">
            <text:p>13508000</text:p>
          </table:table-cell>
          <table:table-cell office:value-type="float" office:value="12038000" calcext:value-type="float">
            <text:p>12038000</text:p>
          </table:table-cell>
          <table:table-cell office:value-type="float" office:value="13451000" calcext:value-type="float">
            <text:p>13451000</text:p>
          </table:table-cell>
          <table:table-cell office:value-type="float" office:value="8954000" calcext:value-type="float">
            <text:p>8954000</text:p>
          </table:table-cell>
          <table:table-cell office:value-type="float" office:value="11922000" calcext:value-type="float">
            <text:p>11922000</text:p>
          </table:table-cell>
          <table:table-cell office:value-type="float" office:value="12072000" calcext:value-type="float">
            <text:p>12072000</text:p>
          </table:table-cell>
          <table:table-cell office:value-type="float" office:value="12836000" calcext:value-type="float">
            <text:p>12836000</text:p>
          </table:table-cell>
          <table:table-cell office:value-type="float" office:value="12347000" calcext:value-type="float">
            <text:p>12347000</text:p>
          </table:table-cell>
          <table:table-cell office:value-type="float" office:value="11929000" calcext:value-type="float">
            <text:p>11929000</text:p>
          </table:table-cell>
          <table:table-cell office:value-type="float" office:value="12125000" calcext:value-type="float">
            <text:p>12125000</text:p>
          </table:table-cell>
          <table:table-cell office:value-type="float" office:value="8835000" calcext:value-type="float">
            <text:p>8835000</text:p>
          </table:table-cell>
          <table:table-cell office:value-type="float" office:value="13284000" calcext:value-type="float">
            <text:p>13284000</text:p>
          </table:table-cell>
          <table:table-cell office:value-type="float" office:value="13467000" calcext:value-type="float">
            <text:p>13467000</text:p>
          </table:table-cell>
          <table:table-cell office:value-type="float" office:value="13276000" calcext:value-type="float">
            <text:p>13276000</text:p>
          </table:table-cell>
          <table:table-cell office:value-type="float" office:value="13383000" calcext:value-type="float">
            <text:p>13383000</text:p>
          </table:table-cell>
          <table:table-cell office:value-type="float" office:value="13333000" calcext:value-type="float">
            <text:p>13333000</text:p>
          </table:table-cell>
          <table:table-cell office:value-type="float" office:value="13212000" calcext:value-type="float">
            <text:p>13212000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13361000" calcext:value-type="float">
            <text:p>13361000</text:p>
          </table:table-cell>
          <table:table-cell office:value-type="float" office:value="13277000" calcext:value-type="float">
            <text:p>13277000</text:p>
          </table:table-cell>
          <table:table-cell office:value-type="float" office:value="13140000" calcext:value-type="float">
            <text:p>13140000</text:p>
          </table:table-cell>
          <table:table-cell office:value-type="float" office:value="13315000" calcext:value-type="float">
            <text:p>13315000</text:p>
          </table:table-cell>
          <table:table-cell office:value-type="float" office:value="13292000" calcext:value-type="float">
            <text:p>13292000</text:p>
          </table:table-cell>
          <table:table-cell office:value-type="float" office:value="12964000" calcext:value-type="float">
            <text:p>12964000</text:p>
          </table:table-cell>
          <table:table-cell office:value-type="float" office:value="13074000" calcext:value-type="float">
            <text:p>13074000</text:p>
          </table:table-cell>
          <table:table-cell office:value-type="float" office:value="13110000" calcext:value-type="float">
            <text:p>13110000</text:p>
          </table:table-cell>
          <table:table-cell office:value-type="float" office:value="13332000" calcext:value-type="float">
            <text:p>13332000</text:p>
          </table:table-cell>
          <table:table-cell office:value-type="float" office:value="13460000" calcext:value-type="float">
            <text:p>13460000</text:p>
          </table:table-cell>
          <table:table-cell office:value-type="float" office:value="13189000" calcext:value-type="float">
            <text:p>13189000</text:p>
          </table:table-cell>
          <table:table-cell office:value-type="float" office:value="12081000" calcext:value-type="float">
            <text:p>12081000</text:p>
          </table:table-cell>
          <table:table-cell office:value-type="float" office:value="13632000" calcext:value-type="float">
            <text:p>13632000</text:p>
          </table:table-cell>
          <table:table-cell office:value-type="float" office:value="13454000" calcext:value-type="float">
            <text:p>13454000</text:p>
          </table:table-cell>
          <table:table-cell office:value-type="float" office:value="13710000" calcext:value-type="float">
            <text:p>13710000</text:p>
          </table:table-cell>
          <table:table-cell office:value-type="float" office:value="13212000" calcext:value-type="float">
            <text:p>13212000</text:p>
          </table:table-cell>
          <table:table-cell office:value-type="float" office:value="13204000" calcext:value-type="float">
            <text:p>13204000</text:p>
          </table:table-cell>
          <table:table-cell office:value-type="float" office:value="13601000" calcext:value-type="float">
            <text:p>13601000</text:p>
          </table:table-cell>
          <table:table-cell office:value-type="float" office:value="13427000" calcext:value-type="float">
            <text:p>13427000</text:p>
          </table:table-cell>
          <table:table-cell office:value-type="float" office:value="13454000" calcext:value-type="float">
            <text:p>13454000</text:p>
          </table:table-cell>
          <table:table-cell table:number-columns-repeated="2" office:value-type="float" office:value="13466000" calcext:value-type="float">
            <text:p>13466000</text:p>
          </table:table-cell>
          <table:table-cell office:value-type="float" office:value="13390000" calcext:value-type="float">
            <text:p>13390000</text:p>
          </table:table-cell>
          <table:table-cell office:value-type="float" office:value="13604000" calcext:value-type="float">
            <text:p>13604000</text:p>
          </table:table-cell>
          <table:table-cell office:value-type="float" office:value="12990000" calcext:value-type="float">
            <text:p>12990000</text:p>
          </table:table-cell>
          <table:table-cell office:value-type="float" office:value="13071000" calcext:value-type="float">
            <text:p>13071000</text:p>
          </table:table-cell>
          <table:table-cell office:value-type="float" office:value="13255000" calcext:value-type="float">
            <text:p>13255000</text:p>
          </table:table-cell>
          <table:table-cell office:value-type="float" office:value="13378000" calcext:value-type="float">
            <text:p>13378000</text:p>
          </table:table-cell>
          <table:table-cell office:value-type="float" office:value="12905000" calcext:value-type="float">
            <text:p>12905000</text:p>
          </table:table-cell>
          <table:table-cell office:value-type="float" office:value="13243000" calcext:value-type="float">
            <text:p>13243000</text:p>
          </table:table-cell>
          <table:table-cell office:value-type="float" office:value="13235000" calcext:value-type="float">
            <text:p>13235000</text:p>
          </table:table-cell>
          <table:table-cell office:value-type="float" office:value="13337000" calcext:value-type="float">
            <text:p>13337000</text:p>
          </table:table-cell>
          <table:table-cell office:value-type="float" office:value="13208000" calcext:value-type="float">
            <text:p>13208000</text:p>
          </table:table-cell>
          <table:table-cell office:value-type="float" office:value="13628000" calcext:value-type="float">
            <text:p>13628000</text:p>
          </table:table-cell>
          <table:table-cell office:value-type="float" office:value="13581000" calcext:value-type="float">
            <text:p>13581000</text:p>
          </table:table-cell>
          <table:table-cell office:value-type="float" office:value="13769000" calcext:value-type="float">
            <text:p>13769000</text:p>
          </table:table-cell>
          <table:table-cell office:value-type="float" office:value="13029000" calcext:value-type="float">
            <text:p>13029000</text:p>
          </table:table-cell>
          <table:table-cell office:value-type="float" office:value="9059000" calcext:value-type="float">
            <text:p>9059000</text:p>
          </table:table-cell>
          <table:table-cell office:value-type="float" office:value="13535000" calcext:value-type="float">
            <text:p>13535000</text:p>
          </table:table-cell>
          <table:table-cell office:value-type="float" office:value="12394000" calcext:value-type="float">
            <text:p>12394000</text:p>
          </table:table-cell>
          <table:table-cell office:value-type="float" office:value="12202000" calcext:value-type="float">
            <text:p>12202000</text:p>
          </table:table-cell>
          <table:table-cell office:value-type="float" office:value="13484000" calcext:value-type="float">
            <text:p>13484000</text:p>
          </table:table-cell>
          <table:table-cell office:value-type="float" office:value="13225000" calcext:value-type="float">
            <text:p>13225000</text:p>
          </table:table-cell>
          <table:table-cell office:value-type="float" office:value="13148000" calcext:value-type="float">
            <text:p>13148000</text:p>
          </table:table-cell>
          <table:table-cell office:value-type="float" office:value="13108000" calcext:value-type="float">
            <text:p>13108000</text:p>
          </table:table-cell>
          <table:table-cell office:value-type="float" office:value="8818000" calcext:value-type="float">
            <text:p>8818000</text:p>
          </table:table-cell>
          <table:table-cell office:value-type="float" office:value="12173000" calcext:value-type="float">
            <text:p>12173000</text:p>
          </table:table-cell>
          <table:table-cell office:value-type="float" office:value="12244000" calcext:value-type="float">
            <text:p>12244000</text:p>
          </table:table-cell>
          <table:table-cell office:value-type="float" office:value="12596000" calcext:value-type="float">
            <text:p>12596000</text:p>
          </table:table-cell>
          <table:table-cell office:value-type="float" office:value="13169000" calcext:value-type="float">
            <text:p>13169000</text:p>
          </table:table-cell>
          <table:table-cell office:value-type="float" office:value="8892000" calcext:value-type="float">
            <text:p>8892000</text:p>
          </table:table-cell>
          <table:table-cell office:value-type="float" office:value="12638000" calcext:value-type="float">
            <text:p>12638000</text:p>
          </table:table-cell>
          <table:table-cell office:value-type="float" office:value="13345000" calcext:value-type="float">
            <text:p>13345000</text:p>
          </table:table-cell>
          <table:table-cell office:value-type="float" office:value="13309000" calcext:value-type="float">
            <text:p>13309000</text:p>
          </table:table-cell>
          <table:table-cell office:value-type="float" office:value="13421000" calcext:value-type="float">
            <text:p>13421000</text:p>
          </table:table-cell>
          <table:table-cell office:value-type="float" office:value="12232000" calcext:value-type="float">
            <text:p>12232000</text:p>
          </table:table-cell>
          <table:table-cell office:value-type="float" office:value="13334000" calcext:value-type="float">
            <text:p>13334000</text:p>
          </table:table-cell>
          <table:table-cell office:value-type="float" office:value="12250000" calcext:value-type="float">
            <text:p>12250000</text:p>
          </table:table-cell>
          <table:table-cell office:value-type="float" office:value="13435000" calcext:value-type="float">
            <text:p>13435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A26:.CV26])" office:value-type="float" office:value="12845750" calcext:value-type="float">
            <text:p>12845750</text:p>
          </table:table-cell>
        </table:table-row>
        <table:table-row table:style-name="ro1">
          <table:table-cell office:value-type="float" office:value="13961000" calcext:value-type="float">
            <text:p>13961000</text:p>
          </table:table-cell>
          <table:table-cell office:value-type="float" office:value="12245000" calcext:value-type="float">
            <text:p>12245000</text:p>
          </table:table-cell>
          <table:table-cell office:value-type="float" office:value="13079000" calcext:value-type="float">
            <text:p>13079000</text:p>
          </table:table-cell>
          <table:table-cell office:value-type="float" office:value="12432000" calcext:value-type="float">
            <text:p>12432000</text:p>
          </table:table-cell>
          <table:table-cell office:value-type="float" office:value="12429000" calcext:value-type="float">
            <text:p>12429000</text:p>
          </table:table-cell>
          <table:table-cell office:value-type="float" office:value="12884000" calcext:value-type="float">
            <text:p>12884000</text:p>
          </table:table-cell>
          <table:table-cell office:value-type="float" office:value="9217000" calcext:value-type="float">
            <text:p>9217000</text:p>
          </table:table-cell>
          <table:table-cell office:value-type="float" office:value="9230000" calcext:value-type="float">
            <text:p>9230000</text:p>
          </table:table-cell>
          <table:table-cell office:value-type="float" office:value="13717000" calcext:value-type="float">
            <text:p>13717000</text:p>
          </table:table-cell>
          <table:table-cell office:value-type="float" office:value="12350000" calcext:value-type="float">
            <text:p>12350000</text:p>
          </table:table-cell>
          <table:table-cell office:value-type="float" office:value="13761000" calcext:value-type="float">
            <text:p>13761000</text:p>
          </table:table-cell>
          <table:table-cell office:value-type="float" office:value="13777000" calcext:value-type="float">
            <text:p>13777000</text:p>
          </table:table-cell>
          <table:table-cell office:value-type="float" office:value="12450000" calcext:value-type="float">
            <text:p>12450000</text:p>
          </table:table-cell>
          <table:table-cell office:value-type="float" office:value="12463000" calcext:value-type="float">
            <text:p>12463000</text:p>
          </table:table-cell>
          <table:table-cell office:value-type="float" office:value="13493000" calcext:value-type="float">
            <text:p>13493000</text:p>
          </table:table-cell>
          <table:table-cell office:value-type="float" office:value="13401000" calcext:value-type="float">
            <text:p>13401000</text:p>
          </table:table-cell>
          <table:table-cell office:value-type="float" office:value="13690000" calcext:value-type="float">
            <text:p>13690000</text:p>
          </table:table-cell>
          <table:table-cell office:value-type="float" office:value="14051000" calcext:value-type="float">
            <text:p>14051000</text:p>
          </table:table-cell>
          <table:table-cell office:value-type="float" office:value="13401000" calcext:value-type="float">
            <text:p>13401000</text:p>
          </table:table-cell>
          <table:table-cell office:value-type="float" office:value="13598000" calcext:value-type="float">
            <text:p>13598000</text:p>
          </table:table-cell>
          <table:table-cell office:value-type="float" office:value="13792000" calcext:value-type="float">
            <text:p>13792000</text:p>
          </table:table-cell>
          <table:table-cell office:value-type="float" office:value="13467000" calcext:value-type="float">
            <text:p>13467000</text:p>
          </table:table-cell>
          <table:table-cell office:value-type="float" office:value="13681000" calcext:value-type="float">
            <text:p>13681000</text:p>
          </table:table-cell>
          <table:table-cell office:value-type="float" office:value="13800000" calcext:value-type="float">
            <text:p>13800000</text:p>
          </table:table-cell>
          <table:table-cell office:value-type="float" office:value="9312000" calcext:value-type="float">
            <text:p>9312000</text:p>
          </table:table-cell>
          <table:table-cell office:value-type="float" office:value="13882000" calcext:value-type="float">
            <text:p>13882000</text:p>
          </table:table-cell>
          <table:table-cell office:value-type="float" office:value="13998000" calcext:value-type="float">
            <text:p>13998000</text:p>
          </table:table-cell>
          <table:table-cell office:value-type="float" office:value="12383000" calcext:value-type="float">
            <text:p>12383000</text:p>
          </table:table-cell>
          <table:table-cell office:value-type="float" office:value="13044000" calcext:value-type="float">
            <text:p>13044000</text:p>
          </table:table-cell>
          <table:table-cell office:value-type="float" office:value="13381000" calcext:value-type="float">
            <text:p>13381000</text:p>
          </table:table-cell>
          <table:table-cell office:value-type="float" office:value="14079000" calcext:value-type="float">
            <text:p>14079000</text:p>
          </table:table-cell>
          <table:table-cell office:value-type="float" office:value="13912000" calcext:value-type="float">
            <text:p>13912000</text:p>
          </table:table-cell>
          <table:table-cell office:value-type="float" office:value="14068000" calcext:value-type="float">
            <text:p>14068000</text:p>
          </table:table-cell>
          <table:table-cell office:value-type="float" office:value="13362000" calcext:value-type="float">
            <text:p>13362000</text:p>
          </table:table-cell>
          <table:table-cell office:value-type="float" office:value="13730000" calcext:value-type="float">
            <text:p>13730000</text:p>
          </table:table-cell>
          <table:table-cell office:value-type="float" office:value="9298000" calcext:value-type="float">
            <text:p>9298000</text:p>
          </table:table-cell>
          <table:table-cell office:value-type="float" office:value="14001000" calcext:value-type="float">
            <text:p>14001000</text:p>
          </table:table-cell>
          <table:table-cell office:value-type="float" office:value="13831000" calcext:value-type="float">
            <text:p>13831000</text:p>
          </table:table-cell>
          <table:table-cell office:value-type="float" office:value="12320000" calcext:value-type="float">
            <text:p>12320000</text:p>
          </table:table-cell>
          <table:table-cell office:value-type="float" office:value="13477000" calcext:value-type="float">
            <text:p>13477000</text:p>
          </table:table-cell>
          <table:table-cell office:value-type="float" office:value="13693000" calcext:value-type="float">
            <text:p>13693000</text:p>
          </table:table-cell>
          <table:table-cell office:value-type="float" office:value="13506000" calcext:value-type="float">
            <text:p>13506000</text:p>
          </table:table-cell>
          <table:table-cell office:value-type="float" office:value="13497000" calcext:value-type="float">
            <text:p>13497000</text:p>
          </table:table-cell>
          <table:table-cell office:value-type="float" office:value="12987000" calcext:value-type="float">
            <text:p>12987000</text:p>
          </table:table-cell>
          <table:table-cell office:value-type="float" office:value="13067000" calcext:value-type="float">
            <text:p>13067000</text:p>
          </table:table-cell>
          <table:table-cell office:value-type="float" office:value="13527000" calcext:value-type="float">
            <text:p>13527000</text:p>
          </table:table-cell>
          <table:table-cell office:value-type="float" office:value="13757000" calcext:value-type="float">
            <text:p>13757000</text:p>
          </table:table-cell>
          <table:table-cell office:value-type="float" office:value="13710000" calcext:value-type="float">
            <text:p>13710000</text:p>
          </table:table-cell>
          <table:table-cell office:value-type="float" office:value="13775000" calcext:value-type="float">
            <text:p>13775000</text:p>
          </table:table-cell>
          <table:table-cell office:value-type="float" office:value="13722000" calcext:value-type="float">
            <text:p>13722000</text:p>
          </table:table-cell>
          <table:table-cell office:value-type="float" office:value="13693000" calcext:value-type="float">
            <text:p>13693000</text:p>
          </table:table-cell>
          <table:table-cell office:value-type="float" office:value="13317000" calcext:value-type="float">
            <text:p>13317000</text:p>
          </table:table-cell>
          <table:table-cell office:value-type="float" office:value="13694000" calcext:value-type="float">
            <text:p>13694000</text:p>
          </table:table-cell>
          <table:table-cell office:value-type="float" office:value="12222000" calcext:value-type="float">
            <text:p>12222000</text:p>
          </table:table-cell>
          <table:table-cell office:value-type="float" office:value="13814000" calcext:value-type="float">
            <text:p>13814000</text:p>
          </table:table-cell>
          <table:table-cell office:value-type="float" office:value="12261000" calcext:value-type="float">
            <text:p>12261000</text:p>
          </table:table-cell>
          <table:table-cell office:value-type="float" office:value="13693000" calcext:value-type="float">
            <text:p>13693000</text:p>
          </table:table-cell>
          <table:table-cell office:value-type="float" office:value="12488000" calcext:value-type="float">
            <text:p>12488000</text:p>
          </table:table-cell>
          <table:table-cell office:value-type="float" office:value="13793000" calcext:value-type="float">
            <text:p>13793000</text:p>
          </table:table-cell>
          <table:table-cell office:value-type="float" office:value="13656000" calcext:value-type="float">
            <text:p>13656000</text:p>
          </table:table-cell>
          <table:table-cell office:value-type="float" office:value="12632000" calcext:value-type="float">
            <text:p>12632000</text:p>
          </table:table-cell>
          <table:table-cell office:value-type="float" office:value="13417000" calcext:value-type="float">
            <text:p>13417000</text:p>
          </table:table-cell>
          <table:table-cell office:value-type="float" office:value="12004000" calcext:value-type="float">
            <text:p>12004000</text:p>
          </table:table-cell>
          <table:table-cell office:value-type="float" office:value="13593000" calcext:value-type="float">
            <text:p>13593000</text:p>
          </table:table-cell>
          <table:table-cell office:value-type="float" office:value="13701000" calcext:value-type="float">
            <text:p>13701000</text:p>
          </table:table-cell>
          <table:table-cell office:value-type="float" office:value="13611000" calcext:value-type="float">
            <text:p>13611000</text:p>
          </table:table-cell>
          <table:table-cell office:value-type="float" office:value="13629000" calcext:value-type="float">
            <text:p>13629000</text:p>
          </table:table-cell>
          <table:table-cell office:value-type="float" office:value="13650000" calcext:value-type="float">
            <text:p>13650000</text:p>
          </table:table-cell>
          <table:table-cell office:value-type="float" office:value="13726000" calcext:value-type="float">
            <text:p>13726000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2637000" calcext:value-type="float">
            <text:p>12637000</text:p>
          </table:table-cell>
          <table:table-cell office:value-type="float" office:value="14260000" calcext:value-type="float">
            <text:p>14260000</text:p>
          </table:table-cell>
          <table:table-cell office:value-type="float" office:value="12909000" calcext:value-type="float">
            <text:p>12909000</text:p>
          </table:table-cell>
          <table:table-cell office:value-type="float" office:value="14238000" calcext:value-type="float">
            <text:p>14238000</text:p>
          </table:table-cell>
          <table:table-cell office:value-type="float" office:value="14061000" calcext:value-type="float">
            <text:p>14061000</text:p>
          </table:table-cell>
          <table:table-cell office:value-type="float" office:value="13440000" calcext:value-type="float">
            <text:p>13440000</text:p>
          </table:table-cell>
          <table:table-cell office:value-type="float" office:value="13935000" calcext:value-type="float">
            <text:p>13935000</text:p>
          </table:table-cell>
          <table:table-cell office:value-type="float" office:value="12373000" calcext:value-type="float">
            <text:p>12373000</text:p>
          </table:table-cell>
          <table:table-cell office:value-type="float" office:value="13481000" calcext:value-type="float">
            <text:p>13481000</text:p>
          </table:table-cell>
          <table:table-cell office:value-type="float" office:value="13579000" calcext:value-type="float">
            <text:p>13579000</text:p>
          </table:table-cell>
          <table:table-cell office:value-type="float" office:value="13917000" calcext:value-type="float">
            <text:p>13917000</text:p>
          </table:table-cell>
          <table:table-cell office:value-type="float" office:value="13951000" calcext:value-type="float">
            <text:p>13951000</text:p>
          </table:table-cell>
          <table:table-cell office:value-type="float" office:value="13634000" calcext:value-type="float">
            <text:p>13634000</text:p>
          </table:table-cell>
          <table:table-cell office:value-type="float" office:value="13771000" calcext:value-type="float">
            <text:p>13771000</text:p>
          </table:table-cell>
          <table:table-cell office:value-type="float" office:value="13665000" calcext:value-type="float">
            <text:p>13665000</text:p>
          </table:table-cell>
          <table:table-cell office:value-type="float" office:value="13651000" calcext:value-type="float">
            <text:p>13651000</text:p>
          </table:table-cell>
          <table:table-cell office:value-type="float" office:value="13568000" calcext:value-type="float">
            <text:p>13568000</text:p>
          </table:table-cell>
          <table:table-cell office:value-type="float" office:value="13654000" calcext:value-type="float">
            <text:p>13654000</text:p>
          </table:table-cell>
          <table:table-cell office:value-type="float" office:value="12936000" calcext:value-type="float">
            <text:p>12936000</text:p>
          </table:table-cell>
          <table:table-cell office:value-type="float" office:value="13590000" calcext:value-type="float">
            <text:p>13590000</text:p>
          </table:table-cell>
          <table:table-cell office:value-type="float" office:value="13598000" calcext:value-type="float">
            <text:p>13598000</text:p>
          </table:table-cell>
          <table:table-cell office:value-type="float" office:value="12923000" calcext:value-type="float">
            <text:p>12923000</text:p>
          </table:table-cell>
          <table:table-cell office:value-type="float" office:value="13049000" calcext:value-type="float">
            <text:p>13049000</text:p>
          </table:table-cell>
          <table:table-cell office:value-type="float" office:value="9231000" calcext:value-type="float">
            <text:p>9231000</text:p>
          </table:table-cell>
          <table:table-cell office:value-type="float" office:value="9239000" calcext:value-type="float">
            <text:p>9239000</text:p>
          </table:table-cell>
          <table:table-cell office:value-type="float" office:value="13911000" calcext:value-type="float">
            <text:p>13911000</text:p>
          </table:table-cell>
          <table:table-cell office:value-type="float" office:value="13099000" calcext:value-type="float">
            <text:p>13099000</text:p>
          </table:table-cell>
          <table:table-cell office:value-type="float" office:value="13432000" calcext:value-type="float">
            <text:p>13432000</text:p>
          </table:table-cell>
          <table:table-cell office:value-type="float" office:value="13391000" calcext:value-type="float">
            <text:p>13391000</text:p>
          </table:table-cell>
          <table:table-cell office:value-type="float" office:value="9294000" calcext:value-type="float">
            <text:p>929400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AVERAGE([.A27:.CV27])" office:value-type="float" office:value="13128100" calcext:value-type="float">
            <text:p>13128100</text:p>
          </table:table-cell>
        </table:table-row>
        <table:table-row table:style-name="ro1">
          <table:table-cell office:value-type="float" office:value="13797000" calcext:value-type="float">
            <text:p>13797000</text:p>
          </table:table-cell>
          <table:table-cell office:value-type="float" office:value="13760000" calcext:value-type="float">
            <text:p>13760000</text:p>
          </table:table-cell>
          <table:table-cell office:value-type="float" office:value="13722000" calcext:value-type="float">
            <text:p>13722000</text:p>
          </table:table-cell>
          <table:table-cell office:value-type="float" office:value="13798000" calcext:value-type="float">
            <text:p>13798000</text:p>
          </table:table-cell>
          <table:table-cell office:value-type="float" office:value="12910000" calcext:value-type="float">
            <text:p>12910000</text:p>
          </table:table-cell>
          <table:table-cell office:value-type="float" office:value="13677000" calcext:value-type="float">
            <text:p>13677000</text:p>
          </table:table-cell>
          <table:table-cell office:value-type="float" office:value="13847000" calcext:value-type="float">
            <text:p>13847000</text:p>
          </table:table-cell>
          <table:table-cell office:value-type="float" office:value="13745000" calcext:value-type="float">
            <text:p>13745000</text:p>
          </table:table-cell>
          <table:table-cell office:value-type="float" office:value="13076000" calcext:value-type="float">
            <text:p>13076000</text:p>
          </table:table-cell>
          <table:table-cell office:value-type="float" office:value="12948000" calcext:value-type="float">
            <text:p>12948000</text:p>
          </table:table-cell>
          <table:table-cell office:value-type="float" office:value="13467000" calcext:value-type="float">
            <text:p>13467000</text:p>
          </table:table-cell>
          <table:table-cell office:value-type="float" office:value="13800000" calcext:value-type="float">
            <text:p>13800000</text:p>
          </table:table-cell>
          <table:table-cell office:value-type="float" office:value="12037000" calcext:value-type="float">
            <text:p>12037000</text:p>
          </table:table-cell>
          <table:table-cell office:value-type="float" office:value="12307000" calcext:value-type="float">
            <text:p>12307000</text:p>
          </table:table-cell>
          <table:table-cell office:value-type="float" office:value="13724000" calcext:value-type="float">
            <text:p>13724000</text:p>
          </table:table-cell>
          <table:table-cell office:value-type="float" office:value="13425000" calcext:value-type="float">
            <text:p>13425000</text:p>
          </table:table-cell>
          <table:table-cell office:value-type="float" office:value="14005000" calcext:value-type="float">
            <text:p>14005000</text:p>
          </table:table-cell>
          <table:table-cell office:value-type="float" office:value="14134000" calcext:value-type="float">
            <text:p>14134000</text:p>
          </table:table-cell>
          <table:table-cell office:value-type="float" office:value="14149000" calcext:value-type="float">
            <text:p>14149000</text:p>
          </table:table-cell>
          <table:table-cell office:value-type="float" office:value="9393000" calcext:value-type="float">
            <text:p>9393000</text:p>
          </table:table-cell>
          <table:table-cell office:value-type="float" office:value="13719000" calcext:value-type="float">
            <text:p>13719000</text:p>
          </table:table-cell>
          <table:table-cell office:value-type="float" office:value="13673000" calcext:value-type="float">
            <text:p>13673000</text:p>
          </table:table-cell>
          <table:table-cell office:value-type="float" office:value="9121000" calcext:value-type="float">
            <text:p>9121000</text:p>
          </table:table-cell>
          <table:table-cell office:value-type="float" office:value="13843000" calcext:value-type="float">
            <text:p>13843000</text:p>
          </table:table-cell>
          <table:table-cell office:value-type="float" office:value="12979000" calcext:value-type="float">
            <text:p>12979000</text:p>
          </table:table-cell>
          <table:table-cell office:value-type="float" office:value="9451000" calcext:value-type="float">
            <text:p>9451000</text:p>
          </table:table-cell>
          <table:table-cell office:value-type="float" office:value="12776000" calcext:value-type="float">
            <text:p>12776000</text:p>
          </table:table-cell>
          <table:table-cell office:value-type="float" office:value="14142000" calcext:value-type="float">
            <text:p>14142000</text:p>
          </table:table-cell>
          <table:table-cell office:value-type="float" office:value="12787000" calcext:value-type="float">
            <text:p>12787000</text:p>
          </table:table-cell>
          <table:table-cell office:value-type="float" office:value="14035000" calcext:value-type="float">
            <text:p>14035000</text:p>
          </table:table-cell>
          <table:table-cell office:value-type="float" office:value="13741000" calcext:value-type="float">
            <text:p>13741000</text:p>
          </table:table-cell>
          <table:table-cell office:value-type="float" office:value="9260000" calcext:value-type="float">
            <text:p>9260000</text:p>
          </table:table-cell>
          <table:table-cell office:value-type="float" office:value="9146000" calcext:value-type="float">
            <text:p>9146000</text:p>
          </table:table-cell>
          <table:table-cell office:value-type="float" office:value="9113000" calcext:value-type="float">
            <text:p>9113000</text:p>
          </table:table-cell>
          <table:table-cell office:value-type="float" office:value="13842000" calcext:value-type="float">
            <text:p>13842000</text:p>
          </table:table-cell>
          <table:table-cell office:value-type="float" office:value="9322000" calcext:value-type="float">
            <text:p>9322000</text:p>
          </table:table-cell>
          <table:table-cell office:value-type="float" office:value="14017000" calcext:value-type="float">
            <text:p>14017000</text:p>
          </table:table-cell>
          <table:table-cell office:value-type="float" office:value="9405000" calcext:value-type="float">
            <text:p>9405000</text:p>
          </table:table-cell>
          <table:table-cell office:value-type="float" office:value="14056000" calcext:value-type="float">
            <text:p>14056000</text:p>
          </table:table-cell>
          <table:table-cell office:value-type="float" office:value="13960000" calcext:value-type="float">
            <text:p>13960000</text:p>
          </table:table-cell>
          <table:table-cell office:value-type="float" office:value="9270000" calcext:value-type="float">
            <text:p>9270000</text:p>
          </table:table-cell>
          <table:table-cell office:value-type="float" office:value="12351000" calcext:value-type="float">
            <text:p>12351000</text:p>
          </table:table-cell>
          <table:table-cell office:value-type="float" office:value="13837000" calcext:value-type="float">
            <text:p>13837000</text:p>
          </table:table-cell>
          <table:table-cell office:value-type="float" office:value="14014000" calcext:value-type="float">
            <text:p>14014000</text:p>
          </table:table-cell>
          <table:table-cell office:value-type="float" office:value="14041000" calcext:value-type="float">
            <text:p>14041000</text:p>
          </table:table-cell>
          <table:table-cell office:value-type="float" office:value="13818000" calcext:value-type="float">
            <text:p>13818000</text:p>
          </table:table-cell>
          <table:table-cell office:value-type="float" office:value="9194000" calcext:value-type="float">
            <text:p>9194000</text:p>
          </table:table-cell>
          <table:table-cell office:value-type="float" office:value="9121000" calcext:value-type="float">
            <text:p>9121000</text:p>
          </table:table-cell>
          <table:table-cell office:value-type="float" office:value="9148000" calcext:value-type="float">
            <text:p>9148000</text:p>
          </table:table-cell>
          <table:table-cell office:value-type="float" office:value="13747000" calcext:value-type="float">
            <text:p>13747000</text:p>
          </table:table-cell>
          <table:table-cell office:value-type="float" office:value="13675000" calcext:value-type="float">
            <text:p>13675000</text:p>
          </table:table-cell>
          <table:table-cell office:value-type="float" office:value="14118000" calcext:value-type="float">
            <text:p>14118000</text:p>
          </table:table-cell>
          <table:table-cell office:value-type="float" office:value="14067000" calcext:value-type="float">
            <text:p>14067000</text:p>
          </table:table-cell>
          <table:table-cell office:value-type="float" office:value="9398000" calcext:value-type="float">
            <text:p>9398000</text:p>
          </table:table-cell>
          <table:table-cell office:value-type="float" office:value="14038000" calcext:value-type="float">
            <text:p>14038000</text:p>
          </table:table-cell>
          <table:table-cell office:value-type="float" office:value="13549000" calcext:value-type="float">
            <text:p>13549000</text:p>
          </table:table-cell>
          <table:table-cell office:value-type="float" office:value="12835000" calcext:value-type="float">
            <text:p>12835000</text:p>
          </table:table-cell>
          <table:table-cell office:value-type="float" office:value="13033000" calcext:value-type="float">
            <text:p>13033000</text:p>
          </table:table-cell>
          <table:table-cell office:value-type="float" office:value="9454000" calcext:value-type="float">
            <text:p>9454000</text:p>
          </table:table-cell>
          <table:table-cell office:value-type="float" office:value="12774000" calcext:value-type="float">
            <text:p>12774000</text:p>
          </table:table-cell>
          <table:table-cell office:value-type="float" office:value="12676000" calcext:value-type="float">
            <text:p>12676000</text:p>
          </table:table-cell>
          <table:table-cell office:value-type="float" office:value="14117000" calcext:value-type="float">
            <text:p>14117000</text:p>
          </table:table-cell>
          <table:table-cell office:value-type="float" office:value="13009000" calcext:value-type="float">
            <text:p>13009000</text:p>
          </table:table-cell>
          <table:table-cell office:value-type="float" office:value="12693000" calcext:value-type="float">
            <text:p>12693000</text:p>
          </table:table-cell>
          <table:table-cell office:value-type="float" office:value="12685000" calcext:value-type="float">
            <text:p>12685000</text:p>
          </table:table-cell>
          <table:table-cell office:value-type="float" office:value="13651000" calcext:value-type="float">
            <text:p>13651000</text:p>
          </table:table-cell>
          <table:table-cell office:value-type="float" office:value="14343000" calcext:value-type="float">
            <text:p>14343000</text:p>
          </table:table-cell>
          <table:table-cell office:value-type="float" office:value="14427000" calcext:value-type="float">
            <text:p>14427000</text:p>
          </table:table-cell>
          <table:table-cell office:value-type="float" office:value="14285000" calcext:value-type="float">
            <text:p>14285000</text:p>
          </table:table-cell>
          <table:table-cell office:value-type="float" office:value="14386000" calcext:value-type="float">
            <text:p>14386000</text:p>
          </table:table-cell>
          <table:table-cell office:value-type="float" office:value="14844000" calcext:value-type="float">
            <text:p>14844000</text:p>
          </table:table-cell>
          <table:table-cell office:value-type="float" office:value="13820000" calcext:value-type="float">
            <text:p>13820000</text:p>
          </table:table-cell>
          <table:table-cell office:value-type="float" office:value="13930000" calcext:value-type="float">
            <text:p>13930000</text:p>
          </table:table-cell>
          <table:table-cell office:value-type="float" office:value="9338000" calcext:value-type="float">
            <text:p>9338000</text:p>
          </table:table-cell>
          <table:table-cell office:value-type="float" office:value="9451000" calcext:value-type="float">
            <text:p>9451000</text:p>
          </table:table-cell>
          <table:table-cell office:value-type="float" office:value="14506000" calcext:value-type="float">
            <text:p>14506000</text:p>
          </table:table-cell>
          <table:table-cell office:value-type="float" office:value="14254000" calcext:value-type="float">
            <text:p>14254000</text:p>
          </table:table-cell>
          <table:table-cell office:value-type="float" office:value="9809000" calcext:value-type="float">
            <text:p>9809000</text:p>
          </table:table-cell>
          <table:table-cell office:value-type="float" office:value="13891000" calcext:value-type="float">
            <text:p>13891000</text:p>
          </table:table-cell>
          <table:table-cell office:value-type="float" office:value="13913000" calcext:value-type="float">
            <text:p>13913000</text:p>
          </table:table-cell>
          <table:table-cell office:value-type="float" office:value="13713000" calcext:value-type="float">
            <text:p>13713000</text:p>
          </table:table-cell>
          <table:table-cell office:value-type="float" office:value="13299000" calcext:value-type="float">
            <text:p>13299000</text:p>
          </table:table-cell>
          <table:table-cell office:value-type="float" office:value="9239000" calcext:value-type="float">
            <text:p>9239000</text:p>
          </table:table-cell>
          <table:table-cell office:value-type="float" office:value="13259000" calcext:value-type="float">
            <text:p>13259000</text:p>
          </table:table-cell>
          <table:table-cell office:value-type="float" office:value="14069000" calcext:value-type="float">
            <text:p>14069000</text:p>
          </table:table-cell>
          <table:table-cell office:value-type="float" office:value="13769000" calcext:value-type="float">
            <text:p>13769000</text:p>
          </table:table-cell>
          <table:table-cell office:value-type="float" office:value="14226000" calcext:value-type="float">
            <text:p>14226000</text:p>
          </table:table-cell>
          <table:table-cell office:value-type="float" office:value="14076000" calcext:value-type="float">
            <text:p>14076000</text:p>
          </table:table-cell>
          <table:table-cell office:value-type="float" office:value="14281000" calcext:value-type="float">
            <text:p>14281000</text:p>
          </table:table-cell>
          <table:table-cell office:value-type="float" office:value="14184000" calcext:value-type="float">
            <text:p>14184000</text:p>
          </table:table-cell>
          <table:table-cell office:value-type="float" office:value="13422000" calcext:value-type="float">
            <text:p>13422000</text:p>
          </table:table-cell>
          <table:table-cell office:value-type="float" office:value="12047000" calcext:value-type="float">
            <text:p>12047000</text:p>
          </table:table-cell>
          <table:table-cell office:value-type="float" office:value="13480000" calcext:value-type="float">
            <text:p>13480000</text:p>
          </table:table-cell>
          <table:table-cell office:value-type="float" office:value="9057000" calcext:value-type="float">
            <text:p>9057000</text:p>
          </table:table-cell>
          <table:table-cell office:value-type="float" office:value="8963000" calcext:value-type="float">
            <text:p>8963000</text:p>
          </table:table-cell>
          <table:table-cell office:value-type="float" office:value="13505000" calcext:value-type="float">
            <text:p>13505000</text:p>
          </table:table-cell>
          <table:table-cell office:value-type="float" office:value="13834000" calcext:value-type="float">
            <text:p>13834000</text:p>
          </table:table-cell>
          <table:table-cell office:value-type="float" office:value="13763000" calcext:value-type="float">
            <text:p>13763000</text:p>
          </table:table-cell>
          <table:table-cell office:value-type="float" office:value="9244000" calcext:value-type="float">
            <text:p>9244000</text:p>
          </table:table-cell>
          <table:table-cell office:value-type="float" office:value="13188000" calcext:value-type="float">
            <text:p>1318800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AVERAGE([.A28:.CV28])" office:value-type="float" office:value="12722370" calcext:value-type="float">
            <text:p>12722370</text:p>
          </table:table-cell>
        </table:table-row>
        <table:table-row table:style-name="ro1">
          <table:table-cell office:value-type="float" office:value="9645000" calcext:value-type="float">
            <text:p>9645000</text:p>
          </table:table-cell>
          <table:table-cell office:value-type="float" office:value="14297000" calcext:value-type="float">
            <text:p>14297000</text:p>
          </table:table-cell>
          <table:table-cell office:value-type="float" office:value="14279000" calcext:value-type="float">
            <text:p>14279000</text:p>
          </table:table-cell>
          <table:table-cell office:value-type="float" office:value="14113000" calcext:value-type="float">
            <text:p>14113000</text:p>
          </table:table-cell>
          <table:table-cell office:value-type="float" office:value="14114000" calcext:value-type="float">
            <text:p>14114000</text:p>
          </table:table-cell>
          <table:table-cell office:value-type="float" office:value="14402000" calcext:value-type="float">
            <text:p>14402000</text:p>
          </table:table-cell>
          <table:table-cell office:value-type="float" office:value="14180000" calcext:value-type="float">
            <text:p>14180000</text:p>
          </table:table-cell>
          <table:table-cell office:value-type="float" office:value="13025000" calcext:value-type="float">
            <text:p>13025000</text:p>
          </table:table-cell>
          <table:table-cell office:value-type="float" office:value="13009000" calcext:value-type="float">
            <text:p>13009000</text:p>
          </table:table-cell>
          <table:table-cell office:value-type="float" office:value="14203000" calcext:value-type="float">
            <text:p>14203000</text:p>
          </table:table-cell>
          <table:table-cell office:value-type="float" office:value="9635000" calcext:value-type="float">
            <text:p>9635000</text:p>
          </table:table-cell>
          <table:table-cell office:value-type="float" office:value="12796000" calcext:value-type="float">
            <text:p>12796000</text:p>
          </table:table-cell>
          <table:table-cell office:value-type="float" office:value="14163000" calcext:value-type="float">
            <text:p>14163000</text:p>
          </table:table-cell>
          <table:table-cell office:value-type="float" office:value="14133000" calcext:value-type="float">
            <text:p>14133000</text:p>
          </table:table-cell>
          <table:table-cell office:value-type="float" office:value="14344000" calcext:value-type="float">
            <text:p>14344000</text:p>
          </table:table-cell>
          <table:table-cell office:value-type="float" office:value="14371000" calcext:value-type="float">
            <text:p>14371000</text:p>
          </table:table-cell>
          <table:table-cell office:value-type="float" office:value="14337000" calcext:value-type="float">
            <text:p>14337000</text:p>
          </table:table-cell>
          <table:table-cell office:value-type="float" office:value="14419000" calcext:value-type="float">
            <text:p>14419000</text:p>
          </table:table-cell>
          <table:table-cell office:value-type="float" office:value="12871000" calcext:value-type="float">
            <text:p>12871000</text:p>
          </table:table-cell>
          <table:table-cell office:value-type="float" office:value="14248000" calcext:value-type="float">
            <text:p>14248000</text:p>
          </table:table-cell>
          <table:table-cell office:value-type="float" office:value="13409000" calcext:value-type="float">
            <text:p>13409000</text:p>
          </table:table-cell>
          <table:table-cell office:value-type="float" office:value="14295000" calcext:value-type="float">
            <text:p>14295000</text:p>
          </table:table-cell>
          <table:table-cell office:value-type="float" office:value="14552000" calcext:value-type="float">
            <text:p>14552000</text:p>
          </table:table-cell>
          <table:table-cell office:value-type="float" office:value="14321000" calcext:value-type="float">
            <text:p>14321000</text:p>
          </table:table-cell>
          <table:table-cell office:value-type="float" office:value="14373000" calcext:value-type="float">
            <text:p>14373000</text:p>
          </table:table-cell>
          <table:table-cell office:value-type="float" office:value="14285000" calcext:value-type="float">
            <text:p>14285000</text:p>
          </table:table-cell>
          <table:table-cell office:value-type="float" office:value="12600000" calcext:value-type="float">
            <text:p>12600000</text:p>
          </table:table-cell>
          <table:table-cell office:value-type="float" office:value="14239000" calcext:value-type="float">
            <text:p>14239000</text:p>
          </table:table-cell>
          <table:table-cell office:value-type="float" office:value="13323000" calcext:value-type="float">
            <text:p>13323000</text:p>
          </table:table-cell>
          <table:table-cell office:value-type="float" office:value="14457000" calcext:value-type="float">
            <text:p>14457000</text:p>
          </table:table-cell>
          <table:table-cell office:value-type="float" office:value="13555000" calcext:value-type="float">
            <text:p>13555000</text:p>
          </table:table-cell>
          <table:table-cell office:value-type="float" office:value="12943000" calcext:value-type="float">
            <text:p>12943000</text:p>
          </table:table-cell>
          <table:table-cell office:value-type="float" office:value="12585000" calcext:value-type="float">
            <text:p>12585000</text:p>
          </table:table-cell>
          <table:table-cell office:value-type="float" office:value="14320000" calcext:value-type="float">
            <text:p>14320000</text:p>
          </table:table-cell>
          <table:table-cell office:value-type="float" office:value="12398000" calcext:value-type="float">
            <text:p>12398000</text:p>
          </table:table-cell>
          <table:table-cell office:value-type="float" office:value="14122000" calcext:value-type="float">
            <text:p>14122000</text:p>
          </table:table-cell>
          <table:table-cell office:value-type="float" office:value="12462000" calcext:value-type="float">
            <text:p>12462000</text:p>
          </table:table-cell>
          <table:table-cell office:value-type="float" office:value="14040000" calcext:value-type="float">
            <text:p>14040000</text:p>
          </table:table-cell>
          <table:table-cell office:value-type="float" office:value="14346000" calcext:value-type="float">
            <text:p>14346000</text:p>
          </table:table-cell>
          <table:table-cell office:value-type="float" office:value="13690000" calcext:value-type="float">
            <text:p>13690000</text:p>
          </table:table-cell>
          <table:table-cell office:value-type="float" office:value="13027000" calcext:value-type="float">
            <text:p>13027000</text:p>
          </table:table-cell>
          <table:table-cell office:value-type="float" office:value="13495000" calcext:value-type="float">
            <text:p>13495000</text:p>
          </table:table-cell>
          <table:table-cell office:value-type="float" office:value="14079000" calcext:value-type="float">
            <text:p>14079000</text:p>
          </table:table-cell>
          <table:table-cell office:value-type="float" office:value="13389000" calcext:value-type="float">
            <text:p>13389000</text:p>
          </table:table-cell>
          <table:table-cell office:value-type="float" office:value="13947000" calcext:value-type="float">
            <text:p>13947000</text:p>
          </table:table-cell>
          <table:table-cell office:value-type="float" office:value="14522000" calcext:value-type="float">
            <text:p>14522000</text:p>
          </table:table-cell>
          <table:table-cell office:value-type="float" office:value="14468000" calcext:value-type="float">
            <text:p>14468000</text:p>
          </table:table-cell>
          <table:table-cell office:value-type="float" office:value="14375000" calcext:value-type="float">
            <text:p>14375000</text:p>
          </table:table-cell>
          <table:table-cell office:value-type="float" office:value="14551000" calcext:value-type="float">
            <text:p>14551000</text:p>
          </table:table-cell>
          <table:table-cell office:value-type="float" office:value="14505000" calcext:value-type="float">
            <text:p>14505000</text:p>
          </table:table-cell>
          <table:table-cell office:value-type="float" office:value="14614000" calcext:value-type="float">
            <text:p>14614000</text:p>
          </table:table-cell>
          <table:table-cell office:value-type="float" office:value="14454000" calcext:value-type="float">
            <text:p>14454000</text:p>
          </table:table-cell>
          <table:table-cell office:value-type="float" office:value="14047000" calcext:value-type="float">
            <text:p>14047000</text:p>
          </table:table-cell>
          <table:table-cell office:value-type="float" office:value="14636000" calcext:value-type="float">
            <text:p>14636000</text:p>
          </table:table-cell>
          <table:table-cell office:value-type="float" office:value="14327000" calcext:value-type="float">
            <text:p>14327000</text:p>
          </table:table-cell>
          <table:table-cell office:value-type="float" office:value="9672000" calcext:value-type="float">
            <text:p>9672000</text:p>
          </table:table-cell>
          <table:table-cell office:value-type="float" office:value="14294000" calcext:value-type="float">
            <text:p>14294000</text:p>
          </table:table-cell>
          <table:table-cell office:value-type="float" office:value="14305000" calcext:value-type="float">
            <text:p>14305000</text:p>
          </table:table-cell>
          <table:table-cell office:value-type="float" office:value="14341000" calcext:value-type="float">
            <text:p>14341000</text:p>
          </table:table-cell>
          <table:table-cell office:value-type="float" office:value="14273000" calcext:value-type="float">
            <text:p>14273000</text:p>
          </table:table-cell>
          <table:table-cell office:value-type="float" office:value="14371000" calcext:value-type="float">
            <text:p>14371000</text:p>
          </table:table-cell>
          <table:table-cell office:value-type="float" office:value="14342000" calcext:value-type="float">
            <text:p>14342000</text:p>
          </table:table-cell>
          <table:table-cell office:value-type="float" office:value="12713000" calcext:value-type="float">
            <text:p>12713000</text:p>
          </table:table-cell>
          <table:table-cell office:value-type="float" office:value="12866000" calcext:value-type="float">
            <text:p>12866000</text:p>
          </table:table-cell>
          <table:table-cell office:value-type="float" office:value="13337000" calcext:value-type="float">
            <text:p>13337000</text:p>
          </table:table-cell>
          <table:table-cell office:value-type="float" office:value="14331000" calcext:value-type="float">
            <text:p>14331000</text:p>
          </table:table-cell>
          <table:table-cell office:value-type="float" office:value="14467000" calcext:value-type="float">
            <text:p>14467000</text:p>
          </table:table-cell>
          <table:table-cell office:value-type="float" office:value="14076000" calcext:value-type="float">
            <text:p>14076000</text:p>
          </table:table-cell>
          <table:table-cell office:value-type="float" office:value="14374000" calcext:value-type="float">
            <text:p>14374000</text:p>
          </table:table-cell>
          <table:table-cell office:value-type="float" office:value="12600000" calcext:value-type="float">
            <text:p>12600000</text:p>
          </table:table-cell>
          <table:table-cell office:value-type="float" office:value="14255000" calcext:value-type="float">
            <text:p>14255000</text:p>
          </table:table-cell>
          <table:table-cell office:value-type="float" office:value="12310000" calcext:value-type="float">
            <text:p>12310000</text:p>
          </table:table-cell>
          <table:table-cell office:value-type="float" office:value="14172000" calcext:value-type="float">
            <text:p>14172000</text:p>
          </table:table-cell>
          <table:table-cell office:value-type="float" office:value="12763000" calcext:value-type="float">
            <text:p>12763000</text:p>
          </table:table-cell>
          <table:table-cell office:value-type="float" office:value="14582000" calcext:value-type="float">
            <text:p>14582000</text:p>
          </table:table-cell>
          <table:table-cell office:value-type="float" office:value="14528000" calcext:value-type="float">
            <text:p>14528000</text:p>
          </table:table-cell>
          <table:table-cell office:value-type="float" office:value="14578000" calcext:value-type="float">
            <text:p>14578000</text:p>
          </table:table-cell>
          <table:table-cell office:value-type="float" office:value="13633000" calcext:value-type="float">
            <text:p>13633000</text:p>
          </table:table-cell>
          <table:table-cell office:value-type="float" office:value="14625000" calcext:value-type="float">
            <text:p>14625000</text:p>
          </table:table-cell>
          <table:table-cell office:value-type="float" office:value="14285000" calcext:value-type="float">
            <text:p>14285000</text:p>
          </table:table-cell>
          <table:table-cell office:value-type="float" office:value="9499000" calcext:value-type="float">
            <text:p>9499000</text:p>
          </table:table-cell>
          <table:table-cell office:value-type="float" office:value="12627000" calcext:value-type="float">
            <text:p>12627000</text:p>
          </table:table-cell>
          <table:table-cell office:value-type="float" office:value="12639000" calcext:value-type="float">
            <text:p>12639000</text:p>
          </table:table-cell>
          <table:table-cell office:value-type="float" office:value="14063000" calcext:value-type="float">
            <text:p>14063000</text:p>
          </table:table-cell>
          <table:table-cell office:value-type="float" office:value="14349000" calcext:value-type="float">
            <text:p>14349000</text:p>
          </table:table-cell>
          <table:table-cell office:value-type="float" office:value="14203000" calcext:value-type="float">
            <text:p>14203000</text:p>
          </table:table-cell>
          <table:table-cell office:value-type="float" office:value="14179000" calcext:value-type="float">
            <text:p>14179000</text:p>
          </table:table-cell>
          <table:table-cell office:value-type="float" office:value="14209000" calcext:value-type="float">
            <text:p>14209000</text:p>
          </table:table-cell>
          <table:table-cell office:value-type="float" office:value="14256000" calcext:value-type="float">
            <text:p>14256000</text:p>
          </table:table-cell>
          <table:table-cell office:value-type="float" office:value="13649000" calcext:value-type="float">
            <text:p>13649000</text:p>
          </table:table-cell>
          <table:table-cell office:value-type="float" office:value="14595000" calcext:value-type="float">
            <text:p>14595000</text:p>
          </table:table-cell>
          <table:table-cell office:value-type="float" office:value="14583000" calcext:value-type="float">
            <text:p>14583000</text:p>
          </table:table-cell>
          <table:table-cell office:value-type="float" office:value="14545000" calcext:value-type="float">
            <text:p>14545000</text:p>
          </table:table-cell>
          <table:table-cell office:value-type="float" office:value="12861000" calcext:value-type="float">
            <text:p>12861000</text:p>
          </table:table-cell>
          <table:table-cell office:value-type="float" office:value="14377000" calcext:value-type="float">
            <text:p>14377000</text:p>
          </table:table-cell>
          <table:table-cell office:value-type="float" office:value="14227000" calcext:value-type="float">
            <text:p>14227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14218000" calcext:value-type="float">
            <text:p>14218000</text:p>
          </table:table-cell>
          <table:table-cell office:value-type="float" office:value="14412000" calcext:value-type="float">
            <text:p>14412000</text:p>
          </table:table-cell>
          <table:table-cell office:value-type="float" office:value="12787000" calcext:value-type="float">
            <text:p>1278700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AVERAGE([.A29:.CV29])" office:value-type="float" office:value="13760420" calcext:value-type="float">
            <text:p>13760420</text:p>
          </table:table-cell>
        </table:table-row>
        <table:table-row table:style-name="ro1">
          <table:table-cell office:value-type="float" office:value="14253000" calcext:value-type="float">
            <text:p>14253000</text:p>
          </table:table-cell>
          <table:table-cell office:value-type="float" office:value="13601000" calcext:value-type="float">
            <text:p>13601000</text:p>
          </table:table-cell>
          <table:table-cell office:value-type="float" office:value="14244000" calcext:value-type="float">
            <text:p>14244000</text:p>
          </table:table-cell>
          <table:table-cell office:value-type="float" office:value="14341000" calcext:value-type="float">
            <text:p>14341000</text:p>
          </table:table-cell>
          <table:table-cell office:value-type="float" office:value="14689000" calcext:value-type="float">
            <text:p>14689000</text:p>
          </table:table-cell>
          <table:table-cell office:value-type="float" office:value="14741000" calcext:value-type="float">
            <text:p>14741000</text:p>
          </table:table-cell>
          <table:table-cell office:value-type="float" office:value="14772000" calcext:value-type="float">
            <text:p>14772000</text:p>
          </table:table-cell>
          <table:table-cell office:value-type="float" office:value="9822000" calcext:value-type="float">
            <text:p>9822000</text:p>
          </table:table-cell>
          <table:table-cell office:value-type="float" office:value="13292000" calcext:value-type="float">
            <text:p>13292000</text:p>
          </table:table-cell>
          <table:table-cell office:value-type="float" office:value="14905000" calcext:value-type="float">
            <text:p>14905000</text:p>
          </table:table-cell>
          <table:table-cell office:value-type="float" office:value="14780000" calcext:value-type="float">
            <text:p>14780000</text:p>
          </table:table-cell>
          <table:table-cell office:value-type="float" office:value="15162000" calcext:value-type="float">
            <text:p>15162000</text:p>
          </table:table-cell>
          <table:table-cell office:value-type="float" office:value="15058000" calcext:value-type="float">
            <text:p>15058000</text:p>
          </table:table-cell>
          <table:table-cell office:value-type="float" office:value="14639000" calcext:value-type="float">
            <text:p>14639000</text:p>
          </table:table-cell>
          <table:table-cell office:value-type="float" office:value="14773000" calcext:value-type="float">
            <text:p>14773000</text:p>
          </table:table-cell>
          <table:table-cell office:value-type="float" office:value="14905000" calcext:value-type="float">
            <text:p>14905000</text:p>
          </table:table-cell>
          <table:table-cell office:value-type="float" office:value="14712000" calcext:value-type="float">
            <text:p>14712000</text:p>
          </table:table-cell>
          <table:table-cell office:value-type="float" office:value="14090000" calcext:value-type="float">
            <text:p>14090000</text:p>
          </table:table-cell>
          <table:table-cell office:value-type="float" office:value="12890000" calcext:value-type="float">
            <text:p>12890000</text:p>
          </table:table-cell>
          <table:table-cell office:value-type="float" office:value="14123000" calcext:value-type="float">
            <text:p>14123000</text:p>
          </table:table-cell>
          <table:table-cell office:value-type="float" office:value="14229000" calcext:value-type="float">
            <text:p>14229000</text:p>
          </table:table-cell>
          <table:table-cell office:value-type="float" office:value="14375000" calcext:value-type="float">
            <text:p>14375000</text:p>
          </table:table-cell>
          <table:table-cell office:value-type="float" office:value="14312000" calcext:value-type="float">
            <text:p>14312000</text:p>
          </table:table-cell>
          <table:table-cell office:value-type="float" office:value="13727000" calcext:value-type="float">
            <text:p>13727000</text:p>
          </table:table-cell>
          <table:table-cell office:value-type="float" office:value="14242000" calcext:value-type="float">
            <text:p>14242000</text:p>
          </table:table-cell>
          <table:table-cell office:value-type="float" office:value="9594000" calcext:value-type="float">
            <text:p>9594000</text:p>
          </table:table-cell>
          <table:table-cell office:value-type="float" office:value="14394000" calcext:value-type="float">
            <text:p>14394000</text:p>
          </table:table-cell>
          <table:table-cell office:value-type="float" office:value="9554000" calcext:value-type="float">
            <text:p>9554000</text:p>
          </table:table-cell>
          <table:table-cell office:value-type="float" office:value="13298000" calcext:value-type="float">
            <text:p>13298000</text:p>
          </table:table-cell>
          <table:table-cell office:value-type="float" office:value="13806000" calcext:value-type="float">
            <text:p>13806000</text:p>
          </table:table-cell>
          <table:table-cell office:value-type="float" office:value="14627000" calcext:value-type="float">
            <text:p>14627000</text:p>
          </table:table-cell>
          <table:table-cell office:value-type="float" office:value="13884000" calcext:value-type="float">
            <text:p>13884000</text:p>
          </table:table-cell>
          <table:table-cell office:value-type="float" office:value="13330000" calcext:value-type="float">
            <text:p>13330000</text:p>
          </table:table-cell>
          <table:table-cell office:value-type="float" office:value="12867000" calcext:value-type="float">
            <text:p>12867000</text:p>
          </table:table-cell>
          <table:table-cell office:value-type="float" office:value="12939000" calcext:value-type="float">
            <text:p>12939000</text:p>
          </table:table-cell>
          <table:table-cell office:value-type="float" office:value="13097000" calcext:value-type="float">
            <text:p>13097000</text:p>
          </table:table-cell>
          <table:table-cell office:value-type="float" office:value="13107000" calcext:value-type="float">
            <text:p>13107000</text:p>
          </table:table-cell>
          <table:table-cell office:value-type="float" office:value="13106000" calcext:value-type="float">
            <text:p>13106000</text:p>
          </table:table-cell>
          <table:table-cell office:value-type="float" office:value="14705000" calcext:value-type="float">
            <text:p>14705000</text:p>
          </table:table-cell>
          <table:table-cell office:value-type="float" office:value="12943000" calcext:value-type="float">
            <text:p>12943000</text:p>
          </table:table-cell>
          <table:table-cell office:value-type="float" office:value="14788000" calcext:value-type="float">
            <text:p>14788000</text:p>
          </table:table-cell>
          <table:table-cell office:value-type="float" office:value="14866000" calcext:value-type="float">
            <text:p>14866000</text:p>
          </table:table-cell>
          <table:table-cell office:value-type="float" office:value="15122000" calcext:value-type="float">
            <text:p>15122000</text:p>
          </table:table-cell>
          <table:table-cell office:value-type="float" office:value="14568000" calcext:value-type="float">
            <text:p>14568000</text:p>
          </table:table-cell>
          <table:table-cell office:value-type="float" office:value="13317000" calcext:value-type="float">
            <text:p>13317000</text:p>
          </table:table-cell>
          <table:table-cell office:value-type="float" office:value="14464000" calcext:value-type="float">
            <text:p>14464000</text:p>
          </table:table-cell>
          <table:table-cell office:value-type="float" office:value="14427000" calcext:value-type="float">
            <text:p>14427000</text:p>
          </table:table-cell>
          <table:table-cell office:value-type="float" office:value="14679000" calcext:value-type="float">
            <text:p>14679000</text:p>
          </table:table-cell>
          <table:table-cell office:value-type="float" office:value="14909000" calcext:value-type="float">
            <text:p>14909000</text:p>
          </table:table-cell>
          <table:table-cell office:value-type="float" office:value="13268000" calcext:value-type="float">
            <text:p>13268000</text:p>
          </table:table-cell>
          <table:table-cell office:value-type="float" office:value="14524000" calcext:value-type="float">
            <text:p>14524000</text:p>
          </table:table-cell>
          <table:table-cell office:value-type="float" office:value="14543000" calcext:value-type="float">
            <text:p>14543000</text:p>
          </table:table-cell>
          <table:table-cell office:value-type="float" office:value="13962000" calcext:value-type="float">
            <text:p>13962000</text:p>
          </table:table-cell>
          <table:table-cell office:value-type="float" office:value="14127000" calcext:value-type="float">
            <text:p>14127000</text:p>
          </table:table-cell>
          <table:table-cell office:value-type="float" office:value="14645000" calcext:value-type="float">
            <text:p>14645000</text:p>
          </table:table-cell>
          <table:table-cell office:value-type="float" office:value="14847000" calcext:value-type="float">
            <text:p>14847000</text:p>
          </table:table-cell>
          <table:table-cell office:value-type="float" office:value="13552000" calcext:value-type="float">
            <text:p>13552000</text:p>
          </table:table-cell>
          <table:table-cell office:value-type="float" office:value="14085000" calcext:value-type="float">
            <text:p>14085000</text:p>
          </table:table-cell>
          <table:table-cell office:value-type="float" office:value="14156000" calcext:value-type="float">
            <text:p>14156000</text:p>
          </table:table-cell>
          <table:table-cell office:value-type="float" office:value="14817000" calcext:value-type="float">
            <text:p>14817000</text:p>
          </table:table-cell>
          <table:table-cell office:value-type="float" office:value="14769000" calcext:value-type="float">
            <text:p>14769000</text:p>
          </table:table-cell>
          <table:table-cell office:value-type="float" office:value="14874000" calcext:value-type="float">
            <text:p>14874000</text:p>
          </table:table-cell>
          <table:table-cell office:value-type="float" office:value="14845000" calcext:value-type="float">
            <text:p>14845000</text:p>
          </table:table-cell>
          <table:table-cell office:value-type="float" office:value="14850000" calcext:value-type="float">
            <text:p>14850000</text:p>
          </table:table-cell>
          <table:table-cell office:value-type="float" office:value="14768000" calcext:value-type="float">
            <text:p>14768000</text:p>
          </table:table-cell>
          <table:table-cell office:value-type="float" office:value="14596000" calcext:value-type="float">
            <text:p>14596000</text:p>
          </table:table-cell>
          <table:table-cell office:value-type="float" office:value="14194000" calcext:value-type="float">
            <text:p>14194000</text:p>
          </table:table-cell>
          <table:table-cell office:value-type="float" office:value="14377000" calcext:value-type="float">
            <text:p>14377000</text:p>
          </table:table-cell>
          <table:table-cell office:value-type="float" office:value="13481000" calcext:value-type="float">
            <text:p>13481000</text:p>
          </table:table-cell>
          <table:table-cell office:value-type="float" office:value="9779000" calcext:value-type="float">
            <text:p>9779000</text:p>
          </table:table-cell>
          <table:table-cell office:value-type="float" office:value="12554000" calcext:value-type="float">
            <text:p>12554000</text:p>
          </table:table-cell>
          <table:table-cell office:value-type="float" office:value="13702000" calcext:value-type="float">
            <text:p>13702000</text:p>
          </table:table-cell>
          <table:table-cell office:value-type="float" office:value="13692000" calcext:value-type="float">
            <text:p>13692000</text:p>
          </table:table-cell>
          <table:table-cell office:value-type="float" office:value="14182000" calcext:value-type="float">
            <text:p>14182000</text:p>
          </table:table-cell>
          <table:table-cell office:value-type="float" office:value="14386000" calcext:value-type="float">
            <text:p>14386000</text:p>
          </table:table-cell>
          <table:table-cell office:value-type="float" office:value="13533000" calcext:value-type="float">
            <text:p>13533000</text:p>
          </table:table-cell>
          <table:table-cell office:value-type="float" office:value="12864000" calcext:value-type="float">
            <text:p>12864000</text:p>
          </table:table-cell>
          <table:table-cell office:value-type="float" office:value="13594000" calcext:value-type="float">
            <text:p>13594000</text:p>
          </table:table-cell>
          <table:table-cell office:value-type="float" office:value="14137000" calcext:value-type="float">
            <text:p>14137000</text:p>
          </table:table-cell>
          <table:table-cell office:value-type="float" office:value="14200000" calcext:value-type="float">
            <text:p>14200000</text:p>
          </table:table-cell>
          <table:table-cell office:value-type="float" office:value="12842000" calcext:value-type="float">
            <text:p>12842000</text:p>
          </table:table-cell>
          <table:table-cell office:value-type="float" office:value="14519000" calcext:value-type="float">
            <text:p>14519000</text:p>
          </table:table-cell>
          <table:table-cell office:value-type="float" office:value="14321000" calcext:value-type="float">
            <text:p>14321000</text:p>
          </table:table-cell>
          <table:table-cell office:value-type="float" office:value="12932000" calcext:value-type="float">
            <text:p>12932000</text:p>
          </table:table-cell>
          <table:table-cell office:value-type="float" office:value="14777000" calcext:value-type="float">
            <text:p>14777000</text:p>
          </table:table-cell>
          <table:table-cell office:value-type="float" office:value="14796000" calcext:value-type="float">
            <text:p>14796000</text:p>
          </table:table-cell>
          <table:table-cell office:value-type="float" office:value="14912000" calcext:value-type="float">
            <text:p>14912000</text:p>
          </table:table-cell>
          <table:table-cell office:value-type="float" office:value="14207000" calcext:value-type="float">
            <text:p>14207000</text:p>
          </table:table-cell>
          <table:table-cell office:value-type="float" office:value="13969000" calcext:value-type="float">
            <text:p>13969000</text:p>
          </table:table-cell>
          <table:table-cell office:value-type="float" office:value="13643000" calcext:value-type="float">
            <text:p>13643000</text:p>
          </table:table-cell>
          <table:table-cell office:value-type="float" office:value="14747000" calcext:value-type="float">
            <text:p>14747000</text:p>
          </table:table-cell>
          <table:table-cell office:value-type="float" office:value="14463000" calcext:value-type="float">
            <text:p>14463000</text:p>
          </table:table-cell>
          <table:table-cell office:value-type="float" office:value="14593000" calcext:value-type="float">
            <text:p>14593000</text:p>
          </table:table-cell>
          <table:table-cell office:value-type="float" office:value="12739000" calcext:value-type="float">
            <text:p>12739000</text:p>
          </table:table-cell>
          <table:table-cell office:value-type="float" office:value="14546000" calcext:value-type="float">
            <text:p>14546000</text:p>
          </table:table-cell>
          <table:table-cell office:value-type="float" office:value="15067000" calcext:value-type="float">
            <text:p>15067000</text:p>
          </table:table-cell>
          <table:table-cell office:value-type="float" office:value="14815000" calcext:value-type="float">
            <text:p>14815000</text:p>
          </table:table-cell>
          <table:table-cell office:value-type="float" office:value="15266000" calcext:value-type="float">
            <text:p>15266000</text:p>
          </table:table-cell>
          <table:table-cell office:value-type="float" office:value="14891000" calcext:value-type="float">
            <text:p>14891000</text:p>
          </table:table-cell>
          <table:table-cell office:value-type="float" office:value="14264000" calcext:value-type="float">
            <text:p>1426400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AVERAGE([.A30:.CV30])" office:value-type="float" office:value="14012800" calcext:value-type="float">
            <text:p>14012800</text:p>
          </table:table-cell>
        </table:table-row>
        <table:table-row table:style-name="ro1">
          <table:table-cell office:value-type="float" office:value="15130000" calcext:value-type="float">
            <text:p>15130000</text:p>
          </table:table-cell>
          <table:table-cell office:value-type="float" office:value="13751000" calcext:value-type="float">
            <text:p>13751000</text:p>
          </table:table-cell>
          <table:table-cell office:value-type="float" office:value="14388000" calcext:value-type="float">
            <text:p>14388000</text:p>
          </table:table-cell>
          <table:table-cell office:value-type="float" office:value="15062000" calcext:value-type="float">
            <text:p>15062000</text:p>
          </table:table-cell>
          <table:table-cell office:value-type="float" office:value="15091000" calcext:value-type="float">
            <text:p>15091000</text:p>
          </table:table-cell>
          <table:table-cell office:value-type="float" office:value="15102000" calcext:value-type="float">
            <text:p>15102000</text:p>
          </table:table-cell>
          <table:table-cell office:value-type="float" office:value="15103000" calcext:value-type="float">
            <text:p>15103000</text:p>
          </table:table-cell>
          <table:table-cell office:value-type="float" office:value="14673000" calcext:value-type="float">
            <text:p>14673000</text:p>
          </table:table-cell>
          <table:table-cell office:value-type="float" office:value="14922000" calcext:value-type="float">
            <text:p>14922000</text:p>
          </table:table-cell>
          <table:table-cell office:value-type="float" office:value="14042000" calcext:value-type="float">
            <text:p>14042000</text:p>
          </table:table-cell>
          <table:table-cell office:value-type="float" office:value="14615000" calcext:value-type="float">
            <text:p>14615000</text:p>
          </table:table-cell>
          <table:table-cell office:value-type="float" office:value="14762000" calcext:value-type="float">
            <text:p>14762000</text:p>
          </table:table-cell>
          <table:table-cell office:value-type="float" office:value="14749000" calcext:value-type="float">
            <text:p>14749000</text:p>
          </table:table-cell>
          <table:table-cell office:value-type="float" office:value="14644000" calcext:value-type="float">
            <text:p>14644000</text:p>
          </table:table-cell>
          <table:table-cell office:value-type="float" office:value="13778000" calcext:value-type="float">
            <text:p>13778000</text:p>
          </table:table-cell>
          <table:table-cell office:value-type="float" office:value="15083000" calcext:value-type="float">
            <text:p>15083000</text:p>
          </table:table-cell>
          <table:table-cell office:value-type="float" office:value="15236000" calcext:value-type="float">
            <text:p>15236000</text:p>
          </table:table-cell>
          <table:table-cell office:value-type="float" office:value="15227000" calcext:value-type="float">
            <text:p>15227000</text:p>
          </table:table-cell>
          <table:table-cell office:value-type="float" office:value="15237000" calcext:value-type="float">
            <text:p>15237000</text:p>
          </table:table-cell>
          <table:table-cell office:value-type="float" office:value="15220000" calcext:value-type="float">
            <text:p>15220000</text:p>
          </table:table-cell>
          <table:table-cell office:value-type="float" office:value="14481000" calcext:value-type="float">
            <text:p>14481000</text:p>
          </table:table-cell>
          <table:table-cell office:value-type="float" office:value="13371000" calcext:value-type="float">
            <text:p>13371000</text:p>
          </table:table-cell>
          <table:table-cell office:value-type="float" office:value="14913000" calcext:value-type="float">
            <text:p>14913000</text:p>
          </table:table-cell>
          <table:table-cell office:value-type="float" office:value="14874000" calcext:value-type="float">
            <text:p>14874000</text:p>
          </table:table-cell>
          <table:table-cell office:value-type="float" office:value="13879000" calcext:value-type="float">
            <text:p>13879000</text:p>
          </table:table-cell>
          <table:table-cell office:value-type="float" office:value="13272000" calcext:value-type="float">
            <text:p>13272000</text:p>
          </table:table-cell>
          <table:table-cell office:value-type="float" office:value="14979000" calcext:value-type="float">
            <text:p>14979000</text:p>
          </table:table-cell>
          <table:table-cell office:value-type="float" office:value="15065000" calcext:value-type="float">
            <text:p>15065000</text:p>
          </table:table-cell>
          <table:table-cell office:value-type="float" office:value="14804000" calcext:value-type="float">
            <text:p>14804000</text:p>
          </table:table-cell>
          <table:table-cell office:value-type="float" office:value="14925000" calcext:value-type="float">
            <text:p>14925000</text:p>
          </table:table-cell>
          <table:table-cell office:value-type="float" office:value="15426000" calcext:value-type="float">
            <text:p>15426000</text:p>
          </table:table-cell>
          <table:table-cell office:value-type="float" office:value="14953000" calcext:value-type="float">
            <text:p>14953000</text:p>
          </table:table-cell>
          <table:table-cell office:value-type="float" office:value="14874000" calcext:value-type="float">
            <text:p>14874000</text:p>
          </table:table-cell>
          <table:table-cell office:value-type="float" office:value="14916000" calcext:value-type="float">
            <text:p>14916000</text:p>
          </table:table-cell>
          <table:table-cell office:value-type="float" office:value="14949000" calcext:value-type="float">
            <text:p>14949000</text:p>
          </table:table-cell>
          <table:table-cell office:value-type="float" office:value="14765000" calcext:value-type="float">
            <text:p>14765000</text:p>
          </table:table-cell>
          <table:table-cell office:value-type="float" office:value="13962000" calcext:value-type="float">
            <text:p>13962000</text:p>
          </table:table-cell>
          <table:table-cell office:value-type="float" office:value="14215000" calcext:value-type="float">
            <text:p>14215000</text:p>
          </table:table-cell>
          <table:table-cell office:value-type="float" office:value="14513000" calcext:value-type="float">
            <text:p>14513000</text:p>
          </table:table-cell>
          <table:table-cell office:value-type="float" office:value="13362000" calcext:value-type="float">
            <text:p>13362000</text:p>
          </table:table-cell>
          <table:table-cell office:value-type="float" office:value="13093000" calcext:value-type="float">
            <text:p>13093000</text:p>
          </table:table-cell>
          <table:table-cell office:value-type="float" office:value="13465000" calcext:value-type="float">
            <text:p>13465000</text:p>
          </table:table-cell>
          <table:table-cell office:value-type="float" office:value="15215000" calcext:value-type="float">
            <text:p>15215000</text:p>
          </table:table-cell>
          <table:table-cell office:value-type="float" office:value="14425000" calcext:value-type="float">
            <text:p>14425000</text:p>
          </table:table-cell>
          <table:table-cell office:value-type="float" office:value="15122000" calcext:value-type="float">
            <text:p>15122000</text:p>
          </table:table-cell>
          <table:table-cell office:value-type="float" office:value="13781000" calcext:value-type="float">
            <text:p>13781000</text:p>
          </table:table-cell>
          <table:table-cell office:value-type="float" office:value="14988000" calcext:value-type="float">
            <text:p>14988000</text:p>
          </table:table-cell>
          <table:table-cell office:value-type="float" office:value="13436000" calcext:value-type="float">
            <text:p>13436000</text:p>
          </table:table-cell>
          <table:table-cell office:value-type="float" office:value="15092000" calcext:value-type="float">
            <text:p>15092000</text:p>
          </table:table-cell>
          <table:table-cell office:value-type="float" office:value="12987000" calcext:value-type="float">
            <text:p>12987000</text:p>
          </table:table-cell>
          <table:table-cell office:value-type="float" office:value="13226000" calcext:value-type="float">
            <text:p>13226000</text:p>
          </table:table-cell>
          <table:table-cell office:value-type="float" office:value="13658000" calcext:value-type="float">
            <text:p>13658000</text:p>
          </table:table-cell>
          <table:table-cell office:value-type="float" office:value="14901000" calcext:value-type="float">
            <text:p>14901000</text:p>
          </table:table-cell>
          <table:table-cell office:value-type="float" office:value="13098000" calcext:value-type="float">
            <text:p>13098000</text:p>
          </table:table-cell>
          <table:table-cell office:value-type="float" office:value="14786000" calcext:value-type="float">
            <text:p>14786000</text:p>
          </table:table-cell>
          <table:table-cell office:value-type="float" office:value="13281000" calcext:value-type="float">
            <text:p>13281000</text:p>
          </table:table-cell>
          <table:table-cell office:value-type="float" office:value="15112000" calcext:value-type="float">
            <text:p>15112000</text:p>
          </table:table-cell>
          <table:table-cell office:value-type="float" office:value="14967000" calcext:value-type="float">
            <text:p>14967000</text:p>
          </table:table-cell>
          <table:table-cell office:value-type="float" office:value="15120000" calcext:value-type="float">
            <text:p>15120000</text:p>
          </table:table-cell>
          <table:table-cell office:value-type="float" office:value="15012000" calcext:value-type="float">
            <text:p>15012000</text:p>
          </table:table-cell>
          <table:table-cell office:value-type="float" office:value="14905000" calcext:value-type="float">
            <text:p>14905000</text:p>
          </table:table-cell>
          <table:table-cell office:value-type="float" office:value="13192000" calcext:value-type="float">
            <text:p>13192000</text:p>
          </table:table-cell>
          <table:table-cell office:value-type="float" office:value="14442000" calcext:value-type="float">
            <text:p>14442000</text:p>
          </table:table-cell>
          <table:table-cell office:value-type="float" office:value="14361000" calcext:value-type="float">
            <text:p>14361000</text:p>
          </table:table-cell>
          <table:table-cell office:value-type="float" office:value="14381000" calcext:value-type="float">
            <text:p>14381000</text:p>
          </table:table-cell>
          <table:table-cell office:value-type="float" office:value="14033000" calcext:value-type="float">
            <text:p>14033000</text:p>
          </table:table-cell>
          <table:table-cell office:value-type="float" office:value="14266000" calcext:value-type="float">
            <text:p>14266000</text:p>
          </table:table-cell>
          <table:table-cell office:value-type="float" office:value="14884000" calcext:value-type="float">
            <text:p>14884000</text:p>
          </table:table-cell>
          <table:table-cell office:value-type="float" office:value="14166000" calcext:value-type="float">
            <text:p>14166000</text:p>
          </table:table-cell>
          <table:table-cell office:value-type="float" office:value="15121000" calcext:value-type="float">
            <text:p>15121000</text:p>
          </table:table-cell>
          <table:table-cell office:value-type="float" office:value="14777000" calcext:value-type="float">
            <text:p>14777000</text:p>
          </table:table-cell>
          <table:table-cell office:value-type="float" office:value="13452000" calcext:value-type="float">
            <text:p>13452000</text:p>
          </table:table-cell>
          <table:table-cell office:value-type="float" office:value="15008000" calcext:value-type="float">
            <text:p>15008000</text:p>
          </table:table-cell>
          <table:table-cell office:value-type="float" office:value="13626000" calcext:value-type="float">
            <text:p>13626000</text:p>
          </table:table-cell>
          <table:table-cell office:value-type="float" office:value="14493000" calcext:value-type="float">
            <text:p>14493000</text:p>
          </table:table-cell>
          <table:table-cell office:value-type="float" office:value="14407000" calcext:value-type="float">
            <text:p>14407000</text:p>
          </table:table-cell>
          <table:table-cell office:value-type="float" office:value="13630000" calcext:value-type="float">
            <text:p>13630000</text:p>
          </table:table-cell>
          <table:table-cell office:value-type="float" office:value="14274000" calcext:value-type="float">
            <text:p>14274000</text:p>
          </table:table-cell>
          <table:table-cell office:value-type="float" office:value="13298000" calcext:value-type="float">
            <text:p>13298000</text:p>
          </table:table-cell>
          <table:table-cell office:value-type="float" office:value="14806000" calcext:value-type="float">
            <text:p>14806000</text:p>
          </table:table-cell>
          <table:table-cell office:value-type="float" office:value="15005000" calcext:value-type="float">
            <text:p>15005000</text:p>
          </table:table-cell>
          <table:table-cell office:value-type="float" office:value="13571000" calcext:value-type="float">
            <text:p>13571000</text:p>
          </table:table-cell>
          <table:table-cell office:value-type="float" office:value="14881000" calcext:value-type="float">
            <text:p>14881000</text:p>
          </table:table-cell>
          <table:table-cell office:value-type="float" office:value="14890000" calcext:value-type="float">
            <text:p>14890000</text:p>
          </table:table-cell>
          <table:table-cell office:value-type="float" office:value="14910000" calcext:value-type="float">
            <text:p>14910000</text:p>
          </table:table-cell>
          <table:table-cell office:value-type="float" office:value="14820000" calcext:value-type="float">
            <text:p>14820000</text:p>
          </table:table-cell>
          <table:table-cell office:value-type="float" office:value="15035000" calcext:value-type="float">
            <text:p>15035000</text:p>
          </table:table-cell>
          <table:table-cell office:value-type="float" office:value="14692000" calcext:value-type="float">
            <text:p>14692000</text:p>
          </table:table-cell>
          <table:table-cell office:value-type="float" office:value="14644000" calcext:value-type="float">
            <text:p>14644000</text:p>
          </table:table-cell>
          <table:table-cell office:value-type="float" office:value="14679000" calcext:value-type="float">
            <text:p>14679000</text:p>
          </table:table-cell>
          <table:table-cell office:value-type="float" office:value="13236000" calcext:value-type="float">
            <text:p>13236000</text:p>
          </table:table-cell>
          <table:table-cell office:value-type="float" office:value="14648000" calcext:value-type="float">
            <text:p>14648000</text:p>
          </table:table-cell>
          <table:table-cell office:value-type="float" office:value="14537000" calcext:value-type="float">
            <text:p>14537000</text:p>
          </table:table-cell>
          <table:table-cell office:value-type="float" office:value="14234000" calcext:value-type="float">
            <text:p>14234000</text:p>
          </table:table-cell>
          <table:table-cell office:value-type="float" office:value="14872000" calcext:value-type="float">
            <text:p>14872000</text:p>
          </table:table-cell>
          <table:table-cell office:value-type="float" office:value="15020000" calcext:value-type="float">
            <text:p>15020000</text:p>
          </table:table-cell>
          <table:table-cell office:value-type="float" office:value="13138000" calcext:value-type="float">
            <text:p>13138000</text:p>
          </table:table-cell>
          <table:table-cell office:value-type="float" office:value="14588000" calcext:value-type="float">
            <text:p>14588000</text:p>
          </table:table-cell>
          <table:table-cell office:value-type="float" office:value="14955000" calcext:value-type="float">
            <text:p>14955000</text:p>
          </table:table-cell>
          <table:table-cell office:value-type="float" office:value="15052000" calcext:value-type="float">
            <text:p>1505200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AVERAGE([.A31:.CV31])" office:value-type="float" office:value="14480070" calcext:value-type="float">
            <text:p>14480070</text:p>
          </table:table-cell>
        </table:table-row>
        <table:table-row table:style-name="ro1">
          <table:table-cell office:value-type="float" office:value="15253000" calcext:value-type="float">
            <text:p>15253000</text:p>
          </table:table-cell>
          <table:table-cell office:value-type="float" office:value="15172000" calcext:value-type="float">
            <text:p>15172000</text:p>
          </table:table-cell>
          <table:table-cell office:value-type="float" office:value="15409000" calcext:value-type="float">
            <text:p>15409000</text:p>
          </table:table-cell>
          <table:table-cell office:value-type="float" office:value="14974000" calcext:value-type="float">
            <text:p>14974000</text:p>
          </table:table-cell>
          <table:table-cell office:value-type="float" office:value="14996000" calcext:value-type="float">
            <text:p>14996000</text:p>
          </table:table-cell>
          <table:table-cell office:value-type="float" office:value="13057000" calcext:value-type="float">
            <text:p>13057000</text:p>
          </table:table-cell>
          <table:table-cell office:value-type="float" office:value="14818000" calcext:value-type="float">
            <text:p>14818000</text:p>
          </table:table-cell>
          <table:table-cell office:value-type="float" office:value="15306000" calcext:value-type="float">
            <text:p>15306000</text:p>
          </table:table-cell>
          <table:table-cell office:value-type="float" office:value="14039000" calcext:value-type="float">
            <text:p>14039000</text:p>
          </table:table-cell>
          <table:table-cell office:value-type="float" office:value="13613000" calcext:value-type="float">
            <text:p>13613000</text:p>
          </table:table-cell>
          <table:table-cell office:value-type="float" office:value="15610000" calcext:value-type="float">
            <text:p>15610000</text:p>
          </table:table-cell>
          <table:table-cell office:value-type="float" office:value="15496000" calcext:value-type="float">
            <text:p>15496000</text:p>
          </table:table-cell>
          <table:table-cell office:value-type="float" office:value="13089000" calcext:value-type="float">
            <text:p>13089000</text:p>
          </table:table-cell>
          <table:table-cell office:value-type="float" office:value="13797000" calcext:value-type="float">
            <text:p>13797000</text:p>
          </table:table-cell>
          <table:table-cell office:value-type="float" office:value="14343000" calcext:value-type="float">
            <text:p>14343000</text:p>
          </table:table-cell>
          <table:table-cell office:value-type="float" office:value="14081000" calcext:value-type="float">
            <text:p>14081000</text:p>
          </table:table-cell>
          <table:table-cell office:value-type="float" office:value="10272000" calcext:value-type="float">
            <text:p>10272000</text:p>
          </table:table-cell>
          <table:table-cell office:value-type="float" office:value="14416000" calcext:value-type="float">
            <text:p>14416000</text:p>
          </table:table-cell>
          <table:table-cell office:value-type="float" office:value="14947000" calcext:value-type="float">
            <text:p>14947000</text:p>
          </table:table-cell>
          <table:table-cell office:value-type="float" office:value="9932000" calcext:value-type="float">
            <text:p>9932000</text:p>
          </table:table-cell>
          <table:table-cell office:value-type="float" office:value="15233000" calcext:value-type="float">
            <text:p>15233000</text:p>
          </table:table-cell>
          <table:table-cell office:value-type="float" office:value="14870000" calcext:value-type="float">
            <text:p>14870000</text:p>
          </table:table-cell>
          <table:table-cell office:value-type="float" office:value="15221000" calcext:value-type="float">
            <text:p>15221000</text:p>
          </table:table-cell>
          <table:table-cell office:value-type="float" office:value="15008000" calcext:value-type="float">
            <text:p>15008000</text:p>
          </table:table-cell>
          <table:table-cell office:value-type="float" office:value="10132000" calcext:value-type="float">
            <text:p>10132000</text:p>
          </table:table-cell>
          <table:table-cell office:value-type="float" office:value="14828000" calcext:value-type="float">
            <text:p>14828000</text:p>
          </table:table-cell>
          <table:table-cell office:value-type="float" office:value="15330000" calcext:value-type="float">
            <text:p>15330000</text:p>
          </table:table-cell>
          <table:table-cell office:value-type="float" office:value="15408000" calcext:value-type="float">
            <text:p>15408000</text:p>
          </table:table-cell>
          <table:table-cell office:value-type="float" office:value="13795000" calcext:value-type="float">
            <text:p>13795000</text:p>
          </table:table-cell>
          <table:table-cell office:value-type="float" office:value="15127000" calcext:value-type="float">
            <text:p>15127000</text:p>
          </table:table-cell>
          <table:table-cell office:value-type="float" office:value="13257000" calcext:value-type="float">
            <text:p>13257000</text:p>
          </table:table-cell>
          <table:table-cell office:value-type="float" office:value="15150000" calcext:value-type="float">
            <text:p>15150000</text:p>
          </table:table-cell>
          <table:table-cell office:value-type="float" office:value="12723000" calcext:value-type="float">
            <text:p>12723000</text:p>
          </table:table-cell>
          <table:table-cell office:value-type="float" office:value="15353000" calcext:value-type="float">
            <text:p>15353000</text:p>
          </table:table-cell>
          <table:table-cell office:value-type="float" office:value="15342000" calcext:value-type="float">
            <text:p>153420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4994000" calcext:value-type="float">
            <text:p>14994000</text:p>
          </table:table-cell>
          <table:table-cell office:value-type="float" office:value="14520000" calcext:value-type="float">
            <text:p>14520000</text:p>
          </table:table-cell>
          <table:table-cell office:value-type="float" office:value="10117000" calcext:value-type="float">
            <text:p>10117000</text:p>
          </table:table-cell>
          <table:table-cell office:value-type="float" office:value="15205000" calcext:value-type="float">
            <text:p>15205000</text:p>
          </table:table-cell>
          <table:table-cell office:value-type="float" office:value="14892000" calcext:value-type="float">
            <text:p>14892000</text:p>
          </table:table-cell>
          <table:table-cell office:value-type="float" office:value="15506000" calcext:value-type="float">
            <text:p>15506000</text:p>
          </table:table-cell>
          <table:table-cell office:value-type="float" office:value="14396000" calcext:value-type="float">
            <text:p>14396000</text:p>
          </table:table-cell>
          <table:table-cell office:value-type="float" office:value="14325000" calcext:value-type="float">
            <text:p>14325000</text:p>
          </table:table-cell>
          <table:table-cell office:value-type="float" office:value="14216000" calcext:value-type="float">
            <text:p>14216000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10043000" calcext:value-type="float">
            <text:p>10043000</text:p>
          </table:table-cell>
          <table:table-cell office:value-type="float" office:value="12972000" calcext:value-type="float">
            <text:p>12972000</text:p>
          </table:table-cell>
          <table:table-cell office:value-type="float" office:value="13470000" calcext:value-type="float">
            <text:p>13470000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4587000" calcext:value-type="float">
            <text:p>14587000</text:p>
          </table:table-cell>
          <table:table-cell office:value-type="float" office:value="15172000" calcext:value-type="float">
            <text:p>15172000</text:p>
          </table:table-cell>
          <table:table-cell office:value-type="float" office:value="14915000" calcext:value-type="float">
            <text:p>14915000</text:p>
          </table:table-cell>
          <table:table-cell office:value-type="float" office:value="15425000" calcext:value-type="float">
            <text:p>15425000</text:p>
          </table:table-cell>
          <table:table-cell office:value-type="float" office:value="13780000" calcext:value-type="float">
            <text:p>13780000</text:p>
          </table:table-cell>
          <table:table-cell office:value-type="float" office:value="14948000" calcext:value-type="float">
            <text:p>14948000</text:p>
          </table:table-cell>
          <table:table-cell office:value-type="float" office:value="15223000" calcext:value-type="float">
            <text:p>15223000</text:p>
          </table:table-cell>
          <table:table-cell office:value-type="float" office:value="14595000" calcext:value-type="float">
            <text:p>14595000</text:p>
          </table:table-cell>
          <table:table-cell office:value-type="float" office:value="12995000" calcext:value-type="float">
            <text:p>12995000</text:p>
          </table:table-cell>
          <table:table-cell office:value-type="float" office:value="13605000" calcext:value-type="float">
            <text:p>13605000</text:p>
          </table:table-cell>
          <table:table-cell office:value-type="float" office:value="13894000" calcext:value-type="float">
            <text:p>13894000</text:p>
          </table:table-cell>
          <table:table-cell office:value-type="float" office:value="10424000" calcext:value-type="float">
            <text:p>10424000</text:p>
          </table:table-cell>
          <table:table-cell office:value-type="float" office:value="15152000" calcext:value-type="float">
            <text:p>15152000</text:p>
          </table:table-cell>
          <table:table-cell office:value-type="float" office:value="13286000" calcext:value-type="float">
            <text:p>13286000</text:p>
          </table:table-cell>
          <table:table-cell office:value-type="float" office:value="15535000" calcext:value-type="float">
            <text:p>15535000</text:p>
          </table:table-cell>
          <table:table-cell office:value-type="float" office:value="15464000" calcext:value-type="float">
            <text:p>15464000</text:p>
          </table:table-cell>
          <table:table-cell office:value-type="float" office:value="15233000" calcext:value-type="float">
            <text:p>15233000</text:p>
          </table:table-cell>
          <table:table-cell office:value-type="float" office:value="14115000" calcext:value-type="float">
            <text:p>14115000</text:p>
          </table:table-cell>
          <table:table-cell office:value-type="float" office:value="14689000" calcext:value-type="float">
            <text:p>14689000</text:p>
          </table:table-cell>
          <table:table-cell office:value-type="float" office:value="15384000" calcext:value-type="float">
            <text:p>15384000</text:p>
          </table:table-cell>
          <table:table-cell office:value-type="float" office:value="14981000" calcext:value-type="float">
            <text:p>14981000</text:p>
          </table:table-cell>
          <table:table-cell office:value-type="float" office:value="15501000" calcext:value-type="float">
            <text:p>15501000</text:p>
          </table:table-cell>
          <table:table-cell office:value-type="float" office:value="10244000" calcext:value-type="float">
            <text:p>10244000</text:p>
          </table:table-cell>
          <table:table-cell office:value-type="float" office:value="15166000" calcext:value-type="float">
            <text:p>15166000</text:p>
          </table:table-cell>
          <table:table-cell office:value-type="float" office:value="14272000" calcext:value-type="float">
            <text:p>14272000</text:p>
          </table:table-cell>
          <table:table-cell office:value-type="float" office:value="14290000" calcext:value-type="float">
            <text:p>14290000</text:p>
          </table:table-cell>
          <table:table-cell office:value-type="float" office:value="13396000" calcext:value-type="float">
            <text:p>13396000</text:p>
          </table:table-cell>
          <table:table-cell office:value-type="float" office:value="15089000" calcext:value-type="float">
            <text:p>15089000</text:p>
          </table:table-cell>
          <table:table-cell office:value-type="float" office:value="15281000" calcext:value-type="float">
            <text:p>15281000</text:p>
          </table:table-cell>
          <table:table-cell office:value-type="float" office:value="14801000" calcext:value-type="float">
            <text:p>14801000</text:p>
          </table:table-cell>
          <table:table-cell office:value-type="float" office:value="13350000" calcext:value-type="float">
            <text:p>13350000</text:p>
          </table:table-cell>
          <table:table-cell office:value-type="float" office:value="13595000" calcext:value-type="float">
            <text:p>13595000</text:p>
          </table:table-cell>
          <table:table-cell office:value-type="float" office:value="15510000" calcext:value-type="float">
            <text:p>15510000</text:p>
          </table:table-cell>
          <table:table-cell office:value-type="float" office:value="15488000" calcext:value-type="float">
            <text:p>15488000</text:p>
          </table:table-cell>
          <table:table-cell office:value-type="float" office:value="15622000" calcext:value-type="float">
            <text:p>15622000</text:p>
          </table:table-cell>
          <table:table-cell office:value-type="float" office:value="15012000" calcext:value-type="float">
            <text:p>15012000</text:p>
          </table:table-cell>
          <table:table-cell office:value-type="float" office:value="15581000" calcext:value-type="float">
            <text:p>15581000</text:p>
          </table:table-cell>
          <table:table-cell office:value-type="float" office:value="14237000" calcext:value-type="float">
            <text:p>14237000</text:p>
          </table:table-cell>
          <table:table-cell office:value-type="float" office:value="15586000" calcext:value-type="float">
            <text:p>15586000</text:p>
          </table:table-cell>
          <table:table-cell office:value-type="float" office:value="15475000" calcext:value-type="float">
            <text:p>15475000</text:p>
          </table:table-cell>
          <table:table-cell office:value-type="float" office:value="14923000" calcext:value-type="float">
            <text:p>14923000</text:p>
          </table:table-cell>
          <table:table-cell office:value-type="float" office:value="15115000" calcext:value-type="float">
            <text:p>15115000</text:p>
          </table:table-cell>
          <table:table-cell office:value-type="float" office:value="14226000" calcext:value-type="float">
            <text:p>14226000</text:p>
          </table:table-cell>
          <table:table-cell office:value-type="float" office:value="13606000" calcext:value-type="float">
            <text:p>13606000</text:p>
          </table:table-cell>
          <table:table-cell office:value-type="float" office:value="15454000" calcext:value-type="float">
            <text:p>15454000</text:p>
          </table:table-cell>
          <table:table-cell office:value-type="float" office:value="14897000" calcext:value-type="float">
            <text:p>14897000</text:p>
          </table:table-cell>
          <table:table-cell office:value-type="float" office:value="15379000" calcext:value-type="float">
            <text:p>15379000</text:p>
          </table:table-cell>
          <table:table-cell office:value-type="float" office:value="15560000" calcext:value-type="float">
            <text:p>15560000</text:p>
          </table:table-cell>
          <table:table-cell office:value-type="float" office:value="15694000" calcext:value-type="float">
            <text:p>15694000</text:p>
          </table:table-cell>
          <table:table-cell office:value-type="float" office:value="15559000" calcext:value-type="float">
            <text:p>1555900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AVERAGE([.A32:.CV32])" office:value-type="float" office:value="14324770" calcext:value-type="float">
            <text:p>14324770</text:p>
          </table:table-cell>
        </table:table-row>
        <table:table-row table:style-name="ro1">
          <table:table-cell office:value-type="float" office:value="10561000" calcext:value-type="float">
            <text:p>10561000</text:p>
          </table:table-cell>
          <table:table-cell office:value-type="float" office:value="13924000" calcext:value-type="float">
            <text:p>13924000</text:p>
          </table:table-cell>
          <table:table-cell office:value-type="float" office:value="15870000" calcext:value-type="float">
            <text:p>15870000</text:p>
          </table:table-cell>
          <table:table-cell office:value-type="float" office:value="14081000" calcext:value-type="float">
            <text:p>14081000</text:p>
          </table:table-cell>
          <table:table-cell office:value-type="float" office:value="15741000" calcext:value-type="float">
            <text:p>15741000</text:p>
          </table:table-cell>
          <table:table-cell office:value-type="float" office:value="13357000" calcext:value-type="float">
            <text:p>13357000</text:p>
          </table:table-cell>
          <table:table-cell office:value-type="float" office:value="15020000" calcext:value-type="float">
            <text:p>15020000</text:p>
          </table:table-cell>
          <table:table-cell office:value-type="float" office:value="14824000" calcext:value-type="float">
            <text:p>14824000</text:p>
          </table:table-cell>
          <table:table-cell office:value-type="float" office:value="14616000" calcext:value-type="float">
            <text:p>14616000</text:p>
          </table:table-cell>
          <table:table-cell office:value-type="float" office:value="15074000" calcext:value-type="float">
            <text:p>15074000</text:p>
          </table:table-cell>
          <table:table-cell office:value-type="float" office:value="15535000" calcext:value-type="float">
            <text:p>15535000</text:p>
          </table:table-cell>
          <table:table-cell office:value-type="float" office:value="14796000" calcext:value-type="float">
            <text:p>14796000</text:p>
          </table:table-cell>
          <table:table-cell office:value-type="float" office:value="15718000" calcext:value-type="float">
            <text:p>15718000</text:p>
          </table:table-cell>
          <table:table-cell office:value-type="float" office:value="15543000" calcext:value-type="float">
            <text:p>15543000</text:p>
          </table:table-cell>
          <table:table-cell office:value-type="float" office:value="15229000" calcext:value-type="float">
            <text:p>15229000</text:p>
          </table:table-cell>
          <table:table-cell office:value-type="float" office:value="15827000" calcext:value-type="float">
            <text:p>15827000</text:p>
          </table:table-cell>
          <table:table-cell office:value-type="float" office:value="16049000" calcext:value-type="float">
            <text:p>16049000</text:p>
          </table:table-cell>
          <table:table-cell office:value-type="float" office:value="16371000" calcext:value-type="float">
            <text:p>16371000</text:p>
          </table:table-cell>
          <table:table-cell office:value-type="float" office:value="14133000" calcext:value-type="float">
            <text:p>14133000</text:p>
          </table:table-cell>
          <table:table-cell office:value-type="float" office:value="15592000" calcext:value-type="float">
            <text:p>15592000</text:p>
          </table:table-cell>
          <table:table-cell office:value-type="float" office:value="13873000" calcext:value-type="float">
            <text:p>13873000</text:p>
          </table:table-cell>
          <table:table-cell office:value-type="float" office:value="13661000" calcext:value-type="float">
            <text:p>13661000</text:p>
          </table:table-cell>
          <table:table-cell office:value-type="float" office:value="15794000" calcext:value-type="float">
            <text:p>15794000</text:p>
          </table:table-cell>
          <table:table-cell office:value-type="float" office:value="15619000" calcext:value-type="float">
            <text:p>15619000</text:p>
          </table:table-cell>
          <table:table-cell office:value-type="float" office:value="13970000" calcext:value-type="float">
            <text:p>13970000</text:p>
          </table:table-cell>
          <table:table-cell office:value-type="float" office:value="10609000" calcext:value-type="float">
            <text:p>10609000</text:p>
          </table:table-cell>
          <table:table-cell office:value-type="float" office:value="14483000" calcext:value-type="float">
            <text:p>14483000</text:p>
          </table:table-cell>
          <table:table-cell office:value-type="float" office:value="15122000" calcext:value-type="float">
            <text:p>15122000</text:p>
          </table:table-cell>
          <table:table-cell office:value-type="float" office:value="15779000" calcext:value-type="float">
            <text:p>15779000</text:p>
          </table:table-cell>
          <table:table-cell office:value-type="float" office:value="14056000" calcext:value-type="float">
            <text:p>14056000</text:p>
          </table:table-cell>
          <table:table-cell office:value-type="float" office:value="15898000" calcext:value-type="float">
            <text:p>15898000</text:p>
          </table:table-cell>
          <table:table-cell office:value-type="float" office:value="10568000" calcext:value-type="float">
            <text:p>10568000</text:p>
          </table:table-cell>
          <table:table-cell office:value-type="float" office:value="15658000" calcext:value-type="float">
            <text:p>15658000</text:p>
          </table:table-cell>
          <table:table-cell office:value-type="float" office:value="15477000" calcext:value-type="float">
            <text:p>15477000</text:p>
          </table:table-cell>
          <table:table-cell office:value-type="float" office:value="15223000" calcext:value-type="float">
            <text:p>15223000</text:p>
          </table:table-cell>
          <table:table-cell office:value-type="float" office:value="15724000" calcext:value-type="float">
            <text:p>15724000</text:p>
          </table:table-cell>
          <table:table-cell office:value-type="float" office:value="16122000" calcext:value-type="float">
            <text:p>16122000</text:p>
          </table:table-cell>
          <table:table-cell office:value-type="float" office:value="15843000" calcext:value-type="float">
            <text:p>15843000</text:p>
          </table:table-cell>
          <table:table-cell office:value-type="float" office:value="14048000" calcext:value-type="float">
            <text:p>14048000</text:p>
          </table:table-cell>
          <table:table-cell office:value-type="float" office:value="15877000" calcext:value-type="float">
            <text:p>15877000</text:p>
          </table:table-cell>
          <table:table-cell office:value-type="float" office:value="15586000" calcext:value-type="float">
            <text:p>15586000</text:p>
          </table:table-cell>
          <table:table-cell office:value-type="float" office:value="13774000" calcext:value-type="float">
            <text:p>13774000</text:p>
          </table:table-cell>
          <table:table-cell office:value-type="float" office:value="15289000" calcext:value-type="float">
            <text:p>15289000</text:p>
          </table:table-cell>
          <table:table-cell office:value-type="float" office:value="15501000" calcext:value-type="float">
            <text:p>15501000</text:p>
          </table:table-cell>
          <table:table-cell office:value-type="float" office:value="14267000" calcext:value-type="float">
            <text:p>14267000</text:p>
          </table:table-cell>
          <table:table-cell office:value-type="float" office:value="14695000" calcext:value-type="float">
            <text:p>14695000</text:p>
          </table:table-cell>
          <table:table-cell office:value-type="float" office:value="15413000" calcext:value-type="float">
            <text:p>15413000</text:p>
          </table:table-cell>
          <table:table-cell office:value-type="float" office:value="13410000" calcext:value-type="float">
            <text:p>13410000</text:p>
          </table:table-cell>
          <table:table-cell office:value-type="float" office:value="10509000" calcext:value-type="float">
            <text:p>10509000</text:p>
          </table:table-cell>
          <table:table-cell office:value-type="float" office:value="11341000" calcext:value-type="float">
            <text:p>11341000</text:p>
          </table:table-cell>
          <table:table-cell office:value-type="float" office:value="13709000" calcext:value-type="float">
            <text:p>13709000</text:p>
          </table:table-cell>
          <table:table-cell office:value-type="float" office:value="16101000" calcext:value-type="float">
            <text:p>16101000</text:p>
          </table:table-cell>
          <table:table-cell office:value-type="float" office:value="14700000" calcext:value-type="float">
            <text:p>14700000</text:p>
          </table:table-cell>
          <table:table-cell office:value-type="float" office:value="14151000" calcext:value-type="float">
            <text:p>14151000</text:p>
          </table:table-cell>
          <table:table-cell office:value-type="float" office:value="15552000" calcext:value-type="float">
            <text:p>15552000</text:p>
          </table:table-cell>
          <table:table-cell office:value-type="float" office:value="15674000" calcext:value-type="float">
            <text:p>15674000</text:p>
          </table:table-cell>
          <table:table-cell office:value-type="float" office:value="15837000" calcext:value-type="float">
            <text:p>15837000</text:p>
          </table:table-cell>
          <table:table-cell office:value-type="float" office:value="15629000" calcext:value-type="float">
            <text:p>15629000</text:p>
          </table:table-cell>
          <table:table-cell office:value-type="float" office:value="15538000" calcext:value-type="float">
            <text:p>15538000</text:p>
          </table:table-cell>
          <table:table-cell office:value-type="float" office:value="15641000" calcext:value-type="float">
            <text:p>15641000</text:p>
          </table:table-cell>
          <table:table-cell office:value-type="float" office:value="13819000" calcext:value-type="float">
            <text:p>13819000</text:p>
          </table:table-cell>
          <table:table-cell office:value-type="float" office:value="14868000" calcext:value-type="float">
            <text:p>14868000</text:p>
          </table:table-cell>
          <table:table-cell office:value-type="float" office:value="15556000" calcext:value-type="float">
            <text:p>15556000</text:p>
          </table:table-cell>
          <table:table-cell office:value-type="float" office:value="15986000" calcext:value-type="float">
            <text:p>15986000</text:p>
          </table:table-cell>
          <table:table-cell office:value-type="float" office:value="15685000" calcext:value-type="float">
            <text:p>15685000</text:p>
          </table:table-cell>
          <table:table-cell office:value-type="float" office:value="15605000" calcext:value-type="float">
            <text:p>15605000</text:p>
          </table:table-cell>
          <table:table-cell office:value-type="float" office:value="15423000" calcext:value-type="float">
            <text:p>15423000</text:p>
          </table:table-cell>
          <table:table-cell office:value-type="float" office:value="14426000" calcext:value-type="float">
            <text:p>14426000</text:p>
          </table:table-cell>
          <table:table-cell office:value-type="float" office:value="15698000" calcext:value-type="float">
            <text:p>15698000</text:p>
          </table:table-cell>
          <table:table-cell office:value-type="float" office:value="15572000" calcext:value-type="float">
            <text:p>15572000</text:p>
          </table:table-cell>
          <table:table-cell office:value-type="float" office:value="15561000" calcext:value-type="float">
            <text:p>15561000</text:p>
          </table:table-cell>
          <table:table-cell office:value-type="float" office:value="15744000" calcext:value-type="float">
            <text:p>15744000</text:p>
          </table:table-cell>
          <table:table-cell office:value-type="float" office:value="14043000" calcext:value-type="float">
            <text:p>14043000</text:p>
          </table:table-cell>
          <table:table-cell office:value-type="float" office:value="15292000" calcext:value-type="float">
            <text:p>15292000</text:p>
          </table:table-cell>
          <table:table-cell office:value-type="float" office:value="15962000" calcext:value-type="float">
            <text:p>15962000</text:p>
          </table:table-cell>
          <table:table-cell office:value-type="float" office:value="15613000" calcext:value-type="float">
            <text:p>15613000</text:p>
          </table:table-cell>
          <table:table-cell office:value-type="float" office:value="15607000" calcext:value-type="float">
            <text:p>15607000</text:p>
          </table:table-cell>
          <table:table-cell office:value-type="float" office:value="13560000" calcext:value-type="float">
            <text:p>13560000</text:p>
          </table:table-cell>
          <table:table-cell office:value-type="float" office:value="15710000" calcext:value-type="float">
            <text:p>15710000</text:p>
          </table:table-cell>
          <table:table-cell office:value-type="float" office:value="13904000" calcext:value-type="float">
            <text:p>13904000</text:p>
          </table:table-cell>
          <table:table-cell office:value-type="float" office:value="15754000" calcext:value-type="float">
            <text:p>15754000</text:p>
          </table:table-cell>
          <table:table-cell office:value-type="float" office:value="15192000" calcext:value-type="float">
            <text:p>15192000</text:p>
          </table:table-cell>
          <table:table-cell office:value-type="float" office:value="13651000" calcext:value-type="float">
            <text:p>13651000</text:p>
          </table:table-cell>
          <table:table-cell office:value-type="float" office:value="15798000" calcext:value-type="float">
            <text:p>15798000</text:p>
          </table:table-cell>
          <table:table-cell office:value-type="float" office:value="15711000" calcext:value-type="float">
            <text:p>15711000</text:p>
          </table:table-cell>
          <table:table-cell office:value-type="float" office:value="15076000" calcext:value-type="float">
            <text:p>15076000</text:p>
          </table:table-cell>
          <table:table-cell office:value-type="float" office:value="15801000" calcext:value-type="float">
            <text:p>15801000</text:p>
          </table:table-cell>
          <table:table-cell office:value-type="float" office:value="13515000" calcext:value-type="float">
            <text:p>13515000</text:p>
          </table:table-cell>
          <table:table-cell office:value-type="float" office:value="15072000" calcext:value-type="float">
            <text:p>15072000</text:p>
          </table:table-cell>
          <table:table-cell office:value-type="float" office:value="15883000" calcext:value-type="float">
            <text:p>15883000</text:p>
          </table:table-cell>
          <table:table-cell office:value-type="float" office:value="13734000" calcext:value-type="float">
            <text:p>13734000</text:p>
          </table:table-cell>
          <table:table-cell office:value-type="float" office:value="13577000" calcext:value-type="float">
            <text:p>13577000</text:p>
          </table:table-cell>
          <table:table-cell office:value-type="float" office:value="13968000" calcext:value-type="float">
            <text:p>13968000</text:p>
          </table:table-cell>
          <table:table-cell office:value-type="float" office:value="15366000" calcext:value-type="float">
            <text:p>15366000</text:p>
          </table:table-cell>
          <table:table-cell office:value-type="float" office:value="15487000" calcext:value-type="float">
            <text:p>15487000</text:p>
          </table:table-cell>
          <table:table-cell office:value-type="float" office:value="14367000" calcext:value-type="float">
            <text:p>14367000</text:p>
          </table:table-cell>
          <table:table-cell office:value-type="float" office:value="15384000" calcext:value-type="float">
            <text:p>15384000</text:p>
          </table:table-cell>
          <table:table-cell office:value-type="float" office:value="15655000" calcext:value-type="float">
            <text:p>15655000</text:p>
          </table:table-cell>
          <table:table-cell office:value-type="float" office:value="14114000" calcext:value-type="float">
            <text:p>14114000</text:p>
          </table:table-cell>
          <table:table-cell office:value-type="float" office:value="15714000" calcext:value-type="float">
            <text:p>1571400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AVERAGE([.A33:.CV33])" office:value-type="float" office:value="14860350" calcext:value-type="float">
            <text:p>14860350</text:p>
          </table:table-cell>
        </table:table-row>
        <table:table-row table:style-name="ro1">
          <table:table-cell office:value-type="float" office:value="15590000" calcext:value-type="float">
            <text:p>15590000</text:p>
          </table:table-cell>
          <table:table-cell office:value-type="float" office:value="15422000" calcext:value-type="float">
            <text:p>15422000</text:p>
          </table:table-cell>
          <table:table-cell office:value-type="float" office:value="14771000" calcext:value-type="float">
            <text:p>14771000</text:p>
          </table:table-cell>
          <table:table-cell office:value-type="float" office:value="15667000" calcext:value-type="float">
            <text:p>15667000</text:p>
          </table:table-cell>
          <table:table-cell office:value-type="float" office:value="15802000" calcext:value-type="float">
            <text:p>15802000</text:p>
          </table:table-cell>
          <table:table-cell office:value-type="float" office:value="15883000" calcext:value-type="float">
            <text:p>15883000</text:p>
          </table:table-cell>
          <table:table-cell office:value-type="float" office:value="15775000" calcext:value-type="float">
            <text:p>15775000</text:p>
          </table:table-cell>
          <table:table-cell office:value-type="float" office:value="15776000" calcext:value-type="float">
            <text:p>15776000</text:p>
          </table:table-cell>
          <table:table-cell office:value-type="float" office:value="15846000" calcext:value-type="float">
            <text:p>15846000</text:p>
          </table:table-cell>
          <table:table-cell office:value-type="float" office:value="14239000" calcext:value-type="float">
            <text:p>14239000</text:p>
          </table:table-cell>
          <table:table-cell office:value-type="float" office:value="14550000" calcext:value-type="float">
            <text:p>14550000</text:p>
          </table:table-cell>
          <table:table-cell office:value-type="float" office:value="14003000" calcext:value-type="float">
            <text:p>14003000</text:p>
          </table:table-cell>
          <table:table-cell office:value-type="float" office:value="16288000" calcext:value-type="float">
            <text:p>16288000</text:p>
          </table:table-cell>
          <table:table-cell office:value-type="float" office:value="15494000" calcext:value-type="float">
            <text:p>15494000</text:p>
          </table:table-cell>
          <table:table-cell office:value-type="float" office:value="14800000" calcext:value-type="float">
            <text:p>14800000</text:p>
          </table:table-cell>
          <table:table-cell office:value-type="float" office:value="14842000" calcext:value-type="float">
            <text:p>14842000</text:p>
          </table:table-cell>
          <table:table-cell office:value-type="float" office:value="13504000" calcext:value-type="float">
            <text:p>13504000</text:p>
          </table:table-cell>
          <table:table-cell office:value-type="float" office:value="13342000" calcext:value-type="float">
            <text:p>13342000</text:p>
          </table:table-cell>
          <table:table-cell office:value-type="float" office:value="16011000" calcext:value-type="float">
            <text:p>16011000</text:p>
          </table:table-cell>
          <table:table-cell office:value-type="float" office:value="16180000" calcext:value-type="float">
            <text:p>16180000</text:p>
          </table:table-cell>
          <table:table-cell office:value-type="float" office:value="15643000" calcext:value-type="float">
            <text:p>15643000</text:p>
          </table:table-cell>
          <table:table-cell office:value-type="float" office:value="16062000" calcext:value-type="float">
            <text:p>16062000</text:p>
          </table:table-cell>
          <table:table-cell office:value-type="float" office:value="16206000" calcext:value-type="float">
            <text:p>16206000</text:p>
          </table:table-cell>
          <table:table-cell office:value-type="float" office:value="15543000" calcext:value-type="float">
            <text:p>15543000</text:p>
          </table:table-cell>
          <table:table-cell office:value-type="float" office:value="14887000" calcext:value-type="float">
            <text:p>14887000</text:p>
          </table:table-cell>
          <table:table-cell office:value-type="float" office:value="13648000" calcext:value-type="float">
            <text:p>13648000</text:p>
          </table:table-cell>
          <table:table-cell office:value-type="float" office:value="14618000" calcext:value-type="float">
            <text:p>14618000</text:p>
          </table:table-cell>
          <table:table-cell office:value-type="float" office:value="14899000" calcext:value-type="float">
            <text:p>14899000</text:p>
          </table:table-cell>
          <table:table-cell office:value-type="float" office:value="14650000" calcext:value-type="float">
            <text:p>14650000</text:p>
          </table:table-cell>
          <table:table-cell office:value-type="float" office:value="15730000" calcext:value-type="float">
            <text:p>15730000</text:p>
          </table:table-cell>
          <table:table-cell office:value-type="float" office:value="10595000" calcext:value-type="float">
            <text:p>10595000</text:p>
          </table:table-cell>
          <table:table-cell office:value-type="float" office:value="15764000" calcext:value-type="float">
            <text:p>15764000</text:p>
          </table:table-cell>
          <table:table-cell office:value-type="float" office:value="15956000" calcext:value-type="float">
            <text:p>15956000</text:p>
          </table:table-cell>
          <table:table-cell office:value-type="float" office:value="15035000" calcext:value-type="float">
            <text:p>15035000</text:p>
          </table:table-cell>
          <table:table-cell office:value-type="float" office:value="14850000" calcext:value-type="float">
            <text:p>14850000</text:p>
          </table:table-cell>
          <table:table-cell office:value-type="float" office:value="13896000" calcext:value-type="float">
            <text:p>13896000</text:p>
          </table:table-cell>
          <table:table-cell office:value-type="float" office:value="13733000" calcext:value-type="float">
            <text:p>13733000</text:p>
          </table:table-cell>
          <table:table-cell office:value-type="float" office:value="15711000" calcext:value-type="float">
            <text:p>15711000</text:p>
          </table:table-cell>
          <table:table-cell office:value-type="float" office:value="16007000" calcext:value-type="float">
            <text:p>16007000</text:p>
          </table:table-cell>
          <table:table-cell office:value-type="float" office:value="15434000" calcext:value-type="float">
            <text:p>15434000</text:p>
          </table:table-cell>
          <table:table-cell office:value-type="float" office:value="13779000" calcext:value-type="float">
            <text:p>13779000</text:p>
          </table:table-cell>
          <table:table-cell office:value-type="float" office:value="15696000" calcext:value-type="float">
            <text:p>15696000</text:p>
          </table:table-cell>
          <table:table-cell office:value-type="float" office:value="15652000" calcext:value-type="float">
            <text:p>15652000</text:p>
          </table:table-cell>
          <table:table-cell office:value-type="float" office:value="14107000" calcext:value-type="float">
            <text:p>14107000</text:p>
          </table:table-cell>
          <table:table-cell office:value-type="float" office:value="13902000" calcext:value-type="float">
            <text:p>13902000</text:p>
          </table:table-cell>
          <table:table-cell office:value-type="float" office:value="15137000" calcext:value-type="float">
            <text:p>15137000</text:p>
          </table:table-cell>
          <table:table-cell office:value-type="float" office:value="15171000" calcext:value-type="float">
            <text:p>15171000</text:p>
          </table:table-cell>
          <table:table-cell office:value-type="float" office:value="16198000" calcext:value-type="float">
            <text:p>16198000</text:p>
          </table:table-cell>
          <table:table-cell office:value-type="float" office:value="16142000" calcext:value-type="float">
            <text:p>16142000</text:p>
          </table:table-cell>
          <table:table-cell office:value-type="float" office:value="15838000" calcext:value-type="float">
            <text:p>15838000</text:p>
          </table:table-cell>
          <table:table-cell office:value-type="float" office:value="15659000" calcext:value-type="float">
            <text:p>15659000</text:p>
          </table:table-cell>
          <table:table-cell office:value-type="float" office:value="15997000" calcext:value-type="float">
            <text:p>15997000</text:p>
          </table:table-cell>
          <table:table-cell office:value-type="float" office:value="15833000" calcext:value-type="float">
            <text:p>15833000</text:p>
          </table:table-cell>
          <table:table-cell office:value-type="float" office:value="15212000" calcext:value-type="float">
            <text:p>15212000</text:p>
          </table:table-cell>
          <table:table-cell office:value-type="float" office:value="15720000" calcext:value-type="float">
            <text:p>15720000</text:p>
          </table:table-cell>
          <table:table-cell office:value-type="float" office:value="15020000" calcext:value-type="float">
            <text:p>15020000</text:p>
          </table:table-cell>
          <table:table-cell office:value-type="float" office:value="15046000" calcext:value-type="float">
            <text:p>15046000</text:p>
          </table:table-cell>
          <table:table-cell office:value-type="float" office:value="15520000" calcext:value-type="float">
            <text:p>15520000</text:p>
          </table:table-cell>
          <table:table-cell office:value-type="float" office:value="15370000" calcext:value-type="float">
            <text:p>15370000</text:p>
          </table:table-cell>
          <table:table-cell office:value-type="float" office:value="13822000" calcext:value-type="float">
            <text:p>13822000</text:p>
          </table:table-cell>
          <table:table-cell office:value-type="float" office:value="10362000" calcext:value-type="float">
            <text:p>10362000</text:p>
          </table:table-cell>
          <table:table-cell office:value-type="float" office:value="14759000" calcext:value-type="float">
            <text:p>14759000</text:p>
          </table:table-cell>
          <table:table-cell office:value-type="float" office:value="15769000" calcext:value-type="float">
            <text:p>15769000</text:p>
          </table:table-cell>
          <table:table-cell office:value-type="float" office:value="16096000" calcext:value-type="float">
            <text:p>16096000</text:p>
          </table:table-cell>
          <table:table-cell office:value-type="float" office:value="16029000" calcext:value-type="float">
            <text:p>16029000</text:p>
          </table:table-cell>
          <table:table-cell office:value-type="float" office:value="15744000" calcext:value-type="float">
            <text:p>15744000</text:p>
          </table:table-cell>
          <table:table-cell office:value-type="float" office:value="15847000" calcext:value-type="float">
            <text:p>15847000</text:p>
          </table:table-cell>
          <table:table-cell office:value-type="float" office:value="13163000" calcext:value-type="float">
            <text:p>13163000</text:p>
          </table:table-cell>
          <table:table-cell office:value-type="float" office:value="15513000" calcext:value-type="float">
            <text:p>15513000</text:p>
          </table:table-cell>
          <table:table-cell office:value-type="float" office:value="13251000" calcext:value-type="float">
            <text:p>13251000</text:p>
          </table:table-cell>
          <table:table-cell table:number-columns-repeated="2" office:value-type="float" office:value="15586000" calcext:value-type="float">
            <text:p>15586000</text:p>
          </table:table-cell>
          <table:table-cell office:value-type="float" office:value="13202000" calcext:value-type="float">
            <text:p>13202000</text:p>
          </table:table-cell>
          <table:table-cell office:value-type="float" office:value="15456000" calcext:value-type="float">
            <text:p>15456000</text:p>
          </table:table-cell>
          <table:table-cell office:value-type="float" office:value="13568000" calcext:value-type="float">
            <text:p>13568000</text:p>
          </table:table-cell>
          <table:table-cell office:value-type="float" office:value="15512000" calcext:value-type="float">
            <text:p>15512000</text:p>
          </table:table-cell>
          <table:table-cell office:value-type="float" office:value="13630000" calcext:value-type="float">
            <text:p>13630000</text:p>
          </table:table-cell>
          <table:table-cell office:value-type="float" office:value="15613000" calcext:value-type="float">
            <text:p>15613000</text:p>
          </table:table-cell>
          <table:table-cell office:value-type="float" office:value="15739000" calcext:value-type="float">
            <text:p>15739000</text:p>
          </table:table-cell>
          <table:table-cell office:value-type="float" office:value="13958000" calcext:value-type="float">
            <text:p>13958000</text:p>
          </table:table-cell>
          <table:table-cell office:value-type="float" office:value="15752000" calcext:value-type="float">
            <text:p>15752000</text:p>
          </table:table-cell>
          <table:table-cell office:value-type="float" office:value="16234000" calcext:value-type="float">
            <text:p>16234000</text:p>
          </table:table-cell>
          <table:table-cell office:value-type="float" office:value="15973000" calcext:value-type="float">
            <text:p>15973000</text:p>
          </table:table-cell>
          <table:table-cell office:value-type="float" office:value="14167000" calcext:value-type="float">
            <text:p>14167000</text:p>
          </table:table-cell>
          <table:table-cell office:value-type="float" office:value="15532000" calcext:value-type="float">
            <text:p>15532000</text:p>
          </table:table-cell>
          <table:table-cell office:value-type="float" office:value="13642000" calcext:value-type="float">
            <text:p>13642000</text:p>
          </table:table-cell>
          <table:table-cell office:value-type="float" office:value="14433000" calcext:value-type="float">
            <text:p>14433000</text:p>
          </table:table-cell>
          <table:table-cell office:value-type="float" office:value="15872000" calcext:value-type="float">
            <text:p>15872000</text:p>
          </table:table-cell>
          <table:table-cell office:value-type="float" office:value="13767000" calcext:value-type="float">
            <text:p>13767000</text:p>
          </table:table-cell>
          <table:table-cell office:value-type="float" office:value="15771000" calcext:value-type="float">
            <text:p>15771000</text:p>
          </table:table-cell>
          <table:table-cell office:value-type="float" office:value="14133000" calcext:value-type="float">
            <text:p>14133000</text:p>
          </table:table-cell>
          <table:table-cell office:value-type="float" office:value="15560000" calcext:value-type="float">
            <text:p>15560000</text:p>
          </table:table-cell>
          <table:table-cell office:value-type="float" office:value="16021000" calcext:value-type="float">
            <text:p>16021000</text:p>
          </table:table-cell>
          <table:table-cell office:value-type="float" office:value="14587000" calcext:value-type="float">
            <text:p>14587000</text:p>
          </table:table-cell>
          <table:table-cell office:value-type="float" office:value="16194000" calcext:value-type="float">
            <text:p>16194000</text:p>
          </table:table-cell>
          <table:table-cell office:value-type="float" office:value="15970000" calcext:value-type="float">
            <text:p>15970000</text:p>
          </table:table-cell>
          <table:table-cell office:value-type="float" office:value="15915000" calcext:value-type="float">
            <text:p>15915000</text:p>
          </table:table-cell>
          <table:table-cell office:value-type="float" office:value="15756000" calcext:value-type="float">
            <text:p>15756000</text:p>
          </table:table-cell>
          <table:table-cell office:value-type="float" office:value="15989000" calcext:value-type="float">
            <text:p>15989000</text:p>
          </table:table-cell>
          <table:table-cell office:value-type="float" office:value="15471000" calcext:value-type="float">
            <text:p>1547100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AVERAGE([.A34:.CV34])" office:value-type="float" office:value="15085950" calcext:value-type="float">
            <text:p>15085950</text:p>
          </table:table-cell>
        </table:table-row>
        <table:table-row table:style-name="ro1">
          <table:table-cell office:value-type="float" office:value="16371000" calcext:value-type="float">
            <text:p>16371000</text:p>
          </table:table-cell>
          <table:table-cell office:value-type="float" office:value="10981000" calcext:value-type="float">
            <text:p>10981000</text:p>
          </table:table-cell>
          <table:table-cell office:value-type="float" office:value="14782000" calcext:value-type="float">
            <text:p>14782000</text:p>
          </table:table-cell>
          <table:table-cell office:value-type="float" office:value="16342000" calcext:value-type="float">
            <text:p>16342000</text:p>
          </table:table-cell>
          <table:table-cell office:value-type="float" office:value="14311000" calcext:value-type="float">
            <text:p>14311000</text:p>
          </table:table-cell>
          <table:table-cell office:value-type="float" office:value="16130000" calcext:value-type="float">
            <text:p>16130000</text:p>
          </table:table-cell>
          <table:table-cell office:value-type="float" office:value="15936000" calcext:value-type="float">
            <text:p>15936000</text:p>
          </table:table-cell>
          <table:table-cell office:value-type="float" office:value="15578000" calcext:value-type="float">
            <text:p>15578000</text:p>
          </table:table-cell>
          <table:table-cell office:value-type="float" office:value="13721000" calcext:value-type="float">
            <text:p>13721000</text:p>
          </table:table-cell>
          <table:table-cell office:value-type="float" office:value="16291000" calcext:value-type="float">
            <text:p>16291000</text:p>
          </table:table-cell>
          <table:table-cell office:value-type="float" office:value="16067000" calcext:value-type="float">
            <text:p>16067000</text:p>
          </table:table-cell>
          <table:table-cell office:value-type="float" office:value="16300000" calcext:value-type="float">
            <text:p>16300000</text:p>
          </table:table-cell>
          <table:table-cell office:value-type="float" office:value="14671000" calcext:value-type="float">
            <text:p>14671000</text:p>
          </table:table-cell>
          <table:table-cell office:value-type="float" office:value="14325000" calcext:value-type="float">
            <text:p>14325000</text:p>
          </table:table-cell>
          <table:table-cell office:value-type="float" office:value="16423000" calcext:value-type="float">
            <text:p>16423000</text:p>
          </table:table-cell>
          <table:table-cell office:value-type="float" office:value="14669000" calcext:value-type="float">
            <text:p>14669000</text:p>
          </table:table-cell>
          <table:table-cell office:value-type="float" office:value="15134000" calcext:value-type="float">
            <text:p>15134000</text:p>
          </table:table-cell>
          <table:table-cell office:value-type="float" office:value="14001000" calcext:value-type="float">
            <text:p>14001000</text:p>
          </table:table-cell>
          <table:table-cell office:value-type="float" office:value="15636000" calcext:value-type="float">
            <text:p>15636000</text:p>
          </table:table-cell>
          <table:table-cell office:value-type="float" office:value="14985000" calcext:value-type="float">
            <text:p>14985000</text:p>
          </table:table-cell>
          <table:table-cell office:value-type="float" office:value="16334000" calcext:value-type="float">
            <text:p>16334000</text:p>
          </table:table-cell>
          <table:table-cell office:value-type="float" office:value="16006000" calcext:value-type="float">
            <text:p>16006000</text:p>
          </table:table-cell>
          <table:table-cell office:value-type="float" office:value="15038000" calcext:value-type="float">
            <text:p>15038000</text:p>
          </table:table-cell>
          <table:table-cell office:value-type="float" office:value="13803000" calcext:value-type="float">
            <text:p>13803000</text:p>
          </table:table-cell>
          <table:table-cell office:value-type="float" office:value="16431000" calcext:value-type="float">
            <text:p>16431000</text:p>
          </table:table-cell>
          <table:table-cell office:value-type="float" office:value="15508000" calcext:value-type="float">
            <text:p>15508000</text:p>
          </table:table-cell>
          <table:table-cell office:value-type="float" office:value="14792000" calcext:value-type="float">
            <text:p>14792000</text:p>
          </table:table-cell>
          <table:table-cell office:value-type="float" office:value="16031000" calcext:value-type="float">
            <text:p>16031000</text:p>
          </table:table-cell>
          <table:table-cell office:value-type="float" office:value="16237000" calcext:value-type="float">
            <text:p>16237000</text:p>
          </table:table-cell>
          <table:table-cell office:value-type="float" office:value="16393000" calcext:value-type="float">
            <text:p>16393000</text:p>
          </table:table-cell>
          <table:table-cell office:value-type="float" office:value="16218000" calcext:value-type="float">
            <text:p>16218000</text:p>
          </table:table-cell>
          <table:table-cell office:value-type="float" office:value="15664000" calcext:value-type="float">
            <text:p>15664000</text:p>
          </table:table-cell>
          <table:table-cell office:value-type="float" office:value="14675000" calcext:value-type="float">
            <text:p>14675000</text:p>
          </table:table-cell>
          <table:table-cell office:value-type="float" office:value="15372000" calcext:value-type="float">
            <text:p>15372000</text:p>
          </table:table-cell>
          <table:table-cell office:value-type="float" office:value="14351000" calcext:value-type="float">
            <text:p>14351000</text:p>
          </table:table-cell>
          <table:table-cell office:value-type="float" office:value="15129000" calcext:value-type="float">
            <text:p>15129000</text:p>
          </table:table-cell>
          <table:table-cell office:value-type="float" office:value="14969000" calcext:value-type="float">
            <text:p>14969000</text:p>
          </table:table-cell>
          <table:table-cell office:value-type="float" office:value="13656000" calcext:value-type="float">
            <text:p>13656000</text:p>
          </table:table-cell>
          <table:table-cell office:value-type="float" office:value="14796000" calcext:value-type="float">
            <text:p>14796000</text:p>
          </table:table-cell>
          <table:table-cell office:value-type="float" office:value="16238000" calcext:value-type="float">
            <text:p>16238000</text:p>
          </table:table-cell>
          <table:table-cell office:value-type="float" office:value="14184000" calcext:value-type="float">
            <text:p>14184000</text:p>
          </table:table-cell>
          <table:table-cell office:value-type="float" office:value="15270000" calcext:value-type="float">
            <text:p>15270000</text:p>
          </table:table-cell>
          <table:table-cell office:value-type="float" office:value="14504000" calcext:value-type="float">
            <text:p>14504000</text:p>
          </table:table-cell>
          <table:table-cell office:value-type="float" office:value="16328000" calcext:value-type="float">
            <text:p>16328000</text:p>
          </table:table-cell>
          <table:table-cell office:value-type="float" office:value="16226000" calcext:value-type="float">
            <text:p>16226000</text:p>
          </table:table-cell>
          <table:table-cell office:value-type="float" office:value="15464000" calcext:value-type="float">
            <text:p>15464000</text:p>
          </table:table-cell>
          <table:table-cell office:value-type="float" office:value="16371000" calcext:value-type="float">
            <text:p>16371000</text:p>
          </table:table-cell>
          <table:table-cell office:value-type="float" office:value="16524000" calcext:value-type="float">
            <text:p>16524000</text:p>
          </table:table-cell>
          <table:table-cell office:value-type="float" office:value="16567000" calcext:value-type="float">
            <text:p>16567000</text:p>
          </table:table-cell>
          <table:table-cell office:value-type="float" office:value="14334000" calcext:value-type="float">
            <text:p>14334000</text:p>
          </table:table-cell>
          <table:table-cell office:value-type="float" office:value="16472000" calcext:value-type="float">
            <text:p>16472000</text:p>
          </table:table-cell>
          <table:table-cell office:value-type="float" office:value="14434000" calcext:value-type="float">
            <text:p>14434000</text:p>
          </table:table-cell>
          <table:table-cell office:value-type="float" office:value="15580000" calcext:value-type="float">
            <text:p>15580000</text:p>
          </table:table-cell>
          <table:table-cell office:value-type="float" office:value="14308000" calcext:value-type="float">
            <text:p>14308000</text:p>
          </table:table-cell>
          <table:table-cell office:value-type="float" office:value="10969000" calcext:value-type="float">
            <text:p>10969000</text:p>
          </table:table-cell>
          <table:table-cell office:value-type="float" office:value="14831000" calcext:value-type="float">
            <text:p>14831000</text:p>
          </table:table-cell>
          <table:table-cell office:value-type="float" office:value="16479000" calcext:value-type="float">
            <text:p>16479000</text:p>
          </table:table-cell>
          <table:table-cell office:value-type="float" office:value="14521000" calcext:value-type="float">
            <text:p>14521000</text:p>
          </table:table-cell>
          <table:table-cell office:value-type="float" office:value="16560000" calcext:value-type="float">
            <text:p>16560000</text:p>
          </table:table-cell>
          <table:table-cell office:value-type="float" office:value="13979000" calcext:value-type="float">
            <text:p>13979000</text:p>
          </table:table-cell>
          <table:table-cell office:value-type="float" office:value="15084000" calcext:value-type="float">
            <text:p>15084000</text:p>
          </table:table-cell>
          <table:table-cell office:value-type="float" office:value="15725000" calcext:value-type="float">
            <text:p>15725000</text:p>
          </table:table-cell>
          <table:table-cell office:value-type="float" office:value="16642000" calcext:value-type="float">
            <text:p>16642000</text:p>
          </table:table-cell>
          <table:table-cell office:value-type="float" office:value="16117000" calcext:value-type="float">
            <text:p>16117000</text:p>
          </table:table-cell>
          <table:table-cell office:value-type="float" office:value="15199000" calcext:value-type="float">
            <text:p>15199000</text:p>
          </table:table-cell>
          <table:table-cell office:value-type="float" office:value="14563000" calcext:value-type="float">
            <text:p>14563000</text:p>
          </table:table-cell>
          <table:table-cell office:value-type="float" office:value="13876000" calcext:value-type="float">
            <text:p>13876000</text:p>
          </table:table-cell>
          <table:table-cell office:value-type="float" office:value="14497000" calcext:value-type="float">
            <text:p>14497000</text:p>
          </table:table-cell>
          <table:table-cell office:value-type="float" office:value="16223000" calcext:value-type="float">
            <text:p>16223000</text:p>
          </table:table-cell>
          <table:table-cell office:value-type="float" office:value="14832000" calcext:value-type="float">
            <text:p>14832000</text:p>
          </table:table-cell>
          <table:table-cell office:value-type="float" office:value="14623000" calcext:value-type="float">
            <text:p>14623000</text:p>
          </table:table-cell>
          <table:table-cell office:value-type="float" office:value="14863000" calcext:value-type="float">
            <text:p>14863000</text:p>
          </table:table-cell>
          <table:table-cell office:value-type="float" office:value="14049000" calcext:value-type="float">
            <text:p>14049000</text:p>
          </table:table-cell>
          <table:table-cell office:value-type="float" office:value="14029000" calcext:value-type="float">
            <text:p>14029000</text:p>
          </table:table-cell>
          <table:table-cell office:value-type="float" office:value="16329000" calcext:value-type="float">
            <text:p>16329000</text:p>
          </table:table-cell>
          <table:table-cell office:value-type="float" office:value="16075000" calcext:value-type="float">
            <text:p>16075000</text:p>
          </table:table-cell>
          <table:table-cell office:value-type="float" office:value="16160000" calcext:value-type="float">
            <text:p>16160000</text:p>
          </table:table-cell>
          <table:table-cell office:value-type="float" office:value="14335000" calcext:value-type="float">
            <text:p>14335000</text:p>
          </table:table-cell>
          <table:table-cell office:value-type="float" office:value="16370000" calcext:value-type="float">
            <text:p>16370000</text:p>
          </table:table-cell>
          <table:table-cell office:value-type="float" office:value="13749000" calcext:value-type="float">
            <text:p>13749000</text:p>
          </table:table-cell>
          <table:table-cell office:value-type="float" office:value="16170000" calcext:value-type="float">
            <text:p>16170000</text:p>
          </table:table-cell>
          <table:table-cell office:value-type="float" office:value="14104000" calcext:value-type="float">
            <text:p>14104000</text:p>
          </table:table-cell>
          <table:table-cell office:value-type="float" office:value="15446000" calcext:value-type="float">
            <text:p>15446000</text:p>
          </table:table-cell>
          <table:table-cell office:value-type="float" office:value="14016000" calcext:value-type="float">
            <text:p>14016000</text:p>
          </table:table-cell>
          <table:table-cell office:value-type="float" office:value="15023000" calcext:value-type="float">
            <text:p>15023000</text:p>
          </table:table-cell>
          <table:table-cell office:value-type="float" office:value="14965000" calcext:value-type="float">
            <text:p>14965000</text:p>
          </table:table-cell>
          <table:table-cell office:value-type="float" office:value="14288000" calcext:value-type="float">
            <text:p>14288000</text:p>
          </table:table-cell>
          <table:table-cell office:value-type="float" office:value="16510000" calcext:value-type="float">
            <text:p>16510000</text:p>
          </table:table-cell>
          <table:table-cell office:value-type="float" office:value="15735000" calcext:value-type="float">
            <text:p>15735000</text:p>
          </table:table-cell>
          <table:table-cell office:value-type="float" office:value="16738000" calcext:value-type="float">
            <text:p>16738000</text:p>
          </table:table-cell>
          <table:table-cell office:value-type="float" office:value="15303000" calcext:value-type="float">
            <text:p>15303000</text:p>
          </table:table-cell>
          <table:table-cell office:value-type="float" office:value="14050000" calcext:value-type="float">
            <text:p>14050000</text:p>
          </table:table-cell>
          <table:table-cell office:value-type="float" office:value="16488000" calcext:value-type="float">
            <text:p>16488000</text:p>
          </table:table-cell>
          <table:table-cell office:value-type="float" office:value="16544000" calcext:value-type="float">
            <text:p>16544000</text:p>
          </table:table-cell>
          <table:table-cell office:value-type="float" office:value="15294000" calcext:value-type="float">
            <text:p>15294000</text:p>
          </table:table-cell>
          <table:table-cell office:value-type="float" office:value="14119000" calcext:value-type="float">
            <text:p>14119000</text:p>
          </table:table-cell>
          <table:table-cell office:value-type="float" office:value="16358000" calcext:value-type="float">
            <text:p>16358000</text:p>
          </table:table-cell>
          <table:table-cell office:value-type="float" office:value="15164000" calcext:value-type="float">
            <text:p>15164000</text:p>
          </table:table-cell>
          <table:table-cell office:value-type="float" office:value="16350000" calcext:value-type="float">
            <text:p>16350000</text:p>
          </table:table-cell>
          <table:table-cell office:value-type="float" office:value="16105000" calcext:value-type="float">
            <text:p>1610500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AVERAGE([.A35:.CV35])" office:value-type="float" office:value="15263100" calcext:value-type="float">
            <text:p>15263100</text:p>
          </table:table-cell>
        </table:table-row>
        <table:table-row table:style-name="ro1">
          <table:table-cell office:value-type="float" office:value="17043000" calcext:value-type="float">
            <text:p>17043000</text:p>
          </table:table-cell>
          <table:table-cell office:value-type="float" office:value="16975000" calcext:value-type="float">
            <text:p>16975000</text:p>
          </table:table-cell>
          <table:table-cell office:value-type="float" office:value="17121000" calcext:value-type="float">
            <text:p>17121000</text:p>
          </table:table-cell>
          <table:table-cell office:value-type="float" office:value="16792000" calcext:value-type="float">
            <text:p>16792000</text:p>
          </table:table-cell>
          <table:table-cell office:value-type="float" office:value="15641000" calcext:value-type="float">
            <text:p>15641000</text:p>
          </table:table-cell>
          <table:table-cell office:value-type="float" office:value="11156000" calcext:value-type="float">
            <text:p>11156000</text:p>
          </table:table-cell>
          <table:table-cell office:value-type="float" office:value="14714000" calcext:value-type="float">
            <text:p>14714000</text:p>
          </table:table-cell>
          <table:table-cell office:value-type="float" office:value="11021000" calcext:value-type="float">
            <text:p>11021000</text:p>
          </table:table-cell>
          <table:table-cell office:value-type="float" office:value="11063000" calcext:value-type="float">
            <text:p>11063000</text:p>
          </table:table-cell>
          <table:table-cell office:value-type="float" office:value="16657000" calcext:value-type="float">
            <text:p>16657000</text:p>
          </table:table-cell>
          <table:table-cell office:value-type="float" office:value="16077000" calcext:value-type="float">
            <text:p>16077000</text:p>
          </table:table-cell>
          <table:table-cell office:value-type="float" office:value="15545000" calcext:value-type="float">
            <text:p>15545000</text:p>
          </table:table-cell>
          <table:table-cell office:value-type="float" office:value="16561000" calcext:value-type="float">
            <text:p>16561000</text:p>
          </table:table-cell>
          <table:table-cell office:value-type="float" office:value="16442000" calcext:value-type="float">
            <text:p>16442000</text:p>
          </table:table-cell>
          <table:table-cell office:value-type="float" office:value="14529000" calcext:value-type="float">
            <text:p>14529000</text:p>
          </table:table-cell>
          <table:table-cell office:value-type="float" office:value="16226000" calcext:value-type="float">
            <text:p>16226000</text:p>
          </table:table-cell>
          <table:table-cell office:value-type="float" office:value="17105000" calcext:value-type="float">
            <text:p>17105000</text:p>
          </table:table-cell>
          <table:table-cell office:value-type="float" office:value="17079000" calcext:value-type="float">
            <text:p>17079000</text:p>
          </table:table-cell>
          <table:table-cell office:value-type="float" office:value="16601000" calcext:value-type="float">
            <text:p>16601000</text:p>
          </table:table-cell>
          <table:table-cell office:value-type="float" office:value="15611000" calcext:value-type="float">
            <text:p>15611000</text:p>
          </table:table-cell>
          <table:table-cell office:value-type="float" office:value="14416000" calcext:value-type="float">
            <text:p>14416000</text:p>
          </table:table-cell>
          <table:table-cell office:value-type="float" office:value="16592000" calcext:value-type="float">
            <text:p>16592000</text:p>
          </table:table-cell>
          <table:table-cell office:value-type="float" office:value="14878000" calcext:value-type="float">
            <text:p>14878000</text:p>
          </table:table-cell>
          <table:table-cell office:value-type="float" office:value="16480000" calcext:value-type="float">
            <text:p>16480000</text:p>
          </table:table-cell>
          <table:table-cell office:value-type="float" office:value="11157000" calcext:value-type="float">
            <text:p>11157000</text:p>
          </table:table-cell>
          <table:table-cell office:value-type="float" office:value="16460000" calcext:value-type="float">
            <text:p>16460000</text:p>
          </table:table-cell>
          <table:table-cell office:value-type="float" office:value="15938000" calcext:value-type="float">
            <text:p>15938000</text:p>
          </table:table-cell>
          <table:table-cell office:value-type="float" office:value="11047000" calcext:value-type="float">
            <text:p>11047000</text:p>
          </table:table-cell>
          <table:table-cell office:value-type="float" office:value="14148000" calcext:value-type="float">
            <text:p>14148000</text:p>
          </table:table-cell>
          <table:table-cell office:value-type="float" office:value="16253000" calcext:value-type="float">
            <text:p>16253000</text:p>
          </table:table-cell>
          <table:table-cell office:value-type="float" office:value="14924000" calcext:value-type="float">
            <text:p>14924000</text:p>
          </table:table-cell>
          <table:table-cell office:value-type="float" office:value="16069000" calcext:value-type="float">
            <text:p>16069000</text:p>
          </table:table-cell>
          <table:table-cell office:value-type="float" office:value="16045000" calcext:value-type="float">
            <text:p>16045000</text:p>
          </table:table-cell>
          <table:table-cell office:value-type="float" office:value="13776000" calcext:value-type="float">
            <text:p>13776000</text:p>
          </table:table-cell>
          <table:table-cell office:value-type="float" office:value="14117000" calcext:value-type="float">
            <text:p>14117000</text:p>
          </table:table-cell>
          <table:table-cell office:value-type="float" office:value="16422000" calcext:value-type="float">
            <text:p>16422000</text:p>
          </table:table-cell>
          <table:table-cell office:value-type="float" office:value="12936000" calcext:value-type="float">
            <text:p>12936000</text:p>
          </table:table-cell>
          <table:table-cell office:value-type="float" office:value="14527000" calcext:value-type="float">
            <text:p>14527000</text:p>
          </table:table-cell>
          <table:table-cell office:value-type="float" office:value="11003000" calcext:value-type="float">
            <text:p>11003000</text:p>
          </table:table-cell>
          <table:table-cell office:value-type="float" office:value="14292000" calcext:value-type="float">
            <text:p>14292000</text:p>
          </table:table-cell>
          <table:table-cell office:value-type="float" office:value="14134000" calcext:value-type="float">
            <text:p>14134000</text:p>
          </table:table-cell>
          <table:table-cell office:value-type="float" office:value="16886000" calcext:value-type="float">
            <text:p>16886000</text:p>
          </table:table-cell>
          <table:table-cell office:value-type="float" office:value="16747000" calcext:value-type="float">
            <text:p>16747000</text:p>
          </table:table-cell>
          <table:table-cell office:value-type="float" office:value="16944000" calcext:value-type="float">
            <text:p>16944000</text:p>
          </table:table-cell>
          <table:table-cell office:value-type="float" office:value="16614000" calcext:value-type="float">
            <text:p>16614000</text:p>
          </table:table-cell>
          <table:table-cell office:value-type="float" office:value="16908000" calcext:value-type="float">
            <text:p>16908000</text:p>
          </table:table-cell>
          <table:table-cell office:value-type="float" office:value="15689000" calcext:value-type="float">
            <text:p>15689000</text:p>
          </table:table-cell>
          <table:table-cell office:value-type="float" office:value="11085000" calcext:value-type="float">
            <text:p>11085000</text:p>
          </table:table-cell>
          <table:table-cell office:value-type="float" office:value="16539000" calcext:value-type="float">
            <text:p>16539000</text:p>
          </table:table-cell>
          <table:table-cell office:value-type="float" office:value="14363000" calcext:value-type="float">
            <text:p>14363000</text:p>
          </table:table-cell>
          <table:table-cell office:value-type="float" office:value="16749000" calcext:value-type="float">
            <text:p>16749000</text:p>
          </table:table-cell>
          <table:table-cell office:value-type="float" office:value="14974000" calcext:value-type="float">
            <text:p>14974000</text:p>
          </table:table-cell>
          <table:table-cell office:value-type="float" office:value="16130000" calcext:value-type="float">
            <text:p>16130000</text:p>
          </table:table-cell>
          <table:table-cell office:value-type="float" office:value="16060000" calcext:value-type="float">
            <text:p>16060000</text:p>
          </table:table-cell>
          <table:table-cell office:value-type="float" office:value="16125000" calcext:value-type="float">
            <text:p>16125000</text:p>
          </table:table-cell>
          <table:table-cell office:value-type="float" office:value="16169000" calcext:value-type="float">
            <text:p>16169000</text:p>
          </table:table-cell>
          <table:table-cell office:value-type="float" office:value="16154000" calcext:value-type="float">
            <text:p>16154000</text:p>
          </table:table-cell>
          <table:table-cell office:value-type="float" office:value="16207000" calcext:value-type="float">
            <text:p>16207000</text:p>
          </table:table-cell>
          <table:table-cell office:value-type="float" office:value="16351000" calcext:value-type="float">
            <text:p>16351000</text:p>
          </table:table-cell>
          <table:table-cell office:value-type="float" office:value="15687000" calcext:value-type="float">
            <text:p>15687000</text:p>
          </table:table-cell>
          <table:table-cell office:value-type="float" office:value="16098000" calcext:value-type="float">
            <text:p>16098000</text:p>
          </table:table-cell>
          <table:table-cell office:value-type="float" office:value="16130000" calcext:value-type="float">
            <text:p>16130000</text:p>
          </table:table-cell>
          <table:table-cell office:value-type="float" office:value="15852000" calcext:value-type="float">
            <text:p>15852000</text:p>
          </table:table-cell>
          <table:table-cell office:value-type="float" office:value="13835000" calcext:value-type="float">
            <text:p>13835000</text:p>
          </table:table-cell>
          <table:table-cell office:value-type="float" office:value="13883000" calcext:value-type="float">
            <text:p>13883000</text:p>
          </table:table-cell>
          <table:table-cell office:value-type="float" office:value="16441000" calcext:value-type="float">
            <text:p>16441000</text:p>
          </table:table-cell>
          <table:table-cell office:value-type="float" office:value="13889000" calcext:value-type="float">
            <text:p>13889000</text:p>
          </table:table-cell>
          <table:table-cell office:value-type="float" office:value="16842000" calcext:value-type="float">
            <text:p>16842000</text:p>
          </table:table-cell>
          <table:table-cell office:value-type="float" office:value="16458000" calcext:value-type="float">
            <text:p>16458000</text:p>
          </table:table-cell>
          <table:table-cell office:value-type="float" office:value="15072000" calcext:value-type="float">
            <text:p>15072000</text:p>
          </table:table-cell>
          <table:table-cell office:value-type="float" office:value="16267000" calcext:value-type="float">
            <text:p>16267000</text:p>
          </table:table-cell>
          <table:table-cell office:value-type="float" office:value="16272000" calcext:value-type="float">
            <text:p>16272000</text:p>
          </table:table-cell>
          <table:table-cell office:value-type="float" office:value="14657000" calcext:value-type="float">
            <text:p>14657000</text:p>
          </table:table-cell>
          <table:table-cell office:value-type="float" office:value="15553000" calcext:value-type="float">
            <text:p>15553000</text:p>
          </table:table-cell>
          <table:table-cell office:value-type="float" office:value="14475000" calcext:value-type="float">
            <text:p>14475000</text:p>
          </table:table-cell>
          <table:table-cell office:value-type="float" office:value="16763000" calcext:value-type="float">
            <text:p>16763000</text:p>
          </table:table-cell>
          <table:table-cell office:value-type="float" office:value="16371000" calcext:value-type="float">
            <text:p>16371000</text:p>
          </table:table-cell>
          <table:table-cell office:value-type="float" office:value="14841000" calcext:value-type="float">
            <text:p>14841000</text:p>
          </table:table-cell>
          <table:table-cell office:value-type="float" office:value="16740000" calcext:value-type="float">
            <text:p>16740000</text:p>
          </table:table-cell>
          <table:table-cell office:value-type="float" office:value="14085000" calcext:value-type="float">
            <text:p>14085000</text:p>
          </table:table-cell>
          <table:table-cell office:value-type="float" office:value="11017000" calcext:value-type="float">
            <text:p>11017000</text:p>
          </table:table-cell>
          <table:table-cell office:value-type="float" office:value="16407000" calcext:value-type="float">
            <text:p>16407000</text:p>
          </table:table-cell>
          <table:table-cell office:value-type="float" office:value="16494000" calcext:value-type="float">
            <text:p>16494000</text:p>
          </table:table-cell>
          <table:table-cell office:value-type="float" office:value="16365000" calcext:value-type="float">
            <text:p>16365000</text:p>
          </table:table-cell>
          <table:table-cell office:value-type="float" office:value="13937000" calcext:value-type="float">
            <text:p>13937000</text:p>
          </table:table-cell>
          <table:table-cell office:value-type="float" office:value="16304000" calcext:value-type="float">
            <text:p>16304000</text:p>
          </table:table-cell>
          <table:table-cell office:value-type="float" office:value="16495000" calcext:value-type="float">
            <text:p>16495000</text:p>
          </table:table-cell>
          <table:table-cell office:value-type="float" office:value="15267000" calcext:value-type="float">
            <text:p>15267000</text:p>
          </table:table-cell>
          <table:table-cell office:value-type="float" office:value="14249000" calcext:value-type="float">
            <text:p>14249000</text:p>
          </table:table-cell>
          <table:table-cell office:value-type="float" office:value="16283000" calcext:value-type="float">
            <text:p>16283000</text:p>
          </table:table-cell>
          <table:table-cell office:value-type="float" office:value="16395000" calcext:value-type="float">
            <text:p>16395000</text:p>
          </table:table-cell>
          <table:table-cell office:value-type="float" office:value="15573000" calcext:value-type="float">
            <text:p>15573000</text:p>
          </table:table-cell>
          <table:table-cell office:value-type="float" office:value="16817000" calcext:value-type="float">
            <text:p>16817000</text:p>
          </table:table-cell>
          <table:table-cell office:value-type="float" office:value="16015000" calcext:value-type="float">
            <text:p>16015000</text:p>
          </table:table-cell>
          <table:table-cell office:value-type="float" office:value="16605000" calcext:value-type="float">
            <text:p>16605000</text:p>
          </table:table-cell>
          <table:table-cell office:value-type="float" office:value="15313000" calcext:value-type="float">
            <text:p>15313000</text:p>
          </table:table-cell>
          <table:table-cell office:value-type="float" office:value="16481000" calcext:value-type="float">
            <text:p>16481000</text:p>
          </table:table-cell>
          <table:table-cell office:value-type="float" office:value="15755000" calcext:value-type="float">
            <text:p>15755000</text:p>
          </table:table-cell>
          <table:table-cell office:value-type="float" office:value="15651000" calcext:value-type="float">
            <text:p>15651000</text:p>
          </table:table-cell>
          <table:table-cell office:value-type="float" office:value="15648000" calcext:value-type="float">
            <text:p>156480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A36:.CV36])" office:value-type="float" office:value="15415490" calcext:value-type="float">
            <text:p>15415490</text:p>
          </table:table-cell>
        </table:table-row>
        <table:table-row table:style-name="ro1">
          <table:table-cell office:value-type="float" office:value="16933000" calcext:value-type="float">
            <text:p>16933000</text:p>
          </table:table-cell>
          <table:table-cell office:value-type="float" office:value="16049000" calcext:value-type="float">
            <text:p>16049000</text:p>
          </table:table-cell>
          <table:table-cell office:value-type="float" office:value="14397000" calcext:value-type="float">
            <text:p>14397000</text:p>
          </table:table-cell>
          <table:table-cell office:value-type="float" office:value="16102000" calcext:value-type="float">
            <text:p>16102000</text:p>
          </table:table-cell>
          <table:table-cell office:value-type="float" office:value="17061000" calcext:value-type="float">
            <text:p>17061000</text:p>
          </table:table-cell>
          <table:table-cell office:value-type="float" office:value="14578000" calcext:value-type="float">
            <text:p>14578000</text:p>
          </table:table-cell>
          <table:table-cell office:value-type="float" office:value="16974000" calcext:value-type="float">
            <text:p>16974000</text:p>
          </table:table-cell>
          <table:table-cell office:value-type="float" office:value="15945000" calcext:value-type="float">
            <text:p>15945000</text:p>
          </table:table-cell>
          <table:table-cell office:value-type="float" office:value="15023000" calcext:value-type="float">
            <text:p>15023000</text:p>
          </table:table-cell>
          <table:table-cell office:value-type="float" office:value="16905000" calcext:value-type="float">
            <text:p>16905000</text:p>
          </table:table-cell>
          <table:table-cell office:value-type="float" office:value="16506000" calcext:value-type="float">
            <text:p>16506000</text:p>
          </table:table-cell>
          <table:table-cell office:value-type="float" office:value="16712000" calcext:value-type="float">
            <text:p>16712000</text:p>
          </table:table-cell>
          <table:table-cell office:value-type="float" office:value="16895000" calcext:value-type="float">
            <text:p>16895000</text:p>
          </table:table-cell>
          <table:table-cell office:value-type="float" office:value="15574000" calcext:value-type="float">
            <text:p>15574000</text:p>
          </table:table-cell>
          <table:table-cell office:value-type="float" office:value="15915000" calcext:value-type="float">
            <text:p>15915000</text:p>
          </table:table-cell>
          <table:table-cell office:value-type="float" office:value="15250000" calcext:value-type="float">
            <text:p>15250000</text:p>
          </table:table-cell>
          <table:table-cell office:value-type="float" office:value="16816000" calcext:value-type="float">
            <text:p>16816000</text:p>
          </table:table-cell>
          <table:table-cell office:value-type="float" office:value="15540000" calcext:value-type="float">
            <text:p>15540000</text:p>
          </table:table-cell>
          <table:table-cell office:value-type="float" office:value="16786000" calcext:value-type="float">
            <text:p>16786000</text:p>
          </table:table-cell>
          <table:table-cell office:value-type="float" office:value="14878000" calcext:value-type="float">
            <text:p>14878000</text:p>
          </table:table-cell>
          <table:table-cell office:value-type="float" office:value="14438000" calcext:value-type="float">
            <text:p>14438000</text:p>
          </table:table-cell>
          <table:table-cell office:value-type="float" office:value="17037000" calcext:value-type="float">
            <text:p>17037000</text:p>
          </table:table-cell>
          <table:table-cell office:value-type="float" office:value="16152000" calcext:value-type="float">
            <text:p>16152000</text:p>
          </table:table-cell>
          <table:table-cell office:value-type="float" office:value="16924000" calcext:value-type="float">
            <text:p>16924000</text:p>
          </table:table-cell>
          <table:table-cell office:value-type="float" office:value="11227000" calcext:value-type="float">
            <text:p>11227000</text:p>
          </table:table-cell>
          <table:table-cell office:value-type="float" office:value="16072000" calcext:value-type="float">
            <text:p>16072000</text:p>
          </table:table-cell>
          <table:table-cell office:value-type="float" office:value="17052000" calcext:value-type="float">
            <text:p>17052000</text:p>
          </table:table-cell>
          <table:table-cell office:value-type="float" office:value="16370000" calcext:value-type="float">
            <text:p>16370000</text:p>
          </table:table-cell>
          <table:table-cell office:value-type="float" office:value="17866000" calcext:value-type="float">
            <text:p>17866000</text:p>
          </table:table-cell>
          <table:table-cell office:value-type="float" office:value="17179000" calcext:value-type="float">
            <text:p>17179000</text:p>
          </table:table-cell>
          <table:table-cell office:value-type="float" office:value="17124000" calcext:value-type="float">
            <text:p>17124000</text:p>
          </table:table-cell>
          <table:table-cell office:value-type="float" office:value="14441000" calcext:value-type="float">
            <text:p>14441000</text:p>
          </table:table-cell>
          <table:table-cell office:value-type="float" office:value="14625000" calcext:value-type="float">
            <text:p>14625000</text:p>
          </table:table-cell>
          <table:table-cell office:value-type="float" office:value="14111000" calcext:value-type="float">
            <text:p>14111000</text:p>
          </table:table-cell>
          <table:table-cell office:value-type="float" office:value="16940000" calcext:value-type="float">
            <text:p>16940000</text:p>
          </table:table-cell>
          <table:table-cell office:value-type="float" office:value="14228000" calcext:value-type="float">
            <text:p>14228000</text:p>
          </table:table-cell>
          <table:table-cell office:value-type="float" office:value="17362000" calcext:value-type="float">
            <text:p>17362000</text:p>
          </table:table-cell>
          <table:table-cell office:value-type="float" office:value="17379000" calcext:value-type="float">
            <text:p>17379000</text:p>
          </table:table-cell>
          <table:table-cell office:value-type="float" office:value="17408000" calcext:value-type="float">
            <text:p>17408000</text:p>
          </table:table-cell>
          <table:table-cell office:value-type="float" office:value="15068000" calcext:value-type="float">
            <text:p>15068000</text:p>
          </table:table-cell>
          <table:table-cell office:value-type="float" office:value="17486000" calcext:value-type="float">
            <text:p>17486000</text:p>
          </table:table-cell>
          <table:table-cell office:value-type="float" office:value="14646000" calcext:value-type="float">
            <text:p>14646000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6090000" calcext:value-type="float">
            <text:p>16090000</text:p>
          </table:table-cell>
          <table:table-cell office:value-type="float" office:value="17173000" calcext:value-type="float">
            <text:p>17173000</text:p>
          </table:table-cell>
          <table:table-cell office:value-type="float" office:value="14853000" calcext:value-type="float">
            <text:p>14853000</text:p>
          </table:table-cell>
          <table:table-cell office:value-type="float" office:value="17245000" calcext:value-type="float">
            <text:p>17245000</text:p>
          </table:table-cell>
          <table:table-cell office:value-type="float" office:value="17130000" calcext:value-type="float">
            <text:p>17130000</text:p>
          </table:table-cell>
          <table:table-cell office:value-type="float" office:value="14963000" calcext:value-type="float">
            <text:p>14963000</text:p>
          </table:table-cell>
          <table:table-cell office:value-type="float" office:value="16583000" calcext:value-type="float">
            <text:p>16583000</text:p>
          </table:table-cell>
          <table:table-cell office:value-type="float" office:value="16618000" calcext:value-type="float">
            <text:p>16618000</text:p>
          </table:table-cell>
          <table:table-cell office:value-type="float" office:value="17057000" calcext:value-type="float">
            <text:p>17057000</text:p>
          </table:table-cell>
          <table:table-cell office:value-type="float" office:value="17156000" calcext:value-type="float">
            <text:p>17156000</text:p>
          </table:table-cell>
          <table:table-cell office:value-type="float" office:value="16512000" calcext:value-type="float">
            <text:p>16512000</text:p>
          </table:table-cell>
          <table:table-cell office:value-type="float" office:value="14505000" calcext:value-type="float">
            <text:p>14505000</text:p>
          </table:table-cell>
          <table:table-cell office:value-type="float" office:value="13612000" calcext:value-type="float">
            <text:p>13612000</text:p>
          </table:table-cell>
          <table:table-cell office:value-type="float" office:value="14961000" calcext:value-type="float">
            <text:p>14961000</text:p>
          </table:table-cell>
          <table:table-cell office:value-type="float" office:value="14858000" calcext:value-type="float">
            <text:p>14858000</text:p>
          </table:table-cell>
          <table:table-cell office:value-type="float" office:value="17319000" calcext:value-type="float">
            <text:p>17319000</text:p>
          </table:table-cell>
          <table:table-cell office:value-type="float" office:value="16182000" calcext:value-type="float">
            <text:p>16182000</text:p>
          </table:table-cell>
          <table:table-cell office:value-type="float" office:value="16711000" calcext:value-type="float">
            <text:p>16711000</text:p>
          </table:table-cell>
          <table:table-cell office:value-type="float" office:value="15149000" calcext:value-type="float">
            <text:p>15149000</text:p>
          </table:table-cell>
          <table:table-cell office:value-type="float" office:value="16977000" calcext:value-type="float">
            <text:p>16977000</text:p>
          </table:table-cell>
          <table:table-cell office:value-type="float" office:value="16978000" calcext:value-type="float">
            <text:p>16978000</text:p>
          </table:table-cell>
          <table:table-cell office:value-type="float" office:value="16781000" calcext:value-type="float">
            <text:p>16781000</text:p>
          </table:table-cell>
          <table:table-cell office:value-type="float" office:value="15112000" calcext:value-type="float">
            <text:p>15112000</text:p>
          </table:table-cell>
          <table:table-cell office:value-type="float" office:value="15804000" calcext:value-type="float">
            <text:p>15804000</text:p>
          </table:table-cell>
          <table:table-cell office:value-type="float" office:value="16686000" calcext:value-type="float">
            <text:p>16686000</text:p>
          </table:table-cell>
          <table:table-cell office:value-type="float" office:value="16713000" calcext:value-type="float">
            <text:p>16713000</text:p>
          </table:table-cell>
          <table:table-cell office:value-type="float" office:value="16050000" calcext:value-type="float">
            <text:p>16050000</text:p>
          </table:table-cell>
          <table:table-cell office:value-type="float" office:value="16736000" calcext:value-type="float">
            <text:p>16736000</text:p>
          </table:table-cell>
          <table:table-cell office:value-type="float" office:value="16945000" calcext:value-type="float">
            <text:p>16945000</text:p>
          </table:table-cell>
          <table:table-cell office:value-type="float" office:value="16764000" calcext:value-type="float">
            <text:p>16764000</text:p>
          </table:table-cell>
          <table:table-cell office:value-type="float" office:value="16243000" calcext:value-type="float">
            <text:p>16243000</text:p>
          </table:table-cell>
          <table:table-cell office:value-type="float" office:value="14669000" calcext:value-type="float">
            <text:p>14669000</text:p>
          </table:table-cell>
          <table:table-cell office:value-type="float" office:value="14743000" calcext:value-type="float">
            <text:p>14743000</text:p>
          </table:table-cell>
          <table:table-cell office:value-type="float" office:value="17467000" calcext:value-type="float">
            <text:p>17467000</text:p>
          </table:table-cell>
          <table:table-cell office:value-type="float" office:value="17628000" calcext:value-type="float">
            <text:p>17628000</text:p>
          </table:table-cell>
          <table:table-cell office:value-type="float" office:value="17351000" calcext:value-type="float">
            <text:p>17351000</text:p>
          </table:table-cell>
          <table:table-cell office:value-type="float" office:value="15946000" calcext:value-type="float">
            <text:p>15946000</text:p>
          </table:table-cell>
          <table:table-cell office:value-type="float" office:value="16048000" calcext:value-type="float">
            <text:p>16048000</text:p>
          </table:table-cell>
          <table:table-cell office:value-type="float" office:value="16207000" calcext:value-type="float">
            <text:p>16207000</text:p>
          </table:table-cell>
          <table:table-cell office:value-type="float" office:value="11282000" calcext:value-type="float">
            <text:p>11282000</text:p>
          </table:table-cell>
          <table:table-cell office:value-type="float" office:value="16961000" calcext:value-type="float">
            <text:p>16961000</text:p>
          </table:table-cell>
          <table:table-cell office:value-type="float" office:value="16860000" calcext:value-type="float">
            <text:p>16860000</text:p>
          </table:table-cell>
          <table:table-cell office:value-type="float" office:value="14643000" calcext:value-type="float">
            <text:p>14643000</text:p>
          </table:table-cell>
          <table:table-cell office:value-type="float" office:value="15955000" calcext:value-type="float">
            <text:p>15955000</text:p>
          </table:table-cell>
          <table:table-cell office:value-type="float" office:value="17067000" calcext:value-type="float">
            <text:p>17067000</text:p>
          </table:table-cell>
          <table:table-cell office:value-type="float" office:value="16203000" calcext:value-type="float">
            <text:p>16203000</text:p>
          </table:table-cell>
          <table:table-cell office:value-type="float" office:value="15999000" calcext:value-type="float">
            <text:p>15999000</text:p>
          </table:table-cell>
          <table:table-cell office:value-type="float" office:value="15462000" calcext:value-type="float">
            <text:p>15462000</text:p>
          </table:table-cell>
          <table:table-cell office:value-type="float" office:value="15191000" calcext:value-type="float">
            <text:p>15191000</text:p>
          </table:table-cell>
          <table:table-cell office:value-type="float" office:value="11463000" calcext:value-type="float">
            <text:p>11463000</text:p>
          </table:table-cell>
          <table:table-cell office:value-type="float" office:value="17134000" calcext:value-type="float">
            <text:p>17134000</text:p>
          </table:table-cell>
          <table:table-cell office:value-type="float" office:value="15104000" calcext:value-type="float">
            <text:p>15104000</text:p>
          </table:table-cell>
          <table:table-cell office:value-type="float" office:value="17068000" calcext:value-type="float">
            <text:p>17068000</text:p>
          </table:table-cell>
          <table:table-cell office:value-type="float" office:value="15255000" calcext:value-type="float">
            <text:p>15255000</text:p>
          </table:table-cell>
          <table:table-cell office:value-type="float" office:value="14087000" calcext:value-type="float">
            <text:p>14087000</text:p>
          </table:table-cell>
          <table:table-cell office:value-type="float" office:value="15354000" calcext:value-type="float">
            <text:p>15354000</text:p>
          </table:table-cell>
          <table:table-cell office:value-type="float" office:value="16956000" calcext:value-type="float">
            <text:p>169560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AVERAGE([.A37:.CV37])" office:value-type="float" office:value="15989170" calcext:value-type="float">
            <text:p>15989170</text:p>
          </table:table-cell>
        </table:table-row>
        <table:table-row table:style-name="ro1">
          <table:table-cell office:value-type="float" office:value="14559000" calcext:value-type="float">
            <text:p>14559000</text:p>
          </table:table-cell>
          <table:table-cell office:value-type="float" office:value="17015000" calcext:value-type="float">
            <text:p>17015000</text:p>
          </table:table-cell>
          <table:table-cell office:value-type="float" office:value="15190000" calcext:value-type="float">
            <text:p>15190000</text:p>
          </table:table-cell>
          <table:table-cell office:value-type="float" office:value="17019000" calcext:value-type="float">
            <text:p>17019000</text:p>
          </table:table-cell>
          <table:table-cell office:value-type="float" office:value="15284000" calcext:value-type="float">
            <text:p>15284000</text:p>
          </table:table-cell>
          <table:table-cell office:value-type="float" office:value="14484000" calcext:value-type="float">
            <text:p>14484000</text:p>
          </table:table-cell>
          <table:table-cell office:value-type="float" office:value="11144000" calcext:value-type="float">
            <text:p>11144000</text:p>
          </table:table-cell>
          <table:table-cell office:value-type="float" office:value="16784000" calcext:value-type="float">
            <text:p>16784000</text:p>
          </table:table-cell>
          <table:table-cell office:value-type="float" office:value="17690000" calcext:value-type="float">
            <text:p>17690000</text:p>
          </table:table-cell>
          <table:table-cell office:value-type="float" office:value="17302000" calcext:value-type="float">
            <text:p>17302000</text:p>
          </table:table-cell>
          <table:table-cell office:value-type="float" office:value="16373000" calcext:value-type="float">
            <text:p>16373000</text:p>
          </table:table-cell>
          <table:table-cell office:value-type="float" office:value="17094000" calcext:value-type="float">
            <text:p>17094000</text:p>
          </table:table-cell>
          <table:table-cell office:value-type="float" office:value="11567000" calcext:value-type="float">
            <text:p>11567000</text:p>
          </table:table-cell>
          <table:table-cell office:value-type="float" office:value="15850000" calcext:value-type="float">
            <text:p>15850000</text:p>
          </table:table-cell>
          <table:table-cell office:value-type="float" office:value="11439000" calcext:value-type="float">
            <text:p>11439000</text:p>
          </table:table-cell>
          <table:table-cell office:value-type="float" office:value="16593000" calcext:value-type="float">
            <text:p>16593000</text:p>
          </table:table-cell>
          <table:table-cell office:value-type="float" office:value="15719000" calcext:value-type="float">
            <text:p>15719000</text:p>
          </table:table-cell>
          <table:table-cell office:value-type="float" office:value="17250000" calcext:value-type="float">
            <text:p>17250000</text:p>
          </table:table-cell>
          <table:table-cell office:value-type="float" office:value="17294000" calcext:value-type="float">
            <text:p>17294000</text:p>
          </table:table-cell>
          <table:table-cell office:value-type="float" office:value="16583000" calcext:value-type="float">
            <text:p>16583000</text:p>
          </table:table-cell>
          <table:table-cell office:value-type="float" office:value="16236000" calcext:value-type="float">
            <text:p>16236000</text:p>
          </table:table-cell>
          <table:table-cell office:value-type="float" office:value="15879000" calcext:value-type="float">
            <text:p>15879000</text:p>
          </table:table-cell>
          <table:table-cell office:value-type="float" office:value="15016000" calcext:value-type="float">
            <text:p>15016000</text:p>
          </table:table-cell>
          <table:table-cell office:value-type="float" office:value="16854000" calcext:value-type="float">
            <text:p>16854000</text:p>
          </table:table-cell>
          <table:table-cell office:value-type="float" office:value="16400000" calcext:value-type="float">
            <text:p>16400000</text:p>
          </table:table-cell>
          <table:table-cell office:value-type="float" office:value="16295000" calcext:value-type="float">
            <text:p>16295000</text:p>
          </table:table-cell>
          <table:table-cell office:value-type="float" office:value="17564000" calcext:value-type="float">
            <text:p>17564000</text:p>
          </table:table-cell>
          <table:table-cell office:value-type="float" office:value="15112000" calcext:value-type="float">
            <text:p>15112000</text:p>
          </table:table-cell>
          <table:table-cell office:value-type="float" office:value="15014000" calcext:value-type="float">
            <text:p>15014000</text:p>
          </table:table-cell>
          <table:table-cell office:value-type="float" office:value="16920000" calcext:value-type="float">
            <text:p>16920000</text:p>
          </table:table-cell>
          <table:table-cell office:value-type="float" office:value="14087000" calcext:value-type="float">
            <text:p>14087000</text:p>
          </table:table-cell>
          <table:table-cell office:value-type="float" office:value="16360000" calcext:value-type="float">
            <text:p>16360000</text:p>
          </table:table-cell>
          <table:table-cell office:value-type="float" office:value="14940000" calcext:value-type="float">
            <text:p>14940000</text:p>
          </table:table-cell>
          <table:table-cell office:value-type="float" office:value="17293000" calcext:value-type="float">
            <text:p>17293000</text:p>
          </table:table-cell>
          <table:table-cell office:value-type="float" office:value="15930000" calcext:value-type="float">
            <text:p>15930000</text:p>
          </table:table-cell>
          <table:table-cell office:value-type="float" office:value="16208000" calcext:value-type="float">
            <text:p>16208000</text:p>
          </table:table-cell>
          <table:table-cell office:value-type="float" office:value="17552000" calcext:value-type="float">
            <text:p>17552000</text:p>
          </table:table-cell>
          <table:table-cell office:value-type="float" office:value="14759000" calcext:value-type="float">
            <text:p>14759000</text:p>
          </table:table-cell>
          <table:table-cell office:value-type="float" office:value="16663000" calcext:value-type="float">
            <text:p>16663000</text:p>
          </table:table-cell>
          <table:table-cell office:value-type="float" office:value="17309000" calcext:value-type="float">
            <text:p>17309000</text:p>
          </table:table-cell>
          <table:table-cell office:value-type="float" office:value="16938000" calcext:value-type="float">
            <text:p>16938000</text:p>
          </table:table-cell>
          <table:table-cell office:value-type="float" office:value="15145000" calcext:value-type="float">
            <text:p>15145000</text:p>
          </table:table-cell>
          <table:table-cell office:value-type="float" office:value="17404000" calcext:value-type="float">
            <text:p>17404000</text:p>
          </table:table-cell>
          <table:table-cell office:value-type="float" office:value="17486000" calcext:value-type="float">
            <text:p>17486000</text:p>
          </table:table-cell>
          <table:table-cell office:value-type="float" office:value="15437000" calcext:value-type="float">
            <text:p>15437000</text:p>
          </table:table-cell>
          <table:table-cell office:value-type="float" office:value="16476000" calcext:value-type="float">
            <text:p>16476000</text:p>
          </table:table-cell>
          <table:table-cell office:value-type="float" office:value="15452000" calcext:value-type="float">
            <text:p>15452000</text:p>
          </table:table-cell>
          <table:table-cell office:value-type="float" office:value="17389000" calcext:value-type="float">
            <text:p>17389000</text:p>
          </table:table-cell>
          <table:table-cell office:value-type="float" office:value="14874000" calcext:value-type="float">
            <text:p>14874000</text:p>
          </table:table-cell>
          <table:table-cell office:value-type="float" office:value="16802000" calcext:value-type="float">
            <text:p>16802000</text:p>
          </table:table-cell>
          <table:table-cell office:value-type="float" office:value="16984000" calcext:value-type="float">
            <text:p>16984000</text:p>
          </table:table-cell>
          <table:table-cell office:value-type="float" office:value="15438000" calcext:value-type="float">
            <text:p>15438000</text:p>
          </table:table-cell>
          <table:table-cell office:value-type="float" office:value="16653000" calcext:value-type="float">
            <text:p>16653000</text:p>
          </table:table-cell>
          <table:table-cell office:value-type="float" office:value="17173000" calcext:value-type="float">
            <text:p>17173000</text:p>
          </table:table-cell>
          <table:table-cell office:value-type="float" office:value="16615000" calcext:value-type="float">
            <text:p>16615000</text:p>
          </table:table-cell>
          <table:table-cell office:value-type="float" office:value="15112000" calcext:value-type="float">
            <text:p>15112000</text:p>
          </table:table-cell>
          <table:table-cell office:value-type="float" office:value="16053000" calcext:value-type="float">
            <text:p>16053000</text:p>
          </table:table-cell>
          <table:table-cell office:value-type="float" office:value="16409000" calcext:value-type="float">
            <text:p>16409000</text:p>
          </table:table-cell>
          <table:table-cell office:value-type="float" office:value="16406000" calcext:value-type="float">
            <text:p>16406000</text:p>
          </table:table-cell>
          <table:table-cell office:value-type="float" office:value="15225000" calcext:value-type="float">
            <text:p>15225000</text:p>
          </table:table-cell>
          <table:table-cell office:value-type="float" office:value="15087000" calcext:value-type="float">
            <text:p>15087000</text:p>
          </table:table-cell>
          <table:table-cell office:value-type="float" office:value="15265000" calcext:value-type="float">
            <text:p>15265000</text:p>
          </table:table-cell>
          <table:table-cell office:value-type="float" office:value="11665000" calcext:value-type="float">
            <text:p>11665000</text:p>
          </table:table-cell>
          <table:table-cell office:value-type="float" office:value="17500000" calcext:value-type="float">
            <text:p>17500000</text:p>
          </table:table-cell>
          <table:table-cell office:value-type="float" office:value="15975000" calcext:value-type="float">
            <text:p>15975000</text:p>
          </table:table-cell>
          <table:table-cell office:value-type="float" office:value="15993000" calcext:value-type="float">
            <text:p>15993000</text:p>
          </table:table-cell>
          <table:table-cell office:value-type="float" office:value="15882000" calcext:value-type="float">
            <text:p>15882000</text:p>
          </table:table-cell>
          <table:table-cell office:value-type="float" office:value="15003000" calcext:value-type="float">
            <text:p>15003000</text:p>
          </table:table-cell>
          <table:table-cell office:value-type="float" office:value="17437000" calcext:value-type="float">
            <text:p>17437000</text:p>
          </table:table-cell>
          <table:table-cell office:value-type="float" office:value="15500000" calcext:value-type="float">
            <text:p>15500000</text:p>
          </table:table-cell>
          <table:table-cell office:value-type="float" office:value="16556000" calcext:value-type="float">
            <text:p>16556000</text:p>
          </table:table-cell>
          <table:table-cell office:value-type="float" office:value="16651000" calcext:value-type="float">
            <text:p>16651000</text:p>
          </table:table-cell>
          <table:table-cell office:value-type="float" office:value="15941000" calcext:value-type="float">
            <text:p>15941000</text:p>
          </table:table-cell>
          <table:table-cell office:value-type="float" office:value="15890000" calcext:value-type="float">
            <text:p>15890000</text:p>
          </table:table-cell>
          <table:table-cell office:value-type="float" office:value="16346000" calcext:value-type="float">
            <text:p>16346000</text:p>
          </table:table-cell>
          <table:table-cell office:value-type="float" office:value="11621000" calcext:value-type="float">
            <text:p>11621000</text:p>
          </table:table-cell>
          <table:table-cell office:value-type="float" office:value="15729000" calcext:value-type="float">
            <text:p>15729000</text:p>
          </table:table-cell>
          <table:table-cell office:value-type="float" office:value="14476000" calcext:value-type="float">
            <text:p>14476000</text:p>
          </table:table-cell>
          <table:table-cell office:value-type="float" office:value="14992000" calcext:value-type="float">
            <text:p>14992000</text:p>
          </table:table-cell>
          <table:table-cell office:value-type="float" office:value="16700000" calcext:value-type="float">
            <text:p>16700000</text:p>
          </table:table-cell>
          <table:table-cell office:value-type="float" office:value="11623000" calcext:value-type="float">
            <text:p>11623000</text:p>
          </table:table-cell>
          <table:table-cell office:value-type="float" office:value="16702000" calcext:value-type="float">
            <text:p>16702000</text:p>
          </table:table-cell>
          <table:table-cell office:value-type="float" office:value="16885000" calcext:value-type="float">
            <text:p>16885000</text:p>
          </table:table-cell>
          <table:table-cell office:value-type="float" office:value="15483000" calcext:value-type="float">
            <text:p>15483000</text:p>
          </table:table-cell>
          <table:table-cell office:value-type="float" office:value="17070000" calcext:value-type="float">
            <text:p>17070000</text:p>
          </table:table-cell>
          <table:table-cell office:value-type="float" office:value="16648000" calcext:value-type="float">
            <text:p>16648000</text:p>
          </table:table-cell>
          <table:table-cell office:value-type="float" office:value="15658000" calcext:value-type="float">
            <text:p>15658000</text:p>
          </table:table-cell>
          <table:table-cell office:value-type="float" office:value="15567000" calcext:value-type="float">
            <text:p>15567000</text:p>
          </table:table-cell>
          <table:table-cell office:value-type="float" office:value="15897000" calcext:value-type="float">
            <text:p>15897000</text:p>
          </table:table-cell>
          <table:table-cell office:value-type="float" office:value="16072000" calcext:value-type="float">
            <text:p>16072000</text:p>
          </table:table-cell>
          <table:table-cell office:value-type="float" office:value="17227000" calcext:value-type="float">
            <text:p>17227000</text:p>
          </table:table-cell>
          <table:table-cell office:value-type="float" office:value="16335000" calcext:value-type="float">
            <text:p>16335000</text:p>
          </table:table-cell>
          <table:table-cell office:value-type="float" office:value="11593000" calcext:value-type="float">
            <text:p>11593000</text:p>
          </table:table-cell>
          <table:table-cell office:value-type="float" office:value="16161000" calcext:value-type="float">
            <text:p>16161000</text:p>
          </table:table-cell>
          <table:table-cell office:value-type="float" office:value="15910000" calcext:value-type="float">
            <text:p>15910000</text:p>
          </table:table-cell>
          <table:table-cell office:value-type="float" office:value="15288000" calcext:value-type="float">
            <text:p>15288000</text:p>
          </table:table-cell>
          <table:table-cell office:value-type="float" office:value="14648000" calcext:value-type="float">
            <text:p>14648000</text:p>
          </table:table-cell>
          <table:table-cell office:value-type="float" office:value="17457000" calcext:value-type="float">
            <text:p>17457000</text:p>
          </table:table-cell>
          <table:table-cell office:value-type="float" office:value="17344000" calcext:value-type="float">
            <text:p>17344000</text:p>
          </table:table-cell>
          <table:table-cell office:value-type="float" office:value="15960000" calcext:value-type="float">
            <text:p>1596000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AVERAGE([.A38:.CV38])" office:value-type="float" office:value="15858320" calcext:value-type="float">
            <text:p>15858320</text:p>
          </table:table-cell>
        </table:table-row>
        <table:table-row table:style-name="ro1">
          <table:table-cell office:value-type="float" office:value="14901000" calcext:value-type="float">
            <text:p>14901000</text:p>
          </table:table-cell>
          <table:table-cell office:value-type="float" office:value="16605000" calcext:value-type="float">
            <text:p>16605000</text:p>
          </table:table-cell>
          <table:table-cell office:value-type="float" office:value="17350000" calcext:value-type="float">
            <text:p>17350000</text:p>
          </table:table-cell>
          <table:table-cell office:value-type="float" office:value="16545000" calcext:value-type="float">
            <text:p>16545000</text:p>
          </table:table-cell>
          <table:table-cell office:value-type="float" office:value="15179000" calcext:value-type="float">
            <text:p>15179000</text:p>
          </table:table-cell>
          <table:table-cell office:value-type="float" office:value="17332000" calcext:value-type="float">
            <text:p>17332000</text:p>
          </table:table-cell>
          <table:table-cell office:value-type="float" office:value="18155000" calcext:value-type="float">
            <text:p>18155000</text:p>
          </table:table-cell>
          <table:table-cell office:value-type="float" office:value="17359000" calcext:value-type="float">
            <text:p>17359000</text:p>
          </table:table-cell>
          <table:table-cell office:value-type="float" office:value="16062000" calcext:value-type="float">
            <text:p>16062000</text:p>
          </table:table-cell>
          <table:table-cell office:value-type="float" office:value="15420000" calcext:value-type="float">
            <text:p>15420000</text:p>
          </table:table-cell>
          <table:table-cell office:value-type="float" office:value="17493000" calcext:value-type="float">
            <text:p>17493000</text:p>
          </table:table-cell>
          <table:table-cell office:value-type="float" office:value="15672000" calcext:value-type="float">
            <text:p>15672000</text:p>
          </table:table-cell>
          <table:table-cell office:value-type="float" office:value="16423000" calcext:value-type="float">
            <text:p>16423000</text:p>
          </table:table-cell>
          <table:table-cell office:value-type="float" office:value="17664000" calcext:value-type="float">
            <text:p>17664000</text:p>
          </table:table-cell>
          <table:table-cell office:value-type="float" office:value="16547000" calcext:value-type="float">
            <text:p>16547000</text:p>
          </table:table-cell>
          <table:table-cell office:value-type="float" office:value="15393000" calcext:value-type="float">
            <text:p>15393000</text:p>
          </table:table-cell>
          <table:table-cell office:value-type="float" office:value="16958000" calcext:value-type="float">
            <text:p>16958000</text:p>
          </table:table-cell>
          <table:table-cell office:value-type="float" office:value="16101000" calcext:value-type="float">
            <text:p>16101000</text:p>
          </table:table-cell>
          <table:table-cell office:value-type="float" office:value="15937000" calcext:value-type="float">
            <text:p>15937000</text:p>
          </table:table-cell>
          <table:table-cell office:value-type="float" office:value="17098000" calcext:value-type="float">
            <text:p>17098000</text:p>
          </table:table-cell>
          <table:table-cell office:value-type="float" office:value="16623000" calcext:value-type="float">
            <text:p>16623000</text:p>
          </table:table-cell>
          <table:table-cell office:value-type="float" office:value="15678000" calcext:value-type="float">
            <text:p>15678000</text:p>
          </table:table-cell>
          <table:table-cell office:value-type="float" office:value="17829000" calcext:value-type="float">
            <text:p>17829000</text:p>
          </table:table-cell>
          <table:table-cell office:value-type="float" office:value="15377000" calcext:value-type="float">
            <text:p>15377000</text:p>
          </table:table-cell>
          <table:table-cell office:value-type="float" office:value="17301000" calcext:value-type="float">
            <text:p>17301000</text:p>
          </table:table-cell>
          <table:table-cell office:value-type="float" office:value="16262000" calcext:value-type="float">
            <text:p>16262000</text:p>
          </table:table-cell>
          <table:table-cell office:value-type="float" office:value="16644000" calcext:value-type="float">
            <text:p>16644000</text:p>
          </table:table-cell>
          <table:table-cell office:value-type="float" office:value="16120000" calcext:value-type="float">
            <text:p>16120000</text:p>
          </table:table-cell>
          <table:table-cell office:value-type="float" office:value="16386000" calcext:value-type="float">
            <text:p>16386000</text:p>
          </table:table-cell>
          <table:table-cell office:value-type="float" office:value="17604000" calcext:value-type="float">
            <text:p>17604000</text:p>
          </table:table-cell>
          <table:table-cell office:value-type="float" office:value="14758000" calcext:value-type="float">
            <text:p>14758000</text:p>
          </table:table-cell>
          <table:table-cell office:value-type="float" office:value="17047000" calcext:value-type="float">
            <text:p>17047000</text:p>
          </table:table-cell>
          <table:table-cell office:value-type="float" office:value="17338000" calcext:value-type="float">
            <text:p>17338000</text:p>
          </table:table-cell>
          <table:table-cell office:value-type="float" office:value="17706000" calcext:value-type="float">
            <text:p>17706000</text:p>
          </table:table-cell>
          <table:table-cell office:value-type="float" office:value="15376000" calcext:value-type="float">
            <text:p>15376000</text:p>
          </table:table-cell>
          <table:table-cell office:value-type="float" office:value="11914000" calcext:value-type="float">
            <text:p>11914000</text:p>
          </table:table-cell>
          <table:table-cell office:value-type="float" office:value="16534000" calcext:value-type="float">
            <text:p>16534000</text:p>
          </table:table-cell>
          <table:table-cell office:value-type="float" office:value="18118000" calcext:value-type="float">
            <text:p>18118000</text:p>
          </table:table-cell>
          <table:table-cell office:value-type="float" office:value="17611000" calcext:value-type="float">
            <text:p>17611000</text:p>
          </table:table-cell>
          <table:table-cell office:value-type="float" office:value="17840000" calcext:value-type="float">
            <text:p>17840000</text:p>
          </table:table-cell>
          <table:table-cell office:value-type="float" office:value="15884000" calcext:value-type="float">
            <text:p>15884000</text:p>
          </table:table-cell>
          <table:table-cell office:value-type="float" office:value="16392000" calcext:value-type="float">
            <text:p>16392000</text:p>
          </table:table-cell>
          <table:table-cell office:value-type="float" office:value="17996000" calcext:value-type="float">
            <text:p>17996000</text:p>
          </table:table-cell>
          <table:table-cell office:value-type="float" office:value="16302000" calcext:value-type="float">
            <text:p>16302000</text:p>
          </table:table-cell>
          <table:table-cell office:value-type="float" office:value="17317000" calcext:value-type="float">
            <text:p>17317000</text:p>
          </table:table-cell>
          <table:table-cell office:value-type="float" office:value="17823000" calcext:value-type="float">
            <text:p>17823000</text:p>
          </table:table-cell>
          <table:table-cell office:value-type="float" office:value="17373000" calcext:value-type="float">
            <text:p>17373000</text:p>
          </table:table-cell>
          <table:table-cell office:value-type="float" office:value="14810000" calcext:value-type="float">
            <text:p>14810000</text:p>
          </table:table-cell>
          <table:table-cell office:value-type="float" office:value="16701000" calcext:value-type="float">
            <text:p>16701000</text:p>
          </table:table-cell>
          <table:table-cell office:value-type="float" office:value="15382000" calcext:value-type="float">
            <text:p>15382000</text:p>
          </table:table-cell>
          <table:table-cell office:value-type="float" office:value="17753000" calcext:value-type="float">
            <text:p>17753000</text:p>
          </table:table-cell>
          <table:table-cell office:value-type="float" office:value="17200000" calcext:value-type="float">
            <text:p>17200000</text:p>
          </table:table-cell>
          <table:table-cell office:value-type="float" office:value="15430000" calcext:value-type="float">
            <text:p>15430000</text:p>
          </table:table-cell>
          <table:table-cell office:value-type="float" office:value="16470000" calcext:value-type="float">
            <text:p>16470000</text:p>
          </table:table-cell>
          <table:table-cell office:value-type="float" office:value="17429000" calcext:value-type="float">
            <text:p>17429000</text:p>
          </table:table-cell>
          <table:table-cell office:value-type="float" office:value="15242000" calcext:value-type="float">
            <text:p>15242000</text:p>
          </table:table-cell>
          <table:table-cell office:value-type="float" office:value="16655000" calcext:value-type="float">
            <text:p>16655000</text:p>
          </table:table-cell>
          <table:table-cell office:value-type="float" office:value="17478000" calcext:value-type="float">
            <text:p>17478000</text:p>
          </table:table-cell>
          <table:table-cell office:value-type="float" office:value="16361000" calcext:value-type="float">
            <text:p>16361000</text:p>
          </table:table-cell>
          <table:table-cell office:value-type="float" office:value="17043000" calcext:value-type="float">
            <text:p>17043000</text:p>
          </table:table-cell>
          <table:table-cell office:value-type="float" office:value="14789000" calcext:value-type="float">
            <text:p>14789000</text:p>
          </table:table-cell>
          <table:table-cell office:value-type="float" office:value="15212000" calcext:value-type="float">
            <text:p>15212000</text:p>
          </table:table-cell>
          <table:table-cell office:value-type="float" office:value="17178000" calcext:value-type="float">
            <text:p>17178000</text:p>
          </table:table-cell>
          <table:table-cell office:value-type="float" office:value="16271000" calcext:value-type="float">
            <text:p>16271000</text:p>
          </table:table-cell>
          <table:table-cell office:value-type="float" office:value="11868000" calcext:value-type="float">
            <text:p>11868000</text:p>
          </table:table-cell>
          <table:table-cell office:value-type="float" office:value="14693000" calcext:value-type="float">
            <text:p>14693000</text:p>
          </table:table-cell>
          <table:table-cell office:value-type="float" office:value="16427000" calcext:value-type="float">
            <text:p>16427000</text:p>
          </table:table-cell>
          <table:table-cell office:value-type="float" office:value="17742000" calcext:value-type="float">
            <text:p>17742000</text:p>
          </table:table-cell>
          <table:table-cell office:value-type="float" office:value="15020000" calcext:value-type="float">
            <text:p>15020000</text:p>
          </table:table-cell>
          <table:table-cell office:value-type="float" office:value="17203000" calcext:value-type="float">
            <text:p>17203000</text:p>
          </table:table-cell>
          <table:table-cell office:value-type="float" office:value="18250000" calcext:value-type="float">
            <text:p>18250000</text:p>
          </table:table-cell>
          <table:table-cell office:value-type="float" office:value="16403000" calcext:value-type="float">
            <text:p>16403000</text:p>
          </table:table-cell>
          <table:table-cell office:value-type="float" office:value="15878000" calcext:value-type="float">
            <text:p>15878000</text:p>
          </table:table-cell>
          <table:table-cell office:value-type="float" office:value="15664000" calcext:value-type="float">
            <text:p>15664000</text:p>
          </table:table-cell>
          <table:table-cell office:value-type="float" office:value="16193000" calcext:value-type="float">
            <text:p>16193000</text:p>
          </table:table-cell>
          <table:table-cell office:value-type="float" office:value="16675000" calcext:value-type="float">
            <text:p>16675000</text:p>
          </table:table-cell>
          <table:table-cell office:value-type="float" office:value="15683000" calcext:value-type="float">
            <text:p>15683000</text:p>
          </table:table-cell>
          <table:table-cell office:value-type="float" office:value="16980000" calcext:value-type="float">
            <text:p>16980000</text:p>
          </table:table-cell>
          <table:table-cell office:value-type="float" office:value="17161000" calcext:value-type="float">
            <text:p>17161000</text:p>
          </table:table-cell>
          <table:table-cell office:value-type="float" office:value="16076000" calcext:value-type="float">
            <text:p>16076000</text:p>
          </table:table-cell>
          <table:table-cell office:value-type="float" office:value="17549000" calcext:value-type="float">
            <text:p>17549000</text:p>
          </table:table-cell>
          <table:table-cell office:value-type="float" office:value="14549000" calcext:value-type="float">
            <text:p>14549000</text:p>
          </table:table-cell>
          <table:table-cell office:value-type="float" office:value="17344000" calcext:value-type="float">
            <text:p>17344000</text:p>
          </table:table-cell>
          <table:table-cell office:value-type="float" office:value="16895000" calcext:value-type="float">
            <text:p>16895000</text:p>
          </table:table-cell>
          <table:table-cell office:value-type="float" office:value="17906000" calcext:value-type="float">
            <text:p>1790600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608000" calcext:value-type="float">
            <text:p>17608000</text:p>
          </table:table-cell>
          <table:table-cell office:value-type="float" office:value="14767000" calcext:value-type="float">
            <text:p>14767000</text:p>
          </table:table-cell>
          <table:table-cell office:value-type="float" office:value="17333000" calcext:value-type="float">
            <text:p>17333000</text:p>
          </table:table-cell>
          <table:table-cell office:value-type="float" office:value="15273000" calcext:value-type="float">
            <text:p>15273000</text:p>
          </table:table-cell>
          <table:table-cell office:value-type="float" office:value="17534000" calcext:value-type="float">
            <text:p>17534000</text:p>
          </table:table-cell>
          <table:table-cell office:value-type="float" office:value="16036000" calcext:value-type="float">
            <text:p>16036000</text:p>
          </table:table-cell>
          <table:table-cell office:value-type="float" office:value="17554000" calcext:value-type="float">
            <text:p>17554000</text:p>
          </table:table-cell>
          <table:table-cell office:value-type="float" office:value="16618000" calcext:value-type="float">
            <text:p>16618000</text:p>
          </table:table-cell>
          <table:table-cell office:value-type="float" office:value="15578000" calcext:value-type="float">
            <text:p>15578000</text:p>
          </table:table-cell>
          <table:table-cell office:value-type="float" office:value="16966000" calcext:value-type="float">
            <text:p>16966000</text:p>
          </table:table-cell>
          <table:table-cell office:value-type="float" office:value="16400000" calcext:value-type="float">
            <text:p>16400000</text:p>
          </table:table-cell>
          <table:table-cell office:value-type="float" office:value="16563000" calcext:value-type="float">
            <text:p>16563000</text:p>
          </table:table-cell>
          <table:table-cell office:value-type="float" office:value="17825000" calcext:value-type="float">
            <text:p>17825000</text:p>
          </table:table-cell>
          <table:table-cell office:value-type="float" office:value="17429000" calcext:value-type="float">
            <text:p>1742900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AVERAGE([.A39:.CV39])" office:value-type="float" office:value="16499140" calcext:value-type="float">
            <text:p>16499140</text:p>
          </table:table-cell>
        </table:table-row>
        <table:table-row table:style-name="ro1">
          <table:table-cell office:value-type="float" office:value="16890000" calcext:value-type="float">
            <text:p>16890000</text:p>
          </table:table-cell>
          <table:table-cell office:value-type="float" office:value="16139000" calcext:value-type="float">
            <text:p>16139000</text:p>
          </table:table-cell>
          <table:table-cell office:value-type="float" office:value="17861000" calcext:value-type="float">
            <text:p>17861000</text:p>
          </table:table-cell>
          <table:table-cell office:value-type="float" office:value="11955000" calcext:value-type="float">
            <text:p>11955000</text:p>
          </table:table-cell>
          <table:table-cell office:value-type="float" office:value="16966000" calcext:value-type="float">
            <text:p>16966000</text:p>
          </table:table-cell>
          <table:table-cell office:value-type="float" office:value="17338000" calcext:value-type="float">
            <text:p>17338000</text:p>
          </table:table-cell>
          <table:table-cell office:value-type="float" office:value="16775000" calcext:value-type="float">
            <text:p>16775000</text:p>
          </table:table-cell>
          <table:table-cell office:value-type="float" office:value="16438000" calcext:value-type="float">
            <text:p>16438000</text:p>
          </table:table-cell>
          <table:table-cell office:value-type="float" office:value="17484000" calcext:value-type="float">
            <text:p>17484000</text:p>
          </table:table-cell>
          <table:table-cell office:value-type="float" office:value="16676000" calcext:value-type="float">
            <text:p>16676000</text:p>
          </table:table-cell>
          <table:table-cell office:value-type="float" office:value="17223000" calcext:value-type="float">
            <text:p>17223000</text:p>
          </table:table-cell>
          <table:table-cell office:value-type="float" office:value="12331000" calcext:value-type="float">
            <text:p>12331000</text:p>
          </table:table-cell>
          <table:table-cell office:value-type="float" office:value="17429000" calcext:value-type="float">
            <text:p>17429000</text:p>
          </table:table-cell>
          <table:table-cell office:value-type="float" office:value="17072000" calcext:value-type="float">
            <text:p>17072000</text:p>
          </table:table-cell>
          <table:table-cell office:value-type="float" office:value="16213000" calcext:value-type="float">
            <text:p>16213000</text:p>
          </table:table-cell>
          <table:table-cell office:value-type="float" office:value="17580000" calcext:value-type="float">
            <text:p>17580000</text:p>
          </table:table-cell>
          <table:table-cell office:value-type="float" office:value="16917000" calcext:value-type="float">
            <text:p>16917000</text:p>
          </table:table-cell>
          <table:table-cell office:value-type="float" office:value="15639000" calcext:value-type="float">
            <text:p>15639000</text:p>
          </table:table-cell>
          <table:table-cell office:value-type="float" office:value="16857000" calcext:value-type="float">
            <text:p>16857000</text:p>
          </table:table-cell>
          <table:table-cell office:value-type="float" office:value="15937000" calcext:value-type="float">
            <text:p>15937000</text:p>
          </table:table-cell>
          <table:table-cell office:value-type="float" office:value="17993000" calcext:value-type="float">
            <text:p>17993000</text:p>
          </table:table-cell>
          <table:table-cell office:value-type="float" office:value="15293000" calcext:value-type="float">
            <text:p>15293000</text:p>
          </table:table-cell>
          <table:table-cell office:value-type="float" office:value="16738000" calcext:value-type="float">
            <text:p>16738000</text:p>
          </table:table-cell>
          <table:table-cell office:value-type="float" office:value="17024000" calcext:value-type="float">
            <text:p>17024000</text:p>
          </table:table-cell>
          <table:table-cell office:value-type="float" office:value="17578000" calcext:value-type="float">
            <text:p>17578000</text:p>
          </table:table-cell>
          <table:table-cell office:value-type="float" office:value="15668000" calcext:value-type="float">
            <text:p>15668000</text:p>
          </table:table-cell>
          <table:table-cell office:value-type="float" office:value="11728000" calcext:value-type="float">
            <text:p>11728000</text:p>
          </table:table-cell>
          <table:table-cell office:value-type="float" office:value="15572000" calcext:value-type="float">
            <text:p>15572000</text:p>
          </table:table-cell>
          <table:table-cell office:value-type="float" office:value="16435000" calcext:value-type="float">
            <text:p>16435000</text:p>
          </table:table-cell>
          <table:table-cell office:value-type="float" office:value="11674000" calcext:value-type="float">
            <text:p>11674000</text:p>
          </table:table-cell>
          <table:table-cell office:value-type="float" office:value="15237000" calcext:value-type="float">
            <text:p>15237000</text:p>
          </table:table-cell>
          <table:table-cell office:value-type="float" office:value="17327000" calcext:value-type="float">
            <text:p>17327000</text:p>
          </table:table-cell>
          <table:table-cell office:value-type="float" office:value="16600000" calcext:value-type="float">
            <text:p>16600000</text:p>
          </table:table-cell>
          <table:table-cell office:value-type="float" office:value="16343000" calcext:value-type="float">
            <text:p>16343000</text:p>
          </table:table-cell>
          <table:table-cell office:value-type="float" office:value="17004000" calcext:value-type="float">
            <text:p>17004000</text:p>
          </table:table-cell>
          <table:table-cell office:value-type="float" office:value="18362000" calcext:value-type="float">
            <text:p>18362000</text:p>
          </table:table-cell>
          <table:table-cell office:value-type="float" office:value="15061000" calcext:value-type="float">
            <text:p>15061000</text:p>
          </table:table-cell>
          <table:table-cell office:value-type="float" office:value="17412000" calcext:value-type="float">
            <text:p>17412000</text:p>
          </table:table-cell>
          <table:table-cell office:value-type="float" office:value="12058000" calcext:value-type="float">
            <text:p>12058000</text:p>
          </table:table-cell>
          <table:table-cell office:value-type="float" office:value="12116000" calcext:value-type="float">
            <text:p>12116000</text:p>
          </table:table-cell>
          <table:table-cell office:value-type="float" office:value="18101000" calcext:value-type="float">
            <text:p>18101000</text:p>
          </table:table-cell>
          <table:table-cell office:value-type="float" office:value="17514000" calcext:value-type="float">
            <text:p>17514000</text:p>
          </table:table-cell>
          <table:table-cell office:value-type="float" office:value="18242000" calcext:value-type="float">
            <text:p>18242000</text:p>
          </table:table-cell>
          <table:table-cell office:value-type="float" office:value="12267000" calcext:value-type="float">
            <text:p>12267000</text:p>
          </table:table-cell>
          <table:table-cell office:value-type="float" office:value="16751000" calcext:value-type="float">
            <text:p>16751000</text:p>
          </table:table-cell>
          <table:table-cell office:value-type="float" office:value="17793000" calcext:value-type="float">
            <text:p>17793000</text:p>
          </table:table-cell>
          <table:table-cell office:value-type="float" office:value="11919000" calcext:value-type="float">
            <text:p>11919000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11996000" calcext:value-type="float">
            <text:p>11996000</text:p>
          </table:table-cell>
          <table:table-cell office:value-type="float" office:value="17757000" calcext:value-type="float">
            <text:p>17757000</text:p>
          </table:table-cell>
          <table:table-cell office:value-type="float" office:value="17311000" calcext:value-type="float">
            <text:p>17311000</text:p>
          </table:table-cell>
          <table:table-cell office:value-type="float" office:value="11880000" calcext:value-type="float">
            <text:p>11880000</text:p>
          </table:table-cell>
          <table:table-cell office:value-type="float" office:value="14929000" calcext:value-type="float">
            <text:p>14929000</text:p>
          </table:table-cell>
          <table:table-cell office:value-type="float" office:value="16100000" calcext:value-type="float">
            <text:p>16100000</text:p>
          </table:table-cell>
          <table:table-cell office:value-type="float" office:value="17575000" calcext:value-type="float">
            <text:p>17575000</text:p>
          </table:table-cell>
          <table:table-cell office:value-type="float" office:value="14978000" calcext:value-type="float">
            <text:p>14978000</text:p>
          </table:table-cell>
          <table:table-cell office:value-type="float" office:value="16108000" calcext:value-type="float">
            <text:p>16108000</text:p>
          </table:table-cell>
          <table:table-cell office:value-type="float" office:value="15109000" calcext:value-type="float">
            <text:p>15109000</text:p>
          </table:table-cell>
          <table:table-cell office:value-type="float" office:value="15682000" calcext:value-type="float">
            <text:p>15682000</text:p>
          </table:table-cell>
          <table:table-cell office:value-type="float" office:value="16736000" calcext:value-type="float">
            <text:p>16736000</text:p>
          </table:table-cell>
          <table:table-cell office:value-type="float" office:value="17174000" calcext:value-type="float">
            <text:p>17174000</text:p>
          </table:table-cell>
          <table:table-cell office:value-type="float" office:value="16758000" calcext:value-type="float">
            <text:p>16758000</text:p>
          </table:table-cell>
          <table:table-cell office:value-type="float" office:value="17079000" calcext:value-type="float">
            <text:p>17079000</text:p>
          </table:table-cell>
          <table:table-cell office:value-type="float" office:value="17608000" calcext:value-type="float">
            <text:p>17608000</text:p>
          </table:table-cell>
          <table:table-cell office:value-type="float" office:value="17905000" calcext:value-type="float">
            <text:p>17905000</text:p>
          </table:table-cell>
          <table:table-cell office:value-type="float" office:value="18202000" calcext:value-type="float">
            <text:p>18202000</text:p>
          </table:table-cell>
          <table:table-cell office:value-type="float" office:value="15357000" calcext:value-type="float">
            <text:p>15357000</text:p>
          </table:table-cell>
          <table:table-cell office:value-type="float" office:value="16576000" calcext:value-type="float">
            <text:p>16576000</text:p>
          </table:table-cell>
          <table:table-cell office:value-type="float" office:value="16346000" calcext:value-type="float">
            <text:p>16346000</text:p>
          </table:table-cell>
          <table:table-cell office:value-type="float" office:value="17951000" calcext:value-type="float">
            <text:p>17951000</text:p>
          </table:table-cell>
          <table:table-cell office:value-type="float" office:value="15213000" calcext:value-type="float">
            <text:p>15213000</text:p>
          </table:table-cell>
          <table:table-cell office:value-type="float" office:value="16176000" calcext:value-type="float">
            <text:p>16176000</text:p>
          </table:table-cell>
          <table:table-cell office:value-type="float" office:value="18098000" calcext:value-type="float">
            <text:p>18098000</text:p>
          </table:table-cell>
          <table:table-cell office:value-type="float" office:value="12105000" calcext:value-type="float">
            <text:p>12105000</text:p>
          </table:table-cell>
          <table:table-cell office:value-type="float" office:value="18182000" calcext:value-type="float">
            <text:p>18182000</text:p>
          </table:table-cell>
          <table:table-cell office:value-type="float" office:value="15885000" calcext:value-type="float">
            <text:p>15885000</text:p>
          </table:table-cell>
          <table:table-cell office:value-type="float" office:value="17881000" calcext:value-type="float">
            <text:p>17881000</text:p>
          </table:table-cell>
          <table:table-cell office:value-type="float" office:value="16868000" calcext:value-type="float">
            <text:p>16868000</text:p>
          </table:table-cell>
          <table:table-cell office:value-type="float" office:value="18364000" calcext:value-type="float">
            <text:p>18364000</text:p>
          </table:table-cell>
          <table:table-cell office:value-type="float" office:value="14951000" calcext:value-type="float">
            <text:p>14951000</text:p>
          </table:table-cell>
          <table:table-cell office:value-type="float" office:value="15201000" calcext:value-type="float">
            <text:p>15201000</text:p>
          </table:table-cell>
          <table:table-cell office:value-type="float" office:value="16017000" calcext:value-type="float">
            <text:p>16017000</text:p>
          </table:table-cell>
          <table:table-cell office:value-type="float" office:value="16402000" calcext:value-type="float">
            <text:p>16402000</text:p>
          </table:table-cell>
          <table:table-cell office:value-type="float" office:value="16568000" calcext:value-type="float">
            <text:p>16568000</text:p>
          </table:table-cell>
          <table:table-cell office:value-type="float" office:value="14747000" calcext:value-type="float">
            <text:p>14747000</text:p>
          </table:table-cell>
          <table:table-cell office:value-type="float" office:value="17749000" calcext:value-type="float">
            <text:p>17749000</text:p>
          </table:table-cell>
          <table:table-cell office:value-type="float" office:value="15260000" calcext:value-type="float">
            <text:p>15260000</text:p>
          </table:table-cell>
          <table:table-cell office:value-type="float" office:value="18425000" calcext:value-type="float">
            <text:p>18425000</text:p>
          </table:table-cell>
          <table:table-cell office:value-type="float" office:value="17185000" calcext:value-type="float">
            <text:p>17185000</text:p>
          </table:table-cell>
          <table:table-cell office:value-type="float" office:value="16808000" calcext:value-type="float">
            <text:p>16808000</text:p>
          </table:table-cell>
          <table:table-cell office:value-type="float" office:value="15630000" calcext:value-type="float">
            <text:p>15630000</text:p>
          </table:table-cell>
          <table:table-cell office:value-type="float" office:value="16429000" calcext:value-type="float">
            <text:p>16429000</text:p>
          </table:table-cell>
          <table:table-cell office:value-type="float" office:value="16496000" calcext:value-type="float">
            <text:p>16496000</text:p>
          </table:table-cell>
          <table:table-cell office:value-type="float" office:value="15914000" calcext:value-type="float">
            <text:p>15914000</text:p>
          </table:table-cell>
          <table:table-cell office:value-type="float" office:value="16168000" calcext:value-type="float">
            <text:p>16168000</text:p>
          </table:table-cell>
          <table:table-cell office:value-type="float" office:value="16669000" calcext:value-type="float">
            <text:p>16669000</text:p>
          </table:table-cell>
          <table:table-cell office:value-type="float" office:value="17206000" calcext:value-type="float">
            <text:p>17206000</text:p>
          </table:table-cell>
          <table:table-cell office:value-type="float" office:value="16382000" calcext:value-type="float">
            <text:p>16382000</text:p>
          </table:table-cell>
          <table:table-cell office:value-type="float" office:value="15162000" calcext:value-type="float">
            <text:p>15162000</text:p>
          </table:table-cell>
          <table:table-cell office:value-type="float" office:value="11841000" calcext:value-type="float">
            <text:p>1184100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AVERAGE([.A40:.CV40])" office:value-type="float" office:value="16086810" calcext:value-type="float">
            <text:p>16086810</text:p>
          </table:table-cell>
        </table:table-row>
        <table:table-row table:style-name="ro1">
          <table:table-cell office:value-type="float" office:value="19012000" calcext:value-type="float">
            <text:p>19012000</text:p>
          </table:table-cell>
          <table:table-cell office:value-type="float" office:value="16656000" calcext:value-type="float">
            <text:p>16656000</text:p>
          </table:table-cell>
          <table:table-cell office:value-type="float" office:value="17811000" calcext:value-type="float">
            <text:p>17811000</text:p>
          </table:table-cell>
          <table:table-cell office:value-type="float" office:value="16368000" calcext:value-type="float">
            <text:p>16368000</text:p>
          </table:table-cell>
          <table:table-cell office:value-type="float" office:value="15846000" calcext:value-type="float">
            <text:p>15846000</text:p>
          </table:table-cell>
          <table:table-cell office:value-type="float" office:value="17511000" calcext:value-type="float">
            <text:p>17511000</text:p>
          </table:table-cell>
          <table:table-cell office:value-type="float" office:value="16911000" calcext:value-type="float">
            <text:p>16911000</text:p>
          </table:table-cell>
          <table:table-cell office:value-type="float" office:value="18551000" calcext:value-type="float">
            <text:p>18551000</text:p>
          </table:table-cell>
          <table:table-cell office:value-type="float" office:value="12725000" calcext:value-type="float">
            <text:p>12725000</text:p>
          </table:table-cell>
          <table:table-cell office:value-type="float" office:value="16669000" calcext:value-type="float">
            <text:p>16669000</text:p>
          </table:table-cell>
          <table:table-cell office:value-type="float" office:value="16617000" calcext:value-type="float">
            <text:p>16617000</text:p>
          </table:table-cell>
          <table:table-cell office:value-type="float" office:value="16264000" calcext:value-type="float">
            <text:p>16264000</text:p>
          </table:table-cell>
          <table:table-cell office:value-type="float" office:value="18042000" calcext:value-type="float">
            <text:p>18042000</text:p>
          </table:table-cell>
          <table:table-cell office:value-type="float" office:value="17149000" calcext:value-type="float">
            <text:p>17149000</text:p>
          </table:table-cell>
          <table:table-cell office:value-type="float" office:value="17914000" calcext:value-type="float">
            <text:p>17914000</text:p>
          </table:table-cell>
          <table:table-cell office:value-type="float" office:value="15361000" calcext:value-type="float">
            <text:p>15361000</text:p>
          </table:table-cell>
          <table:table-cell office:value-type="float" office:value="17541000" calcext:value-type="float">
            <text:p>17541000</text:p>
          </table:table-cell>
          <table:table-cell office:value-type="float" office:value="18292000" calcext:value-type="float">
            <text:p>18292000</text:p>
          </table:table-cell>
          <table:table-cell office:value-type="float" office:value="16610000" calcext:value-type="float">
            <text:p>16610000</text:p>
          </table:table-cell>
          <table:table-cell office:value-type="float" office:value="16601000" calcext:value-type="float">
            <text:p>16601000</text:p>
          </table:table-cell>
          <table:table-cell office:value-type="float" office:value="17242000" calcext:value-type="float">
            <text:p>17242000</text:p>
          </table:table-cell>
          <table:table-cell office:value-type="float" office:value="19009000" calcext:value-type="float">
            <text:p>19009000</text:p>
          </table:table-cell>
          <table:table-cell office:value-type="float" office:value="18796000" calcext:value-type="float">
            <text:p>18796000</text:p>
          </table:table-cell>
          <table:table-cell office:value-type="float" office:value="16556000" calcext:value-type="float">
            <text:p>16556000</text:p>
          </table:table-cell>
          <table:table-cell office:value-type="float" office:value="16684000" calcext:value-type="float">
            <text:p>16684000</text:p>
          </table:table-cell>
          <table:table-cell office:value-type="float" office:value="15265000" calcext:value-type="float">
            <text:p>15265000</text:p>
          </table:table-cell>
          <table:table-cell office:value-type="float" office:value="17567000" calcext:value-type="float">
            <text:p>17567000</text:p>
          </table:table-cell>
          <table:table-cell office:value-type="float" office:value="17061000" calcext:value-type="float">
            <text:p>17061000</text:p>
          </table:table-cell>
          <table:table-cell office:value-type="float" office:value="17850000" calcext:value-type="float">
            <text:p>17850000</text:p>
          </table:table-cell>
          <table:table-cell office:value-type="float" office:value="12649000" calcext:value-type="float">
            <text:p>12649000</text:p>
          </table:table-cell>
          <table:table-cell office:value-type="float" office:value="16784000" calcext:value-type="float">
            <text:p>16784000</text:p>
          </table:table-cell>
          <table:table-cell office:value-type="float" office:value="18787000" calcext:value-type="float">
            <text:p>18787000</text:p>
          </table:table-cell>
          <table:table-cell office:value-type="float" office:value="17724000" calcext:value-type="float">
            <text:p>17724000</text:p>
          </table:table-cell>
          <table:table-cell office:value-type="float" office:value="18683000" calcext:value-type="float">
            <text:p>18683000</text:p>
          </table:table-cell>
          <table:table-cell office:value-type="float" office:value="15712000" calcext:value-type="float">
            <text:p>15712000</text:p>
          </table:table-cell>
          <table:table-cell office:value-type="float" office:value="15927000" calcext:value-type="float">
            <text:p>15927000</text:p>
          </table:table-cell>
          <table:table-cell office:value-type="float" office:value="16585000" calcext:value-type="float">
            <text:p>16585000</text:p>
          </table:table-cell>
          <table:table-cell office:value-type="float" office:value="17095000" calcext:value-type="float">
            <text:p>17095000</text:p>
          </table:table-cell>
          <table:table-cell office:value-type="float" office:value="17706000" calcext:value-type="float">
            <text:p>17706000</text:p>
          </table:table-cell>
          <table:table-cell office:value-type="float" office:value="16096000" calcext:value-type="float">
            <text:p>16096000</text:p>
          </table:table-cell>
          <table:table-cell office:value-type="float" office:value="15538000" calcext:value-type="float">
            <text:p>15538000</text:p>
          </table:table-cell>
          <table:table-cell office:value-type="float" office:value="16922000" calcext:value-type="float">
            <text:p>16922000</text:p>
          </table:table-cell>
          <table:table-cell office:value-type="float" office:value="18425000" calcext:value-type="float">
            <text:p>18425000</text:p>
          </table:table-cell>
          <table:table-cell office:value-type="float" office:value="16111000" calcext:value-type="float">
            <text:p>16111000</text:p>
          </table:table-cell>
          <table:table-cell office:value-type="float" office:value="16133000" calcext:value-type="float">
            <text:p>16133000</text:p>
          </table:table-cell>
          <table:table-cell office:value-type="float" office:value="19031000" calcext:value-type="float">
            <text:p>19031000</text:p>
          </table:table-cell>
          <table:table-cell office:value-type="float" office:value="19020000" calcext:value-type="float">
            <text:p>19020000</text:p>
          </table:table-cell>
          <table:table-cell office:value-type="float" office:value="18613000" calcext:value-type="float">
            <text:p>18613000</text:p>
          </table:table-cell>
          <table:table-cell office:value-type="float" office:value="18070000" calcext:value-type="float">
            <text:p>18070000</text:p>
          </table:table-cell>
          <table:table-cell office:value-type="float" office:value="16478000" calcext:value-type="float">
            <text:p>16478000</text:p>
          </table:table-cell>
          <table:table-cell office:value-type="float" office:value="16991000" calcext:value-type="float">
            <text:p>16991000</text:p>
          </table:table-cell>
          <table:table-cell office:value-type="float" office:value="16459000" calcext:value-type="float">
            <text:p>16459000</text:p>
          </table:table-cell>
          <table:table-cell office:value-type="float" office:value="17855000" calcext:value-type="float">
            <text:p>17855000</text:p>
          </table:table-cell>
          <table:table-cell office:value-type="float" office:value="17577000" calcext:value-type="float">
            <text:p>17577000</text:p>
          </table:table-cell>
          <table:table-cell office:value-type="float" office:value="17825000" calcext:value-type="float">
            <text:p>17825000</text:p>
          </table:table-cell>
          <table:table-cell office:value-type="float" office:value="17627000" calcext:value-type="float">
            <text:p>17627000</text:p>
          </table:table-cell>
          <table:table-cell office:value-type="float" office:value="18276000" calcext:value-type="float">
            <text:p>18276000</text:p>
          </table:table-cell>
          <table:table-cell office:value-type="float" office:value="19181000" calcext:value-type="float">
            <text:p>19181000</text:p>
          </table:table-cell>
          <table:table-cell office:value-type="float" office:value="16262000" calcext:value-type="float">
            <text:p>16262000</text:p>
          </table:table-cell>
          <table:table-cell office:value-type="float" office:value="16776000" calcext:value-type="float">
            <text:p>16776000</text:p>
          </table:table-cell>
          <table:table-cell office:value-type="float" office:value="17787000" calcext:value-type="float">
            <text:p>17787000</text:p>
          </table:table-cell>
          <table:table-cell office:value-type="float" office:value="17638000" calcext:value-type="float">
            <text:p>17638000</text:p>
          </table:table-cell>
          <table:table-cell office:value-type="float" office:value="18232000" calcext:value-type="float">
            <text:p>18232000</text:p>
          </table:table-cell>
          <table:table-cell office:value-type="float" office:value="18339000" calcext:value-type="float">
            <text:p>18339000</text:p>
          </table:table-cell>
          <table:table-cell office:value-type="float" office:value="18783000" calcext:value-type="float">
            <text:p>18783000</text:p>
          </table:table-cell>
          <table:table-cell office:value-type="float" office:value="17267000" calcext:value-type="float">
            <text:p>17267000</text:p>
          </table:table-cell>
          <table:table-cell office:value-type="float" office:value="18351000" calcext:value-type="float">
            <text:p>18351000</text:p>
          </table:table-cell>
          <table:table-cell office:value-type="float" office:value="18635000" calcext:value-type="float">
            <text:p>18635000</text:p>
          </table:table-cell>
          <table:table-cell office:value-type="float" office:value="16929000" calcext:value-type="float">
            <text:p>16929000</text:p>
          </table:table-cell>
          <table:table-cell office:value-type="float" office:value="15772000" calcext:value-type="float">
            <text:p>15772000</text:p>
          </table:table-cell>
          <table:table-cell office:value-type="float" office:value="18509000" calcext:value-type="float">
            <text:p>18509000</text:p>
          </table:table-cell>
          <table:table-cell office:value-type="float" office:value="18044000" calcext:value-type="float">
            <text:p>18044000</text:p>
          </table:table-cell>
          <table:table-cell office:value-type="float" office:value="15981000" calcext:value-type="float">
            <text:p>15981000</text:p>
          </table:table-cell>
          <table:table-cell office:value-type="float" office:value="18952000" calcext:value-type="float">
            <text:p>18952000</text:p>
          </table:table-cell>
          <table:table-cell office:value-type="float" office:value="18485000" calcext:value-type="float">
            <text:p>18485000</text:p>
          </table:table-cell>
          <table:table-cell office:value-type="float" office:value="17732000" calcext:value-type="float">
            <text:p>17732000</text:p>
          </table:table-cell>
          <table:table-cell office:value-type="float" office:value="16454000" calcext:value-type="float">
            <text:p>16454000</text:p>
          </table:table-cell>
          <table:table-cell office:value-type="float" office:value="18730000" calcext:value-type="float">
            <text:p>18730000</text:p>
          </table:table-cell>
          <table:table-cell office:value-type="float" office:value="18813000" calcext:value-type="float">
            <text:p>18813000</text:p>
          </table:table-cell>
          <table:table-cell office:value-type="float" office:value="16626000" calcext:value-type="float">
            <text:p>16626000</text:p>
          </table:table-cell>
          <table:table-cell office:value-type="float" office:value="18428000" calcext:value-type="float">
            <text:p>18428000</text:p>
          </table:table-cell>
          <table:table-cell office:value-type="float" office:value="18510000" calcext:value-type="float">
            <text:p>18510000</text:p>
          </table:table-cell>
          <table:table-cell office:value-type="float" office:value="15652000" calcext:value-type="float">
            <text:p>15652000</text:p>
          </table:table-cell>
          <table:table-cell office:value-type="float" office:value="17735000" calcext:value-type="float">
            <text:p>17735000</text:p>
          </table:table-cell>
          <table:table-cell office:value-type="float" office:value="19162000" calcext:value-type="float">
            <text:p>19162000</text:p>
          </table:table-cell>
          <table:table-cell office:value-type="float" office:value="18791000" calcext:value-type="float">
            <text:p>18791000</text:p>
          </table:table-cell>
          <table:table-cell office:value-type="float" office:value="16552000" calcext:value-type="float">
            <text:p>16552000</text:p>
          </table:table-cell>
          <table:table-cell office:value-type="float" office:value="18295000" calcext:value-type="float">
            <text:p>18295000</text:p>
          </table:table-cell>
          <table:table-cell office:value-type="float" office:value="16564000" calcext:value-type="float">
            <text:p>16564000</text:p>
          </table:table-cell>
          <table:table-cell office:value-type="float" office:value="18793000" calcext:value-type="float">
            <text:p>18793000</text:p>
          </table:table-cell>
          <table:table-cell office:value-type="float" office:value="17282000" calcext:value-type="float">
            <text:p>17282000</text:p>
          </table:table-cell>
          <table:table-cell office:value-type="float" office:value="17992000" calcext:value-type="float">
            <text:p>17992000</text:p>
          </table:table-cell>
          <table:table-cell office:value-type="float" office:value="18956000" calcext:value-type="float">
            <text:p>18956000</text:p>
          </table:table-cell>
          <table:table-cell office:value-type="float" office:value="17112000" calcext:value-type="float">
            <text:p>17112000</text:p>
          </table:table-cell>
          <table:table-cell office:value-type="float" office:value="18140000" calcext:value-type="float">
            <text:p>18140000</text:p>
          </table:table-cell>
          <table:table-cell office:value-type="float" office:value="17770000" calcext:value-type="float">
            <text:p>17770000</text:p>
          </table:table-cell>
          <table:table-cell office:value-type="float" office:value="15883000" calcext:value-type="float">
            <text:p>15883000</text:p>
          </table:table-cell>
          <table:table-cell office:value-type="float" office:value="16688000" calcext:value-type="float">
            <text:p>16688000</text:p>
          </table:table-cell>
          <table:table-cell office:value-type="float" office:value="18554000" calcext:value-type="float">
            <text:p>18554000</text:p>
          </table:table-cell>
          <table:table-cell office:value-type="float" office:value="15608000" calcext:value-type="float">
            <text:p>1560800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AVERAGE([.A41:.CV41])" office:value-type="float" office:value="17359250" calcext:value-type="float">
            <text:p>17359250</text:p>
          </table:table-cell>
        </table:table-row>
        <table:table-row table:style-name="ro1">
          <table:table-cell office:value-type="float" office:value="17629000" calcext:value-type="float">
            <text:p>17629000</text:p>
          </table:table-cell>
          <table:table-cell office:value-type="float" office:value="17048000" calcext:value-type="float">
            <text:p>17048000</text:p>
          </table:table-cell>
          <table:table-cell office:value-type="float" office:value="17458000" calcext:value-type="float">
            <text:p>17458000</text:p>
          </table:table-cell>
          <table:table-cell office:value-type="float" office:value="18590000" calcext:value-type="float">
            <text:p>18590000</text:p>
          </table:table-cell>
          <table:table-cell office:value-type="float" office:value="17510000" calcext:value-type="float">
            <text:p>17510000</text:p>
          </table:table-cell>
          <table:table-cell office:value-type="float" office:value="19372000" calcext:value-type="float">
            <text:p>19372000</text:p>
          </table:table-cell>
          <table:table-cell office:value-type="float" office:value="17180000" calcext:value-type="float">
            <text:p>17180000</text:p>
          </table:table-cell>
          <table:table-cell office:value-type="float" office:value="17987000" calcext:value-type="float">
            <text:p>17987000</text:p>
          </table:table-cell>
          <table:table-cell office:value-type="float" office:value="18421000" calcext:value-type="float">
            <text:p>18421000</text:p>
          </table:table-cell>
          <table:table-cell office:value-type="float" office:value="19449000" calcext:value-type="float">
            <text:p>19449000</text:p>
          </table:table-cell>
          <table:table-cell office:value-type="float" office:value="15855000" calcext:value-type="float">
            <text:p>15855000</text:p>
          </table:table-cell>
          <table:table-cell office:value-type="float" office:value="15729000" calcext:value-type="float">
            <text:p>15729000</text:p>
          </table:table-cell>
          <table:table-cell office:value-type="float" office:value="16067000" calcext:value-type="float">
            <text:p>16067000</text:p>
          </table:table-cell>
          <table:table-cell office:value-type="float" office:value="18089000" calcext:value-type="float">
            <text:p>18089000</text:p>
          </table:table-cell>
          <table:table-cell office:value-type="float" office:value="18647000" calcext:value-type="float">
            <text:p>18647000</text:p>
          </table:table-cell>
          <table:table-cell office:value-type="float" office:value="19711000" calcext:value-type="float">
            <text:p>19711000</text:p>
          </table:table-cell>
          <table:table-cell office:value-type="float" office:value="18819000" calcext:value-type="float">
            <text:p>18819000</text:p>
          </table:table-cell>
          <table:table-cell office:value-type="float" office:value="16386000" calcext:value-type="float">
            <text:p>16386000</text:p>
          </table:table-cell>
          <table:table-cell office:value-type="float" office:value="19180000" calcext:value-type="float">
            <text:p>19180000</text:p>
          </table:table-cell>
          <table:table-cell office:value-type="float" office:value="17239000" calcext:value-type="float">
            <text:p>17239000</text:p>
          </table:table-cell>
          <table:table-cell office:value-type="float" office:value="16227000" calcext:value-type="float">
            <text:p>16227000</text:p>
          </table:table-cell>
          <table:table-cell office:value-type="float" office:value="15930000" calcext:value-type="float">
            <text:p>15930000</text:p>
          </table:table-cell>
          <table:table-cell office:value-type="float" office:value="18127000" calcext:value-type="float">
            <text:p>18127000</text:p>
          </table:table-cell>
          <table:table-cell office:value-type="float" office:value="18002000" calcext:value-type="float">
            <text:p>18002000</text:p>
          </table:table-cell>
          <table:table-cell office:value-type="float" office:value="18404000" calcext:value-type="float">
            <text:p>18404000</text:p>
          </table:table-cell>
          <table:table-cell office:value-type="float" office:value="17937000" calcext:value-type="float">
            <text:p>17937000</text:p>
          </table:table-cell>
          <table:table-cell office:value-type="float" office:value="17246000" calcext:value-type="float">
            <text:p>17246000</text:p>
          </table:table-cell>
          <table:table-cell office:value-type="float" office:value="19318000" calcext:value-type="float">
            <text:p>19318000</text:p>
          </table:table-cell>
          <table:table-cell office:value-type="float" office:value="17251000" calcext:value-type="float">
            <text:p>17251000</text:p>
          </table:table-cell>
          <table:table-cell office:value-type="float" office:value="17313000" calcext:value-type="float">
            <text:p>17313000</text:p>
          </table:table-cell>
          <table:table-cell office:value-type="float" office:value="17056000" calcext:value-type="float">
            <text:p>17056000</text:p>
          </table:table-cell>
          <table:table-cell office:value-type="float" office:value="17872000" calcext:value-type="float">
            <text:p>17872000</text:p>
          </table:table-cell>
          <table:table-cell office:value-type="float" office:value="18453000" calcext:value-type="float">
            <text:p>18453000</text:p>
          </table:table-cell>
          <table:table-cell office:value-type="float" office:value="18568000" calcext:value-type="float">
            <text:p>18568000</text:p>
          </table:table-cell>
          <table:table-cell office:value-type="float" office:value="19384000" calcext:value-type="float">
            <text:p>19384000</text:p>
          </table:table-cell>
          <table:table-cell office:value-type="float" office:value="16818000" calcext:value-type="float">
            <text:p>16818000</text:p>
          </table:table-cell>
          <table:table-cell office:value-type="float" office:value="16827000" calcext:value-type="float">
            <text:p>16827000</text:p>
          </table:table-cell>
          <table:table-cell office:value-type="float" office:value="18629000" calcext:value-type="float">
            <text:p>18629000</text:p>
          </table:table-cell>
          <table:table-cell office:value-type="float" office:value="17173000" calcext:value-type="float">
            <text:p>17173000</text:p>
          </table:table-cell>
          <table:table-cell office:value-type="float" office:value="12942000" calcext:value-type="float">
            <text:p>12942000</text:p>
          </table:table-cell>
          <table:table-cell office:value-type="float" office:value="17230000" calcext:value-type="float">
            <text:p>17230000</text:p>
          </table:table-cell>
          <table:table-cell office:value-type="float" office:value="18019000" calcext:value-type="float">
            <text:p>18019000</text:p>
          </table:table-cell>
          <table:table-cell office:value-type="float" office:value="17610000" calcext:value-type="float">
            <text:p>17610000</text:p>
          </table:table-cell>
          <table:table-cell office:value-type="float" office:value="19035000" calcext:value-type="float">
            <text:p>19035000</text:p>
          </table:table-cell>
          <table:table-cell office:value-type="float" office:value="18651000" calcext:value-type="float">
            <text:p>18651000</text:p>
          </table:table-cell>
          <table:table-cell office:value-type="float" office:value="17231000" calcext:value-type="float">
            <text:p>17231000</text:p>
          </table:table-cell>
          <table:table-cell office:value-type="float" office:value="19246000" calcext:value-type="float">
            <text:p>19246000</text:p>
          </table:table-cell>
          <table:table-cell office:value-type="float" office:value="19607000" calcext:value-type="float">
            <text:p>19607000</text:p>
          </table:table-cell>
          <table:table-cell office:value-type="float" office:value="15469000" calcext:value-type="float">
            <text:p>15469000</text:p>
          </table:table-cell>
          <table:table-cell office:value-type="float" office:value="16212000" calcext:value-type="float">
            <text:p>16212000</text:p>
          </table:table-cell>
          <table:table-cell office:value-type="float" office:value="15954000" calcext:value-type="float">
            <text:p>15954000</text:p>
          </table:table-cell>
          <table:table-cell office:value-type="float" office:value="18032000" calcext:value-type="float">
            <text:p>18032000</text:p>
          </table:table-cell>
          <table:table-cell office:value-type="float" office:value="18221000" calcext:value-type="float">
            <text:p>18221000</text:p>
          </table:table-cell>
          <table:table-cell office:value-type="float" office:value="18749000" calcext:value-type="float">
            <text:p>18749000</text:p>
          </table:table-cell>
          <table:table-cell office:value-type="float" office:value="17271000" calcext:value-type="float">
            <text:p>17271000</text:p>
          </table:table-cell>
          <table:table-cell office:value-type="float" office:value="18614000" calcext:value-type="float">
            <text:p>18614000</text:p>
          </table:table-cell>
          <table:table-cell office:value-type="float" office:value="19389000" calcext:value-type="float">
            <text:p>1938900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9455000" calcext:value-type="float">
            <text:p>19455000</text:p>
          </table:table-cell>
          <table:table-cell office:value-type="float" office:value="17806000" calcext:value-type="float">
            <text:p>17806000</text:p>
          </table:table-cell>
          <table:table-cell office:value-type="float" office:value="18018000" calcext:value-type="float">
            <text:p>18018000</text:p>
          </table:table-cell>
          <table:table-cell office:value-type="float" office:value="17113000" calcext:value-type="float">
            <text:p>17113000</text:p>
          </table:table-cell>
          <table:table-cell office:value-type="float" office:value="18733000" calcext:value-type="float">
            <text:p>18733000</text:p>
          </table:table-cell>
          <table:table-cell office:value-type="float" office:value="17491000" calcext:value-type="float">
            <text:p>17491000</text:p>
          </table:table-cell>
          <table:table-cell office:value-type="float" office:value="16792000" calcext:value-type="float">
            <text:p>16792000</text:p>
          </table:table-cell>
          <table:table-cell office:value-type="float" office:value="15952000" calcext:value-type="float">
            <text:p>15952000</text:p>
          </table:table-cell>
          <table:table-cell office:value-type="float" office:value="18692000" calcext:value-type="float">
            <text:p>18692000</text:p>
          </table:table-cell>
          <table:table-cell office:value-type="float" office:value="12991000" calcext:value-type="float">
            <text:p>12991000</text:p>
          </table:table-cell>
          <table:table-cell office:value-type="float" office:value="18612000" calcext:value-type="float">
            <text:p>18612000</text:p>
          </table:table-cell>
          <table:table-cell office:value-type="float" office:value="16360000" calcext:value-type="float">
            <text:p>16360000</text:p>
          </table:table-cell>
          <table:table-cell office:value-type="float" office:value="18059000" calcext:value-type="float">
            <text:p>18059000</text:p>
          </table:table-cell>
          <table:table-cell office:value-type="float" office:value="15531000" calcext:value-type="float">
            <text:p>15531000</text:p>
          </table:table-cell>
          <table:table-cell office:value-type="float" office:value="15781000" calcext:value-type="float">
            <text:p>15781000</text:p>
          </table:table-cell>
          <table:table-cell office:value-type="float" office:value="16101000" calcext:value-type="float">
            <text:p>16101000</text:p>
          </table:table-cell>
          <table:table-cell office:value-type="float" office:value="12897000" calcext:value-type="float">
            <text:p>12897000</text:p>
          </table:table-cell>
          <table:table-cell office:value-type="float" office:value="16305000" calcext:value-type="float">
            <text:p>16305000</text:p>
          </table:table-cell>
          <table:table-cell office:value-type="float" office:value="17459000" calcext:value-type="float">
            <text:p>17459000</text:p>
          </table:table-cell>
          <table:table-cell office:value-type="float" office:value="16839000" calcext:value-type="float">
            <text:p>16839000</text:p>
          </table:table-cell>
          <table:table-cell office:value-type="float" office:value="17505000" calcext:value-type="float">
            <text:p>17505000</text:p>
          </table:table-cell>
          <table:table-cell office:value-type="float" office:value="19247000" calcext:value-type="float">
            <text:p>19247000</text:p>
          </table:table-cell>
          <table:table-cell office:value-type="float" office:value="16298000" calcext:value-type="float">
            <text:p>16298000</text:p>
          </table:table-cell>
          <table:table-cell office:value-type="float" office:value="17164000" calcext:value-type="float">
            <text:p>17164000</text:p>
          </table:table-cell>
          <table:table-cell office:value-type="float" office:value="18416000" calcext:value-type="float">
            <text:p>18416000</text:p>
          </table:table-cell>
          <table:table-cell office:value-type="float" office:value="17974000" calcext:value-type="float">
            <text:p>17974000</text:p>
          </table:table-cell>
          <table:table-cell office:value-type="float" office:value="19140000" calcext:value-type="float">
            <text:p>19140000</text:p>
          </table:table-cell>
          <table:table-cell office:value-type="float" office:value="15947000" calcext:value-type="float">
            <text:p>15947000</text:p>
          </table:table-cell>
          <table:table-cell office:value-type="float" office:value="15857000" calcext:value-type="float">
            <text:p>15857000</text:p>
          </table:table-cell>
          <table:table-cell office:value-type="float" office:value="17928000" calcext:value-type="float">
            <text:p>17928000</text:p>
          </table:table-cell>
          <table:table-cell office:value-type="float" office:value="12931000" calcext:value-type="float">
            <text:p>12931000</text:p>
          </table:table-cell>
          <table:table-cell office:value-type="float" office:value="14385000" calcext:value-type="float">
            <text:p>14385000</text:p>
          </table:table-cell>
          <table:table-cell office:value-type="float" office:value="15719000" calcext:value-type="float">
            <text:p>15719000</text:p>
          </table:table-cell>
          <table:table-cell office:value-type="float" office:value="17968000" calcext:value-type="float">
            <text:p>17968000</text:p>
          </table:table-cell>
          <table:table-cell office:value-type="float" office:value="16451000" calcext:value-type="float">
            <text:p>16451000</text:p>
          </table:table-cell>
          <table:table-cell office:value-type="float" office:value="16683000" calcext:value-type="float">
            <text:p>16683000</text:p>
          </table:table-cell>
          <table:table-cell office:value-type="float" office:value="18015000" calcext:value-type="float">
            <text:p>18015000</text:p>
          </table:table-cell>
          <table:table-cell office:value-type="float" office:value="17824000" calcext:value-type="float">
            <text:p>17824000</text:p>
          </table:table-cell>
          <table:table-cell office:value-type="float" office:value="17700000" calcext:value-type="float">
            <text:p>17700000</text:p>
          </table:table-cell>
          <table:table-cell office:value-type="float" office:value="17991000" calcext:value-type="float">
            <text:p>17991000</text:p>
          </table:table-cell>
          <table:table-cell office:value-type="float" office:value="17805000" calcext:value-type="float">
            <text:p>17805000</text:p>
          </table:table-cell>
          <table:table-cell office:value-type="float" office:value="19177000" calcext:value-type="float">
            <text:p>19177000</text:p>
          </table:table-cell>
          <table:table-cell/>
          <table:table-cell office:value-type="float" office:value="66" calcext:value-type="float">
            <text:p>66</text:p>
          </table:table-cell>
          <table:table-cell table:formula="of:=AVERAGE([.A42:.CV42])" office:value-type="float" office:value="17435050" calcext:value-type="float">
            <text:p>17435050</text:p>
          </table:table-cell>
        </table:table-row>
        <table:table-row table:style-name="ro1">
          <table:table-cell office:value-type="float" office:value="16257000" calcext:value-type="float">
            <text:p>16257000</text:p>
          </table:table-cell>
          <table:table-cell office:value-type="float" office:value="16561000" calcext:value-type="float">
            <text:p>16561000</text:p>
          </table:table-cell>
          <table:table-cell office:value-type="float" office:value="17054000" calcext:value-type="float">
            <text:p>17054000</text:p>
          </table:table-cell>
          <table:table-cell office:value-type="float" office:value="13178000" calcext:value-type="float">
            <text:p>13178000</text:p>
          </table:table-cell>
          <table:table-cell office:value-type="float" office:value="17784000" calcext:value-type="float">
            <text:p>17784000</text:p>
          </table:table-cell>
          <table:table-cell office:value-type="float" office:value="13316000" calcext:value-type="float">
            <text:p>13316000</text:p>
          </table:table-cell>
          <table:table-cell office:value-type="float" office:value="17472000" calcext:value-type="float">
            <text:p>17472000</text:p>
          </table:table-cell>
          <table:table-cell office:value-type="float" office:value="17806000" calcext:value-type="float">
            <text:p>17806000</text:p>
          </table:table-cell>
          <table:table-cell office:value-type="float" office:value="16500000" calcext:value-type="float">
            <text:p>16500000</text:p>
          </table:table-cell>
          <table:table-cell office:value-type="float" office:value="17270000" calcext:value-type="float">
            <text:p>17270000</text:p>
          </table:table-cell>
          <table:table-cell office:value-type="float" office:value="16456000" calcext:value-type="float">
            <text:p>16456000</text:p>
          </table:table-cell>
          <table:table-cell office:value-type="float" office:value="17029000" calcext:value-type="float">
            <text:p>17029000</text:p>
          </table:table-cell>
          <table:table-cell office:value-type="float" office:value="19329000" calcext:value-type="float">
            <text:p>19329000</text:p>
          </table:table-cell>
          <table:table-cell office:value-type="float" office:value="17747000" calcext:value-type="float">
            <text:p>17747000</text:p>
          </table:table-cell>
          <table:table-cell office:value-type="float" office:value="13192000" calcext:value-type="float">
            <text:p>13192000</text:p>
          </table:table-cell>
          <table:table-cell office:value-type="float" office:value="13348000" calcext:value-type="float">
            <text:p>13348000</text:p>
          </table:table-cell>
          <table:table-cell office:value-type="float" office:value="16659000" calcext:value-type="float">
            <text:p>16659000</text:p>
          </table:table-cell>
          <table:table-cell office:value-type="float" office:value="13516000" calcext:value-type="float">
            <text:p>13516000</text:p>
          </table:table-cell>
          <table:table-cell office:value-type="float" office:value="16326000" calcext:value-type="float">
            <text:p>16326000</text:p>
          </table:table-cell>
          <table:table-cell office:value-type="float" office:value="17834000" calcext:value-type="float">
            <text:p>17834000</text:p>
          </table:table-cell>
          <table:table-cell office:value-type="float" office:value="17619000" calcext:value-type="float">
            <text:p>17619000</text:p>
          </table:table-cell>
          <table:table-cell office:value-type="float" office:value="19040000" calcext:value-type="float">
            <text:p>19040000</text:p>
          </table:table-cell>
          <table:table-cell office:value-type="float" office:value="18845000" calcext:value-type="float">
            <text:p>18845000</text:p>
          </table:table-cell>
          <table:table-cell office:value-type="float" office:value="17285000" calcext:value-type="float">
            <text:p>17285000</text:p>
          </table:table-cell>
          <table:table-cell office:value-type="float" office:value="19073000" calcext:value-type="float">
            <text:p>19073000</text:p>
          </table:table-cell>
          <table:table-cell office:value-type="float" office:value="17630000" calcext:value-type="float">
            <text:p>17630000</text:p>
          </table:table-cell>
          <table:table-cell office:value-type="float" office:value="19072000" calcext:value-type="float">
            <text:p>19072000</text:p>
          </table:table-cell>
          <table:table-cell office:value-type="float" office:value="13087000" calcext:value-type="float">
            <text:p>13087000</text:p>
          </table:table-cell>
          <table:table-cell office:value-type="float" office:value="13164000" calcext:value-type="float">
            <text:p>13164000</text:p>
          </table:table-cell>
          <table:table-cell office:value-type="float" office:value="16598000" calcext:value-type="float">
            <text:p>16598000</text:p>
          </table:table-cell>
          <table:table-cell office:value-type="float" office:value="17576000" calcext:value-type="float">
            <text:p>17576000</text:p>
          </table:table-cell>
          <table:table-cell office:value-type="float" office:value="17453000" calcext:value-type="float">
            <text:p>17453000</text:p>
          </table:table-cell>
          <table:table-cell office:value-type="float" office:value="18143000" calcext:value-type="float">
            <text:p>18143000</text:p>
          </table:table-cell>
          <table:table-cell office:value-type="float" office:value="13267000" calcext:value-type="float">
            <text:p>13267000</text:p>
          </table:table-cell>
          <table:table-cell office:value-type="float" office:value="16931000" calcext:value-type="float">
            <text:p>16931000</text:p>
          </table:table-cell>
          <table:table-cell office:value-type="float" office:value="17593000" calcext:value-type="float">
            <text:p>17593000</text:p>
          </table:table-cell>
          <table:table-cell office:value-type="float" office:value="16080000" calcext:value-type="float">
            <text:p>16080000</text:p>
          </table:table-cell>
          <table:table-cell office:value-type="float" office:value="13234000" calcext:value-type="float">
            <text:p>13234000</text:p>
          </table:table-cell>
          <table:table-cell office:value-type="float" office:value="18085000" calcext:value-type="float">
            <text:p>18085000</text:p>
          </table:table-cell>
          <table:table-cell office:value-type="float" office:value="14664000" calcext:value-type="float">
            <text:p>14664000</text:p>
          </table:table-cell>
          <table:table-cell office:value-type="float" office:value="18632000" calcext:value-type="float">
            <text:p>18632000</text:p>
          </table:table-cell>
          <table:table-cell office:value-type="float" office:value="16442000" calcext:value-type="float">
            <text:p>16442000</text:p>
          </table:table-cell>
          <table:table-cell office:value-type="float" office:value="18317000" calcext:value-type="float">
            <text:p>18317000</text:p>
          </table:table-cell>
          <table:table-cell office:value-type="float" office:value="13258000" calcext:value-type="float">
            <text:p>13258000</text:p>
          </table:table-cell>
          <table:table-cell office:value-type="float" office:value="18747000" calcext:value-type="float">
            <text:p>18747000</text:p>
          </table:table-cell>
          <table:table-cell office:value-type="float" office:value="18812000" calcext:value-type="float">
            <text:p>18812000</text:p>
          </table:table-cell>
          <table:table-cell office:value-type="float" office:value="18557000" calcext:value-type="float">
            <text:p>18557000</text:p>
          </table:table-cell>
          <table:table-cell office:value-type="float" office:value="18664000" calcext:value-type="float">
            <text:p>18664000</text:p>
          </table:table-cell>
          <table:table-cell office:value-type="float" office:value="18628000" calcext:value-type="float">
            <text:p>18628000</text:p>
          </table:table-cell>
          <table:table-cell office:value-type="float" office:value="19817000" calcext:value-type="float">
            <text:p>19817000</text:p>
          </table:table-cell>
          <table:table-cell office:value-type="float" office:value="19472000" calcext:value-type="float">
            <text:p>19472000</text:p>
          </table:table-cell>
          <table:table-cell office:value-type="float" office:value="19386000" calcext:value-type="float">
            <text:p>19386000</text:p>
          </table:table-cell>
          <table:table-cell office:value-type="float" office:value="18984000" calcext:value-type="float">
            <text:p>18984000</text:p>
          </table:table-cell>
          <table:table-cell office:value-type="float" office:value="18809000" calcext:value-type="float">
            <text:p>18809000</text:p>
          </table:table-cell>
          <table:table-cell office:value-type="float" office:value="18070000" calcext:value-type="float">
            <text:p>18070000</text:p>
          </table:table-cell>
          <table:table-cell office:value-type="float" office:value="19976000" calcext:value-type="float">
            <text:p>19976000</text:p>
          </table:table-cell>
          <table:table-cell office:value-type="float" office:value="15976000" calcext:value-type="float">
            <text:p>15976000</text:p>
          </table:table-cell>
          <table:table-cell office:value-type="float" office:value="19051000" calcext:value-type="float">
            <text:p>19051000</text:p>
          </table:table-cell>
          <table:table-cell office:value-type="float" office:value="18767000" calcext:value-type="float">
            <text:p>18767000</text:p>
          </table:table-cell>
          <table:table-cell office:value-type="float" office:value="19330000" calcext:value-type="float">
            <text:p>19330000</text:p>
          </table:table-cell>
          <table:table-cell office:value-type="float" office:value="15814000" calcext:value-type="float">
            <text:p>15814000</text:p>
          </table:table-cell>
          <table:table-cell office:value-type="float" office:value="16971000" calcext:value-type="float">
            <text:p>16971000</text:p>
          </table:table-cell>
          <table:table-cell office:value-type="float" office:value="19661000" calcext:value-type="float">
            <text:p>19661000</text:p>
          </table:table-cell>
          <table:table-cell office:value-type="float" office:value="19318000" calcext:value-type="float">
            <text:p>19318000</text:p>
          </table:table-cell>
          <table:table-cell office:value-type="float" office:value="13184000" calcext:value-type="float">
            <text:p>13184000</text:p>
          </table:table-cell>
          <table:table-cell office:value-type="float" office:value="17482000" calcext:value-type="float">
            <text:p>17482000</text:p>
          </table:table-cell>
          <table:table-cell office:value-type="float" office:value="16626000" calcext:value-type="float">
            <text:p>16626000</text:p>
          </table:table-cell>
          <table:table-cell office:value-type="float" office:value="19534000" calcext:value-type="float">
            <text:p>19534000</text:p>
          </table:table-cell>
          <table:table-cell office:value-type="float" office:value="13249000" calcext:value-type="float">
            <text:p>13249000</text:p>
          </table:table-cell>
          <table:table-cell office:value-type="float" office:value="19218000" calcext:value-type="float">
            <text:p>19218000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17037000" calcext:value-type="float">
            <text:p>17037000</text:p>
          </table:table-cell>
          <table:table-cell office:value-type="float" office:value="17994000" calcext:value-type="float">
            <text:p>17994000</text:p>
          </table:table-cell>
          <table:table-cell office:value-type="float" office:value="13166000" calcext:value-type="float">
            <text:p>13166000</text:p>
          </table:table-cell>
          <table:table-cell office:value-type="float" office:value="19513000" calcext:value-type="float">
            <text:p>19513000</text:p>
          </table:table-cell>
          <table:table-cell office:value-type="float" office:value="16096000" calcext:value-type="float">
            <text:p>16096000</text:p>
          </table:table-cell>
          <table:table-cell office:value-type="float" office:value="17356000" calcext:value-type="float">
            <text:p>17356000</text:p>
          </table:table-cell>
          <table:table-cell office:value-type="float" office:value="16057000" calcext:value-type="float">
            <text:p>16057000</text:p>
          </table:table-cell>
          <table:table-cell office:value-type="float" office:value="12940000" calcext:value-type="float">
            <text:p>12940000</text:p>
          </table:table-cell>
          <table:table-cell office:value-type="float" office:value="19361000" calcext:value-type="float">
            <text:p>19361000</text:p>
          </table:table-cell>
          <table:table-cell office:value-type="float" office:value="13116000" calcext:value-type="float">
            <text:p>13116000</text:p>
          </table:table-cell>
          <table:table-cell office:value-type="float" office:value="13113000" calcext:value-type="float">
            <text:p>13113000</text:p>
          </table:table-cell>
          <table:table-cell office:value-type="float" office:value="16311000" calcext:value-type="float">
            <text:p>16311000</text:p>
          </table:table-cell>
          <table:table-cell office:value-type="float" office:value="16307000" calcext:value-type="float">
            <text:p>16307000</text:p>
          </table:table-cell>
          <table:table-cell office:value-type="float" office:value="17247000" calcext:value-type="float">
            <text:p>17247000</text:p>
          </table:table-cell>
          <table:table-cell office:value-type="float" office:value="17362000" calcext:value-type="float">
            <text:p>17362000</text:p>
          </table:table-cell>
          <table:table-cell office:value-type="float" office:value="18659000" calcext:value-type="float">
            <text:p>18659000</text:p>
          </table:table-cell>
          <table:table-cell office:value-type="float" office:value="15866000" calcext:value-type="float">
            <text:p>15866000</text:p>
          </table:table-cell>
          <table:table-cell office:value-type="float" office:value="17991000" calcext:value-type="float">
            <text:p>17991000</text:p>
          </table:table-cell>
          <table:table-cell office:value-type="float" office:value="13286000" calcext:value-type="float">
            <text:p>13286000</text:p>
          </table:table-cell>
          <table:table-cell office:value-type="float" office:value="18638000" calcext:value-type="float">
            <text:p>18638000</text:p>
          </table:table-cell>
          <table:table-cell office:value-type="float" office:value="19538000" calcext:value-type="float">
            <text:p>19538000</text:p>
          </table:table-cell>
          <table:table-cell office:value-type="float" office:value="16777000" calcext:value-type="float">
            <text:p>16777000</text:p>
          </table:table-cell>
          <table:table-cell office:value-type="float" office:value="17025000" calcext:value-type="float">
            <text:p>17025000</text:p>
          </table:table-cell>
          <table:table-cell office:value-type="float" office:value="19243000" calcext:value-type="float">
            <text:p>19243000</text:p>
          </table:table-cell>
          <table:table-cell office:value-type="float" office:value="16094000" calcext:value-type="float">
            <text:p>16094000</text:p>
          </table:table-cell>
          <table:table-cell office:value-type="float" office:value="16098000" calcext:value-type="float">
            <text:p>16098000</text:p>
          </table:table-cell>
          <table:table-cell office:value-type="float" office:value="16223000" calcext:value-type="float">
            <text:p>16223000</text:p>
          </table:table-cell>
          <table:table-cell office:value-type="float" office:value="18875000" calcext:value-type="float">
            <text:p>18875000</text:p>
          </table:table-cell>
          <table:table-cell office:value-type="float" office:value="16956000" calcext:value-type="float">
            <text:p>1695600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AVERAGE([.A43:.CV43])" office:value-type="float" office:value="16952560" calcext:value-type="float">
            <text:p>16952560</text:p>
          </table:table-cell>
        </table:table-row>
        <table:table-row table:style-name="ro1">
          <table:table-cell office:value-type="float" office:value="19498000" calcext:value-type="float">
            <text:p>19498000</text:p>
          </table:table-cell>
          <table:table-cell office:value-type="float" office:value="16995000" calcext:value-type="float">
            <text:p>16995000</text:p>
          </table:table-cell>
          <table:table-cell office:value-type="float" office:value="16526000" calcext:value-type="float">
            <text:p>16526000</text:p>
          </table:table-cell>
          <table:table-cell office:value-type="float" office:value="18636000" calcext:value-type="float">
            <text:p>18636000</text:p>
          </table:table-cell>
          <table:table-cell office:value-type="float" office:value="19436000" calcext:value-type="float">
            <text:p>19436000</text:p>
          </table:table-cell>
          <table:table-cell office:value-type="float" office:value="19202000" calcext:value-type="float">
            <text:p>19202000</text:p>
          </table:table-cell>
          <table:table-cell office:value-type="float" office:value="13248000" calcext:value-type="float">
            <text:p>13248000</text:p>
          </table:table-cell>
          <table:table-cell office:value-type="float" office:value="16431000" calcext:value-type="float">
            <text:p>16431000</text:p>
          </table:table-cell>
          <table:table-cell office:value-type="float" office:value="16017000" calcext:value-type="float">
            <text:p>16017000</text:p>
          </table:table-cell>
          <table:table-cell office:value-type="float" office:value="19995000" calcext:value-type="float">
            <text:p>19995000</text:p>
          </table:table-cell>
          <table:table-cell office:value-type="float" office:value="13207000" calcext:value-type="float">
            <text:p>13207000</text:p>
          </table:table-cell>
          <table:table-cell office:value-type="float" office:value="16736000" calcext:value-type="float">
            <text:p>16736000</text:p>
          </table:table-cell>
          <table:table-cell office:value-type="float" office:value="19802000" calcext:value-type="float">
            <text:p>19802000</text:p>
          </table:table-cell>
          <table:table-cell office:value-type="float" office:value="19654000" calcext:value-type="float">
            <text:p>19654000</text:p>
          </table:table-cell>
          <table:table-cell office:value-type="float" office:value="17833000" calcext:value-type="float">
            <text:p>17833000</text:p>
          </table:table-cell>
          <table:table-cell office:value-type="float" office:value="17855000" calcext:value-type="float">
            <text:p>17855000</text:p>
          </table:table-cell>
          <table:table-cell office:value-type="float" office:value="13506000" calcext:value-type="float">
            <text:p>13506000</text:p>
          </table:table-cell>
          <table:table-cell office:value-type="float" office:value="16782000" calcext:value-type="float">
            <text:p>16782000</text:p>
          </table:table-cell>
          <table:table-cell office:value-type="float" office:value="18523000" calcext:value-type="float">
            <text:p>18523000</text:p>
          </table:table-cell>
          <table:table-cell office:value-type="float" office:value="17985000" calcext:value-type="float">
            <text:p>17985000</text:p>
          </table:table-cell>
          <table:table-cell office:value-type="float" office:value="13631000" calcext:value-type="float">
            <text:p>13631000</text:p>
          </table:table-cell>
          <table:table-cell office:value-type="float" office:value="18639000" calcext:value-type="float">
            <text:p>18639000</text:p>
          </table:table-cell>
          <table:table-cell office:value-type="float" office:value="19505000" calcext:value-type="float">
            <text:p>19505000</text:p>
          </table:table-cell>
          <table:table-cell office:value-type="float" office:value="18964000" calcext:value-type="float">
            <text:p>18964000</text:p>
          </table:table-cell>
          <table:table-cell office:value-type="float" office:value="18190000" calcext:value-type="float">
            <text:p>18190000</text:p>
          </table:table-cell>
          <table:table-cell office:value-type="float" office:value="19237000" calcext:value-type="float">
            <text:p>19237000</text:p>
          </table:table-cell>
          <table:table-cell office:value-type="float" office:value="17933000" calcext:value-type="float">
            <text:p>17933000</text:p>
          </table:table-cell>
          <table:table-cell office:value-type="float" office:value="13354000" calcext:value-type="float">
            <text:p>13354000</text:p>
          </table:table-cell>
          <table:table-cell office:value-type="float" office:value="19402000" calcext:value-type="float">
            <text:p>19402000</text:p>
          </table:table-cell>
          <table:table-cell office:value-type="float" office:value="18801000" calcext:value-type="float">
            <text:p>18801000</text:p>
          </table:table-cell>
          <table:table-cell office:value-type="float" office:value="16866000" calcext:value-type="float">
            <text:p>16866000</text:p>
          </table:table-cell>
          <table:table-cell office:value-type="float" office:value="19429000" calcext:value-type="float">
            <text:p>19429000</text:p>
          </table:table-cell>
          <table:table-cell office:value-type="float" office:value="13536000" calcext:value-type="float">
            <text:p>13536000</text:p>
          </table:table-cell>
          <table:table-cell office:value-type="float" office:value="18942000" calcext:value-type="float">
            <text:p>18942000</text:p>
          </table:table-cell>
          <table:table-cell office:value-type="float" office:value="19799000" calcext:value-type="float">
            <text:p>19799000</text:p>
          </table:table-cell>
          <table:table-cell office:value-type="float" office:value="13858000" calcext:value-type="float">
            <text:p>13858000</text:p>
          </table:table-cell>
          <table:table-cell office:value-type="float" office:value="20053000" calcext:value-type="float">
            <text:p>20053000</text:p>
          </table:table-cell>
          <table:table-cell office:value-type="float" office:value="13560000" calcext:value-type="float">
            <text:p>13560000</text:p>
          </table:table-cell>
          <table:table-cell office:value-type="float" office:value="17656000" calcext:value-type="float">
            <text:p>17656000</text:p>
          </table:table-cell>
          <table:table-cell office:value-type="float" office:value="16925000" calcext:value-type="float">
            <text:p>16925000</text:p>
          </table:table-cell>
          <table:table-cell office:value-type="float" office:value="13177000" calcext:value-type="float">
            <text:p>13177000</text:p>
          </table:table-cell>
          <table:table-cell office:value-type="float" office:value="18163000" calcext:value-type="float">
            <text:p>18163000</text:p>
          </table:table-cell>
          <table:table-cell office:value-type="float" office:value="19456000" calcext:value-type="float">
            <text:p>19456000</text:p>
          </table:table-cell>
          <table:table-cell office:value-type="float" office:value="13407000" calcext:value-type="float">
            <text:p>13407000</text:p>
          </table:table-cell>
          <table:table-cell office:value-type="float" office:value="16346000" calcext:value-type="float">
            <text:p>16346000</text:p>
          </table:table-cell>
          <table:table-cell office:value-type="float" office:value="18240000" calcext:value-type="float">
            <text:p>18240000</text:p>
          </table:table-cell>
          <table:table-cell office:value-type="float" office:value="18352000" calcext:value-type="float">
            <text:p>18352000</text:p>
          </table:table-cell>
          <table:table-cell office:value-type="float" office:value="17889000" calcext:value-type="float">
            <text:p>17889000</text:p>
          </table:table-cell>
          <table:table-cell office:value-type="float" office:value="19150000" calcext:value-type="float">
            <text:p>19150000</text:p>
          </table:table-cell>
          <table:table-cell office:value-type="float" office:value="19802000" calcext:value-type="float">
            <text:p>19802000</text:p>
          </table:table-cell>
          <table:table-cell office:value-type="float" office:value="16553000" calcext:value-type="float">
            <text:p>16553000</text:p>
          </table:table-cell>
          <table:table-cell office:value-type="float" office:value="18853000" calcext:value-type="float">
            <text:p>18853000</text:p>
          </table:table-cell>
          <table:table-cell office:value-type="float" office:value="19782000" calcext:value-type="float">
            <text:p>19782000</text:p>
          </table:table-cell>
          <table:table-cell office:value-type="float" office:value="13631000" calcext:value-type="float">
            <text:p>13631000</text:p>
          </table:table-cell>
          <table:table-cell office:value-type="float" office:value="18204000" calcext:value-type="float">
            <text:p>18204000</text:p>
          </table:table-cell>
          <table:table-cell office:value-type="float" office:value="18073000" calcext:value-type="float">
            <text:p>18073000</text:p>
          </table:table-cell>
          <table:table-cell office:value-type="float" office:value="18113000" calcext:value-type="float">
            <text:p>18113000</text:p>
          </table:table-cell>
          <table:table-cell office:value-type="float" office:value="19535000" calcext:value-type="float">
            <text:p>19535000</text:p>
          </table:table-cell>
          <table:table-cell office:value-type="float" office:value="15938000" calcext:value-type="float">
            <text:p>15938000</text:p>
          </table:table-cell>
          <table:table-cell office:value-type="float" office:value="13571000" calcext:value-type="float">
            <text:p>13571000</text:p>
          </table:table-cell>
          <table:table-cell office:value-type="float" office:value="19432000" calcext:value-type="float">
            <text:p>19432000</text:p>
          </table:table-cell>
          <table:table-cell office:value-type="float" office:value="18441000" calcext:value-type="float">
            <text:p>18441000</text:p>
          </table:table-cell>
          <table:table-cell office:value-type="float" office:value="13806000" calcext:value-type="float">
            <text:p>13806000</text:p>
          </table:table-cell>
          <table:table-cell office:value-type="float" office:value="19385000" calcext:value-type="float">
            <text:p>19385000</text:p>
          </table:table-cell>
          <table:table-cell office:value-type="float" office:value="18418000" calcext:value-type="float">
            <text:p>18418000</text:p>
          </table:table-cell>
          <table:table-cell office:value-type="float" office:value="19328000" calcext:value-type="float">
            <text:p>19328000</text:p>
          </table:table-cell>
          <table:table-cell office:value-type="float" office:value="18378000" calcext:value-type="float">
            <text:p>18378000</text:p>
          </table:table-cell>
          <table:table-cell office:value-type="float" office:value="13672000" calcext:value-type="float">
            <text:p>13672000</text:p>
          </table:table-cell>
          <table:table-cell office:value-type="float" office:value="17777000" calcext:value-type="float">
            <text:p>17777000</text:p>
          </table:table-cell>
          <table:table-cell office:value-type="float" office:value="16189000" calcext:value-type="float">
            <text:p>16189000</text:p>
          </table:table-cell>
          <table:table-cell office:value-type="float" office:value="13194000" calcext:value-type="float">
            <text:p>13194000</text:p>
          </table:table-cell>
          <table:table-cell office:value-type="float" office:value="18556000" calcext:value-type="float">
            <text:p>18556000</text:p>
          </table:table-cell>
          <table:table-cell office:value-type="float" office:value="18616000" calcext:value-type="float">
            <text:p>18616000</text:p>
          </table:table-cell>
          <table:table-cell office:value-type="float" office:value="16988000" calcext:value-type="float">
            <text:p>16988000</text:p>
          </table:table-cell>
          <table:table-cell office:value-type="float" office:value="13761000" calcext:value-type="float">
            <text:p>13761000</text:p>
          </table:table-cell>
          <table:table-cell office:value-type="float" office:value="19560000" calcext:value-type="float">
            <text:p>19560000</text:p>
          </table:table-cell>
          <table:table-cell office:value-type="float" office:value="18572000" calcext:value-type="float">
            <text:p>18572000</text:p>
          </table:table-cell>
          <table:table-cell office:value-type="float" office:value="17665000" calcext:value-type="float">
            <text:p>17665000</text:p>
          </table:table-cell>
          <table:table-cell office:value-type="float" office:value="17557000" calcext:value-type="float">
            <text:p>17557000</text:p>
          </table:table-cell>
          <table:table-cell office:value-type="float" office:value="19486000" calcext:value-type="float">
            <text:p>19486000</text:p>
          </table:table-cell>
          <table:table-cell office:value-type="float" office:value="19784000" calcext:value-type="float">
            <text:p>19784000</text:p>
          </table:table-cell>
          <table:table-cell office:value-type="float" office:value="13350000" calcext:value-type="float">
            <text:p>13350000</text:p>
          </table:table-cell>
          <table:table-cell office:value-type="float" office:value="16956000" calcext:value-type="float">
            <text:p>16956000</text:p>
          </table:table-cell>
          <table:table-cell office:value-type="float" office:value="13764000" calcext:value-type="float">
            <text:p>13764000</text:p>
          </table:table-cell>
          <table:table-cell office:value-type="float" office:value="16294000" calcext:value-type="float">
            <text:p>16294000</text:p>
          </table:table-cell>
          <table:table-cell office:value-type="float" office:value="20081000" calcext:value-type="float">
            <text:p>20081000</text:p>
          </table:table-cell>
          <table:table-cell office:value-type="float" office:value="13395000" calcext:value-type="float">
            <text:p>13395000</text:p>
          </table:table-cell>
          <table:table-cell office:value-type="float" office:value="18318000" calcext:value-type="float">
            <text:p>18318000</text:p>
          </table:table-cell>
          <table:table-cell office:value-type="float" office:value="19827000" calcext:value-type="float">
            <text:p>19827000</text:p>
          </table:table-cell>
          <table:table-cell office:value-type="float" office:value="20078000" calcext:value-type="float">
            <text:p>20078000</text:p>
          </table:table-cell>
          <table:table-cell office:value-type="float" office:value="17405000" calcext:value-type="float">
            <text:p>17405000</text:p>
          </table:table-cell>
          <table:table-cell office:value-type="float" office:value="18826000" calcext:value-type="float">
            <text:p>18826000</text:p>
          </table:table-cell>
          <table:table-cell office:value-type="float" office:value="17937000" calcext:value-type="float">
            <text:p>17937000</text:p>
          </table:table-cell>
          <table:table-cell office:value-type="float" office:value="16811000" calcext:value-type="float">
            <text:p>16811000</text:p>
          </table:table-cell>
          <table:table-cell office:value-type="float" office:value="17175000" calcext:value-type="float">
            <text:p>17175000</text:p>
          </table:table-cell>
          <table:table-cell office:value-type="float" office:value="13519000" calcext:value-type="float">
            <text:p>13519000</text:p>
          </table:table-cell>
          <table:table-cell office:value-type="float" office:value="16399000" calcext:value-type="float">
            <text:p>16399000</text:p>
          </table:table-cell>
          <table:table-cell office:value-type="float" office:value="13486000" calcext:value-type="float">
            <text:p>13486000</text:p>
          </table:table-cell>
          <table:table-cell office:value-type="float" office:value="16980000" calcext:value-type="float">
            <text:p>16980000</text:p>
          </table:table-cell>
          <table:table-cell office:value-type="float" office:value="13771000" calcext:value-type="float">
            <text:p>137710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AVERAGE([.A44:.CV44])" office:value-type="float" office:value="17253190" calcext:value-type="float">
            <text:p>17253190</text:p>
          </table:table-cell>
        </table:table-row>
        <table:table-row table:style-name="ro1">
          <table:table-cell office:value-type="float" office:value="17562000" calcext:value-type="float">
            <text:p>17562000</text:p>
          </table:table-cell>
          <table:table-cell office:value-type="float" office:value="17913000" calcext:value-type="float">
            <text:p>17913000</text:p>
          </table:table-cell>
          <table:table-cell office:value-type="float" office:value="19734000" calcext:value-type="float">
            <text:p>19734000</text:p>
          </table:table-cell>
          <table:table-cell office:value-type="float" office:value="18717000" calcext:value-type="float">
            <text:p>18717000</text:p>
          </table:table-cell>
          <table:table-cell office:value-type="float" office:value="17338000" calcext:value-type="float">
            <text:p>17338000</text:p>
          </table:table-cell>
          <table:table-cell office:value-type="float" office:value="20235000" calcext:value-type="float">
            <text:p>20235000</text:p>
          </table:table-cell>
          <table:table-cell office:value-type="float" office:value="16849000" calcext:value-type="float">
            <text:p>16849000</text:p>
          </table:table-cell>
          <table:table-cell office:value-type="float" office:value="19181000" calcext:value-type="float">
            <text:p>19181000</text:p>
          </table:table-cell>
          <table:table-cell office:value-type="float" office:value="19425000" calcext:value-type="float">
            <text:p>19425000</text:p>
          </table:table-cell>
          <table:table-cell office:value-type="float" office:value="13876000" calcext:value-type="float">
            <text:p>13876000</text:p>
          </table:table-cell>
          <table:table-cell office:value-type="float" office:value="18258000" calcext:value-type="float">
            <text:p>18258000</text:p>
          </table:table-cell>
          <table:table-cell office:value-type="float" office:value="18302000" calcext:value-type="float">
            <text:p>18302000</text:p>
          </table:table-cell>
          <table:table-cell office:value-type="float" office:value="17200000" calcext:value-type="float">
            <text:p>17200000</text:p>
          </table:table-cell>
          <table:table-cell office:value-type="float" office:value="16699000" calcext:value-type="float">
            <text:p>16699000</text:p>
          </table:table-cell>
          <table:table-cell office:value-type="float" office:value="18001000" calcext:value-type="float">
            <text:p>18001000</text:p>
          </table:table-cell>
          <table:table-cell office:value-type="float" office:value="16824000" calcext:value-type="float">
            <text:p>16824000</text:p>
          </table:table-cell>
          <table:table-cell office:value-type="float" office:value="19739000" calcext:value-type="float">
            <text:p>19739000</text:p>
          </table:table-cell>
          <table:table-cell office:value-type="float" office:value="14004000" calcext:value-type="float">
            <text:p>14004000</text:p>
          </table:table-cell>
          <table:table-cell office:value-type="float" office:value="19275000" calcext:value-type="float">
            <text:p>19275000</text:p>
          </table:table-cell>
          <table:table-cell office:value-type="float" office:value="18655000" calcext:value-type="float">
            <text:p>18655000</text:p>
          </table:table-cell>
          <table:table-cell office:value-type="float" office:value="17133000" calcext:value-type="float">
            <text:p>17133000</text:p>
          </table:table-cell>
          <table:table-cell office:value-type="float" office:value="17583000" calcext:value-type="float">
            <text:p>17583000</text:p>
          </table:table-cell>
          <table:table-cell office:value-type="float" office:value="19957000" calcext:value-type="float">
            <text:p>19957000</text:p>
          </table:table-cell>
          <table:table-cell office:value-type="float" office:value="19115000" calcext:value-type="float">
            <text:p>19115000</text:p>
          </table:table-cell>
          <table:table-cell office:value-type="float" office:value="17133000" calcext:value-type="float">
            <text:p>17133000</text:p>
          </table:table-cell>
          <table:table-cell office:value-type="float" office:value="17797000" calcext:value-type="float">
            <text:p>17797000</text:p>
          </table:table-cell>
          <table:table-cell office:value-type="float" office:value="20289000" calcext:value-type="float">
            <text:p>20289000</text:p>
          </table:table-cell>
          <table:table-cell office:value-type="float" office:value="20047000" calcext:value-type="float">
            <text:p>20047000</text:p>
          </table:table-cell>
          <table:table-cell office:value-type="float" office:value="13822000" calcext:value-type="float">
            <text:p>13822000</text:p>
          </table:table-cell>
          <table:table-cell office:value-type="float" office:value="13808000" calcext:value-type="float">
            <text:p>13808000</text:p>
          </table:table-cell>
          <table:table-cell office:value-type="float" office:value="17060000" calcext:value-type="float">
            <text:p>17060000</text:p>
          </table:table-cell>
          <table:table-cell office:value-type="float" office:value="20075000" calcext:value-type="float">
            <text:p>20075000</text:p>
          </table:table-cell>
          <table:table-cell office:value-type="float" office:value="13957000" calcext:value-type="float">
            <text:p>13957000</text:p>
          </table:table-cell>
          <table:table-cell office:value-type="float" office:value="20714000" calcext:value-type="float">
            <text:p>20714000</text:p>
          </table:table-cell>
          <table:table-cell office:value-type="float" office:value="19336000" calcext:value-type="float">
            <text:p>19336000</text:p>
          </table:table-cell>
          <table:table-cell office:value-type="float" office:value="17049000" calcext:value-type="float">
            <text:p>17049000</text:p>
          </table:table-cell>
          <table:table-cell office:value-type="float" office:value="13838000" calcext:value-type="float">
            <text:p>13838000</text:p>
          </table:table-cell>
          <table:table-cell office:value-type="float" office:value="13819000" calcext:value-type="float">
            <text:p>13819000</text:p>
          </table:table-cell>
          <table:table-cell office:value-type="float" office:value="19858000" calcext:value-type="float">
            <text:p>19858000</text:p>
          </table:table-cell>
          <table:table-cell office:value-type="float" office:value="13999000" calcext:value-type="float">
            <text:p>13999000</text:p>
          </table:table-cell>
          <table:table-cell office:value-type="float" office:value="20094000" calcext:value-type="float">
            <text:p>20094000</text:p>
          </table:table-cell>
          <table:table-cell office:value-type="float" office:value="19436000" calcext:value-type="float">
            <text:p>19436000</text:p>
          </table:table-cell>
          <table:table-cell office:value-type="float" office:value="13801000" calcext:value-type="float">
            <text:p>13801000</text:p>
          </table:table-cell>
          <table:table-cell office:value-type="float" office:value="19288000" calcext:value-type="float">
            <text:p>19288000</text:p>
          </table:table-cell>
          <table:table-cell office:value-type="float" office:value="19851000" calcext:value-type="float">
            <text:p>19851000</text:p>
          </table:table-cell>
          <table:table-cell office:value-type="float" office:value="17900000" calcext:value-type="float">
            <text:p>17900000</text:p>
          </table:table-cell>
          <table:table-cell office:value-type="float" office:value="19722000" calcext:value-type="float">
            <text:p>19722000</text:p>
          </table:table-cell>
          <table:table-cell office:value-type="float" office:value="17475000" calcext:value-type="float">
            <text:p>17475000</text:p>
          </table:table-cell>
          <table:table-cell office:value-type="float" office:value="16754000" calcext:value-type="float">
            <text:p>16754000</text:p>
          </table:table-cell>
          <table:table-cell office:value-type="float" office:value="19860000" calcext:value-type="float">
            <text:p>19860000</text:p>
          </table:table-cell>
          <table:table-cell office:value-type="float" office:value="19612000" calcext:value-type="float">
            <text:p>19612000</text:p>
          </table:table-cell>
          <table:table-cell office:value-type="float" office:value="18327000" calcext:value-type="float">
            <text:p>18327000</text:p>
          </table:table-cell>
          <table:table-cell office:value-type="float" office:value="16703000" calcext:value-type="float">
            <text:p>16703000</text:p>
          </table:table-cell>
          <table:table-cell office:value-type="float" office:value="18622000" calcext:value-type="float">
            <text:p>18622000</text:p>
          </table:table-cell>
          <table:table-cell office:value-type="float" office:value="18381000" calcext:value-type="float">
            <text:p>18381000</text:p>
          </table:table-cell>
          <table:table-cell office:value-type="float" office:value="17760000" calcext:value-type="float">
            <text:p>17760000</text:p>
          </table:table-cell>
          <table:table-cell office:value-type="float" office:value="17839000" calcext:value-type="float">
            <text:p>17839000</text:p>
          </table:table-cell>
          <table:table-cell office:value-type="float" office:value="16907000" calcext:value-type="float">
            <text:p>16907000</text:p>
          </table:table-cell>
          <table:table-cell office:value-type="float" office:value="19976000" calcext:value-type="float">
            <text:p>19976000</text:p>
          </table:table-cell>
          <table:table-cell office:value-type="float" office:value="14218000" calcext:value-type="float">
            <text:p>14218000</text:p>
          </table:table-cell>
          <table:table-cell office:value-type="float" office:value="17124000" calcext:value-type="float">
            <text:p>17124000</text:p>
          </table:table-cell>
          <table:table-cell office:value-type="float" office:value="19293000" calcext:value-type="float">
            <text:p>19293000</text:p>
          </table:table-cell>
          <table:table-cell office:value-type="float" office:value="16789000" calcext:value-type="float">
            <text:p>16789000</text:p>
          </table:table-cell>
          <table:table-cell office:value-type="float" office:value="16485000" calcext:value-type="float">
            <text:p>16485000</text:p>
          </table:table-cell>
          <table:table-cell office:value-type="float" office:value="20309000" calcext:value-type="float">
            <text:p>20309000</text:p>
          </table:table-cell>
          <table:table-cell office:value-type="float" office:value="16938000" calcext:value-type="float">
            <text:p>16938000</text:p>
          </table:table-cell>
          <table:table-cell office:value-type="float" office:value="17159000" calcext:value-type="float">
            <text:p>17159000</text:p>
          </table:table-cell>
          <table:table-cell office:value-type="float" office:value="19198000" calcext:value-type="float">
            <text:p>19198000</text:p>
          </table:table-cell>
          <table:table-cell office:value-type="float" office:value="13794000" calcext:value-type="float">
            <text:p>13794000</text:p>
          </table:table-cell>
          <table:table-cell office:value-type="float" office:value="19982000" calcext:value-type="float">
            <text:p>19982000</text:p>
          </table:table-cell>
          <table:table-cell office:value-type="float" office:value="18631000" calcext:value-type="float">
            <text:p>18631000</text:p>
          </table:table-cell>
          <table:table-cell office:value-type="float" office:value="14036000" calcext:value-type="float">
            <text:p>14036000</text:p>
          </table:table-cell>
          <table:table-cell office:value-type="float" office:value="14027000" calcext:value-type="float">
            <text:p>14027000</text:p>
          </table:table-cell>
          <table:table-cell office:value-type="float" office:value="20277000" calcext:value-type="float">
            <text:p>20277000</text:p>
          </table:table-cell>
          <table:table-cell office:value-type="float" office:value="17753000" calcext:value-type="float">
            <text:p>17753000</text:p>
          </table:table-cell>
          <table:table-cell office:value-type="float" office:value="18448000" calcext:value-type="float">
            <text:p>18448000</text:p>
          </table:table-cell>
          <table:table-cell office:value-type="float" office:value="20119000" calcext:value-type="float">
            <text:p>20119000</text:p>
          </table:table-cell>
          <table:table-cell office:value-type="float" office:value="18631000" calcext:value-type="float">
            <text:p>18631000</text:p>
          </table:table-cell>
          <table:table-cell office:value-type="float" office:value="18730000" calcext:value-type="float">
            <text:p>18730000</text:p>
          </table:table-cell>
          <table:table-cell office:value-type="float" office:value="20394000" calcext:value-type="float">
            <text:p>20394000</text:p>
          </table:table-cell>
          <table:table-cell office:value-type="float" office:value="14078000" calcext:value-type="float">
            <text:p>14078000</text:p>
          </table:table-cell>
          <table:table-cell office:value-type="float" office:value="17272000" calcext:value-type="float">
            <text:p>17272000</text:p>
          </table:table-cell>
          <table:table-cell office:value-type="float" office:value="18553000" calcext:value-type="float">
            <text:p>18553000</text:p>
          </table:table-cell>
          <table:table-cell office:value-type="float" office:value="18329000" calcext:value-type="float">
            <text:p>18329000</text:p>
          </table:table-cell>
          <table:table-cell office:value-type="float" office:value="18252000" calcext:value-type="float">
            <text:p>18252000</text:p>
          </table:table-cell>
          <table:table-cell office:value-type="float" office:value="13927000" calcext:value-type="float">
            <text:p>13927000</text:p>
          </table:table-cell>
          <table:table-cell office:value-type="float" office:value="19889000" calcext:value-type="float">
            <text:p>19889000</text:p>
          </table:table-cell>
          <table:table-cell office:value-type="float" office:value="19236000" calcext:value-type="float">
            <text:p>19236000</text:p>
          </table:table-cell>
          <table:table-cell office:value-type="float" office:value="16993000" calcext:value-type="float">
            <text:p>16993000</text:p>
          </table:table-cell>
          <table:table-cell office:value-type="float" office:value="19226000" calcext:value-type="float">
            <text:p>19226000</text:p>
          </table:table-cell>
          <table:table-cell office:value-type="float" office:value="19596000" calcext:value-type="float">
            <text:p>19596000</text:p>
          </table:table-cell>
          <table:table-cell office:value-type="float" office:value="17176000" calcext:value-type="float">
            <text:p>17176000</text:p>
          </table:table-cell>
          <table:table-cell office:value-type="float" office:value="20222000" calcext:value-type="float">
            <text:p>20222000</text:p>
          </table:table-cell>
          <table:table-cell office:value-type="float" office:value="19674000" calcext:value-type="float">
            <text:p>19674000</text:p>
          </table:table-cell>
          <table:table-cell office:value-type="float" office:value="19744000" calcext:value-type="float">
            <text:p>19744000</text:p>
          </table:table-cell>
          <table:table-cell office:value-type="float" office:value="17255000" calcext:value-type="float">
            <text:p>17255000</text:p>
          </table:table-cell>
          <table:table-cell office:value-type="float" office:value="18968000" calcext:value-type="float">
            <text:p>18968000</text:p>
          </table:table-cell>
          <table:table-cell office:value-type="float" office:value="19999000" calcext:value-type="float">
            <text:p>19999000</text:p>
          </table:table-cell>
          <table:table-cell office:value-type="float" office:value="17506000" calcext:value-type="float">
            <text:p>17506000</text:p>
          </table:table-cell>
          <table:table-cell office:value-type="float" office:value="19889000" calcext:value-type="float">
            <text:p>1988900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AVERAGE([.A45:.CV45])" office:value-type="float" office:value="17906030" calcext:value-type="float">
            <text:p>17906030</text:p>
          </table:table-cell>
        </table:table-row>
        <table:table-row table:style-name="ro1">
          <table:table-cell office:value-type="float" office:value="17314000" calcext:value-type="float">
            <text:p>17314000</text:p>
          </table:table-cell>
          <table:table-cell office:value-type="float" office:value="18389000" calcext:value-type="float">
            <text:p>18389000</text:p>
          </table:table-cell>
          <table:table-cell office:value-type="float" office:value="19990000" calcext:value-type="float">
            <text:p>19990000</text:p>
          </table:table-cell>
          <table:table-cell office:value-type="float" office:value="19617000" calcext:value-type="float">
            <text:p>19617000</text:p>
          </table:table-cell>
          <table:table-cell office:value-type="float" office:value="13875000" calcext:value-type="float">
            <text:p>13875000</text:p>
          </table:table-cell>
          <table:table-cell office:value-type="float" office:value="20272000" calcext:value-type="float">
            <text:p>20272000</text:p>
          </table:table-cell>
          <table:table-cell office:value-type="float" office:value="19938000" calcext:value-type="float">
            <text:p>19938000</text:p>
          </table:table-cell>
          <table:table-cell office:value-type="float" office:value="18817000" calcext:value-type="float">
            <text:p>18817000</text:p>
          </table:table-cell>
          <table:table-cell office:value-type="float" office:value="18954000" calcext:value-type="float">
            <text:p>18954000</text:p>
          </table:table-cell>
          <table:table-cell office:value-type="float" office:value="18528000" calcext:value-type="float">
            <text:p>18528000</text:p>
          </table:table-cell>
          <table:table-cell office:value-type="float" office:value="18592000" calcext:value-type="float">
            <text:p>18592000</text:p>
          </table:table-cell>
          <table:table-cell office:value-type="float" office:value="20176000" calcext:value-type="float">
            <text:p>20176000</text:p>
          </table:table-cell>
          <table:table-cell office:value-type="float" office:value="20259000" calcext:value-type="float">
            <text:p>20259000</text:p>
          </table:table-cell>
          <table:table-cell office:value-type="float" office:value="17519000" calcext:value-type="float">
            <text:p>17519000</text:p>
          </table:table-cell>
          <table:table-cell office:value-type="float" office:value="17473000" calcext:value-type="float">
            <text:p>17473000</text:p>
          </table:table-cell>
          <table:table-cell office:value-type="float" office:value="19504000" calcext:value-type="float">
            <text:p>19504000</text:p>
          </table:table-cell>
          <table:table-cell office:value-type="float" office:value="17192000" calcext:value-type="float">
            <text:p>17192000</text:p>
          </table:table-cell>
          <table:table-cell office:value-type="float" office:value="13983000" calcext:value-type="float">
            <text:p>13983000</text:p>
          </table:table-cell>
          <table:table-cell office:value-type="float" office:value="19396000" calcext:value-type="float">
            <text:p>1939600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20104000" calcext:value-type="float">
            <text:p>20104000</text:p>
          </table:table-cell>
          <table:table-cell office:value-type="float" office:value="18993000" calcext:value-type="float">
            <text:p>18993000</text:p>
          </table:table-cell>
          <table:table-cell office:value-type="float" office:value="16726000" calcext:value-type="float">
            <text:p>16726000</text:p>
          </table:table-cell>
          <table:table-cell office:value-type="float" office:value="18854000" calcext:value-type="float">
            <text:p>18854000</text:p>
          </table:table-cell>
          <table:table-cell office:value-type="float" office:value="17387000" calcext:value-type="float">
            <text:p>17387000</text:p>
          </table:table-cell>
          <table:table-cell office:value-type="float" office:value="20302000" calcext:value-type="float">
            <text:p>20302000</text:p>
          </table:table-cell>
          <table:table-cell office:value-type="float" office:value="20446000" calcext:value-type="float">
            <text:p>20446000</text:p>
          </table:table-cell>
          <table:table-cell office:value-type="float" office:value="17980000" calcext:value-type="float">
            <text:p>17980000</text:p>
          </table:table-cell>
          <table:table-cell office:value-type="float" office:value="17297000" calcext:value-type="float">
            <text:p>17297000</text:p>
          </table:table-cell>
          <table:table-cell office:value-type="float" office:value="16473000" calcext:value-type="float">
            <text:p>16473000</text:p>
          </table:table-cell>
          <table:table-cell office:value-type="float" office:value="18697000" calcext:value-type="float">
            <text:p>18697000</text:p>
          </table:table-cell>
          <table:table-cell office:value-type="float" office:value="18220000" calcext:value-type="float">
            <text:p>18220000</text:p>
          </table:table-cell>
          <table:table-cell office:value-type="float" office:value="17064000" calcext:value-type="float">
            <text:p>17064000</text:p>
          </table:table-cell>
          <table:table-cell office:value-type="float" office:value="14292000" calcext:value-type="float">
            <text:p>14292000</text:p>
          </table:table-cell>
          <table:table-cell office:value-type="float" office:value="17135000" calcext:value-type="float">
            <text:p>17135000</text:p>
          </table:table-cell>
          <table:table-cell office:value-type="float" office:value="16916000" calcext:value-type="float">
            <text:p>16916000</text:p>
          </table:table-cell>
          <table:table-cell office:value-type="float" office:value="18763000" calcext:value-type="float">
            <text:p>18763000</text:p>
          </table:table-cell>
          <table:table-cell office:value-type="float" office:value="14326000" calcext:value-type="float">
            <text:p>14326000</text:p>
          </table:table-cell>
          <table:table-cell office:value-type="float" office:value="14403000" calcext:value-type="float">
            <text:p>14403000</text:p>
          </table:table-cell>
          <table:table-cell office:value-type="float" office:value="16709000" calcext:value-type="float">
            <text:p>16709000</text:p>
          </table:table-cell>
          <table:table-cell office:value-type="float" office:value="17096000" calcext:value-type="float">
            <text:p>17096000</text:p>
          </table:table-cell>
          <table:table-cell office:value-type="float" office:value="19300000" calcext:value-type="float">
            <text:p>19300000</text:p>
          </table:table-cell>
          <table:table-cell office:value-type="float" office:value="20062000" calcext:value-type="float">
            <text:p>20062000</text:p>
          </table:table-cell>
          <table:table-cell office:value-type="float" office:value="19427000" calcext:value-type="float">
            <text:p>19427000</text:p>
          </table:table-cell>
          <table:table-cell office:value-type="float" office:value="14320000" calcext:value-type="float">
            <text:p>14320000</text:p>
          </table:table-cell>
          <table:table-cell office:value-type="float" office:value="19515000" calcext:value-type="float">
            <text:p>19515000</text:p>
          </table:table-cell>
          <table:table-cell office:value-type="float" office:value="19632000" calcext:value-type="float">
            <text:p>19632000</text:p>
          </table:table-cell>
          <table:table-cell office:value-type="float" office:value="18549000" calcext:value-type="float">
            <text:p>18549000</text:p>
          </table:table-cell>
          <table:table-cell office:value-type="float" office:value="18592000" calcext:value-type="float">
            <text:p>18592000</text:p>
          </table:table-cell>
          <table:table-cell office:value-type="float" office:value="18992000" calcext:value-type="float">
            <text:p>18992000</text:p>
          </table:table-cell>
          <table:table-cell office:value-type="float" office:value="17391000" calcext:value-type="float">
            <text:p>17391000</text:p>
          </table:table-cell>
          <table:table-cell office:value-type="float" office:value="16870000" calcext:value-type="float">
            <text:p>16870000</text:p>
          </table:table-cell>
          <table:table-cell office:value-type="float" office:value="19048000" calcext:value-type="float">
            <text:p>19048000</text:p>
          </table:table-cell>
          <table:table-cell office:value-type="float" office:value="19738000" calcext:value-type="float">
            <text:p>19738000</text:p>
          </table:table-cell>
          <table:table-cell office:value-type="float" office:value="17714000" calcext:value-type="float">
            <text:p>17714000</text:p>
          </table:table-cell>
          <table:table-cell office:value-type="float" office:value="19140000" calcext:value-type="float">
            <text:p>19140000</text:p>
          </table:table-cell>
          <table:table-cell office:value-type="float" office:value="16997000" calcext:value-type="float">
            <text:p>16997000</text:p>
          </table:table-cell>
          <table:table-cell office:value-type="float" office:value="18817000" calcext:value-type="float">
            <text:p>18817000</text:p>
          </table:table-cell>
          <table:table-cell office:value-type="float" office:value="17315000" calcext:value-type="float">
            <text:p>17315000</text:p>
          </table:table-cell>
          <table:table-cell office:value-type="float" office:value="19724000" calcext:value-type="float">
            <text:p>19724000</text:p>
          </table:table-cell>
          <table:table-cell office:value-type="float" office:value="20892000" calcext:value-type="float">
            <text:p>20892000</text:p>
          </table:table-cell>
          <table:table-cell office:value-type="float" office:value="18193000" calcext:value-type="float">
            <text:p>18193000</text:p>
          </table:table-cell>
          <table:table-cell office:value-type="float" office:value="16898000" calcext:value-type="float">
            <text:p>16898000</text:p>
          </table:table-cell>
          <table:table-cell office:value-type="float" office:value="20254000" calcext:value-type="float">
            <text:p>20254000</text:p>
          </table:table-cell>
          <table:table-cell office:value-type="float" office:value="17964000" calcext:value-type="float">
            <text:p>17964000</text:p>
          </table:table-cell>
          <table:table-cell office:value-type="float" office:value="16889000" calcext:value-type="float">
            <text:p>16889000</text:p>
          </table:table-cell>
          <table:table-cell office:value-type="float" office:value="19066000" calcext:value-type="float">
            <text:p>19066000</text:p>
          </table:table-cell>
          <table:table-cell office:value-type="float" office:value="17804000" calcext:value-type="float">
            <text:p>17804000</text:p>
          </table:table-cell>
          <table:table-cell office:value-type="float" office:value="19983000" calcext:value-type="float">
            <text:p>19983000</text:p>
          </table:table-cell>
          <table:table-cell office:value-type="float" office:value="17843000" calcext:value-type="float">
            <text:p>17843000</text:p>
          </table:table-cell>
          <table:table-cell office:value-type="float" office:value="17966000" calcext:value-type="float">
            <text:p>17966000</text:p>
          </table:table-cell>
          <table:table-cell office:value-type="float" office:value="17641000" calcext:value-type="float">
            <text:p>17641000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18318000" calcext:value-type="float">
            <text:p>18318000</text:p>
          </table:table-cell>
          <table:table-cell office:value-type="float" office:value="14260000" calcext:value-type="float">
            <text:p>14260000</text:p>
          </table:table-cell>
          <table:table-cell office:value-type="float" office:value="14270000" calcext:value-type="float">
            <text:p>14270000</text:p>
          </table:table-cell>
          <table:table-cell office:value-type="float" office:value="17117000" calcext:value-type="float">
            <text:p>17117000</text:p>
          </table:table-cell>
          <table:table-cell office:value-type="float" office:value="14256000" calcext:value-type="float">
            <text:p>14256000</text:p>
          </table:table-cell>
          <table:table-cell office:value-type="float" office:value="19109000" calcext:value-type="float">
            <text:p>19109000</text:p>
          </table:table-cell>
          <table:table-cell office:value-type="float" office:value="16564000" calcext:value-type="float">
            <text:p>16564000</text:p>
          </table:table-cell>
          <table:table-cell office:value-type="float" office:value="19606000" calcext:value-type="float">
            <text:p>19606000</text:p>
          </table:table-cell>
          <table:table-cell office:value-type="float" office:value="19089000" calcext:value-type="float">
            <text:p>19089000</text:p>
          </table:table-cell>
          <table:table-cell office:value-type="float" office:value="17693000" calcext:value-type="float">
            <text:p>17693000</text:p>
          </table:table-cell>
          <table:table-cell office:value-type="float" office:value="19828000" calcext:value-type="float">
            <text:p>19828000</text:p>
          </table:table-cell>
          <table:table-cell office:value-type="float" office:value="16673000" calcext:value-type="float">
            <text:p>16673000</text:p>
          </table:table-cell>
          <table:table-cell office:value-type="float" office:value="13885000" calcext:value-type="float">
            <text:p>13885000</text:p>
          </table:table-cell>
          <table:table-cell office:value-type="float" office:value="18954000" calcext:value-type="float">
            <text:p>18954000</text:p>
          </table:table-cell>
          <table:table-cell office:value-type="float" office:value="19731000" calcext:value-type="float">
            <text:p>19731000</text:p>
          </table:table-cell>
          <table:table-cell office:value-type="float" office:value="18877000" calcext:value-type="float">
            <text:p>18877000</text:p>
          </table:table-cell>
          <table:table-cell office:value-type="float" office:value="19194000" calcext:value-type="float">
            <text:p>19194000</text:p>
          </table:table-cell>
          <table:table-cell office:value-type="float" office:value="18036000" calcext:value-type="float">
            <text:p>18036000</text:p>
          </table:table-cell>
          <table:table-cell office:value-type="float" office:value="18802000" calcext:value-type="float">
            <text:p>18802000</text:p>
          </table:table-cell>
          <table:table-cell office:value-type="float" office:value="19590000" calcext:value-type="float">
            <text:p>19590000</text:p>
          </table:table-cell>
          <table:table-cell office:value-type="float" office:value="13830000" calcext:value-type="float">
            <text:p>13830000</text:p>
          </table:table-cell>
          <table:table-cell office:value-type="float" office:value="19674000" calcext:value-type="float">
            <text:p>19674000</text:p>
          </table:table-cell>
          <table:table-cell office:value-type="float" office:value="19381000" calcext:value-type="float">
            <text:p>19381000</text:p>
          </table:table-cell>
          <table:table-cell office:value-type="float" office:value="16884000" calcext:value-type="float">
            <text:p>16884000</text:p>
          </table:table-cell>
          <table:table-cell office:value-type="float" office:value="18363000" calcext:value-type="float">
            <text:p>18363000</text:p>
          </table:table-cell>
          <table:table-cell office:value-type="float" office:value="14236000" calcext:value-type="float">
            <text:p>14236000</text:p>
          </table:table-cell>
          <table:table-cell office:value-type="float" office:value="19580000" calcext:value-type="float">
            <text:p>195800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A46:.CV46])" office:value-type="float" office:value="18035030" calcext:value-type="float">
            <text:p>18035030</text:p>
          </table:table-cell>
        </table:table-row>
        <table:table-row table:style-name="ro1">
          <table:table-cell office:value-type="float" office:value="14464000" calcext:value-type="float">
            <text:p>14464000</text:p>
          </table:table-cell>
          <table:table-cell office:value-type="float" office:value="20819000" calcext:value-type="float">
            <text:p>20819000</text:p>
          </table:table-cell>
          <table:table-cell office:value-type="float" office:value="17573000" calcext:value-type="float">
            <text:p>17573000</text:p>
          </table:table-cell>
          <table:table-cell office:value-type="float" office:value="19713000" calcext:value-type="float">
            <text:p>19713000</text:p>
          </table:table-cell>
          <table:table-cell office:value-type="float" office:value="19799000" calcext:value-type="float">
            <text:p>19799000</text:p>
          </table:table-cell>
          <table:table-cell office:value-type="float" office:value="19754000" calcext:value-type="float">
            <text:p>19754000</text:p>
          </table:table-cell>
          <table:table-cell office:value-type="float" office:value="16906000" calcext:value-type="float">
            <text:p>16906000</text:p>
          </table:table-cell>
          <table:table-cell office:value-type="float" office:value="18192000" calcext:value-type="float">
            <text:p>18192000</text:p>
          </table:table-cell>
          <table:table-cell office:value-type="float" office:value="19434000" calcext:value-type="float">
            <text:p>19434000</text:p>
          </table:table-cell>
          <table:table-cell office:value-type="float" office:value="14428000" calcext:value-type="float">
            <text:p>14428000</text:p>
          </table:table-cell>
          <table:table-cell office:value-type="float" office:value="14241000" calcext:value-type="float">
            <text:p>14241000</text:p>
          </table:table-cell>
          <table:table-cell office:value-type="float" office:value="14279000" calcext:value-type="float">
            <text:p>14279000</text:p>
          </table:table-cell>
          <table:table-cell office:value-type="float" office:value="14245000" calcext:value-type="float">
            <text:p>14245000</text:p>
          </table:table-cell>
          <table:table-cell office:value-type="float" office:value="14496000" calcext:value-type="float">
            <text:p>14496000</text:p>
          </table:table-cell>
          <table:table-cell office:value-type="float" office:value="14648000" calcext:value-type="float">
            <text:p>14648000</text:p>
          </table:table-cell>
          <table:table-cell office:value-type="float" office:value="14703000" calcext:value-type="float">
            <text:p>14703000</text:p>
          </table:table-cell>
          <table:table-cell office:value-type="float" office:value="20805000" calcext:value-type="float">
            <text:p>20805000</text:p>
          </table:table-cell>
          <table:table-cell office:value-type="float" office:value="17188000" calcext:value-type="float">
            <text:p>17188000</text:p>
          </table:table-cell>
          <table:table-cell office:value-type="float" office:value="20277000" calcext:value-type="float">
            <text:p>20277000</text:p>
          </table:table-cell>
          <table:table-cell office:value-type="float" office:value="19550000" calcext:value-type="float">
            <text:p>19550000</text:p>
          </table:table-cell>
          <table:table-cell office:value-type="float" office:value="14743000" calcext:value-type="float">
            <text:p>14743000</text:p>
          </table:table-cell>
          <table:table-cell office:value-type="float" office:value="14805000" calcext:value-type="float">
            <text:p>14805000</text:p>
          </table:table-cell>
          <table:table-cell office:value-type="float" office:value="19414000" calcext:value-type="float">
            <text:p>19414000</text:p>
          </table:table-cell>
          <table:table-cell office:value-type="float" office:value="18257000" calcext:value-type="float">
            <text:p>18257000</text:p>
          </table:table-cell>
          <table:table-cell office:value-type="float" office:value="17453000" calcext:value-type="float">
            <text:p>17453000</text:p>
          </table:table-cell>
          <table:table-cell office:value-type="float" office:value="19534000" calcext:value-type="float">
            <text:p>19534000</text:p>
          </table:table-cell>
          <table:table-cell office:value-type="float" office:value="19737000" calcext:value-type="float">
            <text:p>19737000</text:p>
          </table:table-cell>
          <table:table-cell office:value-type="float" office:value="19390000" calcext:value-type="float">
            <text:p>19390000</text:p>
          </table:table-cell>
          <table:table-cell office:value-type="float" office:value="17467000" calcext:value-type="float">
            <text:p>17467000</text:p>
          </table:table-cell>
          <table:table-cell office:value-type="float" office:value="17667000" calcext:value-type="float">
            <text:p>17667000</text:p>
          </table:table-cell>
          <table:table-cell office:value-type="float" office:value="20126000" calcext:value-type="float">
            <text:p>20126000</text:p>
          </table:table-cell>
          <table:table-cell office:value-type="float" office:value="20706000" calcext:value-type="float">
            <text:p>20706000</text:p>
          </table:table-cell>
          <table:table-cell office:value-type="float" office:value="18930000" calcext:value-type="float">
            <text:p>18930000</text:p>
          </table:table-cell>
          <table:table-cell office:value-type="float" office:value="18607000" calcext:value-type="float">
            <text:p>18607000</text:p>
          </table:table-cell>
          <table:table-cell office:value-type="float" office:value="17116000" calcext:value-type="float">
            <text:p>17116000</text:p>
          </table:table-cell>
          <table:table-cell office:value-type="float" office:value="17941000" calcext:value-type="float">
            <text:p>17941000</text:p>
          </table:table-cell>
          <table:table-cell office:value-type="float" office:value="17240000" calcext:value-type="float">
            <text:p>17240000</text:p>
          </table:table-cell>
          <table:table-cell office:value-type="float" office:value="20682000" calcext:value-type="float">
            <text:p>20682000</text:p>
          </table:table-cell>
          <table:table-cell office:value-type="float" office:value="17292000" calcext:value-type="float">
            <text:p>17292000</text:p>
          </table:table-cell>
          <table:table-cell office:value-type="float" office:value="17197000" calcext:value-type="float">
            <text:p>17197000</text:p>
          </table:table-cell>
          <table:table-cell office:value-type="float" office:value="18796000" calcext:value-type="float">
            <text:p>18796000</text:p>
          </table:table-cell>
          <table:table-cell office:value-type="float" office:value="20234000" calcext:value-type="float">
            <text:p>20234000</text:p>
          </table:table-cell>
          <table:table-cell office:value-type="float" office:value="20489000" calcext:value-type="float">
            <text:p>20489000</text:p>
          </table:table-cell>
          <table:table-cell office:value-type="float" office:value="18511000" calcext:value-type="float">
            <text:p>18511000</text:p>
          </table:table-cell>
          <table:table-cell office:value-type="float" office:value="20299000" calcext:value-type="float">
            <text:p>20299000</text:p>
          </table:table-cell>
          <table:table-cell office:value-type="float" office:value="18533000" calcext:value-type="float">
            <text:p>18533000</text:p>
          </table:table-cell>
          <table:table-cell office:value-type="float" office:value="18899000" calcext:value-type="float">
            <text:p>18899000</text:p>
          </table:table-cell>
          <table:table-cell office:value-type="float" office:value="16947000" calcext:value-type="float">
            <text:p>16947000</text:p>
          </table:table-cell>
          <table:table-cell office:value-type="float" office:value="18706000" calcext:value-type="float">
            <text:p>18706000</text:p>
          </table:table-cell>
          <table:table-cell office:value-type="float" office:value="19057000" calcext:value-type="float">
            <text:p>19057000</text:p>
          </table:table-cell>
          <table:table-cell office:value-type="float" office:value="17211000" calcext:value-type="float">
            <text:p>17211000</text:p>
          </table:table-cell>
          <table:table-cell office:value-type="float" office:value="17083000" calcext:value-type="float">
            <text:p>17083000</text:p>
          </table:table-cell>
          <table:table-cell office:value-type="float" office:value="19570000" calcext:value-type="float">
            <text:p>19570000</text:p>
          </table:table-cell>
          <table:table-cell office:value-type="float" office:value="20819000" calcext:value-type="float">
            <text:p>20819000</text:p>
          </table:table-cell>
          <table:table-cell office:value-type="float" office:value="20679000" calcext:value-type="float">
            <text:p>20679000</text:p>
          </table:table-cell>
          <table:table-cell office:value-type="float" office:value="19895000" calcext:value-type="float">
            <text:p>19895000</text:p>
          </table:table-cell>
          <table:table-cell office:value-type="float" office:value="17308000" calcext:value-type="float">
            <text:p>17308000</text:p>
          </table:table-cell>
          <table:table-cell office:value-type="float" office:value="20308000" calcext:value-type="float">
            <text:p>20308000</text:p>
          </table:table-cell>
          <table:table-cell office:value-type="float" office:value="20614000" calcext:value-type="float">
            <text:p>20614000</text:p>
          </table:table-cell>
          <table:table-cell office:value-type="float" office:value="20063000" calcext:value-type="float">
            <text:p>20063000</text:p>
          </table:table-cell>
          <table:table-cell office:value-type="float" office:value="17285000" calcext:value-type="float">
            <text:p>17285000</text:p>
          </table:table-cell>
          <table:table-cell office:value-type="float" office:value="19582000" calcext:value-type="float">
            <text:p>19582000</text:p>
          </table:table-cell>
          <table:table-cell office:value-type="float" office:value="19602000" calcext:value-type="float">
            <text:p>19602000</text:p>
          </table:table-cell>
          <table:table-cell office:value-type="float" office:value="17498000" calcext:value-type="float">
            <text:p>17498000</text:p>
          </table:table-cell>
          <table:table-cell office:value-type="float" office:value="19121000" calcext:value-type="float">
            <text:p>19121000</text:p>
          </table:table-cell>
          <table:table-cell office:value-type="float" office:value="17102000" calcext:value-type="float">
            <text:p>17102000</text:p>
          </table:table-cell>
          <table:table-cell office:value-type="float" office:value="20110000" calcext:value-type="float">
            <text:p>20110000</text:p>
          </table:table-cell>
          <table:table-cell office:value-type="float" office:value="14252000" calcext:value-type="float">
            <text:p>14252000</text:p>
          </table:table-cell>
          <table:table-cell office:value-type="float" office:value="17700000" calcext:value-type="float">
            <text:p>17700000</text:p>
          </table:table-cell>
          <table:table-cell office:value-type="float" office:value="17791000" calcext:value-type="float">
            <text:p>17791000</text:p>
          </table:table-cell>
          <table:table-cell office:value-type="float" office:value="18152000" calcext:value-type="float">
            <text:p>18152000</text:p>
          </table:table-cell>
          <table:table-cell office:value-type="float" office:value="18874000" calcext:value-type="float">
            <text:p>18874000</text:p>
          </table:table-cell>
          <table:table-cell office:value-type="float" office:value="17148000" calcext:value-type="float">
            <text:p>17148000</text:p>
          </table:table-cell>
          <table:table-cell office:value-type="float" office:value="14573000" calcext:value-type="float">
            <text:p>14573000</text:p>
          </table:table-cell>
          <table:table-cell office:value-type="float" office:value="14527000" calcext:value-type="float">
            <text:p>14527000</text:p>
          </table:table-cell>
          <table:table-cell office:value-type="float" office:value="18646000" calcext:value-type="float">
            <text:p>18646000</text:p>
          </table:table-cell>
          <table:table-cell office:value-type="float" office:value="19245000" calcext:value-type="float">
            <text:p>19245000</text:p>
          </table:table-cell>
          <table:table-cell office:value-type="float" office:value="18257000" calcext:value-type="float">
            <text:p>18257000</text:p>
          </table:table-cell>
          <table:table-cell office:value-type="float" office:value="17247000" calcext:value-type="float">
            <text:p>17247000</text:p>
          </table:table-cell>
          <table:table-cell office:value-type="float" office:value="17555000" calcext:value-type="float">
            <text:p>17555000</text:p>
          </table:table-cell>
          <table:table-cell office:value-type="float" office:value="20745000" calcext:value-type="float">
            <text:p>20745000</text:p>
          </table:table-cell>
          <table:table-cell office:value-type="float" office:value="17962000" calcext:value-type="float">
            <text:p>17962000</text:p>
          </table:table-cell>
          <table:table-cell office:value-type="float" office:value="17376000" calcext:value-type="float">
            <text:p>17376000</text:p>
          </table:table-cell>
          <table:table-cell office:value-type="float" office:value="18642000" calcext:value-type="float">
            <text:p>18642000</text:p>
          </table:table-cell>
          <table:table-cell office:value-type="float" office:value="18434000" calcext:value-type="float">
            <text:p>18434000</text:p>
          </table:table-cell>
          <table:table-cell office:value-type="float" office:value="21042000" calcext:value-type="float">
            <text:p>21042000</text:p>
          </table:table-cell>
          <table:table-cell office:value-type="float" office:value="17387000" calcext:value-type="float">
            <text:p>17387000</text:p>
          </table:table-cell>
          <table:table-cell office:value-type="float" office:value="21067000" calcext:value-type="float">
            <text:p>21067000</text:p>
          </table:table-cell>
          <table:table-cell office:value-type="float" office:value="20626000" calcext:value-type="float">
            <text:p>20626000</text:p>
          </table:table-cell>
          <table:table-cell office:value-type="float" office:value="19067000" calcext:value-type="float">
            <text:p>19067000</text:p>
          </table:table-cell>
          <table:table-cell office:value-type="float" office:value="19083000" calcext:value-type="float">
            <text:p>19083000</text:p>
          </table:table-cell>
          <table:table-cell office:value-type="float" office:value="20536000" calcext:value-type="float">
            <text:p>20536000</text:p>
          </table:table-cell>
          <table:table-cell office:value-type="float" office:value="20164000" calcext:value-type="float">
            <text:p>20164000</text:p>
          </table:table-cell>
          <table:table-cell office:value-type="float" office:value="14361000" calcext:value-type="float">
            <text:p>14361000</text:p>
          </table:table-cell>
          <table:table-cell office:value-type="float" office:value="18846000" calcext:value-type="float">
            <text:p>18846000</text:p>
          </table:table-cell>
          <table:table-cell office:value-type="float" office:value="20344000" calcext:value-type="float">
            <text:p>20344000</text:p>
          </table:table-cell>
          <table:table-cell office:value-type="float" office:value="20387000" calcext:value-type="float">
            <text:p>20387000</text:p>
          </table:table-cell>
          <table:table-cell office:value-type="float" office:value="17391000" calcext:value-type="float">
            <text:p>17391000</text:p>
          </table:table-cell>
          <table:table-cell office:value-type="float" office:value="18060000" calcext:value-type="float">
            <text:p>18060000</text:p>
          </table:table-cell>
          <table:table-cell office:value-type="float" office:value="18418000" calcext:value-type="float">
            <text:p>1841800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AVERAGE([.A47:.CV47])" office:value-type="float" office:value="18280440" calcext:value-type="float">
            <text:p>18280440</text:p>
          </table:table-cell>
        </table:table-row>
        <table:table-row table:style-name="ro1">
          <table:table-cell office:value-type="float" office:value="18203000" calcext:value-type="float">
            <text:p>18203000</text:p>
          </table:table-cell>
          <table:table-cell office:value-type="float" office:value="17647000" calcext:value-type="float">
            <text:p>17647000</text:p>
          </table:table-cell>
          <table:table-cell office:value-type="float" office:value="17228000" calcext:value-type="float">
            <text:p>17228000</text:p>
          </table:table-cell>
          <table:table-cell office:value-type="float" office:value="18160000" calcext:value-type="float">
            <text:p>18160000</text:p>
          </table:table-cell>
          <table:table-cell office:value-type="float" office:value="17235000" calcext:value-type="float">
            <text:p>17235000</text:p>
          </table:table-cell>
          <table:table-cell office:value-type="float" office:value="19775000" calcext:value-type="float">
            <text:p>19775000</text:p>
          </table:table-cell>
          <table:table-cell office:value-type="float" office:value="18631000" calcext:value-type="float">
            <text:p>18631000</text:p>
          </table:table-cell>
          <table:table-cell office:value-type="float" office:value="16778000" calcext:value-type="float">
            <text:p>16778000</text:p>
          </table:table-cell>
          <table:table-cell office:value-type="float" office:value="20866000" calcext:value-type="float">
            <text:p>20866000</text:p>
          </table:table-cell>
          <table:table-cell office:value-type="float" office:value="18299000" calcext:value-type="float">
            <text:p>18299000</text:p>
          </table:table-cell>
          <table:table-cell office:value-type="float" office:value="20111000" calcext:value-type="float">
            <text:p>20111000</text:p>
          </table:table-cell>
          <table:table-cell office:value-type="float" office:value="18581000" calcext:value-type="float">
            <text:p>18581000</text:p>
          </table:table-cell>
          <table:table-cell office:value-type="float" office:value="20299000" calcext:value-type="float">
            <text:p>20299000</text:p>
          </table:table-cell>
          <table:table-cell office:value-type="float" office:value="18842000" calcext:value-type="float">
            <text:p>18842000</text:p>
          </table:table-cell>
          <table:table-cell office:value-type="float" office:value="20357000" calcext:value-type="float">
            <text:p>20357000</text:p>
          </table:table-cell>
          <table:table-cell office:value-type="float" office:value="19676000" calcext:value-type="float">
            <text:p>19676000</text:p>
          </table:table-cell>
          <table:table-cell office:value-type="float" office:value="14680000" calcext:value-type="float">
            <text:p>14680000</text:p>
          </table:table-cell>
          <table:table-cell office:value-type="float" office:value="18069000" calcext:value-type="float">
            <text:p>18069000</text:p>
          </table:table-cell>
          <table:table-cell office:value-type="float" office:value="14920000" calcext:value-type="float">
            <text:p>14920000</text:p>
          </table:table-cell>
          <table:table-cell office:value-type="float" office:value="14684000" calcext:value-type="float">
            <text:p>14684000</text:p>
          </table:table-cell>
          <table:table-cell office:value-type="float" office:value="14744000" calcext:value-type="float">
            <text:p>14744000</text:p>
          </table:table-cell>
          <table:table-cell office:value-type="float" office:value="18006000" calcext:value-type="float">
            <text:p>18006000</text:p>
          </table:table-cell>
          <table:table-cell office:value-type="float" office:value="18561000" calcext:value-type="float">
            <text:p>18561000</text:p>
          </table:table-cell>
          <table:table-cell office:value-type="float" office:value="19895000" calcext:value-type="float">
            <text:p>19895000</text:p>
          </table:table-cell>
          <table:table-cell office:value-type="float" office:value="20124000" calcext:value-type="float">
            <text:p>20124000</text:p>
          </table:table-cell>
          <table:table-cell office:value-type="float" office:value="17314000" calcext:value-type="float">
            <text:p>17314000</text:p>
          </table:table-cell>
          <table:table-cell office:value-type="float" office:value="19760000" calcext:value-type="float">
            <text:p>19760000</text:p>
          </table:table-cell>
          <table:table-cell office:value-type="float" office:value="14331000" calcext:value-type="float">
            <text:p>14331000</text:p>
          </table:table-cell>
          <table:table-cell office:value-type="float" office:value="20909000" calcext:value-type="float">
            <text:p>20909000</text:p>
          </table:table-cell>
          <table:table-cell office:value-type="float" office:value="18898000" calcext:value-type="float">
            <text:p>18898000</text:p>
          </table:table-cell>
          <table:table-cell office:value-type="float" office:value="17739000" calcext:value-type="float">
            <text:p>17739000</text:p>
          </table:table-cell>
          <table:table-cell office:value-type="float" office:value="17917000" calcext:value-type="float">
            <text:p>17917000</text:p>
          </table:table-cell>
          <table:table-cell office:value-type="float" office:value="20950000" calcext:value-type="float">
            <text:p>20950000</text:p>
          </table:table-cell>
          <table:table-cell office:value-type="float" office:value="14449000" calcext:value-type="float">
            <text:p>14449000</text:p>
          </table:table-cell>
          <table:table-cell office:value-type="float" office:value="14366000" calcext:value-type="float">
            <text:p>14366000</text:p>
          </table:table-cell>
          <table:table-cell office:value-type="float" office:value="14352000" calcext:value-type="float">
            <text:p>14352000</text:p>
          </table:table-cell>
          <table:table-cell office:value-type="float" office:value="14333000" calcext:value-type="float">
            <text:p>14333000</text:p>
          </table:table-cell>
          <table:table-cell office:value-type="float" office:value="19763000" calcext:value-type="float">
            <text:p>19763000</text:p>
          </table:table-cell>
          <table:table-cell office:value-type="float" office:value="19608000" calcext:value-type="float">
            <text:p>19608000</text:p>
          </table:table-cell>
          <table:table-cell office:value-type="float" office:value="14496000" calcext:value-type="float">
            <text:p>14496000</text:p>
          </table:table-cell>
          <table:table-cell office:value-type="float" office:value="14342000" calcext:value-type="float">
            <text:p>14342000</text:p>
          </table:table-cell>
          <table:table-cell office:value-type="float" office:value="20129000" calcext:value-type="float">
            <text:p>20129000</text:p>
          </table:table-cell>
          <table:table-cell office:value-type="float" office:value="14271000" calcext:value-type="float">
            <text:p>14271000</text:p>
          </table:table-cell>
          <table:table-cell office:value-type="float" office:value="18607000" calcext:value-type="float">
            <text:p>18607000</text:p>
          </table:table-cell>
          <table:table-cell office:value-type="float" office:value="19339000" calcext:value-type="float">
            <text:p>19339000</text:p>
          </table:table-cell>
          <table:table-cell office:value-type="float" office:value="20128000" calcext:value-type="float">
            <text:p>20128000</text:p>
          </table:table-cell>
          <table:table-cell office:value-type="float" office:value="20624000" calcext:value-type="float">
            <text:p>20624000</text:p>
          </table:table-cell>
          <table:table-cell office:value-type="float" office:value="14533000" calcext:value-type="float">
            <text:p>14533000</text:p>
          </table:table-cell>
          <table:table-cell office:value-type="float" office:value="19830000" calcext:value-type="float">
            <text:p>19830000</text:p>
          </table:table-cell>
          <table:table-cell office:value-type="float" office:value="14452000" calcext:value-type="float">
            <text:p>14452000</text:p>
          </table:table-cell>
          <table:table-cell office:value-type="float" office:value="18693000" calcext:value-type="float">
            <text:p>18693000</text:p>
          </table:table-cell>
          <table:table-cell office:value-type="float" office:value="14957000" calcext:value-type="float">
            <text:p>14957000</text:p>
          </table:table-cell>
          <table:table-cell office:value-type="float" office:value="17534000" calcext:value-type="float">
            <text:p>17534000</text:p>
          </table:table-cell>
          <table:table-cell office:value-type="float" office:value="20855000" calcext:value-type="float">
            <text:p>20855000</text:p>
          </table:table-cell>
          <table:table-cell office:value-type="float" office:value="18309000" calcext:value-type="float">
            <text:p>18309000</text:p>
          </table:table-cell>
          <table:table-cell office:value-type="float" office:value="19248000" calcext:value-type="float">
            <text:p>19248000</text:p>
          </table:table-cell>
          <table:table-cell office:value-type="float" office:value="19768000" calcext:value-type="float">
            <text:p>19768000</text:p>
          </table:table-cell>
          <table:table-cell office:value-type="float" office:value="20534000" calcext:value-type="float">
            <text:p>20534000</text:p>
          </table:table-cell>
          <table:table-cell office:value-type="float" office:value="17965000" calcext:value-type="float">
            <text:p>17965000</text:p>
          </table:table-cell>
          <table:table-cell office:value-type="float" office:value="20945000" calcext:value-type="float">
            <text:p>20945000</text:p>
          </table:table-cell>
          <table:table-cell office:value-type="float" office:value="14406000" calcext:value-type="float">
            <text:p>14406000</text:p>
          </table:table-cell>
          <table:table-cell office:value-type="float" office:value="20455000" calcext:value-type="float">
            <text:p>20455000</text:p>
          </table:table-cell>
          <table:table-cell office:value-type="float" office:value="20105000" calcext:value-type="float">
            <text:p>20105000</text:p>
          </table:table-cell>
          <table:table-cell office:value-type="float" office:value="20776000" calcext:value-type="float">
            <text:p>20776000</text:p>
          </table:table-cell>
          <table:table-cell office:value-type="float" office:value="14910000" calcext:value-type="float">
            <text:p>14910000</text:p>
          </table:table-cell>
          <table:table-cell office:value-type="float" office:value="14815000" calcext:value-type="float">
            <text:p>14815000</text:p>
          </table:table-cell>
          <table:table-cell office:value-type="float" office:value="17845000" calcext:value-type="float">
            <text:p>17845000</text:p>
          </table:table-cell>
          <table:table-cell office:value-type="float" office:value="14416000" calcext:value-type="float">
            <text:p>14416000</text:p>
          </table:table-cell>
          <table:table-cell office:value-type="float" office:value="20586000" calcext:value-type="float">
            <text:p>20586000</text:p>
          </table:table-cell>
          <table:table-cell office:value-type="float" office:value="20637000" calcext:value-type="float">
            <text:p>20637000</text:p>
          </table:table-cell>
          <table:table-cell office:value-type="float" office:value="20031000" calcext:value-type="float">
            <text:p>20031000</text:p>
          </table:table-cell>
          <table:table-cell office:value-type="float" office:value="17779000" calcext:value-type="float">
            <text:p>17779000</text:p>
          </table:table-cell>
          <table:table-cell office:value-type="float" office:value="19402000" calcext:value-type="float">
            <text:p>19402000</text:p>
          </table:table-cell>
          <table:table-cell office:value-type="float" office:value="18466000" calcext:value-type="float">
            <text:p>18466000</text:p>
          </table:table-cell>
          <table:table-cell office:value-type="float" office:value="14356000" calcext:value-type="float">
            <text:p>14356000</text:p>
          </table:table-cell>
          <table:table-cell office:value-type="float" office:value="14475000" calcext:value-type="float">
            <text:p>14475000</text:p>
          </table:table-cell>
          <table:table-cell office:value-type="float" office:value="19046000" calcext:value-type="float">
            <text:p>19046000</text:p>
          </table:table-cell>
          <table:table-cell office:value-type="float" office:value="17353000" calcext:value-type="float">
            <text:p>17353000</text:p>
          </table:table-cell>
          <table:table-cell office:value-type="float" office:value="19284000" calcext:value-type="float">
            <text:p>19284000</text:p>
          </table:table-cell>
          <table:table-cell office:value-type="float" office:value="17336000" calcext:value-type="float">
            <text:p>17336000</text:p>
          </table:table-cell>
          <table:table-cell office:value-type="float" office:value="20480000" calcext:value-type="float">
            <text:p>20480000</text:p>
          </table:table-cell>
          <table:table-cell office:value-type="float" office:value="18305000" calcext:value-type="float">
            <text:p>18305000</text:p>
          </table:table-cell>
          <table:table-cell office:value-type="float" office:value="17764000" calcext:value-type="float">
            <text:p>17764000</text:p>
          </table:table-cell>
          <table:table-cell office:value-type="float" office:value="20668000" calcext:value-type="float">
            <text:p>20668000</text:p>
          </table:table-cell>
          <table:table-cell office:value-type="float" office:value="17499000" calcext:value-type="float">
            <text:p>17499000</text:p>
          </table:table-cell>
          <table:table-cell office:value-type="float" office:value="18691000" calcext:value-type="float">
            <text:p>18691000</text:p>
          </table:table-cell>
          <table:table-cell office:value-type="float" office:value="21062000" calcext:value-type="float">
            <text:p>21062000</text:p>
          </table:table-cell>
          <table:table-cell office:value-type="float" office:value="18711000" calcext:value-type="float">
            <text:p>18711000</text:p>
          </table:table-cell>
          <table:table-cell office:value-type="float" office:value="17465000" calcext:value-type="float">
            <text:p>17465000</text:p>
          </table:table-cell>
          <table:table-cell office:value-type="float" office:value="18164000" calcext:value-type="float">
            <text:p>18164000</text:p>
          </table:table-cell>
          <table:table-cell office:value-type="float" office:value="18043000" calcext:value-type="float">
            <text:p>18043000</text:p>
          </table:table-cell>
          <table:table-cell office:value-type="float" office:value="19996000" calcext:value-type="float">
            <text:p>19996000</text:p>
          </table:table-cell>
          <table:table-cell office:value-type="float" office:value="20001000" calcext:value-type="float">
            <text:p>20001000</text:p>
          </table:table-cell>
          <table:table-cell office:value-type="float" office:value="21198000" calcext:value-type="float">
            <text:p>21198000</text:p>
          </table:table-cell>
          <table:table-cell office:value-type="float" office:value="17238000" calcext:value-type="float">
            <text:p>17238000</text:p>
          </table:table-cell>
          <table:table-cell office:value-type="float" office:value="20210000" calcext:value-type="float">
            <text:p>20210000</text:p>
          </table:table-cell>
          <table:table-cell office:value-type="float" office:value="17311000" calcext:value-type="float">
            <text:p>17311000</text:p>
          </table:table-cell>
          <table:table-cell office:value-type="float" office:value="19664000" calcext:value-type="float">
            <text:p>19664000</text:p>
          </table:table-cell>
          <table:table-cell office:value-type="float" office:value="17383000" calcext:value-type="float">
            <text:p>17383000</text:p>
          </table:table-cell>
          <table:table-cell office:value-type="float" office:value="19769000" calcext:value-type="float">
            <text:p>19769000</text:p>
          </table:table-cell>
          <table:table-cell/>
          <table:table-cell office:value-type="float" office:value="72" calcext:value-type="float">
            <text:p>72</text:p>
          </table:table-cell>
          <table:table-cell table:formula="of:=AVERAGE([.A48:.CV48])" office:value-type="float" office:value="18147200" calcext:value-type="float">
            <text:p>18147200</text:p>
          </table:table-cell>
        </table:table-row>
        <table:table-row table:style-name="ro1">
          <table:table-cell office:value-type="float" office:value="21289000" calcext:value-type="float">
            <text:p>21289000</text:p>
          </table:table-cell>
          <table:table-cell office:value-type="float" office:value="19002000" calcext:value-type="float">
            <text:p>19002000</text:p>
          </table:table-cell>
          <table:table-cell office:value-type="float" office:value="21214000" calcext:value-type="float">
            <text:p>21214000</text:p>
          </table:table-cell>
          <table:table-cell office:value-type="float" office:value="21032000" calcext:value-type="float">
            <text:p>21032000</text:p>
          </table:table-cell>
          <table:table-cell office:value-type="float" office:value="20549000" calcext:value-type="float">
            <text:p>20549000</text:p>
          </table:table-cell>
          <table:table-cell office:value-type="float" office:value="18315000" calcext:value-type="float">
            <text:p>18315000</text:p>
          </table:table-cell>
          <table:table-cell office:value-type="float" office:value="20816000" calcext:value-type="float">
            <text:p>20816000</text:p>
          </table:table-cell>
          <table:table-cell office:value-type="float" office:value="19928000" calcext:value-type="float">
            <text:p>19928000</text:p>
          </table:table-cell>
          <table:table-cell office:value-type="float" office:value="19556000" calcext:value-type="float">
            <text:p>19556000</text:p>
          </table:table-cell>
          <table:table-cell office:value-type="float" office:value="19923000" calcext:value-type="float">
            <text:p>19923000</text:p>
          </table:table-cell>
          <table:table-cell office:value-type="float" office:value="17306000" calcext:value-type="float">
            <text:p>17306000</text:p>
          </table:table-cell>
          <table:table-cell office:value-type="float" office:value="18815000" calcext:value-type="float">
            <text:p>18815000</text:p>
          </table:table-cell>
          <table:table-cell office:value-type="float" office:value="19416000" calcext:value-type="float">
            <text:p>19416000</text:p>
          </table:table-cell>
          <table:table-cell office:value-type="float" office:value="18671000" calcext:value-type="float">
            <text:p>18671000</text:p>
          </table:table-cell>
          <table:table-cell office:value-type="float" office:value="18567000" calcext:value-type="float">
            <text:p>18567000</text:p>
          </table:table-cell>
          <table:table-cell office:value-type="float" office:value="19655000" calcext:value-type="float">
            <text:p>19655000</text:p>
          </table:table-cell>
          <table:table-cell office:value-type="float" office:value="18352000" calcext:value-type="float">
            <text:p>18352000</text:p>
          </table:table-cell>
          <table:table-cell office:value-type="float" office:value="18511000" calcext:value-type="float">
            <text:p>18511000</text:p>
          </table:table-cell>
          <table:table-cell office:value-type="float" office:value="20067000" calcext:value-type="float">
            <text:p>20067000</text:p>
          </table:table-cell>
          <table:table-cell office:value-type="float" office:value="17759000" calcext:value-type="float">
            <text:p>17759000</text:p>
          </table:table-cell>
          <table:table-cell office:value-type="float" office:value="20537000" calcext:value-type="float">
            <text:p>20537000</text:p>
          </table:table-cell>
          <table:table-cell office:value-type="float" office:value="20778000" calcext:value-type="float">
            <text:p>20778000</text:p>
          </table:table-cell>
          <table:table-cell office:value-type="float" office:value="20677000" calcext:value-type="float">
            <text:p>20677000</text:p>
          </table:table-cell>
          <table:table-cell office:value-type="float" office:value="19682000" calcext:value-type="float">
            <text:p>19682000</text:p>
          </table:table-cell>
          <table:table-cell office:value-type="float" office:value="18625000" calcext:value-type="float">
            <text:p>18625000</text:p>
          </table:table-cell>
          <table:table-cell office:value-type="float" office:value="18291000" calcext:value-type="float">
            <text:p>18291000</text:p>
          </table:table-cell>
          <table:table-cell office:value-type="float" office:value="18470000" calcext:value-type="float">
            <text:p>18470000</text:p>
          </table:table-cell>
          <table:table-cell office:value-type="float" office:value="19999000" calcext:value-type="float">
            <text:p>19999000</text:p>
          </table:table-cell>
          <table:table-cell office:value-type="float" office:value="15185000" calcext:value-type="float">
            <text:p>15185000</text:p>
          </table:table-cell>
          <table:table-cell office:value-type="float" office:value="18848000" calcext:value-type="float">
            <text:p>18848000</text:p>
          </table:table-cell>
          <table:table-cell office:value-type="float" office:value="17856000" calcext:value-type="float">
            <text:p>17856000</text:p>
          </table:table-cell>
          <table:table-cell office:value-type="float" office:value="17832000" calcext:value-type="float">
            <text:p>17832000</text:p>
          </table:table-cell>
          <table:table-cell office:value-type="float" office:value="17787000" calcext:value-type="float">
            <text:p>17787000</text:p>
          </table:table-cell>
          <table:table-cell office:value-type="float" office:value="19088000" calcext:value-type="float">
            <text:p>19088000</text:p>
          </table:table-cell>
          <table:table-cell office:value-type="float" office:value="21327000" calcext:value-type="float">
            <text:p>21327000</text:p>
          </table:table-cell>
          <table:table-cell office:value-type="float" office:value="20306000" calcext:value-type="float">
            <text:p>20306000</text:p>
          </table:table-cell>
          <table:table-cell office:value-type="float" office:value="17541000" calcext:value-type="float">
            <text:p>17541000</text:p>
          </table:table-cell>
          <table:table-cell office:value-type="float" office:value="17781000" calcext:value-type="float">
            <text:p>17781000</text:p>
          </table:table-cell>
          <table:table-cell office:value-type="float" office:value="19112000" calcext:value-type="float">
            <text:p>19112000</text:p>
          </table:table-cell>
          <table:table-cell office:value-type="float" office:value="19100000" calcext:value-type="float">
            <text:p>19100000</text:p>
          </table:table-cell>
          <table:table-cell office:value-type="float" office:value="20907000" calcext:value-type="float">
            <text:p>20907000</text:p>
          </table:table-cell>
          <table:table-cell office:value-type="float" office:value="19760000" calcext:value-type="float">
            <text:p>19760000</text:p>
          </table:table-cell>
          <table:table-cell office:value-type="float" office:value="17794000" calcext:value-type="float">
            <text:p>17794000</text:p>
          </table:table-cell>
          <table:table-cell office:value-type="float" office:value="17736000" calcext:value-type="float">
            <text:p>17736000</text:p>
          </table:table-cell>
          <table:table-cell office:value-type="float" office:value="19850000" calcext:value-type="float">
            <text:p>19850000</text:p>
          </table:table-cell>
          <table:table-cell office:value-type="float" office:value="19774000" calcext:value-type="float">
            <text:p>19774000</text:p>
          </table:table-cell>
          <table:table-cell office:value-type="float" office:value="21413000" calcext:value-type="float">
            <text:p>21413000</text:p>
          </table:table-cell>
          <table:table-cell office:value-type="float" office:value="19457000" calcext:value-type="float">
            <text:p>19457000</text:p>
          </table:table-cell>
          <table:table-cell office:value-type="float" office:value="20808000" calcext:value-type="float">
            <text:p>20808000</text:p>
          </table:table-cell>
          <table:table-cell office:value-type="float" office:value="19261000" calcext:value-type="float">
            <text:p>19261000</text:p>
          </table:table-cell>
          <table:table-cell office:value-type="float" office:value="17338000" calcext:value-type="float">
            <text:p>17338000</text:p>
          </table:table-cell>
          <table:table-cell office:value-type="float" office:value="18248000" calcext:value-type="float">
            <text:p>18248000</text:p>
          </table:table-cell>
          <table:table-cell office:value-type="float" office:value="17817000" calcext:value-type="float">
            <text:p>17817000</text:p>
          </table:table-cell>
          <table:table-cell office:value-type="float" office:value="20445000" calcext:value-type="float">
            <text:p>20445000</text:p>
          </table:table-cell>
          <table:table-cell office:value-type="float" office:value="20085000" calcext:value-type="float">
            <text:p>20085000</text:p>
          </table:table-cell>
          <table:table-cell office:value-type="float" office:value="19770000" calcext:value-type="float">
            <text:p>19770000</text:p>
          </table:table-cell>
          <table:table-cell office:value-type="float" office:value="18223000" calcext:value-type="float">
            <text:p>18223000</text:p>
          </table:table-cell>
          <table:table-cell office:value-type="float" office:value="15059000" calcext:value-type="float">
            <text:p>15059000</text:p>
          </table:table-cell>
          <table:table-cell office:value-type="float" office:value="18520000" calcext:value-type="float">
            <text:p>18520000</text:p>
          </table:table-cell>
          <table:table-cell office:value-type="float" office:value="15279000" calcext:value-type="float">
            <text:p>15279000</text:p>
          </table:table-cell>
          <table:table-cell office:value-type="float" office:value="20195000" calcext:value-type="float">
            <text:p>20195000</text:p>
          </table:table-cell>
          <table:table-cell office:value-type="float" office:value="17388000" calcext:value-type="float">
            <text:p>17388000</text:p>
          </table:table-cell>
          <table:table-cell office:value-type="float" office:value="19084000" calcext:value-type="float">
            <text:p>19084000</text:p>
          </table:table-cell>
          <table:table-cell office:value-type="float" office:value="14863000" calcext:value-type="float">
            <text:p>14863000</text:p>
          </table:table-cell>
          <table:table-cell office:value-type="float" office:value="17666000" calcext:value-type="float">
            <text:p>17666000</text:p>
          </table:table-cell>
          <table:table-cell office:value-type="float" office:value="19062000" calcext:value-type="float">
            <text:p>19062000</text:p>
          </table:table-cell>
          <table:table-cell office:value-type="float" office:value="19573000" calcext:value-type="float">
            <text:p>19573000</text:p>
          </table:table-cell>
          <table:table-cell office:value-type="float" office:value="14995000" calcext:value-type="float">
            <text:p>14995000</text:p>
          </table:table-cell>
          <table:table-cell office:value-type="float" office:value="17528000" calcext:value-type="float">
            <text:p>17528000</text:p>
          </table:table-cell>
          <table:table-cell office:value-type="float" office:value="20823000" calcext:value-type="float">
            <text:p>20823000</text:p>
          </table:table-cell>
          <table:table-cell office:value-type="float" office:value="21186000" calcext:value-type="float">
            <text:p>21186000</text:p>
          </table:table-cell>
          <table:table-cell office:value-type="float" office:value="21248000" calcext:value-type="float">
            <text:p>21248000</text:p>
          </table:table-cell>
          <table:table-cell office:value-type="float" office:value="21407000" calcext:value-type="float">
            <text:p>21407000</text:p>
          </table:table-cell>
          <table:table-cell office:value-type="float" office:value="20036000" calcext:value-type="float">
            <text:p>20036000</text:p>
          </table:table-cell>
          <table:table-cell office:value-type="float" office:value="20281000" calcext:value-type="float">
            <text:p>20281000</text:p>
          </table:table-cell>
          <table:table-cell office:value-type="float" office:value="15147000" calcext:value-type="float">
            <text:p>15147000</text:p>
          </table:table-cell>
          <table:table-cell office:value-type="float" office:value="21105000" calcext:value-type="float">
            <text:p>21105000</text:p>
          </table:table-cell>
          <table:table-cell office:value-type="float" office:value="21091000" calcext:value-type="float">
            <text:p>21091000</text:p>
          </table:table-cell>
          <table:table-cell office:value-type="float" office:value="19926000" calcext:value-type="float">
            <text:p>19926000</text:p>
          </table:table-cell>
          <table:table-cell office:value-type="float" office:value="14940000" calcext:value-type="float">
            <text:p>14940000</text:p>
          </table:table-cell>
          <table:table-cell office:value-type="float" office:value="19751000" calcext:value-type="float">
            <text:p>19751000</text:p>
          </table:table-cell>
          <table:table-cell office:value-type="float" office:value="19255000" calcext:value-type="float">
            <text:p>19255000</text:p>
          </table:table-cell>
          <table:table-cell office:value-type="float" office:value="20061000" calcext:value-type="float">
            <text:p>20061000</text:p>
          </table:table-cell>
          <table:table-cell office:value-type="float" office:value="20515000" calcext:value-type="float">
            <text:p>20515000</text:p>
          </table:table-cell>
          <table:table-cell office:value-type="float" office:value="20548000" calcext:value-type="float">
            <text:p>20548000</text:p>
          </table:table-cell>
          <table:table-cell office:value-type="float" office:value="19008000" calcext:value-type="float">
            <text:p>19008000</text:p>
          </table:table-cell>
          <table:table-cell office:value-type="float" office:value="18205000" calcext:value-type="float">
            <text:p>18205000</text:p>
          </table:table-cell>
          <table:table-cell office:value-type="float" office:value="20211000" calcext:value-type="float">
            <text:p>20211000</text:p>
          </table:table-cell>
          <table:table-cell office:value-type="float" office:value="17875000" calcext:value-type="float">
            <text:p>17875000</text:p>
          </table:table-cell>
          <table:table-cell office:value-type="float" office:value="19739000" calcext:value-type="float">
            <text:p>19739000</text:p>
          </table:table-cell>
          <table:table-cell office:value-type="float" office:value="19135000" calcext:value-type="float">
            <text:p>19135000</text:p>
          </table:table-cell>
          <table:table-cell office:value-type="float" office:value="19692000" calcext:value-type="float">
            <text:p>19692000</text:p>
          </table:table-cell>
          <table:table-cell office:value-type="float" office:value="14584000" calcext:value-type="float">
            <text:p>14584000</text:p>
          </table:table-cell>
          <table:table-cell office:value-type="float" office:value="14695000" calcext:value-type="float">
            <text:p>14695000</text:p>
          </table:table-cell>
          <table:table-cell office:value-type="float" office:value="20255000" calcext:value-type="float">
            <text:p>20255000</text:p>
          </table:table-cell>
          <table:table-cell office:value-type="float" office:value="19710000" calcext:value-type="float">
            <text:p>19710000</text:p>
          </table:table-cell>
          <table:table-cell office:value-type="float" office:value="15266000" calcext:value-type="float">
            <text:p>15266000</text:p>
          </table:table-cell>
          <table:table-cell office:value-type="float" office:value="19504000" calcext:value-type="float">
            <text:p>19504000</text:p>
          </table:table-cell>
          <table:table-cell office:value-type="float" office:value="18499000" calcext:value-type="float">
            <text:p>18499000</text:p>
          </table:table-cell>
          <table:table-cell office:value-type="float" office:value="17532000" calcext:value-type="float">
            <text:p>175320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AVERAGE([.A49:.CV49])" office:value-type="float" office:value="18966930" calcext:value-type="float">
            <text:p>18966930</text:p>
          </table:table-cell>
        </table:table-row>
        <table:table-row table:style-name="ro1">
          <table:table-cell office:value-type="float" office:value="15398000" calcext:value-type="float">
            <text:p>15398000</text:p>
          </table:table-cell>
          <table:table-cell office:value-type="float" office:value="15058000" calcext:value-type="float">
            <text:p>15058000</text:p>
          </table:table-cell>
          <table:table-cell office:value-type="float" office:value="15886000" calcext:value-type="float">
            <text:p>15886000</text:p>
          </table:table-cell>
          <table:table-cell office:value-type="float" office:value="15348000" calcext:value-type="float">
            <text:p>15348000</text:p>
          </table:table-cell>
          <table:table-cell office:value-type="float" office:value="19672000" calcext:value-type="float">
            <text:p>19672000</text:p>
          </table:table-cell>
          <table:table-cell office:value-type="float" office:value="21074000" calcext:value-type="float">
            <text:p>21074000</text:p>
          </table:table-cell>
          <table:table-cell office:value-type="float" office:value="20217000" calcext:value-type="float">
            <text:p>20217000</text:p>
          </table:table-cell>
          <table:table-cell office:value-type="float" office:value="20111000" calcext:value-type="float">
            <text:p>20111000</text:p>
          </table:table-cell>
          <table:table-cell office:value-type="float" office:value="21629000" calcext:value-type="float">
            <text:p>21629000</text:p>
          </table:table-cell>
          <table:table-cell office:value-type="float" office:value="18480000" calcext:value-type="float">
            <text:p>18480000</text:p>
          </table:table-cell>
          <table:table-cell office:value-type="float" office:value="15409000" calcext:value-type="float">
            <text:p>15409000</text:p>
          </table:table-cell>
          <table:table-cell office:value-type="float" office:value="18555000" calcext:value-type="float">
            <text:p>18555000</text:p>
          </table:table-cell>
          <table:table-cell office:value-type="float" office:value="14931000" calcext:value-type="float">
            <text:p>14931000</text:p>
          </table:table-cell>
          <table:table-cell office:value-type="float" office:value="15089000" calcext:value-type="float">
            <text:p>15089000</text:p>
          </table:table-cell>
          <table:table-cell office:value-type="float" office:value="19570000" calcext:value-type="float">
            <text:p>19570000</text:p>
          </table:table-cell>
          <table:table-cell office:value-type="float" office:value="17939000" calcext:value-type="float">
            <text:p>17939000</text:p>
          </table:table-cell>
          <table:table-cell office:value-type="float" office:value="14904000" calcext:value-type="float">
            <text:p>14904000</text:p>
          </table:table-cell>
          <table:table-cell office:value-type="float" office:value="21022000" calcext:value-type="float">
            <text:p>21022000</text:p>
          </table:table-cell>
          <table:table-cell office:value-type="float" office:value="20651000" calcext:value-type="float">
            <text:p>20651000</text:p>
          </table:table-cell>
          <table:table-cell office:value-type="float" office:value="18390000" calcext:value-type="float">
            <text:p>18390000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21134000" calcext:value-type="float">
            <text:p>21134000</text:p>
          </table:table-cell>
          <table:table-cell office:value-type="float" office:value="18628000" calcext:value-type="float">
            <text:p>18628000</text:p>
          </table:table-cell>
          <table:table-cell office:value-type="float" office:value="20897000" calcext:value-type="float">
            <text:p>20897000</text:p>
          </table:table-cell>
          <table:table-cell office:value-type="float" office:value="17570000" calcext:value-type="float">
            <text:p>17570000</text:p>
          </table:table-cell>
          <table:table-cell office:value-type="float" office:value="18521000" calcext:value-type="float">
            <text:p>18521000</text:p>
          </table:table-cell>
          <table:table-cell office:value-type="float" office:value="21117000" calcext:value-type="float">
            <text:p>21117000</text:p>
          </table:table-cell>
          <table:table-cell office:value-type="float" office:value="20911000" calcext:value-type="float">
            <text:p>20911000</text:p>
          </table:table-cell>
          <table:table-cell office:value-type="float" office:value="19735000" calcext:value-type="float">
            <text:p>19735000</text:p>
          </table:table-cell>
          <table:table-cell office:value-type="float" office:value="21505000" calcext:value-type="float">
            <text:p>21505000</text:p>
          </table:table-cell>
          <table:table-cell office:value-type="float" office:value="18112000" calcext:value-type="float">
            <text:p>18112000</text:p>
          </table:table-cell>
          <table:table-cell office:value-type="float" office:value="18861000" calcext:value-type="float">
            <text:p>18861000</text:p>
          </table:table-cell>
          <table:table-cell office:value-type="float" office:value="19671000" calcext:value-type="float">
            <text:p>19671000</text:p>
          </table:table-cell>
          <table:table-cell office:value-type="float" office:value="15397000" calcext:value-type="float">
            <text:p>15397000</text:p>
          </table:table-cell>
          <table:table-cell office:value-type="float" office:value="20328000" calcext:value-type="float">
            <text:p>20328000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18340000" calcext:value-type="float">
            <text:p>18340000</text:p>
          </table:table-cell>
          <table:table-cell office:value-type="float" office:value="17205000" calcext:value-type="float">
            <text:p>17205000</text:p>
          </table:table-cell>
          <table:table-cell office:value-type="float" office:value="21425000" calcext:value-type="float">
            <text:p>21425000</text:p>
          </table:table-cell>
          <table:table-cell office:value-type="float" office:value="19071000" calcext:value-type="float">
            <text:p>19071000</text:p>
          </table:table-cell>
          <table:table-cell office:value-type="float" office:value="18924000" calcext:value-type="float">
            <text:p>18924000</text:p>
          </table:table-cell>
          <table:table-cell office:value-type="float" office:value="18745000" calcext:value-type="float">
            <text:p>18745000</text:p>
          </table:table-cell>
          <table:table-cell office:value-type="float" office:value="15128000" calcext:value-type="float">
            <text:p>15128000</text:p>
          </table:table-cell>
          <table:table-cell office:value-type="float" office:value="21029000" calcext:value-type="float">
            <text:p>21029000</text:p>
          </table:table-cell>
          <table:table-cell office:value-type="float" office:value="20105000" calcext:value-type="float">
            <text:p>20105000</text:p>
          </table:table-cell>
          <table:table-cell office:value-type="float" office:value="19149000" calcext:value-type="float">
            <text:p>19149000</text:p>
          </table:table-cell>
          <table:table-cell office:value-type="float" office:value="19776000" calcext:value-type="float">
            <text:p>19776000</text:p>
          </table:table-cell>
          <table:table-cell office:value-type="float" office:value="14823000" calcext:value-type="float">
            <text:p>14823000</text:p>
          </table:table-cell>
          <table:table-cell office:value-type="float" office:value="14868000" calcext:value-type="float">
            <text:p>14868000</text:p>
          </table:table-cell>
          <table:table-cell office:value-type="float" office:value="19091000" calcext:value-type="float">
            <text:p>19091000</text:p>
          </table:table-cell>
          <table:table-cell office:value-type="float" office:value="21413000" calcext:value-type="float">
            <text:p>21413000</text:p>
          </table:table-cell>
          <table:table-cell office:value-type="float" office:value="20756000" calcext:value-type="float">
            <text:p>20756000</text:p>
          </table:table-cell>
          <table:table-cell office:value-type="float" office:value="19530000" calcext:value-type="float">
            <text:p>19530000</text:p>
          </table:table-cell>
          <table:table-cell office:value-type="float" office:value="20088000" calcext:value-type="float">
            <text:p>20088000</text:p>
          </table:table-cell>
          <table:table-cell office:value-type="float" office:value="18841000" calcext:value-type="float">
            <text:p>18841000</text:p>
          </table:table-cell>
          <table:table-cell office:value-type="float" office:value="20397000" calcext:value-type="float">
            <text:p>20397000</text:p>
          </table:table-cell>
          <table:table-cell office:value-type="float" office:value="18371000" calcext:value-type="float">
            <text:p>18371000</text:p>
          </table:table-cell>
          <table:table-cell office:value-type="float" office:value="21221000" calcext:value-type="float">
            <text:p>21221000</text:p>
          </table:table-cell>
          <table:table-cell office:value-type="float" office:value="19115000" calcext:value-type="float">
            <text:p>19115000</text:p>
          </table:table-cell>
          <table:table-cell office:value-type="float" office:value="19838000" calcext:value-type="float">
            <text:p>19838000</text:p>
          </table:table-cell>
          <table:table-cell office:value-type="float" office:value="18873000" calcext:value-type="float">
            <text:p>18873000</text:p>
          </table:table-cell>
          <table:table-cell office:value-type="float" office:value="19217000" calcext:value-type="float">
            <text:p>19217000</text:p>
          </table:table-cell>
          <table:table-cell office:value-type="float" office:value="18532000" calcext:value-type="float">
            <text:p>18532000</text:p>
          </table:table-cell>
          <table:table-cell office:value-type="float" office:value="20243000" calcext:value-type="float">
            <text:p>20243000</text:p>
          </table:table-cell>
          <table:table-cell office:value-type="float" office:value="20251000" calcext:value-type="float">
            <text:p>20251000</text:p>
          </table:table-cell>
          <table:table-cell office:value-type="float" office:value="18063000" calcext:value-type="float">
            <text:p>18063000</text:p>
          </table:table-cell>
          <table:table-cell office:value-type="float" office:value="17860000" calcext:value-type="float">
            <text:p>17860000</text:p>
          </table:table-cell>
          <table:table-cell office:value-type="float" office:value="18372000" calcext:value-type="float">
            <text:p>18372000</text:p>
          </table:table-cell>
          <table:table-cell office:value-type="float" office:value="18229000" calcext:value-type="float">
            <text:p>18229000</text:p>
          </table:table-cell>
          <table:table-cell office:value-type="float" office:value="20179000" calcext:value-type="float">
            <text:p>20179000</text:p>
          </table:table-cell>
          <table:table-cell office:value-type="float" office:value="21587000" calcext:value-type="float">
            <text:p>21587000</text:p>
          </table:table-cell>
          <table:table-cell office:value-type="float" office:value="19651000" calcext:value-type="float">
            <text:p>19651000</text:p>
          </table:table-cell>
          <table:table-cell office:value-type="float" office:value="18869000" calcext:value-type="float">
            <text:p>18869000</text:p>
          </table:table-cell>
          <table:table-cell office:value-type="float" office:value="21007000" calcext:value-type="float">
            <text:p>21007000</text:p>
          </table:table-cell>
          <table:table-cell office:value-type="float" office:value="18695000" calcext:value-type="float">
            <text:p>18695000</text:p>
          </table:table-cell>
          <table:table-cell office:value-type="float" office:value="15125000" calcext:value-type="float">
            <text:p>15125000</text:p>
          </table:table-cell>
          <table:table-cell office:value-type="float" office:value="21114000" calcext:value-type="float">
            <text:p>21114000</text:p>
          </table:table-cell>
          <table:table-cell office:value-type="float" office:value="18107000" calcext:value-type="float">
            <text:p>18107000</text:p>
          </table:table-cell>
          <table:table-cell office:value-type="float" office:value="18672000" calcext:value-type="float">
            <text:p>18672000</text:p>
          </table:table-cell>
          <table:table-cell office:value-type="float" office:value="17777000" calcext:value-type="float">
            <text:p>17777000</text:p>
          </table:table-cell>
          <table:table-cell office:value-type="float" office:value="21443000" calcext:value-type="float">
            <text:p>21443000</text:p>
          </table:table-cell>
          <table:table-cell office:value-type="float" office:value="20519000" calcext:value-type="float">
            <text:p>20519000</text:p>
          </table:table-cell>
          <table:table-cell office:value-type="float" office:value="19262000" calcext:value-type="float">
            <text:p>19262000</text:p>
          </table:table-cell>
          <table:table-cell office:value-type="float" office:value="18746000" calcext:value-type="float">
            <text:p>18746000</text:p>
          </table:table-cell>
          <table:table-cell office:value-type="float" office:value="17454000" calcext:value-type="float">
            <text:p>17454000</text:p>
          </table:table-cell>
          <table:table-cell office:value-type="float" office:value="17788000" calcext:value-type="float">
            <text:p>17788000</text:p>
          </table:table-cell>
          <table:table-cell office:value-type="float" office:value="20498000" calcext:value-type="float">
            <text:p>20498000</text:p>
          </table:table-cell>
          <table:table-cell office:value-type="float" office:value="19437000" calcext:value-type="float">
            <text:p>19437000</text:p>
          </table:table-cell>
          <table:table-cell office:value-type="float" office:value="21090000" calcext:value-type="float">
            <text:p>21090000</text:p>
          </table:table-cell>
          <table:table-cell office:value-type="float" office:value="19782000" calcext:value-type="float">
            <text:p>19782000</text:p>
          </table:table-cell>
          <table:table-cell office:value-type="float" office:value="21435000" calcext:value-type="float">
            <text:p>21435000</text:p>
          </table:table-cell>
          <table:table-cell office:value-type="float" office:value="20483000" calcext:value-type="float">
            <text:p>20483000</text:p>
          </table:table-cell>
          <table:table-cell office:value-type="float" office:value="19053000" calcext:value-type="float">
            <text:p>19053000</text:p>
          </table:table-cell>
          <table:table-cell office:value-type="float" office:value="19041000" calcext:value-type="float">
            <text:p>19041000</text:p>
          </table:table-cell>
          <table:table-cell office:value-type="float" office:value="15190000" calcext:value-type="float">
            <text:p>15190000</text:p>
          </table:table-cell>
          <table:table-cell office:value-type="float" office:value="19324000" calcext:value-type="float">
            <text:p>19324000</text:p>
          </table:table-cell>
          <table:table-cell office:value-type="float" office:value="19887000" calcext:value-type="float">
            <text:p>19887000</text:p>
          </table:table-cell>
          <table:table-cell office:value-type="float" office:value="17906000" calcext:value-type="float">
            <text:p>17906000</text:p>
          </table:table-cell>
          <table:table-cell office:value-type="float" office:value="19152000" calcext:value-type="float">
            <text:p>19152000</text:p>
          </table:table-cell>
          <table:table-cell office:value-type="float" office:value="21237000" calcext:value-type="float">
            <text:p>212370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AVERAGE([.A50:.CV50])" office:value-type="float" office:value="18913960" calcext:value-type="float">
            <text:p>18913960</text:p>
          </table:table-cell>
        </table:table-row>
        <table:table-row table:style-name="ro1">
          <table:table-cell office:value-type="float" office:value="15442000" calcext:value-type="float">
            <text:p>15442000</text:p>
          </table:table-cell>
          <table:table-cell office:value-type="float" office:value="21584000" calcext:value-type="float">
            <text:p>21584000</text:p>
          </table:table-cell>
          <table:table-cell office:value-type="float" office:value="19317000" calcext:value-type="float">
            <text:p>19317000</text:p>
          </table:table-cell>
          <table:table-cell office:value-type="float" office:value="15607000" calcext:value-type="float">
            <text:p>15607000</text:p>
          </table:table-cell>
          <table:table-cell office:value-type="float" office:value="20347000" calcext:value-type="float">
            <text:p>20347000</text:p>
          </table:table-cell>
          <table:table-cell office:value-type="float" office:value="20713000" calcext:value-type="float">
            <text:p>20713000</text:p>
          </table:table-cell>
          <table:table-cell office:value-type="float" office:value="20807000" calcext:value-type="float">
            <text:p>20807000</text:p>
          </table:table-cell>
          <table:table-cell office:value-type="float" office:value="21203000" calcext:value-type="float">
            <text:p>21203000</text:p>
          </table:table-cell>
          <table:table-cell office:value-type="float" office:value="20325000" calcext:value-type="float">
            <text:p>20325000</text:p>
          </table:table-cell>
          <table:table-cell office:value-type="float" office:value="21472000" calcext:value-type="float">
            <text:p>21472000</text:p>
          </table:table-cell>
          <table:table-cell office:value-type="float" office:value="20895000" calcext:value-type="float">
            <text:p>20895000</text:p>
          </table:table-cell>
          <table:table-cell office:value-type="float" office:value="21534000" calcext:value-type="float">
            <text:p>21534000</text:p>
          </table:table-cell>
          <table:table-cell office:value-type="float" office:value="18723000" calcext:value-type="float">
            <text:p>18723000</text:p>
          </table:table-cell>
          <table:table-cell office:value-type="float" office:value="20056000" calcext:value-type="float">
            <text:p>20056000</text:p>
          </table:table-cell>
          <table:table-cell office:value-type="float" office:value="22050000" calcext:value-type="float">
            <text:p>22050000</text:p>
          </table:table-cell>
          <table:table-cell office:value-type="float" office:value="18565000" calcext:value-type="float">
            <text:p>18565000</text:p>
          </table:table-cell>
          <table:table-cell office:value-type="float" office:value="20579000" calcext:value-type="float">
            <text:p>20579000</text:p>
          </table:table-cell>
          <table:table-cell office:value-type="float" office:value="18953000" calcext:value-type="float">
            <text:p>18953000</text:p>
          </table:table-cell>
          <table:table-cell office:value-type="float" office:value="19013000" calcext:value-type="float">
            <text:p>19013000</text:p>
          </table:table-cell>
          <table:table-cell office:value-type="float" office:value="21905000" calcext:value-type="float">
            <text:p>21905000</text:p>
          </table:table-cell>
          <table:table-cell office:value-type="float" office:value="21165000" calcext:value-type="float">
            <text:p>21165000</text:p>
          </table:table-cell>
          <table:table-cell office:value-type="float" office:value="19331000" calcext:value-type="float">
            <text:p>19331000</text:p>
          </table:table-cell>
          <table:table-cell office:value-type="float" office:value="17905000" calcext:value-type="float">
            <text:p>17905000</text:p>
          </table:table-cell>
          <table:table-cell office:value-type="float" office:value="19106000" calcext:value-type="float">
            <text:p>19106000</text:p>
          </table:table-cell>
          <table:table-cell office:value-type="float" office:value="15629000" calcext:value-type="float">
            <text:p>15629000</text:p>
          </table:table-cell>
          <table:table-cell office:value-type="float" office:value="21104000" calcext:value-type="float">
            <text:p>21104000</text:p>
          </table:table-cell>
          <table:table-cell office:value-type="float" office:value="21829000" calcext:value-type="float">
            <text:p>21829000</text:p>
          </table:table-cell>
          <table:table-cell office:value-type="float" office:value="20486000" calcext:value-type="float">
            <text:p>20486000</text:p>
          </table:table-cell>
          <table:table-cell office:value-type="float" office:value="19696000" calcext:value-type="float">
            <text:p>19696000</text:p>
          </table:table-cell>
          <table:table-cell office:value-type="float" office:value="18936000" calcext:value-type="float">
            <text:p>18936000</text:p>
          </table:table-cell>
          <table:table-cell office:value-type="float" office:value="19426000" calcext:value-type="float">
            <text:p>19426000</text:p>
          </table:table-cell>
          <table:table-cell office:value-type="float" office:value="20818000" calcext:value-type="float">
            <text:p>20818000</text:p>
          </table:table-cell>
          <table:table-cell office:value-type="float" office:value="19791000" calcext:value-type="float">
            <text:p>19791000</text:p>
          </table:table-cell>
          <table:table-cell office:value-type="float" office:value="21331000" calcext:value-type="float">
            <text:p>21331000</text:p>
          </table:table-cell>
          <table:table-cell office:value-type="float" office:value="15432000" calcext:value-type="float">
            <text:p>15432000</text:p>
          </table:table-cell>
          <table:table-cell office:value-type="float" office:value="20791000" calcext:value-type="float">
            <text:p>20791000</text:p>
          </table:table-cell>
          <table:table-cell office:value-type="float" office:value="21083000" calcext:value-type="float">
            <text:p>21083000</text:p>
          </table:table-cell>
          <table:table-cell office:value-type="float" office:value="17985000" calcext:value-type="float">
            <text:p>17985000</text:p>
          </table:table-cell>
          <table:table-cell office:value-type="float" office:value="19183000" calcext:value-type="float">
            <text:p>19183000</text:p>
          </table:table-cell>
          <table:table-cell office:value-type="float" office:value="19255000" calcext:value-type="float">
            <text:p>19255000</text:p>
          </table:table-cell>
          <table:table-cell office:value-type="float" office:value="20354000" calcext:value-type="float">
            <text:p>20354000</text:p>
          </table:table-cell>
          <table:table-cell office:value-type="float" office:value="19227000" calcext:value-type="float">
            <text:p>19227000</text:p>
          </table:table-cell>
          <table:table-cell office:value-type="float" office:value="15686000" calcext:value-type="float">
            <text:p>15686000</text:p>
          </table:table-cell>
          <table:table-cell office:value-type="float" office:value="21274000" calcext:value-type="float">
            <text:p>21274000</text:p>
          </table:table-cell>
          <table:table-cell office:value-type="float" office:value="20211000" calcext:value-type="float">
            <text:p>20211000</text:p>
          </table:table-cell>
          <table:table-cell office:value-type="float" office:value="18787000" calcext:value-type="float">
            <text:p>18787000</text:p>
          </table:table-cell>
          <table:table-cell office:value-type="float" office:value="21902000" calcext:value-type="float">
            <text:p>21902000</text:p>
          </table:table-cell>
          <table:table-cell office:value-type="float" office:value="20344000" calcext:value-type="float">
            <text:p>20344000</text:p>
          </table:table-cell>
          <table:table-cell office:value-type="float" office:value="20147000" calcext:value-type="float">
            <text:p>20147000</text:p>
          </table:table-cell>
          <table:table-cell office:value-type="float" office:value="19311000" calcext:value-type="float">
            <text:p>19311000</text:p>
          </table:table-cell>
          <table:table-cell office:value-type="float" office:value="21848000" calcext:value-type="float">
            <text:p>21848000</text:p>
          </table:table-cell>
          <table:table-cell office:value-type="float" office:value="19653000" calcext:value-type="float">
            <text:p>19653000</text:p>
          </table:table-cell>
          <table:table-cell office:value-type="float" office:value="20133000" calcext:value-type="float">
            <text:p>20133000</text:p>
          </table:table-cell>
          <table:table-cell office:value-type="float" office:value="20240000" calcext:value-type="float">
            <text:p>20240000</text:p>
          </table:table-cell>
          <table:table-cell office:value-type="float" office:value="21306000" calcext:value-type="float">
            <text:p>21306000</text:p>
          </table:table-cell>
          <table:table-cell office:value-type="float" office:value="19383000" calcext:value-type="float">
            <text:p>19383000</text:p>
          </table:table-cell>
          <table:table-cell office:value-type="float" office:value="20496000" calcext:value-type="float">
            <text:p>20496000</text:p>
          </table:table-cell>
          <table:table-cell office:value-type="float" office:value="19698000" calcext:value-type="float">
            <text:p>19698000</text:p>
          </table:table-cell>
          <table:table-cell office:value-type="float" office:value="19351000" calcext:value-type="float">
            <text:p>19351000</text:p>
          </table:table-cell>
          <table:table-cell office:value-type="float" office:value="18504000" calcext:value-type="float">
            <text:p>18504000</text:p>
          </table:table-cell>
          <table:table-cell office:value-type="float" office:value="19831000" calcext:value-type="float">
            <text:p>19831000</text:p>
          </table:table-cell>
          <table:table-cell office:value-type="float" office:value="18647000" calcext:value-type="float">
            <text:p>18647000</text:p>
          </table:table-cell>
          <table:table-cell office:value-type="float" office:value="22037000" calcext:value-type="float">
            <text:p>22037000</text:p>
          </table:table-cell>
          <table:table-cell office:value-type="float" office:value="19770000" calcext:value-type="float">
            <text:p>19770000</text:p>
          </table:table-cell>
          <table:table-cell office:value-type="float" office:value="18822000" calcext:value-type="float">
            <text:p>18822000</text:p>
          </table:table-cell>
          <table:table-cell office:value-type="float" office:value="19486000" calcext:value-type="float">
            <text:p>19486000</text:p>
          </table:table-cell>
          <table:table-cell office:value-type="float" office:value="18988000" calcext:value-type="float">
            <text:p>18988000</text:p>
          </table:table-cell>
          <table:table-cell office:value-type="float" office:value="19241000" calcext:value-type="float">
            <text:p>19241000</text:p>
          </table:table-cell>
          <table:table-cell office:value-type="float" office:value="21205000" calcext:value-type="float">
            <text:p>21205000</text:p>
          </table:table-cell>
          <table:table-cell office:value-type="float" office:value="18363000" calcext:value-type="float">
            <text:p>18363000</text:p>
          </table:table-cell>
          <table:table-cell office:value-type="float" office:value="20976000" calcext:value-type="float">
            <text:p>20976000</text:p>
          </table:table-cell>
          <table:table-cell office:value-type="float" office:value="21374000" calcext:value-type="float">
            <text:p>21374000</text:p>
          </table:table-cell>
          <table:table-cell office:value-type="float" office:value="20327000" calcext:value-type="float">
            <text:p>20327000</text:p>
          </table:table-cell>
          <table:table-cell office:value-type="float" office:value="21703000" calcext:value-type="float">
            <text:p>21703000</text:p>
          </table:table-cell>
          <table:table-cell office:value-type="float" office:value="19994000" calcext:value-type="float">
            <text:p>19994000</text:p>
          </table:table-cell>
          <table:table-cell office:value-type="float" office:value="18141000" calcext:value-type="float">
            <text:p>18141000</text:p>
          </table:table-cell>
          <table:table-cell office:value-type="float" office:value="21341000" calcext:value-type="float">
            <text:p>21341000</text:p>
          </table:table-cell>
          <table:table-cell office:value-type="float" office:value="20727000" calcext:value-type="float">
            <text:p>20727000</text:p>
          </table:table-cell>
          <table:table-cell office:value-type="float" office:value="20736000" calcext:value-type="float">
            <text:p>20736000</text:p>
          </table:table-cell>
          <table:table-cell office:value-type="float" office:value="19026000" calcext:value-type="float">
            <text:p>19026000</text:p>
          </table:table-cell>
          <table:table-cell office:value-type="float" office:value="15343000" calcext:value-type="float">
            <text:p>15343000</text:p>
          </table:table-cell>
          <table:table-cell office:value-type="float" office:value="20016000" calcext:value-type="float">
            <text:p>20016000</text:p>
          </table:table-cell>
          <table:table-cell office:value-type="float" office:value="20548000" calcext:value-type="float">
            <text:p>20548000</text:p>
          </table:table-cell>
          <table:table-cell office:value-type="float" office:value="20103000" calcext:value-type="float">
            <text:p>20103000</text:p>
          </table:table-cell>
          <table:table-cell office:value-type="float" office:value="19240000" calcext:value-type="float">
            <text:p>19240000</text:p>
          </table:table-cell>
          <table:table-cell office:value-type="float" office:value="20547000" calcext:value-type="float">
            <text:p>20547000</text:p>
          </table:table-cell>
          <table:table-cell office:value-type="float" office:value="19116000" calcext:value-type="float">
            <text:p>19116000</text:p>
          </table:table-cell>
          <table:table-cell office:value-type="float" office:value="20739000" calcext:value-type="float">
            <text:p>20739000</text:p>
          </table:table-cell>
          <table:table-cell office:value-type="float" office:value="20661000" calcext:value-type="float">
            <text:p>20661000</text:p>
          </table:table-cell>
          <table:table-cell office:value-type="float" office:value="20382000" calcext:value-type="float">
            <text:p>20382000</text:p>
          </table:table-cell>
          <table:table-cell office:value-type="float" office:value="19956000" calcext:value-type="float">
            <text:p>19956000</text:p>
          </table:table-cell>
          <table:table-cell office:value-type="float" office:value="15684000" calcext:value-type="float">
            <text:p>15684000</text:p>
          </table:table-cell>
          <table:table-cell office:value-type="float" office:value="20867000" calcext:value-type="float">
            <text:p>20867000</text:p>
          </table:table-cell>
          <table:table-cell office:value-type="float" office:value="19677000" calcext:value-type="float">
            <text:p>19677000</text:p>
          </table:table-cell>
          <table:table-cell office:value-type="float" office:value="19446000" calcext:value-type="float">
            <text:p>19446000</text:p>
          </table:table-cell>
          <table:table-cell office:value-type="float" office:value="18012000" calcext:value-type="float">
            <text:p>18012000</text:p>
          </table:table-cell>
          <table:table-cell office:value-type="float" office:value="19806000" calcext:value-type="float">
            <text:p>19806000</text:p>
          </table:table-cell>
          <table:table-cell office:value-type="float" office:value="21630000" calcext:value-type="float">
            <text:p>21630000</text:p>
          </table:table-cell>
          <table:table-cell office:value-type="float" office:value="20247000" calcext:value-type="float">
            <text:p>20247000</text:p>
          </table:table-cell>
          <table:table-cell office:value-type="float" office:value="19293000" calcext:value-type="float">
            <text:p>1929300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AVERAGE([.A51:.CV51])" office:value-type="float" office:value="19792750" calcext:value-type="float">
            <text:p>19792750</text:p>
          </table:table-cell>
        </table:table-row>
        <table:table-row table:style-name="ro1">
          <table:table-cell office:value-type="float" office:value="20089000" calcext:value-type="float">
            <text:p>20089000</text:p>
          </table:table-cell>
          <table:table-cell office:value-type="float" office:value="21535000" calcext:value-type="float">
            <text:p>21535000</text:p>
          </table:table-cell>
          <table:table-cell office:value-type="float" office:value="19746000" calcext:value-type="float">
            <text:p>19746000</text:p>
          </table:table-cell>
          <table:table-cell office:value-type="float" office:value="21420000" calcext:value-type="float">
            <text:p>21420000</text:p>
          </table:table-cell>
          <table:table-cell office:value-type="float" office:value="19152000" calcext:value-type="float">
            <text:p>19152000</text:p>
          </table:table-cell>
          <table:table-cell office:value-type="float" office:value="20095000" calcext:value-type="float">
            <text:p>20095000</text:p>
          </table:table-cell>
          <table:table-cell office:value-type="float" office:value="15706000" calcext:value-type="float">
            <text:p>15706000</text:p>
          </table:table-cell>
          <table:table-cell office:value-type="float" office:value="18424000" calcext:value-type="float">
            <text:p>18424000</text:p>
          </table:table-cell>
          <table:table-cell office:value-type="float" office:value="19848000" calcext:value-type="float">
            <text:p>19848000</text:p>
          </table:table-cell>
          <table:table-cell office:value-type="float" office:value="18903000" calcext:value-type="float">
            <text:p>18903000</text:p>
          </table:table-cell>
          <table:table-cell office:value-type="float" office:value="18099000" calcext:value-type="float">
            <text:p>18099000</text:p>
          </table:table-cell>
          <table:table-cell office:value-type="float" office:value="18558000" calcext:value-type="float">
            <text:p>18558000</text:p>
          </table:table-cell>
          <table:table-cell office:value-type="float" office:value="21150000" calcext:value-type="float">
            <text:p>21150000</text:p>
          </table:table-cell>
          <table:table-cell office:value-type="float" office:value="20053000" calcext:value-type="float">
            <text:p>20053000</text:p>
          </table:table-cell>
          <table:table-cell office:value-type="float" office:value="15540000" calcext:value-type="float">
            <text:p>15540000</text:p>
          </table:table-cell>
          <table:table-cell office:value-type="float" office:value="20945000" calcext:value-type="float">
            <text:p>20945000</text:p>
          </table:table-cell>
          <table:table-cell office:value-type="float" office:value="15640000" calcext:value-type="float">
            <text:p>15640000</text:p>
          </table:table-cell>
          <table:table-cell office:value-type="float" office:value="15750000" calcext:value-type="float">
            <text:p>15750000</text:p>
          </table:table-cell>
          <table:table-cell office:value-type="float" office:value="18191000" calcext:value-type="float">
            <text:p>18191000</text:p>
          </table:table-cell>
          <table:table-cell office:value-type="float" office:value="20479000" calcext:value-type="float">
            <text:p>20479000</text:p>
          </table:table-cell>
          <table:table-cell office:value-type="float" office:value="15944000" calcext:value-type="float">
            <text:p>15944000</text:p>
          </table:table-cell>
          <table:table-cell office:value-type="float" office:value="21943000" calcext:value-type="float">
            <text:p>21943000</text:p>
          </table:table-cell>
          <table:table-cell office:value-type="float" office:value="21723000" calcext:value-type="float">
            <text:p>21723000</text:p>
          </table:table-cell>
          <table:table-cell office:value-type="float" office:value="15667000" calcext:value-type="float">
            <text:p>15667000</text:p>
          </table:table-cell>
          <table:table-cell office:value-type="float" office:value="19360000" calcext:value-type="float">
            <text:p>19360000</text:p>
          </table:table-cell>
          <table:table-cell office:value-type="float" office:value="20534000" calcext:value-type="float">
            <text:p>20534000</text:p>
          </table:table-cell>
          <table:table-cell office:value-type="float" office:value="15854000" calcext:value-type="float">
            <text:p>15854000</text:p>
          </table:table-cell>
          <table:table-cell office:value-type="float" office:value="15834000" calcext:value-type="float">
            <text:p>15834000</text:p>
          </table:table-cell>
          <table:table-cell office:value-type="float" office:value="18573000" calcext:value-type="float">
            <text:p>18573000</text:p>
          </table:table-cell>
          <table:table-cell office:value-type="float" office:value="18448000" calcext:value-type="float">
            <text:p>18448000</text:p>
          </table:table-cell>
          <table:table-cell office:value-type="float" office:value="21038000" calcext:value-type="float">
            <text:p>21038000</text:p>
          </table:table-cell>
          <table:table-cell office:value-type="float" office:value="20858000" calcext:value-type="float">
            <text:p>20858000</text:p>
          </table:table-cell>
          <table:table-cell office:value-type="float" office:value="21624000" calcext:value-type="float">
            <text:p>21624000</text:p>
          </table:table-cell>
          <table:table-cell office:value-type="float" office:value="21345000" calcext:value-type="float">
            <text:p>21345000</text:p>
          </table:table-cell>
          <table:table-cell office:value-type="float" office:value="20501000" calcext:value-type="float">
            <text:p>20501000</text:p>
          </table:table-cell>
          <table:table-cell office:value-type="float" office:value="21083000" calcext:value-type="float">
            <text:p>21083000</text:p>
          </table:table-cell>
          <table:table-cell office:value-type="float" office:value="20220000" calcext:value-type="float">
            <text:p>20220000</text:p>
          </table:table-cell>
          <table:table-cell office:value-type="float" office:value="20888000" calcext:value-type="float">
            <text:p>20888000</text:p>
          </table:table-cell>
          <table:table-cell office:value-type="float" office:value="15533000" calcext:value-type="float">
            <text:p>15533000</text:p>
          </table:table-cell>
          <table:table-cell office:value-type="float" office:value="19068000" calcext:value-type="float">
            <text:p>19068000</text:p>
          </table:table-cell>
          <table:table-cell office:value-type="float" office:value="21299000" calcext:value-type="float">
            <text:p>21299000</text:p>
          </table:table-cell>
          <table:table-cell office:value-type="float" office:value="21213000" calcext:value-type="float">
            <text:p>21213000</text:p>
          </table:table-cell>
          <table:table-cell office:value-type="float" office:value="21812000" calcext:value-type="float">
            <text:p>21812000</text:p>
          </table:table-cell>
          <table:table-cell office:value-type="float" office:value="20781000" calcext:value-type="float">
            <text:p>20781000</text:p>
          </table:table-cell>
          <table:table-cell office:value-type="float" office:value="20599000" calcext:value-type="float">
            <text:p>20599000</text:p>
          </table:table-cell>
          <table:table-cell office:value-type="float" office:value="18575000" calcext:value-type="float">
            <text:p>18575000</text:p>
          </table:table-cell>
          <table:table-cell office:value-type="float" office:value="21788000" calcext:value-type="float">
            <text:p>21788000</text:p>
          </table:table-cell>
          <table:table-cell office:value-type="float" office:value="19393000" calcext:value-type="float">
            <text:p>19393000</text:p>
          </table:table-cell>
          <table:table-cell office:value-type="float" office:value="21503000" calcext:value-type="float">
            <text:p>21503000</text:p>
          </table:table-cell>
          <table:table-cell office:value-type="float" office:value="21567000" calcext:value-type="float">
            <text:p>21567000</text:p>
          </table:table-cell>
          <table:table-cell office:value-type="float" office:value="19089000" calcext:value-type="float">
            <text:p>19089000</text:p>
          </table:table-cell>
          <table:table-cell office:value-type="float" office:value="18708000" calcext:value-type="float">
            <text:p>18708000</text:p>
          </table:table-cell>
          <table:table-cell office:value-type="float" office:value="21749000" calcext:value-type="float">
            <text:p>21749000</text:p>
          </table:table-cell>
          <table:table-cell office:value-type="float" office:value="21163000" calcext:value-type="float">
            <text:p>21163000</text:p>
          </table:table-cell>
          <table:table-cell office:value-type="float" office:value="20200000" calcext:value-type="float">
            <text:p>20200000</text:p>
          </table:table-cell>
          <table:table-cell office:value-type="float" office:value="20652000" calcext:value-type="float">
            <text:p>20652000</text:p>
          </table:table-cell>
          <table:table-cell office:value-type="float" office:value="19338000" calcext:value-type="float">
            <text:p>19338000</text:p>
          </table:table-cell>
          <table:table-cell office:value-type="float" office:value="20901000" calcext:value-type="float">
            <text:p>20901000</text:p>
          </table:table-cell>
          <table:table-cell office:value-type="float" office:value="19093000" calcext:value-type="float">
            <text:p>19093000</text:p>
          </table:table-cell>
          <table:table-cell office:value-type="float" office:value="20905000" calcext:value-type="float">
            <text:p>20905000</text:p>
          </table:table-cell>
          <table:table-cell office:value-type="float" office:value="20349000" calcext:value-type="float">
            <text:p>20349000</text:p>
          </table:table-cell>
          <table:table-cell office:value-type="float" office:value="20089000" calcext:value-type="float">
            <text:p>20089000</text:p>
          </table:table-cell>
          <table:table-cell office:value-type="float" office:value="19504000" calcext:value-type="float">
            <text:p>19504000</text:p>
          </table:table-cell>
          <table:table-cell office:value-type="float" office:value="21902000" calcext:value-type="float">
            <text:p>21902000</text:p>
          </table:table-cell>
          <table:table-cell office:value-type="float" office:value="20391000" calcext:value-type="float">
            <text:p>20391000</text:p>
          </table:table-cell>
          <table:table-cell office:value-type="float" office:value="15509000" calcext:value-type="float">
            <text:p>15509000</text:p>
          </table:table-cell>
          <table:table-cell office:value-type="float" office:value="18462000" calcext:value-type="float">
            <text:p>18462000</text:p>
          </table:table-cell>
          <table:table-cell office:value-type="float" office:value="15889000" calcext:value-type="float">
            <text:p>15889000</text:p>
          </table:table-cell>
          <table:table-cell office:value-type="float" office:value="22357000" calcext:value-type="float">
            <text:p>22357000</text:p>
          </table:table-cell>
          <table:table-cell office:value-type="float" office:value="21910000" calcext:value-type="float">
            <text:p>21910000</text:p>
          </table:table-cell>
          <table:table-cell office:value-type="float" office:value="18841000" calcext:value-type="float">
            <text:p>18841000</text:p>
          </table:table-cell>
          <table:table-cell office:value-type="float" office:value="18446000" calcext:value-type="float">
            <text:p>18446000</text:p>
          </table:table-cell>
          <table:table-cell office:value-type="float" office:value="19127000" calcext:value-type="float">
            <text:p>19127000</text:p>
          </table:table-cell>
          <table:table-cell office:value-type="float" office:value="15716000" calcext:value-type="float">
            <text:p>15716000</text:p>
          </table:table-cell>
          <table:table-cell office:value-type="float" office:value="21990000" calcext:value-type="float">
            <text:p>21990000</text:p>
          </table:table-cell>
          <table:table-cell office:value-type="float" office:value="21972000" calcext:value-type="float">
            <text:p>21972000</text:p>
          </table:table-cell>
          <table:table-cell office:value-type="float" office:value="19169000" calcext:value-type="float">
            <text:p>19169000</text:p>
          </table:table-cell>
          <table:table-cell office:value-type="float" office:value="20680000" calcext:value-type="float">
            <text:p>20680000</text:p>
          </table:table-cell>
          <table:table-cell office:value-type="float" office:value="18999000" calcext:value-type="float">
            <text:p>18999000</text:p>
          </table:table-cell>
          <table:table-cell office:value-type="float" office:value="21801000" calcext:value-type="float">
            <text:p>21801000</text:p>
          </table:table-cell>
          <table:table-cell office:value-type="float" office:value="20534000" calcext:value-type="float">
            <text:p>20534000</text:p>
          </table:table-cell>
          <table:table-cell office:value-type="float" office:value="20390000" calcext:value-type="float">
            <text:p>20390000</text:p>
          </table:table-cell>
          <table:table-cell office:value-type="float" office:value="20405000" calcext:value-type="float">
            <text:p>20405000</text:p>
          </table:table-cell>
          <table:table-cell office:value-type="float" office:value="20871000" calcext:value-type="float">
            <text:p>20871000</text:p>
          </table:table-cell>
          <table:table-cell office:value-type="float" office:value="15829000" calcext:value-type="float">
            <text:p>15829000</text:p>
          </table:table-cell>
          <table:table-cell office:value-type="float" office:value="21920000" calcext:value-type="float">
            <text:p>21920000</text:p>
          </table:table-cell>
          <table:table-cell office:value-type="float" office:value="15786000" calcext:value-type="float">
            <text:p>15786000</text:p>
          </table:table-cell>
          <table:table-cell office:value-type="float" office:value="21472000" calcext:value-type="float">
            <text:p>21472000</text:p>
          </table:table-cell>
          <table:table-cell office:value-type="float" office:value="21077000" calcext:value-type="float">
            <text:p>21077000</text:p>
          </table:table-cell>
          <table:table-cell office:value-type="float" office:value="15728000" calcext:value-type="float">
            <text:p>15728000</text:p>
          </table:table-cell>
          <table:table-cell office:value-type="float" office:value="15753000" calcext:value-type="float">
            <text:p>15753000</text:p>
          </table:table-cell>
          <table:table-cell office:value-type="float" office:value="18386000" calcext:value-type="float">
            <text:p>18386000</text:p>
          </table:table-cell>
          <table:table-cell office:value-type="float" office:value="20909000" calcext:value-type="float">
            <text:p>20909000</text:p>
          </table:table-cell>
          <table:table-cell office:value-type="float" office:value="21226000" calcext:value-type="float">
            <text:p>21226000</text:p>
          </table:table-cell>
          <table:table-cell office:value-type="float" office:value="15798000" calcext:value-type="float">
            <text:p>15798000</text:p>
          </table:table-cell>
          <table:table-cell office:value-type="float" office:value="21392000" calcext:value-type="float">
            <text:p>21392000</text:p>
          </table:table-cell>
          <table:table-cell office:value-type="float" office:value="19226000" calcext:value-type="float">
            <text:p>19226000</text:p>
          </table:table-cell>
          <table:table-cell office:value-type="float" office:value="19512000" calcext:value-type="float">
            <text:p>19512000</text:p>
          </table:table-cell>
          <table:table-cell office:value-type="float" office:value="19899000" calcext:value-type="float">
            <text:p>19899000</text:p>
          </table:table-cell>
          <table:table-cell office:value-type="float" office:value="21932000" calcext:value-type="float">
            <text:p>2193200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AVERAGE([.A52:.CV52])" office:value-type="float" office:value="19568370" calcext:value-type="float">
            <text:p>19568370</text:p>
          </table:table-cell>
        </table:table-row>
        <table:table-row table:style-name="ro1">
          <table:table-cell office:value-type="float" office:value="20118000" calcext:value-type="float">
            <text:p>20118000</text:p>
          </table:table-cell>
          <table:table-cell office:value-type="float" office:value="19784000" calcext:value-type="float">
            <text:p>19784000</text:p>
          </table:table-cell>
          <table:table-cell office:value-type="float" office:value="21919000" calcext:value-type="float">
            <text:p>21919000</text:p>
          </table:table-cell>
          <table:table-cell office:value-type="float" office:value="21920000" calcext:value-type="float">
            <text:p>21920000</text:p>
          </table:table-cell>
          <table:table-cell office:value-type="float" office:value="18923000" calcext:value-type="float">
            <text:p>18923000</text:p>
          </table:table-cell>
          <table:table-cell office:value-type="float" office:value="20408000" calcext:value-type="float">
            <text:p>20408000</text:p>
          </table:table-cell>
          <table:table-cell office:value-type="float" office:value="20444000" calcext:value-type="float">
            <text:p>20444000</text:p>
          </table:table-cell>
          <table:table-cell office:value-type="float" office:value="22064000" calcext:value-type="float">
            <text:p>22064000</text:p>
          </table:table-cell>
          <table:table-cell office:value-type="float" office:value="16043000" calcext:value-type="float">
            <text:p>16043000</text:p>
          </table:table-cell>
          <table:table-cell office:value-type="float" office:value="18777000" calcext:value-type="float">
            <text:p>18777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21426000" calcext:value-type="float">
            <text:p>21426000</text:p>
          </table:table-cell>
          <table:table-cell office:value-type="float" office:value="19021000" calcext:value-type="float">
            <text:p>19021000</text:p>
          </table:table-cell>
          <table:table-cell office:value-type="float" office:value="19767000" calcext:value-type="float">
            <text:p>19767000</text:p>
          </table:table-cell>
          <table:table-cell office:value-type="float" office:value="20572000" calcext:value-type="float">
            <text:p>20572000</text:p>
          </table:table-cell>
          <table:table-cell office:value-type="float" office:value="16044000" calcext:value-type="float">
            <text:p>16044000</text:p>
          </table:table-cell>
          <table:table-cell office:value-type="float" office:value="21144000" calcext:value-type="float">
            <text:p>21144000</text:p>
          </table:table-cell>
          <table:table-cell office:value-type="float" office:value="19438000" calcext:value-type="float">
            <text:p>19438000</text:p>
          </table:table-cell>
          <table:table-cell office:value-type="float" office:value="20402000" calcext:value-type="float">
            <text:p>20402000</text:p>
          </table:table-cell>
          <table:table-cell office:value-type="float" office:value="21643000" calcext:value-type="float">
            <text:p>21643000</text:p>
          </table:table-cell>
          <table:table-cell office:value-type="float" office:value="21703000" calcext:value-type="float">
            <text:p>21703000</text:p>
          </table:table-cell>
          <table:table-cell office:value-type="float" office:value="19874000" calcext:value-type="float">
            <text:p>19874000</text:p>
          </table:table-cell>
          <table:table-cell office:value-type="float" office:value="19997000" calcext:value-type="float">
            <text:p>19997000</text:p>
          </table:table-cell>
          <table:table-cell office:value-type="float" office:value="20716000" calcext:value-type="float">
            <text:p>20716000</text:p>
          </table:table-cell>
          <table:table-cell office:value-type="float" office:value="22242000" calcext:value-type="float">
            <text:p>22242000</text:p>
          </table:table-cell>
          <table:table-cell office:value-type="float" office:value="19446000" calcext:value-type="float">
            <text:p>19446000</text:p>
          </table:table-cell>
          <table:table-cell office:value-type="float" office:value="21280000" calcext:value-type="float">
            <text:p>21280000</text:p>
          </table:table-cell>
          <table:table-cell office:value-type="float" office:value="20542000" calcext:value-type="float">
            <text:p>20542000</text:p>
          </table:table-cell>
          <table:table-cell office:value-type="float" office:value="21588000" calcext:value-type="float">
            <text:p>21588000</text:p>
          </table:table-cell>
          <table:table-cell office:value-type="float" office:value="20684000" calcext:value-type="float">
            <text:p>20684000</text:p>
          </table:table-cell>
          <table:table-cell office:value-type="float" office:value="19743000" calcext:value-type="float">
            <text:p>19743000</text:p>
          </table:table-cell>
          <table:table-cell office:value-type="float" office:value="21664000" calcext:value-type="float">
            <text:p>21664000</text:p>
          </table:table-cell>
          <table:table-cell office:value-type="float" office:value="20139000" calcext:value-type="float">
            <text:p>20139000</text:p>
          </table:table-cell>
          <table:table-cell office:value-type="float" office:value="21588000" calcext:value-type="float">
            <text:p>21588000</text:p>
          </table:table-cell>
          <table:table-cell office:value-type="float" office:value="22481000" calcext:value-type="float">
            <text:p>22481000</text:p>
          </table:table-cell>
          <table:table-cell office:value-type="float" office:value="16362000" calcext:value-type="float">
            <text:p>16362000</text:p>
          </table:table-cell>
          <table:table-cell office:value-type="float" office:value="21577000" calcext:value-type="float">
            <text:p>21577000</text:p>
          </table:table-cell>
          <table:table-cell office:value-type="float" office:value="19705000" calcext:value-type="float">
            <text:p>19705000</text:p>
          </table:table-cell>
          <table:table-cell office:value-type="float" office:value="20734000" calcext:value-type="float">
            <text:p>20734000</text:p>
          </table:table-cell>
          <table:table-cell office:value-type="float" office:value="21458000" calcext:value-type="float">
            <text:p>21458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27000" calcext:value-type="float">
            <text:p>16227000</text:p>
          </table:table-cell>
          <table:table-cell office:value-type="float" office:value="21747000" calcext:value-type="float">
            <text:p>21747000</text:p>
          </table:table-cell>
          <table:table-cell office:value-type="float" office:value="20545000" calcext:value-type="float">
            <text:p>20545000</text:p>
          </table:table-cell>
          <table:table-cell office:value-type="float" office:value="22285000" calcext:value-type="float">
            <text:p>22285000</text:p>
          </table:table-cell>
          <table:table-cell office:value-type="float" office:value="19925000" calcext:value-type="float">
            <text:p>19925000</text:p>
          </table:table-cell>
          <table:table-cell office:value-type="float" office:value="19841000" calcext:value-type="float">
            <text:p>19841000</text:p>
          </table:table-cell>
          <table:table-cell office:value-type="float" office:value="21421000" calcext:value-type="float">
            <text:p>21421000</text:p>
          </table:table-cell>
          <table:table-cell office:value-type="float" office:value="20061000" calcext:value-type="float">
            <text:p>20061000</text:p>
          </table:table-cell>
          <table:table-cell office:value-type="float" office:value="16094000" calcext:value-type="float">
            <text:p>16094000</text:p>
          </table:table-cell>
          <table:table-cell office:value-type="float" office:value="22254000" calcext:value-type="float">
            <text:p>22254000</text:p>
          </table:table-cell>
          <table:table-cell office:value-type="float" office:value="20528000" calcext:value-type="float">
            <text:p>20528000</text:p>
          </table:table-cell>
          <table:table-cell office:value-type="float" office:value="19193000" calcext:value-type="float">
            <text:p>19193000</text:p>
          </table:table-cell>
          <table:table-cell office:value-type="float" office:value="22048000" calcext:value-type="float">
            <text:p>22048000</text:p>
          </table:table-cell>
          <table:table-cell office:value-type="float" office:value="22276000" calcext:value-type="float">
            <text:p>22276000</text:p>
          </table:table-cell>
          <table:table-cell office:value-type="float" office:value="19778000" calcext:value-type="float">
            <text:p>19778000</text:p>
          </table:table-cell>
          <table:table-cell office:value-type="float" office:value="19918000" calcext:value-type="float">
            <text:p>19918000</text:p>
          </table:table-cell>
          <table:table-cell office:value-type="float" office:value="20847000" calcext:value-type="float">
            <text:p>20847000</text:p>
          </table:table-cell>
          <table:table-cell office:value-type="float" office:value="19921000" calcext:value-type="float">
            <text:p>19921000</text:p>
          </table:table-cell>
          <table:table-cell office:value-type="float" office:value="21721000" calcext:value-type="float">
            <text:p>21721000</text:p>
          </table:table-cell>
          <table:table-cell office:value-type="float" office:value="18456000" calcext:value-type="float">
            <text:p>18456000</text:p>
          </table:table-cell>
          <table:table-cell office:value-type="float" office:value="19228000" calcext:value-type="float">
            <text:p>19228000</text:p>
          </table:table-cell>
          <table:table-cell office:value-type="float" office:value="21483000" calcext:value-type="float">
            <text:p>21483000</text:p>
          </table:table-cell>
          <table:table-cell office:value-type="float" office:value="21200000" calcext:value-type="float">
            <text:p>21200000</text:p>
          </table:table-cell>
          <table:table-cell office:value-type="float" office:value="22122000" calcext:value-type="float">
            <text:p>22122000</text:p>
          </table:table-cell>
          <table:table-cell office:value-type="float" office:value="22523000" calcext:value-type="float">
            <text:p>22523000</text:p>
          </table:table-cell>
          <table:table-cell office:value-type="float" office:value="22535000" calcext:value-type="float">
            <text:p>22535000</text:p>
          </table:table-cell>
          <table:table-cell office:value-type="float" office:value="22328000" calcext:value-type="float">
            <text:p>22328000</text:p>
          </table:table-cell>
          <table:table-cell office:value-type="float" office:value="19785000" calcext:value-type="float">
            <text:p>19785000</text:p>
          </table:table-cell>
          <table:table-cell office:value-type="float" office:value="20708000" calcext:value-type="float">
            <text:p>20708000</text:p>
          </table:table-cell>
          <table:table-cell office:value-type="float" office:value="21176000" calcext:value-type="float">
            <text:p>21176000</text:p>
          </table:table-cell>
          <table:table-cell office:value-type="float" office:value="19228000" calcext:value-type="float">
            <text:p>19228000</text:p>
          </table:table-cell>
          <table:table-cell office:value-type="float" office:value="19710000" calcext:value-type="float">
            <text:p>19710000</text:p>
          </table:table-cell>
          <table:table-cell office:value-type="float" office:value="20591000" calcext:value-type="float">
            <text:p>20591000</text:p>
          </table:table-cell>
          <table:table-cell office:value-type="float" office:value="21793000" calcext:value-type="float">
            <text:p>21793000</text:p>
          </table:table-cell>
          <table:table-cell office:value-type="float" office:value="19487000" calcext:value-type="float">
            <text:p>19487000</text:p>
          </table:table-cell>
          <table:table-cell office:value-type="float" office:value="19989000" calcext:value-type="float">
            <text:p>19989000</text:p>
          </table:table-cell>
          <table:table-cell office:value-type="float" office:value="18779000" calcext:value-type="float">
            <text:p>18779000</text:p>
          </table:table-cell>
          <table:table-cell office:value-type="float" office:value="19465000" calcext:value-type="float">
            <text:p>19465000</text:p>
          </table:table-cell>
          <table:table-cell office:value-type="float" office:value="19414000" calcext:value-type="float">
            <text:p>19414000</text:p>
          </table:table-cell>
          <table:table-cell office:value-type="float" office:value="16023000" calcext:value-type="float">
            <text:p>16023000</text:p>
          </table:table-cell>
          <table:table-cell office:value-type="float" office:value="18595000" calcext:value-type="float">
            <text:p>18595000</text:p>
          </table:table-cell>
          <table:table-cell office:value-type="float" office:value="22275000" calcext:value-type="float">
            <text:p>22275000</text:p>
          </table:table-cell>
          <table:table-cell office:value-type="float" office:value="20540000" calcext:value-type="float">
            <text:p>20540000</text:p>
          </table:table-cell>
          <table:table-cell office:value-type="float" office:value="19510000" calcext:value-type="float">
            <text:p>19510000</text:p>
          </table:table-cell>
          <table:table-cell office:value-type="float" office:value="21829000" calcext:value-type="float">
            <text:p>21829000</text:p>
          </table:table-cell>
          <table:table-cell office:value-type="float" office:value="19514000" calcext:value-type="float">
            <text:p>19514000</text:p>
          </table:table-cell>
          <table:table-cell office:value-type="float" office:value="19726000" calcext:value-type="float">
            <text:p>19726000</text:p>
          </table:table-cell>
          <table:table-cell table:number-columns-repeated="2" office:value-type="float" office:value="21121000" calcext:value-type="float">
            <text:p>21121000</text:p>
          </table:table-cell>
          <table:table-cell office:value-type="float" office:value="20758000" calcext:value-type="float">
            <text:p>20758000</text:p>
          </table:table-cell>
          <table:table-cell office:value-type="float" office:value="16249000" calcext:value-type="float">
            <text:p>16249000</text:p>
          </table:table-cell>
          <table:table-cell office:value-type="float" office:value="19737000" calcext:value-type="float">
            <text:p>19737000</text:p>
          </table:table-cell>
          <table:table-cell office:value-type="float" office:value="16184000" calcext:value-type="float">
            <text:p>16184000</text:p>
          </table:table-cell>
          <table:table-cell office:value-type="float" office:value="21846000" calcext:value-type="float">
            <text:p>21846000</text:p>
          </table:table-cell>
          <table:table-cell office:value-type="float" office:value="21672000" calcext:value-type="float">
            <text:p>21672000</text:p>
          </table:table-cell>
          <table:table-cell office:value-type="float" office:value="21797000" calcext:value-type="float">
            <text:p>21797000</text:p>
          </table:table-cell>
          <table:table-cell office:value-type="float" office:value="20316000" calcext:value-type="float">
            <text:p>20316000</text:p>
          </table:table-cell>
          <table:table-cell office:value-type="float" office:value="22269000" calcext:value-type="float">
            <text:p>22269000</text:p>
          </table:table-cell>
          <table:table-cell office:value-type="float" office:value="20168000" calcext:value-type="float">
            <text:p>2016800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AVERAGE([.A53:.CV53])" office:value-type="float" office:value="20272600" calcext:value-type="float">
            <text:p>20272600</text:p>
          </table:table-cell>
        </table:table-row>
        <table:table-row table:style-name="ro1">
          <table:table-cell office:value-type="float" office:value="20005000" calcext:value-type="float">
            <text:p>20005000</text:p>
          </table:table-cell>
          <table:table-cell office:value-type="float" office:value="21670000" calcext:value-type="float">
            <text:p>21670000</text:p>
          </table:table-cell>
          <table:table-cell office:value-type="float" office:value="16494000" calcext:value-type="float">
            <text:p>16494000</text:p>
          </table:table-cell>
          <table:table-cell office:value-type="float" office:value="20505000" calcext:value-type="float">
            <text:p>20505000</text:p>
          </table:table-cell>
          <table:table-cell office:value-type="float" office:value="21811000" calcext:value-type="float">
            <text:p>21811000</text:p>
          </table:table-cell>
          <table:table-cell office:value-type="float" office:value="19805000" calcext:value-type="float">
            <text:p>19805000</text:p>
          </table:table-cell>
          <table:table-cell office:value-type="float" office:value="16360000" calcext:value-type="float">
            <text:p>16360000</text:p>
          </table:table-cell>
          <table:table-cell office:value-type="float" office:value="20777000" calcext:value-type="float">
            <text:p>20777000</text:p>
          </table:table-cell>
          <table:table-cell office:value-type="float" office:value="20839000" calcext:value-type="float">
            <text:p>20839000</text:p>
          </table:table-cell>
          <table:table-cell office:value-type="float" office:value="21468000" calcext:value-type="float">
            <text:p>21468000</text:p>
          </table:table-cell>
          <table:table-cell office:value-type="float" office:value="19111000" calcext:value-type="float">
            <text:p>19111000</text:p>
          </table:table-cell>
          <table:table-cell office:value-type="float" office:value="21164000" calcext:value-type="float">
            <text:p>21164000</text:p>
          </table:table-cell>
          <table:table-cell office:value-type="float" office:value="20763000" calcext:value-type="float">
            <text:p>20763000</text:p>
          </table:table-cell>
          <table:table-cell office:value-type="float" office:value="22397000" calcext:value-type="float">
            <text:p>22397000</text:p>
          </table:table-cell>
          <table:table-cell office:value-type="float" office:value="16551000" calcext:value-type="float">
            <text:p>16551000</text:p>
          </table:table-cell>
          <table:table-cell office:value-type="float" office:value="18539000" calcext:value-type="float">
            <text:p>18539000</text:p>
          </table:table-cell>
          <table:table-cell office:value-type="float" office:value="20187000" calcext:value-type="float">
            <text:p>20187000</text:p>
          </table:table-cell>
          <table:table-cell office:value-type="float" office:value="19914000" calcext:value-type="float">
            <text:p>19914000</text:p>
          </table:table-cell>
          <table:table-cell office:value-type="float" office:value="19748000" calcext:value-type="float">
            <text:p>19748000</text:p>
          </table:table-cell>
          <table:table-cell office:value-type="float" office:value="22599000" calcext:value-type="float">
            <text:p>22599000</text:p>
          </table:table-cell>
          <table:table-cell office:value-type="float" office:value="20621000" calcext:value-type="float">
            <text:p>20621000</text:p>
          </table:table-cell>
          <table:table-cell office:value-type="float" office:value="16674000" calcext:value-type="float">
            <text:p>16674000</text:p>
          </table:table-cell>
          <table:table-cell office:value-type="float" office:value="21693000" calcext:value-type="float">
            <text:p>21693000</text:p>
          </table:table-cell>
          <table:table-cell office:value-type="float" office:value="20879000" calcext:value-type="float">
            <text:p>20879000</text:p>
          </table:table-cell>
          <table:table-cell office:value-type="float" office:value="21006000" calcext:value-type="float">
            <text:p>21006000</text:p>
          </table:table-cell>
          <table:table-cell office:value-type="float" office:value="19288000" calcext:value-type="float">
            <text:p>19288000</text:p>
          </table:table-cell>
          <table:table-cell office:value-type="float" office:value="21855000" calcext:value-type="float">
            <text:p>21855000</text:p>
          </table:table-cell>
          <table:table-cell office:value-type="float" office:value="19652000" calcext:value-type="float">
            <text:p>19652000</text:p>
          </table:table-cell>
          <table:table-cell office:value-type="float" office:value="19910000" calcext:value-type="float">
            <text:p>19910000</text:p>
          </table:table-cell>
          <table:table-cell office:value-type="float" office:value="18861000" calcext:value-type="float">
            <text:p>18861000</text:p>
          </table:table-cell>
          <table:table-cell office:value-type="float" office:value="19124000" calcext:value-type="float">
            <text:p>19124000</text:p>
          </table:table-cell>
          <table:table-cell office:value-type="float" office:value="18486000" calcext:value-type="float">
            <text:p>18486000</text:p>
          </table:table-cell>
          <table:table-cell office:value-type="float" office:value="19436000" calcext:value-type="float">
            <text:p>19436000</text:p>
          </table:table-cell>
          <table:table-cell office:value-type="float" office:value="20153000" calcext:value-type="float">
            <text:p>20153000</text:p>
          </table:table-cell>
          <table:table-cell office:value-type="float" office:value="20498000" calcext:value-type="float">
            <text:p>20498000</text:p>
          </table:table-cell>
          <table:table-cell office:value-type="float" office:value="22065000" calcext:value-type="float">
            <text:p>22065000</text:p>
          </table:table-cell>
          <table:table-cell office:value-type="float" office:value="22507000" calcext:value-type="float">
            <text:p>22507000</text:p>
          </table:table-cell>
          <table:table-cell office:value-type="float" office:value="18909000" calcext:value-type="float">
            <text:p>18909000</text:p>
          </table:table-cell>
          <table:table-cell office:value-type="float" office:value="19928000" calcext:value-type="float">
            <text:p>19928000</text:p>
          </table:table-cell>
          <table:table-cell office:value-type="float" office:value="22677000" calcext:value-type="float">
            <text:p>22677000</text:p>
          </table:table-cell>
          <table:table-cell office:value-type="float" office:value="21746000" calcext:value-type="float">
            <text:p>21746000</text:p>
          </table:table-cell>
          <table:table-cell office:value-type="float" office:value="20863000" calcext:value-type="float">
            <text:p>20863000</text:p>
          </table:table-cell>
          <table:table-cell office:value-type="float" office:value="22191000" calcext:value-type="float">
            <text:p>22191000</text:p>
          </table:table-cell>
          <table:table-cell office:value-type="float" office:value="16236000" calcext:value-type="float">
            <text:p>16236000</text:p>
          </table:table-cell>
          <table:table-cell office:value-type="float" office:value="16683000" calcext:value-type="float">
            <text:p>16683000</text:p>
          </table:table-cell>
          <table:table-cell office:value-type="float" office:value="20557000" calcext:value-type="float">
            <text:p>20557000</text:p>
          </table:table-cell>
          <table:table-cell office:value-type="float" office:value="22478000" calcext:value-type="float">
            <text:p>22478000</text:p>
          </table:table-cell>
          <table:table-cell office:value-type="float" office:value="21991000" calcext:value-type="float">
            <text:p>21991000</text:p>
          </table:table-cell>
          <table:table-cell office:value-type="float" office:value="18569000" calcext:value-type="float">
            <text:p>18569000</text:p>
          </table:table-cell>
          <table:table-cell office:value-type="float" office:value="21383000" calcext:value-type="float">
            <text:p>21383000</text:p>
          </table:table-cell>
          <table:table-cell office:value-type="float" office:value="16100000" calcext:value-type="float">
            <text:p>16100000</text:p>
          </table:table-cell>
          <table:table-cell office:value-type="float" office:value="21385000" calcext:value-type="float">
            <text:p>21385000</text:p>
          </table:table-cell>
          <table:table-cell office:value-type="float" office:value="21425000" calcext:value-type="float">
            <text:p>21425000</text:p>
          </table:table-cell>
          <table:table-cell office:value-type="float" office:value="22054000" calcext:value-type="float">
            <text:p>22054000</text:p>
          </table:table-cell>
          <table:table-cell office:value-type="float" office:value="20258000" calcext:value-type="float">
            <text:p>20258000</text:p>
          </table:table-cell>
          <table:table-cell office:value-type="float" office:value="16025000" calcext:value-type="float">
            <text:p>16025000</text:p>
          </table:table-cell>
          <table:table-cell office:value-type="float" office:value="16117000" calcext:value-type="float">
            <text:p>16117000</text:p>
          </table:table-cell>
          <table:table-cell office:value-type="float" office:value="19152000" calcext:value-type="float">
            <text:p>19152000</text:p>
          </table:table-cell>
          <table:table-cell office:value-type="float" office:value="16500000" calcext:value-type="float">
            <text:p>16500000</text:p>
          </table:table-cell>
          <table:table-cell office:value-type="float" office:value="22189000" calcext:value-type="float">
            <text:p>22189000</text:p>
          </table:table-cell>
          <table:table-cell office:value-type="float" office:value="18921000" calcext:value-type="float">
            <text:p>18921000</text:p>
          </table:table-cell>
          <table:table-cell office:value-type="float" office:value="22304000" calcext:value-type="float">
            <text:p>22304000</text:p>
          </table:table-cell>
          <table:table-cell office:value-type="float" office:value="21892000" calcext:value-type="float">
            <text:p>21892000</text:p>
          </table:table-cell>
          <table:table-cell office:value-type="float" office:value="20919000" calcext:value-type="float">
            <text:p>20919000</text:p>
          </table:table-cell>
          <table:table-cell office:value-type="float" office:value="20110000" calcext:value-type="float">
            <text:p>20110000</text:p>
          </table:table-cell>
          <table:table-cell office:value-type="float" office:value="18386000" calcext:value-type="float">
            <text:p>18386000</text:p>
          </table:table-cell>
          <table:table-cell office:value-type="float" office:value="20209000" calcext:value-type="float">
            <text:p>20209000</text:p>
          </table:table-cell>
          <table:table-cell office:value-type="float" office:value="16290000" calcext:value-type="float">
            <text:p>16290000</text:p>
          </table:table-cell>
          <table:table-cell office:value-type="float" office:value="21961000" calcext:value-type="float">
            <text:p>21961000</text:p>
          </table:table-cell>
          <table:table-cell office:value-type="float" office:value="19822000" calcext:value-type="float">
            <text:p>19822000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16229000" calcext:value-type="float">
            <text:p>16229000</text:p>
          </table:table-cell>
          <table:table-cell office:value-type="float" office:value="20349000" calcext:value-type="float">
            <text:p>20349000</text:p>
          </table:table-cell>
          <table:table-cell office:value-type="float" office:value="19306000" calcext:value-type="float">
            <text:p>19306000</text:p>
          </table:table-cell>
          <table:table-cell office:value-type="float" office:value="19057000" calcext:value-type="float">
            <text:p>19057000</text:p>
          </table:table-cell>
          <table:table-cell office:value-type="float" office:value="20554000" calcext:value-type="float">
            <text:p>20554000</text:p>
          </table:table-cell>
          <table:table-cell office:value-type="float" office:value="19635000" calcext:value-type="float">
            <text:p>19635000</text:p>
          </table:table-cell>
          <table:table-cell office:value-type="float" office:value="22153000" calcext:value-type="float">
            <text:p>22153000</text:p>
          </table:table-cell>
          <table:table-cell office:value-type="float" office:value="19937000" calcext:value-type="float">
            <text:p>19937000</text:p>
          </table:table-cell>
          <table:table-cell office:value-type="float" office:value="16438000" calcext:value-type="float">
            <text:p>16438000</text:p>
          </table:table-cell>
          <table:table-cell office:value-type="float" office:value="19253000" calcext:value-type="float">
            <text:p>19253000</text:p>
          </table:table-cell>
          <table:table-cell office:value-type="float" office:value="16335000" calcext:value-type="float">
            <text:p>16335000</text:p>
          </table:table-cell>
          <table:table-cell office:value-type="float" office:value="20322000" calcext:value-type="float">
            <text:p>20322000</text:p>
          </table:table-cell>
          <table:table-cell office:value-type="float" office:value="22231000" calcext:value-type="float">
            <text:p>22231000</text:p>
          </table:table-cell>
          <table:table-cell office:value-type="float" office:value="20671000" calcext:value-type="float">
            <text:p>20671000</text:p>
          </table:table-cell>
          <table:table-cell office:value-type="float" office:value="16557000" calcext:value-type="float">
            <text:p>16557000</text:p>
          </table:table-cell>
          <table:table-cell office:value-type="float" office:value="19385000" calcext:value-type="float">
            <text:p>19385000</text:p>
          </table:table-cell>
          <table:table-cell office:value-type="float" office:value="21759000" calcext:value-type="float">
            <text:p>21759000</text:p>
          </table:table-cell>
          <table:table-cell office:value-type="float" office:value="19556000" calcext:value-type="float">
            <text:p>19556000</text:p>
          </table:table-cell>
          <table:table-cell office:value-type="float" office:value="18975000" calcext:value-type="float">
            <text:p>18975000</text:p>
          </table:table-cell>
          <table:table-cell office:value-type="float" office:value="20664000" calcext:value-type="float">
            <text:p>20664000</text:p>
          </table:table-cell>
          <table:table-cell office:value-type="float" office:value="21583000" calcext:value-type="float">
            <text:p>21583000</text:p>
          </table:table-cell>
          <table:table-cell office:value-type="float" office:value="20340000" calcext:value-type="float">
            <text:p>20340000</text:p>
          </table:table-cell>
          <table:table-cell office:value-type="float" office:value="21170000" calcext:value-type="float">
            <text:p>21170000</text:p>
          </table:table-cell>
          <table:table-cell office:value-type="float" office:value="19957000" calcext:value-type="float">
            <text:p>19957000</text:p>
          </table:table-cell>
          <table:table-cell office:value-type="float" office:value="21591000" calcext:value-type="float">
            <text:p>21591000</text:p>
          </table:table-cell>
          <table:table-cell office:value-type="float" office:value="21537000" calcext:value-type="float">
            <text:p>21537000</text:p>
          </table:table-cell>
          <table:table-cell office:value-type="float" office:value="20331000" calcext:value-type="float">
            <text:p>20331000</text:p>
          </table:table-cell>
          <table:table-cell office:value-type="float" office:value="16601000" calcext:value-type="float">
            <text:p>16601000</text:p>
          </table:table-cell>
          <table:table-cell office:value-type="float" office:value="16654000" calcext:value-type="float">
            <text:p>1665400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AVERAGE([.A54:.CV54])" office:value-type="float" office:value="19879610" calcext:value-type="float">
            <text:p>19879610</text:p>
          </table:table-cell>
        </table:table-row>
        <table:table-row table:style-name="ro1">
          <table:table-cell office:value-type="float" office:value="19174000" calcext:value-type="float">
            <text:p>19174000</text:p>
          </table:table-cell>
          <table:table-cell office:value-type="float" office:value="19609000" calcext:value-type="float">
            <text:p>19609000</text:p>
          </table:table-cell>
          <table:table-cell office:value-type="float" office:value="22044000" calcext:value-type="float">
            <text:p>22044000</text:p>
          </table:table-cell>
          <table:table-cell office:value-type="float" office:value="21651000" calcext:value-type="float">
            <text:p>21651000</text:p>
          </table:table-cell>
          <table:table-cell office:value-type="float" office:value="21951000" calcext:value-type="float">
            <text:p>21951000</text:p>
          </table:table-cell>
          <table:table-cell office:value-type="float" office:value="19932000" calcext:value-type="float">
            <text:p>19932000</text:p>
          </table:table-cell>
          <table:table-cell office:value-type="float" office:value="23057000" calcext:value-type="float">
            <text:p>23057000</text:p>
          </table:table-cell>
          <table:table-cell office:value-type="float" office:value="16917000" calcext:value-type="float">
            <text:p>16917000</text:p>
          </table:table-cell>
          <table:table-cell office:value-type="float" office:value="22548000" calcext:value-type="float">
            <text:p>22548000</text:p>
          </table:table-cell>
          <table:table-cell office:value-type="float" office:value="20134000" calcext:value-type="float">
            <text:p>20134000</text:p>
          </table:table-cell>
          <table:table-cell office:value-type="float" office:value="21366000" calcext:value-type="float">
            <text:p>21366000</text:p>
          </table:table-cell>
          <table:table-cell office:value-type="float" office:value="19196000" calcext:value-type="float">
            <text:p>19196000</text:p>
          </table:table-cell>
          <table:table-cell office:value-type="float" office:value="22168000" calcext:value-type="float">
            <text:p>22168000</text:p>
          </table:table-cell>
          <table:table-cell office:value-type="float" office:value="16773000" calcext:value-type="float">
            <text:p>16773000</text:p>
          </table:table-cell>
          <table:table-cell office:value-type="float" office:value="21335000" calcext:value-type="float">
            <text:p>21335000</text:p>
          </table:table-cell>
          <table:table-cell office:value-type="float" office:value="20748000" calcext:value-type="float">
            <text:p>20748000</text:p>
          </table:table-cell>
          <table:table-cell office:value-type="float" office:value="16949000" calcext:value-type="float">
            <text:p>16949000</text:p>
          </table:table-cell>
          <table:table-cell office:value-type="float" office:value="22339000" calcext:value-type="float">
            <text:p>22339000</text:p>
          </table:table-cell>
          <table:table-cell office:value-type="float" office:value="22128000" calcext:value-type="float">
            <text:p>22128000</text:p>
          </table:table-cell>
          <table:table-cell office:value-type="float" office:value="16866000" calcext:value-type="float">
            <text:p>16866000</text:p>
          </table:table-cell>
          <table:table-cell office:value-type="float" office:value="16895000" calcext:value-type="float">
            <text:p>16895000</text:p>
          </table:table-cell>
          <table:table-cell office:value-type="float" office:value="16884000" calcext:value-type="float">
            <text:p>16884000</text:p>
          </table:table-cell>
          <table:table-cell office:value-type="float" office:value="21307000" calcext:value-type="float">
            <text:p>21307000</text:p>
          </table:table-cell>
          <table:table-cell office:value-type="float" office:value="19224000" calcext:value-type="float">
            <text:p>19224000</text:p>
          </table:table-cell>
          <table:table-cell office:value-type="float" office:value="20053000" calcext:value-type="float">
            <text:p>20053000</text:p>
          </table:table-cell>
          <table:table-cell office:value-type="float" office:value="23248000" calcext:value-type="float">
            <text:p>23248000</text:p>
          </table:table-cell>
          <table:table-cell office:value-type="float" office:value="21482000" calcext:value-type="float">
            <text:p>21482000</text:p>
          </table:table-cell>
          <table:table-cell office:value-type="float" office:value="20466000" calcext:value-type="float">
            <text:p>20466000</text:p>
          </table:table-cell>
          <table:table-cell office:value-type="float" office:value="21605000" calcext:value-type="float">
            <text:p>21605000</text:p>
          </table:table-cell>
          <table:table-cell office:value-type="float" office:value="22157000" calcext:value-type="float">
            <text:p>22157000</text:p>
          </table:table-cell>
          <table:table-cell office:value-type="float" office:value="19886000" calcext:value-type="float">
            <text:p>19886000</text:p>
          </table:table-cell>
          <table:table-cell office:value-type="float" office:value="20305000" calcext:value-type="float">
            <text:p>20305000</text:p>
          </table:table-cell>
          <table:table-cell office:value-type="float" office:value="16770000" calcext:value-type="float">
            <text:p>16770000</text:p>
          </table:table-cell>
          <table:table-cell office:value-type="float" office:value="21822000" calcext:value-type="float">
            <text:p>21822000</text:p>
          </table:table-cell>
          <table:table-cell office:value-type="float" office:value="16932000" calcext:value-type="float">
            <text:p>16932000</text:p>
          </table:table-cell>
          <table:table-cell office:value-type="float" office:value="21288000" calcext:value-type="float">
            <text:p>21288000</text:p>
          </table:table-cell>
          <table:table-cell office:value-type="float" office:value="21367000" calcext:value-type="float">
            <text:p>21367000</text:p>
          </table:table-cell>
          <table:table-cell office:value-type="float" office:value="20074000" calcext:value-type="float">
            <text:p>20074000</text:p>
          </table:table-cell>
          <table:table-cell office:value-type="float" office:value="20149000" calcext:value-type="float">
            <text:p>20149000</text:p>
          </table:table-cell>
          <table:table-cell office:value-type="float" office:value="16884000" calcext:value-type="float">
            <text:p>16884000</text:p>
          </table:table-cell>
          <table:table-cell office:value-type="float" office:value="16981000" calcext:value-type="float">
            <text:p>16981000</text:p>
          </table:table-cell>
          <table:table-cell office:value-type="float" office:value="21901000" calcext:value-type="float">
            <text:p>21901000</text:p>
          </table:table-cell>
          <table:table-cell office:value-type="float" office:value="21421000" calcext:value-type="float">
            <text:p>21421000</text:p>
          </table:table-cell>
          <table:table-cell office:value-type="float" office:value="21940000" calcext:value-type="float">
            <text:p>21940000</text:p>
          </table:table-cell>
          <table:table-cell office:value-type="float" office:value="20702000" calcext:value-type="float">
            <text:p>20702000</text:p>
          </table:table-cell>
          <table:table-cell office:value-type="float" office:value="21147000" calcext:value-type="float">
            <text:p>21147000</text:p>
          </table:table-cell>
          <table:table-cell office:value-type="float" office:value="16909000" calcext:value-type="float">
            <text:p>16909000</text:p>
          </table:table-cell>
          <table:table-cell office:value-type="float" office:value="19445000" calcext:value-type="float">
            <text:p>19445000</text:p>
          </table:table-cell>
          <table:table-cell office:value-type="float" office:value="19901000" calcext:value-type="float">
            <text:p>19901000</text:p>
          </table:table-cell>
          <table:table-cell office:value-type="float" office:value="20615000" calcext:value-type="float">
            <text:p>20615000</text:p>
          </table:table-cell>
          <table:table-cell office:value-type="float" office:value="16805000" calcext:value-type="float">
            <text:p>16805000</text:p>
          </table:table-cell>
          <table:table-cell office:value-type="float" office:value="23013000" calcext:value-type="float">
            <text:p>23013000</text:p>
          </table:table-cell>
          <table:table-cell office:value-type="float" office:value="22376000" calcext:value-type="float">
            <text:p>22376000</text:p>
          </table:table-cell>
          <table:table-cell office:value-type="float" office:value="22912000" calcext:value-type="float">
            <text:p>22912000</text:p>
          </table:table-cell>
          <table:table-cell office:value-type="float" office:value="20905000" calcext:value-type="float">
            <text:p>20905000</text:p>
          </table:table-cell>
          <table:table-cell office:value-type="float" office:value="21644000" calcext:value-type="float">
            <text:p>21644000</text:p>
          </table:table-cell>
          <table:table-cell office:value-type="float" office:value="22618000" calcext:value-type="float">
            <text:p>22618000</text:p>
          </table:table-cell>
          <table:table-cell office:value-type="float" office:value="16691000" calcext:value-type="float">
            <text:p>16691000</text:p>
          </table:table-cell>
          <table:table-cell office:value-type="float" office:value="21932000" calcext:value-type="float">
            <text:p>21932000</text:p>
          </table:table-cell>
          <table:table-cell office:value-type="float" office:value="23177000" calcext:value-type="float">
            <text:p>23177000</text:p>
          </table:table-cell>
          <table:table-cell office:value-type="float" office:value="21034000" calcext:value-type="float">
            <text:p>21034000</text:p>
          </table:table-cell>
          <table:table-cell office:value-type="float" office:value="22195000" calcext:value-type="float">
            <text:p>22195000</text:p>
          </table:table-cell>
          <table:table-cell office:value-type="float" office:value="21776000" calcext:value-type="float">
            <text:p>21776000</text:p>
          </table:table-cell>
          <table:table-cell office:value-type="float" office:value="22663000" calcext:value-type="float">
            <text:p>22663000</text:p>
          </table:table-cell>
          <table:table-cell office:value-type="float" office:value="22828000" calcext:value-type="float">
            <text:p>22828000</text:p>
          </table:table-cell>
          <table:table-cell office:value-type="float" office:value="20060000" calcext:value-type="float">
            <text:p>20060000</text:p>
          </table:table-cell>
          <table:table-cell office:value-type="float" office:value="21043000" calcext:value-type="float">
            <text:p>21043000</text:p>
          </table:table-cell>
          <table:table-cell office:value-type="float" office:value="16692000" calcext:value-type="float">
            <text:p>16692000</text:p>
          </table:table-cell>
          <table:table-cell office:value-type="float" office:value="20858000" calcext:value-type="float">
            <text:p>20858000</text:p>
          </table:table-cell>
          <table:table-cell office:value-type="float" office:value="16829000" calcext:value-type="float">
            <text:p>16829000</text:p>
          </table:table-cell>
          <table:table-cell office:value-type="float" office:value="19244000" calcext:value-type="float">
            <text:p>19244000</text:p>
          </table:table-cell>
          <table:table-cell office:value-type="float" office:value="16789000" calcext:value-type="float">
            <text:p>16789000</text:p>
          </table:table-cell>
          <table:table-cell office:value-type="float" office:value="22023000" calcext:value-type="float">
            <text:p>22023000</text:p>
          </table:table-cell>
          <table:table-cell office:value-type="float" office:value="21652000" calcext:value-type="float">
            <text:p>21652000</text:p>
          </table:table-cell>
          <table:table-cell office:value-type="float" office:value="19945000" calcext:value-type="float">
            <text:p>19945000</text:p>
          </table:table-cell>
          <table:table-cell office:value-type="float" office:value="20694000" calcext:value-type="float">
            <text:p>20694000</text:p>
          </table:table-cell>
          <table:table-cell office:value-type="float" office:value="19672000" calcext:value-type="float">
            <text:p>19672000</text:p>
          </table:table-cell>
          <table:table-cell office:value-type="float" office:value="19972000" calcext:value-type="float">
            <text:p>19972000</text:p>
          </table:table-cell>
          <table:table-cell office:value-type="float" office:value="22878000" calcext:value-type="float">
            <text:p>22878000</text:p>
          </table:table-cell>
          <table:table-cell office:value-type="float" office:value="19600000" calcext:value-type="float">
            <text:p>19600000</text:p>
          </table:table-cell>
          <table:table-cell office:value-type="float" office:value="21702000" calcext:value-type="float">
            <text:p>21702000</text:p>
          </table:table-cell>
          <table:table-cell office:value-type="float" office:value="22784000" calcext:value-type="float">
            <text:p>22784000</text:p>
          </table:table-cell>
          <table:table-cell office:value-type="float" office:value="22119000" calcext:value-type="float">
            <text:p>22119000</text:p>
          </table:table-cell>
          <table:table-cell office:value-type="float" office:value="21509000" calcext:value-type="float">
            <text:p>21509000</text:p>
          </table:table-cell>
          <table:table-cell office:value-type="float" office:value="20673000" calcext:value-type="float">
            <text:p>20673000</text:p>
          </table:table-cell>
          <table:table-cell office:value-type="float" office:value="22364000" calcext:value-type="float">
            <text:p>22364000</text:p>
          </table:table-cell>
          <table:table-cell office:value-type="float" office:value="16823000" calcext:value-type="float">
            <text:p>16823000</text:p>
          </table:table-cell>
          <table:table-cell office:value-type="float" office:value="21838000" calcext:value-type="float">
            <text:p>21838000</text:p>
          </table:table-cell>
          <table:table-cell office:value-type="float" office:value="16816000" calcext:value-type="float">
            <text:p>16816000</text:p>
          </table:table-cell>
          <table:table-cell office:value-type="float" office:value="20005000" calcext:value-type="float">
            <text:p>20005000</text:p>
          </table:table-cell>
          <table:table-cell office:value-type="float" office:value="21553000" calcext:value-type="float">
            <text:p>21553000</text:p>
          </table:table-cell>
          <table:table-cell office:value-type="float" office:value="22200000" calcext:value-type="float">
            <text:p>22200000</text:p>
          </table:table-cell>
          <table:table-cell office:value-type="float" office:value="20722000" calcext:value-type="float">
            <text:p>20722000</text:p>
          </table:table-cell>
          <table:table-cell office:value-type="float" office:value="22021000" calcext:value-type="float">
            <text:p>22021000</text:p>
          </table:table-cell>
          <table:table-cell office:value-type="float" office:value="16781000" calcext:value-type="float">
            <text:p>16781000</text:p>
          </table:table-cell>
          <table:table-cell office:value-type="float" office:value="21465000" calcext:value-type="float">
            <text:p>21465000</text:p>
          </table:table-cell>
          <table:table-cell office:value-type="float" office:value="20388000" calcext:value-type="float">
            <text:p>20388000</text:p>
          </table:table-cell>
          <table:table-cell office:value-type="float" office:value="19788000" calcext:value-type="float">
            <text:p>19788000</text:p>
          </table:table-cell>
          <table:table-cell office:value-type="float" office:value="20932000" calcext:value-type="float">
            <text:p>20932000</text:p>
          </table:table-cell>
          <table:table-cell office:value-type="float" office:value="16813000" calcext:value-type="float">
            <text:p>168130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AVERAGE([.A55:.CV55])" office:value-type="float" office:value="20364610" calcext:value-type="float">
            <text:p>20364610</text:p>
          </table:table-cell>
        </table:table-row>
        <table:table-row table:style-name="ro1">
          <table:table-cell office:value-type="float" office:value="20552000" calcext:value-type="float">
            <text:p>20552000</text:p>
          </table:table-cell>
          <table:table-cell office:value-type="float" office:value="20505000" calcext:value-type="float">
            <text:p>20505000</text:p>
          </table:table-cell>
          <table:table-cell office:value-type="float" office:value="22739000" calcext:value-type="float">
            <text:p>22739000</text:p>
          </table:table-cell>
          <table:table-cell office:value-type="float" office:value="17211000" calcext:value-type="float">
            <text:p>17211000</text:p>
          </table:table-cell>
          <table:table-cell office:value-type="float" office:value="22857000" calcext:value-type="float">
            <text:p>22857000</text:p>
          </table:table-cell>
          <table:table-cell office:value-type="float" office:value="21002000" calcext:value-type="float">
            <text:p>21002000</text:p>
          </table:table-cell>
          <table:table-cell office:value-type="float" office:value="17018000" calcext:value-type="float">
            <text:p>17018000</text:p>
          </table:table-cell>
          <table:table-cell office:value-type="float" office:value="19638000" calcext:value-type="float">
            <text:p>19638000</text:p>
          </table:table-cell>
          <table:table-cell office:value-type="float" office:value="20034000" calcext:value-type="float">
            <text:p>20034000</text:p>
          </table:table-cell>
          <table:table-cell office:value-type="float" office:value="21036000" calcext:value-type="float">
            <text:p>21036000</text:p>
          </table:table-cell>
          <table:table-cell office:value-type="float" office:value="16891000" calcext:value-type="float">
            <text:p>16891000</text:p>
          </table:table-cell>
          <table:table-cell office:value-type="float" office:value="21280000" calcext:value-type="float">
            <text:p>21280000</text:p>
          </table:table-cell>
          <table:table-cell office:value-type="float" office:value="20647000" calcext:value-type="float">
            <text:p>20647000</text:p>
          </table:table-cell>
          <table:table-cell office:value-type="float" office:value="20158000" calcext:value-type="float">
            <text:p>20158000</text:p>
          </table:table-cell>
          <table:table-cell office:value-type="float" office:value="16982000" calcext:value-type="float">
            <text:p>16982000</text:p>
          </table:table-cell>
          <table:table-cell office:value-type="float" office:value="21774000" calcext:value-type="float">
            <text:p>21774000</text:p>
          </table:table-cell>
          <table:table-cell office:value-type="float" office:value="18417000" calcext:value-type="float">
            <text:p>18417000</text:p>
          </table:table-cell>
          <table:table-cell office:value-type="float" office:value="19492000" calcext:value-type="float">
            <text:p>19492000</text:p>
          </table:table-cell>
          <table:table-cell office:value-type="float" office:value="16958000" calcext:value-type="float">
            <text:p>16958000</text:p>
          </table:table-cell>
          <table:table-cell office:value-type="float" office:value="16965000" calcext:value-type="float">
            <text:p>16965000</text:p>
          </table:table-cell>
          <table:table-cell office:value-type="float" office:value="19490000" calcext:value-type="float">
            <text:p>19490000</text:p>
          </table:table-cell>
          <table:table-cell office:value-type="float" office:value="16928000" calcext:value-type="float">
            <text:p>16928000</text:p>
          </table:table-cell>
          <table:table-cell office:value-type="float" office:value="17039000" calcext:value-type="float">
            <text:p>17039000</text:p>
          </table:table-cell>
          <table:table-cell office:value-type="float" office:value="19558000" calcext:value-type="float">
            <text:p>19558000</text:p>
          </table:table-cell>
          <table:table-cell office:value-type="float" office:value="17205000" calcext:value-type="float">
            <text:p>17205000</text:p>
          </table:table-cell>
          <table:table-cell office:value-type="float" office:value="22480000" calcext:value-type="float">
            <text:p>22480000</text:p>
          </table:table-cell>
          <table:table-cell office:value-type="float" office:value="19625000" calcext:value-type="float">
            <text:p>19625000</text:p>
          </table:table-cell>
          <table:table-cell office:value-type="float" office:value="22542000" calcext:value-type="float">
            <text:p>22542000</text:p>
          </table:table-cell>
          <table:table-cell office:value-type="float" office:value="22159000" calcext:value-type="float">
            <text:p>22159000</text:p>
          </table:table-cell>
          <table:table-cell office:value-type="float" office:value="20062000" calcext:value-type="float">
            <text:p>20062000</text:p>
          </table:table-cell>
          <table:table-cell office:value-type="float" office:value="21629000" calcext:value-type="float">
            <text:p>21629000</text:p>
          </table:table-cell>
          <table:table-cell office:value-type="float" office:value="19366000" calcext:value-type="float">
            <text:p>19366000</text:p>
          </table:table-cell>
          <table:table-cell office:value-type="float" office:value="17002000" calcext:value-type="float">
            <text:p>17002000</text:p>
          </table:table-cell>
          <table:table-cell office:value-type="float" office:value="16981000" calcext:value-type="float">
            <text:p>16981000</text:p>
          </table:table-cell>
          <table:table-cell office:value-type="float" office:value="19337000" calcext:value-type="float">
            <text:p>19337000</text:p>
          </table:table-cell>
          <table:table-cell office:value-type="float" office:value="19227000" calcext:value-type="float">
            <text:p>19227000</text:p>
          </table:table-cell>
          <table:table-cell office:value-type="float" office:value="20777000" calcext:value-type="float">
            <text:p>20777000</text:p>
          </table:table-cell>
          <table:table-cell office:value-type="float" office:value="20278000" calcext:value-type="float">
            <text:p>20278000</text:p>
          </table:table-cell>
          <table:table-cell office:value-type="float" office:value="20742000" calcext:value-type="float">
            <text:p>20742000</text:p>
          </table:table-cell>
          <table:table-cell office:value-type="float" office:value="20359000" calcext:value-type="float">
            <text:p>20359000</text:p>
          </table:table-cell>
          <table:table-cell office:value-type="float" office:value="20562000" calcext:value-type="float">
            <text:p>20562000</text:p>
          </table:table-cell>
          <table:table-cell office:value-type="float" office:value="19767000" calcext:value-type="float">
            <text:p>19767000</text:p>
          </table:table-cell>
          <table:table-cell office:value-type="float" office:value="23033000" calcext:value-type="float">
            <text:p>23033000</text:p>
          </table:table-cell>
          <table:table-cell office:value-type="float" office:value="19904000" calcext:value-type="float">
            <text:p>19904000</text:p>
          </table:table-cell>
          <table:table-cell office:value-type="float" office:value="21013000" calcext:value-type="float">
            <text:p>21013000</text:p>
          </table:table-cell>
          <table:table-cell office:value-type="float" office:value="17145000" calcext:value-type="float">
            <text:p>17145000</text:p>
          </table:table-cell>
          <table:table-cell office:value-type="float" office:value="20820000" calcext:value-type="float">
            <text:p>20820000</text:p>
          </table:table-cell>
          <table:table-cell office:value-type="float" office:value="23047000" calcext:value-type="float">
            <text:p>23047000</text:p>
          </table:table-cell>
          <table:table-cell office:value-type="float" office:value="22028000" calcext:value-type="float">
            <text:p>22028000</text:p>
          </table:table-cell>
          <table:table-cell office:value-type="float" office:value="17069000" calcext:value-type="float">
            <text:p>17069000</text:p>
          </table:table-cell>
          <table:table-cell office:value-type="float" office:value="16945000" calcext:value-type="float">
            <text:p>16945000</text:p>
          </table:table-cell>
          <table:table-cell office:value-type="float" office:value="18104000" calcext:value-type="float">
            <text:p>18104000</text:p>
          </table:table-cell>
          <table:table-cell office:value-type="float" office:value="17378000" calcext:value-type="float">
            <text:p>17378000</text:p>
          </table:table-cell>
          <table:table-cell office:value-type="float" office:value="19690000" calcext:value-type="float">
            <text:p>19690000</text:p>
          </table:table-cell>
          <table:table-cell office:value-type="float" office:value="21421000" calcext:value-type="float">
            <text:p>21421000</text:p>
          </table:table-cell>
          <table:table-cell office:value-type="float" office:value="16759000" calcext:value-type="float">
            <text:p>16759000</text:p>
          </table:table-cell>
          <table:table-cell office:value-type="float" office:value="21736000" calcext:value-type="float">
            <text:p>21736000</text:p>
          </table:table-cell>
          <table:table-cell office:value-type="float" office:value="16949000" calcext:value-type="float">
            <text:p>16949000</text:p>
          </table:table-cell>
          <table:table-cell office:value-type="float" office:value="17069000" calcext:value-type="float">
            <text:p>17069000</text:p>
          </table:table-cell>
          <table:table-cell office:value-type="float" office:value="16973000" calcext:value-type="float">
            <text:p>16973000</text:p>
          </table:table-cell>
          <table:table-cell office:value-type="float" office:value="17016000" calcext:value-type="float">
            <text:p>17016000</text:p>
          </table:table-cell>
          <table:table-cell office:value-type="float" office:value="17024000" calcext:value-type="float">
            <text:p>17024000</text:p>
          </table:table-cell>
          <table:table-cell office:value-type="float" office:value="16902000" calcext:value-type="float">
            <text:p>16902000</text:p>
          </table:table-cell>
          <table:table-cell office:value-type="float" office:value="17150000" calcext:value-type="float">
            <text:p>17150000</text:p>
          </table:table-cell>
          <table:table-cell office:value-type="float" office:value="17011000" calcext:value-type="float">
            <text:p>17011000</text:p>
          </table:table-cell>
          <table:table-cell office:value-type="float" office:value="16912000" calcext:value-type="float">
            <text:p>16912000</text:p>
          </table:table-cell>
          <table:table-cell office:value-type="float" office:value="16880000" calcext:value-type="float">
            <text:p>16880000</text:p>
          </table:table-cell>
          <table:table-cell office:value-type="float" office:value="23412000" calcext:value-type="float">
            <text:p>23412000</text:p>
          </table:table-cell>
          <table:table-cell office:value-type="float" office:value="17449000" calcext:value-type="float">
            <text:p>17449000</text:p>
          </table:table-cell>
          <table:table-cell office:value-type="float" office:value="22976000" calcext:value-type="float">
            <text:p>22976000</text:p>
          </table:table-cell>
          <table:table-cell office:value-type="float" office:value="20275000" calcext:value-type="float">
            <text:p>20275000</text:p>
          </table:table-cell>
          <table:table-cell office:value-type="float" office:value="21621000" calcext:value-type="float">
            <text:p>21621000</text:p>
          </table:table-cell>
          <table:table-cell office:value-type="float" office:value="20269000" calcext:value-type="float">
            <text:p>20269000</text:p>
          </table:table-cell>
          <table:table-cell office:value-type="float" office:value="21665000" calcext:value-type="float">
            <text:p>21665000</text:p>
          </table:table-cell>
          <table:table-cell office:value-type="float" office:value="20165000" calcext:value-type="float">
            <text:p>20165000</text:p>
          </table:table-cell>
          <table:table-cell office:value-type="float" office:value="17017000" calcext:value-type="float">
            <text:p>1701700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1829000" calcext:value-type="float">
            <text:p>21829000</text:p>
          </table:table-cell>
          <table:table-cell office:value-type="float" office:value="21396000" calcext:value-type="float">
            <text:p>21396000</text:p>
          </table:table-cell>
          <table:table-cell office:value-type="float" office:value="17387000" calcext:value-type="float">
            <text:p>17387000</text:p>
          </table:table-cell>
          <table:table-cell office:value-type="float" office:value="22368000" calcext:value-type="float">
            <text:p>22368000</text:p>
          </table:table-cell>
          <table:table-cell office:value-type="float" office:value="16652000" calcext:value-type="float">
            <text:p>16652000</text:p>
          </table:table-cell>
          <table:table-cell office:value-type="float" office:value="22097000" calcext:value-type="float">
            <text:p>22097000</text:p>
          </table:table-cell>
          <table:table-cell office:value-type="float" office:value="20203000" calcext:value-type="float">
            <text:p>20203000</text:p>
          </table:table-cell>
          <table:table-cell office:value-type="float" office:value="20272000" calcext:value-type="float">
            <text:p>20272000</text:p>
          </table:table-cell>
          <table:table-cell office:value-type="float" office:value="20714000" calcext:value-type="float">
            <text:p>20714000</text:p>
          </table:table-cell>
          <table:table-cell office:value-type="float" office:value="17174000" calcext:value-type="float">
            <text:p>17174000</text:p>
          </table:table-cell>
          <table:table-cell office:value-type="float" office:value="22863000" calcext:value-type="float">
            <text:p>22863000</text:p>
          </table:table-cell>
          <table:table-cell office:value-type="float" office:value="17448000" calcext:value-type="float">
            <text:p>17448000</text:p>
          </table:table-cell>
          <table:table-cell office:value-type="float" office:value="20220000" calcext:value-type="float">
            <text:p>20220000</text:p>
          </table:table-cell>
          <table:table-cell office:value-type="float" office:value="19957000" calcext:value-type="float">
            <text:p>19957000</text:p>
          </table:table-cell>
          <table:table-cell office:value-type="float" office:value="23015000" calcext:value-type="float">
            <text:p>23015000</text:p>
          </table:table-cell>
          <table:table-cell office:value-type="float" office:value="17116000" calcext:value-type="float">
            <text:p>17116000</text:p>
          </table:table-cell>
          <table:table-cell office:value-type="float" office:value="20959000" calcext:value-type="float">
            <text:p>20959000</text:p>
          </table:table-cell>
          <table:table-cell office:value-type="float" office:value="17217000" calcext:value-type="float">
            <text:p>17217000</text:p>
          </table:table-cell>
          <table:table-cell office:value-type="float" office:value="17239000" calcext:value-type="float">
            <text:p>17239000</text:p>
          </table:table-cell>
          <table:table-cell office:value-type="float" office:value="17186000" calcext:value-type="float">
            <text:p>17186000</text:p>
          </table:table-cell>
          <table:table-cell office:value-type="float" office:value="17914000" calcext:value-type="float">
            <text:p>17914000</text:p>
          </table:table-cell>
          <table:table-cell office:value-type="float" office:value="17193000" calcext:value-type="float">
            <text:p>17193000</text:p>
          </table:table-cell>
          <table:table-cell office:value-type="float" office:value="16902000" calcext:value-type="float">
            <text:p>1690200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56:.CV56])" office:value-type="float" office:value="19420390" calcext:value-type="float">
            <text:p>19420390</text:p>
          </table:table-cell>
        </table:table-row>
        <table:table-row table:style-name="ro1">
          <table:table-cell office:value-type="float" office:value="17360000" calcext:value-type="float">
            <text:p>17360000</text:p>
          </table:table-cell>
          <table:table-cell office:value-type="float" office:value="17387000" calcext:value-type="float">
            <text:p>17387000</text:p>
          </table:table-cell>
          <table:table-cell office:value-type="float" office:value="17322000" calcext:value-type="float">
            <text:p>17322000</text:p>
          </table:table-cell>
          <table:table-cell office:value-type="float" office:value="19766000" calcext:value-type="float">
            <text:p>19766000</text:p>
          </table:table-cell>
          <table:table-cell office:value-type="float" office:value="17393000" calcext:value-type="float">
            <text:p>17393000</text:p>
          </table:table-cell>
          <table:table-cell office:value-type="float" office:value="22124000" calcext:value-type="float">
            <text:p>22124000</text:p>
          </table:table-cell>
          <table:table-cell office:value-type="float" office:value="22586000" calcext:value-type="float">
            <text:p>22586000</text:p>
          </table:table-cell>
          <table:table-cell office:value-type="float" office:value="22362000" calcext:value-type="float">
            <text:p>22362000</text:p>
          </table:table-cell>
          <table:table-cell office:value-type="float" office:value="22803000" calcext:value-type="float">
            <text:p>22803000</text:p>
          </table:table-cell>
          <table:table-cell office:value-type="float" office:value="17397000" calcext:value-type="float">
            <text:p>17397000</text:p>
          </table:table-cell>
          <table:table-cell office:value-type="float" office:value="21345000" calcext:value-type="float">
            <text:p>21345000</text:p>
          </table:table-cell>
          <table:table-cell office:value-type="float" office:value="17589000" calcext:value-type="float">
            <text:p>17589000</text:p>
          </table:table-cell>
          <table:table-cell office:value-type="float" office:value="20394000" calcext:value-type="float">
            <text:p>20394000</text:p>
          </table:table-cell>
          <table:table-cell office:value-type="float" office:value="22573000" calcext:value-type="float">
            <text:p>22573000</text:p>
          </table:table-cell>
          <table:table-cell office:value-type="float" office:value="19453000" calcext:value-type="float">
            <text:p>19453000</text:p>
          </table:table-cell>
          <table:table-cell office:value-type="float" office:value="20769000" calcext:value-type="float">
            <text:p>20769000</text:p>
          </table:table-cell>
          <table:table-cell office:value-type="float" office:value="17440000" calcext:value-type="float">
            <text:p>17440000</text:p>
          </table:table-cell>
          <table:table-cell office:value-type="float" office:value="17262000" calcext:value-type="float">
            <text:p>17262000</text:p>
          </table:table-cell>
          <table:table-cell office:value-type="float" office:value="23722000" calcext:value-type="float">
            <text:p>23722000</text:p>
          </table:table-cell>
          <table:table-cell office:value-type="float" office:value="19880000" calcext:value-type="float">
            <text:p>19880000</text:p>
          </table:table-cell>
          <table:table-cell office:value-type="float" office:value="21199000" calcext:value-type="float">
            <text:p>21199000</text:p>
          </table:table-cell>
          <table:table-cell office:value-type="float" office:value="17443000" calcext:value-type="float">
            <text:p>17443000</text:p>
          </table:table-cell>
          <table:table-cell office:value-type="float" office:value="17267000" calcext:value-type="float">
            <text:p>17267000</text:p>
          </table:table-cell>
          <table:table-cell office:value-type="float" office:value="20621000" calcext:value-type="float">
            <text:p>20621000</text:p>
          </table:table-cell>
          <table:table-cell office:value-type="float" office:value="17318000" calcext:value-type="float">
            <text:p>17318000</text:p>
          </table:table-cell>
          <table:table-cell office:value-type="float" office:value="20412000" calcext:value-type="float">
            <text:p>20412000</text:p>
          </table:table-cell>
          <table:table-cell office:value-type="float" office:value="23706000" calcext:value-type="float">
            <text:p>23706000</text:p>
          </table:table-cell>
          <table:table-cell office:value-type="float" office:value="17425000" calcext:value-type="float">
            <text:p>17425000</text:p>
          </table:table-cell>
          <table:table-cell office:value-type="float" office:value="17549000" calcext:value-type="float">
            <text:p>17549000</text:p>
          </table:table-cell>
          <table:table-cell office:value-type="float" office:value="22923000" calcext:value-type="float">
            <text:p>22923000</text:p>
          </table:table-cell>
          <table:table-cell office:value-type="float" office:value="22384000" calcext:value-type="float">
            <text:p>22384000</text:p>
          </table:table-cell>
          <table:table-cell office:value-type="float" office:value="21666000" calcext:value-type="float">
            <text:p>21666000</text:p>
          </table:table-cell>
          <table:table-cell office:value-type="float" office:value="21663000" calcext:value-type="float">
            <text:p>21663000</text:p>
          </table:table-cell>
          <table:table-cell office:value-type="float" office:value="21698000" calcext:value-type="float">
            <text:p>21698000</text:p>
          </table:table-cell>
          <table:table-cell office:value-type="float" office:value="22356000" calcext:value-type="float">
            <text:p>22356000</text:p>
          </table:table-cell>
          <table:table-cell office:value-type="float" office:value="20271000" calcext:value-type="float">
            <text:p>20271000</text:p>
          </table:table-cell>
          <table:table-cell office:value-type="float" office:value="17586000" calcext:value-type="float">
            <text:p>17586000</text:p>
          </table:table-cell>
          <table:table-cell office:value-type="float" office:value="21632000" calcext:value-type="float">
            <text:p>21632000</text:p>
          </table:table-cell>
          <table:table-cell office:value-type="float" office:value="23360000" calcext:value-type="float">
            <text:p>23360000</text:p>
          </table:table-cell>
          <table:table-cell office:value-type="float" office:value="22708000" calcext:value-type="float">
            <text:p>22708000</text:p>
          </table:table-cell>
          <table:table-cell office:value-type="float" office:value="17492000" calcext:value-type="float">
            <text:p>17492000</text:p>
          </table:table-cell>
          <table:table-cell office:value-type="float" office:value="23739000" calcext:value-type="float">
            <text:p>23739000</text:p>
          </table:table-cell>
          <table:table-cell office:value-type="float" office:value="23327000" calcext:value-type="float">
            <text:p>23327000</text:p>
          </table:table-cell>
          <table:table-cell office:value-type="float" office:value="17383000" calcext:value-type="float">
            <text:p>17383000</text:p>
          </table:table-cell>
          <table:table-cell office:value-type="float" office:value="20537000" calcext:value-type="float">
            <text:p>20537000</text:p>
          </table:table-cell>
          <table:table-cell office:value-type="float" office:value="23107000" calcext:value-type="float">
            <text:p>23107000</text:p>
          </table:table-cell>
          <table:table-cell office:value-type="float" office:value="19536000" calcext:value-type="float">
            <text:p>19536000</text:p>
          </table:table-cell>
          <table:table-cell office:value-type="float" office:value="23602000" calcext:value-type="float">
            <text:p>23602000</text:p>
          </table:table-cell>
          <table:table-cell office:value-type="float" office:value="21960000" calcext:value-type="float">
            <text:p>21960000</text:p>
          </table:table-cell>
          <table:table-cell office:value-type="float" office:value="21130000" calcext:value-type="float">
            <text:p>21130000</text:p>
          </table:table-cell>
          <table:table-cell office:value-type="float" office:value="22803000" calcext:value-type="float">
            <text:p>22803000</text:p>
          </table:table-cell>
          <table:table-cell office:value-type="float" office:value="22034000" calcext:value-type="float">
            <text:p>22034000</text:p>
          </table:table-cell>
          <table:table-cell office:value-type="float" office:value="17562000" calcext:value-type="float">
            <text:p>17562000</text:p>
          </table:table-cell>
          <table:table-cell office:value-type="float" office:value="18929000" calcext:value-type="float">
            <text:p>18929000</text:p>
          </table:table-cell>
          <table:table-cell office:value-type="float" office:value="17218000" calcext:value-type="float">
            <text:p>17218000</text:p>
          </table:table-cell>
          <table:table-cell office:value-type="float" office:value="17424000" calcext:value-type="float">
            <text:p>17424000</text:p>
          </table:table-cell>
          <table:table-cell office:value-type="float" office:value="20233000" calcext:value-type="float">
            <text:p>20233000</text:p>
          </table:table-cell>
          <table:table-cell office:value-type="float" office:value="21876000" calcext:value-type="float">
            <text:p>21876000</text:p>
          </table:table-cell>
          <table:table-cell office:value-type="float" office:value="19992000" calcext:value-type="float">
            <text:p>19992000</text:p>
          </table:table-cell>
          <table:table-cell office:value-type="float" office:value="17432000" calcext:value-type="float">
            <text:p>17432000</text:p>
          </table:table-cell>
          <table:table-cell office:value-type="float" office:value="17295000" calcext:value-type="float">
            <text:p>17295000</text:p>
          </table:table-cell>
          <table:table-cell office:value-type="float" office:value="17284000" calcext:value-type="float">
            <text:p>17284000</text:p>
          </table:table-cell>
          <table:table-cell office:value-type="float" office:value="23206000" calcext:value-type="float">
            <text:p>23206000</text:p>
          </table:table-cell>
          <table:table-cell office:value-type="float" office:value="17505000" calcext:value-type="float">
            <text:p>17505000</text:p>
          </table:table-cell>
          <table:table-cell office:value-type="float" office:value="23161000" calcext:value-type="float">
            <text:p>23161000</text:p>
          </table:table-cell>
          <table:table-cell office:value-type="float" office:value="22599000" calcext:value-type="float">
            <text:p>22599000</text:p>
          </table:table-cell>
          <table:table-cell office:value-type="float" office:value="21618000" calcext:value-type="float">
            <text:p>21618000</text:p>
          </table:table-cell>
          <table:table-cell office:value-type="float" office:value="19829000" calcext:value-type="float">
            <text:p>19829000</text:p>
          </table:table-cell>
          <table:table-cell office:value-type="float" office:value="17228000" calcext:value-type="float">
            <text:p>17228000</text:p>
          </table:table-cell>
          <table:table-cell office:value-type="float" office:value="22745000" calcext:value-type="float">
            <text:p>22745000</text:p>
          </table:table-cell>
          <table:table-cell office:value-type="float" office:value="21888000" calcext:value-type="float">
            <text:p>21888000</text:p>
          </table:table-cell>
          <table:table-cell office:value-type="float" office:value="22049000" calcext:value-type="float">
            <text:p>22049000</text:p>
          </table:table-cell>
          <table:table-cell office:value-type="float" office:value="17470000" calcext:value-type="float">
            <text:p>17470000</text:p>
          </table:table-cell>
          <table:table-cell office:value-type="float" office:value="17456000" calcext:value-type="float">
            <text:p>17456000</text:p>
          </table:table-cell>
          <table:table-cell office:value-type="float" office:value="20136000" calcext:value-type="float">
            <text:p>20136000</text:p>
          </table:table-cell>
          <table:table-cell office:value-type="float" office:value="23658000" calcext:value-type="float">
            <text:p>23658000</text:p>
          </table:table-cell>
          <table:table-cell office:value-type="float" office:value="17517000" calcext:value-type="float">
            <text:p>17517000</text:p>
          </table:table-cell>
          <table:table-cell office:value-type="float" office:value="23408000" calcext:value-type="float">
            <text:p>23408000</text:p>
          </table:table-cell>
          <table:table-cell office:value-type="float" office:value="22382000" calcext:value-type="float">
            <text:p>22382000</text:p>
          </table:table-cell>
          <table:table-cell office:value-type="float" office:value="17433000" calcext:value-type="float">
            <text:p>17433000</text:p>
          </table:table-cell>
          <table:table-cell office:value-type="float" office:value="20618000" calcext:value-type="float">
            <text:p>20618000</text:p>
          </table:table-cell>
          <table:table-cell office:value-type="float" office:value="20356000" calcext:value-type="float">
            <text:p>20356000</text:p>
          </table:table-cell>
          <table:table-cell office:value-type="float" office:value="19874000" calcext:value-type="float">
            <text:p>19874000</text:p>
          </table:table-cell>
          <table:table-cell office:value-type="float" office:value="21165000" calcext:value-type="float">
            <text:p>21165000</text:p>
          </table:table-cell>
          <table:table-cell office:value-type="float" office:value="17415000" calcext:value-type="float">
            <text:p>17415000</text:p>
          </table:table-cell>
          <table:table-cell office:value-type="float" office:value="22314000" calcext:value-type="float">
            <text:p>22314000</text:p>
          </table:table-cell>
          <table:table-cell office:value-type="float" office:value="20454000" calcext:value-type="float">
            <text:p>20454000</text:p>
          </table:table-cell>
          <table:table-cell office:value-type="float" office:value="20508000" calcext:value-type="float">
            <text:p>20508000</text:p>
          </table:table-cell>
          <table:table-cell office:value-type="float" office:value="22039000" calcext:value-type="float">
            <text:p>22039000</text:p>
          </table:table-cell>
          <table:table-cell office:value-type="float" office:value="21073000" calcext:value-type="float">
            <text:p>21073000</text:p>
          </table:table-cell>
          <table:table-cell office:value-type="float" office:value="21296000" calcext:value-type="float">
            <text:p>21296000</text:p>
          </table:table-cell>
          <table:table-cell office:value-type="float" office:value="22151000" calcext:value-type="float">
            <text:p>22151000</text:p>
          </table:table-cell>
          <table:table-cell office:value-type="float" office:value="21798000" calcext:value-type="float">
            <text:p>21798000</text:p>
          </table:table-cell>
          <table:table-cell office:value-type="float" office:value="22672000" calcext:value-type="float">
            <text:p>22672000</text:p>
          </table:table-cell>
          <table:table-cell office:value-type="float" office:value="22236000" calcext:value-type="float">
            <text:p>22236000</text:p>
          </table:table-cell>
          <table:table-cell office:value-type="float" office:value="23284000" calcext:value-type="float">
            <text:p>23284000</text:p>
          </table:table-cell>
          <table:table-cell office:value-type="float" office:value="17427000" calcext:value-type="float">
            <text:p>17427000</text:p>
          </table:table-cell>
          <table:table-cell office:value-type="float" office:value="23541000" calcext:value-type="float">
            <text:p>23541000</text:p>
          </table:table-cell>
          <table:table-cell office:value-type="float" office:value="20548000" calcext:value-type="float">
            <text:p>20548000</text:p>
          </table:table-cell>
          <table:table-cell office:value-type="float" office:value="20205000" calcext:value-type="float">
            <text:p>2020500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AVERAGE([.A57:.CV57])" office:value-type="float" office:value="20422710" calcext:value-type="float">
            <text:p>20422710</text:p>
          </table:table-cell>
        </table:table-row>
        <table:table-row table:style-name="ro1">
          <table:table-cell office:value-type="float" office:value="22225000" calcext:value-type="float">
            <text:p>22225000</text:p>
          </table:table-cell>
          <table:table-cell office:value-type="float" office:value="22161000" calcext:value-type="float">
            <text:p>22161000</text:p>
          </table:table-cell>
          <table:table-cell office:value-type="float" office:value="17496000" calcext:value-type="float">
            <text:p>17496000</text:p>
          </table:table-cell>
          <table:table-cell office:value-type="float" office:value="20876000" calcext:value-type="float">
            <text:p>20876000</text:p>
          </table:table-cell>
          <table:table-cell office:value-type="float" office:value="21170000" calcext:value-type="float">
            <text:p>21170000</text:p>
          </table:table-cell>
          <table:table-cell office:value-type="float" office:value="17986000" calcext:value-type="float">
            <text:p>17986000</text:p>
          </table:table-cell>
          <table:table-cell office:value-type="float" office:value="23328000" calcext:value-type="float">
            <text:p>23328000</text:p>
          </table:table-cell>
          <table:table-cell office:value-type="float" office:value="21479000" calcext:value-type="float">
            <text:p>21479000</text:p>
          </table:table-cell>
          <table:table-cell office:value-type="float" office:value="19565000" calcext:value-type="float">
            <text:p>19565000</text:p>
          </table:table-cell>
          <table:table-cell office:value-type="float" office:value="17279000" calcext:value-type="float">
            <text:p>17279000</text:p>
          </table:table-cell>
          <table:table-cell office:value-type="float" office:value="23743000" calcext:value-type="float">
            <text:p>23743000</text:p>
          </table:table-cell>
          <table:table-cell office:value-type="float" office:value="23776000" calcext:value-type="float">
            <text:p>23776000</text:p>
          </table:table-cell>
          <table:table-cell office:value-type="float" office:value="23795000" calcext:value-type="float">
            <text:p>23795000</text:p>
          </table:table-cell>
          <table:table-cell office:value-type="float" office:value="17560000" calcext:value-type="float">
            <text:p>17560000</text:p>
          </table:table-cell>
          <table:table-cell office:value-type="float" office:value="22275000" calcext:value-type="float">
            <text:p>22275000</text:p>
          </table:table-cell>
          <table:table-cell office:value-type="float" office:value="17932000" calcext:value-type="float">
            <text:p>17932000</text:p>
          </table:table-cell>
          <table:table-cell office:value-type="float" office:value="17856000" calcext:value-type="float">
            <text:p>17856000</text:p>
          </table:table-cell>
          <table:table-cell office:value-type="float" office:value="21292000" calcext:value-type="float">
            <text:p>21292000</text:p>
          </table:table-cell>
          <table:table-cell office:value-type="float" office:value="23735000" calcext:value-type="float">
            <text:p>23735000</text:p>
          </table:table-cell>
          <table:table-cell office:value-type="float" office:value="20056000" calcext:value-type="float">
            <text:p>20056000</text:p>
          </table:table-cell>
          <table:table-cell office:value-type="float" office:value="23331000" calcext:value-type="float">
            <text:p>23331000</text:p>
          </table:table-cell>
          <table:table-cell office:value-type="float" office:value="20767000" calcext:value-type="float">
            <text:p>20767000</text:p>
          </table:table-cell>
          <table:table-cell office:value-type="float" office:value="23474000" calcext:value-type="float">
            <text:p>23474000</text:p>
          </table:table-cell>
          <table:table-cell office:value-type="float" office:value="23365000" calcext:value-type="float">
            <text:p>23365000</text:p>
          </table:table-cell>
          <table:table-cell office:value-type="float" office:value="19942000" calcext:value-type="float">
            <text:p>19942000</text:p>
          </table:table-cell>
          <table:table-cell office:value-type="float" office:value="22026000" calcext:value-type="float">
            <text:p>22026000</text:p>
          </table:table-cell>
          <table:table-cell office:value-type="float" office:value="21151000" calcext:value-type="float">
            <text:p>21151000</text:p>
          </table:table-cell>
          <table:table-cell office:value-type="float" office:value="20042000" calcext:value-type="float">
            <text:p>20042000</text:p>
          </table:table-cell>
          <table:table-cell office:value-type="float" office:value="17412000" calcext:value-type="float">
            <text:p>17412000</text:p>
          </table:table-cell>
          <table:table-cell office:value-type="float" office:value="20177000" calcext:value-type="float">
            <text:p>20177000</text:p>
          </table:table-cell>
          <table:table-cell office:value-type="float" office:value="17653000" calcext:value-type="float">
            <text:p>17653000</text:p>
          </table:table-cell>
          <table:table-cell office:value-type="float" office:value="19864000" calcext:value-type="float">
            <text:p>19864000</text:p>
          </table:table-cell>
          <table:table-cell office:value-type="float" office:value="22872000" calcext:value-type="float">
            <text:p>22872000</text:p>
          </table:table-cell>
          <table:table-cell office:value-type="float" office:value="17280000" calcext:value-type="float">
            <text:p>17280000</text:p>
          </table:table-cell>
          <table:table-cell office:value-type="float" office:value="17784000" calcext:value-type="float">
            <text:p>17784000</text:p>
          </table:table-cell>
          <table:table-cell office:value-type="float" office:value="21285000" calcext:value-type="float">
            <text:p>21285000</text:p>
          </table:table-cell>
          <table:table-cell office:value-type="float" office:value="21802000" calcext:value-type="float">
            <text:p>21802000</text:p>
          </table:table-cell>
          <table:table-cell office:value-type="float" office:value="22123000" calcext:value-type="float">
            <text:p>22123000</text:p>
          </table:table-cell>
          <table:table-cell office:value-type="float" office:value="17480000" calcext:value-type="float">
            <text:p>17480000</text:p>
          </table:table-cell>
          <table:table-cell office:value-type="float" office:value="17747000" calcext:value-type="float">
            <text:p>17747000</text:p>
          </table:table-cell>
          <table:table-cell office:value-type="float" office:value="22402000" calcext:value-type="float">
            <text:p>22402000</text:p>
          </table:table-cell>
          <table:table-cell office:value-type="float" office:value="19941000" calcext:value-type="float">
            <text:p>19941000</text:p>
          </table:table-cell>
          <table:table-cell office:value-type="float" office:value="21886000" calcext:value-type="float">
            <text:p>21886000</text:p>
          </table:table-cell>
          <table:table-cell office:value-type="float" office:value="17582000" calcext:value-type="float">
            <text:p>17582000</text:p>
          </table:table-cell>
          <table:table-cell office:value-type="float" office:value="22689000" calcext:value-type="float">
            <text:p>22689000</text:p>
          </table:table-cell>
          <table:table-cell office:value-type="float" office:value="22190000" calcext:value-type="float">
            <text:p>22190000</text:p>
          </table:table-cell>
          <table:table-cell office:value-type="float" office:value="17525000" calcext:value-type="float">
            <text:p>17525000</text:p>
          </table:table-cell>
          <table:table-cell office:value-type="float" office:value="22959000" calcext:value-type="float">
            <text:p>22959000</text:p>
          </table:table-cell>
          <table:table-cell office:value-type="float" office:value="18093000" calcext:value-type="float">
            <text:p>18093000</text:p>
          </table:table-cell>
          <table:table-cell office:value-type="float" office:value="23537000" calcext:value-type="float">
            <text:p>23537000</text:p>
          </table:table-cell>
          <table:table-cell office:value-type="float" office:value="21186000" calcext:value-type="float">
            <text:p>21186000</text:p>
          </table:table-cell>
          <table:table-cell office:value-type="float" office:value="20657000" calcext:value-type="float">
            <text:p>20657000</text:p>
          </table:table-cell>
          <table:table-cell office:value-type="float" office:value="23136000" calcext:value-type="float">
            <text:p>23136000</text:p>
          </table:table-cell>
          <table:table-cell office:value-type="float" office:value="17585000" calcext:value-type="float">
            <text:p>1758500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20650000" calcext:value-type="float">
            <text:p>20650000</text:p>
          </table:table-cell>
          <table:table-cell office:value-type="float" office:value="22880000" calcext:value-type="float">
            <text:p>22880000</text:p>
          </table:table-cell>
          <table:table-cell office:value-type="float" office:value="22566000" calcext:value-type="float">
            <text:p>22566000</text:p>
          </table:table-cell>
          <table:table-cell office:value-type="float" office:value="21453000" calcext:value-type="float">
            <text:p>21453000</text:p>
          </table:table-cell>
          <table:table-cell office:value-type="float" office:value="17584000" calcext:value-type="float">
            <text:p>17584000</text:p>
          </table:table-cell>
          <table:table-cell office:value-type="float" office:value="23120000" calcext:value-type="float">
            <text:p>23120000</text:p>
          </table:table-cell>
          <table:table-cell office:value-type="float" office:value="17557000" calcext:value-type="float">
            <text:p>17557000</text:p>
          </table:table-cell>
          <table:table-cell office:value-type="float" office:value="17675000" calcext:value-type="float">
            <text:p>17675000</text:p>
          </table:table-cell>
          <table:table-cell office:value-type="float" office:value="17642000" calcext:value-type="float">
            <text:p>17642000</text:p>
          </table:table-cell>
          <table:table-cell office:value-type="float" office:value="23108000" calcext:value-type="float">
            <text:p>23108000</text:p>
          </table:table-cell>
          <table:table-cell office:value-type="float" office:value="23084000" calcext:value-type="float">
            <text:p>2308400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21498000" calcext:value-type="float">
            <text:p>21498000</text:p>
          </table:table-cell>
          <table:table-cell office:value-type="float" office:value="17337000" calcext:value-type="float">
            <text:p>17337000</text:p>
          </table:table-cell>
          <table:table-cell office:value-type="float" office:value="17611000" calcext:value-type="float">
            <text:p>17611000</text:p>
          </table:table-cell>
          <table:table-cell office:value-type="float" office:value="23451000" calcext:value-type="float">
            <text:p>23451000</text:p>
          </table:table-cell>
          <table:table-cell office:value-type="float" office:value="21876000" calcext:value-type="float">
            <text:p>21876000</text:p>
          </table:table-cell>
          <table:table-cell office:value-type="float" office:value="22997000" calcext:value-type="float">
            <text:p>22997000</text:p>
          </table:table-cell>
          <table:table-cell office:value-type="float" office:value="21906000" calcext:value-type="float">
            <text:p>21906000</text:p>
          </table:table-cell>
          <table:table-cell office:value-type="float" office:value="21351000" calcext:value-type="float">
            <text:p>21351000</text:p>
          </table:table-cell>
          <table:table-cell office:value-type="float" office:value="21809000" calcext:value-type="float">
            <text:p>21809000</text:p>
          </table:table-cell>
          <table:table-cell office:value-type="float" office:value="21934000" calcext:value-type="float">
            <text:p>21934000</text:p>
          </table:table-cell>
          <table:table-cell office:value-type="float" office:value="23064000" calcext:value-type="float">
            <text:p>23064000</text:p>
          </table:table-cell>
          <table:table-cell office:value-type="float" office:value="21034000" calcext:value-type="float">
            <text:p>21034000</text:p>
          </table:table-cell>
          <table:table-cell office:value-type="float" office:value="21255000" calcext:value-type="float">
            <text:p>21255000</text:p>
          </table:table-cell>
          <table:table-cell office:value-type="float" office:value="23401000" calcext:value-type="float">
            <text:p>23401000</text:p>
          </table:table-cell>
          <table:table-cell office:value-type="float" office:value="21412000" calcext:value-type="float">
            <text:p>21412000</text:p>
          </table:table-cell>
          <table:table-cell office:value-type="float" office:value="22921000" calcext:value-type="float">
            <text:p>22921000</text:p>
          </table:table-cell>
          <table:table-cell office:value-type="float" office:value="22757000" calcext:value-type="float">
            <text:p>22757000</text:p>
          </table:table-cell>
          <table:table-cell office:value-type="float" office:value="17699000" calcext:value-type="float">
            <text:p>17699000</text:p>
          </table:table-cell>
          <table:table-cell office:value-type="float" office:value="21790000" calcext:value-type="float">
            <text:p>21790000</text:p>
          </table:table-cell>
          <table:table-cell office:value-type="float" office:value="22629000" calcext:value-type="float">
            <text:p>22629000</text:p>
          </table:table-cell>
          <table:table-cell office:value-type="float" office:value="21954000" calcext:value-type="float">
            <text:p>21954000</text:p>
          </table:table-cell>
          <table:table-cell office:value-type="float" office:value="17377000" calcext:value-type="float">
            <text:p>17377000</text:p>
          </table:table-cell>
          <table:table-cell office:value-type="float" office:value="20848000" calcext:value-type="float">
            <text:p>20848000</text:p>
          </table:table-cell>
          <table:table-cell office:value-type="float" office:value="21766000" calcext:value-type="float">
            <text:p>21766000</text:p>
          </table:table-cell>
          <table:table-cell office:value-type="float" office:value="23574000" calcext:value-type="float">
            <text:p>23574000</text:p>
          </table:table-cell>
          <table:table-cell office:value-type="float" office:value="22937000" calcext:value-type="float">
            <text:p>22937000</text:p>
          </table:table-cell>
          <table:table-cell office:value-type="float" office:value="20602000" calcext:value-type="float">
            <text:p>20602000</text:p>
          </table:table-cell>
          <table:table-cell office:value-type="float" office:value="21258000" calcext:value-type="float">
            <text:p>21258000</text:p>
          </table:table-cell>
          <table:table-cell office:value-type="float" office:value="20834000" calcext:value-type="float">
            <text:p>20834000</text:p>
          </table:table-cell>
          <table:table-cell office:value-type="float" office:value="17668000" calcext:value-type="float">
            <text:p>17668000</text:p>
          </table:table-cell>
          <table:table-cell office:value-type="float" office:value="20955000" calcext:value-type="float">
            <text:p>20955000</text:p>
          </table:table-cell>
          <table:table-cell office:value-type="float" office:value="17684000" calcext:value-type="float">
            <text:p>17684000</text:p>
          </table:table-cell>
          <table:table-cell office:value-type="float" office:value="20732000" calcext:value-type="float">
            <text:p>2073200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AVERAGE([.A58:.CV58])" office:value-type="float" office:value="20752870" calcext:value-type="float">
            <text:p>20752870</text:p>
          </table:table-cell>
        </table:table-row>
        <table:table-row table:style-name="ro1">
          <table:table-cell office:value-type="float" office:value="20536000" calcext:value-type="float">
            <text:p>20536000</text:p>
          </table:table-cell>
          <table:table-cell office:value-type="float" office:value="23083000" calcext:value-type="float">
            <text:p>23083000</text:p>
          </table:table-cell>
          <table:table-cell office:value-type="float" office:value="21727000" calcext:value-type="float">
            <text:p>21727000</text:p>
          </table:table-cell>
          <table:table-cell office:value-type="float" office:value="18009000" calcext:value-type="float">
            <text:p>18009000</text:p>
          </table:table-cell>
          <table:table-cell office:value-type="float" office:value="18061000" calcext:value-type="float">
            <text:p>18061000</text:p>
          </table:table-cell>
          <table:table-cell office:value-type="float" office:value="18167000" calcext:value-type="float">
            <text:p>18167000</text:p>
          </table:table-cell>
          <table:table-cell office:value-type="float" office:value="17928000" calcext:value-type="float">
            <text:p>17928000</text:p>
          </table:table-cell>
          <table:table-cell office:value-type="float" office:value="20885000" calcext:value-type="float">
            <text:p>20885000</text:p>
          </table:table-cell>
          <table:table-cell office:value-type="float" office:value="23324000" calcext:value-type="float">
            <text:p>23324000</text:p>
          </table:table-cell>
          <table:table-cell office:value-type="float" office:value="21766000" calcext:value-type="float">
            <text:p>21766000</text:p>
          </table:table-cell>
          <table:table-cell office:value-type="float" office:value="20447000" calcext:value-type="float">
            <text:p>20447000</text:p>
          </table:table-cell>
          <table:table-cell office:value-type="float" office:value="18060000" calcext:value-type="float">
            <text:p>18060000</text:p>
          </table:table-cell>
          <table:table-cell office:value-type="float" office:value="21543000" calcext:value-type="float">
            <text:p>21543000</text:p>
          </table:table-cell>
          <table:table-cell office:value-type="float" office:value="17915000" calcext:value-type="float">
            <text:p>17915000</text:p>
          </table:table-cell>
          <table:table-cell office:value-type="float" office:value="23124000" calcext:value-type="float">
            <text:p>23124000</text:p>
          </table:table-cell>
          <table:table-cell office:value-type="float" office:value="24024000" calcext:value-type="float">
            <text:p>24024000</text:p>
          </table:table-cell>
          <table:table-cell office:value-type="float" office:value="21037000" calcext:value-type="float">
            <text:p>21037000</text:p>
          </table:table-cell>
          <table:table-cell office:value-type="float" office:value="18117000" calcext:value-type="float">
            <text:p>18117000</text:p>
          </table:table-cell>
          <table:table-cell office:value-type="float" office:value="17949000" calcext:value-type="float">
            <text:p>17949000</text:p>
          </table:table-cell>
          <table:table-cell office:value-type="float" office:value="24046000" calcext:value-type="float">
            <text:p>24046000</text:p>
          </table:table-cell>
          <table:table-cell office:value-type="float" office:value="23946000" calcext:value-type="float">
            <text:p>23946000</text:p>
          </table:table-cell>
          <table:table-cell office:value-type="float" office:value="18143000" calcext:value-type="float">
            <text:p>18143000</text:p>
          </table:table-cell>
          <table:table-cell office:value-type="float" office:value="24539000" calcext:value-type="float">
            <text:p>24539000</text:p>
          </table:table-cell>
          <table:table-cell office:value-type="float" office:value="18269000" calcext:value-type="float">
            <text:p>18269000</text:p>
          </table:table-cell>
          <table:table-cell office:value-type="float" office:value="23934000" calcext:value-type="float">
            <text:p>23934000</text:p>
          </table:table-cell>
          <table:table-cell office:value-type="float" office:value="21306000" calcext:value-type="float">
            <text:p>21306000</text:p>
          </table:table-cell>
          <table:table-cell office:value-type="float" office:value="21228000" calcext:value-type="float">
            <text:p>21228000</text:p>
          </table:table-cell>
          <table:table-cell office:value-type="float" office:value="21781000" calcext:value-type="float">
            <text:p>21781000</text:p>
          </table:table-cell>
          <table:table-cell office:value-type="float" office:value="17918000" calcext:value-type="float">
            <text:p>17918000</text:p>
          </table:table-cell>
          <table:table-cell office:value-type="float" office:value="23287000" calcext:value-type="float">
            <text:p>23287000</text:p>
          </table:table-cell>
          <table:table-cell office:value-type="float" office:value="22714000" calcext:value-type="float">
            <text:p>22714000</text:p>
          </table:table-cell>
          <table:table-cell office:value-type="float" office:value="22787000" calcext:value-type="float">
            <text:p>22787000</text:p>
          </table:table-cell>
          <table:table-cell office:value-type="float" office:value="17943000" calcext:value-type="float">
            <text:p>17943000</text:p>
          </table:table-cell>
          <table:table-cell office:value-type="float" office:value="20386000" calcext:value-type="float">
            <text:p>20386000</text:p>
          </table:table-cell>
          <table:table-cell office:value-type="float" office:value="22783000" calcext:value-type="float">
            <text:p>22783000</text:p>
          </table:table-cell>
          <table:table-cell office:value-type="float" office:value="17976000" calcext:value-type="float">
            <text:p>17976000</text:p>
          </table:table-cell>
          <table:table-cell office:value-type="float" office:value="21004000" calcext:value-type="float">
            <text:p>21004000</text:p>
          </table:table-cell>
          <table:table-cell office:value-type="float" office:value="22004000" calcext:value-type="float">
            <text:p>22004000</text:p>
          </table:table-cell>
          <table:table-cell office:value-type="float" office:value="22603000" calcext:value-type="float">
            <text:p>22603000</text:p>
          </table:table-cell>
          <table:table-cell office:value-type="float" office:value="17889000" calcext:value-type="float">
            <text:p>17889000</text:p>
          </table:table-cell>
          <table:table-cell office:value-type="float" office:value="24297000" calcext:value-type="float">
            <text:p>24297000</text:p>
          </table:table-cell>
          <table:table-cell office:value-type="float" office:value="22062000" calcext:value-type="float">
            <text:p>22062000</text:p>
          </table:table-cell>
          <table:table-cell office:value-type="float" office:value="21347000" calcext:value-type="float">
            <text:p>21347000</text:p>
          </table:table-cell>
          <table:table-cell office:value-type="float" office:value="20676000" calcext:value-type="float">
            <text:p>20676000</text:p>
          </table:table-cell>
          <table:table-cell office:value-type="float" office:value="22235000" calcext:value-type="float">
            <text:p>22235000</text:p>
          </table:table-cell>
          <table:table-cell office:value-type="float" office:value="20470000" calcext:value-type="float">
            <text:p>20470000</text:p>
          </table:table-cell>
          <table:table-cell office:value-type="float" office:value="18154000" calcext:value-type="float">
            <text:p>18154000</text:p>
          </table:table-cell>
          <table:table-cell office:value-type="float" office:value="24070000" calcext:value-type="float">
            <text:p>24070000</text:p>
          </table:table-cell>
          <table:table-cell office:value-type="float" office:value="22724000" calcext:value-type="float">
            <text:p>22724000</text:p>
          </table:table-cell>
          <table:table-cell office:value-type="float" office:value="20742000" calcext:value-type="float">
            <text:p>20742000</text:p>
          </table:table-cell>
          <table:table-cell office:value-type="float" office:value="18074000" calcext:value-type="float">
            <text:p>18074000</text:p>
          </table:table-cell>
          <table:table-cell office:value-type="float" office:value="18060000" calcext:value-type="float">
            <text:p>18060000</text:p>
          </table:table-cell>
          <table:table-cell office:value-type="float" office:value="22767000" calcext:value-type="float">
            <text:p>22767000</text:p>
          </table:table-cell>
          <table:table-cell office:value-type="float" office:value="22901000" calcext:value-type="float">
            <text:p>22901000</text:p>
          </table:table-cell>
          <table:table-cell office:value-type="float" office:value="20441000" calcext:value-type="float">
            <text:p>20441000</text:p>
          </table:table-cell>
          <table:table-cell office:value-type="float" office:value="21014000" calcext:value-type="float">
            <text:p>21014000</text:p>
          </table:table-cell>
          <table:table-cell office:value-type="float" office:value="21711000" calcext:value-type="float">
            <text:p>21711000</text:p>
          </table:table-cell>
          <table:table-cell office:value-type="float" office:value="21027000" calcext:value-type="float">
            <text:p>21027000</text:p>
          </table:table-cell>
          <table:table-cell office:value-type="float" office:value="22632000" calcext:value-type="float">
            <text:p>22632000</text:p>
          </table:table-cell>
          <table:table-cell office:value-type="float" office:value="22595000" calcext:value-type="float">
            <text:p>22595000</text:p>
          </table:table-cell>
          <table:table-cell office:value-type="float" office:value="18088000" calcext:value-type="float">
            <text:p>18088000</text:p>
          </table:table-cell>
          <table:table-cell office:value-type="float" office:value="23813000" calcext:value-type="float">
            <text:p>23813000</text:p>
          </table:table-cell>
          <table:table-cell office:value-type="float" office:value="20559000" calcext:value-type="float">
            <text:p>20559000</text:p>
          </table:table-cell>
          <table:table-cell office:value-type="float" office:value="22563000" calcext:value-type="float">
            <text:p>22563000</text:p>
          </table:table-cell>
          <table:table-cell office:value-type="float" office:value="20842000" calcext:value-type="float">
            <text:p>20842000</text:p>
          </table:table-cell>
          <table:table-cell office:value-type="float" office:value="18413000" calcext:value-type="float">
            <text:p>18413000</text:p>
          </table:table-cell>
          <table:table-cell office:value-type="float" office:value="18177000" calcext:value-type="float">
            <text:p>18177000</text:p>
          </table:table-cell>
          <table:table-cell office:value-type="float" office:value="22864000" calcext:value-type="float">
            <text:p>22864000</text:p>
          </table:table-cell>
          <table:table-cell office:value-type="float" office:value="20820000" calcext:value-type="float">
            <text:p>20820000</text:p>
          </table:table-cell>
          <table:table-cell office:value-type="float" office:value="23297000" calcext:value-type="float">
            <text:p>23297000</text:p>
          </table:table-cell>
          <table:table-cell office:value-type="float" office:value="23586000" calcext:value-type="float">
            <text:p>23586000</text:p>
          </table:table-cell>
          <table:table-cell office:value-type="float" office:value="23708000" calcext:value-type="float">
            <text:p>23708000</text:p>
          </table:table-cell>
          <table:table-cell office:value-type="float" office:value="22686000" calcext:value-type="float">
            <text:p>22686000</text:p>
          </table:table-cell>
          <table:table-cell office:value-type="float" office:value="22197000" calcext:value-type="float">
            <text:p>22197000</text:p>
          </table:table-cell>
          <table:table-cell office:value-type="float" office:value="22424000" calcext:value-type="float">
            <text:p>22424000</text:p>
          </table:table-cell>
          <table:table-cell office:value-type="float" office:value="18089000" calcext:value-type="float">
            <text:p>18089000</text:p>
          </table:table-cell>
          <table:table-cell office:value-type="float" office:value="18397000" calcext:value-type="float">
            <text:p>18397000</text:p>
          </table:table-cell>
          <table:table-cell office:value-type="float" office:value="24271000" calcext:value-type="float">
            <text:p>24271000</text:p>
          </table:table-cell>
          <table:table-cell office:value-type="float" office:value="17971000" calcext:value-type="float">
            <text:p>17971000</text:p>
          </table:table-cell>
          <table:table-cell office:value-type="float" office:value="18422000" calcext:value-type="float">
            <text:p>18422000</text:p>
          </table:table-cell>
          <table:table-cell office:value-type="float" office:value="20764000" calcext:value-type="float">
            <text:p>20764000</text:p>
          </table:table-cell>
          <table:table-cell office:value-type="float" office:value="24307000" calcext:value-type="float">
            <text:p>24307000</text:p>
          </table:table-cell>
          <table:table-cell office:value-type="float" office:value="18022000" calcext:value-type="float">
            <text:p>18022000</text:p>
          </table:table-cell>
          <table:table-cell office:value-type="float" office:value="18210000" calcext:value-type="float">
            <text:p>18210000</text:p>
          </table:table-cell>
          <table:table-cell office:value-type="float" office:value="18019000" calcext:value-type="float">
            <text:p>18019000</text:p>
          </table:table-cell>
          <table:table-cell office:value-type="float" office:value="17911000" calcext:value-type="float">
            <text:p>17911000</text:p>
          </table:table-cell>
          <table:table-cell office:value-type="float" office:value="23851000" calcext:value-type="float">
            <text:p>23851000</text:p>
          </table:table-cell>
          <table:table-cell office:value-type="float" office:value="18042000" calcext:value-type="float">
            <text:p>18042000</text:p>
          </table:table-cell>
          <table:table-cell office:value-type="float" office:value="20316000" calcext:value-type="float">
            <text:p>20316000</text:p>
          </table:table-cell>
          <table:table-cell office:value-type="float" office:value="23442000" calcext:value-type="float">
            <text:p>23442000</text:p>
          </table:table-cell>
          <table:table-cell office:value-type="float" office:value="17838000" calcext:value-type="float">
            <text:p>17838000</text:p>
          </table:table-cell>
          <table:table-cell office:value-type="float" office:value="20710000" calcext:value-type="float">
            <text:p>20710000</text:p>
          </table:table-cell>
          <table:table-cell office:value-type="float" office:value="20989000" calcext:value-type="float">
            <text:p>20989000</text:p>
          </table:table-cell>
          <table:table-cell office:value-type="float" office:value="18146000" calcext:value-type="float">
            <text:p>18146000</text:p>
          </table:table-cell>
          <table:table-cell office:value-type="float" office:value="23492000" calcext:value-type="float">
            <text:p>23492000</text:p>
          </table:table-cell>
          <table:table-cell office:value-type="float" office:value="21124000" calcext:value-type="float">
            <text:p>21124000</text:p>
          </table:table-cell>
          <table:table-cell office:value-type="float" office:value="18074000" calcext:value-type="float">
            <text:p>18074000</text:p>
          </table:table-cell>
          <table:table-cell office:value-type="float" office:value="20829000" calcext:value-type="float">
            <text:p>20829000</text:p>
          </table:table-cell>
          <table:table-cell office:value-type="float" office:value="23774000" calcext:value-type="float">
            <text:p>23774000</text:p>
          </table:table-cell>
          <table:table-cell office:value-type="float" office:value="22426000" calcext:value-type="float">
            <text:p>2242600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AVERAGE([.A59:.CV59])" office:value-type="float" office:value="20916600" calcext:value-type="float">
            <text:p>20916600</text:p>
          </table:table-cell>
        </table:table-row>
        <table:table-row table:style-name="ro1">
          <table:table-cell office:value-type="float" office:value="24295000" calcext:value-type="float">
            <text:p>24295000</text:p>
          </table:table-cell>
          <table:table-cell office:value-type="float" office:value="18494000" calcext:value-type="float">
            <text:p>18494000</text:p>
          </table:table-cell>
          <table:table-cell office:value-type="float" office:value="21482000" calcext:value-type="float">
            <text:p>21482000</text:p>
          </table:table-cell>
          <table:table-cell office:value-type="float" office:value="22945000" calcext:value-type="float">
            <text:p>22945000</text:p>
          </table:table-cell>
          <table:table-cell office:value-type="float" office:value="23565000" calcext:value-type="float">
            <text:p>23565000</text:p>
          </table:table-cell>
          <table:table-cell office:value-type="float" office:value="18358000" calcext:value-type="float">
            <text:p>18358000</text:p>
          </table:table-cell>
          <table:table-cell office:value-type="float" office:value="20843000" calcext:value-type="float">
            <text:p>20843000</text:p>
          </table:table-cell>
          <table:table-cell office:value-type="float" office:value="18267000" calcext:value-type="float">
            <text:p>18267000</text:p>
          </table:table-cell>
          <table:table-cell office:value-type="float" office:value="23276000" calcext:value-type="float">
            <text:p>23276000</text:p>
          </table:table-cell>
          <table:table-cell office:value-type="float" office:value="18206000" calcext:value-type="float">
            <text:p>18206000</text:p>
          </table:table-cell>
          <table:table-cell office:value-type="float" office:value="22680000" calcext:value-type="float">
            <text:p>22680000</text:p>
          </table:table-cell>
          <table:table-cell office:value-type="float" office:value="17844000" calcext:value-type="float">
            <text:p>17844000</text:p>
          </table:table-cell>
          <table:table-cell office:value-type="float" office:value="18084000" calcext:value-type="float">
            <text:p>18084000</text:p>
          </table:table-cell>
          <table:table-cell office:value-type="float" office:value="18038000" calcext:value-type="float">
            <text:p>18038000</text:p>
          </table:table-cell>
          <table:table-cell office:value-type="float" office:value="20579000" calcext:value-type="float">
            <text:p>20579000</text:p>
          </table:table-cell>
          <table:table-cell office:value-type="float" office:value="22720000" calcext:value-type="float">
            <text:p>22720000</text:p>
          </table:table-cell>
          <table:table-cell office:value-type="float" office:value="17914000" calcext:value-type="float">
            <text:p>17914000</text:p>
          </table:table-cell>
          <table:table-cell office:value-type="float" office:value="17887000" calcext:value-type="float">
            <text:p>17887000</text:p>
          </table:table-cell>
          <table:table-cell office:value-type="float" office:value="18425000" calcext:value-type="float">
            <text:p>18425000</text:p>
          </table:table-cell>
          <table:table-cell office:value-type="float" office:value="23764000" calcext:value-type="float">
            <text:p>23764000</text:p>
          </table:table-cell>
          <table:table-cell office:value-type="float" office:value="22951000" calcext:value-type="float">
            <text:p>22951000</text:p>
          </table:table-cell>
          <table:table-cell office:value-type="float" office:value="21383000" calcext:value-type="float">
            <text:p>21383000</text:p>
          </table:table-cell>
          <table:table-cell office:value-type="float" office:value="21392000" calcext:value-type="float">
            <text:p>21392000</text:p>
          </table:table-cell>
          <table:table-cell office:value-type="float" office:value="18318000" calcext:value-type="float">
            <text:p>18318000</text:p>
          </table:table-cell>
          <table:table-cell office:value-type="float" office:value="18365000" calcext:value-type="float">
            <text:p>18365000</text:p>
          </table:table-cell>
          <table:table-cell office:value-type="float" office:value="17831000" calcext:value-type="float">
            <text:p>17831000</text:p>
          </table:table-cell>
          <table:table-cell office:value-type="float" office:value="17885000" calcext:value-type="float">
            <text:p>17885000</text:p>
          </table:table-cell>
          <table:table-cell office:value-type="float" office:value="22802000" calcext:value-type="float">
            <text:p>22802000</text:p>
          </table:table-cell>
          <table:table-cell office:value-type="float" office:value="18066000" calcext:value-type="float">
            <text:p>18066000</text:p>
          </table:table-cell>
          <table:table-cell office:value-type="float" office:value="22721000" calcext:value-type="float">
            <text:p>22721000</text:p>
          </table:table-cell>
          <table:table-cell office:value-type="float" office:value="18415000" calcext:value-type="float">
            <text:p>18415000</text:p>
          </table:table-cell>
          <table:table-cell office:value-type="float" office:value="24462000" calcext:value-type="float">
            <text:p>24462000</text:p>
          </table:table-cell>
          <table:table-cell office:value-type="float" office:value="18610000" calcext:value-type="float">
            <text:p>18610000</text:p>
          </table:table-cell>
          <table:table-cell office:value-type="float" office:value="20721000" calcext:value-type="float">
            <text:p>20721000</text:p>
          </table:table-cell>
          <table:table-cell office:value-type="float" office:value="23733000" calcext:value-type="float">
            <text:p>23733000</text:p>
          </table:table-cell>
          <table:table-cell office:value-type="float" office:value="22254000" calcext:value-type="float">
            <text:p>22254000</text:p>
          </table:table-cell>
          <table:table-cell office:value-type="float" office:value="24532000" calcext:value-type="float">
            <text:p>24532000</text:p>
          </table:table-cell>
          <table:table-cell office:value-type="float" office:value="20844000" calcext:value-type="float">
            <text:p>20844000</text:p>
          </table:table-cell>
          <table:table-cell office:value-type="float" office:value="21435000" calcext:value-type="float">
            <text:p>21435000</text:p>
          </table:table-cell>
          <table:table-cell office:value-type="float" office:value="20433000" calcext:value-type="float">
            <text:p>20433000</text:p>
          </table:table-cell>
          <table:table-cell office:value-type="float" office:value="21653000" calcext:value-type="float">
            <text:p>21653000</text:p>
          </table:table-cell>
          <table:table-cell office:value-type="float" office:value="18235000" calcext:value-type="float">
            <text:p>18235000</text:p>
          </table:table-cell>
          <table:table-cell office:value-type="float" office:value="20820000" calcext:value-type="float">
            <text:p>20820000</text:p>
          </table:table-cell>
          <table:table-cell office:value-type="float" office:value="21536000" calcext:value-type="float">
            <text:p>21536000</text:p>
          </table:table-cell>
          <table:table-cell office:value-type="float" office:value="20489000" calcext:value-type="float">
            <text:p>20489000</text:p>
          </table:table-cell>
          <table:table-cell office:value-type="float" office:value="21453000" calcext:value-type="float">
            <text:p>21453000</text:p>
          </table:table-cell>
          <table:table-cell office:value-type="float" office:value="24220000" calcext:value-type="float">
            <text:p>24220000</text:p>
          </table:table-cell>
          <table:table-cell office:value-type="float" office:value="23120000" calcext:value-type="float">
            <text:p>23120000</text:p>
          </table:table-cell>
          <table:table-cell office:value-type="float" office:value="20920000" calcext:value-type="float">
            <text:p>20920000</text:p>
          </table:table-cell>
          <table:table-cell office:value-type="float" office:value="22162000" calcext:value-type="float">
            <text:p>22162000</text:p>
          </table:table-cell>
          <table:table-cell office:value-type="float" office:value="20340000" calcext:value-type="float">
            <text:p>20340000</text:p>
          </table:table-cell>
          <table:table-cell office:value-type="float" office:value="22790000" calcext:value-type="float">
            <text:p>22790000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20815000" calcext:value-type="float">
            <text:p>20815000</text:p>
          </table:table-cell>
          <table:table-cell office:value-type="float" office:value="23995000" calcext:value-type="float">
            <text:p>23995000</text:p>
          </table:table-cell>
          <table:table-cell office:value-type="float" office:value="20475000" calcext:value-type="float">
            <text:p>20475000</text:p>
          </table:table-cell>
          <table:table-cell office:value-type="float" office:value="23687000" calcext:value-type="float">
            <text:p>23687000</text:p>
          </table:table-cell>
          <table:table-cell office:value-type="float" office:value="22686000" calcext:value-type="float">
            <text:p>22686000</text:p>
          </table:table-cell>
          <table:table-cell office:value-type="float" office:value="17941000" calcext:value-type="float">
            <text:p>17941000</text:p>
          </table:table-cell>
          <table:table-cell office:value-type="float" office:value="21196000" calcext:value-type="float">
            <text:p>21196000</text:p>
          </table:table-cell>
          <table:table-cell office:value-type="float" office:value="21924000" calcext:value-type="float">
            <text:p>21924000</text:p>
          </table:table-cell>
          <table:table-cell office:value-type="float" office:value="18356000" calcext:value-type="float">
            <text:p>18356000</text:p>
          </table:table-cell>
          <table:table-cell office:value-type="float" office:value="22010000" calcext:value-type="float">
            <text:p>22010000</text:p>
          </table:table-cell>
          <table:table-cell office:value-type="float" office:value="18096000" calcext:value-type="float">
            <text:p>18096000</text:p>
          </table:table-cell>
          <table:table-cell office:value-type="float" office:value="22686000" calcext:value-type="float">
            <text:p>22686000</text:p>
          </table:table-cell>
          <table:table-cell office:value-type="float" office:value="22840000" calcext:value-type="float">
            <text:p>22840000</text:p>
          </table:table-cell>
          <table:table-cell office:value-type="float" office:value="22407000" calcext:value-type="float">
            <text:p>22407000</text:p>
          </table:table-cell>
          <table:table-cell office:value-type="float" office:value="24421000" calcext:value-type="float">
            <text:p>24421000</text:p>
          </table:table-cell>
          <table:table-cell office:value-type="float" office:value="23309000" calcext:value-type="float">
            <text:p>23309000</text:p>
          </table:table-cell>
          <table:table-cell office:value-type="float" office:value="21677000" calcext:value-type="float">
            <text:p>21677000</text:p>
          </table:table-cell>
          <table:table-cell office:value-type="float" office:value="20407000" calcext:value-type="float">
            <text:p>20407000</text:p>
          </table:table-cell>
          <table:table-cell office:value-type="float" office:value="23769000" calcext:value-type="float">
            <text:p>23769000</text:p>
          </table:table-cell>
          <table:table-cell office:value-type="float" office:value="23527000" calcext:value-type="float">
            <text:p>23527000</text:p>
          </table:table-cell>
          <table:table-cell office:value-type="float" office:value="22586000" calcext:value-type="float">
            <text:p>22586000</text:p>
          </table:table-cell>
          <table:table-cell office:value-type="float" office:value="21878000" calcext:value-type="float">
            <text:p>21878000</text:p>
          </table:table-cell>
          <table:table-cell office:value-type="float" office:value="21555000" calcext:value-type="float">
            <text:p>21555000</text:p>
          </table:table-cell>
          <table:table-cell office:value-type="float" office:value="21121000" calcext:value-type="float">
            <text:p>21121000</text:p>
          </table:table-cell>
          <table:table-cell office:value-type="float" office:value="21562000" calcext:value-type="float">
            <text:p>21562000</text:p>
          </table:table-cell>
          <table:table-cell office:value-type="float" office:value="21511000" calcext:value-type="float">
            <text:p>21511000</text:p>
          </table:table-cell>
          <table:table-cell office:value-type="float" office:value="23311000" calcext:value-type="float">
            <text:p>23311000</text:p>
          </table:table-cell>
          <table:table-cell office:value-type="float" office:value="23236000" calcext:value-type="float">
            <text:p>23236000</text:p>
          </table:table-cell>
          <table:table-cell office:value-type="float" office:value="20698000" calcext:value-type="float">
            <text:p>20698000</text:p>
          </table:table-cell>
          <table:table-cell office:value-type="float" office:value="21502000" calcext:value-type="float">
            <text:p>21502000</text:p>
          </table:table-cell>
          <table:table-cell office:value-type="float" office:value="20803000" calcext:value-type="float">
            <text:p>20803000</text:p>
          </table:table-cell>
          <table:table-cell office:value-type="float" office:value="18639000" calcext:value-type="float">
            <text:p>18639000</text:p>
          </table:table-cell>
          <table:table-cell office:value-type="float" office:value="24564000" calcext:value-type="float">
            <text:p>24564000</text:p>
          </table:table-cell>
          <table:table-cell office:value-type="float" office:value="20946000" calcext:value-type="float">
            <text:p>20946000</text:p>
          </table:table-cell>
          <table:table-cell office:value-type="float" office:value="22016000" calcext:value-type="float">
            <text:p>22016000</text:p>
          </table:table-cell>
          <table:table-cell office:value-type="float" office:value="20884000" calcext:value-type="float">
            <text:p>20884000</text:p>
          </table:table-cell>
          <table:table-cell office:value-type="float" office:value="20994000" calcext:value-type="float">
            <text:p>20994000</text:p>
          </table:table-cell>
          <table:table-cell office:value-type="float" office:value="23963000" calcext:value-type="float">
            <text:p>23963000</text:p>
          </table:table-cell>
          <table:table-cell office:value-type="float" office:value="17784000" calcext:value-type="float">
            <text:p>17784000</text:p>
          </table:table-cell>
          <table:table-cell office:value-type="float" office:value="21097000" calcext:value-type="float">
            <text:p>21097000</text:p>
          </table:table-cell>
          <table:table-cell office:value-type="float" office:value="21932000" calcext:value-type="float">
            <text:p>21932000</text:p>
          </table:table-cell>
          <table:table-cell office:value-type="float" office:value="23253000" calcext:value-type="float">
            <text:p>23253000</text:p>
          </table:table-cell>
          <table:table-cell office:value-type="float" office:value="22322000" calcext:value-type="float">
            <text:p>22322000</text:p>
          </table:table-cell>
          <table:table-cell office:value-type="float" office:value="22627000" calcext:value-type="float">
            <text:p>22627000</text:p>
          </table:table-cell>
          <table:table-cell office:value-type="float" office:value="23344000" calcext:value-type="float">
            <text:p>23344000</text:p>
          </table:table-cell>
          <table:table-cell office:value-type="float" office:value="22506000" calcext:value-type="float">
            <text:p>22506000</text:p>
          </table:table-cell>
          <table:table-cell office:value-type="float" office:value="21318000" calcext:value-type="float">
            <text:p>2131800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AVERAGE([.A60:.CV60])" office:value-type="float" office:value="21284130" calcext:value-type="float">
            <text:p>21284130</text:p>
          </table:table-cell>
        </table:table-row>
        <table:table-row table:style-name="ro1">
          <table:table-cell office:value-type="float" office:value="21894000" calcext:value-type="float">
            <text:p>21894000</text:p>
          </table:table-cell>
          <table:table-cell office:value-type="float" office:value="22799000" calcext:value-type="float">
            <text:p>22799000</text:p>
          </table:table-cell>
          <table:table-cell office:value-type="float" office:value="24147000" calcext:value-type="float">
            <text:p>24147000</text:p>
          </table:table-cell>
          <table:table-cell office:value-type="float" office:value="21201000" calcext:value-type="float">
            <text:p>21201000</text:p>
          </table:table-cell>
          <table:table-cell office:value-type="float" office:value="22858000" calcext:value-type="float">
            <text:p>22858000</text:p>
          </table:table-cell>
          <table:table-cell office:value-type="float" office:value="22940000" calcext:value-type="float">
            <text:p>22940000</text:p>
          </table:table-cell>
          <table:table-cell office:value-type="float" office:value="22355000" calcext:value-type="float">
            <text:p>22355000</text:p>
          </table:table-cell>
          <table:table-cell office:value-type="float" office:value="21105000" calcext:value-type="float">
            <text:p>21105000</text:p>
          </table:table-cell>
          <table:table-cell office:value-type="float" office:value="21525000" calcext:value-type="float">
            <text:p>21525000</text:p>
          </table:table-cell>
          <table:table-cell office:value-type="float" office:value="22061000" calcext:value-type="float">
            <text:p>22061000</text:p>
          </table:table-cell>
          <table:table-cell office:value-type="float" office:value="23696000" calcext:value-type="float">
            <text:p>23696000</text:p>
          </table:table-cell>
          <table:table-cell office:value-type="float" office:value="23983000" calcext:value-type="float">
            <text:p>23983000</text:p>
          </table:table-cell>
          <table:table-cell office:value-type="float" office:value="21473000" calcext:value-type="float">
            <text:p>21473000</text:p>
          </table:table-cell>
          <table:table-cell office:value-type="float" office:value="18582000" calcext:value-type="float">
            <text:p>18582000</text:p>
          </table:table-cell>
          <table:table-cell office:value-type="float" office:value="21697000" calcext:value-type="float">
            <text:p>21697000</text:p>
          </table:table-cell>
          <table:table-cell office:value-type="float" office:value="18669000" calcext:value-type="float">
            <text:p>18669000</text:p>
          </table:table-cell>
          <table:table-cell office:value-type="float" office:value="24232000" calcext:value-type="float">
            <text:p>24232000</text:p>
          </table:table-cell>
          <table:table-cell office:value-type="float" office:value="22376000" calcext:value-type="float">
            <text:p>22376000</text:p>
          </table:table-cell>
          <table:table-cell office:value-type="float" office:value="18415000" calcext:value-type="float">
            <text:p>18415000</text:p>
          </table:table-cell>
          <table:table-cell office:value-type="float" office:value="18471000" calcext:value-type="float">
            <text:p>18471000</text:p>
          </table:table-cell>
          <table:table-cell office:value-type="float" office:value="21963000" calcext:value-type="float">
            <text:p>21963000</text:p>
          </table:table-cell>
          <table:table-cell office:value-type="float" office:value="23347000" calcext:value-type="float">
            <text:p>23347000</text:p>
          </table:table-cell>
          <table:table-cell office:value-type="float" office:value="18560000" calcext:value-type="float">
            <text:p>18560000</text:p>
          </table:table-cell>
          <table:table-cell office:value-type="float" office:value="21994000" calcext:value-type="float">
            <text:p>21994000</text:p>
          </table:table-cell>
          <table:table-cell office:value-type="float" office:value="22888000" calcext:value-type="float">
            <text:p>22888000</text:p>
          </table:table-cell>
          <table:table-cell office:value-type="float" office:value="23819000" calcext:value-type="float">
            <text:p>23819000</text:p>
          </table:table-cell>
          <table:table-cell office:value-type="float" office:value="21230000" calcext:value-type="float">
            <text:p>21230000</text:p>
          </table:table-cell>
          <table:table-cell office:value-type="float" office:value="24514000" calcext:value-type="float">
            <text:p>24514000</text:p>
          </table:table-cell>
          <table:table-cell office:value-type="float" office:value="21020000" calcext:value-type="float">
            <text:p>21020000</text:p>
          </table:table-cell>
          <table:table-cell office:value-type="float" office:value="24597000" calcext:value-type="float">
            <text:p>24597000</text:p>
          </table:table-cell>
          <table:table-cell office:value-type="float" office:value="24768000" calcext:value-type="float">
            <text:p>24768000</text:p>
          </table:table-cell>
          <table:table-cell office:value-type="float" office:value="24590000" calcext:value-type="float">
            <text:p>24590000</text:p>
          </table:table-cell>
          <table:table-cell office:value-type="float" office:value="24374000" calcext:value-type="float">
            <text:p>24374000</text:p>
          </table:table-cell>
          <table:table-cell office:value-type="float" office:value="18498000" calcext:value-type="float">
            <text:p>18498000</text:p>
          </table:table-cell>
          <table:table-cell office:value-type="float" office:value="22507000" calcext:value-type="float">
            <text:p>22507000</text:p>
          </table:table-cell>
          <table:table-cell office:value-type="float" office:value="22535000" calcext:value-type="float">
            <text:p>22535000</text:p>
          </table:table-cell>
          <table:table-cell office:value-type="float" office:value="24536000" calcext:value-type="float">
            <text:p>24536000</text:p>
          </table:table-cell>
          <table:table-cell office:value-type="float" office:value="22519000" calcext:value-type="float">
            <text:p>22519000</text:p>
          </table:table-cell>
          <table:table-cell office:value-type="float" office:value="18616000" calcext:value-type="float">
            <text:p>18616000</text:p>
          </table:table-cell>
          <table:table-cell office:value-type="float" office:value="23100000" calcext:value-type="float">
            <text:p>23100000</text:p>
          </table:table-cell>
          <table:table-cell office:value-type="float" office:value="21519000" calcext:value-type="float">
            <text:p>21519000</text:p>
          </table:table-cell>
          <table:table-cell office:value-type="float" office:value="23423000" calcext:value-type="float">
            <text:p>23423000</text:p>
          </table:table-cell>
          <table:table-cell office:value-type="float" office:value="18621000" calcext:value-type="float">
            <text:p>18621000</text:p>
          </table:table-cell>
          <table:table-cell office:value-type="float" office:value="21910000" calcext:value-type="float">
            <text:p>21910000</text:p>
          </table:table-cell>
          <table:table-cell office:value-type="float" office:value="18555000" calcext:value-type="float">
            <text:p>18555000</text:p>
          </table:table-cell>
          <table:table-cell office:value-type="float" office:value="22114000" calcext:value-type="float">
            <text:p>22114000</text:p>
          </table:table-cell>
          <table:table-cell office:value-type="float" office:value="23767000" calcext:value-type="float">
            <text:p>23767000</text:p>
          </table:table-cell>
          <table:table-cell office:value-type="float" office:value="18779000" calcext:value-type="float">
            <text:p>18779000</text:p>
          </table:table-cell>
          <table:table-cell office:value-type="float" office:value="24690000" calcext:value-type="float">
            <text:p>24690000</text:p>
          </table:table-cell>
          <table:table-cell office:value-type="float" office:value="22245000" calcext:value-type="float">
            <text:p>22245000</text:p>
          </table:table-cell>
          <table:table-cell office:value-type="float" office:value="18485000" calcext:value-type="float">
            <text:p>18485000</text:p>
          </table:table-cell>
          <table:table-cell office:value-type="float" office:value="18424000" calcext:value-type="float">
            <text:p>18424000</text:p>
          </table:table-cell>
          <table:table-cell office:value-type="float" office:value="20977000" calcext:value-type="float">
            <text:p>20977000</text:p>
          </table:table-cell>
          <table:table-cell office:value-type="float" office:value="18612000" calcext:value-type="float">
            <text:p>18612000</text:p>
          </table:table-cell>
          <table:table-cell office:value-type="float" office:value="18679000" calcext:value-type="float">
            <text:p>18679000</text:p>
          </table:table-cell>
          <table:table-cell office:value-type="float" office:value="21553000" calcext:value-type="float">
            <text:p>21553000</text:p>
          </table:table-cell>
          <table:table-cell office:value-type="float" office:value="18623000" calcext:value-type="float">
            <text:p>18623000</text:p>
          </table:table-cell>
          <table:table-cell office:value-type="float" office:value="22176000" calcext:value-type="float">
            <text:p>22176000</text:p>
          </table:table-cell>
          <table:table-cell office:value-type="float" office:value="18627000" calcext:value-type="float">
            <text:p>18627000</text:p>
          </table:table-cell>
          <table:table-cell office:value-type="float" office:value="18620000" calcext:value-type="float">
            <text:p>18620000</text:p>
          </table:table-cell>
          <table:table-cell office:value-type="float" office:value="18574000" calcext:value-type="float">
            <text:p>18574000</text:p>
          </table:table-cell>
          <table:table-cell office:value-type="float" office:value="22214000" calcext:value-type="float">
            <text:p>22214000</text:p>
          </table:table-cell>
          <table:table-cell office:value-type="float" office:value="22471000" calcext:value-type="float">
            <text:p>22471000</text:p>
          </table:table-cell>
          <table:table-cell office:value-type="float" office:value="18417000" calcext:value-type="float">
            <text:p>18417000</text:p>
          </table:table-cell>
          <table:table-cell office:value-type="float" office:value="21078000" calcext:value-type="float">
            <text:p>21078000</text:p>
          </table:table-cell>
          <table:table-cell office:value-type="float" office:value="24284000" calcext:value-type="float">
            <text:p>24284000</text:p>
          </table:table-cell>
          <table:table-cell office:value-type="float" office:value="22401000" calcext:value-type="float">
            <text:p>22401000</text:p>
          </table:table-cell>
          <table:table-cell office:value-type="float" office:value="21102000" calcext:value-type="float">
            <text:p>21102000</text:p>
          </table:table-cell>
          <table:table-cell office:value-type="float" office:value="23775000" calcext:value-type="float">
            <text:p>23775000</text:p>
          </table:table-cell>
          <table:table-cell office:value-type="float" office:value="21837000" calcext:value-type="float">
            <text:p>21837000</text:p>
          </table:table-cell>
          <table:table-cell office:value-type="float" office:value="21084000" calcext:value-type="float">
            <text:p>21084000</text:p>
          </table:table-cell>
          <table:table-cell office:value-type="float" office:value="18613000" calcext:value-type="float">
            <text:p>18613000</text:p>
          </table:table-cell>
          <table:table-cell office:value-type="float" office:value="18531000" calcext:value-type="float">
            <text:p>18531000</text:p>
          </table:table-cell>
          <table:table-cell office:value-type="float" office:value="22439000" calcext:value-type="float">
            <text:p>22439000</text:p>
          </table:table-cell>
          <table:table-cell office:value-type="float" office:value="21183000" calcext:value-type="float">
            <text:p>21183000</text:p>
          </table:table-cell>
          <table:table-cell office:value-type="float" office:value="22071000" calcext:value-type="float">
            <text:p>22071000</text:p>
          </table:table-cell>
          <table:table-cell office:value-type="float" office:value="23105000" calcext:value-type="float">
            <text:p>23105000</text:p>
          </table:table-cell>
          <table:table-cell office:value-type="float" office:value="20844000" calcext:value-type="float">
            <text:p>20844000</text:p>
          </table:table-cell>
          <table:table-cell office:value-type="float" office:value="18699000" calcext:value-type="float">
            <text:p>18699000</text:p>
          </table:table-cell>
          <table:table-cell office:value-type="float" office:value="24337000" calcext:value-type="float">
            <text:p>24337000</text:p>
          </table:table-cell>
          <table:table-cell office:value-type="float" office:value="18905000" calcext:value-type="float">
            <text:p>18905000</text:p>
          </table:table-cell>
          <table:table-cell office:value-type="float" office:value="18767000" calcext:value-type="float">
            <text:p>18767000</text:p>
          </table:table-cell>
          <table:table-cell office:value-type="float" office:value="21112000" calcext:value-type="float">
            <text:p>21112000</text:p>
          </table:table-cell>
          <table:table-cell office:value-type="float" office:value="18896000" calcext:value-type="float">
            <text:p>18896000</text:p>
          </table:table-cell>
          <table:table-cell office:value-type="float" office:value="22544000" calcext:value-type="float">
            <text:p>22544000</text:p>
          </table:table-cell>
          <table:table-cell office:value-type="float" office:value="21051000" calcext:value-type="float">
            <text:p>21051000</text:p>
          </table:table-cell>
          <table:table-cell office:value-type="float" office:value="21589000" calcext:value-type="float">
            <text:p>21589000</text:p>
          </table:table-cell>
          <table:table-cell office:value-type="float" office:value="20927000" calcext:value-type="float">
            <text:p>20927000</text:p>
          </table:table-cell>
          <table:table-cell office:value-type="float" office:value="23536000" calcext:value-type="float">
            <text:p>23536000</text:p>
          </table:table-cell>
          <table:table-cell office:value-type="float" office:value="23482000" calcext:value-type="float">
            <text:p>23482000</text:p>
          </table:table-cell>
          <table:table-cell office:value-type="float" office:value="22555000" calcext:value-type="float">
            <text:p>22555000</text:p>
          </table:table-cell>
          <table:table-cell office:value-type="float" office:value="18795000" calcext:value-type="float">
            <text:p>18795000</text:p>
          </table:table-cell>
          <table:table-cell office:value-type="float" office:value="21755000" calcext:value-type="float">
            <text:p>21755000</text:p>
          </table:table-cell>
          <table:table-cell office:value-type="float" office:value="18676000" calcext:value-type="float">
            <text:p>18676000</text:p>
          </table:table-cell>
          <table:table-cell office:value-type="float" office:value="18591000" calcext:value-type="float">
            <text:p>18591000</text:p>
          </table:table-cell>
          <table:table-cell office:value-type="float" office:value="22923000" calcext:value-type="float">
            <text:p>22923000</text:p>
          </table:table-cell>
          <table:table-cell office:value-type="float" office:value="24574000" calcext:value-type="float">
            <text:p>24574000</text:p>
          </table:table-cell>
          <table:table-cell office:value-type="float" office:value="24464000" calcext:value-type="float">
            <text:p>24464000</text:p>
          </table:table-cell>
          <table:table-cell office:value-type="float" office:value="24479000" calcext:value-type="float">
            <text:p>24479000</text:p>
          </table:table-cell>
          <table:table-cell office:value-type="float" office:value="21482000" calcext:value-type="float">
            <text:p>214820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AVERAGE([.A61:.CV61])" office:value-type="float" office:value="21510150" calcext:value-type="float">
            <text:p>21510150</text:p>
          </table:table-cell>
        </table:table-row>
        <table:table-row table:style-name="ro1">
          <table:table-cell office:value-type="float" office:value="23134000" calcext:value-type="float">
            <text:p>23134000</text:p>
          </table:table-cell>
          <table:table-cell office:value-type="float" office:value="18661000" calcext:value-type="float">
            <text:p>18661000</text:p>
          </table:table-cell>
          <table:table-cell office:value-type="float" office:value="22652000" calcext:value-type="float">
            <text:p>22652000</text:p>
          </table:table-cell>
          <table:table-cell office:value-type="float" office:value="21684000" calcext:value-type="float">
            <text:p>21684000</text:p>
          </table:table-cell>
          <table:table-cell office:value-type="float" office:value="18555000" calcext:value-type="float">
            <text:p>18555000</text:p>
          </table:table-cell>
          <table:table-cell office:value-type="float" office:value="18633000" calcext:value-type="float">
            <text:p>18633000</text:p>
          </table:table-cell>
          <table:table-cell office:value-type="float" office:value="19020000" calcext:value-type="float">
            <text:p>19020000</text:p>
          </table:table-cell>
          <table:table-cell office:value-type="float" office:value="23110000" calcext:value-type="float">
            <text:p>23110000</text:p>
          </table:table-cell>
          <table:table-cell office:value-type="float" office:value="22154000" calcext:value-type="float">
            <text:p>22154000</text:p>
          </table:table-cell>
          <table:table-cell office:value-type="float" office:value="22947000" calcext:value-type="float">
            <text:p>22947000</text:p>
          </table:table-cell>
          <table:table-cell office:value-type="float" office:value="23406000" calcext:value-type="float">
            <text:p>23406000</text:p>
          </table:table-cell>
          <table:table-cell office:value-type="float" office:value="18354000" calcext:value-type="float">
            <text:p>18354000</text:p>
          </table:table-cell>
          <table:table-cell office:value-type="float" office:value="23953000" calcext:value-type="float">
            <text:p>23953000</text:p>
          </table:table-cell>
          <table:table-cell office:value-type="float" office:value="23671000" calcext:value-type="float">
            <text:p>23671000</text:p>
          </table:table-cell>
          <table:table-cell office:value-type="float" office:value="24665000" calcext:value-type="float">
            <text:p>24665000</text:p>
          </table:table-cell>
          <table:table-cell office:value-type="float" office:value="18733000" calcext:value-type="float">
            <text:p>18733000</text:p>
          </table:table-cell>
          <table:table-cell office:value-type="float" office:value="22694000" calcext:value-type="float">
            <text:p>22694000</text:p>
          </table:table-cell>
          <table:table-cell office:value-type="float" office:value="23609000" calcext:value-type="float">
            <text:p>23609000</text:p>
          </table:table-cell>
          <table:table-cell office:value-type="float" office:value="22328000" calcext:value-type="float">
            <text:p>22328000</text:p>
          </table:table-cell>
          <table:table-cell office:value-type="float" office:value="22010000" calcext:value-type="float">
            <text:p>22010000</text:p>
          </table:table-cell>
          <table:table-cell office:value-type="float" office:value="23849000" calcext:value-type="float">
            <text:p>23849000</text:p>
          </table:table-cell>
          <table:table-cell office:value-type="float" office:value="24838000" calcext:value-type="float">
            <text:p>24838000</text:p>
          </table:table-cell>
          <table:table-cell office:value-type="float" office:value="21602000" calcext:value-type="float">
            <text:p>21602000</text:p>
          </table:table-cell>
          <table:table-cell office:value-type="float" office:value="22884000" calcext:value-type="float">
            <text:p>22884000</text:p>
          </table:table-cell>
          <table:table-cell office:value-type="float" office:value="23391000" calcext:value-type="float">
            <text:p>23391000</text:p>
          </table:table-cell>
          <table:table-cell office:value-type="float" office:value="23912000" calcext:value-type="float">
            <text:p>23912000</text:p>
          </table:table-cell>
          <table:table-cell office:value-type="float" office:value="22295000" calcext:value-type="float">
            <text:p>22295000</text:p>
          </table:table-cell>
          <table:table-cell office:value-type="float" office:value="21952000" calcext:value-type="float">
            <text:p>21952000</text:p>
          </table:table-cell>
          <table:table-cell office:value-type="float" office:value="22387000" calcext:value-type="float">
            <text:p>22387000</text:p>
          </table:table-cell>
          <table:table-cell office:value-type="float" office:value="21587000" calcext:value-type="float">
            <text:p>21587000</text:p>
          </table:table-cell>
          <table:table-cell office:value-type="float" office:value="18796000" calcext:value-type="float">
            <text:p>18796000</text:p>
          </table:table-cell>
          <table:table-cell office:value-type="float" office:value="18659000" calcext:value-type="float">
            <text:p>18659000</text:p>
          </table:table-cell>
          <table:table-cell office:value-type="float" office:value="22543000" calcext:value-type="float">
            <text:p>22543000</text:p>
          </table:table-cell>
          <table:table-cell office:value-type="float" office:value="23490000" calcext:value-type="float">
            <text:p>23490000</text:p>
          </table:table-cell>
          <table:table-cell office:value-type="float" office:value="22746000" calcext:value-type="float">
            <text:p>22746000</text:p>
          </table:table-cell>
          <table:table-cell office:value-type="float" office:value="23248000" calcext:value-type="float">
            <text:p>23248000</text:p>
          </table:table-cell>
          <table:table-cell office:value-type="float" office:value="19023000" calcext:value-type="float">
            <text:p>19023000</text:p>
          </table:table-cell>
          <table:table-cell office:value-type="float" office:value="23817000" calcext:value-type="float">
            <text:p>23817000</text:p>
          </table:table-cell>
          <table:table-cell office:value-type="float" office:value="23445000" calcext:value-type="float">
            <text:p>23445000</text:p>
          </table:table-cell>
          <table:table-cell office:value-type="float" office:value="18624000" calcext:value-type="float">
            <text:p>18624000</text:p>
          </table:table-cell>
          <table:table-cell office:value-type="float" office:value="22945000" calcext:value-type="float">
            <text:p>22945000</text:p>
          </table:table-cell>
          <table:table-cell office:value-type="float" office:value="23266000" calcext:value-type="float">
            <text:p>23266000</text:p>
          </table:table-cell>
          <table:table-cell office:value-type="float" office:value="21369000" calcext:value-type="float">
            <text:p>21369000</text:p>
          </table:table-cell>
          <table:table-cell office:value-type="float" office:value="21968000" calcext:value-type="float">
            <text:p>21968000</text:p>
          </table:table-cell>
          <table:table-cell office:value-type="float" office:value="23017000" calcext:value-type="float">
            <text:p>23017000</text:p>
          </table:table-cell>
          <table:table-cell office:value-type="float" office:value="22332000" calcext:value-type="float">
            <text:p>22332000</text:p>
          </table:table-cell>
          <table:table-cell office:value-type="float" office:value="23192000" calcext:value-type="float">
            <text:p>23192000</text:p>
          </table:table-cell>
          <table:table-cell office:value-type="float" office:value="21221000" calcext:value-type="float">
            <text:p>21221000</text:p>
          </table:table-cell>
          <table:table-cell office:value-type="float" office:value="18823000" calcext:value-type="float">
            <text:p>18823000</text:p>
          </table:table-cell>
          <table:table-cell office:value-type="float" office:value="21990000" calcext:value-type="float">
            <text:p>21990000</text:p>
          </table:table-cell>
          <table:table-cell office:value-type="float" office:value="23287000" calcext:value-type="float">
            <text:p>23287000</text:p>
          </table:table-cell>
          <table:table-cell office:value-type="float" office:value="20903000" calcext:value-type="float">
            <text:p>20903000</text:p>
          </table:table-cell>
          <table:table-cell office:value-type="float" office:value="22476000" calcext:value-type="float">
            <text:p>22476000</text:p>
          </table:table-cell>
          <table:table-cell office:value-type="float" office:value="21213000" calcext:value-type="float">
            <text:p>21213000</text:p>
          </table:table-cell>
          <table:table-cell office:value-type="float" office:value="18698000" calcext:value-type="float">
            <text:p>18698000</text:p>
          </table:table-cell>
          <table:table-cell office:value-type="float" office:value="22717000" calcext:value-type="float">
            <text:p>22717000</text:p>
          </table:table-cell>
          <table:table-cell office:value-type="float" office:value="21487000" calcext:value-type="float">
            <text:p>21487000</text:p>
          </table:table-cell>
          <table:table-cell office:value-type="float" office:value="23326000" calcext:value-type="float">
            <text:p>23326000</text:p>
          </table:table-cell>
          <table:table-cell office:value-type="float" office:value="18845000" calcext:value-type="float">
            <text:p>18845000</text:p>
          </table:table-cell>
          <table:table-cell office:value-type="float" office:value="18890000" calcext:value-type="float">
            <text:p>18890000</text:p>
          </table:table-cell>
          <table:table-cell office:value-type="float" office:value="23762000" calcext:value-type="float">
            <text:p>23762000</text:p>
          </table:table-cell>
          <table:table-cell office:value-type="float" office:value="23074000" calcext:value-type="float">
            <text:p>23074000</text:p>
          </table:table-cell>
          <table:table-cell office:value-type="float" office:value="22142000" calcext:value-type="float">
            <text:p>22142000</text:p>
          </table:table-cell>
          <table:table-cell office:value-type="float" office:value="22249000" calcext:value-type="float">
            <text:p>22249000</text:p>
          </table:table-cell>
          <table:table-cell office:value-type="float" office:value="23905000" calcext:value-type="float">
            <text:p>23905000</text:p>
          </table:table-cell>
          <table:table-cell office:value-type="float" office:value="18919000" calcext:value-type="float">
            <text:p>18919000</text:p>
          </table:table-cell>
          <table:table-cell office:value-type="float" office:value="22259000" calcext:value-type="float">
            <text:p>22259000</text:p>
          </table:table-cell>
          <table:table-cell office:value-type="float" office:value="24383000" calcext:value-type="float">
            <text:p>24383000</text:p>
          </table:table-cell>
          <table:table-cell office:value-type="float" office:value="21104000" calcext:value-type="float">
            <text:p>21104000</text:p>
          </table:table-cell>
          <table:table-cell office:value-type="float" office:value="19051000" calcext:value-type="float">
            <text:p>19051000</text:p>
          </table:table-cell>
          <table:table-cell office:value-type="float" office:value="22755000" calcext:value-type="float">
            <text:p>22755000</text:p>
          </table:table-cell>
          <table:table-cell office:value-type="float" office:value="21638000" calcext:value-type="float">
            <text:p>21638000</text:p>
          </table:table-cell>
          <table:table-cell office:value-type="float" office:value="22606000" calcext:value-type="float">
            <text:p>22606000</text:p>
          </table:table-cell>
          <table:table-cell office:value-type="float" office:value="23939000" calcext:value-type="float">
            <text:p>23939000</text:p>
          </table:table-cell>
          <table:table-cell office:value-type="float" office:value="22073000" calcext:value-type="float">
            <text:p>22073000</text:p>
          </table:table-cell>
          <table:table-cell office:value-type="float" office:value="23221000" calcext:value-type="float">
            <text:p>23221000</text:p>
          </table:table-cell>
          <table:table-cell office:value-type="float" office:value="24444000" calcext:value-type="float">
            <text:p>24444000</text:p>
          </table:table-cell>
          <table:table-cell office:value-type="float" office:value="21422000" calcext:value-type="float">
            <text:p>21422000</text:p>
          </table:table-cell>
          <table:table-cell office:value-type="float" office:value="23576000" calcext:value-type="float">
            <text:p>23576000</text:p>
          </table:table-cell>
          <table:table-cell office:value-type="float" office:value="18915000" calcext:value-type="float">
            <text:p>18915000</text:p>
          </table:table-cell>
          <table:table-cell office:value-type="float" office:value="18749000" calcext:value-type="float">
            <text:p>18749000</text:p>
          </table:table-cell>
          <table:table-cell office:value-type="float" office:value="24327000" calcext:value-type="float">
            <text:p>24327000</text:p>
          </table:table-cell>
          <table:table-cell office:value-type="float" office:value="24134000" calcext:value-type="float">
            <text:p>24134000</text:p>
          </table:table-cell>
          <table:table-cell office:value-type="float" office:value="23698000" calcext:value-type="float">
            <text:p>23698000</text:p>
          </table:table-cell>
          <table:table-cell office:value-type="float" office:value="18981000" calcext:value-type="float">
            <text:p>18981000</text:p>
          </table:table-cell>
          <table:table-cell office:value-type="float" office:value="24462000" calcext:value-type="float">
            <text:p>24462000</text:p>
          </table:table-cell>
          <table:table-cell office:value-type="float" office:value="18517000" calcext:value-type="float">
            <text:p>18517000</text:p>
          </table:table-cell>
          <table:table-cell office:value-type="float" office:value="24460000" calcext:value-type="float">
            <text:p>24460000</text:p>
          </table:table-cell>
          <table:table-cell office:value-type="float" office:value="18574000" calcext:value-type="float">
            <text:p>18574000</text:p>
          </table:table-cell>
          <table:table-cell office:value-type="float" office:value="21509000" calcext:value-type="float">
            <text:p>21509000</text:p>
          </table:table-cell>
          <table:table-cell office:value-type="float" office:value="19013000" calcext:value-type="float">
            <text:p>19013000</text:p>
          </table:table-cell>
          <table:table-cell office:value-type="float" office:value="22231000" calcext:value-type="float">
            <text:p>22231000</text:p>
          </table:table-cell>
          <table:table-cell office:value-type="float" office:value="18915000" calcext:value-type="float">
            <text:p>18915000</text:p>
          </table:table-cell>
          <table:table-cell office:value-type="float" office:value="21094000" calcext:value-type="float">
            <text:p>21094000</text:p>
          </table:table-cell>
          <table:table-cell office:value-type="float" office:value="19181000" calcext:value-type="float">
            <text:p>19181000</text:p>
          </table:table-cell>
          <table:table-cell office:value-type="float" office:value="24329000" calcext:value-type="float">
            <text:p>243290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2009000" calcext:value-type="float">
            <text:p>22009000</text:p>
          </table:table-cell>
          <table:table-cell office:value-type="float" office:value="18971000" calcext:value-type="float">
            <text:p>18971000</text:p>
          </table:table-cell>
          <table:table-cell office:value-type="float" office:value="18585000" calcext:value-type="float">
            <text:p>1858500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AVERAGE([.A62:.CV62])" office:value-type="float" office:value="21802700" calcext:value-type="float">
            <text:p>21802700</text:p>
          </table:table-cell>
        </table:table-row>
        <table:table-row table:style-name="ro1">
          <table:table-cell office:value-type="float" office:value="25292000" calcext:value-type="float">
            <text:p>25292000</text:p>
          </table:table-cell>
          <table:table-cell office:value-type="float" office:value="19285000" calcext:value-type="float">
            <text:p>19285000</text:p>
          </table:table-cell>
          <table:table-cell office:value-type="float" office:value="22612000" calcext:value-type="float">
            <text:p>22612000</text:p>
          </table:table-cell>
          <table:table-cell office:value-type="float" office:value="23383000" calcext:value-type="float">
            <text:p>23383000</text:p>
          </table:table-cell>
          <table:table-cell office:value-type="float" office:value="19237000" calcext:value-type="float">
            <text:p>19237000</text:p>
          </table:table-cell>
          <table:table-cell office:value-type="float" office:value="23109000" calcext:value-type="float">
            <text:p>23109000</text:p>
          </table:table-cell>
          <table:table-cell office:value-type="float" office:value="21625000" calcext:value-type="float">
            <text:p>21625000</text:p>
          </table:table-cell>
          <table:table-cell office:value-type="float" office:value="19389000" calcext:value-type="float">
            <text:p>19389000</text:p>
          </table:table-cell>
          <table:table-cell office:value-type="float" office:value="25491000" calcext:value-type="float">
            <text:p>25491000</text:p>
          </table:table-cell>
          <table:table-cell office:value-type="float" office:value="25374000" calcext:value-type="float">
            <text:p>25374000</text:p>
          </table:table-cell>
          <table:table-cell office:value-type="float" office:value="19312000" calcext:value-type="float">
            <text:p>19312000</text:p>
          </table:table-cell>
          <table:table-cell office:value-type="float" office:value="23011000" calcext:value-type="float">
            <text:p>23011000</text:p>
          </table:table-cell>
          <table:table-cell office:value-type="float" office:value="19356000" calcext:value-type="float">
            <text:p>19356000</text:p>
          </table:table-cell>
          <table:table-cell office:value-type="float" office:value="23495000" calcext:value-type="float">
            <text:p>23495000</text:p>
          </table:table-cell>
          <table:table-cell office:value-type="float" office:value="19378000" calcext:value-type="float">
            <text:p>19378000</text:p>
          </table:table-cell>
          <table:table-cell office:value-type="float" office:value="21978000" calcext:value-type="float">
            <text:p>21978000</text:p>
          </table:table-cell>
          <table:table-cell office:value-type="float" office:value="24766000" calcext:value-type="float">
            <text:p>24766000</text:p>
          </table:table-cell>
          <table:table-cell office:value-type="float" office:value="23653000" calcext:value-type="float">
            <text:p>23653000</text:p>
          </table:table-cell>
          <table:table-cell office:value-type="float" office:value="19257000" calcext:value-type="float">
            <text:p>19257000</text:p>
          </table:table-cell>
          <table:table-cell office:value-type="float" office:value="22242000" calcext:value-type="float">
            <text:p>22242000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24120000" calcext:value-type="float">
            <text:p>24120000</text:p>
          </table:table-cell>
          <table:table-cell office:value-type="float" office:value="24109000" calcext:value-type="float">
            <text:p>24109000</text:p>
          </table:table-cell>
          <table:table-cell office:value-type="float" office:value="24893000" calcext:value-type="float">
            <text:p>24893000</text:p>
          </table:table-cell>
          <table:table-cell office:value-type="float" office:value="23365000" calcext:value-type="float">
            <text:p>23365000</text:p>
          </table:table-cell>
          <table:table-cell office:value-type="float" office:value="22771000" calcext:value-type="float">
            <text:p>22771000</text:p>
          </table:table-cell>
          <table:table-cell office:value-type="float" office:value="21556000" calcext:value-type="float">
            <text:p>21556000</text:p>
          </table:table-cell>
          <table:table-cell office:value-type="float" office:value="19071000" calcext:value-type="float">
            <text:p>19071000</text:p>
          </table:table-cell>
          <table:table-cell office:value-type="float" office:value="19134000" calcext:value-type="float">
            <text:p>19134000</text:p>
          </table:table-cell>
          <table:table-cell office:value-type="float" office:value="21313000" calcext:value-type="float">
            <text:p>21313000</text:p>
          </table:table-cell>
          <table:table-cell office:value-type="float" office:value="19473000" calcext:value-type="float">
            <text:p>19473000</text:p>
          </table:table-cell>
          <table:table-cell office:value-type="float" office:value="22305000" calcext:value-type="float">
            <text:p>22305000</text:p>
          </table:table-cell>
          <table:table-cell office:value-type="float" office:value="23381000" calcext:value-type="float">
            <text:p>23381000</text:p>
          </table:table-cell>
          <table:table-cell office:value-type="float" office:value="22158000" calcext:value-type="float">
            <text:p>22158000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22476000" calcext:value-type="float">
            <text:p>22476000</text:p>
          </table:table-cell>
          <table:table-cell office:value-type="float" office:value="19179000" calcext:value-type="float">
            <text:p>19179000</text:p>
          </table:table-cell>
          <table:table-cell office:value-type="float" office:value="19321000" calcext:value-type="float">
            <text:p>19321000</text:p>
          </table:table-cell>
          <table:table-cell office:value-type="float" office:value="24332000" calcext:value-type="float">
            <text:p>24332000</text:p>
          </table:table-cell>
          <table:table-cell office:value-type="float" office:value="24728000" calcext:value-type="float">
            <text:p>24728000</text:p>
          </table:table-cell>
          <table:table-cell office:value-type="float" office:value="24850000" calcext:value-type="float">
            <text:p>24850000</text:p>
          </table:table-cell>
          <table:table-cell office:value-type="float" office:value="19157000" calcext:value-type="float">
            <text:p>19157000</text:p>
          </table:table-cell>
          <table:table-cell office:value-type="float" office:value="19530000" calcext:value-type="float">
            <text:p>19530000</text:p>
          </table:table-cell>
          <table:table-cell office:value-type="float" office:value="19187000" calcext:value-type="float">
            <text:p>19187000</text:p>
          </table:table-cell>
          <table:table-cell office:value-type="float" office:value="21733000" calcext:value-type="float">
            <text:p>21733000</text:p>
          </table:table-cell>
          <table:table-cell office:value-type="float" office:value="19464000" calcext:value-type="float">
            <text:p>19464000</text:p>
          </table:table-cell>
          <table:table-cell office:value-type="float" office:value="19404000" calcext:value-type="float">
            <text:p>19404000</text:p>
          </table:table-cell>
          <table:table-cell office:value-type="float" office:value="19378000" calcext:value-type="float">
            <text:p>19378000</text:p>
          </table:table-cell>
          <table:table-cell office:value-type="float" office:value="19119000" calcext:value-type="float">
            <text:p>19119000</text:p>
          </table:table-cell>
          <table:table-cell office:value-type="float" office:value="22623000" calcext:value-type="float">
            <text:p>22623000</text:p>
          </table:table-cell>
          <table:table-cell office:value-type="float" office:value="19179000" calcext:value-type="float">
            <text:p>19179000</text:p>
          </table:table-cell>
          <table:table-cell office:value-type="float" office:value="19163000" calcext:value-type="float">
            <text:p>19163000</text:p>
          </table:table-cell>
          <table:table-cell office:value-type="float" office:value="19211000" calcext:value-type="float">
            <text:p>19211000</text:p>
          </table:table-cell>
          <table:table-cell office:value-type="float" office:value="19233000" calcext:value-type="float">
            <text:p>19233000</text:p>
          </table:table-cell>
          <table:table-cell office:value-type="float" office:value="21707000" calcext:value-type="float">
            <text:p>21707000</text:p>
          </table:table-cell>
          <table:table-cell office:value-type="float" office:value="19215000" calcext:value-type="float">
            <text:p>19215000</text:p>
          </table:table-cell>
          <table:table-cell office:value-type="float" office:value="22098000" calcext:value-type="float">
            <text:p>22098000</text:p>
          </table:table-cell>
          <table:table-cell office:value-type="float" office:value="19016000" calcext:value-type="float">
            <text:p>19016000</text:p>
          </table:table-cell>
          <table:table-cell office:value-type="float" office:value="19505000" calcext:value-type="float">
            <text:p>19505000</text:p>
          </table:table-cell>
          <table:table-cell office:value-type="float" office:value="19439000" calcext:value-type="float">
            <text:p>19439000</text:p>
          </table:table-cell>
          <table:table-cell office:value-type="float" office:value="19285000" calcext:value-type="float">
            <text:p>19285000</text:p>
          </table:table-cell>
          <table:table-cell office:value-type="float" office:value="25267000" calcext:value-type="float">
            <text:p>25267000</text:p>
          </table:table-cell>
          <table:table-cell office:value-type="float" office:value="21263000" calcext:value-type="float">
            <text:p>21263000</text:p>
          </table:table-cell>
          <table:table-cell office:value-type="float" office:value="22694000" calcext:value-type="float">
            <text:p>22694000</text:p>
          </table:table-cell>
          <table:table-cell office:value-type="float" office:value="19238000" calcext:value-type="float">
            <text:p>19238000</text:p>
          </table:table-cell>
          <table:table-cell office:value-type="float" office:value="23574000" calcext:value-type="float">
            <text:p>23574000</text:p>
          </table:table-cell>
          <table:table-cell office:value-type="float" office:value="19297000" calcext:value-type="float">
            <text:p>19297000</text:p>
          </table:table-cell>
          <table:table-cell office:value-type="float" office:value="21688000" calcext:value-type="float">
            <text:p>21688000</text:p>
          </table:table-cell>
          <table:table-cell office:value-type="float" office:value="23486000" calcext:value-type="float">
            <text:p>23486000</text:p>
          </table:table-cell>
          <table:table-cell office:value-type="float" office:value="23211000" calcext:value-type="float">
            <text:p>23211000</text:p>
          </table:table-cell>
          <table:table-cell office:value-type="float" office:value="22136000" calcext:value-type="float">
            <text:p>22136000</text:p>
          </table:table-cell>
          <table:table-cell office:value-type="float" office:value="19135000" calcext:value-type="float">
            <text:p>19135000</text:p>
          </table:table-cell>
          <table:table-cell office:value-type="float" office:value="20294000" calcext:value-type="float">
            <text:p>20294000</text:p>
          </table:table-cell>
          <table:table-cell office:value-type="float" office:value="19572000" calcext:value-type="float">
            <text:p>19572000</text:p>
          </table:table-cell>
          <table:table-cell office:value-type="float" office:value="22827000" calcext:value-type="float">
            <text:p>22827000</text:p>
          </table:table-cell>
          <table:table-cell office:value-type="float" office:value="22038000" calcext:value-type="float">
            <text:p>22038000</text:p>
          </table:table-cell>
          <table:table-cell office:value-type="float" office:value="25348000" calcext:value-type="float">
            <text:p>25348000</text:p>
          </table:table-cell>
          <table:table-cell office:value-type="float" office:value="21627000" calcext:value-type="float">
            <text:p>21627000</text:p>
          </table:table-cell>
          <table:table-cell office:value-type="float" office:value="24509000" calcext:value-type="float">
            <text:p>24509000</text:p>
          </table:table-cell>
          <table:table-cell office:value-type="float" office:value="19412000" calcext:value-type="float">
            <text:p>19412000</text:p>
          </table:table-cell>
          <table:table-cell office:value-type="float" office:value="22592000" calcext:value-type="float">
            <text:p>22592000</text:p>
          </table:table-cell>
          <table:table-cell office:value-type="float" office:value="19203000" calcext:value-type="float">
            <text:p>19203000</text:p>
          </table:table-cell>
          <table:table-cell office:value-type="float" office:value="19387000" calcext:value-type="float">
            <text:p>19387000</text:p>
          </table:table-cell>
          <table:table-cell office:value-type="float" office:value="19138000" calcext:value-type="float">
            <text:p>19138000</text:p>
          </table:table-cell>
          <table:table-cell office:value-type="float" office:value="23556000" calcext:value-type="float">
            <text:p>23556000</text:p>
          </table:table-cell>
          <table:table-cell office:value-type="float" office:value="21558000" calcext:value-type="float">
            <text:p>21558000</text:p>
          </table:table-cell>
          <table:table-cell office:value-type="float" office:value="24056000" calcext:value-type="float">
            <text:p>24056000</text:p>
          </table:table-cell>
          <table:table-cell office:value-type="float" office:value="19223000" calcext:value-type="float">
            <text:p>19223000</text:p>
          </table:table-cell>
          <table:table-cell office:value-type="float" office:value="19410000" calcext:value-type="float">
            <text:p>19410000</text:p>
          </table:table-cell>
          <table:table-cell office:value-type="float" office:value="24227000" calcext:value-type="float">
            <text:p>24227000</text:p>
          </table:table-cell>
          <table:table-cell office:value-type="float" office:value="21462000" calcext:value-type="float">
            <text:p>21462000</text:p>
          </table:table-cell>
          <table:table-cell office:value-type="float" office:value="23114000" calcext:value-type="float">
            <text:p>23114000</text:p>
          </table:table-cell>
          <table:table-cell office:value-type="float" office:value="22644000" calcext:value-type="float">
            <text:p>22644000</text:p>
          </table:table-cell>
          <table:table-cell office:value-type="float" office:value="24514000" calcext:value-type="float">
            <text:p>24514000</text:p>
          </table:table-cell>
          <table:table-cell office:value-type="float" office:value="19296000" calcext:value-type="float">
            <text:p>19296000</text:p>
          </table:table-cell>
          <table:table-cell office:value-type="float" office:value="24428000" calcext:value-type="float">
            <text:p>24428000</text:p>
          </table:table-cell>
          <table:table-cell office:value-type="float" office:value="19401000" calcext:value-type="float">
            <text:p>19401000</text:p>
          </table:table-cell>
          <table:table-cell office:value-type="float" office:value="19269000" calcext:value-type="float">
            <text:p>19269000</text:p>
          </table:table-cell>
          <table:table-cell office:value-type="float" office:value="22007000" calcext:value-type="float">
            <text:p>22007000</text:p>
          </table:table-cell>
          <table:table-cell office:value-type="float" office:value="19257000" calcext:value-type="float">
            <text:p>192570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AVERAGE([.A63:.CV63])" office:value-type="float" office:value="21470420" calcext:value-type="float">
            <text:p>21470420</text:p>
          </table:table-cell>
        </table:table-row>
        <table:table-row table:style-name="ro1">
          <table:table-cell office:value-type="float" office:value="19616000" calcext:value-type="float">
            <text:p>19616000</text:p>
          </table:table-cell>
          <table:table-cell office:value-type="float" office:value="24297000" calcext:value-type="float">
            <text:p>24297000</text:p>
          </table:table-cell>
          <table:table-cell office:value-type="float" office:value="19347000" calcext:value-type="float">
            <text:p>19347000</text:p>
          </table:table-cell>
          <table:table-cell office:value-type="float" office:value="23681000" calcext:value-type="float">
            <text:p>23681000</text:p>
          </table:table-cell>
          <table:table-cell office:value-type="float" office:value="19291000" calcext:value-type="float">
            <text:p>19291000</text:p>
          </table:table-cell>
          <table:table-cell office:value-type="float" office:value="19635000" calcext:value-type="float">
            <text:p>19635000</text:p>
          </table:table-cell>
          <table:table-cell office:value-type="float" office:value="19652000" calcext:value-type="float">
            <text:p>19652000</text:p>
          </table:table-cell>
          <table:table-cell office:value-type="float" office:value="19297000" calcext:value-type="float">
            <text:p>19297000</text:p>
          </table:table-cell>
          <table:table-cell office:value-type="float" office:value="19686000" calcext:value-type="float">
            <text:p>19686000</text:p>
          </table:table-cell>
          <table:table-cell office:value-type="float" office:value="19833000" calcext:value-type="float">
            <text:p>19833000</text:p>
          </table:table-cell>
          <table:table-cell office:value-type="float" office:value="19568000" calcext:value-type="float">
            <text:p>19568000</text:p>
          </table:table-cell>
          <table:table-cell office:value-type="float" office:value="21840000" calcext:value-type="float">
            <text:p>21840000</text:p>
          </table:table-cell>
          <table:table-cell office:value-type="float" office:value="19254000" calcext:value-type="float">
            <text:p>19254000</text:p>
          </table:table-cell>
          <table:table-cell office:value-type="float" office:value="19693000" calcext:value-type="float">
            <text:p>19693000</text:p>
          </table:table-cell>
          <table:table-cell office:value-type="float" office:value="24161000" calcext:value-type="float">
            <text:p>24161000</text:p>
          </table:table-cell>
          <table:table-cell office:value-type="float" office:value="19195000" calcext:value-type="float">
            <text:p>19195000</text:p>
          </table:table-cell>
          <table:table-cell office:value-type="float" office:value="19090000" calcext:value-type="float">
            <text:p>19090000</text:p>
          </table:table-cell>
          <table:table-cell office:value-type="float" office:value="19173000" calcext:value-type="float">
            <text:p>19173000</text:p>
          </table:table-cell>
          <table:table-cell office:value-type="float" office:value="19151000" calcext:value-type="float">
            <text:p>19151000</text:p>
          </table:table-cell>
          <table:table-cell office:value-type="float" office:value="24938000" calcext:value-type="float">
            <text:p>24938000</text:p>
          </table:table-cell>
          <table:table-cell office:value-type="float" office:value="19566000" calcext:value-type="float">
            <text:p>19566000</text:p>
          </table:table-cell>
          <table:table-cell office:value-type="float" office:value="24154000" calcext:value-type="float">
            <text:p>24154000</text:p>
          </table:table-cell>
          <table:table-cell office:value-type="float" office:value="19213000" calcext:value-type="float">
            <text:p>19213000</text:p>
          </table:table-cell>
          <table:table-cell office:value-type="float" office:value="18996000" calcext:value-type="float">
            <text:p>18996000</text:p>
          </table:table-cell>
          <table:table-cell office:value-type="float" office:value="22691000" calcext:value-type="float">
            <text:p>22691000</text:p>
          </table:table-cell>
          <table:table-cell office:value-type="float" office:value="19597000" calcext:value-type="float">
            <text:p>19597000</text:p>
          </table:table-cell>
          <table:table-cell office:value-type="float" office:value="22474000" calcext:value-type="float">
            <text:p>22474000</text:p>
          </table:table-cell>
          <table:table-cell office:value-type="float" office:value="24706000" calcext:value-type="float">
            <text:p>24706000</text:p>
          </table:table-cell>
          <table:table-cell office:value-type="float" office:value="23838000" calcext:value-type="float">
            <text:p>23838000</text:p>
          </table:table-cell>
          <table:table-cell office:value-type="float" office:value="19596000" calcext:value-type="float">
            <text:p>19596000</text:p>
          </table:table-cell>
          <table:table-cell office:value-type="float" office:value="24499000" calcext:value-type="float">
            <text:p>24499000</text:p>
          </table:table-cell>
          <table:table-cell office:value-type="float" office:value="19857000" calcext:value-type="float">
            <text:p>19857000</text:p>
          </table:table-cell>
          <table:table-cell office:value-type="float" office:value="25392000" calcext:value-type="float">
            <text:p>25392000</text:p>
          </table:table-cell>
          <table:table-cell office:value-type="float" office:value="25860000" calcext:value-type="float">
            <text:p>25860000</text:p>
          </table:table-cell>
          <table:table-cell office:value-type="float" office:value="19824000" calcext:value-type="float">
            <text:p>19824000</text:p>
          </table:table-cell>
          <table:table-cell office:value-type="float" office:value="22194000" calcext:value-type="float">
            <text:p>22194000</text:p>
          </table:table-cell>
          <table:table-cell office:value-type="float" office:value="22815000" calcext:value-type="float">
            <text:p>22815000</text:p>
          </table:table-cell>
          <table:table-cell office:value-type="float" office:value="24055000" calcext:value-type="float">
            <text:p>24055000</text:p>
          </table:table-cell>
          <table:table-cell office:value-type="float" office:value="24444000" calcext:value-type="float">
            <text:p>24444000</text:p>
          </table:table-cell>
          <table:table-cell office:value-type="float" office:value="23969000" calcext:value-type="float">
            <text:p>23969000</text:p>
          </table:table-cell>
          <table:table-cell office:value-type="float" office:value="19346000" calcext:value-type="float">
            <text:p>19346000</text:p>
          </table:table-cell>
          <table:table-cell office:value-type="float" office:value="19196000" calcext:value-type="float">
            <text:p>19196000</text:p>
          </table:table-cell>
          <table:table-cell office:value-type="float" office:value="20032000" calcext:value-type="float">
            <text:p>20032000</text:p>
          </table:table-cell>
          <table:table-cell office:value-type="float" office:value="19908000" calcext:value-type="float">
            <text:p>19908000</text:p>
          </table:table-cell>
          <table:table-cell office:value-type="float" office:value="19328000" calcext:value-type="float">
            <text:p>19328000</text:p>
          </table:table-cell>
          <table:table-cell office:value-type="float" office:value="19305000" calcext:value-type="float">
            <text:p>19305000</text:p>
          </table:table-cell>
          <table:table-cell office:value-type="float" office:value="19389000" calcext:value-type="float">
            <text:p>19389000</text:p>
          </table:table-cell>
          <table:table-cell office:value-type="float" office:value="19220000" calcext:value-type="float">
            <text:p>19220000</text:p>
          </table:table-cell>
          <table:table-cell office:value-type="float" office:value="19102000" calcext:value-type="float">
            <text:p>19102000</text:p>
          </table:table-cell>
          <table:table-cell office:value-type="float" office:value="19508000" calcext:value-type="float">
            <text:p>19508000</text:p>
          </table:table-cell>
          <table:table-cell office:value-type="float" office:value="22959000" calcext:value-type="float">
            <text:p>22959000</text:p>
          </table:table-cell>
          <table:table-cell office:value-type="float" office:value="25122000" calcext:value-type="float">
            <text:p>25122000</text:p>
          </table:table-cell>
          <table:table-cell office:value-type="float" office:value="19449000" calcext:value-type="float">
            <text:p>19449000</text:p>
          </table:table-cell>
          <table:table-cell office:value-type="float" office:value="19177000" calcext:value-type="float">
            <text:p>19177000</text:p>
          </table:table-cell>
          <table:table-cell office:value-type="float" office:value="19334000" calcext:value-type="float">
            <text:p>19334000</text:p>
          </table:table-cell>
          <table:table-cell office:value-type="float" office:value="19858000" calcext:value-type="float">
            <text:p>19858000</text:p>
          </table:table-cell>
          <table:table-cell office:value-type="float" office:value="19429000" calcext:value-type="float">
            <text:p>19429000</text:p>
          </table:table-cell>
          <table:table-cell office:value-type="float" office:value="19439000" calcext:value-type="float">
            <text:p>19439000</text:p>
          </table:table-cell>
          <table:table-cell office:value-type="float" office:value="22986000" calcext:value-type="float">
            <text:p>22986000</text:p>
          </table:table-cell>
          <table:table-cell office:value-type="float" office:value="22349000" calcext:value-type="float">
            <text:p>22349000</text:p>
          </table:table-cell>
          <table:table-cell office:value-type="float" office:value="24914000" calcext:value-type="float">
            <text:p>24914000</text:p>
          </table:table-cell>
          <table:table-cell office:value-type="float" office:value="19720000" calcext:value-type="float">
            <text:p>19720000</text:p>
          </table:table-cell>
          <table:table-cell office:value-type="float" office:value="25086000" calcext:value-type="float">
            <text:p>25086000</text:p>
          </table:table-cell>
          <table:table-cell office:value-type="float" office:value="18993000" calcext:value-type="float">
            <text:p>18993000</text:p>
          </table:table-cell>
          <table:table-cell office:value-type="float" office:value="22765000" calcext:value-type="float">
            <text:p>22765000</text:p>
          </table:table-cell>
          <table:table-cell office:value-type="float" office:value="22225000" calcext:value-type="float">
            <text:p>22225000</text:p>
          </table:table-cell>
          <table:table-cell office:value-type="float" office:value="19603000" calcext:value-type="float">
            <text:p>19603000</text:p>
          </table:table-cell>
          <table:table-cell office:value-type="float" office:value="22472000" calcext:value-type="float">
            <text:p>22472000</text:p>
          </table:table-cell>
          <table:table-cell office:value-type="float" office:value="19769000" calcext:value-type="float">
            <text:p>19769000</text:p>
          </table:table-cell>
          <table:table-cell office:value-type="float" office:value="25334000" calcext:value-type="float">
            <text:p>25334000</text:p>
          </table:table-cell>
          <table:table-cell office:value-type="float" office:value="19291000" calcext:value-type="float">
            <text:p>19291000</text:p>
          </table:table-cell>
          <table:table-cell office:value-type="float" office:value="24175000" calcext:value-type="float">
            <text:p>24175000</text:p>
          </table:table-cell>
          <table:table-cell office:value-type="float" office:value="22278000" calcext:value-type="float">
            <text:p>22278000</text:p>
          </table:table-cell>
          <table:table-cell office:value-type="float" office:value="19679000" calcext:value-type="float">
            <text:p>19679000</text:p>
          </table:table-cell>
          <table:table-cell office:value-type="float" office:value="25033000" calcext:value-type="float">
            <text:p>25033000</text:p>
          </table:table-cell>
          <table:table-cell office:value-type="float" office:value="23071000" calcext:value-type="float">
            <text:p>23071000</text:p>
          </table:table-cell>
          <table:table-cell office:value-type="float" office:value="24633000" calcext:value-type="float">
            <text:p>24633000</text:p>
          </table:table-cell>
          <table:table-cell office:value-type="float" office:value="21950000" calcext:value-type="float">
            <text:p>21950000</text:p>
          </table:table-cell>
          <table:table-cell office:value-type="float" office:value="19376000" calcext:value-type="float">
            <text:p>19376000</text:p>
          </table:table-cell>
          <table:table-cell office:value-type="float" office:value="23099000" calcext:value-type="float">
            <text:p>23099000</text:p>
          </table:table-cell>
          <table:table-cell office:value-type="float" office:value="19093000" calcext:value-type="float">
            <text:p>19093000</text:p>
          </table:table-cell>
          <table:table-cell office:value-type="float" office:value="23959000" calcext:value-type="float">
            <text:p>23959000</text:p>
          </table:table-cell>
          <table:table-cell office:value-type="float" office:value="23855000" calcext:value-type="float">
            <text:p>23855000</text:p>
          </table:table-cell>
          <table:table-cell office:value-type="float" office:value="24718000" calcext:value-type="float">
            <text:p>24718000</text:p>
          </table:table-cell>
          <table:table-cell office:value-type="float" office:value="21825000" calcext:value-type="float">
            <text:p>21825000</text:p>
          </table:table-cell>
          <table:table-cell office:value-type="float" office:value="19552000" calcext:value-type="float">
            <text:p>19552000</text:p>
          </table:table-cell>
          <table:table-cell office:value-type="float" office:value="22331000" calcext:value-type="float">
            <text:p>22331000</text:p>
          </table:table-cell>
          <table:table-cell office:value-type="float" office:value="19681000" calcext:value-type="float">
            <text:p>19681000</text:p>
          </table:table-cell>
          <table:table-cell office:value-type="float" office:value="22417000" calcext:value-type="float">
            <text:p>22417000</text:p>
          </table:table-cell>
          <table:table-cell office:value-type="float" office:value="22738000" calcext:value-type="float">
            <text:p>22738000</text:p>
          </table:table-cell>
          <table:table-cell office:value-type="float" office:value="19816000" calcext:value-type="float">
            <text:p>19816000</text:p>
          </table:table-cell>
          <table:table-cell office:value-type="float" office:value="22922000" calcext:value-type="float">
            <text:p>22922000</text:p>
          </table:table-cell>
          <table:table-cell office:value-type="float" office:value="22098000" calcext:value-type="float">
            <text:p>22098000</text:p>
          </table:table-cell>
          <table:table-cell office:value-type="float" office:value="19608000" calcext:value-type="float">
            <text:p>19608000</text:p>
          </table:table-cell>
          <table:table-cell office:value-type="float" office:value="23002000" calcext:value-type="float">
            <text:p>23002000</text:p>
          </table:table-cell>
          <table:table-cell office:value-type="float" office:value="22720000" calcext:value-type="float">
            <text:p>22720000</text:p>
          </table:table-cell>
          <table:table-cell office:value-type="float" office:value="22948000" calcext:value-type="float">
            <text:p>22948000</text:p>
          </table:table-cell>
          <table:table-cell office:value-type="float" office:value="19644000" calcext:value-type="float">
            <text:p>19644000</text:p>
          </table:table-cell>
          <table:table-cell office:value-type="float" office:value="19629000" calcext:value-type="float">
            <text:p>19629000</text:p>
          </table:table-cell>
          <table:table-cell office:value-type="float" office:value="19625000" calcext:value-type="float">
            <text:p>19625000</text:p>
          </table:table-cell>
          <table:table-cell/>
          <table:table-cell office:value-type="float" office:value="88" calcext:value-type="float">
            <text:p>88</text:p>
          </table:table-cell>
          <table:table-cell table:formula="of:=AVERAGE([.A64:.CV64])" office:value-type="float" office:value="21382210" calcext:value-type="float">
            <text:p>21382210</text:p>
          </table:table-cell>
        </table:table-row>
        <table:table-row table:style-name="ro1">
          <table:table-cell office:value-type="float" office:value="22691000" calcext:value-type="float">
            <text:p>22691000</text:p>
          </table:table-cell>
          <table:table-cell office:value-type="float" office:value="23777000" calcext:value-type="float">
            <text:p>23777000</text:p>
          </table:table-cell>
          <table:table-cell office:value-type="float" office:value="24013000" calcext:value-type="float">
            <text:p>24013000</text:p>
          </table:table-cell>
          <table:table-cell office:value-type="float" office:value="19994000" calcext:value-type="float">
            <text:p>19994000</text:p>
          </table:table-cell>
          <table:table-cell office:value-type="float" office:value="22906000" calcext:value-type="float">
            <text:p>22906000</text:p>
          </table:table-cell>
          <table:table-cell office:value-type="float" office:value="24754000" calcext:value-type="float">
            <text:p>24754000</text:p>
          </table:table-cell>
          <table:table-cell office:value-type="float" office:value="20538000" calcext:value-type="float">
            <text:p>20538000</text:p>
          </table:table-cell>
          <table:table-cell office:value-type="float" office:value="22987000" calcext:value-type="float">
            <text:p>22987000</text:p>
          </table:table-cell>
          <table:table-cell office:value-type="float" office:value="23158000" calcext:value-type="float">
            <text:p>23158000</text:p>
          </table:table-cell>
          <table:table-cell office:value-type="float" office:value="25516000" calcext:value-type="float">
            <text:p>25516000</text:p>
          </table:table-cell>
          <table:table-cell office:value-type="float" office:value="25610000" calcext:value-type="float">
            <text:p>25610000</text:p>
          </table:table-cell>
          <table:table-cell office:value-type="float" office:value="23623000" calcext:value-type="float">
            <text:p>23623000</text:p>
          </table:table-cell>
          <table:table-cell office:value-type="float" office:value="22063000" calcext:value-type="float">
            <text:p>22063000</text:p>
          </table:table-cell>
          <table:table-cell office:value-type="float" office:value="19950000" calcext:value-type="float">
            <text:p>19950000</text:p>
          </table:table-cell>
          <table:table-cell office:value-type="float" office:value="19920000" calcext:value-type="float">
            <text:p>19920000</text:p>
          </table:table-cell>
          <table:table-cell office:value-type="float" office:value="23279000" calcext:value-type="float">
            <text:p>23279000</text:p>
          </table:table-cell>
          <table:table-cell office:value-type="float" office:value="25154000" calcext:value-type="float">
            <text:p>25154000</text:p>
          </table:table-cell>
          <table:table-cell office:value-type="float" office:value="24740000" calcext:value-type="float">
            <text:p>24740000</text:p>
          </table:table-cell>
          <table:table-cell office:value-type="float" office:value="24019000" calcext:value-type="float">
            <text:p>24019000</text:p>
          </table:table-cell>
          <table:table-cell office:value-type="float" office:value="22238000" calcext:value-type="float">
            <text:p>22238000</text:p>
          </table:table-cell>
          <table:table-cell office:value-type="float" office:value="22744000" calcext:value-type="float">
            <text:p>227440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19807000" calcext:value-type="float">
            <text:p>19807000</text:p>
          </table:table-cell>
          <table:table-cell office:value-type="float" office:value="22397000" calcext:value-type="float">
            <text:p>22397000</text:p>
          </table:table-cell>
          <table:table-cell office:value-type="float" office:value="19773000" calcext:value-type="float">
            <text:p>19773000</text:p>
          </table:table-cell>
          <table:table-cell office:value-type="float" office:value="19993000" calcext:value-type="float">
            <text:p>19993000</text:p>
          </table:table-cell>
          <table:table-cell office:value-type="float" office:value="20346000" calcext:value-type="float">
            <text:p>20346000</text:p>
          </table:table-cell>
          <table:table-cell office:value-type="float" office:value="19902000" calcext:value-type="float">
            <text:p>19902000</text:p>
          </table:table-cell>
          <table:table-cell office:value-type="float" office:value="19979000" calcext:value-type="float">
            <text:p>19979000</text:p>
          </table:table-cell>
          <table:table-cell office:value-type="float" office:value="25712000" calcext:value-type="float">
            <text:p>25712000</text:p>
          </table:table-cell>
          <table:table-cell office:value-type="float" office:value="22686000" calcext:value-type="float">
            <text:p>22686000</text:p>
          </table:table-cell>
          <table:table-cell office:value-type="float" office:value="22573000" calcext:value-type="float">
            <text:p>22573000</text:p>
          </table:table-cell>
          <table:table-cell office:value-type="float" office:value="19807000" calcext:value-type="float">
            <text:p>19807000</text:p>
          </table:table-cell>
          <table:table-cell office:value-type="float" office:value="19778000" calcext:value-type="float">
            <text:p>19778000</text:p>
          </table:table-cell>
          <table:table-cell office:value-type="float" office:value="22223000" calcext:value-type="float">
            <text:p>22223000</text:p>
          </table:table-cell>
          <table:table-cell office:value-type="float" office:value="19794000" calcext:value-type="float">
            <text:p>19794000</text:p>
          </table:table-cell>
          <table:table-cell office:value-type="float" office:value="23254000" calcext:value-type="float">
            <text:p>23254000</text:p>
          </table:table-cell>
          <table:table-cell office:value-type="float" office:value="22784000" calcext:value-type="float">
            <text:p>22784000</text:p>
          </table:table-cell>
          <table:table-cell office:value-type="float" office:value="19924000" calcext:value-type="float">
            <text:p>19924000</text:p>
          </table:table-cell>
          <table:table-cell office:value-type="float" office:value="20183000" calcext:value-type="float">
            <text:p>20183000</text:p>
          </table:table-cell>
          <table:table-cell office:value-type="float" office:value="20056000" calcext:value-type="float">
            <text:p>20056000</text:p>
          </table:table-cell>
          <table:table-cell office:value-type="float" office:value="20174000" calcext:value-type="float">
            <text:p>20174000</text:p>
          </table:table-cell>
          <table:table-cell office:value-type="float" office:value="23603000" calcext:value-type="float">
            <text:p>23603000</text:p>
          </table:table-cell>
          <table:table-cell office:value-type="float" office:value="19591000" calcext:value-type="float">
            <text:p>19591000</text:p>
          </table:table-cell>
          <table:table-cell office:value-type="float" office:value="24813000" calcext:value-type="float">
            <text:p>24813000</text:p>
          </table:table-cell>
          <table:table-cell office:value-type="float" office:value="20035000" calcext:value-type="float">
            <text:p>20035000</text:p>
          </table:table-cell>
          <table:table-cell office:value-type="float" office:value="20052000" calcext:value-type="float">
            <text:p>20052000</text:p>
          </table:table-cell>
          <table:table-cell office:value-type="float" office:value="24162000" calcext:value-type="float">
            <text:p>24162000</text:p>
          </table:table-cell>
          <table:table-cell office:value-type="float" office:value="23707000" calcext:value-type="float">
            <text:p>23707000</text:p>
          </table:table-cell>
          <table:table-cell office:value-type="float" office:value="24108000" calcext:value-type="float">
            <text:p>24108000</text:p>
          </table:table-cell>
          <table:table-cell office:value-type="float" office:value="23652000" calcext:value-type="float">
            <text:p>23652000</text:p>
          </table:table-cell>
          <table:table-cell office:value-type="float" office:value="20073000" calcext:value-type="float">
            <text:p>20073000</text:p>
          </table:table-cell>
          <table:table-cell office:value-type="float" office:value="23716000" calcext:value-type="float">
            <text:p>23716000</text:p>
          </table:table-cell>
          <table:table-cell office:value-type="float" office:value="24660000" calcext:value-type="float">
            <text:p>24660000</text:p>
          </table:table-cell>
          <table:table-cell office:value-type="float" office:value="19832000" calcext:value-type="float">
            <text:p>19832000</text:p>
          </table:table-cell>
          <table:table-cell office:value-type="float" office:value="23598000" calcext:value-type="float">
            <text:p>23598000</text:p>
          </table:table-cell>
          <table:table-cell office:value-type="float" office:value="19831000" calcext:value-type="float">
            <text:p>19831000</text:p>
          </table:table-cell>
          <table:table-cell office:value-type="float" office:value="19986000" calcext:value-type="float">
            <text:p>19986000</text:p>
          </table:table-cell>
          <table:table-cell office:value-type="float" office:value="24478000" calcext:value-type="float">
            <text:p>24478000</text:p>
          </table:table-cell>
          <table:table-cell office:value-type="float" office:value="25777000" calcext:value-type="float">
            <text:p>25777000</text:p>
          </table:table-cell>
          <table:table-cell office:value-type="float" office:value="19857000" calcext:value-type="float">
            <text:p>19857000</text:p>
          </table:table-cell>
          <table:table-cell office:value-type="float" office:value="19865000" calcext:value-type="float">
            <text:p>19865000</text:p>
          </table:table-cell>
          <table:table-cell office:value-type="float" office:value="19861000" calcext:value-type="float">
            <text:p>19861000</text:p>
          </table:table-cell>
          <table:table-cell office:value-type="float" office:value="20067000" calcext:value-type="float">
            <text:p>20067000</text:p>
          </table:table-cell>
          <table:table-cell office:value-type="float" office:value="25778000" calcext:value-type="float">
            <text:p>25778000</text:p>
          </table:table-cell>
          <table:table-cell office:value-type="float" office:value="24847000" calcext:value-type="float">
            <text:p>24847000</text:p>
          </table:table-cell>
          <table:table-cell office:value-type="float" office:value="25011000" calcext:value-type="float">
            <text:p>25011000</text:p>
          </table:table-cell>
          <table:table-cell office:value-type="float" office:value="25704000" calcext:value-type="float">
            <text:p>25704000</text:p>
          </table:table-cell>
          <table:table-cell office:value-type="float" office:value="24767000" calcext:value-type="float">
            <text:p>24767000</text:p>
          </table:table-cell>
          <table:table-cell office:value-type="float" office:value="20185000" calcext:value-type="float">
            <text:p>20185000</text:p>
          </table:table-cell>
          <table:table-cell office:value-type="float" office:value="25206000" calcext:value-type="float">
            <text:p>25206000</text:p>
          </table:table-cell>
          <table:table-cell office:value-type="float" office:value="20113000" calcext:value-type="float">
            <text:p>20113000</text:p>
          </table:table-cell>
          <table:table-cell office:value-type="float" office:value="20022000" calcext:value-type="float">
            <text:p>20022000</text:p>
          </table:table-cell>
          <table:table-cell office:value-type="float" office:value="22331000" calcext:value-type="float">
            <text:p>22331000</text:p>
          </table:table-cell>
          <table:table-cell office:value-type="float" office:value="23209000" calcext:value-type="float">
            <text:p>23209000</text:p>
          </table:table-cell>
          <table:table-cell office:value-type="float" office:value="19857000" calcext:value-type="float">
            <text:p>19857000</text:p>
          </table:table-cell>
          <table:table-cell office:value-type="float" office:value="25148000" calcext:value-type="float">
            <text:p>25148000</text:p>
          </table:table-cell>
          <table:table-cell office:value-type="float" office:value="19886000" calcext:value-type="float">
            <text:p>19886000</text:p>
          </table:table-cell>
          <table:table-cell office:value-type="float" office:value="19864000" calcext:value-type="float">
            <text:p>19864000</text:p>
          </table:table-cell>
          <table:table-cell office:value-type="float" office:value="23257000" calcext:value-type="float">
            <text:p>23257000</text:p>
          </table:table-cell>
          <table:table-cell office:value-type="float" office:value="19891000" calcext:value-type="float">
            <text:p>19891000</text:p>
          </table:table-cell>
          <table:table-cell office:value-type="float" office:value="25693000" calcext:value-type="float">
            <text:p>25693000</text:p>
          </table:table-cell>
          <table:table-cell office:value-type="float" office:value="19605000" calcext:value-type="float">
            <text:p>19605000</text:p>
          </table:table-cell>
          <table:table-cell office:value-type="float" office:value="22098000" calcext:value-type="float">
            <text:p>22098000</text:p>
          </table:table-cell>
          <table:table-cell office:value-type="float" office:value="24081000" calcext:value-type="float">
            <text:p>24081000</text:p>
          </table:table-cell>
          <table:table-cell office:value-type="float" office:value="20125000" calcext:value-type="float">
            <text:p>20125000</text:p>
          </table:table-cell>
          <table:table-cell office:value-type="float" office:value="19838000" calcext:value-type="float">
            <text:p>19838000</text:p>
          </table:table-cell>
          <table:table-cell office:value-type="float" office:value="25742000" calcext:value-type="float">
            <text:p>25742000</text:p>
          </table:table-cell>
          <table:table-cell office:value-type="float" office:value="25697000" calcext:value-type="float">
            <text:p>25697000</text:p>
          </table:table-cell>
          <table:table-cell office:value-type="float" office:value="23624000" calcext:value-type="float">
            <text:p>23624000</text:p>
          </table:table-cell>
          <table:table-cell office:value-type="float" office:value="19955000" calcext:value-type="float">
            <text:p>19955000</text:p>
          </table:table-cell>
          <table:table-cell office:value-type="float" office:value="19970000" calcext:value-type="float">
            <text:p>19970000</text:p>
          </table:table-cell>
          <table:table-cell office:value-type="float" office:value="19951000" calcext:value-type="float">
            <text:p>19951000</text:p>
          </table:table-cell>
          <table:table-cell office:value-type="float" office:value="22423000" calcext:value-type="float">
            <text:p>22423000</text:p>
          </table:table-cell>
          <table:table-cell office:value-type="float" office:value="20145000" calcext:value-type="float">
            <text:p>20145000</text:p>
          </table:table-cell>
          <table:table-cell office:value-type="float" office:value="25076000" calcext:value-type="float">
            <text:p>25076000</text:p>
          </table:table-cell>
          <table:table-cell office:value-type="float" office:value="25840000" calcext:value-type="float">
            <text:p>25840000</text:p>
          </table:table-cell>
          <table:table-cell office:value-type="float" office:value="19963000" calcext:value-type="float">
            <text:p>19963000</text:p>
          </table:table-cell>
          <table:table-cell office:value-type="float" office:value="19861000" calcext:value-type="float">
            <text:p>19861000</text:p>
          </table:table-cell>
          <table:table-cell office:value-type="float" office:value="19798000" calcext:value-type="float">
            <text:p>19798000</text:p>
          </table:table-cell>
          <table:table-cell/>
          <table:table-cell office:value-type="float" office:value="89" calcext:value-type="float">
            <text:p>89</text:p>
          </table:table-cell>
          <table:table-cell table:formula="of:=AVERAGE([.A65:.CV65])" office:value-type="float" office:value="22187720" calcext:value-type="float">
            <text:p>22187720</text:p>
          </table:table-cell>
        </table:table-row>
        <table:table-row table:style-name="ro1">
          <table:table-cell office:value-type="float" office:value="24625000" calcext:value-type="float">
            <text:p>24625000</text:p>
          </table:table-cell>
          <table:table-cell office:value-type="float" office:value="20411000" calcext:value-type="float">
            <text:p>20411000</text:p>
          </table:table-cell>
          <table:table-cell office:value-type="float" office:value="20850000" calcext:value-type="float">
            <text:p>20850000</text:p>
          </table:table-cell>
          <table:table-cell office:value-type="float" office:value="20282000" calcext:value-type="float">
            <text:p>20282000</text:p>
          </table:table-cell>
          <table:table-cell office:value-type="float" office:value="20030000" calcext:value-type="float">
            <text:p>20030000</text:p>
          </table:table-cell>
          <table:table-cell office:value-type="float" office:value="23957000" calcext:value-type="float">
            <text:p>23957000</text:p>
          </table:table-cell>
          <table:table-cell office:value-type="float" office:value="20522000" calcext:value-type="float">
            <text:p>20522000</text:p>
          </table:table-cell>
          <table:table-cell office:value-type="float" office:value="20255000" calcext:value-type="float">
            <text:p>20255000</text:p>
          </table:table-cell>
          <table:table-cell office:value-type="float" office:value="20174000" calcext:value-type="float">
            <text:p>20174000</text:p>
          </table:table-cell>
          <table:table-cell office:value-type="float" office:value="20118000" calcext:value-type="float">
            <text:p>20118000</text:p>
          </table:table-cell>
          <table:table-cell office:value-type="float" office:value="19967000" calcext:value-type="float">
            <text:p>19967000</text:p>
          </table:table-cell>
          <table:table-cell office:value-type="float" office:value="19995000" calcext:value-type="float">
            <text:p>19995000</text:p>
          </table:table-cell>
          <table:table-cell office:value-type="float" office:value="23643000" calcext:value-type="float">
            <text:p>23643000</text:p>
          </table:table-cell>
          <table:table-cell office:value-type="float" office:value="24498000" calcext:value-type="float">
            <text:p>24498000</text:p>
          </table:table-cell>
          <table:table-cell office:value-type="float" office:value="22540000" calcext:value-type="float">
            <text:p>22540000</text:p>
          </table:table-cell>
          <table:table-cell office:value-type="float" office:value="20084000" calcext:value-type="float">
            <text:p>20084000</text:p>
          </table:table-cell>
          <table:table-cell office:value-type="float" office:value="19910000" calcext:value-type="float">
            <text:p>19910000</text:p>
          </table:table-cell>
          <table:table-cell office:value-type="float" office:value="20428000" calcext:value-type="float">
            <text:p>20428000</text:p>
          </table:table-cell>
          <table:table-cell office:value-type="float" office:value="19853000" calcext:value-type="float">
            <text:p>19853000</text:p>
          </table:table-cell>
          <table:table-cell office:value-type="float" office:value="23609000" calcext:value-type="float">
            <text:p>23609000</text:p>
          </table:table-cell>
          <table:table-cell office:value-type="float" office:value="19952000" calcext:value-type="float">
            <text:p>19952000</text:p>
          </table:table-cell>
          <table:table-cell office:value-type="float" office:value="23331000" calcext:value-type="float">
            <text:p>23331000</text:p>
          </table:table-cell>
          <table:table-cell office:value-type="float" office:value="19920000" calcext:value-type="float">
            <text:p>19920000</text:p>
          </table:table-cell>
          <table:table-cell office:value-type="float" office:value="25920000" calcext:value-type="float">
            <text:p>25920000</text:p>
          </table:table-cell>
          <table:table-cell office:value-type="float" office:value="22384000" calcext:value-type="float">
            <text:p>22384000</text:p>
          </table:table-cell>
          <table:table-cell office:value-type="float" office:value="19861000" calcext:value-type="float">
            <text:p>19861000</text:p>
          </table:table-cell>
          <table:table-cell office:value-type="float" office:value="24763000" calcext:value-type="float">
            <text:p>24763000</text:p>
          </table:table-cell>
          <table:table-cell office:value-type="float" office:value="25684000" calcext:value-type="float">
            <text:p>25684000</text:p>
          </table:table-cell>
          <table:table-cell office:value-type="float" office:value="20277000" calcext:value-type="float">
            <text:p>20277000</text:p>
          </table:table-cell>
          <table:table-cell office:value-type="float" office:value="20008000" calcext:value-type="float">
            <text:p>20008000</text:p>
          </table:table-cell>
          <table:table-cell office:value-type="float" office:value="19939000" calcext:value-type="float">
            <text:p>19939000</text:p>
          </table:table-cell>
          <table:table-cell office:value-type="float" office:value="20281000" calcext:value-type="float">
            <text:p>20281000</text:p>
          </table:table-cell>
          <table:table-cell office:value-type="float" office:value="20394000" calcext:value-type="float">
            <text:p>20394000</text:p>
          </table:table-cell>
          <table:table-cell office:value-type="float" office:value="24885000" calcext:value-type="float">
            <text:p>24885000</text:p>
          </table:table-cell>
          <table:table-cell office:value-type="float" office:value="20278000" calcext:value-type="float">
            <text:p>20278000</text:p>
          </table:table-cell>
          <table:table-cell office:value-type="float" office:value="24535000" calcext:value-type="float">
            <text:p>24535000</text:p>
          </table:table-cell>
          <table:table-cell office:value-type="float" office:value="24852000" calcext:value-type="float">
            <text:p>24852000</text:p>
          </table:table-cell>
          <table:table-cell office:value-type="float" office:value="24662000" calcext:value-type="float">
            <text:p>24662000</text:p>
          </table:table-cell>
          <table:table-cell office:value-type="float" office:value="22297000" calcext:value-type="float">
            <text:p>22297000</text:p>
          </table:table-cell>
          <table:table-cell office:value-type="float" office:value="19966000" calcext:value-type="float">
            <text:p>19966000</text:p>
          </table:table-cell>
          <table:table-cell office:value-type="float" office:value="20013000" calcext:value-type="float">
            <text:p>20013000</text:p>
          </table:table-cell>
          <table:table-cell office:value-type="float" office:value="25574000" calcext:value-type="float">
            <text:p>25574000</text:p>
          </table:table-cell>
          <table:table-cell office:value-type="float" office:value="20434000" calcext:value-type="float">
            <text:p>20434000</text:p>
          </table:table-cell>
          <table:table-cell office:value-type="float" office:value="24940000" calcext:value-type="float">
            <text:p>24940000</text:p>
          </table:table-cell>
          <table:table-cell office:value-type="float" office:value="20129000" calcext:value-type="float">
            <text:p>20129000</text:p>
          </table:table-cell>
          <table:table-cell office:value-type="float" office:value="21903000" calcext:value-type="float">
            <text:p>21903000</text:p>
          </table:table-cell>
          <table:table-cell office:value-type="float" office:value="22604000" calcext:value-type="float">
            <text:p>22604000</text:p>
          </table:table-cell>
          <table:table-cell office:value-type="float" office:value="24483000" calcext:value-type="float">
            <text:p>24483000</text:p>
          </table:table-cell>
          <table:table-cell office:value-type="float" office:value="22849000" calcext:value-type="float">
            <text:p>22849000</text:p>
          </table:table-cell>
          <table:table-cell office:value-type="float" office:value="24244000" calcext:value-type="float">
            <text:p>24244000</text:p>
          </table:table-cell>
          <table:table-cell office:value-type="float" office:value="20271000" calcext:value-type="float">
            <text:p>20271000</text:p>
          </table:table-cell>
          <table:table-cell office:value-type="float" office:value="22300000" calcext:value-type="float">
            <text:p>22300000</text:p>
          </table:table-cell>
          <table:table-cell office:value-type="float" office:value="23717000" calcext:value-type="float">
            <text:p>23717000</text:p>
          </table:table-cell>
          <table:table-cell office:value-type="float" office:value="20142000" calcext:value-type="float">
            <text:p>20142000</text:p>
          </table:table-cell>
          <table:table-cell office:value-type="float" office:value="19772000" calcext:value-type="float">
            <text:p>19772000</text:p>
          </table:table-cell>
          <table:table-cell office:value-type="float" office:value="20356000" calcext:value-type="float">
            <text:p>20356000</text:p>
          </table:table-cell>
          <table:table-cell office:value-type="float" office:value="22159000" calcext:value-type="float">
            <text:p>22159000</text:p>
          </table:table-cell>
          <table:table-cell office:value-type="float" office:value="23296000" calcext:value-type="float">
            <text:p>23296000</text:p>
          </table:table-cell>
          <table:table-cell office:value-type="float" office:value="23563000" calcext:value-type="float">
            <text:p>23563000</text:p>
          </table:table-cell>
          <table:table-cell office:value-type="float" office:value="25206000" calcext:value-type="float">
            <text:p>25206000</text:p>
          </table:table-cell>
          <table:table-cell office:value-type="float" office:value="23750000" calcext:value-type="float">
            <text:p>23750000</text:p>
          </table:table-cell>
          <table:table-cell office:value-type="float" office:value="19843000" calcext:value-type="float">
            <text:p>19843000</text:p>
          </table:table-cell>
          <table:table-cell office:value-type="float" office:value="23576000" calcext:value-type="float">
            <text:p>23576000</text:p>
          </table:table-cell>
          <table:table-cell office:value-type="float" office:value="22025000" calcext:value-type="float">
            <text:p>22025000</text:p>
          </table:table-cell>
          <table:table-cell office:value-type="float" office:value="24086000" calcext:value-type="float">
            <text:p>24086000</text:p>
          </table:table-cell>
          <table:table-cell office:value-type="float" office:value="20265000" calcext:value-type="float">
            <text:p>20265000</text:p>
          </table:table-cell>
          <table:table-cell office:value-type="float" office:value="20444000" calcext:value-type="float">
            <text:p>20444000</text:p>
          </table:table-cell>
          <table:table-cell office:value-type="float" office:value="24604000" calcext:value-type="float">
            <text:p>24604000</text:p>
          </table:table-cell>
          <table:table-cell office:value-type="float" office:value="23526000" calcext:value-type="float">
            <text:p>23526000</text:p>
          </table:table-cell>
          <table:table-cell office:value-type="float" office:value="21214000" calcext:value-type="float">
            <text:p>21214000</text:p>
          </table:table-cell>
          <table:table-cell office:value-type="float" office:value="24472000" calcext:value-type="float">
            <text:p>24472000</text:p>
          </table:table-cell>
          <table:table-cell office:value-type="float" office:value="23408000" calcext:value-type="float">
            <text:p>23408000</text:p>
          </table:table-cell>
          <table:table-cell office:value-type="float" office:value="20364000" calcext:value-type="float">
            <text:p>20364000</text:p>
          </table:table-cell>
          <table:table-cell office:value-type="float" office:value="23511000" calcext:value-type="float">
            <text:p>23511000</text:p>
          </table:table-cell>
          <table:table-cell office:value-type="float" office:value="24366000" calcext:value-type="float">
            <text:p>24366000</text:p>
          </table:table-cell>
          <table:table-cell office:value-type="float" office:value="23479000" calcext:value-type="float">
            <text:p>23479000</text:p>
          </table:table-cell>
          <table:table-cell office:value-type="float" office:value="24364000" calcext:value-type="float">
            <text:p>24364000</text:p>
          </table:table-cell>
          <table:table-cell office:value-type="float" office:value="24532000" calcext:value-type="float">
            <text:p>24532000</text:p>
          </table:table-cell>
          <table:table-cell office:value-type="float" office:value="22452000" calcext:value-type="float">
            <text:p>22452000</text:p>
          </table:table-cell>
          <table:table-cell office:value-type="float" office:value="23277000" calcext:value-type="float">
            <text:p>23277000</text:p>
          </table:table-cell>
          <table:table-cell office:value-type="float" office:value="24775000" calcext:value-type="float">
            <text:p>24775000</text:p>
          </table:table-cell>
          <table:table-cell office:value-type="float" office:value="25647000" calcext:value-type="float">
            <text:p>25647000</text:p>
          </table:table-cell>
          <table:table-cell office:value-type="float" office:value="23354000" calcext:value-type="float">
            <text:p>23354000</text:p>
          </table:table-cell>
          <table:table-cell office:value-type="float" office:value="20188000" calcext:value-type="float">
            <text:p>20188000</text:p>
          </table:table-cell>
          <table:table-cell office:value-type="float" office:value="23927000" calcext:value-type="float">
            <text:p>23927000</text:p>
          </table:table-cell>
          <table:table-cell office:value-type="float" office:value="23011000" calcext:value-type="float">
            <text:p>23011000</text:p>
          </table:table-cell>
          <table:table-cell office:value-type="float" office:value="25023000" calcext:value-type="float">
            <text:p>25023000</text:p>
          </table:table-cell>
          <table:table-cell office:value-type="float" office:value="22624000" calcext:value-type="float">
            <text:p>22624000</text:p>
          </table:table-cell>
          <table:table-cell office:value-type="float" office:value="19794000" calcext:value-type="float">
            <text:p>19794000</text:p>
          </table:table-cell>
          <table:table-cell office:value-type="float" office:value="22440000" calcext:value-type="float">
            <text:p>22440000</text:p>
          </table:table-cell>
          <table:table-cell office:value-type="float" office:value="20418000" calcext:value-type="float">
            <text:p>20418000</text:p>
          </table:table-cell>
          <table:table-cell office:value-type="float" office:value="24402000" calcext:value-type="float">
            <text:p>24402000</text:p>
          </table:table-cell>
          <table:table-cell office:value-type="float" office:value="24863000" calcext:value-type="float">
            <text:p>24863000</text:p>
          </table:table-cell>
          <table:table-cell office:value-type="float" office:value="23097000" calcext:value-type="float">
            <text:p>23097000</text:p>
          </table:table-cell>
          <table:table-cell office:value-type="float" office:value="24405000" calcext:value-type="float">
            <text:p>24405000</text:p>
          </table:table-cell>
          <table:table-cell office:value-type="float" office:value="22398000" calcext:value-type="float">
            <text:p>22398000</text:p>
          </table:table-cell>
          <table:table-cell office:value-type="float" office:value="23367000" calcext:value-type="float">
            <text:p>23367000</text:p>
          </table:table-cell>
          <table:table-cell office:value-type="float" office:value="20559000" calcext:value-type="float">
            <text:p>20559000</text:p>
          </table:table-cell>
          <table:table-cell office:value-type="float" office:value="23656000" calcext:value-type="float">
            <text:p>23656000</text:p>
          </table:table-cell>
          <table:table-cell office:value-type="float" office:value="20443000" calcext:value-type="float">
            <text:p>204430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A66:.CV66])" office:value-type="float" office:value="22338440" calcext:value-type="float">
            <text:p>22338440</text:p>
          </table:table-cell>
        </table:table-row>
        <table:table-row table:style-name="ro1">
          <table:table-cell office:value-type="float" office:value="23876000" calcext:value-type="float">
            <text:p>23876000</text:p>
          </table:table-cell>
          <table:table-cell office:value-type="float" office:value="26284000" calcext:value-type="float">
            <text:p>26284000</text:p>
          </table:table-cell>
          <table:table-cell office:value-type="float" office:value="23941000" calcext:value-type="float">
            <text:p>23941000</text:p>
          </table:table-cell>
          <table:table-cell office:value-type="float" office:value="20613000" calcext:value-type="float">
            <text:p>20613000</text:p>
          </table:table-cell>
          <table:table-cell office:value-type="float" office:value="25248000" calcext:value-type="float">
            <text:p>25248000</text:p>
          </table:table-cell>
          <table:table-cell office:value-type="float" office:value="25883000" calcext:value-type="float">
            <text:p>25883000</text:p>
          </table:table-cell>
          <table:table-cell office:value-type="float" office:value="26380000" calcext:value-type="float">
            <text:p>26380000</text:p>
          </table:table-cell>
          <table:table-cell office:value-type="float" office:value="23749000" calcext:value-type="float">
            <text:p>23749000</text:p>
          </table:table-cell>
          <table:table-cell office:value-type="float" office:value="24445000" calcext:value-type="float">
            <text:p>24445000</text:p>
          </table:table-cell>
          <table:table-cell office:value-type="float" office:value="23019000" calcext:value-type="float">
            <text:p>23019000</text:p>
          </table:table-cell>
          <table:table-cell office:value-type="float" office:value="24836000" calcext:value-type="float">
            <text:p>24836000</text:p>
          </table:table-cell>
          <table:table-cell office:value-type="float" office:value="23157000" calcext:value-type="float">
            <text:p>23157000</text:p>
          </table:table-cell>
          <table:table-cell office:value-type="float" office:value="25927000" calcext:value-type="float">
            <text:p>25927000</text:p>
          </table:table-cell>
          <table:table-cell office:value-type="float" office:value="20662000" calcext:value-type="float">
            <text:p>20662000</text:p>
          </table:table-cell>
          <table:table-cell office:value-type="float" office:value="20766000" calcext:value-type="float">
            <text:p>20766000</text:p>
          </table:table-cell>
          <table:table-cell office:value-type="float" office:value="22638000" calcext:value-type="float">
            <text:p>22638000</text:p>
          </table:table-cell>
          <table:table-cell office:value-type="float" office:value="23282000" calcext:value-type="float">
            <text:p>23282000</text:p>
          </table:table-cell>
          <table:table-cell office:value-type="float" office:value="20487000" calcext:value-type="float">
            <text:p>20487000</text:p>
          </table:table-cell>
          <table:table-cell office:value-type="float" office:value="25189000" calcext:value-type="float">
            <text:p>25189000</text:p>
          </table:table-cell>
          <table:table-cell office:value-type="float" office:value="26467000" calcext:value-type="float">
            <text:p>26467000</text:p>
          </table:table-cell>
          <table:table-cell office:value-type="float" office:value="20701000" calcext:value-type="float">
            <text:p>20701000</text:p>
          </table:table-cell>
          <table:table-cell office:value-type="float" office:value="25502000" calcext:value-type="float">
            <text:p>25502000</text:p>
          </table:table-cell>
          <table:table-cell office:value-type="float" office:value="20984000" calcext:value-type="float">
            <text:p>20984000</text:p>
          </table:table-cell>
          <table:table-cell office:value-type="float" office:value="20872000" calcext:value-type="float">
            <text:p>20872000</text:p>
          </table:table-cell>
          <table:table-cell office:value-type="float" office:value="25850000" calcext:value-type="float">
            <text:p>25850000</text:p>
          </table:table-cell>
          <table:table-cell office:value-type="float" office:value="24533000" calcext:value-type="float">
            <text:p>24533000</text:p>
          </table:table-cell>
          <table:table-cell office:value-type="float" office:value="20789000" calcext:value-type="float">
            <text:p>20789000</text:p>
          </table:table-cell>
          <table:table-cell office:value-type="float" office:value="20946000" calcext:value-type="float">
            <text:p>20946000</text:p>
          </table:table-cell>
          <table:table-cell office:value-type="float" office:value="20789000" calcext:value-type="float">
            <text:p>20789000</text:p>
          </table:table-cell>
          <table:table-cell office:value-type="float" office:value="20736000" calcext:value-type="float">
            <text:p>20736000</text:p>
          </table:table-cell>
          <table:table-cell office:value-type="float" office:value="20593000" calcext:value-type="float">
            <text:p>20593000</text:p>
          </table:table-cell>
          <table:table-cell office:value-type="float" office:value="24535000" calcext:value-type="float">
            <text:p>24535000</text:p>
          </table:table-cell>
          <table:table-cell office:value-type="float" office:value="24448000" calcext:value-type="float">
            <text:p>24448000</text:p>
          </table:table-cell>
          <table:table-cell office:value-type="float" office:value="23715000" calcext:value-type="float">
            <text:p>23715000</text:p>
          </table:table-cell>
          <table:table-cell office:value-type="float" office:value="24748000" calcext:value-type="float">
            <text:p>24748000</text:p>
          </table:table-cell>
          <table:table-cell office:value-type="float" office:value="20678000" calcext:value-type="float">
            <text:p>20678000</text:p>
          </table:table-cell>
          <table:table-cell office:value-type="float" office:value="20828000" calcext:value-type="float">
            <text:p>20828000</text:p>
          </table:table-cell>
          <table:table-cell office:value-type="float" office:value="20639000" calcext:value-type="float">
            <text:p>20639000</text:p>
          </table:table-cell>
          <table:table-cell office:value-type="float" office:value="25415000" calcext:value-type="float">
            <text:p>25415000</text:p>
          </table:table-cell>
          <table:table-cell office:value-type="float" office:value="24082000" calcext:value-type="float">
            <text:p>24082000</text:p>
          </table:table-cell>
          <table:table-cell office:value-type="float" office:value="23785000" calcext:value-type="float">
            <text:p>23785000</text:p>
          </table:table-cell>
          <table:table-cell office:value-type="float" office:value="25730000" calcext:value-type="float">
            <text:p>25730000</text:p>
          </table:table-cell>
          <table:table-cell office:value-type="float" office:value="24087000" calcext:value-type="float">
            <text:p>24087000</text:p>
          </table:table-cell>
          <table:table-cell office:value-type="float" office:value="20504000" calcext:value-type="float">
            <text:p>20504000</text:p>
          </table:table-cell>
          <table:table-cell office:value-type="float" office:value="23134000" calcext:value-type="float">
            <text:p>23134000</text:p>
          </table:table-cell>
          <table:table-cell office:value-type="float" office:value="22974000" calcext:value-type="float">
            <text:p>22974000</text:p>
          </table:table-cell>
          <table:table-cell office:value-type="float" office:value="20454000" calcext:value-type="float">
            <text:p>20454000</text:p>
          </table:table-cell>
          <table:table-cell office:value-type="float" office:value="22760000" calcext:value-type="float">
            <text:p>22760000</text:p>
          </table:table-cell>
          <table:table-cell office:value-type="float" office:value="20778000" calcext:value-type="float">
            <text:p>20778000</text:p>
          </table:table-cell>
          <table:table-cell office:value-type="float" office:value="26231000" calcext:value-type="float">
            <text:p>26231000</text:p>
          </table:table-cell>
          <table:table-cell office:value-type="float" office:value="26269000" calcext:value-type="float">
            <text:p>26269000</text:p>
          </table:table-cell>
          <table:table-cell office:value-type="float" office:value="20595000" calcext:value-type="float">
            <text:p>20595000</text:p>
          </table:table-cell>
          <table:table-cell office:value-type="float" office:value="25606000" calcext:value-type="float">
            <text:p>25606000</text:p>
          </table:table-cell>
          <table:table-cell office:value-type="float" office:value="20822000" calcext:value-type="float">
            <text:p>20822000</text:p>
          </table:table-cell>
          <table:table-cell office:value-type="float" office:value="20364000" calcext:value-type="float">
            <text:p>20364000</text:p>
          </table:table-cell>
          <table:table-cell office:value-type="float" office:value="20308000" calcext:value-type="float">
            <text:p>20308000</text:p>
          </table:table-cell>
          <table:table-cell office:value-type="float" office:value="20465000" calcext:value-type="float">
            <text:p>20465000</text:p>
          </table:table-cell>
          <table:table-cell office:value-type="float" office:value="20612000" calcext:value-type="float">
            <text:p>20612000</text:p>
          </table:table-cell>
          <table:table-cell office:value-type="float" office:value="24612000" calcext:value-type="float">
            <text:p>24612000</text:p>
          </table:table-cell>
          <table:table-cell office:value-type="float" office:value="20600000" calcext:value-type="float">
            <text:p>20600000</text:p>
          </table:table-cell>
          <table:table-cell office:value-type="float" office:value="26312000" calcext:value-type="float">
            <text:p>26312000</text:p>
          </table:table-cell>
          <table:table-cell office:value-type="float" office:value="20700000" calcext:value-type="float">
            <text:p>20700000</text:p>
          </table:table-cell>
          <table:table-cell office:value-type="float" office:value="24219000" calcext:value-type="float">
            <text:p>24219000</text:p>
          </table:table-cell>
          <table:table-cell office:value-type="float" office:value="25509000" calcext:value-type="float">
            <text:p>25509000</text:p>
          </table:table-cell>
          <table:table-cell office:value-type="float" office:value="25824000" calcext:value-type="float">
            <text:p>25824000</text:p>
          </table:table-cell>
          <table:table-cell office:value-type="float" office:value="23521000" calcext:value-type="float">
            <text:p>23521000</text:p>
          </table:table-cell>
          <table:table-cell office:value-type="float" office:value="20677000" calcext:value-type="float">
            <text:p>20677000</text:p>
          </table:table-cell>
          <table:table-cell office:value-type="float" office:value="26656000" calcext:value-type="float">
            <text:p>26656000</text:p>
          </table:table-cell>
          <table:table-cell office:value-type="float" office:value="24043000" calcext:value-type="float">
            <text:p>24043000</text:p>
          </table:table-cell>
          <table:table-cell office:value-type="float" office:value="25147000" calcext:value-type="float">
            <text:p>25147000</text:p>
          </table:table-cell>
          <table:table-cell office:value-type="float" office:value="24011000" calcext:value-type="float">
            <text:p>24011000</text:p>
          </table:table-cell>
          <table:table-cell office:value-type="float" office:value="25284000" calcext:value-type="float">
            <text:p>25284000</text:p>
          </table:table-cell>
          <table:table-cell office:value-type="float" office:value="20476000" calcext:value-type="float">
            <text:p>20476000</text:p>
          </table:table-cell>
          <table:table-cell office:value-type="float" office:value="20645000" calcext:value-type="float">
            <text:p>20645000</text:p>
          </table:table-cell>
          <table:table-cell office:value-type="float" office:value="24165000" calcext:value-type="float">
            <text:p>24165000</text:p>
          </table:table-cell>
          <table:table-cell office:value-type="float" office:value="24312000" calcext:value-type="float">
            <text:p>24312000</text:p>
          </table:table-cell>
          <table:table-cell office:value-type="float" office:value="24751000" calcext:value-type="float">
            <text:p>24751000</text:p>
          </table:table-cell>
          <table:table-cell office:value-type="float" office:value="21301000" calcext:value-type="float">
            <text:p>21301000</text:p>
          </table:table-cell>
          <table:table-cell office:value-type="float" office:value="25612000" calcext:value-type="float">
            <text:p>25612000</text:p>
          </table:table-cell>
          <table:table-cell office:value-type="float" office:value="20460000" calcext:value-type="float">
            <text:p>20460000</text:p>
          </table:table-cell>
          <table:table-cell office:value-type="float" office:value="22554000" calcext:value-type="float">
            <text:p>22554000</text:p>
          </table:table-cell>
          <table:table-cell office:value-type="float" office:value="20884000" calcext:value-type="float">
            <text:p>20884000</text:p>
          </table:table-cell>
          <table:table-cell office:value-type="float" office:value="20864000" calcext:value-type="float">
            <text:p>20864000</text:p>
          </table:table-cell>
          <table:table-cell office:value-type="float" office:value="20846000" calcext:value-type="float">
            <text:p>20846000</text:p>
          </table:table-cell>
          <table:table-cell office:value-type="float" office:value="26266000" calcext:value-type="float">
            <text:p>26266000</text:p>
          </table:table-cell>
          <table:table-cell office:value-type="float" office:value="22918000" calcext:value-type="float">
            <text:p>22918000</text:p>
          </table:table-cell>
          <table:table-cell office:value-type="float" office:value="23977000" calcext:value-type="float">
            <text:p>23977000</text:p>
          </table:table-cell>
          <table:table-cell office:value-type="float" office:value="22700000" calcext:value-type="float">
            <text:p>22700000</text:p>
          </table:table-cell>
          <table:table-cell office:value-type="float" office:value="26480000" calcext:value-type="float">
            <text:p>26480000</text:p>
          </table:table-cell>
          <table:table-cell office:value-type="float" office:value="26015000" calcext:value-type="float">
            <text:p>26015000</text:p>
          </table:table-cell>
          <table:table-cell office:value-type="float" office:value="20572000" calcext:value-type="float">
            <text:p>20572000</text:p>
          </table:table-cell>
          <table:table-cell office:value-type="float" office:value="20755000" calcext:value-type="float">
            <text:p>20755000</text:p>
          </table:table-cell>
          <table:table-cell office:value-type="float" office:value="22791000" calcext:value-type="float">
            <text:p>22791000</text:p>
          </table:table-cell>
          <table:table-cell office:value-type="float" office:value="20882000" calcext:value-type="float">
            <text:p>20882000</text:p>
          </table:table-cell>
          <table:table-cell office:value-type="float" office:value="25306000" calcext:value-type="float">
            <text:p>25306000</text:p>
          </table:table-cell>
          <table:table-cell office:value-type="float" office:value="23298000" calcext:value-type="float">
            <text:p>23298000</text:p>
          </table:table-cell>
          <table:table-cell office:value-type="float" office:value="20675000" calcext:value-type="float">
            <text:p>20675000</text:p>
          </table:table-cell>
          <table:table-cell office:value-type="float" office:value="20625000" calcext:value-type="float">
            <text:p>20625000</text:p>
          </table:table-cell>
          <table:table-cell office:value-type="float" office:value="23677000" calcext:value-type="float">
            <text:p>23677000</text:p>
          </table:table-cell>
          <table:table-cell office:value-type="float" office:value="22712000" calcext:value-type="float">
            <text:p>2271200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AVERAGE([.A67:.CV67])" office:value-type="float" office:value="23073440" calcext:value-type="float">
            <text:p>23073440</text:p>
          </table:table-cell>
        </table:table-row>
        <table:table-row table:style-name="ro1">
          <table:table-cell office:value-type="float" office:value="23357000" calcext:value-type="float">
            <text:p>23357000</text:p>
          </table:table-cell>
          <table:table-cell office:value-type="float" office:value="21212000" calcext:value-type="float">
            <text:p>21212000</text:p>
          </table:table-cell>
          <table:table-cell office:value-type="float" office:value="21002000" calcext:value-type="float">
            <text:p>21002000</text:p>
          </table:table-cell>
          <table:table-cell office:value-type="float" office:value="24739000" calcext:value-type="float">
            <text:p>24739000</text:p>
          </table:table-cell>
          <table:table-cell office:value-type="float" office:value="27018000" calcext:value-type="float">
            <text:p>27018000</text:p>
          </table:table-cell>
          <table:table-cell office:value-type="float" office:value="21002000" calcext:value-type="float">
            <text:p>21002000</text:p>
          </table:table-cell>
          <table:table-cell office:value-type="float" office:value="24006000" calcext:value-type="float">
            <text:p>24006000</text:p>
          </table:table-cell>
          <table:table-cell office:value-type="float" office:value="20964000" calcext:value-type="float">
            <text:p>20964000</text:p>
          </table:table-cell>
          <table:table-cell office:value-type="float" office:value="21261000" calcext:value-type="float">
            <text:p>21261000</text:p>
          </table:table-cell>
          <table:table-cell office:value-type="float" office:value="21097000" calcext:value-type="float">
            <text:p>21097000</text:p>
          </table:table-cell>
          <table:table-cell office:value-type="float" office:value="23617000" calcext:value-type="float">
            <text:p>23617000</text:p>
          </table:table-cell>
          <table:table-cell office:value-type="float" office:value="24730000" calcext:value-type="float">
            <text:p>24730000</text:p>
          </table:table-cell>
          <table:table-cell office:value-type="float" office:value="25397000" calcext:value-type="float">
            <text:p>25397000</text:p>
          </table:table-cell>
          <table:table-cell office:value-type="float" office:value="23837000" calcext:value-type="float">
            <text:p>23837000</text:p>
          </table:table-cell>
          <table:table-cell office:value-type="float" office:value="20570000" calcext:value-type="float">
            <text:p>20570000</text:p>
          </table:table-cell>
          <table:table-cell office:value-type="float" office:value="21011000" calcext:value-type="float">
            <text:p>21011000</text:p>
          </table:table-cell>
          <table:table-cell office:value-type="float" office:value="24916000" calcext:value-type="float">
            <text:p>24916000</text:p>
          </table:table-cell>
          <table:table-cell office:value-type="float" office:value="22966000" calcext:value-type="float">
            <text:p>22966000</text:p>
          </table:table-cell>
          <table:table-cell office:value-type="float" office:value="21247000" calcext:value-type="float">
            <text:p>21247000</text:p>
          </table:table-cell>
          <table:table-cell office:value-type="float" office:value="21548000" calcext:value-type="float">
            <text:p>21548000</text:p>
          </table:table-cell>
          <table:table-cell office:value-type="float" office:value="20601000" calcext:value-type="float">
            <text:p>20601000</text:p>
          </table:table-cell>
          <table:table-cell office:value-type="float" office:value="20999000" calcext:value-type="float">
            <text:p>20999000</text:p>
          </table:table-cell>
          <table:table-cell office:value-type="float" office:value="22060000" calcext:value-type="float">
            <text:p>22060000</text:p>
          </table:table-cell>
          <table:table-cell office:value-type="float" office:value="20616000" calcext:value-type="float">
            <text:p>20616000</text:p>
          </table:table-cell>
          <table:table-cell office:value-type="float" office:value="24249000" calcext:value-type="float">
            <text:p>24249000</text:p>
          </table:table-cell>
          <table:table-cell office:value-type="float" office:value="21107000" calcext:value-type="float">
            <text:p>21107000</text:p>
          </table:table-cell>
          <table:table-cell office:value-type="float" office:value="25642000" calcext:value-type="float">
            <text:p>25642000</text:p>
          </table:table-cell>
          <table:table-cell office:value-type="float" office:value="24889000" calcext:value-type="float">
            <text:p>24889000</text:p>
          </table:table-cell>
          <table:table-cell office:value-type="float" office:value="20736000" calcext:value-type="float">
            <text:p>20736000</text:p>
          </table:table-cell>
          <table:table-cell office:value-type="float" office:value="21637000" calcext:value-type="float">
            <text:p>21637000</text:p>
          </table:table-cell>
          <table:table-cell office:value-type="float" office:value="23958000" calcext:value-type="float">
            <text:p>23958000</text:p>
          </table:table-cell>
          <table:table-cell office:value-type="float" office:value="26615000" calcext:value-type="float">
            <text:p>26615000</text:p>
          </table:table-cell>
          <table:table-cell office:value-type="float" office:value="23737000" calcext:value-type="float">
            <text:p>23737000</text:p>
          </table:table-cell>
          <table:table-cell office:value-type="float" office:value="20944000" calcext:value-type="float">
            <text:p>20944000</text:p>
          </table:table-cell>
          <table:table-cell office:value-type="float" office:value="23120000" calcext:value-type="float">
            <text:p>23120000</text:p>
          </table:table-cell>
          <table:table-cell office:value-type="float" office:value="20509000" calcext:value-type="float">
            <text:p>20509000</text:p>
          </table:table-cell>
          <table:table-cell office:value-type="float" office:value="20545000" calcext:value-type="float">
            <text:p>20545000</text:p>
          </table:table-cell>
          <table:table-cell office:value-type="float" office:value="21092000" calcext:value-type="float">
            <text:p>21092000</text:p>
          </table:table-cell>
          <table:table-cell office:value-type="float" office:value="21173000" calcext:value-type="float">
            <text:p>21173000</text:p>
          </table:table-cell>
          <table:table-cell office:value-type="float" office:value="26590000" calcext:value-type="float">
            <text:p>26590000</text:p>
          </table:table-cell>
          <table:table-cell office:value-type="float" office:value="20599000" calcext:value-type="float">
            <text:p>20599000</text:p>
          </table:table-cell>
          <table:table-cell office:value-type="float" office:value="20412000" calcext:value-type="float">
            <text:p>20412000</text:p>
          </table:table-cell>
          <table:table-cell office:value-type="float" office:value="20697000" calcext:value-type="float">
            <text:p>20697000</text:p>
          </table:table-cell>
          <table:table-cell office:value-type="float" office:value="23575000" calcext:value-type="float">
            <text:p>23575000</text:p>
          </table:table-cell>
          <table:table-cell office:value-type="float" office:value="21125000" calcext:value-type="float">
            <text:p>21125000</text:p>
          </table:table-cell>
          <table:table-cell office:value-type="float" office:value="25208000" calcext:value-type="float">
            <text:p>25208000</text:p>
          </table:table-cell>
          <table:table-cell office:value-type="float" office:value="24462000" calcext:value-type="float">
            <text:p>24462000</text:p>
          </table:table-cell>
          <table:table-cell office:value-type="float" office:value="20799000" calcext:value-type="float">
            <text:p>20799000</text:p>
          </table:table-cell>
          <table:table-cell office:value-type="float" office:value="24604000" calcext:value-type="float">
            <text:p>24604000</text:p>
          </table:table-cell>
          <table:table-cell office:value-type="float" office:value="25452000" calcext:value-type="float">
            <text:p>25452000</text:p>
          </table:table-cell>
          <table:table-cell office:value-type="float" office:value="20581000" calcext:value-type="float">
            <text:p>20581000</text:p>
          </table:table-cell>
          <table:table-cell office:value-type="float" office:value="25888000" calcext:value-type="float">
            <text:p>25888000</text:p>
          </table:table-cell>
          <table:table-cell office:value-type="float" office:value="23443000" calcext:value-type="float">
            <text:p>23443000</text:p>
          </table:table-cell>
          <table:table-cell office:value-type="float" office:value="21025000" calcext:value-type="float">
            <text:p>21025000</text:p>
          </table:table-cell>
          <table:table-cell office:value-type="float" office:value="22863000" calcext:value-type="float">
            <text:p>22863000</text:p>
          </table:table-cell>
          <table:table-cell office:value-type="float" office:value="21070000" calcext:value-type="float">
            <text:p>21070000</text:p>
          </table:table-cell>
          <table:table-cell office:value-type="float" office:value="21305000" calcext:value-type="float">
            <text:p>21305000</text:p>
          </table:table-cell>
          <table:table-cell office:value-type="float" office:value="25142000" calcext:value-type="float">
            <text:p>25142000</text:p>
          </table:table-cell>
          <table:table-cell office:value-type="float" office:value="21113000" calcext:value-type="float">
            <text:p>21113000</text:p>
          </table:table-cell>
          <table:table-cell office:value-type="float" office:value="20488000" calcext:value-type="float">
            <text:p>20488000</text:p>
          </table:table-cell>
          <table:table-cell office:value-type="float" office:value="25491000" calcext:value-type="float">
            <text:p>25491000</text:p>
          </table:table-cell>
          <table:table-cell office:value-type="float" office:value="20791000" calcext:value-type="float">
            <text:p>20791000</text:p>
          </table:table-cell>
          <table:table-cell office:value-type="float" office:value="20766000" calcext:value-type="float">
            <text:p>20766000</text:p>
          </table:table-cell>
          <table:table-cell office:value-type="float" office:value="21178000" calcext:value-type="float">
            <text:p>21178000</text:p>
          </table:table-cell>
          <table:table-cell office:value-type="float" office:value="24744000" calcext:value-type="float">
            <text:p>24744000</text:p>
          </table:table-cell>
          <table:table-cell office:value-type="float" office:value="25116000" calcext:value-type="float">
            <text:p>25116000</text:p>
          </table:table-cell>
          <table:table-cell office:value-type="float" office:value="24649000" calcext:value-type="float">
            <text:p>24649000</text:p>
          </table:table-cell>
          <table:table-cell office:value-type="float" office:value="21096000" calcext:value-type="float">
            <text:p>21096000</text:p>
          </table:table-cell>
          <table:table-cell office:value-type="float" office:value="25019000" calcext:value-type="float">
            <text:p>25019000</text:p>
          </table:table-cell>
          <table:table-cell office:value-type="float" office:value="21081000" calcext:value-type="float">
            <text:p>21081000</text:p>
          </table:table-cell>
          <table:table-cell office:value-type="float" office:value="21114000" calcext:value-type="float">
            <text:p>21114000</text:p>
          </table:table-cell>
          <table:table-cell office:value-type="float" office:value="24833000" calcext:value-type="float">
            <text:p>24833000</text:p>
          </table:table-cell>
          <table:table-cell office:value-type="float" office:value="21093000" calcext:value-type="float">
            <text:p>21093000</text:p>
          </table:table-cell>
          <table:table-cell office:value-type="float" office:value="26826000" calcext:value-type="float">
            <text:p>26826000</text:p>
          </table:table-cell>
          <table:table-cell office:value-type="float" office:value="24483000" calcext:value-type="float">
            <text:p>24483000</text:p>
          </table:table-cell>
          <table:table-cell office:value-type="float" office:value="20821000" calcext:value-type="float">
            <text:p>20821000</text:p>
          </table:table-cell>
          <table:table-cell office:value-type="float" office:value="20558000" calcext:value-type="float">
            <text:p>20558000</text:p>
          </table:table-cell>
          <table:table-cell office:value-type="float" office:value="21076000" calcext:value-type="float">
            <text:p>21076000</text:p>
          </table:table-cell>
          <table:table-cell office:value-type="float" office:value="20990000" calcext:value-type="float">
            <text:p>20990000</text:p>
          </table:table-cell>
          <table:table-cell office:value-type="float" office:value="21078000" calcext:value-type="float">
            <text:p>21078000</text:p>
          </table:table-cell>
          <table:table-cell office:value-type="float" office:value="20851000" calcext:value-type="float">
            <text:p>20851000</text:p>
          </table:table-cell>
          <table:table-cell office:value-type="float" office:value="20597000" calcext:value-type="float">
            <text:p>20597000</text:p>
          </table:table-cell>
          <table:table-cell office:value-type="float" office:value="20847000" calcext:value-type="float">
            <text:p>20847000</text:p>
          </table:table-cell>
          <table:table-cell office:value-type="float" office:value="24154000" calcext:value-type="float">
            <text:p>24154000</text:p>
          </table:table-cell>
          <table:table-cell office:value-type="float" office:value="24069000" calcext:value-type="float">
            <text:p>24069000</text:p>
          </table:table-cell>
          <table:table-cell office:value-type="float" office:value="21407000" calcext:value-type="float">
            <text:p>21407000</text:p>
          </table:table-cell>
          <table:table-cell office:value-type="float" office:value="24463000" calcext:value-type="float">
            <text:p>24463000</text:p>
          </table:table-cell>
          <table:table-cell office:value-type="float" office:value="21015000" calcext:value-type="float">
            <text:p>21015000</text:p>
          </table:table-cell>
          <table:table-cell office:value-type="float" office:value="22996000" calcext:value-type="float">
            <text:p>22996000</text:p>
          </table:table-cell>
          <table:table-cell office:value-type="float" office:value="25002000" calcext:value-type="float">
            <text:p>25002000</text:p>
          </table:table-cell>
          <table:table-cell office:value-type="float" office:value="20519000" calcext:value-type="float">
            <text:p>20519000</text:p>
          </table:table-cell>
          <table:table-cell office:value-type="float" office:value="20482000" calcext:value-type="float">
            <text:p>20482000</text:p>
          </table:table-cell>
          <table:table-cell office:value-type="float" office:value="25597000" calcext:value-type="float">
            <text:p>25597000</text:p>
          </table:table-cell>
          <table:table-cell office:value-type="float" office:value="24450000" calcext:value-type="float">
            <text:p>24450000</text:p>
          </table:table-cell>
          <table:table-cell office:value-type="float" office:value="21040000" calcext:value-type="float">
            <text:p>21040000</text:p>
          </table:table-cell>
          <table:table-cell office:value-type="float" office:value="21234000" calcext:value-type="float">
            <text:p>21234000</text:p>
          </table:table-cell>
          <table:table-cell office:value-type="float" office:value="20522000" calcext:value-type="float">
            <text:p>20522000</text:p>
          </table:table-cell>
          <table:table-cell office:value-type="float" office:value="20585000" calcext:value-type="float">
            <text:p>20585000</text:p>
          </table:table-cell>
          <table:table-cell office:value-type="float" office:value="22587000" calcext:value-type="float">
            <text:p>22587000</text:p>
          </table:table-cell>
          <table:table-cell office:value-type="float" office:value="21182000" calcext:value-type="float">
            <text:p>2118200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AVERAGE([.A68:.CV68])" office:value-type="float" office:value="22525690" calcext:value-type="float">
            <text:p>22525690</text:p>
          </table:table-cell>
        </table:table-row>
        <table:table-row table:style-name="ro1">
          <table:table-cell office:value-type="float" office:value="21410000" calcext:value-type="float">
            <text:p>21410000</text:p>
          </table:table-cell>
          <table:table-cell office:value-type="float" office:value="21468000" calcext:value-type="float">
            <text:p>21468000</text:p>
          </table:table-cell>
          <table:table-cell office:value-type="float" office:value="26025000" calcext:value-type="float">
            <text:p>26025000</text:p>
          </table:table-cell>
          <table:table-cell office:value-type="float" office:value="21737000" calcext:value-type="float">
            <text:p>21737000</text:p>
          </table:table-cell>
          <table:table-cell office:value-type="float" office:value="25051000" calcext:value-type="float">
            <text:p>25051000</text:p>
          </table:table-cell>
          <table:table-cell office:value-type="float" office:value="25323000" calcext:value-type="float">
            <text:p>25323000</text:p>
          </table:table-cell>
          <table:table-cell office:value-type="float" office:value="21436000" calcext:value-type="float">
            <text:p>21436000</text:p>
          </table:table-cell>
          <table:table-cell office:value-type="float" office:value="21348000" calcext:value-type="float">
            <text:p>21348000</text:p>
          </table:table-cell>
          <table:table-cell office:value-type="float" office:value="21312000" calcext:value-type="float">
            <text:p>21312000</text:p>
          </table:table-cell>
          <table:table-cell office:value-type="float" office:value="26088000" calcext:value-type="float">
            <text:p>26088000</text:p>
          </table:table-cell>
          <table:table-cell office:value-type="float" office:value="22009000" calcext:value-type="float">
            <text:p>22009000</text:p>
          </table:table-cell>
          <table:table-cell office:value-type="float" office:value="21555000" calcext:value-type="float">
            <text:p>21555000</text:p>
          </table:table-cell>
          <table:table-cell office:value-type="float" office:value="21311000" calcext:value-type="float">
            <text:p>21311000</text:p>
          </table:table-cell>
          <table:table-cell office:value-type="float" office:value="21542000" calcext:value-type="float">
            <text:p>21542000</text:p>
          </table:table-cell>
          <table:table-cell office:value-type="float" office:value="23372000" calcext:value-type="float">
            <text:p>23372000</text:p>
          </table:table-cell>
          <table:table-cell office:value-type="float" office:value="26664000" calcext:value-type="float">
            <text:p>26664000</text:p>
          </table:table-cell>
          <table:table-cell office:value-type="float" office:value="24005000" calcext:value-type="float">
            <text:p>24005000</text:p>
          </table:table-cell>
          <table:table-cell office:value-type="float" office:value="24589000" calcext:value-type="float">
            <text:p>24589000</text:p>
          </table:table-cell>
          <table:table-cell office:value-type="float" office:value="21174000" calcext:value-type="float">
            <text:p>21174000</text:p>
          </table:table-cell>
          <table:table-cell office:value-type="float" office:value="21118000" calcext:value-type="float">
            <text:p>21118000</text:p>
          </table:table-cell>
          <table:table-cell office:value-type="float" office:value="23779000" calcext:value-type="float">
            <text:p>23779000</text:p>
          </table:table-cell>
          <table:table-cell office:value-type="float" office:value="21296000" calcext:value-type="float">
            <text:p>21296000</text:p>
          </table:table-cell>
          <table:table-cell office:value-type="float" office:value="21438000" calcext:value-type="float">
            <text:p>21438000</text:p>
          </table:table-cell>
          <table:table-cell office:value-type="float" office:value="21378000" calcext:value-type="float">
            <text:p>21378000</text:p>
          </table:table-cell>
          <table:table-cell office:value-type="float" office:value="22775000" calcext:value-type="float">
            <text:p>22775000</text:p>
          </table:table-cell>
          <table:table-cell office:value-type="float" office:value="24762000" calcext:value-type="float">
            <text:p>24762000</text:p>
          </table:table-cell>
          <table:table-cell office:value-type="float" office:value="23869000" calcext:value-type="float">
            <text:p>23869000</text:p>
          </table:table-cell>
          <table:table-cell office:value-type="float" office:value="21836000" calcext:value-type="float">
            <text:p>21836000</text:p>
          </table:table-cell>
          <table:table-cell office:value-type="float" office:value="21637000" calcext:value-type="float">
            <text:p>21637000</text:p>
          </table:table-cell>
          <table:table-cell office:value-type="float" office:value="21490000" calcext:value-type="float">
            <text:p>21490000</text:p>
          </table:table-cell>
          <table:table-cell office:value-type="float" office:value="25003000" calcext:value-type="float">
            <text:p>25003000</text:p>
          </table:table-cell>
          <table:table-cell office:value-type="float" office:value="23712000" calcext:value-type="float">
            <text:p>23712000</text:p>
          </table:table-cell>
          <table:table-cell office:value-type="float" office:value="21263000" calcext:value-type="float">
            <text:p>21263000</text:p>
          </table:table-cell>
          <table:table-cell office:value-type="float" office:value="21171000" calcext:value-type="float">
            <text:p>21171000</text:p>
          </table:table-cell>
          <table:table-cell office:value-type="float" office:value="25808000" calcext:value-type="float">
            <text:p>25808000</text:p>
          </table:table-cell>
          <table:table-cell office:value-type="float" office:value="26611000" calcext:value-type="float">
            <text:p>26611000</text:p>
          </table:table-cell>
          <table:table-cell office:value-type="float" office:value="21285000" calcext:value-type="float">
            <text:p>21285000</text:p>
          </table:table-cell>
          <table:table-cell office:value-type="float" office:value="21392000" calcext:value-type="float">
            <text:p>21392000</text:p>
          </table:table-cell>
          <table:table-cell office:value-type="float" office:value="23723000" calcext:value-type="float">
            <text:p>23723000</text:p>
          </table:table-cell>
          <table:table-cell office:value-type="float" office:value="24761000" calcext:value-type="float">
            <text:p>24761000</text:p>
          </table:table-cell>
          <table:table-cell office:value-type="float" office:value="24582000" calcext:value-type="float">
            <text:p>24582000</text:p>
          </table:table-cell>
          <table:table-cell office:value-type="float" office:value="26457000" calcext:value-type="float">
            <text:p>26457000</text:p>
          </table:table-cell>
          <table:table-cell office:value-type="float" office:value="26145000" calcext:value-type="float">
            <text:p>26145000</text:p>
          </table:table-cell>
          <table:table-cell office:value-type="float" office:value="25355000" calcext:value-type="float">
            <text:p>25355000</text:p>
          </table:table-cell>
          <table:table-cell office:value-type="float" office:value="24253000" calcext:value-type="float">
            <text:p>24253000</text:p>
          </table:table-cell>
          <table:table-cell office:value-type="float" office:value="24154000" calcext:value-type="float">
            <text:p>24154000</text:p>
          </table:table-cell>
          <table:table-cell office:value-type="float" office:value="21256000" calcext:value-type="float">
            <text:p>21256000</text:p>
          </table:table-cell>
          <table:table-cell office:value-type="float" office:value="21089000" calcext:value-type="float">
            <text:p>21089000</text:p>
          </table:table-cell>
          <table:table-cell office:value-type="float" office:value="26340000" calcext:value-type="float">
            <text:p>26340000</text:p>
          </table:table-cell>
          <table:table-cell office:value-type="float" office:value="24025000" calcext:value-type="float">
            <text:p>24025000</text:p>
          </table:table-cell>
          <table:table-cell office:value-type="float" office:value="21611000" calcext:value-type="float">
            <text:p>21611000</text:p>
          </table:table-cell>
          <table:table-cell office:value-type="float" office:value="25180000" calcext:value-type="float">
            <text:p>25180000</text:p>
          </table:table-cell>
          <table:table-cell office:value-type="float" office:value="21404000" calcext:value-type="float">
            <text:p>21404000</text:p>
          </table:table-cell>
          <table:table-cell office:value-type="float" office:value="23656000" calcext:value-type="float">
            <text:p>23656000</text:p>
          </table:table-cell>
          <table:table-cell office:value-type="float" office:value="24481000" calcext:value-type="float">
            <text:p>24481000</text:p>
          </table:table-cell>
          <table:table-cell office:value-type="float" office:value="25042000" calcext:value-type="float">
            <text:p>25042000</text:p>
          </table:table-cell>
          <table:table-cell office:value-type="float" office:value="24628000" calcext:value-type="float">
            <text:p>24628000</text:p>
          </table:table-cell>
          <table:table-cell office:value-type="float" office:value="26655000" calcext:value-type="float">
            <text:p>26655000</text:p>
          </table:table-cell>
          <table:table-cell office:value-type="float" office:value="22986000" calcext:value-type="float">
            <text:p>22986000</text:p>
          </table:table-cell>
          <table:table-cell office:value-type="float" office:value="24912000" calcext:value-type="float">
            <text:p>24912000</text:p>
          </table:table-cell>
          <table:table-cell office:value-type="float" office:value="25706000" calcext:value-type="float">
            <text:p>25706000</text:p>
          </table:table-cell>
          <table:table-cell office:value-type="float" office:value="21714000" calcext:value-type="float">
            <text:p>21714000</text:p>
          </table:table-cell>
          <table:table-cell office:value-type="float" office:value="25508000" calcext:value-type="float">
            <text:p>25508000</text:p>
          </table:table-cell>
          <table:table-cell office:value-type="float" office:value="26996000" calcext:value-type="float">
            <text:p>26996000</text:p>
          </table:table-cell>
          <table:table-cell office:value-type="float" office:value="23498000" calcext:value-type="float">
            <text:p>23498000</text:p>
          </table:table-cell>
          <table:table-cell office:value-type="float" office:value="24911000" calcext:value-type="float">
            <text:p>24911000</text:p>
          </table:table-cell>
          <table:table-cell office:value-type="float" office:value="25018000" calcext:value-type="float">
            <text:p>25018000</text:p>
          </table:table-cell>
          <table:table-cell office:value-type="float" office:value="24713000" calcext:value-type="float">
            <text:p>24713000</text:p>
          </table:table-cell>
          <table:table-cell office:value-type="float" office:value="25703000" calcext:value-type="float">
            <text:p>25703000</text:p>
          </table:table-cell>
          <table:table-cell office:value-type="float" office:value="25603000" calcext:value-type="float">
            <text:p>25603000</text:p>
          </table:table-cell>
          <table:table-cell office:value-type="float" office:value="23373000" calcext:value-type="float">
            <text:p>23373000</text:p>
          </table:table-cell>
          <table:table-cell office:value-type="float" office:value="21450000" calcext:value-type="float">
            <text:p>21450000</text:p>
          </table:table-cell>
          <table:table-cell office:value-type="float" office:value="21319000" calcext:value-type="float">
            <text:p>21319000</text:p>
          </table:table-cell>
          <table:table-cell office:value-type="float" office:value="21509000" calcext:value-type="float">
            <text:p>21509000</text:p>
          </table:table-cell>
          <table:table-cell office:value-type="float" office:value="23621000" calcext:value-type="float">
            <text:p>23621000</text:p>
          </table:table-cell>
          <table:table-cell office:value-type="float" office:value="21414000" calcext:value-type="float">
            <text:p>21414000</text:p>
          </table:table-cell>
          <table:table-cell office:value-type="float" office:value="24124000" calcext:value-type="float">
            <text:p>24124000</text:p>
          </table:table-cell>
          <table:table-cell office:value-type="float" office:value="23705000" calcext:value-type="float">
            <text:p>23705000</text:p>
          </table:table-cell>
          <table:table-cell office:value-type="float" office:value="21394000" calcext:value-type="float">
            <text:p>21394000</text:p>
          </table:table-cell>
          <table:table-cell office:value-type="float" office:value="23843000" calcext:value-type="float">
            <text:p>23843000</text:p>
          </table:table-cell>
          <table:table-cell office:value-type="float" office:value="26860000" calcext:value-type="float">
            <text:p>26860000</text:p>
          </table:table-cell>
          <table:table-cell office:value-type="float" office:value="26654000" calcext:value-type="float">
            <text:p>26654000</text:p>
          </table:table-cell>
          <table:table-cell office:value-type="float" office:value="25343000" calcext:value-type="float">
            <text:p>25343000</text:p>
          </table:table-cell>
          <table:table-cell office:value-type="float" office:value="21491000" calcext:value-type="float">
            <text:p>21491000</text:p>
          </table:table-cell>
          <table:table-cell office:value-type="float" office:value="26246000" calcext:value-type="float">
            <text:p>26246000</text:p>
          </table:table-cell>
          <table:table-cell office:value-type="float" office:value="21326000" calcext:value-type="float">
            <text:p>21326000</text:p>
          </table:table-cell>
          <table:table-cell office:value-type="float" office:value="23642000" calcext:value-type="float">
            <text:p>23642000</text:p>
          </table:table-cell>
          <table:table-cell office:value-type="float" office:value="24124000" calcext:value-type="float">
            <text:p>24124000</text:p>
          </table:table-cell>
          <table:table-cell office:value-type="float" office:value="21476000" calcext:value-type="float">
            <text:p>21476000</text:p>
          </table:table-cell>
          <table:table-cell office:value-type="float" office:value="23577000" calcext:value-type="float">
            <text:p>23577000</text:p>
          </table:table-cell>
          <table:table-cell office:value-type="float" office:value="21230000" calcext:value-type="float">
            <text:p>21230000</text:p>
          </table:table-cell>
          <table:table-cell office:value-type="float" office:value="24522000" calcext:value-type="float">
            <text:p>24522000</text:p>
          </table:table-cell>
          <table:table-cell office:value-type="float" office:value="22443000" calcext:value-type="float">
            <text:p>22443000</text:p>
          </table:table-cell>
          <table:table-cell office:value-type="float" office:value="21409000" calcext:value-type="float">
            <text:p>21409000</text:p>
          </table:table-cell>
          <table:table-cell office:value-type="float" office:value="21266000" calcext:value-type="float">
            <text:p>21266000</text:p>
          </table:table-cell>
          <table:table-cell office:value-type="float" office:value="21222000" calcext:value-type="float">
            <text:p>21222000</text:p>
          </table:table-cell>
          <table:table-cell office:value-type="float" office:value="26229000" calcext:value-type="float">
            <text:p>26229000</text:p>
          </table:table-cell>
          <table:table-cell office:value-type="float" office:value="21459000" calcext:value-type="float">
            <text:p>21459000</text:p>
          </table:table-cell>
          <table:table-cell office:value-type="float" office:value="21179000" calcext:value-type="float">
            <text:p>21179000</text:p>
          </table:table-cell>
          <table:table-cell office:value-type="float" office:value="24967000" calcext:value-type="float">
            <text:p>2496700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AVERAGE([.A69:.CV69])" office:value-type="float" office:value="23435240" calcext:value-type="float">
            <text:p>23435240</text:p>
          </table:table-cell>
        </table:table-row>
        <table:table-row table:style-name="ro1">
          <table:table-cell office:value-type="float" office:value="22009000" calcext:value-type="float">
            <text:p>22009000</text:p>
          </table:table-cell>
          <table:table-cell office:value-type="float" office:value="26876000" calcext:value-type="float">
            <text:p>26876000</text:p>
          </table:table-cell>
          <table:table-cell office:value-type="float" office:value="21054000" calcext:value-type="float">
            <text:p>21054000</text:p>
          </table:table-cell>
          <table:table-cell office:value-type="float" office:value="21065000" calcext:value-type="float">
            <text:p>21065000</text:p>
          </table:table-cell>
          <table:table-cell office:value-type="float" office:value="21353000" calcext:value-type="float">
            <text:p>21353000</text:p>
          </table:table-cell>
          <table:table-cell office:value-type="float" office:value="23565000" calcext:value-type="float">
            <text:p>23565000</text:p>
          </table:table-cell>
          <table:table-cell office:value-type="float" office:value="21740000" calcext:value-type="float">
            <text:p>21740000</text:p>
          </table:table-cell>
          <table:table-cell office:value-type="float" office:value="23679000" calcext:value-type="float">
            <text:p>23679000</text:p>
          </table:table-cell>
          <table:table-cell office:value-type="float" office:value="21513000" calcext:value-type="float">
            <text:p>21513000</text:p>
          </table:table-cell>
          <table:table-cell office:value-type="float" office:value="21738000" calcext:value-type="float">
            <text:p>21738000</text:p>
          </table:table-cell>
          <table:table-cell office:value-type="float" office:value="25673000" calcext:value-type="float">
            <text:p>25673000</text:p>
          </table:table-cell>
          <table:table-cell office:value-type="float" office:value="24995000" calcext:value-type="float">
            <text:p>24995000</text:p>
          </table:table-cell>
          <table:table-cell office:value-type="float" office:value="25060000" calcext:value-type="float">
            <text:p>25060000</text:p>
          </table:table-cell>
          <table:table-cell office:value-type="float" office:value="23313000" calcext:value-type="float">
            <text:p>23313000</text:p>
          </table:table-cell>
          <table:table-cell office:value-type="float" office:value="21549000" calcext:value-type="float">
            <text:p>21549000</text:p>
          </table:table-cell>
          <table:table-cell office:value-type="float" office:value="21644000" calcext:value-type="float">
            <text:p>21644000</text:p>
          </table:table-cell>
          <table:table-cell office:value-type="float" office:value="21402000" calcext:value-type="float">
            <text:p>21402000</text:p>
          </table:table-cell>
          <table:table-cell office:value-type="float" office:value="21728000" calcext:value-type="float">
            <text:p>21728000</text:p>
          </table:table-cell>
          <table:table-cell office:value-type="float" office:value="24286000" calcext:value-type="float">
            <text:p>24286000</text:p>
          </table:table-cell>
          <table:table-cell office:value-type="float" office:value="25755000" calcext:value-type="float">
            <text:p>25755000</text:p>
          </table:table-cell>
          <table:table-cell office:value-type="float" office:value="26189000" calcext:value-type="float">
            <text:p>26189000</text:p>
          </table:table-cell>
          <table:table-cell office:value-type="float" office:value="21052000" calcext:value-type="float">
            <text:p>21052000</text:p>
          </table:table-cell>
          <table:table-cell office:value-type="float" office:value="21588000" calcext:value-type="float">
            <text:p>21588000</text:p>
          </table:table-cell>
          <table:table-cell office:value-type="float" office:value="21930000" calcext:value-type="float">
            <text:p>21930000</text:p>
          </table:table-cell>
          <table:table-cell office:value-type="float" office:value="23922000" calcext:value-type="float">
            <text:p>23922000</text:p>
          </table:table-cell>
          <table:table-cell office:value-type="float" office:value="21582000" calcext:value-type="float">
            <text:p>21582000</text:p>
          </table:table-cell>
          <table:table-cell office:value-type="float" office:value="21622000" calcext:value-type="float">
            <text:p>21622000</text:p>
          </table:table-cell>
          <table:table-cell office:value-type="float" office:value="25911000" calcext:value-type="float">
            <text:p>25911000</text:p>
          </table:table-cell>
          <table:table-cell office:value-type="float" office:value="21720000" calcext:value-type="float">
            <text:p>21720000</text:p>
          </table:table-cell>
          <table:table-cell office:value-type="float" office:value="21347000" calcext:value-type="float">
            <text:p>21347000</text:p>
          </table:table-cell>
          <table:table-cell office:value-type="float" office:value="25248000" calcext:value-type="float">
            <text:p>25248000</text:p>
          </table:table-cell>
          <table:table-cell office:value-type="float" office:value="21890000" calcext:value-type="float">
            <text:p>21890000</text:p>
          </table:table-cell>
          <table:table-cell office:value-type="float" office:value="21734000" calcext:value-type="float">
            <text:p>21734000</text:p>
          </table:table-cell>
          <table:table-cell office:value-type="float" office:value="26817000" calcext:value-type="float">
            <text:p>26817000</text:p>
          </table:table-cell>
          <table:table-cell office:value-type="float" office:value="27398000" calcext:value-type="float">
            <text:p>27398000</text:p>
          </table:table-cell>
          <table:table-cell office:value-type="float" office:value="21806000" calcext:value-type="float">
            <text:p>21806000</text:p>
          </table:table-cell>
          <table:table-cell office:value-type="float" office:value="24365000" calcext:value-type="float">
            <text:p>24365000</text:p>
          </table:table-cell>
          <table:table-cell office:value-type="float" office:value="27157000" calcext:value-type="float">
            <text:p>27157000</text:p>
          </table:table-cell>
          <table:table-cell office:value-type="float" office:value="25676000" calcext:value-type="float">
            <text:p>25676000</text:p>
          </table:table-cell>
          <table:table-cell office:value-type="float" office:value="21142000" calcext:value-type="float">
            <text:p>21142000</text:p>
          </table:table-cell>
          <table:table-cell office:value-type="float" office:value="24726000" calcext:value-type="float">
            <text:p>24726000</text:p>
          </table:table-cell>
          <table:table-cell office:value-type="float" office:value="23275000" calcext:value-type="float">
            <text:p>23275000</text:p>
          </table:table-cell>
          <table:table-cell office:value-type="float" office:value="21325000" calcext:value-type="float">
            <text:p>21325000</text:p>
          </table:table-cell>
          <table:table-cell office:value-type="float" office:value="21205000" calcext:value-type="float">
            <text:p>21205000</text:p>
          </table:table-cell>
          <table:table-cell office:value-type="float" office:value="21052000" calcext:value-type="float">
            <text:p>21052000</text:p>
          </table:table-cell>
          <table:table-cell office:value-type="float" office:value="21012000" calcext:value-type="float">
            <text:p>21012000</text:p>
          </table:table-cell>
          <table:table-cell office:value-type="float" office:value="21780000" calcext:value-type="float">
            <text:p>21780000</text:p>
          </table:table-cell>
          <table:table-cell office:value-type="float" office:value="24928000" calcext:value-type="float">
            <text:p>24928000</text:p>
          </table:table-cell>
          <table:table-cell office:value-type="float" office:value="21905000" calcext:value-type="float">
            <text:p>21905000</text:p>
          </table:table-cell>
          <table:table-cell office:value-type="float" office:value="21370000" calcext:value-type="float">
            <text:p>21370000</text:p>
          </table:table-cell>
          <table:table-cell office:value-type="float" office:value="21401000" calcext:value-type="float">
            <text:p>21401000</text:p>
          </table:table-cell>
          <table:table-cell office:value-type="float" office:value="21310000" calcext:value-type="float">
            <text:p>21310000</text:p>
          </table:table-cell>
          <table:table-cell office:value-type="float" office:value="24563000" calcext:value-type="float">
            <text:p>24563000</text:p>
          </table:table-cell>
          <table:table-cell office:value-type="float" office:value="21871000" calcext:value-type="float">
            <text:p>21871000</text:p>
          </table:table-cell>
          <table:table-cell office:value-type="float" office:value="25063000" calcext:value-type="float">
            <text:p>25063000</text:p>
          </table:table-cell>
          <table:table-cell office:value-type="float" office:value="21213000" calcext:value-type="float">
            <text:p>21213000</text:p>
          </table:table-cell>
          <table:table-cell office:value-type="float" office:value="21296000" calcext:value-type="float">
            <text:p>21296000</text:p>
          </table:table-cell>
          <table:table-cell office:value-type="float" office:value="21152000" calcext:value-type="float">
            <text:p>21152000</text:p>
          </table:table-cell>
          <table:table-cell office:value-type="float" office:value="23043000" calcext:value-type="float">
            <text:p>23043000</text:p>
          </table:table-cell>
          <table:table-cell office:value-type="float" office:value="21141000" calcext:value-type="float">
            <text:p>21141000</text:p>
          </table:table-cell>
          <table:table-cell office:value-type="float" office:value="21150000" calcext:value-type="float">
            <text:p>21150000</text:p>
          </table:table-cell>
          <table:table-cell office:value-type="float" office:value="24887000" calcext:value-type="float">
            <text:p>24887000</text:p>
          </table:table-cell>
          <table:table-cell office:value-type="float" office:value="21730000" calcext:value-type="float">
            <text:p>21730000</text:p>
          </table:table-cell>
          <table:table-cell office:value-type="float" office:value="21727000" calcext:value-type="float">
            <text:p>21727000</text:p>
          </table:table-cell>
          <table:table-cell office:value-type="float" office:value="21741000" calcext:value-type="float">
            <text:p>21741000</text:p>
          </table:table-cell>
          <table:table-cell office:value-type="float" office:value="21859000" calcext:value-type="float">
            <text:p>21859000</text:p>
          </table:table-cell>
          <table:table-cell office:value-type="float" office:value="21263000" calcext:value-type="float">
            <text:p>21263000</text:p>
          </table:table-cell>
          <table:table-cell office:value-type="float" office:value="21094000" calcext:value-type="float">
            <text:p>21094000</text:p>
          </table:table-cell>
          <table:table-cell office:value-type="float" office:value="22308000" calcext:value-type="float">
            <text:p>22308000</text:p>
          </table:table-cell>
          <table:table-cell office:value-type="float" office:value="21253000" calcext:value-type="float">
            <text:p>21253000</text:p>
          </table:table-cell>
          <table:table-cell office:value-type="float" office:value="21321000" calcext:value-type="float">
            <text:p>21321000</text:p>
          </table:table-cell>
          <table:table-cell office:value-type="float" office:value="21197000" calcext:value-type="float">
            <text:p>21197000</text:p>
          </table:table-cell>
          <table:table-cell office:value-type="float" office:value="22034000" calcext:value-type="float">
            <text:p>22034000</text:p>
          </table:table-cell>
          <table:table-cell office:value-type="float" office:value="21890000" calcext:value-type="float">
            <text:p>21890000</text:p>
          </table:table-cell>
          <table:table-cell office:value-type="float" office:value="24466000" calcext:value-type="float">
            <text:p>24466000</text:p>
          </table:table-cell>
          <table:table-cell office:value-type="float" office:value="24513000" calcext:value-type="float">
            <text:p>24513000</text:p>
          </table:table-cell>
          <table:table-cell office:value-type="float" office:value="26851000" calcext:value-type="float">
            <text:p>26851000</text:p>
          </table:table-cell>
          <table:table-cell office:value-type="float" office:value="26143000" calcext:value-type="float">
            <text:p>26143000</text:p>
          </table:table-cell>
          <table:table-cell office:value-type="float" office:value="21594000" calcext:value-type="float">
            <text:p>21594000</text:p>
          </table:table-cell>
          <table:table-cell office:value-type="float" office:value="21781000" calcext:value-type="float">
            <text:p>21781000</text:p>
          </table:table-cell>
          <table:table-cell office:value-type="float" office:value="21581000" calcext:value-type="float">
            <text:p>21581000</text:p>
          </table:table-cell>
          <table:table-cell office:value-type="float" office:value="21794000" calcext:value-type="float">
            <text:p>21794000</text:p>
          </table:table-cell>
          <table:table-cell office:value-type="float" office:value="21837000" calcext:value-type="float">
            <text:p>21837000</text:p>
          </table:table-cell>
          <table:table-cell office:value-type="float" office:value="26387000" calcext:value-type="float">
            <text:p>26387000</text:p>
          </table:table-cell>
          <table:table-cell office:value-type="float" office:value="27382000" calcext:value-type="float">
            <text:p>27382000</text:p>
          </table:table-cell>
          <table:table-cell office:value-type="float" office:value="24452000" calcext:value-type="float">
            <text:p>24452000</text:p>
          </table:table-cell>
          <table:table-cell office:value-type="float" office:value="25246000" calcext:value-type="float">
            <text:p>25246000</text:p>
          </table:table-cell>
          <table:table-cell office:value-type="float" office:value="26364000" calcext:value-type="float">
            <text:p>26364000</text:p>
          </table:table-cell>
          <table:table-cell office:value-type="float" office:value="24840000" calcext:value-type="float">
            <text:p>24840000</text:p>
          </table:table-cell>
          <table:table-cell office:value-type="float" office:value="23796000" calcext:value-type="float">
            <text:p>23796000</text:p>
          </table:table-cell>
          <table:table-cell office:value-type="float" office:value="21693000" calcext:value-type="float">
            <text:p>21693000</text:p>
          </table:table-cell>
          <table:table-cell office:value-type="float" office:value="21242000" calcext:value-type="float">
            <text:p>21242000</text:p>
          </table:table-cell>
          <table:table-cell office:value-type="float" office:value="21596000" calcext:value-type="float">
            <text:p>21596000</text:p>
          </table:table-cell>
          <table:table-cell office:value-type="float" office:value="21619000" calcext:value-type="float">
            <text:p>21619000</text:p>
          </table:table-cell>
          <table:table-cell office:value-type="float" office:value="23815000" calcext:value-type="float">
            <text:p>23815000</text:p>
          </table:table-cell>
          <table:table-cell office:value-type="float" office:value="21314000" calcext:value-type="float">
            <text:p>21314000</text:p>
          </table:table-cell>
          <table:table-cell office:value-type="float" office:value="21320000" calcext:value-type="float">
            <text:p>21320000</text:p>
          </table:table-cell>
          <table:table-cell office:value-type="float" office:value="26416000" calcext:value-type="float">
            <text:p>26416000</text:p>
          </table:table-cell>
          <table:table-cell office:value-type="float" office:value="21322000" calcext:value-type="float">
            <text:p>21322000</text:p>
          </table:table-cell>
          <table:table-cell office:value-type="float" office:value="21157000" calcext:value-type="float">
            <text:p>2115700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AVERAGE([.A70:.CV70])" office:value-type="float" office:value="22906990" calcext:value-type="float">
            <text:p>22906990</text:p>
          </table:table-cell>
        </table:table-row>
        <table:table-row table:style-name="ro1">
          <table:table-cell office:value-type="float" office:value="22027000" calcext:value-type="float">
            <text:p>22027000</text:p>
          </table:table-cell>
          <table:table-cell office:value-type="float" office:value="22067000" calcext:value-type="float">
            <text:p>22067000</text:p>
          </table:table-cell>
          <table:table-cell office:value-type="float" office:value="22106000" calcext:value-type="float">
            <text:p>22106000</text:p>
          </table:table-cell>
          <table:table-cell office:value-type="float" office:value="24427000" calcext:value-type="float">
            <text:p>24427000</text:p>
          </table:table-cell>
          <table:table-cell office:value-type="float" office:value="22196000" calcext:value-type="float">
            <text:p>22196000</text:p>
          </table:table-cell>
          <table:table-cell office:value-type="float" office:value="21867000" calcext:value-type="float">
            <text:p>21867000</text:p>
          </table:table-cell>
          <table:table-cell office:value-type="float" office:value="26009000" calcext:value-type="float">
            <text:p>26009000</text:p>
          </table:table-cell>
          <table:table-cell office:value-type="float" office:value="21893000" calcext:value-type="float">
            <text:p>21893000</text:p>
          </table:table-cell>
          <table:table-cell office:value-type="float" office:value="21936000" calcext:value-type="float">
            <text:p>21936000</text:p>
          </table:table-cell>
          <table:table-cell office:value-type="float" office:value="26031000" calcext:value-type="float">
            <text:p>26031000</text:p>
          </table:table-cell>
          <table:table-cell office:value-type="float" office:value="26581000" calcext:value-type="float">
            <text:p>26581000</text:p>
          </table:table-cell>
          <table:table-cell office:value-type="float" office:value="21986000" calcext:value-type="float">
            <text:p>21986000</text:p>
          </table:table-cell>
          <table:table-cell office:value-type="float" office:value="21878000" calcext:value-type="float">
            <text:p>21878000</text:p>
          </table:table-cell>
          <table:table-cell office:value-type="float" office:value="22399000" calcext:value-type="float">
            <text:p>22399000</text:p>
          </table:table-cell>
          <table:table-cell office:value-type="float" office:value="22108000" calcext:value-type="float">
            <text:p>22108000</text:p>
          </table:table-cell>
          <table:table-cell office:value-type="float" office:value="22041000" calcext:value-type="float">
            <text:p>22041000</text:p>
          </table:table-cell>
          <table:table-cell office:value-type="float" office:value="22090000" calcext:value-type="float">
            <text:p>22090000</text:p>
          </table:table-cell>
          <table:table-cell office:value-type="float" office:value="25152000" calcext:value-type="float">
            <text:p>25152000</text:p>
          </table:table-cell>
          <table:table-cell office:value-type="float" office:value="22028000" calcext:value-type="float">
            <text:p>22028000</text:p>
          </table:table-cell>
          <table:table-cell office:value-type="float" office:value="21878000" calcext:value-type="float">
            <text:p>21878000</text:p>
          </table:table-cell>
          <table:table-cell office:value-type="float" office:value="26916000" calcext:value-type="float">
            <text:p>26916000</text:p>
          </table:table-cell>
          <table:table-cell office:value-type="float" office:value="24086000" calcext:value-type="float">
            <text:p>24086000</text:p>
          </table:table-cell>
          <table:table-cell office:value-type="float" office:value="22368000" calcext:value-type="float">
            <text:p>22368000</text:p>
          </table:table-cell>
          <table:table-cell office:value-type="float" office:value="22002000" calcext:value-type="float">
            <text:p>22002000</text:p>
          </table:table-cell>
          <table:table-cell office:value-type="float" office:value="21955000" calcext:value-type="float">
            <text:p>21955000</text:p>
          </table:table-cell>
          <table:table-cell office:value-type="float" office:value="21982000" calcext:value-type="float">
            <text:p>21982000</text:p>
          </table:table-cell>
          <table:table-cell office:value-type="float" office:value="22328000" calcext:value-type="float">
            <text:p>22328000</text:p>
          </table:table-cell>
          <table:table-cell office:value-type="float" office:value="25646000" calcext:value-type="float">
            <text:p>25646000</text:p>
          </table:table-cell>
          <table:table-cell office:value-type="float" office:value="26080000" calcext:value-type="float">
            <text:p>26080000</text:p>
          </table:table-cell>
          <table:table-cell office:value-type="float" office:value="22120000" calcext:value-type="float">
            <text:p>22120000</text:p>
          </table:table-cell>
          <table:table-cell office:value-type="float" office:value="25639000" calcext:value-type="float">
            <text:p>25639000</text:p>
          </table:table-cell>
          <table:table-cell office:value-type="float" office:value="21880000" calcext:value-type="float">
            <text:p>21880000</text:p>
          </table:table-cell>
          <table:table-cell office:value-type="float" office:value="21965000" calcext:value-type="float">
            <text:p>21965000</text:p>
          </table:table-cell>
          <table:table-cell office:value-type="float" office:value="22117000" calcext:value-type="float">
            <text:p>22117000</text:p>
          </table:table-cell>
          <table:table-cell office:value-type="float" office:value="22035000" calcext:value-type="float">
            <text:p>22035000</text:p>
          </table:table-cell>
          <table:table-cell office:value-type="float" office:value="26621000" calcext:value-type="float">
            <text:p>26621000</text:p>
          </table:table-cell>
          <table:table-cell office:value-type="float" office:value="22070000" calcext:value-type="float">
            <text:p>22070000</text:p>
          </table:table-cell>
          <table:table-cell office:value-type="float" office:value="27101000" calcext:value-type="float">
            <text:p>27101000</text:p>
          </table:table-cell>
          <table:table-cell office:value-type="float" office:value="26172000" calcext:value-type="float">
            <text:p>26172000</text:p>
          </table:table-cell>
          <table:table-cell office:value-type="float" office:value="24622000" calcext:value-type="float">
            <text:p>24622000</text:p>
          </table:table-cell>
          <table:table-cell office:value-type="float" office:value="25222000" calcext:value-type="float">
            <text:p>25222000</text:p>
          </table:table-cell>
          <table:table-cell office:value-type="float" office:value="24399000" calcext:value-type="float">
            <text:p>24399000</text:p>
          </table:table-cell>
          <table:table-cell office:value-type="float" office:value="27797000" calcext:value-type="float">
            <text:p>27797000</text:p>
          </table:table-cell>
          <table:table-cell office:value-type="float" office:value="21936000" calcext:value-type="float">
            <text:p>21936000</text:p>
          </table:table-cell>
          <table:table-cell office:value-type="float" office:value="24538000" calcext:value-type="float">
            <text:p>24538000</text:p>
          </table:table-cell>
          <table:table-cell office:value-type="float" office:value="26823000" calcext:value-type="float">
            <text:p>26823000</text:p>
          </table:table-cell>
          <table:table-cell office:value-type="float" office:value="25455000" calcext:value-type="float">
            <text:p>25455000</text:p>
          </table:table-cell>
          <table:table-cell office:value-type="float" office:value="21993000" calcext:value-type="float">
            <text:p>21993000</text:p>
          </table:table-cell>
          <table:table-cell office:value-type="float" office:value="21955000" calcext:value-type="float">
            <text:p>21955000</text:p>
          </table:table-cell>
          <table:table-cell office:value-type="float" office:value="21690000" calcext:value-type="float">
            <text:p>21690000</text:p>
          </table:table-cell>
          <table:table-cell office:value-type="float" office:value="23919000" calcext:value-type="float">
            <text:p>23919000</text:p>
          </table:table-cell>
          <table:table-cell office:value-type="float" office:value="21975000" calcext:value-type="float">
            <text:p>21975000</text:p>
          </table:table-cell>
          <table:table-cell office:value-type="float" office:value="24541000" calcext:value-type="float">
            <text:p>24541000</text:p>
          </table:table-cell>
          <table:table-cell office:value-type="float" office:value="26241000" calcext:value-type="float">
            <text:p>26241000</text:p>
          </table:table-cell>
          <table:table-cell office:value-type="float" office:value="24306000" calcext:value-type="float">
            <text:p>24306000</text:p>
          </table:table-cell>
          <table:table-cell office:value-type="float" office:value="24234000" calcext:value-type="float">
            <text:p>24234000</text:p>
          </table:table-cell>
          <table:table-cell office:value-type="float" office:value="25575000" calcext:value-type="float">
            <text:p>25575000</text:p>
          </table:table-cell>
          <table:table-cell office:value-type="float" office:value="22327000" calcext:value-type="float">
            <text:p>22327000</text:p>
          </table:table-cell>
          <table:table-cell office:value-type="float" office:value="22459000" calcext:value-type="float">
            <text:p>22459000</text:p>
          </table:table-cell>
          <table:table-cell office:value-type="float" office:value="22227000" calcext:value-type="float">
            <text:p>22227000</text:p>
          </table:table-cell>
          <table:table-cell office:value-type="float" office:value="21827000" calcext:value-type="float">
            <text:p>21827000</text:p>
          </table:table-cell>
          <table:table-cell office:value-type="float" office:value="24829000" calcext:value-type="float">
            <text:p>24829000</text:p>
          </table:table-cell>
          <table:table-cell office:value-type="float" office:value="22055000" calcext:value-type="float">
            <text:p>22055000</text:p>
          </table:table-cell>
          <table:table-cell office:value-type="float" office:value="22336000" calcext:value-type="float">
            <text:p>22336000</text:p>
          </table:table-cell>
          <table:table-cell office:value-type="float" office:value="22257000" calcext:value-type="float">
            <text:p>22257000</text:p>
          </table:table-cell>
          <table:table-cell office:value-type="float" office:value="24508000" calcext:value-type="float">
            <text:p>24508000</text:p>
          </table:table-cell>
          <table:table-cell office:value-type="float" office:value="22093000" calcext:value-type="float">
            <text:p>22093000</text:p>
          </table:table-cell>
          <table:table-cell office:value-type="float" office:value="27712000" calcext:value-type="float">
            <text:p>27712000</text:p>
          </table:table-cell>
          <table:table-cell office:value-type="float" office:value="24321000" calcext:value-type="float">
            <text:p>24321000</text:p>
          </table:table-cell>
          <table:table-cell office:value-type="float" office:value="22073000" calcext:value-type="float">
            <text:p>22073000</text:p>
          </table:table-cell>
          <table:table-cell office:value-type="float" office:value="21922000" calcext:value-type="float">
            <text:p>21922000</text:p>
          </table:table-cell>
          <table:table-cell office:value-type="float" office:value="22224000" calcext:value-type="float">
            <text:p>22224000</text:p>
          </table:table-cell>
          <table:table-cell office:value-type="float" office:value="24616000" calcext:value-type="float">
            <text:p>24616000</text:p>
          </table:table-cell>
          <table:table-cell office:value-type="float" office:value="22409000" calcext:value-type="float">
            <text:p>22409000</text:p>
          </table:table-cell>
          <table:table-cell office:value-type="float" office:value="27527000" calcext:value-type="float">
            <text:p>27527000</text:p>
          </table:table-cell>
          <table:table-cell office:value-type="float" office:value="22121000" calcext:value-type="float">
            <text:p>22121000</text:p>
          </table:table-cell>
          <table:table-cell office:value-type="float" office:value="22570000" calcext:value-type="float">
            <text:p>22570000</text:p>
          </table:table-cell>
          <table:table-cell office:value-type="float" office:value="21935000" calcext:value-type="float">
            <text:p>21935000</text:p>
          </table:table-cell>
          <table:table-cell office:value-type="float" office:value="23941000" calcext:value-type="float">
            <text:p>23941000</text:p>
          </table:table-cell>
          <table:table-cell office:value-type="float" office:value="25352000" calcext:value-type="float">
            <text:p>25352000</text:p>
          </table:table-cell>
          <table:table-cell office:value-type="float" office:value="22349000" calcext:value-type="float">
            <text:p>22349000</text:p>
          </table:table-cell>
          <table:table-cell office:value-type="float" office:value="21913000" calcext:value-type="float">
            <text:p>21913000</text:p>
          </table:table-cell>
          <table:table-cell office:value-type="float" office:value="26065000" calcext:value-type="float">
            <text:p>26065000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22303000" calcext:value-type="float">
            <text:p>22303000</text:p>
          </table:table-cell>
          <table:table-cell office:value-type="float" office:value="25387000" calcext:value-type="float">
            <text:p>25387000</text:p>
          </table:table-cell>
          <table:table-cell office:value-type="float" office:value="25388000" calcext:value-type="float">
            <text:p>25388000</text:p>
          </table:table-cell>
          <table:table-cell office:value-type="float" office:value="22192000" calcext:value-type="float">
            <text:p>22192000</text:p>
          </table:table-cell>
          <table:table-cell office:value-type="float" office:value="22074000" calcext:value-type="float">
            <text:p>22074000</text:p>
          </table:table-cell>
          <table:table-cell office:value-type="float" office:value="26724000" calcext:value-type="float">
            <text:p>26724000</text:p>
          </table:table-cell>
          <table:table-cell office:value-type="float" office:value="27718000" calcext:value-type="float">
            <text:p>27718000</text:p>
          </table:table-cell>
          <table:table-cell office:value-type="float" office:value="24785000" calcext:value-type="float">
            <text:p>24785000</text:p>
          </table:table-cell>
          <table:table-cell office:value-type="float" office:value="22223000" calcext:value-type="float">
            <text:p>22223000</text:p>
          </table:table-cell>
          <table:table-cell office:value-type="float" office:value="22186000" calcext:value-type="float">
            <text:p>22186000</text:p>
          </table:table-cell>
          <table:table-cell office:value-type="float" office:value="27997000" calcext:value-type="float">
            <text:p>27997000</text:p>
          </table:table-cell>
          <table:table-cell office:value-type="float" office:value="21943000" calcext:value-type="float">
            <text:p>21943000</text:p>
          </table:table-cell>
          <table:table-cell office:value-type="float" office:value="22156000" calcext:value-type="float">
            <text:p>22156000</text:p>
          </table:table-cell>
          <table:table-cell office:value-type="float" office:value="24293000" calcext:value-type="float">
            <text:p>24293000</text:p>
          </table:table-cell>
          <table:table-cell office:value-type="float" office:value="24541000" calcext:value-type="float">
            <text:p>24541000</text:p>
          </table:table-cell>
          <table:table-cell office:value-type="float" office:value="25794000" calcext:value-type="float">
            <text:p>257940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AVERAGE([.A71:.CV71])" office:value-type="float" office:value="23660150" calcext:value-type="float">
            <text:p>23660150</text:p>
          </table:table-cell>
        </table:table-row>
        <table:table-row table:style-name="ro1">
          <table:table-cell office:value-type="float" office:value="24484000" calcext:value-type="float">
            <text:p>24484000</text:p>
          </table:table-cell>
          <table:table-cell office:value-type="float" office:value="23446000" calcext:value-type="float">
            <text:p>23446000</text:p>
          </table:table-cell>
          <table:table-cell office:value-type="float" office:value="27125000" calcext:value-type="float">
            <text:p>27125000</text:p>
          </table:table-cell>
          <table:table-cell office:value-type="float" office:value="22047000" calcext:value-type="float">
            <text:p>22047000</text:p>
          </table:table-cell>
          <table:table-cell office:value-type="float" office:value="25157000" calcext:value-type="float">
            <text:p>25157000</text:p>
          </table:table-cell>
          <table:table-cell office:value-type="float" office:value="21974000" calcext:value-type="float">
            <text:p>21974000</text:p>
          </table:table-cell>
          <table:table-cell office:value-type="float" office:value="24999000" calcext:value-type="float">
            <text:p>24999000</text:p>
          </table:table-cell>
          <table:table-cell office:value-type="float" office:value="25036000" calcext:value-type="float">
            <text:p>25036000</text:p>
          </table:table-cell>
          <table:table-cell office:value-type="float" office:value="22487000" calcext:value-type="float">
            <text:p>22487000</text:p>
          </table:table-cell>
          <table:table-cell office:value-type="float" office:value="24612000" calcext:value-type="float">
            <text:p>24612000</text:p>
          </table:table-cell>
          <table:table-cell office:value-type="float" office:value="21758000" calcext:value-type="float">
            <text:p>21758000</text:p>
          </table:table-cell>
          <table:table-cell office:value-type="float" office:value="25468000" calcext:value-type="float">
            <text:p>25468000</text:p>
          </table:table-cell>
          <table:table-cell office:value-type="float" office:value="22424000" calcext:value-type="float">
            <text:p>22424000</text:p>
          </table:table-cell>
          <table:table-cell office:value-type="float" office:value="26286000" calcext:value-type="float">
            <text:p>26286000</text:p>
          </table:table-cell>
          <table:table-cell office:value-type="float" office:value="21960000" calcext:value-type="float">
            <text:p>21960000</text:p>
          </table:table-cell>
          <table:table-cell office:value-type="float" office:value="21866000" calcext:value-type="float">
            <text:p>21866000</text:p>
          </table:table-cell>
          <table:table-cell office:value-type="float" office:value="26331000" calcext:value-type="float">
            <text:p>26331000</text:p>
          </table:table-cell>
          <table:table-cell office:value-type="float" office:value="24499000" calcext:value-type="float">
            <text:p>24499000</text:p>
          </table:table-cell>
          <table:table-cell office:value-type="float" office:value="22033000" calcext:value-type="float">
            <text:p>22033000</text:p>
          </table:table-cell>
          <table:table-cell office:value-type="float" office:value="24055000" calcext:value-type="float">
            <text:p>24055000</text:p>
          </table:table-cell>
          <table:table-cell office:value-type="float" office:value="24919000" calcext:value-type="float">
            <text:p>24919000</text:p>
          </table:table-cell>
          <table:table-cell office:value-type="float" office:value="22401000" calcext:value-type="float">
            <text:p>22401000</text:p>
          </table:table-cell>
          <table:table-cell office:value-type="float" office:value="23960000" calcext:value-type="float">
            <text:p>23960000</text:p>
          </table:table-cell>
          <table:table-cell office:value-type="float" office:value="21966000" calcext:value-type="float">
            <text:p>21966000</text:p>
          </table:table-cell>
          <table:table-cell office:value-type="float" office:value="22072000" calcext:value-type="float">
            <text:p>22072000</text:p>
          </table:table-cell>
          <table:table-cell office:value-type="float" office:value="22016000" calcext:value-type="float">
            <text:p>22016000</text:p>
          </table:table-cell>
          <table:table-cell office:value-type="float" office:value="25394000" calcext:value-type="float">
            <text:p>25394000</text:p>
          </table:table-cell>
          <table:table-cell office:value-type="float" office:value="25600000" calcext:value-type="float">
            <text:p>25600000</text:p>
          </table:table-cell>
          <table:table-cell office:value-type="float" office:value="25364000" calcext:value-type="float">
            <text:p>25364000</text:p>
          </table:table-cell>
          <table:table-cell office:value-type="float" office:value="24927000" calcext:value-type="float">
            <text:p>24927000</text:p>
          </table:table-cell>
          <table:table-cell office:value-type="float" office:value="26419000" calcext:value-type="float">
            <text:p>26419000</text:p>
          </table:table-cell>
          <table:table-cell office:value-type="float" office:value="24788000" calcext:value-type="float">
            <text:p>24788000</text:p>
          </table:table-cell>
          <table:table-cell office:value-type="float" office:value="23967000" calcext:value-type="float">
            <text:p>23967000</text:p>
          </table:table-cell>
          <table:table-cell office:value-type="float" office:value="24965000" calcext:value-type="float">
            <text:p>24965000</text:p>
          </table:table-cell>
          <table:table-cell office:value-type="float" office:value="22007000" calcext:value-type="float">
            <text:p>22007000</text:p>
          </table:table-cell>
          <table:table-cell office:value-type="float" office:value="22128000" calcext:value-type="float">
            <text:p>22128000</text:p>
          </table:table-cell>
          <table:table-cell office:value-type="float" office:value="22394000" calcext:value-type="float">
            <text:p>22394000</text:p>
          </table:table-cell>
          <table:table-cell office:value-type="float" office:value="24910000" calcext:value-type="float">
            <text:p>24910000</text:p>
          </table:table-cell>
          <table:table-cell office:value-type="float" office:value="26229000" calcext:value-type="float">
            <text:p>26229000</text:p>
          </table:table-cell>
          <table:table-cell office:value-type="float" office:value="22436000" calcext:value-type="float">
            <text:p>22436000</text:p>
          </table:table-cell>
          <table:table-cell office:value-type="float" office:value="23625000" calcext:value-type="float">
            <text:p>23625000</text:p>
          </table:table-cell>
          <table:table-cell office:value-type="float" office:value="24232000" calcext:value-type="float">
            <text:p>24232000</text:p>
          </table:table-cell>
          <table:table-cell office:value-type="float" office:value="24188000" calcext:value-type="float">
            <text:p>24188000</text:p>
          </table:table-cell>
          <table:table-cell office:value-type="float" office:value="21986000" calcext:value-type="float">
            <text:p>21986000</text:p>
          </table:table-cell>
          <table:table-cell office:value-type="float" office:value="26121000" calcext:value-type="float">
            <text:p>26121000</text:p>
          </table:table-cell>
          <table:table-cell office:value-type="float" office:value="26503000" calcext:value-type="float">
            <text:p>26503000</text:p>
          </table:table-cell>
          <table:table-cell office:value-type="float" office:value="22505000" calcext:value-type="float">
            <text:p>22505000</text:p>
          </table:table-cell>
          <table:table-cell office:value-type="float" office:value="22489000" calcext:value-type="float">
            <text:p>22489000</text:p>
          </table:table-cell>
          <table:table-cell office:value-type="float" office:value="22347000" calcext:value-type="float">
            <text:p>22347000</text:p>
          </table:table-cell>
          <table:table-cell office:value-type="float" office:value="26489000" calcext:value-type="float">
            <text:p>26489000</text:p>
          </table:table-cell>
          <table:table-cell office:value-type="float" office:value="22434000" calcext:value-type="float">
            <text:p>22434000</text:p>
          </table:table-cell>
          <table:table-cell office:value-type="float" office:value="23837000" calcext:value-type="float">
            <text:p>23837000</text:p>
          </table:table-cell>
          <table:table-cell office:value-type="float" office:value="24807000" calcext:value-type="float">
            <text:p>24807000</text:p>
          </table:table-cell>
          <table:table-cell office:value-type="float" office:value="26816000" calcext:value-type="float">
            <text:p>26816000</text:p>
          </table:table-cell>
          <table:table-cell office:value-type="float" office:value="25320000" calcext:value-type="float">
            <text:p>25320000</text:p>
          </table:table-cell>
          <table:table-cell office:value-type="float" office:value="27631000" calcext:value-type="float">
            <text:p>2763100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4841000" calcext:value-type="float">
            <text:p>24841000</text:p>
          </table:table-cell>
          <table:table-cell office:value-type="float" office:value="22089000" calcext:value-type="float">
            <text:p>22089000</text:p>
          </table:table-cell>
          <table:table-cell office:value-type="float" office:value="25736000" calcext:value-type="float">
            <text:p>25736000</text:p>
          </table:table-cell>
          <table:table-cell office:value-type="float" office:value="25327000" calcext:value-type="float">
            <text:p>25327000</text:p>
          </table:table-cell>
          <table:table-cell office:value-type="float" office:value="26424000" calcext:value-type="float">
            <text:p>26424000</text:p>
          </table:table-cell>
          <table:table-cell office:value-type="float" office:value="28067000" calcext:value-type="float">
            <text:p>28067000</text:p>
          </table:table-cell>
          <table:table-cell office:value-type="float" office:value="22456000" calcext:value-type="float">
            <text:p>22456000</text:p>
          </table:table-cell>
          <table:table-cell office:value-type="float" office:value="24180000" calcext:value-type="float">
            <text:p>24180000</text:p>
          </table:table-cell>
          <table:table-cell office:value-type="float" office:value="21980000" calcext:value-type="float">
            <text:p>21980000</text:p>
          </table:table-cell>
          <table:table-cell office:value-type="float" office:value="25255000" calcext:value-type="float">
            <text:p>25255000</text:p>
          </table:table-cell>
          <table:table-cell office:value-type="float" office:value="25068000" calcext:value-type="float">
            <text:p>25068000</text:p>
          </table:table-cell>
          <table:table-cell office:value-type="float" office:value="22530000" calcext:value-type="float">
            <text:p>22530000</text:p>
          </table:table-cell>
          <table:table-cell office:value-type="float" office:value="26392000" calcext:value-type="float">
            <text:p>26392000</text:p>
          </table:table-cell>
          <table:table-cell office:value-type="float" office:value="22348000" calcext:value-type="float">
            <text:p>22348000</text:p>
          </table:table-cell>
          <table:table-cell office:value-type="float" office:value="24897000" calcext:value-type="float">
            <text:p>24897000</text:p>
          </table:table-cell>
          <table:table-cell office:value-type="float" office:value="24898000" calcext:value-type="float">
            <text:p>24898000</text:p>
          </table:table-cell>
          <table:table-cell office:value-type="float" office:value="22523000" calcext:value-type="float">
            <text:p>22523000</text:p>
          </table:table-cell>
          <table:table-cell office:value-type="float" office:value="24443000" calcext:value-type="float">
            <text:p>24443000</text:p>
          </table:table-cell>
          <table:table-cell office:value-type="float" office:value="26967000" calcext:value-type="float">
            <text:p>26967000</text:p>
          </table:table-cell>
          <table:table-cell office:value-type="float" office:value="21915000" calcext:value-type="float">
            <text:p>21915000</text:p>
          </table:table-cell>
          <table:table-cell office:value-type="float" office:value="25025000" calcext:value-type="float">
            <text:p>25025000</text:p>
          </table:table-cell>
          <table:table-cell office:value-type="float" office:value="26417000" calcext:value-type="float">
            <text:p>26417000</text:p>
          </table:table-cell>
          <table:table-cell office:value-type="float" office:value="24612000" calcext:value-type="float">
            <text:p>24612000</text:p>
          </table:table-cell>
          <table:table-cell office:value-type="float" office:value="26463000" calcext:value-type="float">
            <text:p>26463000</text:p>
          </table:table-cell>
          <table:table-cell office:value-type="float" office:value="27647000" calcext:value-type="float">
            <text:p>27647000</text:p>
          </table:table-cell>
          <table:table-cell office:value-type="float" office:value="25279000" calcext:value-type="float">
            <text:p>25279000</text:p>
          </table:table-cell>
          <table:table-cell office:value-type="float" office:value="24852000" calcext:value-type="float">
            <text:p>24852000</text:p>
          </table:table-cell>
          <table:table-cell office:value-type="float" office:value="26130000" calcext:value-type="float">
            <text:p>26130000</text:p>
          </table:table-cell>
          <table:table-cell office:value-type="float" office:value="25634000" calcext:value-type="float">
            <text:p>25634000</text:p>
          </table:table-cell>
          <table:table-cell office:value-type="float" office:value="22223000" calcext:value-type="float">
            <text:p>22223000</text:p>
          </table:table-cell>
          <table:table-cell office:value-type="float" office:value="22502000" calcext:value-type="float">
            <text:p>22502000</text:p>
          </table:table-cell>
          <table:table-cell office:value-type="float" office:value="25231000" calcext:value-type="float">
            <text:p>25231000</text:p>
          </table:table-cell>
          <table:table-cell office:value-type="float" office:value="24650000" calcext:value-type="float">
            <text:p>24650000</text:p>
          </table:table-cell>
          <table:table-cell office:value-type="float" office:value="25381000" calcext:value-type="float">
            <text:p>25381000</text:p>
          </table:table-cell>
          <table:table-cell office:value-type="float" office:value="24658000" calcext:value-type="float">
            <text:p>24658000</text:p>
          </table:table-cell>
          <table:table-cell office:value-type="float" office:value="22644000" calcext:value-type="float">
            <text:p>22644000</text:p>
          </table:table-cell>
          <table:table-cell office:value-type="float" office:value="22503000" calcext:value-type="float">
            <text:p>22503000</text:p>
          </table:table-cell>
          <table:table-cell office:value-type="float" office:value="25914000" calcext:value-type="float">
            <text:p>25914000</text:p>
          </table:table-cell>
          <table:table-cell office:value-type="float" office:value="26128000" calcext:value-type="float">
            <text:p>26128000</text:p>
          </table:table-cell>
          <table:table-cell office:value-type="float" office:value="25792000" calcext:value-type="float">
            <text:p>25792000</text:p>
          </table:table-cell>
          <table:table-cell office:value-type="float" office:value="22445000" calcext:value-type="float">
            <text:p>22445000</text:p>
          </table:table-cell>
          <table:table-cell office:value-type="float" office:value="22560000" calcext:value-type="float">
            <text:p>22560000</text:p>
          </table:table-cell>
          <table:table-cell office:value-type="float" office:value="26296000" calcext:value-type="float">
            <text:p>2629600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AVERAGE([.A72:.CV72])" office:value-type="float" office:value="24327610" calcext:value-type="float">
            <text:p>24327610</text:p>
          </table:table-cell>
        </table:table-row>
        <table:table-row table:style-name="ro1">
          <table:table-cell office:value-type="float" office:value="24708000" calcext:value-type="float">
            <text:p>24708000</text:p>
          </table:table-cell>
          <table:table-cell office:value-type="float" office:value="24850000" calcext:value-type="float">
            <text:p>24850000</text:p>
          </table:table-cell>
          <table:table-cell office:value-type="float" office:value="22783000" calcext:value-type="float">
            <text:p>22783000</text:p>
          </table:table-cell>
          <table:table-cell office:value-type="float" office:value="25587000" calcext:value-type="float">
            <text:p>25587000</text:p>
          </table:table-cell>
          <table:table-cell office:value-type="float" office:value="25025000" calcext:value-type="float">
            <text:p>25025000</text:p>
          </table:table-cell>
          <table:table-cell office:value-type="float" office:value="28508000" calcext:value-type="float">
            <text:p>28508000</text:p>
          </table:table-cell>
          <table:table-cell office:value-type="float" office:value="22585000" calcext:value-type="float">
            <text:p>22585000</text:p>
          </table:table-cell>
          <table:table-cell office:value-type="float" office:value="22753000" calcext:value-type="float">
            <text:p>22753000</text:p>
          </table:table-cell>
          <table:table-cell office:value-type="float" office:value="22754000" calcext:value-type="float">
            <text:p>22754000</text:p>
          </table:table-cell>
          <table:table-cell office:value-type="float" office:value="22597000" calcext:value-type="float">
            <text:p>22597000</text:p>
          </table:table-cell>
          <table:table-cell office:value-type="float" office:value="28049000" calcext:value-type="float">
            <text:p>28049000</text:p>
          </table:table-cell>
          <table:table-cell office:value-type="float" office:value="25627000" calcext:value-type="float">
            <text:p>25627000</text:p>
          </table:table-cell>
          <table:table-cell office:value-type="float" office:value="26616000" calcext:value-type="float">
            <text:p>26616000</text:p>
          </table:table-cell>
          <table:table-cell office:value-type="float" office:value="25529000" calcext:value-type="float">
            <text:p>25529000</text:p>
          </table:table-cell>
          <table:table-cell office:value-type="float" office:value="22754000" calcext:value-type="float">
            <text:p>22754000</text:p>
          </table:table-cell>
          <table:table-cell office:value-type="float" office:value="22490000" calcext:value-type="float">
            <text:p>22490000</text:p>
          </table:table-cell>
          <table:table-cell office:value-type="float" office:value="22569000" calcext:value-type="float">
            <text:p>22569000</text:p>
          </table:table-cell>
          <table:table-cell office:value-type="float" office:value="22479000" calcext:value-type="float">
            <text:p>22479000</text:p>
          </table:table-cell>
          <table:table-cell office:value-type="float" office:value="22565000" calcext:value-type="float">
            <text:p>22565000</text:p>
          </table:table-cell>
          <table:table-cell office:value-type="float" office:value="24628000" calcext:value-type="float">
            <text:p>24628000</text:p>
          </table:table-cell>
          <table:table-cell office:value-type="float" office:value="25853000" calcext:value-type="float">
            <text:p>25853000</text:p>
          </table:table-cell>
          <table:table-cell office:value-type="float" office:value="22784000" calcext:value-type="float">
            <text:p>22784000</text:p>
          </table:table-cell>
          <table:table-cell office:value-type="float" office:value="22760000" calcext:value-type="float">
            <text:p>22760000</text:p>
          </table:table-cell>
          <table:table-cell office:value-type="float" office:value="26967000" calcext:value-type="float">
            <text:p>26967000</text:p>
          </table:table-cell>
          <table:table-cell office:value-type="float" office:value="22692000" calcext:value-type="float">
            <text:p>22692000</text:p>
          </table:table-cell>
          <table:table-cell office:value-type="float" office:value="28529000" calcext:value-type="float">
            <text:p>28529000</text:p>
          </table:table-cell>
          <table:table-cell office:value-type="float" office:value="22746000" calcext:value-type="float">
            <text:p>22746000</text:p>
          </table:table-cell>
          <table:table-cell office:value-type="float" office:value="28380000" calcext:value-type="float">
            <text:p>28380000</text:p>
          </table:table-cell>
          <table:table-cell office:value-type="float" office:value="22932000" calcext:value-type="float">
            <text:p>22932000</text:p>
          </table:table-cell>
          <table:table-cell office:value-type="float" office:value="22812000" calcext:value-type="float">
            <text:p>22812000</text:p>
          </table:table-cell>
          <table:table-cell office:value-type="float" office:value="22631000" calcext:value-type="float">
            <text:p>22631000</text:p>
          </table:table-cell>
          <table:table-cell office:value-type="float" office:value="25617000" calcext:value-type="float">
            <text:p>25617000</text:p>
          </table:table-cell>
          <table:table-cell office:value-type="float" office:value="24734000" calcext:value-type="float">
            <text:p>24734000</text:p>
          </table:table-cell>
          <table:table-cell office:value-type="float" office:value="22880000" calcext:value-type="float">
            <text:p>22880000</text:p>
          </table:table-cell>
          <table:table-cell office:value-type="float" office:value="26233000" calcext:value-type="float">
            <text:p>26233000</text:p>
          </table:table-cell>
          <table:table-cell office:value-type="float" office:value="27539000" calcext:value-type="float">
            <text:p>27539000</text:p>
          </table:table-cell>
          <table:table-cell office:value-type="float" office:value="27930000" calcext:value-type="float">
            <text:p>27930000</text:p>
          </table:table-cell>
          <table:table-cell office:value-type="float" office:value="25766000" calcext:value-type="float">
            <text:p>25766000</text:p>
          </table:table-cell>
          <table:table-cell office:value-type="float" office:value="25030000" calcext:value-type="float">
            <text:p>25030000</text:p>
          </table:table-cell>
          <table:table-cell office:value-type="float" office:value="22838000" calcext:value-type="float">
            <text:p>22838000</text:p>
          </table:table-cell>
          <table:table-cell office:value-type="float" office:value="26037000" calcext:value-type="float">
            <text:p>26037000</text:p>
          </table:table-cell>
          <table:table-cell office:value-type="float" office:value="22444000" calcext:value-type="float">
            <text:p>22444000</text:p>
          </table:table-cell>
          <table:table-cell office:value-type="float" office:value="25479000" calcext:value-type="float">
            <text:p>25479000</text:p>
          </table:table-cell>
          <table:table-cell office:value-type="float" office:value="22800000" calcext:value-type="float">
            <text:p>22800000</text:p>
          </table:table-cell>
          <table:table-cell office:value-type="float" office:value="22875000" calcext:value-type="float">
            <text:p>22875000</text:p>
          </table:table-cell>
          <table:table-cell office:value-type="float" office:value="22742000" calcext:value-type="float">
            <text:p>22742000</text:p>
          </table:table-cell>
          <table:table-cell office:value-type="float" office:value="24928000" calcext:value-type="float">
            <text:p>24928000</text:p>
          </table:table-cell>
          <table:table-cell office:value-type="float" office:value="27138000" calcext:value-type="float">
            <text:p>27138000</text:p>
          </table:table-cell>
          <table:table-cell office:value-type="float" office:value="23160000" calcext:value-type="float">
            <text:p>23160000</text:p>
          </table:table-cell>
          <table:table-cell office:value-type="float" office:value="22613000" calcext:value-type="float">
            <text:p>22613000</text:p>
          </table:table-cell>
          <table:table-cell office:value-type="float" office:value="22675000" calcext:value-type="float">
            <text:p>22675000</text:p>
          </table:table-cell>
          <table:table-cell office:value-type="float" office:value="24406000" calcext:value-type="float">
            <text:p>24406000</text:p>
          </table:table-cell>
          <table:table-cell office:value-type="float" office:value="26614000" calcext:value-type="float">
            <text:p>26614000</text:p>
          </table:table-cell>
          <table:table-cell office:value-type="float" office:value="22805000" calcext:value-type="float">
            <text:p>22805000</text:p>
          </table:table-cell>
          <table:table-cell office:value-type="float" office:value="25976000" calcext:value-type="float">
            <text:p>25976000</text:p>
          </table:table-cell>
          <table:table-cell office:value-type="float" office:value="25746000" calcext:value-type="float">
            <text:p>25746000</text:p>
          </table:table-cell>
          <table:table-cell office:value-type="float" office:value="22958000" calcext:value-type="float">
            <text:p>22958000</text:p>
          </table:table-cell>
          <table:table-cell office:value-type="float" office:value="23047000" calcext:value-type="float">
            <text:p>23047000</text:p>
          </table:table-cell>
          <table:table-cell office:value-type="float" office:value="22678000" calcext:value-type="float">
            <text:p>22678000</text:p>
          </table:table-cell>
          <table:table-cell office:value-type="float" office:value="26442000" calcext:value-type="float">
            <text:p>26442000</text:p>
          </table:table-cell>
          <table:table-cell office:value-type="float" office:value="22764000" calcext:value-type="float">
            <text:p>22764000</text:p>
          </table:table-cell>
          <table:table-cell office:value-type="float" office:value="22839000" calcext:value-type="float">
            <text:p>22839000</text:p>
          </table:table-cell>
          <table:table-cell office:value-type="float" office:value="22687000" calcext:value-type="float">
            <text:p>22687000</text:p>
          </table:table-cell>
          <table:table-cell office:value-type="float" office:value="22665000" calcext:value-type="float">
            <text:p>22665000</text:p>
          </table:table-cell>
          <table:table-cell office:value-type="float" office:value="22677000" calcext:value-type="float">
            <text:p>22677000</text:p>
          </table:table-cell>
          <table:table-cell office:value-type="float" office:value="22784000" calcext:value-type="float">
            <text:p>22784000</text:p>
          </table:table-cell>
          <table:table-cell office:value-type="float" office:value="22879000" calcext:value-type="float">
            <text:p>22879000</text:p>
          </table:table-cell>
          <table:table-cell office:value-type="float" office:value="26690000" calcext:value-type="float">
            <text:p>26690000</text:p>
          </table:table-cell>
          <table:table-cell office:value-type="float" office:value="22722000" calcext:value-type="float">
            <text:p>22722000</text:p>
          </table:table-cell>
          <table:table-cell office:value-type="float" office:value="25717000" calcext:value-type="float">
            <text:p>25717000</text:p>
          </table:table-cell>
          <table:table-cell office:value-type="float" office:value="22718000" calcext:value-type="float">
            <text:p>22718000</text:p>
          </table:table-cell>
          <table:table-cell office:value-type="float" office:value="24826000" calcext:value-type="float">
            <text:p>24826000</text:p>
          </table:table-cell>
          <table:table-cell office:value-type="float" office:value="25923000" calcext:value-type="float">
            <text:p>25923000</text:p>
          </table:table-cell>
          <table:table-cell office:value-type="float" office:value="22578000" calcext:value-type="float">
            <text:p>22578000</text:p>
          </table:table-cell>
          <table:table-cell office:value-type="float" office:value="26572000" calcext:value-type="float">
            <text:p>26572000</text:p>
          </table:table-cell>
          <table:table-cell office:value-type="float" office:value="22776000" calcext:value-type="float">
            <text:p>22776000</text:p>
          </table:table-cell>
          <table:table-cell office:value-type="float" office:value="22643000" calcext:value-type="float">
            <text:p>22643000</text:p>
          </table:table-cell>
          <table:table-cell office:value-type="float" office:value="23036000" calcext:value-type="float">
            <text:p>23036000</text:p>
          </table:table-cell>
          <table:table-cell office:value-type="float" office:value="25079000" calcext:value-type="float">
            <text:p>25079000</text:p>
          </table:table-cell>
          <table:table-cell office:value-type="float" office:value="22666000" calcext:value-type="float">
            <text:p>22666000</text:p>
          </table:table-cell>
          <table:table-cell office:value-type="float" office:value="22727000" calcext:value-type="float">
            <text:p>22727000</text:p>
          </table:table-cell>
          <table:table-cell office:value-type="float" office:value="26467000" calcext:value-type="float">
            <text:p>26467000</text:p>
          </table:table-cell>
          <table:table-cell office:value-type="float" office:value="25540000" calcext:value-type="float">
            <text:p>25540000</text:p>
          </table:table-cell>
          <table:table-cell office:value-type="float" office:value="22792000" calcext:value-type="float">
            <text:p>22792000</text:p>
          </table:table-cell>
          <table:table-cell office:value-type="float" office:value="23019000" calcext:value-type="float">
            <text:p>23019000</text:p>
          </table:table-cell>
          <table:table-cell office:value-type="float" office:value="28088000" calcext:value-type="float">
            <text:p>28088000</text:p>
          </table:table-cell>
          <table:table-cell office:value-type="float" office:value="25934000" calcext:value-type="float">
            <text:p>25934000</text:p>
          </table:table-cell>
          <table:table-cell office:value-type="float" office:value="22724000" calcext:value-type="float">
            <text:p>22724000</text:p>
          </table:table-cell>
          <table:table-cell office:value-type="float" office:value="22775000" calcext:value-type="float">
            <text:p>22775000</text:p>
          </table:table-cell>
          <table:table-cell office:value-type="float" office:value="22566000" calcext:value-type="float">
            <text:p>22566000</text:p>
          </table:table-cell>
          <table:table-cell office:value-type="float" office:value="22786000" calcext:value-type="float">
            <text:p>22786000</text:p>
          </table:table-cell>
          <table:table-cell office:value-type="float" office:value="22986000" calcext:value-type="float">
            <text:p>22986000</text:p>
          </table:table-cell>
          <table:table-cell office:value-type="float" office:value="22877000" calcext:value-type="float">
            <text:p>22877000</text:p>
          </table:table-cell>
          <table:table-cell office:value-type="float" office:value="25643000" calcext:value-type="float">
            <text:p>25643000</text:p>
          </table:table-cell>
          <table:table-cell office:value-type="float" office:value="27681000" calcext:value-type="float">
            <text:p>27681000</text:p>
          </table:table-cell>
          <table:table-cell office:value-type="float" office:value="24646000" calcext:value-type="float">
            <text:p>24646000</text:p>
          </table:table-cell>
          <table:table-cell office:value-type="float" office:value="22745000" calcext:value-type="float">
            <text:p>22745000</text:p>
          </table:table-cell>
          <table:table-cell office:value-type="float" office:value="22777000" calcext:value-type="float">
            <text:p>22777000</text:p>
          </table:table-cell>
          <table:table-cell office:value-type="float" office:value="22432000" calcext:value-type="float">
            <text:p>22432000</text:p>
          </table:table-cell>
          <table:table-cell office:value-type="float" office:value="22493000" calcext:value-type="float">
            <text:p>2249300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AVERAGE([.A73:.CV73])" office:value-type="float" office:value="24196110" calcext:value-type="float">
            <text:p>24196110</text:p>
          </table:table-cell>
        </table:table-row>
        <table:table-row table:style-name="ro1">
          <table:table-cell office:value-type="float" office:value="25044000" calcext:value-type="float">
            <text:p>25044000</text:p>
          </table:table-cell>
          <table:table-cell office:value-type="float" office:value="26642000" calcext:value-type="float">
            <text:p>26642000</text:p>
          </table:table-cell>
          <table:table-cell office:value-type="float" office:value="27720000" calcext:value-type="float">
            <text:p>27720000</text:p>
          </table:table-cell>
          <table:table-cell office:value-type="float" office:value="23049000" calcext:value-type="float">
            <text:p>23049000</text:p>
          </table:table-cell>
          <table:table-cell office:value-type="float" office:value="25405000" calcext:value-type="float">
            <text:p>25405000</text:p>
          </table:table-cell>
          <table:table-cell office:value-type="float" office:value="27019000" calcext:value-type="float">
            <text:p>27019000</text:p>
          </table:table-cell>
          <table:table-cell office:value-type="float" office:value="22967000" calcext:value-type="float">
            <text:p>22967000</text:p>
          </table:table-cell>
          <table:table-cell office:value-type="float" office:value="25816000" calcext:value-type="float">
            <text:p>25816000</text:p>
          </table:table-cell>
          <table:table-cell office:value-type="float" office:value="28187000" calcext:value-type="float">
            <text:p>28187000</text:p>
          </table:table-cell>
          <table:table-cell office:value-type="float" office:value="23340000" calcext:value-type="float">
            <text:p>23340000</text:p>
          </table:table-cell>
          <table:table-cell office:value-type="float" office:value="22647000" calcext:value-type="float">
            <text:p>22647000</text:p>
          </table:table-cell>
          <table:table-cell office:value-type="float" office:value="25928000" calcext:value-type="float">
            <text:p>25928000</text:p>
          </table:table-cell>
          <table:table-cell office:value-type="float" office:value="26263000" calcext:value-type="float">
            <text:p>26263000</text:p>
          </table:table-cell>
          <table:table-cell office:value-type="float" office:value="22953000" calcext:value-type="float">
            <text:p>22953000</text:p>
          </table:table-cell>
          <table:table-cell office:value-type="float" office:value="24574000" calcext:value-type="float">
            <text:p>24574000</text:p>
          </table:table-cell>
          <table:table-cell office:value-type="float" office:value="22723000" calcext:value-type="float">
            <text:p>22723000</text:p>
          </table:table-cell>
          <table:table-cell office:value-type="float" office:value="25294000" calcext:value-type="float">
            <text:p>25294000</text:p>
          </table:table-cell>
          <table:table-cell office:value-type="float" office:value="22985000" calcext:value-type="float">
            <text:p>22985000</text:p>
          </table:table-cell>
          <table:table-cell office:value-type="float" office:value="23011000" calcext:value-type="float">
            <text:p>23011000</text:p>
          </table:table-cell>
          <table:table-cell office:value-type="float" office:value="22582000" calcext:value-type="float">
            <text:p>22582000</text:p>
          </table:table-cell>
          <table:table-cell office:value-type="float" office:value="25986000" calcext:value-type="float">
            <text:p>25986000</text:p>
          </table:table-cell>
          <table:table-cell office:value-type="float" office:value="22828000" calcext:value-type="float">
            <text:p>22828000</text:p>
          </table:table-cell>
          <table:table-cell office:value-type="float" office:value="26461000" calcext:value-type="float">
            <text:p>26461000</text:p>
          </table:table-cell>
          <table:table-cell office:value-type="float" office:value="23113000" calcext:value-type="float">
            <text:p>23113000</text:p>
          </table:table-cell>
          <table:table-cell office:value-type="float" office:value="23205000" calcext:value-type="float">
            <text:p>23205000</text:p>
          </table:table-cell>
          <table:table-cell office:value-type="float" office:value="22955000" calcext:value-type="float">
            <text:p>22955000</text:p>
          </table:table-cell>
          <table:table-cell office:value-type="float" office:value="26575000" calcext:value-type="float">
            <text:p>26575000</text:p>
          </table:table-cell>
          <table:table-cell office:value-type="float" office:value="26611000" calcext:value-type="float">
            <text:p>26611000</text:p>
          </table:table-cell>
          <table:table-cell office:value-type="float" office:value="25368000" calcext:value-type="float">
            <text:p>25368000</text:p>
          </table:table-cell>
          <table:table-cell office:value-type="float" office:value="28148000" calcext:value-type="float">
            <text:p>28148000</text:p>
          </table:table-cell>
          <table:table-cell office:value-type="float" office:value="26695000" calcext:value-type="float">
            <text:p>26695000</text:p>
          </table:table-cell>
          <table:table-cell office:value-type="float" office:value="22988000" calcext:value-type="float">
            <text:p>22988000</text:p>
          </table:table-cell>
          <table:table-cell office:value-type="float" office:value="26523000" calcext:value-type="float">
            <text:p>26523000</text:p>
          </table:table-cell>
          <table:table-cell office:value-type="float" office:value="25593000" calcext:value-type="float">
            <text:p>25593000</text:p>
          </table:table-cell>
          <table:table-cell office:value-type="float" office:value="23113000" calcext:value-type="float">
            <text:p>23113000</text:p>
          </table:table-cell>
          <table:table-cell office:value-type="float" office:value="28349000" calcext:value-type="float">
            <text:p>28349000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6071000" calcext:value-type="float">
            <text:p>26071000</text:p>
          </table:table-cell>
          <table:table-cell office:value-type="float" office:value="25548000" calcext:value-type="float">
            <text:p>25548000</text:p>
          </table:table-cell>
          <table:table-cell office:value-type="float" office:value="27425000" calcext:value-type="float">
            <text:p>27425000</text:p>
          </table:table-cell>
          <table:table-cell office:value-type="float" office:value="22734000" calcext:value-type="float">
            <text:p>22734000</text:p>
          </table:table-cell>
          <table:table-cell office:value-type="float" office:value="22760000" calcext:value-type="float">
            <text:p>22760000</text:p>
          </table:table-cell>
          <table:table-cell office:value-type="float" office:value="22821000" calcext:value-type="float">
            <text:p>22821000</text:p>
          </table:table-cell>
          <table:table-cell office:value-type="float" office:value="26833000" calcext:value-type="float">
            <text:p>26833000</text:p>
          </table:table-cell>
          <table:table-cell office:value-type="float" office:value="23354000" calcext:value-type="float">
            <text:p>23354000</text:p>
          </table:table-cell>
          <table:table-cell office:value-type="float" office:value="23005000" calcext:value-type="float">
            <text:p>23005000</text:p>
          </table:table-cell>
          <table:table-cell office:value-type="float" office:value="23016000" calcext:value-type="float">
            <text:p>23016000</text:p>
          </table:table-cell>
          <table:table-cell office:value-type="float" office:value="26721000" calcext:value-type="float">
            <text:p>26721000</text:p>
          </table:table-cell>
          <table:table-cell office:value-type="float" office:value="27348000" calcext:value-type="float">
            <text:p>27348000</text:p>
          </table:table-cell>
          <table:table-cell office:value-type="float" office:value="26183000" calcext:value-type="float">
            <text:p>26183000</text:p>
          </table:table-cell>
          <table:table-cell office:value-type="float" office:value="25684000" calcext:value-type="float">
            <text:p>25684000</text:p>
          </table:table-cell>
          <table:table-cell office:value-type="float" office:value="22767000" calcext:value-type="float">
            <text:p>22767000</text:p>
          </table:table-cell>
          <table:table-cell office:value-type="float" office:value="23191000" calcext:value-type="float">
            <text:p>23191000</text:p>
          </table:table-cell>
          <table:table-cell office:value-type="float" office:value="25760000" calcext:value-type="float">
            <text:p>25760000</text:p>
          </table:table-cell>
          <table:table-cell office:value-type="float" office:value="22852000" calcext:value-type="float">
            <text:p>22852000</text:p>
          </table:table-cell>
          <table:table-cell office:value-type="float" office:value="22809000" calcext:value-type="float">
            <text:p>22809000</text:p>
          </table:table-cell>
          <table:table-cell office:value-type="float" office:value="26160000" calcext:value-type="float">
            <text:p>26160000</text:p>
          </table:table-cell>
          <table:table-cell office:value-type="float" office:value="23300000" calcext:value-type="float">
            <text:p>23300000</text:p>
          </table:table-cell>
          <table:table-cell office:value-type="float" office:value="25558000" calcext:value-type="float">
            <text:p>25558000</text:p>
          </table:table-cell>
          <table:table-cell office:value-type="float" office:value="23094000" calcext:value-type="float">
            <text:p>23094000</text:p>
          </table:table-cell>
          <table:table-cell office:value-type="float" office:value="23164000" calcext:value-type="float">
            <text:p>23164000</text:p>
          </table:table-cell>
          <table:table-cell office:value-type="float" office:value="25436000" calcext:value-type="float">
            <text:p>25436000</text:p>
          </table:table-cell>
          <table:table-cell office:value-type="float" office:value="23289000" calcext:value-type="float">
            <text:p>23289000</text:p>
          </table:table-cell>
          <table:table-cell office:value-type="float" office:value="26250000" calcext:value-type="float">
            <text:p>26250000</text:p>
          </table:table-cell>
          <table:table-cell office:value-type="float" office:value="23220000" calcext:value-type="float">
            <text:p>23220000</text:p>
          </table:table-cell>
          <table:table-cell office:value-type="float" office:value="22961000" calcext:value-type="float">
            <text:p>22961000</text:p>
          </table:table-cell>
          <table:table-cell office:value-type="float" office:value="23058000" calcext:value-type="float">
            <text:p>23058000</text:p>
          </table:table-cell>
          <table:table-cell office:value-type="float" office:value="23202000" calcext:value-type="float">
            <text:p>23202000</text:p>
          </table:table-cell>
          <table:table-cell office:value-type="float" office:value="22814000" calcext:value-type="float">
            <text:p>22814000</text:p>
          </table:table-cell>
          <table:table-cell office:value-type="float" office:value="28701000" calcext:value-type="float">
            <text:p>28701000</text:p>
          </table:table-cell>
          <table:table-cell office:value-type="float" office:value="26381000" calcext:value-type="float">
            <text:p>26381000</text:p>
          </table:table-cell>
          <table:table-cell office:value-type="float" office:value="22817000" calcext:value-type="float">
            <text:p>22817000</text:p>
          </table:table-cell>
          <table:table-cell office:value-type="float" office:value="25696000" calcext:value-type="float">
            <text:p>25696000</text:p>
          </table:table-cell>
          <table:table-cell office:value-type="float" office:value="26897000" calcext:value-type="float">
            <text:p>26897000</text:p>
          </table:table-cell>
          <table:table-cell office:value-type="float" office:value="22716000" calcext:value-type="float">
            <text:p>22716000</text:p>
          </table:table-cell>
          <table:table-cell office:value-type="float" office:value="25804000" calcext:value-type="float">
            <text:p>25804000</text:p>
          </table:table-cell>
          <table:table-cell office:value-type="float" office:value="22621000" calcext:value-type="float">
            <text:p>22621000</text:p>
          </table:table-cell>
          <table:table-cell office:value-type="float" office:value="22722000" calcext:value-type="float">
            <text:p>22722000</text:p>
          </table:table-cell>
          <table:table-cell office:value-type="float" office:value="22604000" calcext:value-type="float">
            <text:p>22604000</text:p>
          </table:table-cell>
          <table:table-cell office:value-type="float" office:value="24776000" calcext:value-type="float">
            <text:p>24776000</text:p>
          </table:table-cell>
          <table:table-cell office:value-type="float" office:value="23218000" calcext:value-type="float">
            <text:p>23218000</text:p>
          </table:table-cell>
          <table:table-cell office:value-type="float" office:value="28387000" calcext:value-type="float">
            <text:p>28387000</text:p>
          </table:table-cell>
          <table:table-cell office:value-type="float" office:value="26233000" calcext:value-type="float">
            <text:p>26233000</text:p>
          </table:table-cell>
          <table:table-cell office:value-type="float" office:value="26455000" calcext:value-type="float">
            <text:p>26455000</text:p>
          </table:table-cell>
          <table:table-cell office:value-type="float" office:value="23295000" calcext:value-type="float">
            <text:p>23295000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22807000" calcext:value-type="float">
            <text:p>22807000</text:p>
          </table:table-cell>
          <table:table-cell office:value-type="float" office:value="27273000" calcext:value-type="float">
            <text:p>27273000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22886000" calcext:value-type="float">
            <text:p>22886000</text:p>
          </table:table-cell>
          <table:table-cell office:value-type="float" office:value="22893000" calcext:value-type="float">
            <text:p>22893000</text:p>
          </table:table-cell>
          <table:table-cell office:value-type="float" office:value="26335000" calcext:value-type="float">
            <text:p>26335000</text:p>
          </table:table-cell>
          <table:table-cell office:value-type="float" office:value="27483000" calcext:value-type="float">
            <text:p>27483000</text:p>
          </table:table-cell>
          <table:table-cell office:value-type="float" office:value="25215000" calcext:value-type="float">
            <text:p>25215000</text:p>
          </table:table-cell>
          <table:table-cell office:value-type="float" office:value="23171000" calcext:value-type="float">
            <text:p>23171000</text:p>
          </table:table-cell>
          <table:table-cell office:value-type="float" office:value="28475000" calcext:value-type="float">
            <text:p>28475000</text:p>
          </table:table-cell>
          <table:table-cell office:value-type="float" office:value="25708000" calcext:value-type="float">
            <text:p>25708000</text:p>
          </table:table-cell>
          <table:table-cell office:value-type="float" office:value="26542000" calcext:value-type="float">
            <text:p>26542000</text:p>
          </table:table-cell>
          <table:table-cell office:value-type="float" office:value="26170000" calcext:value-type="float">
            <text:p>26170000</text:p>
          </table:table-cell>
          <table:table-cell office:value-type="float" office:value="25776000" calcext:value-type="float">
            <text:p>2577600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AVERAGE([.A74:.CV74])" office:value-type="float" office:value="24816410" calcext:value-type="float">
            <text:p>24816410</text:p>
          </table:table-cell>
        </table:table-row>
        <table:table-row table:style-name="ro1">
          <table:table-cell office:value-type="float" office:value="23446000" calcext:value-type="float">
            <text:p>23446000</text:p>
          </table:table-cell>
          <table:table-cell office:value-type="float" office:value="27998000" calcext:value-type="float">
            <text:p>27998000</text:p>
          </table:table-cell>
          <table:table-cell office:value-type="float" office:value="23378000" calcext:value-type="float">
            <text:p>23378000</text:p>
          </table:table-cell>
          <table:table-cell office:value-type="float" office:value="25968000" calcext:value-type="float">
            <text:p>25968000</text:p>
          </table:table-cell>
          <table:table-cell office:value-type="float" office:value="25286000" calcext:value-type="float">
            <text:p>25286000</text:p>
          </table:table-cell>
          <table:table-cell office:value-type="float" office:value="23706000" calcext:value-type="float">
            <text:p>23706000</text:p>
          </table:table-cell>
          <table:table-cell office:value-type="float" office:value="26552000" calcext:value-type="float">
            <text:p>26552000</text:p>
          </table:table-cell>
          <table:table-cell office:value-type="float" office:value="28336000" calcext:value-type="float">
            <text:p>28336000</text:p>
          </table:table-cell>
          <table:table-cell office:value-type="float" office:value="23551000" calcext:value-type="float">
            <text:p>23551000</text:p>
          </table:table-cell>
          <table:table-cell office:value-type="float" office:value="23446000" calcext:value-type="float">
            <text:p>23446000</text:p>
          </table:table-cell>
          <table:table-cell office:value-type="float" office:value="23436000" calcext:value-type="float">
            <text:p>23436000</text:p>
          </table:table-cell>
          <table:table-cell office:value-type="float" office:value="25930000" calcext:value-type="float">
            <text:p>25930000</text:p>
          </table:table-cell>
          <table:table-cell office:value-type="float" office:value="28145000" calcext:value-type="float">
            <text:p>28145000</text:p>
          </table:table-cell>
          <table:table-cell office:value-type="float" office:value="27230000" calcext:value-type="float">
            <text:p>27230000</text:p>
          </table:table-cell>
          <table:table-cell office:value-type="float" office:value="23606000" calcext:value-type="float">
            <text:p>23606000</text:p>
          </table:table-cell>
          <table:table-cell office:value-type="float" office:value="23640000" calcext:value-type="float">
            <text:p>23640000</text:p>
          </table:table-cell>
          <table:table-cell office:value-type="float" office:value="23548000" calcext:value-type="float">
            <text:p>23548000</text:p>
          </table:table-cell>
          <table:table-cell office:value-type="float" office:value="24057000" calcext:value-type="float">
            <text:p>24057000</text:p>
          </table:table-cell>
          <table:table-cell office:value-type="float" office:value="23833000" calcext:value-type="float">
            <text:p>23833000</text:p>
          </table:table-cell>
          <table:table-cell office:value-type="float" office:value="23681000" calcext:value-type="float">
            <text:p>23681000</text:p>
          </table:table-cell>
          <table:table-cell office:value-type="float" office:value="26939000" calcext:value-type="float">
            <text:p>26939000</text:p>
          </table:table-cell>
          <table:table-cell office:value-type="float" office:value="26009000" calcext:value-type="float">
            <text:p>26009000</text:p>
          </table:table-cell>
          <table:table-cell office:value-type="float" office:value="23600000" calcext:value-type="float">
            <text:p>23600000</text:p>
          </table:table-cell>
          <table:table-cell office:value-type="float" office:value="29202000" calcext:value-type="float">
            <text:p>29202000</text:p>
          </table:table-cell>
          <table:table-cell office:value-type="float" office:value="23766000" calcext:value-type="float">
            <text:p>23766000</text:p>
          </table:table-cell>
          <table:table-cell office:value-type="float" office:value="23748000" calcext:value-type="float">
            <text:p>23748000</text:p>
          </table:table-cell>
          <table:table-cell office:value-type="float" office:value="28534000" calcext:value-type="float">
            <text:p>28534000</text:p>
          </table:table-cell>
          <table:table-cell office:value-type="float" office:value="28523000" calcext:value-type="float">
            <text:p>28523000</text:p>
          </table:table-cell>
          <table:table-cell office:value-type="float" office:value="25681000" calcext:value-type="float">
            <text:p>25681000</text:p>
          </table:table-cell>
          <table:table-cell office:value-type="float" office:value="23616000" calcext:value-type="float">
            <text:p>23616000</text:p>
          </table:table-cell>
          <table:table-cell office:value-type="float" office:value="26710000" calcext:value-type="float">
            <text:p>26710000</text:p>
          </table:table-cell>
          <table:table-cell office:value-type="float" office:value="23640000" calcext:value-type="float">
            <text:p>23640000</text:p>
          </table:table-cell>
          <table:table-cell office:value-type="float" office:value="23523000" calcext:value-type="float">
            <text:p>23523000</text:p>
          </table:table-cell>
          <table:table-cell office:value-type="float" office:value="26833000" calcext:value-type="float">
            <text:p>2683300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6239000" calcext:value-type="float">
            <text:p>26239000</text:p>
          </table:table-cell>
          <table:table-cell office:value-type="float" office:value="25715000" calcext:value-type="float">
            <text:p>25715000</text:p>
          </table:table-cell>
          <table:table-cell office:value-type="float" office:value="23782000" calcext:value-type="float">
            <text:p>23782000</text:p>
          </table:table-cell>
          <table:table-cell office:value-type="float" office:value="26022000" calcext:value-type="float">
            <text:p>26022000</text:p>
          </table:table-cell>
          <table:table-cell office:value-type="float" office:value="27509000" calcext:value-type="float">
            <text:p>27509000</text:p>
          </table:table-cell>
          <table:table-cell office:value-type="float" office:value="23489000" calcext:value-type="float">
            <text:p>23489000</text:p>
          </table:table-cell>
          <table:table-cell office:value-type="float" office:value="25953000" calcext:value-type="float">
            <text:p>25953000</text:p>
          </table:table-cell>
          <table:table-cell office:value-type="float" office:value="23899000" calcext:value-type="float">
            <text:p>23899000</text:p>
          </table:table-cell>
          <table:table-cell office:value-type="float" office:value="25959000" calcext:value-type="float">
            <text:p>25959000</text:p>
          </table:table-cell>
          <table:table-cell office:value-type="float" office:value="23627000" calcext:value-type="float">
            <text:p>23627000</text:p>
          </table:table-cell>
          <table:table-cell office:value-type="float" office:value="25936000" calcext:value-type="float">
            <text:p>25936000</text:p>
          </table:table-cell>
          <table:table-cell office:value-type="float" office:value="25767000" calcext:value-type="float">
            <text:p>25767000</text:p>
          </table:table-cell>
          <table:table-cell office:value-type="float" office:value="23387000" calcext:value-type="float">
            <text:p>23387000</text:p>
          </table:table-cell>
          <table:table-cell office:value-type="float" office:value="27043000" calcext:value-type="float">
            <text:p>27043000</text:p>
          </table:table-cell>
          <table:table-cell office:value-type="float" office:value="23833000" calcext:value-type="float">
            <text:p>23833000</text:p>
          </table:table-cell>
          <table:table-cell office:value-type="float" office:value="25768000" calcext:value-type="float">
            <text:p>25768000</text:p>
          </table:table-cell>
          <table:table-cell office:value-type="float" office:value="23726000" calcext:value-type="float">
            <text:p>23726000</text:p>
          </table:table-cell>
          <table:table-cell office:value-type="float" office:value="23711000" calcext:value-type="float">
            <text:p>23711000</text:p>
          </table:table-cell>
          <table:table-cell office:value-type="float" office:value="23601000" calcext:value-type="float">
            <text:p>23601000</text:p>
          </table:table-cell>
          <table:table-cell office:value-type="float" office:value="23527000" calcext:value-type="float">
            <text:p>23527000</text:p>
          </table:table-cell>
          <table:table-cell office:value-type="float" office:value="26367000" calcext:value-type="float">
            <text:p>26367000</text:p>
          </table:table-cell>
          <table:table-cell office:value-type="float" office:value="25884000" calcext:value-type="float">
            <text:p>25884000</text:p>
          </table:table-cell>
          <table:table-cell office:value-type="float" office:value="23627000" calcext:value-type="float">
            <text:p>23627000</text:p>
          </table:table-cell>
          <table:table-cell office:value-type="float" office:value="27863000" calcext:value-type="float">
            <text:p>27863000</text:p>
          </table:table-cell>
          <table:table-cell office:value-type="float" office:value="25672000" calcext:value-type="float">
            <text:p>25672000</text:p>
          </table:table-cell>
          <table:table-cell office:value-type="float" office:value="23614000" calcext:value-type="float">
            <text:p>23614000</text:p>
          </table:table-cell>
          <table:table-cell office:value-type="float" office:value="23414000" calcext:value-type="float">
            <text:p>23414000</text:p>
          </table:table-cell>
          <table:table-cell office:value-type="float" office:value="23622000" calcext:value-type="float">
            <text:p>23622000</text:p>
          </table:table-cell>
          <table:table-cell office:value-type="float" office:value="29314000" calcext:value-type="float">
            <text:p>29314000</text:p>
          </table:table-cell>
          <table:table-cell office:value-type="float" office:value="23376000" calcext:value-type="float">
            <text:p>23376000</text:p>
          </table:table-cell>
          <table:table-cell office:value-type="float" office:value="23304000" calcext:value-type="float">
            <text:p>23304000</text:p>
          </table:table-cell>
          <table:table-cell office:value-type="float" office:value="23740000" calcext:value-type="float">
            <text:p>23740000</text:p>
          </table:table-cell>
          <table:table-cell office:value-type="float" office:value="25976000" calcext:value-type="float">
            <text:p>25976000</text:p>
          </table:table-cell>
          <table:table-cell office:value-type="float" office:value="23630000" calcext:value-type="float">
            <text:p>23630000</text:p>
          </table:table-cell>
          <table:table-cell office:value-type="float" office:value="23627000" calcext:value-type="float">
            <text:p>23627000</text:p>
          </table:table-cell>
          <table:table-cell office:value-type="float" office:value="27390000" calcext:value-type="float">
            <text:p>27390000</text:p>
          </table:table-cell>
          <table:table-cell office:value-type="float" office:value="26335000" calcext:value-type="float">
            <text:p>26335000</text:p>
          </table:table-cell>
          <table:table-cell office:value-type="float" office:value="23599000" calcext:value-type="float">
            <text:p>23599000</text:p>
          </table:table-cell>
          <table:table-cell office:value-type="float" office:value="28448000" calcext:value-type="float">
            <text:p>28448000</text:p>
          </table:table-cell>
          <table:table-cell office:value-type="float" office:value="27598000" calcext:value-type="float">
            <text:p>27598000</text:p>
          </table:table-cell>
          <table:table-cell office:value-type="float" office:value="23472000" calcext:value-type="float">
            <text:p>23472000</text:p>
          </table:table-cell>
          <table:table-cell office:value-type="float" office:value="27155000" calcext:value-type="float">
            <text:p>27155000</text:p>
          </table:table-cell>
          <table:table-cell office:value-type="float" office:value="23418000" calcext:value-type="float">
            <text:p>23418000</text:p>
          </table:table-cell>
          <table:table-cell office:value-type="float" office:value="23490000" calcext:value-type="float">
            <text:p>23490000</text:p>
          </table:table-cell>
          <table:table-cell office:value-type="float" office:value="23517000" calcext:value-type="float">
            <text:p>23517000</text:p>
          </table:table-cell>
          <table:table-cell office:value-type="float" office:value="26323000" calcext:value-type="float">
            <text:p>26323000</text:p>
          </table:table-cell>
          <table:table-cell office:value-type="float" office:value="28044000" calcext:value-type="float">
            <text:p>28044000</text:p>
          </table:table-cell>
          <table:table-cell office:value-type="float" office:value="23628000" calcext:value-type="float">
            <text:p>23628000</text:p>
          </table:table-cell>
          <table:table-cell office:value-type="float" office:value="23656000" calcext:value-type="float">
            <text:p>23656000</text:p>
          </table:table-cell>
          <table:table-cell office:value-type="float" office:value="23705000" calcext:value-type="float">
            <text:p>23705000</text:p>
          </table:table-cell>
          <table:table-cell office:value-type="float" office:value="23706000" calcext:value-type="float">
            <text:p>23706000</text:p>
          </table:table-cell>
          <table:table-cell office:value-type="float" office:value="29184000" calcext:value-type="float">
            <text:p>29184000</text:p>
          </table:table-cell>
          <table:table-cell office:value-type="float" office:value="26559000" calcext:value-type="float">
            <text:p>26559000</text:p>
          </table:table-cell>
          <table:table-cell office:value-type="float" office:value="23577000" calcext:value-type="float">
            <text:p>23577000</text:p>
          </table:table-cell>
          <table:table-cell office:value-type="float" office:value="27435000" calcext:value-type="float">
            <text:p>27435000</text:p>
          </table:table-cell>
          <table:table-cell office:value-type="float" office:value="23678000" calcext:value-type="float">
            <text:p>23678000</text:p>
          </table:table-cell>
          <table:table-cell office:value-type="float" office:value="27272000" calcext:value-type="float">
            <text:p>27272000</text:p>
          </table:table-cell>
          <table:table-cell office:value-type="float" office:value="23503000" calcext:value-type="float">
            <text:p>23503000</text:p>
          </table:table-cell>
          <table:table-cell office:value-type="float" office:value="23783000" calcext:value-type="float">
            <text:p>23783000</text:p>
          </table:table-cell>
          <table:table-cell office:value-type="float" office:value="23859000" calcext:value-type="float">
            <text:p>23859000</text:p>
          </table:table-cell>
          <table:table-cell office:value-type="float" office:value="23782000" calcext:value-type="float">
            <text:p>23782000</text:p>
          </table:table-cell>
          <table:table-cell office:value-type="float" office:value="23605000" calcext:value-type="float">
            <text:p>23605000</text:p>
          </table:table-cell>
          <table:table-cell office:value-type="float" office:value="25137000" calcext:value-type="float">
            <text:p>25137000</text:p>
          </table:table-cell>
          <table:table-cell office:value-type="float" office:value="23694000" calcext:value-type="float">
            <text:p>23694000</text:p>
          </table:table-cell>
          <table:table-cell office:value-type="float" office:value="23652000" calcext:value-type="float">
            <text:p>2365200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AVERAGE([.A75:.CV75])" office:value-type="float" office:value="25064140" calcext:value-type="float">
            <text:p>25064140</text:p>
          </table:table-cell>
        </table:table-row>
        <table:table-row table:style-name="ro1">
          <table:table-cell office:value-type="float" office:value="26100000" calcext:value-type="float">
            <text:p>26100000</text:p>
          </table:table-cell>
          <table:table-cell office:value-type="float" office:value="23343000" calcext:value-type="float">
            <text:p>23343000</text:p>
          </table:table-cell>
          <table:table-cell office:value-type="float" office:value="26734000" calcext:value-type="float">
            <text:p>26734000</text:p>
          </table:table-cell>
          <table:table-cell office:value-type="float" office:value="24639000" calcext:value-type="float">
            <text:p>24639000</text:p>
          </table:table-cell>
          <table:table-cell office:value-type="float" office:value="27088000" calcext:value-type="float">
            <text:p>27088000</text:p>
          </table:table-cell>
          <table:table-cell office:value-type="float" office:value="27734000" calcext:value-type="float">
            <text:p>27734000</text:p>
          </table:table-cell>
          <table:table-cell office:value-type="float" office:value="24224000" calcext:value-type="float">
            <text:p>24224000</text:p>
          </table:table-cell>
          <table:table-cell office:value-type="float" office:value="25336000" calcext:value-type="float">
            <text:p>25336000</text:p>
          </table:table-cell>
          <table:table-cell office:value-type="float" office:value="23390000" calcext:value-type="float">
            <text:p>23390000</text:p>
          </table:table-cell>
          <table:table-cell office:value-type="float" office:value="23592000" calcext:value-type="float">
            <text:p>23592000</text:p>
          </table:table-cell>
          <table:table-cell office:value-type="float" office:value="23604000" calcext:value-type="float">
            <text:p>23604000</text:p>
          </table:table-cell>
          <table:table-cell office:value-type="float" office:value="23408000" calcext:value-type="float">
            <text:p>23408000</text:p>
          </table:table-cell>
          <table:table-cell office:value-type="float" office:value="26547000" calcext:value-type="float">
            <text:p>26547000</text:p>
          </table:table-cell>
          <table:table-cell office:value-type="float" office:value="28033000" calcext:value-type="float">
            <text:p>28033000</text:p>
          </table:table-cell>
          <table:table-cell office:value-type="float" office:value="23922000" calcext:value-type="float">
            <text:p>23922000</text:p>
          </table:table-cell>
          <table:table-cell office:value-type="float" office:value="24263000" calcext:value-type="float">
            <text:p>24263000</text:p>
          </table:table-cell>
          <table:table-cell office:value-type="float" office:value="23714000" calcext:value-type="float">
            <text:p>23714000</text:p>
          </table:table-cell>
          <table:table-cell office:value-type="float" office:value="23863000" calcext:value-type="float">
            <text:p>23863000</text:p>
          </table:table-cell>
          <table:table-cell office:value-type="float" office:value="23532000" calcext:value-type="float">
            <text:p>23532000</text:p>
          </table:table-cell>
          <table:table-cell office:value-type="float" office:value="26680000" calcext:value-type="float">
            <text:p>26680000</text:p>
          </table:table-cell>
          <table:table-cell office:value-type="float" office:value="25774000" calcext:value-type="float">
            <text:p>25774000</text:p>
          </table:table-cell>
          <table:table-cell office:value-type="float" office:value="27493000" calcext:value-type="float">
            <text:p>27493000</text:p>
          </table:table-cell>
          <table:table-cell office:value-type="float" office:value="26456000" calcext:value-type="float">
            <text:p>26456000</text:p>
          </table:table-cell>
          <table:table-cell office:value-type="float" office:value="27880000" calcext:value-type="float">
            <text:p>27880000</text:p>
          </table:table-cell>
          <table:table-cell office:value-type="float" office:value="27533000" calcext:value-type="float">
            <text:p>27533000</text:p>
          </table:table-cell>
          <table:table-cell office:value-type="float" office:value="25836000" calcext:value-type="float">
            <text:p>25836000</text:p>
          </table:table-cell>
          <table:table-cell office:value-type="float" office:value="27005000" calcext:value-type="float">
            <text:p>27005000</text:p>
          </table:table-cell>
          <table:table-cell office:value-type="float" office:value="24027000" calcext:value-type="float">
            <text:p>24027000</text:p>
          </table:table-cell>
          <table:table-cell office:value-type="float" office:value="26073000" calcext:value-type="float">
            <text:p>26073000</text:p>
          </table:table-cell>
          <table:table-cell office:value-type="float" office:value="24289000" calcext:value-type="float">
            <text:p>24289000</text:p>
          </table:table-cell>
          <table:table-cell office:value-type="float" office:value="26907000" calcext:value-type="float">
            <text:p>26907000</text:p>
          </table:table-cell>
          <table:table-cell office:value-type="float" office:value="23796000" calcext:value-type="float">
            <text:p>23796000</text:p>
          </table:table-cell>
          <table:table-cell office:value-type="float" office:value="24053000" calcext:value-type="float">
            <text:p>24053000</text:p>
          </table:table-cell>
          <table:table-cell office:value-type="float" office:value="24091000" calcext:value-type="float">
            <text:p>24091000</text:p>
          </table:table-cell>
          <table:table-cell office:value-type="float" office:value="24016000" calcext:value-type="float">
            <text:p>24016000</text:p>
          </table:table-cell>
          <table:table-cell office:value-type="float" office:value="24165000" calcext:value-type="float">
            <text:p>24165000</text:p>
          </table:table-cell>
          <table:table-cell office:value-type="float" office:value="23537000" calcext:value-type="float">
            <text:p>23537000</text:p>
          </table:table-cell>
          <table:table-cell office:value-type="float" office:value="26922000" calcext:value-type="float">
            <text:p>26922000</text:p>
          </table:table-cell>
          <table:table-cell office:value-type="float" office:value="23960000" calcext:value-type="float">
            <text:p>23960000</text:p>
          </table:table-cell>
          <table:table-cell office:value-type="float" office:value="23936000" calcext:value-type="float">
            <text:p>23936000</text:p>
          </table:table-cell>
          <table:table-cell office:value-type="float" office:value="23558000" calcext:value-type="float">
            <text:p>23558000</text:p>
          </table:table-cell>
          <table:table-cell office:value-type="float" office:value="23437000" calcext:value-type="float">
            <text:p>23437000</text:p>
          </table:table-cell>
          <table:table-cell office:value-type="float" office:value="26356000" calcext:value-type="float">
            <text:p>26356000</text:p>
          </table:table-cell>
          <table:table-cell office:value-type="float" office:value="25662000" calcext:value-type="float">
            <text:p>25662000</text:p>
          </table:table-cell>
          <table:table-cell office:value-type="float" office:value="23545000" calcext:value-type="float">
            <text:p>23545000</text:p>
          </table:table-cell>
          <table:table-cell office:value-type="float" office:value="23788000" calcext:value-type="float">
            <text:p>23788000</text:p>
          </table:table-cell>
          <table:table-cell office:value-type="float" office:value="23294000" calcext:value-type="float">
            <text:p>23294000</text:p>
          </table:table-cell>
          <table:table-cell office:value-type="float" office:value="23360000" calcext:value-type="float">
            <text:p>23360000</text:p>
          </table:table-cell>
          <table:table-cell office:value-type="float" office:value="24097000" calcext:value-type="float">
            <text:p>24097000</text:p>
          </table:table-cell>
          <table:table-cell office:value-type="float" office:value="23662000" calcext:value-type="float">
            <text:p>23662000</text:p>
          </table:table-cell>
          <table:table-cell office:value-type="float" office:value="25030000" calcext:value-type="float">
            <text:p>25030000</text:p>
          </table:table-cell>
          <table:table-cell office:value-type="float" office:value="28925000" calcext:value-type="float">
            <text:p>28925000</text:p>
          </table:table-cell>
          <table:table-cell office:value-type="float" office:value="23640000" calcext:value-type="float">
            <text:p>23640000</text:p>
          </table:table-cell>
          <table:table-cell office:value-type="float" office:value="26822000" calcext:value-type="float">
            <text:p>26822000</text:p>
          </table:table-cell>
          <table:table-cell office:value-type="float" office:value="23849000" calcext:value-type="float">
            <text:p>23849000</text:p>
          </table:table-cell>
          <table:table-cell office:value-type="float" office:value="23323000" calcext:value-type="float">
            <text:p>23323000</text:p>
          </table:table-cell>
          <table:table-cell office:value-type="float" office:value="26116000" calcext:value-type="float">
            <text:p>26116000</text:p>
          </table:table-cell>
          <table:table-cell office:value-type="float" office:value="28989000" calcext:value-type="float">
            <text:p>28989000</text:p>
          </table:table-cell>
          <table:table-cell office:value-type="float" office:value="26898000" calcext:value-type="float">
            <text:p>26898000</text:p>
          </table:table-cell>
          <table:table-cell office:value-type="float" office:value="27180000" calcext:value-type="float">
            <text:p>27180000</text:p>
          </table:table-cell>
          <table:table-cell office:value-type="float" office:value="24021000" calcext:value-type="float">
            <text:p>24021000</text:p>
          </table:table-cell>
          <table:table-cell office:value-type="float" office:value="23544000" calcext:value-type="float">
            <text:p>23544000</text:p>
          </table:table-cell>
          <table:table-cell office:value-type="float" office:value="25627000" calcext:value-type="float">
            <text:p>25627000</text:p>
          </table:table-cell>
          <table:table-cell office:value-type="float" office:value="23967000" calcext:value-type="float">
            <text:p>23967000</text:p>
          </table:table-cell>
          <table:table-cell office:value-type="float" office:value="28225000" calcext:value-type="float">
            <text:p>28225000</text:p>
          </table:table-cell>
          <table:table-cell office:value-type="float" office:value="23223000" calcext:value-type="float">
            <text:p>23223000</text:p>
          </table:table-cell>
          <table:table-cell office:value-type="float" office:value="27551000" calcext:value-type="float">
            <text:p>27551000</text:p>
          </table:table-cell>
          <table:table-cell office:value-type="float" office:value="24125000" calcext:value-type="float">
            <text:p>24125000</text:p>
          </table:table-cell>
          <table:table-cell office:value-type="float" office:value="23227000" calcext:value-type="float">
            <text:p>23227000</text:p>
          </table:table-cell>
          <table:table-cell office:value-type="float" office:value="23492000" calcext:value-type="float">
            <text:p>23492000</text:p>
          </table:table-cell>
          <table:table-cell office:value-type="float" office:value="23178000" calcext:value-type="float">
            <text:p>23178000</text:p>
          </table:table-cell>
          <table:table-cell office:value-type="float" office:value="23997000" calcext:value-type="float">
            <text:p>23997000</text:p>
          </table:table-cell>
          <table:table-cell office:value-type="float" office:value="23339000" calcext:value-type="float">
            <text:p>23339000</text:p>
          </table:table-cell>
          <table:table-cell office:value-type="float" office:value="27269000" calcext:value-type="float">
            <text:p>27269000</text:p>
          </table:table-cell>
          <table:table-cell office:value-type="float" office:value="27106000" calcext:value-type="float">
            <text:p>27106000</text:p>
          </table:table-cell>
          <table:table-cell office:value-type="float" office:value="28845000" calcext:value-type="float">
            <text:p>28845000</text:p>
          </table:table-cell>
          <table:table-cell office:value-type="float" office:value="26612000" calcext:value-type="float">
            <text:p>26612000</text:p>
          </table:table-cell>
          <table:table-cell office:value-type="float" office:value="26298000" calcext:value-type="float">
            <text:p>26298000</text:p>
          </table:table-cell>
          <table:table-cell office:value-type="float" office:value="29813000" calcext:value-type="float">
            <text:p>29813000</text:p>
          </table:table-cell>
          <table:table-cell office:value-type="float" office:value="23408000" calcext:value-type="float">
            <text:p>23408000</text:p>
          </table:table-cell>
          <table:table-cell office:value-type="float" office:value="23543000" calcext:value-type="float">
            <text:p>23543000</text:p>
          </table:table-cell>
          <table:table-cell office:value-type="float" office:value="23431000" calcext:value-type="float">
            <text:p>23431000</text:p>
          </table:table-cell>
          <table:table-cell office:value-type="float" office:value="25410000" calcext:value-type="float">
            <text:p>25410000</text:p>
          </table:table-cell>
          <table:table-cell office:value-type="float" office:value="23403000" calcext:value-type="float">
            <text:p>23403000</text:p>
          </table:table-cell>
          <table:table-cell office:value-type="float" office:value="24013000" calcext:value-type="float">
            <text:p>24013000</text:p>
          </table:table-cell>
          <table:table-cell office:value-type="float" office:value="23970000" calcext:value-type="float">
            <text:p>23970000</text:p>
          </table:table-cell>
          <table:table-cell office:value-type="float" office:value="24009000" calcext:value-type="float">
            <text:p>24009000</text:p>
          </table:table-cell>
          <table:table-cell office:value-type="float" office:value="26483000" calcext:value-type="float">
            <text:p>26483000</text:p>
          </table:table-cell>
          <table:table-cell office:value-type="float" office:value="28093000" calcext:value-type="float">
            <text:p>28093000</text:p>
          </table:table-cell>
          <table:table-cell office:value-type="float" office:value="24061000" calcext:value-type="float">
            <text:p>24061000</text:p>
          </table:table-cell>
          <table:table-cell office:value-type="float" office:value="23477000" calcext:value-type="float">
            <text:p>23477000</text:p>
          </table:table-cell>
          <table:table-cell office:value-type="float" office:value="23303000" calcext:value-type="float">
            <text:p>23303000</text:p>
          </table:table-cell>
          <table:table-cell office:value-type="float" office:value="23571000" calcext:value-type="float">
            <text:p>23571000</text:p>
          </table:table-cell>
          <table:table-cell office:value-type="float" office:value="27182000" calcext:value-type="float">
            <text:p>27182000</text:p>
          </table:table-cell>
          <table:table-cell office:value-type="float" office:value="23969000" calcext:value-type="float">
            <text:p>23969000</text:p>
          </table:table-cell>
          <table:table-cell office:value-type="float" office:value="23776000" calcext:value-type="float">
            <text:p>23776000</text:p>
          </table:table-cell>
          <table:table-cell office:value-type="float" office:value="27847000" calcext:value-type="float">
            <text:p>27847000</text:p>
          </table:table-cell>
          <table:table-cell office:value-type="float" office:value="23890000" calcext:value-type="float">
            <text:p>23890000</text:p>
          </table:table-cell>
          <table:table-cell office:value-type="float" office:value="26935000" calcext:value-type="float">
            <text:p>26935000</text:p>
          </table:table-cell>
          <table:table-cell office:value-type="float" office:value="24297000" calcext:value-type="float">
            <text:p>24297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A76:.CV76])" office:value-type="float" office:value="25105560" calcext:value-type="float">
            <text:p>25105560</text:p>
          </table:table-cell>
        </table:table-row>
        <table:table-row table:style-name="ro1">
          <table:table-cell office:value-type="float" office:value="28359000" calcext:value-type="float">
            <text:p>28359000</text:p>
          </table:table-cell>
          <table:table-cell office:value-type="float" office:value="24089000" calcext:value-type="float">
            <text:p>24089000</text:p>
          </table:table-cell>
          <table:table-cell office:value-type="float" office:value="24253000" calcext:value-type="float">
            <text:p>24253000</text:p>
          </table:table-cell>
          <table:table-cell office:value-type="float" office:value="24337000" calcext:value-type="float">
            <text:p>24337000</text:p>
          </table:table-cell>
          <table:table-cell office:value-type="float" office:value="24615000" calcext:value-type="float">
            <text:p>24615000</text:p>
          </table:table-cell>
          <table:table-cell office:value-type="float" office:value="24297000" calcext:value-type="float">
            <text:p>24297000</text:p>
          </table:table-cell>
          <table:table-cell office:value-type="float" office:value="24595000" calcext:value-type="float">
            <text:p>24595000</text:p>
          </table:table-cell>
          <table:table-cell office:value-type="float" office:value="26031000" calcext:value-type="float">
            <text:p>26031000</text:p>
          </table:table-cell>
          <table:table-cell office:value-type="float" office:value="24338000" calcext:value-type="float">
            <text:p>24338000</text:p>
          </table:table-cell>
          <table:table-cell office:value-type="float" office:value="24728000" calcext:value-type="float">
            <text:p>24728000</text:p>
          </table:table-cell>
          <table:table-cell office:value-type="float" office:value="24324000" calcext:value-type="float">
            <text:p>24324000</text:p>
          </table:table-cell>
          <table:table-cell office:value-type="float" office:value="24373000" calcext:value-type="float">
            <text:p>24373000</text:p>
          </table:table-cell>
          <table:table-cell office:value-type="float" office:value="25901000" calcext:value-type="float">
            <text:p>25901000</text:p>
          </table:table-cell>
          <table:table-cell office:value-type="float" office:value="24527000" calcext:value-type="float">
            <text:p>24527000</text:p>
          </table:table-cell>
          <table:table-cell office:value-type="float" office:value="24181000" calcext:value-type="float">
            <text:p>24181000</text:p>
          </table:table-cell>
          <table:table-cell office:value-type="float" office:value="24358000" calcext:value-type="float">
            <text:p>24358000</text:p>
          </table:table-cell>
          <table:table-cell office:value-type="float" office:value="28638000" calcext:value-type="float">
            <text:p>28638000</text:p>
          </table:table-cell>
          <table:table-cell office:value-type="float" office:value="28614000" calcext:value-type="float">
            <text:p>28614000</text:p>
          </table:table-cell>
          <table:table-cell office:value-type="float" office:value="24088000" calcext:value-type="float">
            <text:p>24088000</text:p>
          </table:table-cell>
          <table:table-cell office:value-type="float" office:value="24266000" calcext:value-type="float">
            <text:p>24266000</text:p>
          </table:table-cell>
          <table:table-cell office:value-type="float" office:value="24074000" calcext:value-type="float">
            <text:p>24074000</text:p>
          </table:table-cell>
          <table:table-cell office:value-type="float" office:value="24353000" calcext:value-type="float">
            <text:p>24353000</text:p>
          </table:table-cell>
          <table:table-cell office:value-type="float" office:value="24109000" calcext:value-type="float">
            <text:p>24109000</text:p>
          </table:table-cell>
          <table:table-cell office:value-type="float" office:value="24219000" calcext:value-type="float">
            <text:p>24219000</text:p>
          </table:table-cell>
          <table:table-cell office:value-type="float" office:value="27557000" calcext:value-type="float">
            <text:p>27557000</text:p>
          </table:table-cell>
          <table:table-cell office:value-type="float" office:value="24439000" calcext:value-type="float">
            <text:p>24439000</text:p>
          </table:table-cell>
          <table:table-cell office:value-type="float" office:value="24420000" calcext:value-type="float">
            <text:p>24420000</text:p>
          </table:table-cell>
          <table:table-cell office:value-type="float" office:value="24541000" calcext:value-type="float">
            <text:p>24541000</text:p>
          </table:table-cell>
          <table:table-cell office:value-type="float" office:value="29129000" calcext:value-type="float">
            <text:p>29129000</text:p>
          </table:table-cell>
          <table:table-cell office:value-type="float" office:value="26434000" calcext:value-type="float">
            <text:p>26434000</text:p>
          </table:table-cell>
          <table:table-cell office:value-type="float" office:value="29859000" calcext:value-type="float">
            <text:p>29859000</text:p>
          </table:table-cell>
          <table:table-cell office:value-type="float" office:value="24297000" calcext:value-type="float">
            <text:p>24297000</text:p>
          </table:table-cell>
          <table:table-cell office:value-type="float" office:value="27148000" calcext:value-type="float">
            <text:p>27148000</text:p>
          </table:table-cell>
          <table:table-cell office:value-type="float" office:value="27066000" calcext:value-type="float">
            <text:p>27066000</text:p>
          </table:table-cell>
          <table:table-cell office:value-type="float" office:value="30021000" calcext:value-type="float">
            <text:p>30021000</text:p>
          </table:table-cell>
          <table:table-cell office:value-type="float" office:value="24286000" calcext:value-type="float">
            <text:p>24286000</text:p>
          </table:table-cell>
          <table:table-cell office:value-type="float" office:value="26599000" calcext:value-type="float">
            <text:p>26599000</text:p>
          </table:table-cell>
          <table:table-cell office:value-type="float" office:value="28001000" calcext:value-type="float">
            <text:p>28001000</text:p>
          </table:table-cell>
          <table:table-cell office:value-type="float" office:value="24175000" calcext:value-type="float">
            <text:p>24175000</text:p>
          </table:table-cell>
          <table:table-cell office:value-type="float" office:value="25746000" calcext:value-type="float">
            <text:p>25746000</text:p>
          </table:table-cell>
          <table:table-cell office:value-type="float" office:value="27603000" calcext:value-type="float">
            <text:p>27603000</text:p>
          </table:table-cell>
          <table:table-cell office:value-type="float" office:value="28928000" calcext:value-type="float">
            <text:p>28928000</text:p>
          </table:table-cell>
          <table:table-cell office:value-type="float" office:value="27385000" calcext:value-type="float">
            <text:p>27385000</text:p>
          </table:table-cell>
          <table:table-cell office:value-type="float" office:value="26886000" calcext:value-type="float">
            <text:p>26886000</text:p>
          </table:table-cell>
          <table:table-cell office:value-type="float" office:value="28097000" calcext:value-type="float">
            <text:p>28097000</text:p>
          </table:table-cell>
          <table:table-cell office:value-type="float" office:value="24070000" calcext:value-type="float">
            <text:p>24070000</text:p>
          </table:table-cell>
          <table:table-cell office:value-type="float" office:value="27394000" calcext:value-type="float">
            <text:p>27394000</text:p>
          </table:table-cell>
          <table:table-cell office:value-type="float" office:value="24180000" calcext:value-type="float">
            <text:p>24180000</text:p>
          </table:table-cell>
          <table:table-cell office:value-type="float" office:value="24381000" calcext:value-type="float">
            <text:p>24381000</text:p>
          </table:table-cell>
          <table:table-cell office:value-type="float" office:value="27459000" calcext:value-type="float">
            <text:p>27459000</text:p>
          </table:table-cell>
          <table:table-cell office:value-type="float" office:value="29884000" calcext:value-type="float">
            <text:p>29884000</text:p>
          </table:table-cell>
          <table:table-cell office:value-type="float" office:value="24427000" calcext:value-type="float">
            <text:p>24427000</text:p>
          </table:table-cell>
          <table:table-cell office:value-type="float" office:value="24160000" calcext:value-type="float">
            <text:p>24160000</text:p>
          </table:table-cell>
          <table:table-cell office:value-type="float" office:value="27573000" calcext:value-type="float">
            <text:p>27573000</text:p>
          </table:table-cell>
          <table:table-cell office:value-type="float" office:value="29560000" calcext:value-type="float">
            <text:p>29560000</text:p>
          </table:table-cell>
          <table:table-cell office:value-type="float" office:value="24318000" calcext:value-type="float">
            <text:p>24318000</text:p>
          </table:table-cell>
          <table:table-cell office:value-type="float" office:value="24226000" calcext:value-type="float">
            <text:p>24226000</text:p>
          </table:table-cell>
          <table:table-cell office:value-type="float" office:value="27178000" calcext:value-type="float">
            <text:p>27178000</text:p>
          </table:table-cell>
          <table:table-cell office:value-type="float" office:value="24288000" calcext:value-type="float">
            <text:p>24288000</text:p>
          </table:table-cell>
          <table:table-cell office:value-type="float" office:value="26753000" calcext:value-type="float">
            <text:p>26753000</text:p>
          </table:table-cell>
          <table:table-cell office:value-type="float" office:value="24242000" calcext:value-type="float">
            <text:p>24242000</text:p>
          </table:table-cell>
          <table:table-cell office:value-type="float" office:value="24233000" calcext:value-type="float">
            <text:p>24233000</text:p>
          </table:table-cell>
          <table:table-cell office:value-type="float" office:value="24408000" calcext:value-type="float">
            <text:p>24408000</text:p>
          </table:table-cell>
          <table:table-cell office:value-type="float" office:value="28300000" calcext:value-type="float">
            <text:p>28300000</text:p>
          </table:table-cell>
          <table:table-cell office:value-type="float" office:value="26395000" calcext:value-type="float">
            <text:p>26395000</text:p>
          </table:table-cell>
          <table:table-cell office:value-type="float" office:value="24521000" calcext:value-type="float">
            <text:p>24521000</text:p>
          </table:table-cell>
          <table:table-cell office:value-type="float" office:value="27547000" calcext:value-type="float">
            <text:p>27547000</text:p>
          </table:table-cell>
          <table:table-cell office:value-type="float" office:value="24352000" calcext:value-type="float">
            <text:p>24352000</text:p>
          </table:table-cell>
          <table:table-cell office:value-type="float" office:value="28248000" calcext:value-type="float">
            <text:p>28248000</text:p>
          </table:table-cell>
          <table:table-cell office:value-type="float" office:value="24272000" calcext:value-type="float">
            <text:p>24272000</text:p>
          </table:table-cell>
          <table:table-cell office:value-type="float" office:value="28365000" calcext:value-type="float">
            <text:p>28365000</text:p>
          </table:table-cell>
          <table:table-cell office:value-type="float" office:value="24340000" calcext:value-type="float">
            <text:p>24340000</text:p>
          </table:table-cell>
          <table:table-cell office:value-type="float" office:value="24393000" calcext:value-type="float">
            <text:p>24393000</text:p>
          </table:table-cell>
          <table:table-cell office:value-type="float" office:value="24480000" calcext:value-type="float">
            <text:p>244800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6134000" calcext:value-type="float">
            <text:p>26134000</text:p>
          </table:table-cell>
          <table:table-cell office:value-type="float" office:value="24616000" calcext:value-type="float">
            <text:p>24616000</text:p>
          </table:table-cell>
          <table:table-cell office:value-type="float" office:value="24293000" calcext:value-type="float">
            <text:p>24293000</text:p>
          </table:table-cell>
          <table:table-cell office:value-type="float" office:value="24276000" calcext:value-type="float">
            <text:p>24276000</text:p>
          </table:table-cell>
          <table:table-cell office:value-type="float" office:value="28831000" calcext:value-type="float">
            <text:p>28831000</text:p>
          </table:table-cell>
          <table:table-cell office:value-type="float" office:value="24301000" calcext:value-type="float">
            <text:p>24301000</text:p>
          </table:table-cell>
          <table:table-cell office:value-type="float" office:value="27420000" calcext:value-type="float">
            <text:p>27420000</text:p>
          </table:table-cell>
          <table:table-cell office:value-type="float" office:value="29706000" calcext:value-type="float">
            <text:p>29706000</text:p>
          </table:table-cell>
          <table:table-cell office:value-type="float" office:value="24215000" calcext:value-type="float">
            <text:p>24215000</text:p>
          </table:table-cell>
          <table:table-cell office:value-type="float" office:value="24140000" calcext:value-type="float">
            <text:p>24140000</text:p>
          </table:table-cell>
          <table:table-cell office:value-type="float" office:value="26863000" calcext:value-type="float">
            <text:p>26863000</text:p>
          </table:table-cell>
          <table:table-cell office:value-type="float" office:value="24362000" calcext:value-type="float">
            <text:p>24362000</text:p>
          </table:table-cell>
          <table:table-cell office:value-type="float" office:value="24408000" calcext:value-type="float">
            <text:p>24408000</text:p>
          </table:table-cell>
          <table:table-cell office:value-type="float" office:value="24563000" calcext:value-type="float">
            <text:p>24563000</text:p>
          </table:table-cell>
          <table:table-cell office:value-type="float" office:value="25927000" calcext:value-type="float">
            <text:p>25927000</text:p>
          </table:table-cell>
          <table:table-cell office:value-type="float" office:value="28560000" calcext:value-type="float">
            <text:p>28560000</text:p>
          </table:table-cell>
          <table:table-cell office:value-type="float" office:value="24480000" calcext:value-type="float">
            <text:p>24480000</text:p>
          </table:table-cell>
          <table:table-cell office:value-type="float" office:value="24310000" calcext:value-type="float">
            <text:p>24310000</text:p>
          </table:table-cell>
          <table:table-cell office:value-type="float" office:value="30044000" calcext:value-type="float">
            <text:p>30044000</text:p>
          </table:table-cell>
          <table:table-cell office:value-type="float" office:value="24337000" calcext:value-type="float">
            <text:p>24337000</text:p>
          </table:table-cell>
          <table:table-cell office:value-type="float" office:value="24350000" calcext:value-type="float">
            <text:p>24350000</text:p>
          </table:table-cell>
          <table:table-cell office:value-type="float" office:value="28901000" calcext:value-type="float">
            <text:p>28901000</text:p>
          </table:table-cell>
          <table:table-cell office:value-type="float" office:value="27386000" calcext:value-type="float">
            <text:p>27386000</text:p>
          </table:table-cell>
          <table:table-cell office:value-type="float" office:value="24106000" calcext:value-type="float">
            <text:p>24106000</text:p>
          </table:table-cell>
          <table:table-cell office:value-type="float" office:value="28606000" calcext:value-type="float">
            <text:p>2860600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AVERAGE([.A77:.CV77])" office:value-type="float" office:value="25834070" calcext:value-type="float">
            <text:p>25834070</text:p>
          </table:table-cell>
        </table:table-row>
        <table:table-row table:style-name="ro1">
          <table:table-cell office:value-type="float" office:value="24703000" calcext:value-type="float">
            <text:p>24703000</text:p>
          </table:table-cell>
          <table:table-cell office:value-type="float" office:value="27748000" calcext:value-type="float">
            <text:p>27748000</text:p>
          </table:table-cell>
          <table:table-cell office:value-type="float" office:value="28795000" calcext:value-type="float">
            <text:p>28795000</text:p>
          </table:table-cell>
          <table:table-cell office:value-type="float" office:value="27594000" calcext:value-type="float">
            <text:p>27594000</text:p>
          </table:table-cell>
          <table:table-cell office:value-type="float" office:value="24104000" calcext:value-type="float">
            <text:p>24104000</text:p>
          </table:table-cell>
          <table:table-cell office:value-type="float" office:value="24160000" calcext:value-type="float">
            <text:p>24160000</text:p>
          </table:table-cell>
          <table:table-cell office:value-type="float" office:value="24821000" calcext:value-type="float">
            <text:p>24821000</text:p>
          </table:table-cell>
          <table:table-cell office:value-type="float" office:value="24701000" calcext:value-type="float">
            <text:p>24701000</text:p>
          </table:table-cell>
          <table:table-cell office:value-type="float" office:value="24890000" calcext:value-type="float">
            <text:p>24890000</text:p>
          </table:table-cell>
          <table:table-cell office:value-type="float" office:value="24617000" calcext:value-type="float">
            <text:p>24617000</text:p>
          </table:table-cell>
          <table:table-cell office:value-type="float" office:value="24126000" calcext:value-type="float">
            <text:p>24126000</text:p>
          </table:table-cell>
          <table:table-cell office:value-type="float" office:value="26686000" calcext:value-type="float">
            <text:p>26686000</text:p>
          </table:table-cell>
          <table:table-cell office:value-type="float" office:value="26183000" calcext:value-type="float">
            <text:p>26183000</text:p>
          </table:table-cell>
          <table:table-cell office:value-type="float" office:value="29300000" calcext:value-type="float">
            <text:p>29300000</text:p>
          </table:table-cell>
          <table:table-cell office:value-type="float" office:value="27920000" calcext:value-type="float">
            <text:p>27920000</text:p>
          </table:table-cell>
          <table:table-cell office:value-type="float" office:value="27336000" calcext:value-type="float">
            <text:p>27336000</text:p>
          </table:table-cell>
          <table:table-cell office:value-type="float" office:value="24811000" calcext:value-type="float">
            <text:p>24811000</text:p>
          </table:table-cell>
          <table:table-cell office:value-type="float" office:value="24877000" calcext:value-type="float">
            <text:p>24877000</text:p>
          </table:table-cell>
          <table:table-cell office:value-type="float" office:value="27447000" calcext:value-type="float">
            <text:p>27447000</text:p>
          </table:table-cell>
          <table:table-cell office:value-type="float" office:value="24666000" calcext:value-type="float">
            <text:p>24666000</text:p>
          </table:table-cell>
          <table:table-cell office:value-type="float" office:value="27969000" calcext:value-type="float">
            <text:p>27969000</text:p>
          </table:table-cell>
          <table:table-cell office:value-type="float" office:value="27238000" calcext:value-type="float">
            <text:p>27238000</text:p>
          </table:table-cell>
          <table:table-cell office:value-type="float" office:value="24587000" calcext:value-type="float">
            <text:p>24587000</text:p>
          </table:table-cell>
          <table:table-cell office:value-type="float" office:value="26191000" calcext:value-type="float">
            <text:p>26191000</text:p>
          </table:table-cell>
          <table:table-cell office:value-type="float" office:value="28294000" calcext:value-type="float">
            <text:p>28294000</text:p>
          </table:table-cell>
          <table:table-cell office:value-type="float" office:value="24877000" calcext:value-type="float">
            <text:p>24877000</text:p>
          </table:table-cell>
          <table:table-cell office:value-type="float" office:value="24179000" calcext:value-type="float">
            <text:p>24179000</text:p>
          </table:table-cell>
          <table:table-cell office:value-type="float" office:value="24842000" calcext:value-type="float">
            <text:p>24842000</text:p>
          </table:table-cell>
          <table:table-cell office:value-type="float" office:value="24601000" calcext:value-type="float">
            <text:p>24601000</text:p>
          </table:table-cell>
          <table:table-cell office:value-type="float" office:value="24196000" calcext:value-type="float">
            <text:p>24196000</text:p>
          </table:table-cell>
          <table:table-cell office:value-type="float" office:value="24293000" calcext:value-type="float">
            <text:p>24293000</text:p>
          </table:table-cell>
          <table:table-cell office:value-type="float" office:value="24613000" calcext:value-type="float">
            <text:p>24613000</text:p>
          </table:table-cell>
          <table:table-cell office:value-type="float" office:value="24669000" calcext:value-type="float">
            <text:p>24669000</text:p>
          </table:table-cell>
          <table:table-cell office:value-type="float" office:value="24229000" calcext:value-type="float">
            <text:p>24229000</text:p>
          </table:table-cell>
          <table:table-cell office:value-type="float" office:value="24831000" calcext:value-type="float">
            <text:p>24831000</text:p>
          </table:table-cell>
          <table:table-cell office:value-type="float" office:value="24802000" calcext:value-type="float">
            <text:p>24802000</text:p>
          </table:table-cell>
          <table:table-cell office:value-type="float" office:value="26730000" calcext:value-type="float">
            <text:p>26730000</text:p>
          </table:table-cell>
          <table:table-cell office:value-type="float" office:value="24526000" calcext:value-type="float">
            <text:p>24526000</text:p>
          </table:table-cell>
          <table:table-cell office:value-type="float" office:value="27525000" calcext:value-type="float">
            <text:p>27525000</text:p>
          </table:table-cell>
          <table:table-cell office:value-type="float" office:value="24774000" calcext:value-type="float">
            <text:p>24774000</text:p>
          </table:table-cell>
          <table:table-cell office:value-type="float" office:value="24735000" calcext:value-type="float">
            <text:p>24735000</text:p>
          </table:table-cell>
          <table:table-cell office:value-type="float" office:value="24372000" calcext:value-type="float">
            <text:p>24372000</text:p>
          </table:table-cell>
          <table:table-cell office:value-type="float" office:value="28613000" calcext:value-type="float">
            <text:p>28613000</text:p>
          </table:table-cell>
          <table:table-cell office:value-type="float" office:value="24570000" calcext:value-type="float">
            <text:p>24570000</text:p>
          </table:table-cell>
          <table:table-cell office:value-type="float" office:value="24747000" calcext:value-type="float">
            <text:p>24747000</text:p>
          </table:table-cell>
          <table:table-cell office:value-type="float" office:value="24725000" calcext:value-type="float">
            <text:p>24725000</text:p>
          </table:table-cell>
          <table:table-cell office:value-type="float" office:value="24568000" calcext:value-type="float">
            <text:p>24568000</text:p>
          </table:table-cell>
          <table:table-cell office:value-type="float" office:value="27808000" calcext:value-type="float">
            <text:p>27808000</text:p>
          </table:table-cell>
          <table:table-cell office:value-type="float" office:value="28188000" calcext:value-type="float">
            <text:p>28188000</text:p>
          </table:table-cell>
          <table:table-cell office:value-type="float" office:value="24627000" calcext:value-type="float">
            <text:p>24627000</text:p>
          </table:table-cell>
          <table:table-cell office:value-type="float" office:value="24516000" calcext:value-type="float">
            <text:p>24516000</text:p>
          </table:table-cell>
          <table:table-cell office:value-type="float" office:value="26190000" calcext:value-type="float">
            <text:p>26190000</text:p>
          </table:table-cell>
          <table:table-cell office:value-type="float" office:value="24798000" calcext:value-type="float">
            <text:p>24798000</text:p>
          </table:table-cell>
          <table:table-cell office:value-type="float" office:value="24211000" calcext:value-type="float">
            <text:p>24211000</text:p>
          </table:table-cell>
          <table:table-cell office:value-type="float" office:value="26659000" calcext:value-type="float">
            <text:p>26659000</text:p>
          </table:table-cell>
          <table:table-cell office:value-type="float" office:value="27675000" calcext:value-type="float">
            <text:p>27675000</text:p>
          </table:table-cell>
          <table:table-cell office:value-type="float" office:value="24330000" calcext:value-type="float">
            <text:p>24330000</text:p>
          </table:table-cell>
          <table:table-cell office:value-type="float" office:value="24550000" calcext:value-type="float">
            <text:p>24550000</text:p>
          </table:table-cell>
          <table:table-cell office:value-type="float" office:value="25305000" calcext:value-type="float">
            <text:p>25305000</text:p>
          </table:table-cell>
          <table:table-cell office:value-type="float" office:value="27080000" calcext:value-type="float">
            <text:p>27080000</text:p>
          </table:table-cell>
          <table:table-cell office:value-type="float" office:value="24436000" calcext:value-type="float">
            <text:p>24436000</text:p>
          </table:table-cell>
          <table:table-cell office:value-type="float" office:value="26915000" calcext:value-type="float">
            <text:p>26915000</text:p>
          </table:table-cell>
          <table:table-cell office:value-type="float" office:value="26165000" calcext:value-type="float">
            <text:p>26165000</text:p>
          </table:table-cell>
          <table:table-cell office:value-type="float" office:value="24689000" calcext:value-type="float">
            <text:p>24689000</text:p>
          </table:table-cell>
          <table:table-cell office:value-type="float" office:value="29080000" calcext:value-type="float">
            <text:p>29080000</text:p>
          </table:table-cell>
          <table:table-cell office:value-type="float" office:value="30277000" calcext:value-type="float">
            <text:p>30277000</text:p>
          </table:table-cell>
          <table:table-cell office:value-type="float" office:value="24801000" calcext:value-type="float">
            <text:p>24801000</text:p>
          </table:table-cell>
          <table:table-cell office:value-type="float" office:value="24657000" calcext:value-type="float">
            <text:p>24657000</text:p>
          </table:table-cell>
          <table:table-cell office:value-type="float" office:value="24579000" calcext:value-type="float">
            <text:p>24579000</text:p>
          </table:table-cell>
          <table:table-cell office:value-type="float" office:value="26438000" calcext:value-type="float">
            <text:p>26438000</text:p>
          </table:table-cell>
          <table:table-cell office:value-type="float" office:value="28513000" calcext:value-type="float">
            <text:p>28513000</text:p>
          </table:table-cell>
          <table:table-cell office:value-type="float" office:value="27198000" calcext:value-type="float">
            <text:p>27198000</text:p>
          </table:table-cell>
          <table:table-cell office:value-type="float" office:value="30107000" calcext:value-type="float">
            <text:p>30107000</text:p>
          </table:table-cell>
          <table:table-cell office:value-type="float" office:value="24679000" calcext:value-type="float">
            <text:p>24679000</text:p>
          </table:table-cell>
          <table:table-cell office:value-type="float" office:value="28600000" calcext:value-type="float">
            <text:p>28600000</text:p>
          </table:table-cell>
          <table:table-cell office:value-type="float" office:value="24720000" calcext:value-type="float">
            <text:p>24720000</text:p>
          </table:table-cell>
          <table:table-cell office:value-type="float" office:value="24703000" calcext:value-type="float">
            <text:p>24703000</text:p>
          </table:table-cell>
          <table:table-cell office:value-type="float" office:value="28192000" calcext:value-type="float">
            <text:p>28192000</text:p>
          </table:table-cell>
          <table:table-cell office:value-type="float" office:value="24820000" calcext:value-type="float">
            <text:p>24820000</text:p>
          </table:table-cell>
          <table:table-cell office:value-type="float" office:value="27901000" calcext:value-type="float">
            <text:p>27901000</text:p>
          </table:table-cell>
          <table:table-cell office:value-type="float" office:value="27369000" calcext:value-type="float">
            <text:p>27369000</text:p>
          </table:table-cell>
          <table:table-cell office:value-type="float" office:value="25054000" calcext:value-type="float">
            <text:p>25054000</text:p>
          </table:table-cell>
          <table:table-cell office:value-type="float" office:value="28266000" calcext:value-type="float">
            <text:p>28266000</text:p>
          </table:table-cell>
          <table:table-cell office:value-type="float" office:value="26441000" calcext:value-type="float">
            <text:p>26441000</text:p>
          </table:table-cell>
          <table:table-cell office:value-type="float" office:value="24141000" calcext:value-type="float">
            <text:p>24141000</text:p>
          </table:table-cell>
          <table:table-cell office:value-type="float" office:value="28022000" calcext:value-type="float">
            <text:p>28022000</text:p>
          </table:table-cell>
          <table:table-cell office:value-type="float" office:value="25656000" calcext:value-type="float">
            <text:p>25656000</text:p>
          </table:table-cell>
          <table:table-cell office:value-type="float" office:value="28013000" calcext:value-type="float">
            <text:p>28013000</text:p>
          </table:table-cell>
          <table:table-cell office:value-type="float" office:value="24740000" calcext:value-type="float">
            <text:p>24740000</text:p>
          </table:table-cell>
          <table:table-cell office:value-type="float" office:value="24249000" calcext:value-type="float">
            <text:p>24249000</text:p>
          </table:table-cell>
          <table:table-cell office:value-type="float" office:value="26512000" calcext:value-type="float">
            <text:p>26512000</text:p>
          </table:table-cell>
          <table:table-cell office:value-type="float" office:value="24020000" calcext:value-type="float">
            <text:p>24020000</text:p>
          </table:table-cell>
          <table:table-cell office:value-type="float" office:value="24881000" calcext:value-type="float">
            <text:p>24881000</text:p>
          </table:table-cell>
          <table:table-cell office:value-type="float" office:value="28214000" calcext:value-type="float">
            <text:p>28214000</text:p>
          </table:table-cell>
          <table:table-cell office:value-type="float" office:value="26903000" calcext:value-type="float">
            <text:p>26903000</text:p>
          </table:table-cell>
          <table:table-cell office:value-type="float" office:value="24822000" calcext:value-type="float">
            <text:p>24822000</text:p>
          </table:table-cell>
          <table:table-cell office:value-type="float" office:value="26805000" calcext:value-type="float">
            <text:p>26805000</text:p>
          </table:table-cell>
          <table:table-cell office:value-type="float" office:value="24280000" calcext:value-type="float">
            <text:p>24280000</text:p>
          </table:table-cell>
          <table:table-cell office:value-type="float" office:value="29666000" calcext:value-type="float">
            <text:p>29666000</text:p>
          </table:table-cell>
          <table:table-cell office:value-type="float" office:value="27967000" calcext:value-type="float">
            <text:p>2796700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AVERAGE([.A78:.CV78])" office:value-type="float" office:value="25972090" calcext:value-type="float">
            <text:p>25972090</text:p>
          </table:table-cell>
        </table:table-row>
        <table:table-row table:style-name="ro1">
          <table:table-cell office:value-type="float" office:value="27055000" calcext:value-type="float">
            <text:p>27055000</text:p>
          </table:table-cell>
          <table:table-cell office:value-type="float" office:value="25164000" calcext:value-type="float">
            <text:p>25164000</text:p>
          </table:table-cell>
          <table:table-cell office:value-type="float" office:value="29176000" calcext:value-type="float">
            <text:p>29176000</text:p>
          </table:table-cell>
          <table:table-cell office:value-type="float" office:value="25048000" calcext:value-type="float">
            <text:p>25048000</text:p>
          </table:table-cell>
          <table:table-cell office:value-type="float" office:value="24959000" calcext:value-type="float">
            <text:p>24959000</text:p>
          </table:table-cell>
          <table:table-cell office:value-type="float" office:value="25311000" calcext:value-type="float">
            <text:p>25311000</text:p>
          </table:table-cell>
          <table:table-cell office:value-type="float" office:value="25423000" calcext:value-type="float">
            <text:p>25423000</text:p>
          </table:table-cell>
          <table:table-cell office:value-type="float" office:value="29545000" calcext:value-type="float">
            <text:p>29545000</text:p>
          </table:table-cell>
          <table:table-cell office:value-type="float" office:value="27306000" calcext:value-type="float">
            <text:p>27306000</text:p>
          </table:table-cell>
          <table:table-cell office:value-type="float" office:value="24910000" calcext:value-type="float">
            <text:p>24910000</text:p>
          </table:table-cell>
          <table:table-cell office:value-type="float" office:value="26876000" calcext:value-type="float">
            <text:p>26876000</text:p>
          </table:table-cell>
          <table:table-cell office:value-type="float" office:value="25360000" calcext:value-type="float">
            <text:p>25360000</text:p>
          </table:table-cell>
          <table:table-cell office:value-type="float" office:value="27317000" calcext:value-type="float">
            <text:p>27317000</text:p>
          </table:table-cell>
          <table:table-cell office:value-type="float" office:value="24961000" calcext:value-type="float">
            <text:p>24961000</text:p>
          </table:table-cell>
          <table:table-cell office:value-type="float" office:value="27593000" calcext:value-type="float">
            <text:p>27593000</text:p>
          </table:table-cell>
          <table:table-cell office:value-type="float" office:value="27985000" calcext:value-type="float">
            <text:p>27985000</text:p>
          </table:table-cell>
          <table:table-cell office:value-type="float" office:value="25133000" calcext:value-type="float">
            <text:p>25133000</text:p>
          </table:table-cell>
          <table:table-cell office:value-type="float" office:value="25159000" calcext:value-type="float">
            <text:p>25159000</text:p>
          </table:table-cell>
          <table:table-cell office:value-type="float" office:value="27280000" calcext:value-type="float">
            <text:p>27280000</text:p>
          </table:table-cell>
          <table:table-cell office:value-type="float" office:value="27178000" calcext:value-type="float">
            <text:p>27178000</text:p>
          </table:table-cell>
          <table:table-cell office:value-type="float" office:value="25040000" calcext:value-type="float">
            <text:p>25040000</text:p>
          </table:table-cell>
          <table:table-cell office:value-type="float" office:value="27434000" calcext:value-type="float">
            <text:p>27434000</text:p>
          </table:table-cell>
          <table:table-cell office:value-type="float" office:value="25041000" calcext:value-type="float">
            <text:p>25041000</text:p>
          </table:table-cell>
          <table:table-cell office:value-type="float" office:value="26821000" calcext:value-type="float">
            <text:p>26821000</text:p>
          </table:table-cell>
          <table:table-cell office:value-type="float" office:value="24911000" calcext:value-type="float">
            <text:p>24911000</text:p>
          </table:table-cell>
          <table:table-cell office:value-type="float" office:value="24861000" calcext:value-type="float">
            <text:p>24861000</text:p>
          </table:table-cell>
          <table:table-cell office:value-type="float" office:value="25100000" calcext:value-type="float">
            <text:p>25100000</text:p>
          </table:table-cell>
          <table:table-cell office:value-type="float" office:value="28927000" calcext:value-type="float">
            <text:p>28927000</text:p>
          </table:table-cell>
          <table:table-cell office:value-type="float" office:value="25333000" calcext:value-type="float">
            <text:p>25333000</text:p>
          </table:table-cell>
          <table:table-cell office:value-type="float" office:value="25104000" calcext:value-type="float">
            <text:p>25104000</text:p>
          </table:table-cell>
          <table:table-cell office:value-type="float" office:value="25296000" calcext:value-type="float">
            <text:p>25296000</text:p>
          </table:table-cell>
          <table:table-cell office:value-type="float" office:value="25168000" calcext:value-type="float">
            <text:p>25168000</text:p>
          </table:table-cell>
          <table:table-cell office:value-type="float" office:value="27853000" calcext:value-type="float">
            <text:p>27853000</text:p>
          </table:table-cell>
          <table:table-cell office:value-type="float" office:value="25130000" calcext:value-type="float">
            <text:p>25130000</text:p>
          </table:table-cell>
          <table:table-cell office:value-type="float" office:value="27131000" calcext:value-type="float">
            <text:p>27131000</text:p>
          </table:table-cell>
          <table:table-cell office:value-type="float" office:value="25137000" calcext:value-type="float">
            <text:p>25137000</text:p>
          </table:table-cell>
          <table:table-cell office:value-type="float" office:value="25033000" calcext:value-type="float">
            <text:p>25033000</text:p>
          </table:table-cell>
          <table:table-cell office:value-type="float" office:value="25128000" calcext:value-type="float">
            <text:p>25128000</text:p>
          </table:table-cell>
          <table:table-cell office:value-type="float" office:value="25221000" calcext:value-type="float">
            <text:p>25221000</text:p>
          </table:table-cell>
          <table:table-cell office:value-type="float" office:value="24931000" calcext:value-type="float">
            <text:p>24931000</text:p>
          </table:table-cell>
          <table:table-cell office:value-type="float" office:value="27661000" calcext:value-type="float">
            <text:p>27661000</text:p>
          </table:table-cell>
          <table:table-cell office:value-type="float" office:value="24786000" calcext:value-type="float">
            <text:p>24786000</text:p>
          </table:table-cell>
          <table:table-cell office:value-type="float" office:value="25021000" calcext:value-type="float">
            <text:p>25021000</text:p>
          </table:table-cell>
          <table:table-cell office:value-type="float" office:value="24815000" calcext:value-type="float">
            <text:p>24815000</text:p>
          </table:table-cell>
          <table:table-cell office:value-type="float" office:value="24851000" calcext:value-type="float">
            <text:p>24851000</text:p>
          </table:table-cell>
          <table:table-cell office:value-type="float" office:value="25138000" calcext:value-type="float">
            <text:p>25138000</text:p>
          </table:table-cell>
          <table:table-cell office:value-type="float" office:value="24660000" calcext:value-type="float">
            <text:p>24660000</text:p>
          </table:table-cell>
          <table:table-cell office:value-type="float" office:value="24882000" calcext:value-type="float">
            <text:p>24882000</text:p>
          </table:table-cell>
          <table:table-cell office:value-type="float" office:value="28682000" calcext:value-type="float">
            <text:p>28682000</text:p>
          </table:table-cell>
          <table:table-cell office:value-type="float" office:value="28840000" calcext:value-type="float">
            <text:p>28840000</text:p>
          </table:table-cell>
          <table:table-cell office:value-type="float" office:value="27048000" calcext:value-type="float">
            <text:p>27048000</text:p>
          </table:table-cell>
          <table:table-cell office:value-type="float" office:value="25274000" calcext:value-type="float">
            <text:p>25274000</text:p>
          </table:table-cell>
          <table:table-cell office:value-type="float" office:value="25159000" calcext:value-type="float">
            <text:p>25159000</text:p>
          </table:table-cell>
          <table:table-cell office:value-type="float" office:value="24950000" calcext:value-type="float">
            <text:p>24950000</text:p>
          </table:table-cell>
          <table:table-cell office:value-type="float" office:value="25288000" calcext:value-type="float">
            <text:p>25288000</text:p>
          </table:table-cell>
          <table:table-cell office:value-type="float" office:value="24993000" calcext:value-type="float">
            <text:p>24993000</text:p>
          </table:table-cell>
          <table:table-cell office:value-type="float" office:value="28531000" calcext:value-type="float">
            <text:p>28531000</text:p>
          </table:table-cell>
          <table:table-cell office:value-type="float" office:value="27017000" calcext:value-type="float">
            <text:p>27017000</text:p>
          </table:table-cell>
          <table:table-cell office:value-type="float" office:value="29229000" calcext:value-type="float">
            <text:p>29229000</text:p>
          </table:table-cell>
          <table:table-cell office:value-type="float" office:value="24900000" calcext:value-type="float">
            <text:p>24900000</text:p>
          </table:table-cell>
          <table:table-cell office:value-type="float" office:value="25232000" calcext:value-type="float">
            <text:p>25232000</text:p>
          </table:table-cell>
          <table:table-cell office:value-type="float" office:value="30492000" calcext:value-type="float">
            <text:p>30492000</text:p>
          </table:table-cell>
          <table:table-cell office:value-type="float" office:value="25586000" calcext:value-type="float">
            <text:p>25586000</text:p>
          </table:table-cell>
          <table:table-cell office:value-type="float" office:value="29044000" calcext:value-type="float">
            <text:p>29044000</text:p>
          </table:table-cell>
          <table:table-cell office:value-type="float" office:value="27261000" calcext:value-type="float">
            <text:p>27261000</text:p>
          </table:table-cell>
          <table:table-cell office:value-type="float" office:value="25067000" calcext:value-type="float">
            <text:p>25067000</text:p>
          </table:table-cell>
          <table:table-cell office:value-type="float" office:value="25300000" calcext:value-type="float">
            <text:p>25300000</text:p>
          </table:table-cell>
          <table:table-cell office:value-type="float" office:value="29867000" calcext:value-type="float">
            <text:p>29867000</text:p>
          </table:table-cell>
          <table:table-cell office:value-type="float" office:value="25052000" calcext:value-type="float">
            <text:p>25052000</text:p>
          </table:table-cell>
          <table:table-cell office:value-type="float" office:value="24991000" calcext:value-type="float">
            <text:p>24991000</text:p>
          </table:table-cell>
          <table:table-cell office:value-type="float" office:value="28139000" calcext:value-type="float">
            <text:p>28139000</text:p>
          </table:table-cell>
          <table:table-cell office:value-type="float" office:value="24781000" calcext:value-type="float">
            <text:p>24781000</text:p>
          </table:table-cell>
          <table:table-cell office:value-type="float" office:value="25514000" calcext:value-type="float">
            <text:p>25514000</text:p>
          </table:table-cell>
          <table:table-cell office:value-type="float" office:value="25049000" calcext:value-type="float">
            <text:p>25049000</text:p>
          </table:table-cell>
          <table:table-cell office:value-type="float" office:value="27667000" calcext:value-type="float">
            <text:p>27667000</text:p>
          </table:table-cell>
          <table:table-cell office:value-type="float" office:value="30569000" calcext:value-type="float">
            <text:p>30569000</text:p>
          </table:table-cell>
          <table:table-cell office:value-type="float" office:value="27081000" calcext:value-type="float">
            <text:p>27081000</text:p>
          </table:table-cell>
          <table:table-cell office:value-type="float" office:value="24981000" calcext:value-type="float">
            <text:p>24981000</text:p>
          </table:table-cell>
          <table:table-cell office:value-type="float" office:value="28933000" calcext:value-type="float">
            <text:p>28933000</text:p>
          </table:table-cell>
          <table:table-cell office:value-type="float" office:value="30289000" calcext:value-type="float">
            <text:p>30289000</text:p>
          </table:table-cell>
          <table:table-cell office:value-type="float" office:value="27955000" calcext:value-type="float">
            <text:p>27955000</text:p>
          </table:table-cell>
          <table:table-cell office:value-type="float" office:value="28399000" calcext:value-type="float">
            <text:p>28399000</text:p>
          </table:table-cell>
          <table:table-cell office:value-type="float" office:value="28529000" calcext:value-type="float">
            <text:p>28529000</text:p>
          </table:table-cell>
          <table:table-cell office:value-type="float" office:value="24984000" calcext:value-type="float">
            <text:p>24984000</text:p>
          </table:table-cell>
          <table:table-cell office:value-type="float" office:value="24719000" calcext:value-type="float">
            <text:p>24719000</text:p>
          </table:table-cell>
          <table:table-cell office:value-type="float" office:value="25009000" calcext:value-type="float">
            <text:p>25009000</text:p>
          </table:table-cell>
          <table:table-cell office:value-type="float" office:value="28660000" calcext:value-type="float">
            <text:p>28660000</text:p>
          </table:table-cell>
          <table:table-cell office:value-type="float" office:value="26881000" calcext:value-type="float">
            <text:p>26881000</text:p>
          </table:table-cell>
          <table:table-cell office:value-type="float" office:value="24976000" calcext:value-type="float">
            <text:p>24976000</text:p>
          </table:table-cell>
          <table:table-cell office:value-type="float" office:value="28352000" calcext:value-type="float">
            <text:p>28352000</text:p>
          </table:table-cell>
          <table:table-cell office:value-type="float" office:value="25305000" calcext:value-type="float">
            <text:p>25305000</text:p>
          </table:table-cell>
          <table:table-cell office:value-type="float" office:value="24832000" calcext:value-type="float">
            <text:p>24832000</text:p>
          </table:table-cell>
          <table:table-cell office:value-type="float" office:value="25147000" calcext:value-type="float">
            <text:p>25147000</text:p>
          </table:table-cell>
          <table:table-cell office:value-type="float" office:value="28971000" calcext:value-type="float">
            <text:p>28971000</text:p>
          </table:table-cell>
          <table:table-cell office:value-type="float" office:value="24893000" calcext:value-type="float">
            <text:p>24893000</text:p>
          </table:table-cell>
          <table:table-cell office:value-type="float" office:value="29071000" calcext:value-type="float">
            <text:p>29071000</text:p>
          </table:table-cell>
          <table:table-cell office:value-type="float" office:value="24841000" calcext:value-type="float">
            <text:p>24841000</text:p>
          </table:table-cell>
          <table:table-cell office:value-type="float" office:value="28326000" calcext:value-type="float">
            <text:p>28326000</text:p>
          </table:table-cell>
          <table:table-cell office:value-type="float" office:value="25007000" calcext:value-type="float">
            <text:p>25007000</text:p>
          </table:table-cell>
          <table:table-cell office:value-type="float" office:value="25066000" calcext:value-type="float">
            <text:p>2506600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AVERAGE([.A79:.CV79])" office:value-type="float" office:value="26358820" calcext:value-type="float">
            <text:p>26358820</text:p>
          </table:table-cell>
        </table:table-row>
        <table:table-row table:style-name="ro1">
          <table:table-cell office:value-type="float" office:value="24981000" calcext:value-type="float">
            <text:p>24981000</text:p>
          </table:table-cell>
          <table:table-cell office:value-type="float" office:value="28464000" calcext:value-type="float">
            <text:p>28464000</text:p>
          </table:table-cell>
          <table:table-cell office:value-type="float" office:value="25283000" calcext:value-type="float">
            <text:p>25283000</text:p>
          </table:table-cell>
          <table:table-cell office:value-type="float" office:value="28058000" calcext:value-type="float">
            <text:p>28058000</text:p>
          </table:table-cell>
          <table:table-cell office:value-type="float" office:value="24947000" calcext:value-type="float">
            <text:p>24947000</text:p>
          </table:table-cell>
          <table:table-cell office:value-type="float" office:value="25429000" calcext:value-type="float">
            <text:p>25429000</text:p>
          </table:table-cell>
          <table:table-cell office:value-type="float" office:value="30106000" calcext:value-type="float">
            <text:p>30106000</text:p>
          </table:table-cell>
          <table:table-cell office:value-type="float" office:value="25602000" calcext:value-type="float">
            <text:p>25602000</text:p>
          </table:table-cell>
          <table:table-cell office:value-type="float" office:value="25560000" calcext:value-type="float">
            <text:p>25560000</text:p>
          </table:table-cell>
          <table:table-cell office:value-type="float" office:value="25731000" calcext:value-type="float">
            <text:p>25731000</text:p>
          </table:table-cell>
          <table:table-cell office:value-type="float" office:value="27186000" calcext:value-type="float">
            <text:p>27186000</text:p>
          </table:table-cell>
          <table:table-cell office:value-type="float" office:value="25169000" calcext:value-type="float">
            <text:p>25169000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25357000" calcext:value-type="float">
            <text:p>25357000</text:p>
          </table:table-cell>
          <table:table-cell office:value-type="float" office:value="29195000" calcext:value-type="float">
            <text:p>29195000</text:p>
          </table:table-cell>
          <table:table-cell office:value-type="float" office:value="25658000" calcext:value-type="float">
            <text:p>25658000</text:p>
          </table:table-cell>
          <table:table-cell office:value-type="float" office:value="31215000" calcext:value-type="float">
            <text:p>31215000</text:p>
          </table:table-cell>
          <table:table-cell office:value-type="float" office:value="28020000" calcext:value-type="float">
            <text:p>28020000</text:p>
          </table:table-cell>
          <table:table-cell office:value-type="float" office:value="28785000" calcext:value-type="float">
            <text:p>28785000</text:p>
          </table:table-cell>
          <table:table-cell office:value-type="float" office:value="25935000" calcext:value-type="float">
            <text:p>25935000</text:p>
          </table:table-cell>
          <table:table-cell office:value-type="float" office:value="25065000" calcext:value-type="float">
            <text:p>25065000</text:p>
          </table:table-cell>
          <table:table-cell office:value-type="float" office:value="24966000" calcext:value-type="float">
            <text:p>24966000</text:p>
          </table:table-cell>
          <table:table-cell office:value-type="float" office:value="25391000" calcext:value-type="float">
            <text:p>25391000</text:p>
          </table:table-cell>
          <table:table-cell office:value-type="float" office:value="25539000" calcext:value-type="float">
            <text:p>25539000</text:p>
          </table:table-cell>
          <table:table-cell office:value-type="float" office:value="25689000" calcext:value-type="float">
            <text:p>25689000</text:p>
          </table:table-cell>
          <table:table-cell office:value-type="float" office:value="27956000" calcext:value-type="float">
            <text:p>27956000</text:p>
          </table:table-cell>
          <table:table-cell office:value-type="float" office:value="25127000" calcext:value-type="float">
            <text:p>25127000</text:p>
          </table:table-cell>
          <table:table-cell office:value-type="float" office:value="28474000" calcext:value-type="float">
            <text:p>28474000</text:p>
          </table:table-cell>
          <table:table-cell office:value-type="float" office:value="28377000" calcext:value-type="float">
            <text:p>28377000</text:p>
          </table:table-cell>
          <table:table-cell office:value-type="float" office:value="25123000" calcext:value-type="float">
            <text:p>25123000</text:p>
          </table:table-cell>
          <table:table-cell office:value-type="float" office:value="25502000" calcext:value-type="float">
            <text:p>25502000</text:p>
          </table:table-cell>
          <table:table-cell office:value-type="float" office:value="25685000" calcext:value-type="float">
            <text:p>25685000</text:p>
          </table:table-cell>
          <table:table-cell office:value-type="float" office:value="25047000" calcext:value-type="float">
            <text:p>25047000</text:p>
          </table:table-cell>
          <table:table-cell office:value-type="float" office:value="27261000" calcext:value-type="float">
            <text:p>27261000</text:p>
          </table:table-cell>
          <table:table-cell office:value-type="float" office:value="28310000" calcext:value-type="float">
            <text:p>28310000</text:p>
          </table:table-cell>
          <table:table-cell office:value-type="float" office:value="24970000" calcext:value-type="float">
            <text:p>24970000</text:p>
          </table:table-cell>
          <table:table-cell office:value-type="float" office:value="25716000" calcext:value-type="float">
            <text:p>25716000</text:p>
          </table:table-cell>
          <table:table-cell office:value-type="float" office:value="29094000" calcext:value-type="float">
            <text:p>29094000</text:p>
          </table:table-cell>
          <table:table-cell office:value-type="float" office:value="24877000" calcext:value-type="float">
            <text:p>24877000</text:p>
          </table:table-cell>
          <table:table-cell office:value-type="float" office:value="25046000" calcext:value-type="float">
            <text:p>25046000</text:p>
          </table:table-cell>
          <table:table-cell office:value-type="float" office:value="27451000" calcext:value-type="float">
            <text:p>27451000</text:p>
          </table:table-cell>
          <table:table-cell office:value-type="float" office:value="28547000" calcext:value-type="float">
            <text:p>28547000</text:p>
          </table:table-cell>
          <table:table-cell office:value-type="float" office:value="29432000" calcext:value-type="float">
            <text:p>29432000</text:p>
          </table:table-cell>
          <table:table-cell office:value-type="float" office:value="27393000" calcext:value-type="float">
            <text:p>27393000</text:p>
          </table:table-cell>
          <table:table-cell office:value-type="float" office:value="28777000" calcext:value-type="float">
            <text:p>28777000</text:p>
          </table:table-cell>
          <table:table-cell office:value-type="float" office:value="25515000" calcext:value-type="float">
            <text:p>25515000</text:p>
          </table:table-cell>
          <table:table-cell office:value-type="float" office:value="30452000" calcext:value-type="float">
            <text:p>30452000</text:p>
          </table:table-cell>
          <table:table-cell office:value-type="float" office:value="26402000" calcext:value-type="float">
            <text:p>26402000</text:p>
          </table:table-cell>
          <table:table-cell office:value-type="float" office:value="27810000" calcext:value-type="float">
            <text:p>27810000</text:p>
          </table:table-cell>
          <table:table-cell office:value-type="float" office:value="25438000" calcext:value-type="float">
            <text:p>25438000</text:p>
          </table:table-cell>
          <table:table-cell office:value-type="float" office:value="25472000" calcext:value-type="float">
            <text:p>25472000</text:p>
          </table:table-cell>
          <table:table-cell office:value-type="float" office:value="25628000" calcext:value-type="float">
            <text:p>25628000</text:p>
          </table:table-cell>
          <table:table-cell office:value-type="float" office:value="25439000" calcext:value-type="float">
            <text:p>25439000</text:p>
          </table:table-cell>
          <table:table-cell office:value-type="float" office:value="28659000" calcext:value-type="float">
            <text:p>28659000</text:p>
          </table:table-cell>
          <table:table-cell office:value-type="float" office:value="25323000" calcext:value-type="float">
            <text:p>25323000</text:p>
          </table:table-cell>
          <table:table-cell office:value-type="float" office:value="25393000" calcext:value-type="float">
            <text:p>25393000</text:p>
          </table:table-cell>
          <table:table-cell office:value-type="float" office:value="25659000" calcext:value-type="float">
            <text:p>25659000</text:p>
          </table:table-cell>
          <table:table-cell office:value-type="float" office:value="28233000" calcext:value-type="float">
            <text:p>28233000</text:p>
          </table:table-cell>
          <table:table-cell office:value-type="float" office:value="25320000" calcext:value-type="float">
            <text:p>25320000</text:p>
          </table:table-cell>
          <table:table-cell office:value-type="float" office:value="28153000" calcext:value-type="float">
            <text:p>28153000</text:p>
          </table:table-cell>
          <table:table-cell office:value-type="float" office:value="30281000" calcext:value-type="float">
            <text:p>30281000</text:p>
          </table:table-cell>
          <table:table-cell office:value-type="float" office:value="30843000" calcext:value-type="float">
            <text:p>30843000</text:p>
          </table:table-cell>
          <table:table-cell office:value-type="float" office:value="25396000" calcext:value-type="float">
            <text:p>25396000</text:p>
          </table:table-cell>
          <table:table-cell office:value-type="float" office:value="25036000" calcext:value-type="float">
            <text:p>25036000</text:p>
          </table:table-cell>
          <table:table-cell office:value-type="float" office:value="27723000" calcext:value-type="float">
            <text:p>27723000</text:p>
          </table:table-cell>
          <table:table-cell office:value-type="float" office:value="29865000" calcext:value-type="float">
            <text:p>29865000</text:p>
          </table:table-cell>
          <table:table-cell office:value-type="float" office:value="25430000" calcext:value-type="float">
            <text:p>25430000</text:p>
          </table:table-cell>
          <table:table-cell office:value-type="float" office:value="24783000" calcext:value-type="float">
            <text:p>24783000</text:p>
          </table:table-cell>
          <table:table-cell office:value-type="float" office:value="24863000" calcext:value-type="float">
            <text:p>24863000</text:p>
          </table:table-cell>
          <table:table-cell office:value-type="float" office:value="27024000" calcext:value-type="float">
            <text:p>27024000</text:p>
          </table:table-cell>
          <table:table-cell office:value-type="float" office:value="25370000" calcext:value-type="float">
            <text:p>25370000</text:p>
          </table:table-cell>
          <table:table-cell office:value-type="float" office:value="25795000" calcext:value-type="float">
            <text:p>25795000</text:p>
          </table:table-cell>
          <table:table-cell office:value-type="float" office:value="25098000" calcext:value-type="float">
            <text:p>25098000</text:p>
          </table:table-cell>
          <table:table-cell office:value-type="float" office:value="24806000" calcext:value-type="float">
            <text:p>24806000</text:p>
          </table:table-cell>
          <table:table-cell office:value-type="float" office:value="25068000" calcext:value-type="float">
            <text:p>25068000</text:p>
          </table:table-cell>
          <table:table-cell office:value-type="float" office:value="27496000" calcext:value-type="float">
            <text:p>27496000</text:p>
          </table:table-cell>
          <table:table-cell office:value-type="float" office:value="24792000" calcext:value-type="float">
            <text:p>24792000</text:p>
          </table:table-cell>
          <table:table-cell office:value-type="float" office:value="25458000" calcext:value-type="float">
            <text:p>25458000</text:p>
          </table:table-cell>
          <table:table-cell office:value-type="float" office:value="29020000" calcext:value-type="float">
            <text:p>29020000</text:p>
          </table:table-cell>
          <table:table-cell office:value-type="float" office:value="30172000" calcext:value-type="float">
            <text:p>30172000</text:p>
          </table:table-cell>
          <table:table-cell office:value-type="float" office:value="29752000" calcext:value-type="float">
            <text:p>29752000</text:p>
          </table:table-cell>
          <table:table-cell office:value-type="float" office:value="30958000" calcext:value-type="float">
            <text:p>30958000</text:p>
          </table:table-cell>
          <table:table-cell office:value-type="float" office:value="33614000" calcext:value-type="float">
            <text:p>33614000</text:p>
          </table:table-cell>
          <table:table-cell office:value-type="float" office:value="28651000" calcext:value-type="float">
            <text:p>28651000</text:p>
          </table:table-cell>
          <table:table-cell office:value-type="float" office:value="25666000" calcext:value-type="float">
            <text:p>25666000</text:p>
          </table:table-cell>
          <table:table-cell office:value-type="float" office:value="25015000" calcext:value-type="float">
            <text:p>25015000</text:p>
          </table:table-cell>
          <table:table-cell office:value-type="float" office:value="24913000" calcext:value-type="float">
            <text:p>24913000</text:p>
          </table:table-cell>
          <table:table-cell office:value-type="float" office:value="27558000" calcext:value-type="float">
            <text:p>27558000</text:p>
          </table:table-cell>
          <table:table-cell office:value-type="float" office:value="25561000" calcext:value-type="float">
            <text:p>25561000</text:p>
          </table:table-cell>
          <table:table-cell office:value-type="float" office:value="27573000" calcext:value-type="float">
            <text:p>27573000</text:p>
          </table:table-cell>
          <table:table-cell office:value-type="float" office:value="25383000" calcext:value-type="float">
            <text:p>25383000</text:p>
          </table:table-cell>
          <table:table-cell office:value-type="float" office:value="25585000" calcext:value-type="float">
            <text:p>25585000</text:p>
          </table:table-cell>
          <table:table-cell office:value-type="float" office:value="25717000" calcext:value-type="float">
            <text:p>25717000</text:p>
          </table:table-cell>
          <table:table-cell office:value-type="float" office:value="28153000" calcext:value-type="float">
            <text:p>28153000</text:p>
          </table:table-cell>
          <table:table-cell office:value-type="float" office:value="25214000" calcext:value-type="float">
            <text:p>25214000</text:p>
          </table:table-cell>
          <table:table-cell office:value-type="float" office:value="25901000" calcext:value-type="float">
            <text:p>25901000</text:p>
          </table:table-cell>
          <table:table-cell office:value-type="float" office:value="25400000" calcext:value-type="float">
            <text:p>25400000</text:p>
          </table:table-cell>
          <table:table-cell office:value-type="float" office:value="25130000" calcext:value-type="float">
            <text:p>25130000</text:p>
          </table:table-cell>
          <table:table-cell office:value-type="float" office:value="27539000" calcext:value-type="float">
            <text:p>27539000</text:p>
          </table:table-cell>
          <table:table-cell office:value-type="float" office:value="25112000" calcext:value-type="float">
            <text:p>2511200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AVERAGE([.A80:.CV80])" office:value-type="float" office:value="26726060" calcext:value-type="float">
            <text:p>26726060</text:p>
          </table:table-cell>
        </table:table-row>
        <table:table-row table:style-name="ro1">
          <table:table-cell office:value-type="float" office:value="27322000" calcext:value-type="float">
            <text:p>27322000</text:p>
          </table:table-cell>
          <table:table-cell office:value-type="float" office:value="25893000" calcext:value-type="float">
            <text:p>25893000</text:p>
          </table:table-cell>
          <table:table-cell office:value-type="float" office:value="25977000" calcext:value-type="float">
            <text:p>25977000</text:p>
          </table:table-cell>
          <table:table-cell office:value-type="float" office:value="25910000" calcext:value-type="float">
            <text:p>25910000</text:p>
          </table:table-cell>
          <table:table-cell office:value-type="float" office:value="26159000" calcext:value-type="float">
            <text:p>26159000</text:p>
          </table:table-cell>
          <table:table-cell office:value-type="float" office:value="26118000" calcext:value-type="float">
            <text:p>26118000</text:p>
          </table:table-cell>
          <table:table-cell office:value-type="float" office:value="28096000" calcext:value-type="float">
            <text:p>28096000</text:p>
          </table:table-cell>
          <table:table-cell office:value-type="float" office:value="31137000" calcext:value-type="float">
            <text:p>31137000</text:p>
          </table:table-cell>
          <table:table-cell office:value-type="float" office:value="28067000" calcext:value-type="float">
            <text:p>28067000</text:p>
          </table:table-cell>
          <table:table-cell office:value-type="float" office:value="29530000" calcext:value-type="float">
            <text:p>29530000</text:p>
          </table:table-cell>
          <table:table-cell office:value-type="float" office:value="28881000" calcext:value-type="float">
            <text:p>28881000</text:p>
          </table:table-cell>
          <table:table-cell office:value-type="float" office:value="25879000" calcext:value-type="float">
            <text:p>25879000</text:p>
          </table:table-cell>
          <table:table-cell office:value-type="float" office:value="25688000" calcext:value-type="float">
            <text:p>25688000</text:p>
          </table:table-cell>
          <table:table-cell office:value-type="float" office:value="27974000" calcext:value-type="float">
            <text:p>27974000</text:p>
          </table:table-cell>
          <table:table-cell office:value-type="float" office:value="28832000" calcext:value-type="float">
            <text:p>28832000</text:p>
          </table:table-cell>
          <table:table-cell office:value-type="float" office:value="29558000" calcext:value-type="float">
            <text:p>29558000</text:p>
          </table:table-cell>
          <table:table-cell office:value-type="float" office:value="25873000" calcext:value-type="float">
            <text:p>25873000</text:p>
          </table:table-cell>
          <table:table-cell office:value-type="float" office:value="25938000" calcext:value-type="float">
            <text:p>25938000</text:p>
          </table:table-cell>
          <table:table-cell office:value-type="float" office:value="26424000" calcext:value-type="float">
            <text:p>26424000</text:p>
          </table:table-cell>
          <table:table-cell office:value-type="float" office:value="26615000" calcext:value-type="float">
            <text:p>26615000</text:p>
          </table:table-cell>
          <table:table-cell office:value-type="float" office:value="25794000" calcext:value-type="float">
            <text:p>25794000</text:p>
          </table:table-cell>
          <table:table-cell office:value-type="float" office:value="31071000" calcext:value-type="float">
            <text:p>31071000</text:p>
          </table:table-cell>
          <table:table-cell office:value-type="float" office:value="25896000" calcext:value-type="float">
            <text:p>25896000</text:p>
          </table:table-cell>
          <table:table-cell office:value-type="float" office:value="28136000" calcext:value-type="float">
            <text:p>28136000</text:p>
          </table:table-cell>
          <table:table-cell office:value-type="float" office:value="25932000" calcext:value-type="float">
            <text:p>25932000</text:p>
          </table:table-cell>
          <table:table-cell office:value-type="float" office:value="26631000" calcext:value-type="float">
            <text:p>26631000</text:p>
          </table:table-cell>
          <table:table-cell office:value-type="float" office:value="25883000" calcext:value-type="float">
            <text:p>25883000</text:p>
          </table:table-cell>
          <table:table-cell office:value-type="float" office:value="27191000" calcext:value-type="float">
            <text:p>27191000</text:p>
          </table:table-cell>
          <table:table-cell office:value-type="float" office:value="25862000" calcext:value-type="float">
            <text:p>25862000</text:p>
          </table:table-cell>
          <table:table-cell office:value-type="float" office:value="25778000" calcext:value-type="float">
            <text:p>25778000</text:p>
          </table:table-cell>
          <table:table-cell office:value-type="float" office:value="28494000" calcext:value-type="float">
            <text:p>28494000</text:p>
          </table:table-cell>
          <table:table-cell office:value-type="float" office:value="29063000" calcext:value-type="float">
            <text:p>29063000</text:p>
          </table:table-cell>
          <table:table-cell office:value-type="float" office:value="27858000" calcext:value-type="float">
            <text:p>27858000</text:p>
          </table:table-cell>
          <table:table-cell office:value-type="float" office:value="25853000" calcext:value-type="float">
            <text:p>25853000</text:p>
          </table:table-cell>
          <table:table-cell office:value-type="float" office:value="29894000" calcext:value-type="float">
            <text:p>29894000</text:p>
          </table:table-cell>
          <table:table-cell office:value-type="float" office:value="26116000" calcext:value-type="float">
            <text:p>26116000</text:p>
          </table:table-cell>
          <table:table-cell office:value-type="float" office:value="26395000" calcext:value-type="float">
            <text:p>26395000</text:p>
          </table:table-cell>
          <table:table-cell office:value-type="float" office:value="31538000" calcext:value-type="float">
            <text:p>31538000</text:p>
          </table:table-cell>
          <table:table-cell office:value-type="float" office:value="25827000" calcext:value-type="float">
            <text:p>25827000</text:p>
          </table:table-cell>
          <table:table-cell office:value-type="float" office:value="26023000" calcext:value-type="float">
            <text:p>26023000</text:p>
          </table:table-cell>
          <table:table-cell office:value-type="float" office:value="26059000" calcext:value-type="float">
            <text:p>26059000</text:p>
          </table:table-cell>
          <table:table-cell office:value-type="float" office:value="25871000" calcext:value-type="float">
            <text:p>25871000</text:p>
          </table:table-cell>
          <table:table-cell office:value-type="float" office:value="25622000" calcext:value-type="float">
            <text:p>25622000</text:p>
          </table:table-cell>
          <table:table-cell office:value-type="float" office:value="28712000" calcext:value-type="float">
            <text:p>28712000</text:p>
          </table:table-cell>
          <table:table-cell office:value-type="float" office:value="28274000" calcext:value-type="float">
            <text:p>28274000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30076000" calcext:value-type="float">
            <text:p>30076000</text:p>
          </table:table-cell>
          <table:table-cell office:value-type="float" office:value="29267000" calcext:value-type="float">
            <text:p>29267000</text:p>
          </table:table-cell>
          <table:table-cell office:value-type="float" office:value="25791000" calcext:value-type="float">
            <text:p>25791000</text:p>
          </table:table-cell>
          <table:table-cell office:value-type="float" office:value="25916000" calcext:value-type="float">
            <text:p>25916000</text:p>
          </table:table-cell>
          <table:table-cell office:value-type="float" office:value="25786000" calcext:value-type="float">
            <text:p>25786000</text:p>
          </table:table-cell>
          <table:table-cell office:value-type="float" office:value="29370000" calcext:value-type="float">
            <text:p>29370000</text:p>
          </table:table-cell>
          <table:table-cell office:value-type="float" office:value="25803000" calcext:value-type="float">
            <text:p>25803000</text:p>
          </table:table-cell>
          <table:table-cell office:value-type="float" office:value="26024000" calcext:value-type="float">
            <text:p>26024000</text:p>
          </table:table-cell>
          <table:table-cell office:value-type="float" office:value="25938000" calcext:value-type="float">
            <text:p>25938000</text:p>
          </table:table-cell>
          <table:table-cell office:value-type="float" office:value="25598000" calcext:value-type="float">
            <text:p>25598000</text:p>
          </table:table-cell>
          <table:table-cell office:value-type="float" office:value="25788000" calcext:value-type="float">
            <text:p>25788000</text:p>
          </table:table-cell>
          <table:table-cell office:value-type="float" office:value="25843000" calcext:value-type="float">
            <text:p>25843000</text:p>
          </table:table-cell>
          <table:table-cell office:value-type="float" office:value="28479000" calcext:value-type="float">
            <text:p>28479000</text:p>
          </table:table-cell>
          <table:table-cell office:value-type="float" office:value="26130000" calcext:value-type="float">
            <text:p>26130000</text:p>
          </table:table-cell>
          <table:table-cell office:value-type="float" office:value="25849000" calcext:value-type="float">
            <text:p>25849000</text:p>
          </table:table-cell>
          <table:table-cell office:value-type="float" office:value="25821000" calcext:value-type="float">
            <text:p>25821000</text:p>
          </table:table-cell>
          <table:table-cell office:value-type="float" office:value="25865000" calcext:value-type="float">
            <text:p>25865000</text:p>
          </table:table-cell>
          <table:table-cell office:value-type="float" office:value="25808000" calcext:value-type="float">
            <text:p>25808000</text:p>
          </table:table-cell>
          <table:table-cell office:value-type="float" office:value="26034000" calcext:value-type="float">
            <text:p>26034000</text:p>
          </table:table-cell>
          <table:table-cell office:value-type="float" office:value="25804000" calcext:value-type="float">
            <text:p>25804000</text:p>
          </table:table-cell>
          <table:table-cell office:value-type="float" office:value="25700000" calcext:value-type="float">
            <text:p>25700000</text:p>
          </table:table-cell>
          <table:table-cell office:value-type="float" office:value="25509000" calcext:value-type="float">
            <text:p>25509000</text:p>
          </table:table-cell>
          <table:table-cell office:value-type="float" office:value="25487000" calcext:value-type="float">
            <text:p>25487000</text:p>
          </table:table-cell>
          <table:table-cell office:value-type="float" office:value="30389000" calcext:value-type="float">
            <text:p>30389000</text:p>
          </table:table-cell>
          <table:table-cell office:value-type="float" office:value="25756000" calcext:value-type="float">
            <text:p>25756000</text:p>
          </table:table-cell>
          <table:table-cell office:value-type="float" office:value="28818000" calcext:value-type="float">
            <text:p>28818000</text:p>
          </table:table-cell>
          <table:table-cell office:value-type="float" office:value="29917000" calcext:value-type="float">
            <text:p>29917000</text:p>
          </table:table-cell>
          <table:table-cell office:value-type="float" office:value="25922000" calcext:value-type="float">
            <text:p>25922000</text:p>
          </table:table-cell>
          <table:table-cell office:value-type="float" office:value="25905000" calcext:value-type="float">
            <text:p>25905000</text:p>
          </table:table-cell>
          <table:table-cell office:value-type="float" office:value="25733000" calcext:value-type="float">
            <text:p>25733000</text:p>
          </table:table-cell>
          <table:table-cell office:value-type="float" office:value="25746000" calcext:value-type="float">
            <text:p>25746000</text:p>
          </table:table-cell>
          <table:table-cell office:value-type="float" office:value="25807000" calcext:value-type="float">
            <text:p>25807000</text:p>
          </table:table-cell>
          <table:table-cell office:value-type="float" office:value="25848000" calcext:value-type="float">
            <text:p>25848000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5844000" calcext:value-type="float">
            <text:p>25844000</text:p>
          </table:table-cell>
          <table:table-cell office:value-type="float" office:value="25904000" calcext:value-type="float">
            <text:p>25904000</text:p>
          </table:table-cell>
          <table:table-cell office:value-type="float" office:value="28133000" calcext:value-type="float">
            <text:p>28133000</text:p>
          </table:table-cell>
          <table:table-cell office:value-type="float" office:value="25845000" calcext:value-type="float">
            <text:p>25845000</text:p>
          </table:table-cell>
          <table:table-cell office:value-type="float" office:value="25901000" calcext:value-type="float">
            <text:p>25901000</text:p>
          </table:table-cell>
          <table:table-cell office:value-type="float" office:value="28520000" calcext:value-type="float">
            <text:p>28520000</text:p>
          </table:table-cell>
          <table:table-cell office:value-type="float" office:value="25683000" calcext:value-type="float">
            <text:p>25683000</text:p>
          </table:table-cell>
          <table:table-cell office:value-type="float" office:value="26103000" calcext:value-type="float">
            <text:p>26103000</text:p>
          </table:table-cell>
          <table:table-cell office:value-type="float" office:value="25820000" calcext:value-type="float">
            <text:p>25820000</text:p>
          </table:table-cell>
          <table:table-cell office:value-type="float" office:value="27660000" calcext:value-type="float">
            <text:p>27660000</text:p>
          </table:table-cell>
          <table:table-cell office:value-type="float" office:value="25851000" calcext:value-type="float">
            <text:p>25851000</text:p>
          </table:table-cell>
          <table:table-cell office:value-type="float" office:value="29066000" calcext:value-type="float">
            <text:p>29066000</text:p>
          </table:table-cell>
          <table:table-cell office:value-type="float" office:value="25730000" calcext:value-type="float">
            <text:p>25730000</text:p>
          </table:table-cell>
          <table:table-cell office:value-type="float" office:value="25593000" calcext:value-type="float">
            <text:p>25593000</text:p>
          </table:table-cell>
          <table:table-cell office:value-type="float" office:value="25764000" calcext:value-type="float">
            <text:p>25764000</text:p>
          </table:table-cell>
          <table:table-cell office:value-type="float" office:value="25508000" calcext:value-type="float">
            <text:p>25508000</text:p>
          </table:table-cell>
          <table:table-cell office:value-type="float" office:value="25515000" calcext:value-type="float">
            <text:p>25515000</text:p>
          </table:table-cell>
          <table:table-cell office:value-type="float" office:value="25847000" calcext:value-type="float">
            <text:p>25847000</text:p>
          </table:table-cell>
          <table:table-cell office:value-type="float" office:value="25903000" calcext:value-type="float">
            <text:p>25903000</text:p>
          </table:table-cell>
          <table:table-cell office:value-type="float" office:value="25838000" calcext:value-type="float">
            <text:p>2583800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AVERAGE([.A81:.CV81])" office:value-type="float" office:value="26811040" calcext:value-type="float">
            <text:p>26811040</text:p>
          </table:table-cell>
        </table:table-row>
        <table:table-row table:style-name="ro1">
          <table:table-cell office:value-type="float" office:value="25523000" calcext:value-type="float">
            <text:p>25523000</text:p>
          </table:table-cell>
          <table:table-cell office:value-type="float" office:value="26329000" calcext:value-type="float">
            <text:p>26329000</text:p>
          </table:table-cell>
          <table:table-cell office:value-type="float" office:value="26401000" calcext:value-type="float">
            <text:p>26401000</text:p>
          </table:table-cell>
          <table:table-cell office:value-type="float" office:value="25652000" calcext:value-type="float">
            <text:p>25652000</text:p>
          </table:table-cell>
          <table:table-cell office:value-type="float" office:value="30500000" calcext:value-type="float">
            <text:p>30500000</text:p>
          </table:table-cell>
          <table:table-cell office:value-type="float" office:value="28685000" calcext:value-type="float">
            <text:p>28685000</text:p>
          </table:table-cell>
          <table:table-cell office:value-type="float" office:value="27475000" calcext:value-type="float">
            <text:p>27475000</text:p>
          </table:table-cell>
          <table:table-cell office:value-type="float" office:value="28702000" calcext:value-type="float">
            <text:p>28702000</text:p>
          </table:table-cell>
          <table:table-cell office:value-type="float" office:value="26030000" calcext:value-type="float">
            <text:p>26030000</text:p>
          </table:table-cell>
          <table:table-cell office:value-type="float" office:value="26301000" calcext:value-type="float">
            <text:p>26301000</text:p>
          </table:table-cell>
          <table:table-cell office:value-type="float" office:value="25661000" calcext:value-type="float">
            <text:p>25661000</text:p>
          </table:table-cell>
          <table:table-cell office:value-type="float" office:value="25691000" calcext:value-type="float">
            <text:p>25691000</text:p>
          </table:table-cell>
          <table:table-cell office:value-type="float" office:value="26491000" calcext:value-type="float">
            <text:p>26491000</text:p>
          </table:table-cell>
          <table:table-cell office:value-type="float" office:value="25859000" calcext:value-type="float">
            <text:p>25859000</text:p>
          </table:table-cell>
          <table:table-cell office:value-type="float" office:value="26123000" calcext:value-type="float">
            <text:p>26123000</text:p>
          </table:table-cell>
          <table:table-cell office:value-type="float" office:value="26187000" calcext:value-type="float">
            <text:p>26187000</text:p>
          </table:table-cell>
          <table:table-cell office:value-type="float" office:value="28839000" calcext:value-type="float">
            <text:p>28839000</text:p>
          </table:table-cell>
          <table:table-cell office:value-type="float" office:value="25801000" calcext:value-type="float">
            <text:p>25801000</text:p>
          </table:table-cell>
          <table:table-cell office:value-type="float" office:value="31091000" calcext:value-type="float">
            <text:p>31091000</text:p>
          </table:table-cell>
          <table:table-cell office:value-type="float" office:value="28848000" calcext:value-type="float">
            <text:p>28848000</text:p>
          </table:table-cell>
          <table:table-cell office:value-type="float" office:value="26423000" calcext:value-type="float">
            <text:p>26423000</text:p>
          </table:table-cell>
          <table:table-cell office:value-type="float" office:value="26038000" calcext:value-type="float">
            <text:p>26038000</text:p>
          </table:table-cell>
          <table:table-cell office:value-type="float" office:value="29303000" calcext:value-type="float">
            <text:p>29303000</text:p>
          </table:table-cell>
          <table:table-cell office:value-type="float" office:value="26415000" calcext:value-type="float">
            <text:p>26415000</text:p>
          </table:table-cell>
          <table:table-cell office:value-type="float" office:value="25754000" calcext:value-type="float">
            <text:p>25754000</text:p>
          </table:table-cell>
          <table:table-cell office:value-type="float" office:value="25851000" calcext:value-type="float">
            <text:p>25851000</text:p>
          </table:table-cell>
          <table:table-cell office:value-type="float" office:value="26324000" calcext:value-type="float">
            <text:p>26324000</text:p>
          </table:table-cell>
          <table:table-cell office:value-type="float" office:value="25626000" calcext:value-type="float">
            <text:p>25626000</text:p>
          </table:table-cell>
          <table:table-cell office:value-type="float" office:value="29376000" calcext:value-type="float">
            <text:p>29376000</text:p>
          </table:table-cell>
          <table:table-cell office:value-type="float" office:value="27052000" calcext:value-type="float">
            <text:p>27052000</text:p>
          </table:table-cell>
          <table:table-cell office:value-type="float" office:value="26384000" calcext:value-type="float">
            <text:p>26384000</text:p>
          </table:table-cell>
          <table:table-cell office:value-type="float" office:value="26315000" calcext:value-type="float">
            <text:p>26315000</text:p>
          </table:table-cell>
          <table:table-cell office:value-type="float" office:value="27931000" calcext:value-type="float">
            <text:p>27931000</text:p>
          </table:table-cell>
          <table:table-cell office:value-type="float" office:value="31628000" calcext:value-type="float">
            <text:p>31628000</text:p>
          </table:table-cell>
          <table:table-cell office:value-type="float" office:value="31504000" calcext:value-type="float">
            <text:p>31504000</text:p>
          </table:table-cell>
          <table:table-cell office:value-type="float" office:value="26062000" calcext:value-type="float">
            <text:p>26062000</text:p>
          </table:table-cell>
          <table:table-cell office:value-type="float" office:value="26134000" calcext:value-type="float">
            <text:p>26134000</text:p>
          </table:table-cell>
          <table:table-cell office:value-type="float" office:value="25961000" calcext:value-type="float">
            <text:p>25961000</text:p>
          </table:table-cell>
          <table:table-cell office:value-type="float" office:value="26131000" calcext:value-type="float">
            <text:p>26131000</text:p>
          </table:table-cell>
          <table:table-cell office:value-type="float" office:value="26529000" calcext:value-type="float">
            <text:p>26529000</text:p>
          </table:table-cell>
          <table:table-cell office:value-type="float" office:value="29114000" calcext:value-type="float">
            <text:p>29114000</text:p>
          </table:table-cell>
          <table:table-cell office:value-type="float" office:value="26414000" calcext:value-type="float">
            <text:p>26414000</text:p>
          </table:table-cell>
          <table:table-cell office:value-type="float" office:value="26292000" calcext:value-type="float">
            <text:p>26292000</text:p>
          </table:table-cell>
          <table:table-cell office:value-type="float" office:value="26538000" calcext:value-type="float">
            <text:p>26538000</text:p>
          </table:table-cell>
          <table:table-cell office:value-type="float" office:value="29172000" calcext:value-type="float">
            <text:p>29172000</text:p>
          </table:table-cell>
          <table:table-cell office:value-type="float" office:value="25964000" calcext:value-type="float">
            <text:p>25964000</text:p>
          </table:table-cell>
          <table:table-cell office:value-type="float" office:value="26032000" calcext:value-type="float">
            <text:p>26032000</text:p>
          </table:table-cell>
          <table:table-cell office:value-type="float" office:value="27412000" calcext:value-type="float">
            <text:p>27412000</text:p>
          </table:table-cell>
          <table:table-cell office:value-type="float" office:value="28708000" calcext:value-type="float">
            <text:p>28708000</text:p>
          </table:table-cell>
          <table:table-cell office:value-type="float" office:value="26423000" calcext:value-type="float">
            <text:p>26423000</text:p>
          </table:table-cell>
          <table:table-cell office:value-type="float" office:value="26176000" calcext:value-type="float">
            <text:p>26176000</text:p>
          </table:table-cell>
          <table:table-cell office:value-type="float" office:value="30196000" calcext:value-type="float">
            <text:p>30196000</text:p>
          </table:table-cell>
          <table:table-cell office:value-type="float" office:value="28196000" calcext:value-type="float">
            <text:p>28196000</text:p>
          </table:table-cell>
          <table:table-cell office:value-type="float" office:value="26216000" calcext:value-type="float">
            <text:p>26216000</text:p>
          </table:table-cell>
          <table:table-cell office:value-type="float" office:value="26476000" calcext:value-type="float">
            <text:p>26476000</text:p>
          </table:table-cell>
          <table:table-cell office:value-type="float" office:value="29447000" calcext:value-type="float">
            <text:p>29447000</text:p>
          </table:table-cell>
          <table:table-cell office:value-type="float" office:value="26241000" calcext:value-type="float">
            <text:p>26241000</text:p>
          </table:table-cell>
          <table:table-cell office:value-type="float" office:value="26267000" calcext:value-type="float">
            <text:p>26267000</text:p>
          </table:table-cell>
          <table:table-cell office:value-type="float" office:value="26108000" calcext:value-type="float">
            <text:p>26108000</text:p>
          </table:table-cell>
          <table:table-cell office:value-type="float" office:value="26156000" calcext:value-type="float">
            <text:p>26156000</text:p>
          </table:table-cell>
          <table:table-cell office:value-type="float" office:value="26499000" calcext:value-type="float">
            <text:p>26499000</text:p>
          </table:table-cell>
          <table:table-cell office:value-type="float" office:value="29415000" calcext:value-type="float">
            <text:p>29415000</text:p>
          </table:table-cell>
          <table:table-cell office:value-type="float" office:value="26409000" calcext:value-type="float">
            <text:p>26409000</text:p>
          </table:table-cell>
          <table:table-cell office:value-type="float" office:value="29362000" calcext:value-type="float">
            <text:p>29362000</text:p>
          </table:table-cell>
          <table:table-cell office:value-type="float" office:value="25589000" calcext:value-type="float">
            <text:p>25589000</text:p>
          </table:table-cell>
          <table:table-cell office:value-type="float" office:value="26126000" calcext:value-type="float">
            <text:p>26126000</text:p>
          </table:table-cell>
          <table:table-cell office:value-type="float" office:value="26136000" calcext:value-type="float">
            <text:p>26136000</text:p>
          </table:table-cell>
          <table:table-cell office:value-type="float" office:value="25607000" calcext:value-type="float">
            <text:p>25607000</text:p>
          </table:table-cell>
          <table:table-cell office:value-type="float" office:value="26410000" calcext:value-type="float">
            <text:p>26410000</text:p>
          </table:table-cell>
          <table:table-cell office:value-type="float" office:value="28286000" calcext:value-type="float">
            <text:p>28286000</text:p>
          </table:table-cell>
          <table:table-cell office:value-type="float" office:value="29304000" calcext:value-type="float">
            <text:p>29304000</text:p>
          </table:table-cell>
          <table:table-cell office:value-type="float" office:value="26310000" calcext:value-type="float">
            <text:p>26310000</text:p>
          </table:table-cell>
          <table:table-cell office:value-type="float" office:value="26211000" calcext:value-type="float">
            <text:p>26211000</text:p>
          </table:table-cell>
          <table:table-cell office:value-type="float" office:value="30527000" calcext:value-type="float">
            <text:p>30527000</text:p>
          </table:table-cell>
          <table:table-cell office:value-type="float" office:value="26245000" calcext:value-type="float">
            <text:p>26245000</text:p>
          </table:table-cell>
          <table:table-cell office:value-type="float" office:value="25576000" calcext:value-type="float">
            <text:p>25576000</text:p>
          </table:table-cell>
          <table:table-cell office:value-type="float" office:value="26328000" calcext:value-type="float">
            <text:p>26328000</text:p>
          </table:table-cell>
          <table:table-cell office:value-type="float" office:value="25681000" calcext:value-type="float">
            <text:p>25681000</text:p>
          </table:table-cell>
          <table:table-cell office:value-type="float" office:value="27959000" calcext:value-type="float">
            <text:p>27959000</text:p>
          </table:table-cell>
          <table:table-cell office:value-type="float" office:value="25951000" calcext:value-type="float">
            <text:p>25951000</text:p>
          </table:table-cell>
          <table:table-cell office:value-type="float" office:value="29062000" calcext:value-type="float">
            <text:p>29062000</text:p>
          </table:table-cell>
          <table:table-cell office:value-type="float" office:value="25562000" calcext:value-type="float">
            <text:p>25562000</text:p>
          </table:table-cell>
          <table:table-cell office:value-type="float" office:value="25769000" calcext:value-type="float">
            <text:p>25769000</text:p>
          </table:table-cell>
          <table:table-cell office:value-type="float" office:value="26168000" calcext:value-type="float">
            <text:p>26168000</text:p>
          </table:table-cell>
          <table:table-cell office:value-type="float" office:value="26082000" calcext:value-type="float">
            <text:p>26082000</text:p>
          </table:table-cell>
          <table:table-cell office:value-type="float" office:value="28474000" calcext:value-type="float">
            <text:p>28474000</text:p>
          </table:table-cell>
          <table:table-cell office:value-type="float" office:value="25730000" calcext:value-type="float">
            <text:p>25730000</text:p>
          </table:table-cell>
          <table:table-cell office:value-type="float" office:value="25725000" calcext:value-type="float">
            <text:p>25725000</text:p>
          </table:table-cell>
          <table:table-cell office:value-type="float" office:value="26292000" calcext:value-type="float">
            <text:p>26292000</text:p>
          </table:table-cell>
          <table:table-cell office:value-type="float" office:value="27813000" calcext:value-type="float">
            <text:p>27813000</text:p>
          </table:table-cell>
          <table:table-cell office:value-type="float" office:value="28442000" calcext:value-type="float">
            <text:p>28442000</text:p>
          </table:table-cell>
          <table:table-cell office:value-type="float" office:value="25735000" calcext:value-type="float">
            <text:p>25735000</text:p>
          </table:table-cell>
          <table:table-cell office:value-type="float" office:value="29612000" calcext:value-type="float">
            <text:p>29612000</text:p>
          </table:table-cell>
          <table:table-cell office:value-type="float" office:value="26303000" calcext:value-type="float">
            <text:p>26303000</text:p>
          </table:table-cell>
          <table:table-cell office:value-type="float" office:value="29885000" calcext:value-type="float">
            <text:p>29885000</text:p>
          </table:table-cell>
          <table:table-cell office:value-type="float" office:value="27920000" calcext:value-type="float">
            <text:p>27920000</text:p>
          </table:table-cell>
          <table:table-cell office:value-type="float" office:value="29346000" calcext:value-type="float">
            <text:p>29346000</text:p>
          </table:table-cell>
          <table:table-cell office:value-type="float" office:value="26448000" calcext:value-type="float">
            <text:p>26448000</text:p>
          </table:table-cell>
          <table:table-cell office:value-type="float" office:value="27782000" calcext:value-type="float">
            <text:p>27782000</text:p>
          </table:table-cell>
          <table:table-cell office:value-type="float" office:value="26135000" calcext:value-type="float">
            <text:p>2613500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AVERAGE([.A82:.CV82])" office:value-type="float" office:value="27126940" calcext:value-type="float">
            <text:p>27126940</text:p>
          </table:table-cell>
        </table:table-row>
        <table:table-row table:style-name="ro1">
          <table:table-cell office:value-type="float" office:value="28058000" calcext:value-type="float">
            <text:p>28058000</text:p>
          </table:table-cell>
          <table:table-cell office:value-type="float" office:value="26485000" calcext:value-type="float">
            <text:p>26485000</text:p>
          </table:table-cell>
          <table:table-cell office:value-type="float" office:value="29905000" calcext:value-type="float">
            <text:p>29905000</text:p>
          </table:table-cell>
          <table:table-cell office:value-type="float" office:value="28456000" calcext:value-type="float">
            <text:p>28456000</text:p>
          </table:table-cell>
          <table:table-cell office:value-type="float" office:value="30631000" calcext:value-type="float">
            <text:p>30631000</text:p>
          </table:table-cell>
          <table:table-cell office:value-type="float" office:value="29906000" calcext:value-type="float">
            <text:p>29906000</text:p>
          </table:table-cell>
          <table:table-cell office:value-type="float" office:value="26832000" calcext:value-type="float">
            <text:p>26832000</text:p>
          </table:table-cell>
          <table:table-cell office:value-type="float" office:value="26695000" calcext:value-type="float">
            <text:p>26695000</text:p>
          </table:table-cell>
          <table:table-cell office:value-type="float" office:value="28789000" calcext:value-type="float">
            <text:p>28789000</text:p>
          </table:table-cell>
          <table:table-cell office:value-type="float" office:value="26472000" calcext:value-type="float">
            <text:p>26472000</text:p>
          </table:table-cell>
          <table:table-cell office:value-type="float" office:value="26577000" calcext:value-type="float">
            <text:p>26577000</text:p>
          </table:table-cell>
          <table:table-cell office:value-type="float" office:value="30016000" calcext:value-type="float">
            <text:p>30016000</text:p>
          </table:table-cell>
          <table:table-cell office:value-type="float" office:value="26478000" calcext:value-type="float">
            <text:p>26478000</text:p>
          </table:table-cell>
          <table:table-cell office:value-type="float" office:value="28046000" calcext:value-type="float">
            <text:p>28046000</text:p>
          </table:table-cell>
          <table:table-cell office:value-type="float" office:value="28496000" calcext:value-type="float">
            <text:p>28496000</text:p>
          </table:table-cell>
          <table:table-cell office:value-type="float" office:value="26633000" calcext:value-type="float">
            <text:p>26633000</text:p>
          </table:table-cell>
          <table:table-cell office:value-type="float" office:value="26405000" calcext:value-type="float">
            <text:p>26405000</text:p>
          </table:table-cell>
          <table:table-cell office:value-type="float" office:value="26780000" calcext:value-type="float">
            <text:p>26780000</text:p>
          </table:table-cell>
          <table:table-cell office:value-type="float" office:value="31137000" calcext:value-type="float">
            <text:p>31137000</text:p>
          </table:table-cell>
          <table:table-cell office:value-type="float" office:value="26618000" calcext:value-type="float">
            <text:p>26618000</text:p>
          </table:table-cell>
          <table:table-cell office:value-type="float" office:value="26636000" calcext:value-type="float">
            <text:p>26636000</text:p>
          </table:table-cell>
          <table:table-cell office:value-type="float" office:value="32113000" calcext:value-type="float">
            <text:p>32113000</text:p>
          </table:table-cell>
          <table:table-cell office:value-type="float" office:value="26603000" calcext:value-type="float">
            <text:p>26603000</text:p>
          </table:table-cell>
          <table:table-cell office:value-type="float" office:value="28884000" calcext:value-type="float">
            <text:p>28884000</text:p>
          </table:table-cell>
          <table:table-cell office:value-type="float" office:value="26728000" calcext:value-type="float">
            <text:p>26728000</text:p>
          </table:table-cell>
          <table:table-cell office:value-type="float" office:value="26691000" calcext:value-type="float">
            <text:p>26691000</text:p>
          </table:table-cell>
          <table:table-cell office:value-type="float" office:value="26282000" calcext:value-type="float">
            <text:p>26282000</text:p>
          </table:table-cell>
          <table:table-cell office:value-type="float" office:value="29382000" calcext:value-type="float">
            <text:p>29382000</text:p>
          </table:table-cell>
          <table:table-cell office:value-type="float" office:value="26519000" calcext:value-type="float">
            <text:p>26519000</text:p>
          </table:table-cell>
          <table:table-cell office:value-type="float" office:value="28031000" calcext:value-type="float">
            <text:p>28031000</text:p>
          </table:table-cell>
          <table:table-cell office:value-type="float" office:value="26457000" calcext:value-type="float">
            <text:p>26457000</text:p>
          </table:table-cell>
          <table:table-cell office:value-type="float" office:value="26734000" calcext:value-type="float">
            <text:p>26734000</text:p>
          </table:table-cell>
          <table:table-cell office:value-type="float" office:value="28730000" calcext:value-type="float">
            <text:p>28730000</text:p>
          </table:table-cell>
          <table:table-cell office:value-type="float" office:value="28312000" calcext:value-type="float">
            <text:p>28312000</text:p>
          </table:table-cell>
          <table:table-cell office:value-type="float" office:value="26590000" calcext:value-type="float">
            <text:p>26590000</text:p>
          </table:table-cell>
          <table:table-cell office:value-type="float" office:value="30845000" calcext:value-type="float">
            <text:p>30845000</text:p>
          </table:table-cell>
          <table:table-cell office:value-type="float" office:value="26700000" calcext:value-type="float">
            <text:p>26700000</text:p>
          </table:table-cell>
          <table:table-cell office:value-type="float" office:value="26657000" calcext:value-type="float">
            <text:p>26657000</text:p>
          </table:table-cell>
          <table:table-cell office:value-type="float" office:value="26442000" calcext:value-type="float">
            <text:p>26442000</text:p>
          </table:table-cell>
          <table:table-cell office:value-type="float" office:value="29009000" calcext:value-type="float">
            <text:p>29009000</text:p>
          </table:table-cell>
          <table:table-cell office:value-type="float" office:value="26716000" calcext:value-type="float">
            <text:p>26716000</text:p>
          </table:table-cell>
          <table:table-cell office:value-type="float" office:value="26579000" calcext:value-type="float">
            <text:p>26579000</text:p>
          </table:table-cell>
          <table:table-cell office:value-type="float" office:value="26826000" calcext:value-type="float">
            <text:p>26826000</text:p>
          </table:table-cell>
          <table:table-cell office:value-type="float" office:value="26784000" calcext:value-type="float">
            <text:p>26784000</text:p>
          </table:table-cell>
          <table:table-cell office:value-type="float" office:value="26299000" calcext:value-type="float">
            <text:p>26299000</text:p>
          </table:table-cell>
          <table:table-cell office:value-type="float" office:value="26769000" calcext:value-type="float">
            <text:p>26769000</text:p>
          </table:table-cell>
          <table:table-cell office:value-type="float" office:value="26770000" calcext:value-type="float">
            <text:p>26770000</text:p>
          </table:table-cell>
          <table:table-cell office:value-type="float" office:value="26823000" calcext:value-type="float">
            <text:p>26823000</text:p>
          </table:table-cell>
          <table:table-cell office:value-type="float" office:value="29158000" calcext:value-type="float">
            <text:p>29158000</text:p>
          </table:table-cell>
          <table:table-cell office:value-type="float" office:value="29250000" calcext:value-type="float">
            <text:p>29250000</text:p>
          </table:table-cell>
          <table:table-cell office:value-type="float" office:value="26580000" calcext:value-type="float">
            <text:p>26580000</text:p>
          </table:table-cell>
          <table:table-cell office:value-type="float" office:value="26574000" calcext:value-type="float">
            <text:p>26574000</text:p>
          </table:table-cell>
          <table:table-cell office:value-type="float" office:value="29163000" calcext:value-type="float">
            <text:p>29163000</text:p>
          </table:table-cell>
          <table:table-cell office:value-type="float" office:value="26556000" calcext:value-type="float">
            <text:p>26556000</text:p>
          </table:table-cell>
          <table:table-cell office:value-type="float" office:value="27092000" calcext:value-type="float">
            <text:p>27092000</text:p>
          </table:table-cell>
          <table:table-cell office:value-type="float" office:value="26312000" calcext:value-type="float">
            <text:p>26312000</text:p>
          </table:table-cell>
          <table:table-cell office:value-type="float" office:value="29458000" calcext:value-type="float">
            <text:p>29458000</text:p>
          </table:table-cell>
          <table:table-cell office:value-type="float" office:value="26686000" calcext:value-type="float">
            <text:p>26686000</text:p>
          </table:table-cell>
          <table:table-cell office:value-type="float" office:value="26524000" calcext:value-type="float">
            <text:p>26524000</text:p>
          </table:table-cell>
          <table:table-cell office:value-type="float" office:value="30705000" calcext:value-type="float">
            <text:p>30705000</text:p>
          </table:table-cell>
          <table:table-cell office:value-type="float" office:value="26845000" calcext:value-type="float">
            <text:p>26845000</text:p>
          </table:table-cell>
          <table:table-cell office:value-type="float" office:value="26291000" calcext:value-type="float">
            <text:p>26291000</text:p>
          </table:table-cell>
          <table:table-cell office:value-type="float" office:value="29445000" calcext:value-type="float">
            <text:p>29445000</text:p>
          </table:table-cell>
          <table:table-cell office:value-type="float" office:value="26605000" calcext:value-type="float">
            <text:p>26605000</text:p>
          </table:table-cell>
          <table:table-cell office:value-type="float" office:value="26544000" calcext:value-type="float">
            <text:p>26544000</text:p>
          </table:table-cell>
          <table:table-cell office:value-type="float" office:value="26440000" calcext:value-type="float">
            <text:p>26440000</text:p>
          </table:table-cell>
          <table:table-cell office:value-type="float" office:value="26598000" calcext:value-type="float">
            <text:p>26598000</text:p>
          </table:table-cell>
          <table:table-cell office:value-type="float" office:value="26421000" calcext:value-type="float">
            <text:p>26421000</text:p>
          </table:table-cell>
          <table:table-cell office:value-type="float" office:value="30013000" calcext:value-type="float">
            <text:p>30013000</text:p>
          </table:table-cell>
          <table:table-cell office:value-type="float" office:value="26423000" calcext:value-type="float">
            <text:p>26423000</text:p>
          </table:table-cell>
          <table:table-cell office:value-type="float" office:value="28206000" calcext:value-type="float">
            <text:p>28206000</text:p>
          </table:table-cell>
          <table:table-cell office:value-type="float" office:value="26524000" calcext:value-type="float">
            <text:p>26524000</text:p>
          </table:table-cell>
          <table:table-cell office:value-type="float" office:value="26704000" calcext:value-type="float">
            <text:p>26704000</text:p>
          </table:table-cell>
          <table:table-cell office:value-type="float" office:value="28847000" calcext:value-type="float">
            <text:p>28847000</text:p>
          </table:table-cell>
          <table:table-cell office:value-type="float" office:value="26571000" calcext:value-type="float">
            <text:p>26571000</text:p>
          </table:table-cell>
          <table:table-cell office:value-type="float" office:value="26550000" calcext:value-type="float">
            <text:p>26550000</text:p>
          </table:table-cell>
          <table:table-cell office:value-type="float" office:value="31806000" calcext:value-type="float">
            <text:p>31806000</text:p>
          </table:table-cell>
          <table:table-cell office:value-type="float" office:value="26803000" calcext:value-type="float">
            <text:p>26803000</text:p>
          </table:table-cell>
          <table:table-cell office:value-type="float" office:value="28866000" calcext:value-type="float">
            <text:p>28866000</text:p>
          </table:table-cell>
          <table:table-cell office:value-type="float" office:value="26552000" calcext:value-type="float">
            <text:p>26552000</text:p>
          </table:table-cell>
          <table:table-cell office:value-type="float" office:value="29158000" calcext:value-type="float">
            <text:p>29158000</text:p>
          </table:table-cell>
          <table:table-cell office:value-type="float" office:value="26502000" calcext:value-type="float">
            <text:p>26502000</text:p>
          </table:table-cell>
          <table:table-cell office:value-type="float" office:value="26547000" calcext:value-type="float">
            <text:p>26547000</text:p>
          </table:table-cell>
          <table:table-cell office:value-type="float" office:value="26790000" calcext:value-type="float">
            <text:p>26790000</text:p>
          </table:table-cell>
          <table:table-cell office:value-type="float" office:value="31796000" calcext:value-type="float">
            <text:p>31796000</text:p>
          </table:table-cell>
          <table:table-cell office:value-type="float" office:value="28536000" calcext:value-type="float">
            <text:p>28536000</text:p>
          </table:table-cell>
          <table:table-cell office:value-type="float" office:value="26519000" calcext:value-type="float">
            <text:p>26519000</text:p>
          </table:table-cell>
          <table:table-cell office:value-type="float" office:value="26619000" calcext:value-type="float">
            <text:p>26619000</text:p>
          </table:table-cell>
          <table:table-cell office:value-type="float" office:value="26864000" calcext:value-type="float">
            <text:p>26864000</text:p>
          </table:table-cell>
          <table:table-cell office:value-type="float" office:value="26462000" calcext:value-type="float">
            <text:p>26462000</text:p>
          </table:table-cell>
          <table:table-cell office:value-type="float" office:value="31890000" calcext:value-type="float">
            <text:p>31890000</text:p>
          </table:table-cell>
          <table:table-cell office:value-type="float" office:value="26708000" calcext:value-type="float">
            <text:p>26708000</text:p>
          </table:table-cell>
          <table:table-cell office:value-type="float" office:value="26753000" calcext:value-type="float">
            <text:p>26753000</text:p>
          </table:table-cell>
          <table:table-cell office:value-type="float" office:value="26775000" calcext:value-type="float">
            <text:p>26775000</text:p>
          </table:table-cell>
          <table:table-cell office:value-type="float" office:value="26412000" calcext:value-type="float">
            <text:p>26412000</text:p>
          </table:table-cell>
          <table:table-cell office:value-type="float" office:value="26640000" calcext:value-type="float">
            <text:p>26640000</text:p>
          </table:table-cell>
          <table:table-cell office:value-type="float" office:value="30365000" calcext:value-type="float">
            <text:p>30365000</text:p>
          </table:table-cell>
          <table:table-cell office:value-type="float" office:value="28293000" calcext:value-type="float">
            <text:p>28293000</text:p>
          </table:table-cell>
          <table:table-cell office:value-type="float" office:value="26785000" calcext:value-type="float">
            <text:p>26785000</text:p>
          </table:table-cell>
          <table:table-cell office:value-type="float" office:value="29304000" calcext:value-type="float">
            <text:p>2930400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AVERAGE([.A83:.CV83])" office:value-type="float" office:value="27661560" calcext:value-type="float">
            <text:p>27661560</text:p>
          </table:table-cell>
        </table:table-row>
        <table:table-row table:style-name="ro1">
          <table:table-cell office:value-type="float" office:value="26699000" calcext:value-type="float">
            <text:p>26699000</text:p>
          </table:table-cell>
          <table:table-cell office:value-type="float" office:value="28770000" calcext:value-type="float">
            <text:p>28770000</text:p>
          </table:table-cell>
          <table:table-cell office:value-type="float" office:value="26515000" calcext:value-type="float">
            <text:p>26515000</text:p>
          </table:table-cell>
          <table:table-cell office:value-type="float" office:value="26785000" calcext:value-type="float">
            <text:p>26785000</text:p>
          </table:table-cell>
          <table:table-cell office:value-type="float" office:value="31791000" calcext:value-type="float">
            <text:p>31791000</text:p>
          </table:table-cell>
          <table:table-cell office:value-type="float" office:value="28501000" calcext:value-type="float">
            <text:p>28501000</text:p>
          </table:table-cell>
          <table:table-cell office:value-type="float" office:value="26358000" calcext:value-type="float">
            <text:p>26358000</text:p>
          </table:table-cell>
          <table:table-cell office:value-type="float" office:value="29692000" calcext:value-type="float">
            <text:p>29692000</text:p>
          </table:table-cell>
          <table:table-cell office:value-type="float" office:value="26844000" calcext:value-type="float">
            <text:p>26844000</text:p>
          </table:table-cell>
          <table:table-cell office:value-type="float" office:value="26749000" calcext:value-type="float">
            <text:p>26749000</text:p>
          </table:table-cell>
          <table:table-cell office:value-type="float" office:value="26512000" calcext:value-type="float">
            <text:p>26512000</text:p>
          </table:table-cell>
          <table:table-cell office:value-type="float" office:value="26821000" calcext:value-type="float">
            <text:p>26821000</text:p>
          </table:table-cell>
          <table:table-cell office:value-type="float" office:value="26771000" calcext:value-type="float">
            <text:p>26771000</text:p>
          </table:table-cell>
          <table:table-cell office:value-type="float" office:value="26876000" calcext:value-type="float">
            <text:p>26876000</text:p>
          </table:table-cell>
          <table:table-cell office:value-type="float" office:value="26526000" calcext:value-type="float">
            <text:p>26526000</text:p>
          </table:table-cell>
          <table:table-cell office:value-type="float" office:value="31977000" calcext:value-type="float">
            <text:p>31977000</text:p>
          </table:table-cell>
          <table:table-cell office:value-type="float" office:value="27248000" calcext:value-type="float">
            <text:p>27248000</text:p>
          </table:table-cell>
          <table:table-cell office:value-type="float" office:value="27347000" calcext:value-type="float">
            <text:p>27347000</text:p>
          </table:table-cell>
          <table:table-cell office:value-type="float" office:value="29114000" calcext:value-type="float">
            <text:p>29114000</text:p>
          </table:table-cell>
          <table:table-cell office:value-type="float" office:value="29651000" calcext:value-type="float">
            <text:p>29651000</text:p>
          </table:table-cell>
          <table:table-cell office:value-type="float" office:value="27057000" calcext:value-type="float">
            <text:p>27057000</text:p>
          </table:table-cell>
          <table:table-cell office:value-type="float" office:value="27231000" calcext:value-type="float">
            <text:p>27231000</text:p>
          </table:table-cell>
          <table:table-cell office:value-type="float" office:value="27120000" calcext:value-type="float">
            <text:p>27120000</text:p>
          </table:table-cell>
          <table:table-cell office:value-type="float" office:value="29162000" calcext:value-type="float">
            <text:p>29162000</text:p>
          </table:table-cell>
          <table:table-cell office:value-type="float" office:value="26503000" calcext:value-type="float">
            <text:p>26503000</text:p>
          </table:table-cell>
          <table:table-cell office:value-type="float" office:value="26480000" calcext:value-type="float">
            <text:p>26480000</text:p>
          </table:table-cell>
          <table:table-cell office:value-type="float" office:value="26737000" calcext:value-type="float">
            <text:p>26737000</text:p>
          </table:table-cell>
          <table:table-cell office:value-type="float" office:value="27131000" calcext:value-type="float">
            <text:p>27131000</text:p>
          </table:table-cell>
          <table:table-cell office:value-type="float" office:value="26483000" calcext:value-type="float">
            <text:p>26483000</text:p>
          </table:table-cell>
          <table:table-cell office:value-type="float" office:value="27052000" calcext:value-type="float">
            <text:p>27052000</text:p>
          </table:table-cell>
          <table:table-cell office:value-type="float" office:value="26332000" calcext:value-type="float">
            <text:p>26332000</text:p>
          </table:table-cell>
          <table:table-cell office:value-type="float" office:value="26987000" calcext:value-type="float">
            <text:p>26987000</text:p>
          </table:table-cell>
          <table:table-cell office:value-type="float" office:value="26577000" calcext:value-type="float">
            <text:p>26577000</text:p>
          </table:table-cell>
          <table:table-cell office:value-type="float" office:value="28229000" calcext:value-type="float">
            <text:p>28229000</text:p>
          </table:table-cell>
          <table:table-cell office:value-type="float" office:value="27218000" calcext:value-type="float">
            <text:p>27218000</text:p>
          </table:table-cell>
          <table:table-cell office:value-type="float" office:value="26773000" calcext:value-type="float">
            <text:p>26773000</text:p>
          </table:table-cell>
          <table:table-cell office:value-type="float" office:value="29266000" calcext:value-type="float">
            <text:p>29266000</text:p>
          </table:table-cell>
          <table:table-cell office:value-type="float" office:value="26444000" calcext:value-type="float">
            <text:p>26444000</text:p>
          </table:table-cell>
          <table:table-cell office:value-type="float" office:value="27103000" calcext:value-type="float">
            <text:p>27103000</text:p>
          </table:table-cell>
          <table:table-cell office:value-type="float" office:value="28735000" calcext:value-type="float">
            <text:p>28735000</text:p>
          </table:table-cell>
          <table:table-cell office:value-type="float" office:value="29453000" calcext:value-type="float">
            <text:p>29453000</text:p>
          </table:table-cell>
          <table:table-cell office:value-type="float" office:value="26490000" calcext:value-type="float">
            <text:p>26490000</text:p>
          </table:table-cell>
          <table:table-cell office:value-type="float" office:value="27126000" calcext:value-type="float">
            <text:p>27126000</text:p>
          </table:table-cell>
          <table:table-cell office:value-type="float" office:value="27046000" calcext:value-type="float">
            <text:p>27046000</text:p>
          </table:table-cell>
          <table:table-cell office:value-type="float" office:value="26943000" calcext:value-type="float">
            <text:p>26943000</text:p>
          </table:table-cell>
          <table:table-cell office:value-type="float" office:value="30770000" calcext:value-type="float">
            <text:p>30770000</text:p>
          </table:table-cell>
          <table:table-cell office:value-type="float" office:value="26182000" calcext:value-type="float">
            <text:p>26182000</text:p>
          </table:table-cell>
          <table:table-cell office:value-type="float" office:value="28678000" calcext:value-type="float">
            <text:p>28678000</text:p>
          </table:table-cell>
          <table:table-cell office:value-type="float" office:value="26336000" calcext:value-type="float">
            <text:p>26336000</text:p>
          </table:table-cell>
          <table:table-cell office:value-type="float" office:value="26824000" calcext:value-type="float">
            <text:p>26824000</text:p>
          </table:table-cell>
          <table:table-cell office:value-type="float" office:value="26406000" calcext:value-type="float">
            <text:p>26406000</text:p>
          </table:table-cell>
          <table:table-cell office:value-type="float" office:value="26544000" calcext:value-type="float">
            <text:p>26544000</text:p>
          </table:table-cell>
          <table:table-cell office:value-type="float" office:value="27103000" calcext:value-type="float">
            <text:p>27103000</text:p>
          </table:table-cell>
          <table:table-cell office:value-type="float" office:value="27365000" calcext:value-type="float">
            <text:p>27365000</text:p>
          </table:table-cell>
          <table:table-cell office:value-type="float" office:value="27101000" calcext:value-type="float">
            <text:p>27101000</text:p>
          </table:table-cell>
          <table:table-cell office:value-type="float" office:value="26316000" calcext:value-type="float">
            <text:p>26316000</text:p>
          </table:table-cell>
          <table:table-cell office:value-type="float" office:value="26716000" calcext:value-type="float">
            <text:p>26716000</text:p>
          </table:table-cell>
          <table:table-cell office:value-type="float" office:value="26967000" calcext:value-type="float">
            <text:p>26967000</text:p>
          </table:table-cell>
          <table:table-cell office:value-type="float" office:value="29468000" calcext:value-type="float">
            <text:p>29468000</text:p>
          </table:table-cell>
          <table:table-cell office:value-type="float" office:value="26574000" calcext:value-type="float">
            <text:p>26574000</text:p>
          </table:table-cell>
          <table:table-cell office:value-type="float" office:value="30847000" calcext:value-type="float">
            <text:p>30847000</text:p>
          </table:table-cell>
          <table:table-cell office:value-type="float" office:value="26408000" calcext:value-type="float">
            <text:p>26408000</text:p>
          </table:table-cell>
          <table:table-cell office:value-type="float" office:value="27166000" calcext:value-type="float">
            <text:p>27166000</text:p>
          </table:table-cell>
          <table:table-cell office:value-type="float" office:value="32248000" calcext:value-type="float">
            <text:p>32248000</text:p>
          </table:table-cell>
          <table:table-cell office:value-type="float" office:value="26426000" calcext:value-type="float">
            <text:p>26426000</text:p>
          </table:table-cell>
          <table:table-cell office:value-type="float" office:value="26700000" calcext:value-type="float">
            <text:p>26700000</text:p>
          </table:table-cell>
          <table:table-cell office:value-type="float" office:value="27132000" calcext:value-type="float">
            <text:p>27132000</text:p>
          </table:table-cell>
          <table:table-cell office:value-type="float" office:value="29082000" calcext:value-type="float">
            <text:p>29082000</text:p>
          </table:table-cell>
          <table:table-cell office:value-type="float" office:value="27141000" calcext:value-type="float">
            <text:p>27141000</text:p>
          </table:table-cell>
          <table:table-cell office:value-type="float" office:value="26987000" calcext:value-type="float">
            <text:p>26987000</text:p>
          </table:table-cell>
          <table:table-cell office:value-type="float" office:value="27144000" calcext:value-type="float">
            <text:p>27144000</text:p>
          </table:table-cell>
          <table:table-cell office:value-type="float" office:value="26610000" calcext:value-type="float">
            <text:p>26610000</text:p>
          </table:table-cell>
          <table:table-cell office:value-type="float" office:value="26642000" calcext:value-type="float">
            <text:p>26642000</text:p>
          </table:table-cell>
          <table:table-cell office:value-type="float" office:value="27274000" calcext:value-type="float">
            <text:p>27274000</text:p>
          </table:table-cell>
          <table:table-cell office:value-type="float" office:value="29671000" calcext:value-type="float">
            <text:p>29671000</text:p>
          </table:table-cell>
          <table:table-cell office:value-type="float" office:value="26408000" calcext:value-type="float">
            <text:p>26408000</text:p>
          </table:table-cell>
          <table:table-cell office:value-type="float" office:value="27194000" calcext:value-type="float">
            <text:p>27194000</text:p>
          </table:table-cell>
          <table:table-cell office:value-type="float" office:value="27232000" calcext:value-type="float">
            <text:p>27232000</text:p>
          </table:table-cell>
          <table:table-cell office:value-type="float" office:value="26910000" calcext:value-type="float">
            <text:p>26910000</text:p>
          </table:table-cell>
          <table:table-cell office:value-type="float" office:value="26706000" calcext:value-type="float">
            <text:p>26706000</text:p>
          </table:table-cell>
          <table:table-cell office:value-type="float" office:value="27317000" calcext:value-type="float">
            <text:p>27317000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27093000" calcext:value-type="float">
            <text:p>27093000</text:p>
          </table:table-cell>
          <table:table-cell office:value-type="float" office:value="27172000" calcext:value-type="float">
            <text:p>27172000</text:p>
          </table:table-cell>
          <table:table-cell office:value-type="float" office:value="27185000" calcext:value-type="float">
            <text:p>27185000</text:p>
          </table:table-cell>
          <table:table-cell office:value-type="float" office:value="26448000" calcext:value-type="float">
            <text:p>26448000</text:p>
          </table:table-cell>
          <table:table-cell office:value-type="float" office:value="31740000" calcext:value-type="float">
            <text:p>31740000</text:p>
          </table:table-cell>
          <table:table-cell office:value-type="float" office:value="26556000" calcext:value-type="float">
            <text:p>26556000</text:p>
          </table:table-cell>
          <table:table-cell office:value-type="float" office:value="31945000" calcext:value-type="float">
            <text:p>31945000</text:p>
          </table:table-cell>
          <table:table-cell office:value-type="float" office:value="27322000" calcext:value-type="float">
            <text:p>27322000</text:p>
          </table:table-cell>
          <table:table-cell office:value-type="float" office:value="32107000" calcext:value-type="float">
            <text:p>32107000</text:p>
          </table:table-cell>
          <table:table-cell office:value-type="float" office:value="27192000" calcext:value-type="float">
            <text:p>27192000</text:p>
          </table:table-cell>
          <table:table-cell office:value-type="float" office:value="26464000" calcext:value-type="float">
            <text:p>26464000</text:p>
          </table:table-cell>
          <table:table-cell office:value-type="float" office:value="26350000" calcext:value-type="float">
            <text:p>26350000</text:p>
          </table:table-cell>
          <table:table-cell office:value-type="float" office:value="26683000" calcext:value-type="float">
            <text:p>26683000</text:p>
          </table:table-cell>
          <table:table-cell office:value-type="float" office:value="27327000" calcext:value-type="float">
            <text:p>27327000</text:p>
          </table:table-cell>
          <table:table-cell office:value-type="float" office:value="26446000" calcext:value-type="float">
            <text:p>26446000</text:p>
          </table:table-cell>
          <table:table-cell office:value-type="float" office:value="27199000" calcext:value-type="float">
            <text:p>27199000</text:p>
          </table:table-cell>
          <table:table-cell office:value-type="float" office:value="27130000" calcext:value-type="float">
            <text:p>27130000</text:p>
          </table:table-cell>
          <table:table-cell office:value-type="float" office:value="27028000" calcext:value-type="float">
            <text:p>27028000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AVERAGE([.A84:.CV84])" office:value-type="float" office:value="27542070" calcext:value-type="float">
            <text:p>27542070</text:p>
          </table:table-cell>
        </table:table-row>
        <table:table-row table:style-name="ro1">
          <table:table-cell office:value-type="float" office:value="31315000" calcext:value-type="float">
            <text:p>31315000</text:p>
          </table:table-cell>
          <table:table-cell office:value-type="float" office:value="27752000" calcext:value-type="float">
            <text:p>27752000</text:p>
          </table:table-cell>
          <table:table-cell office:value-type="float" office:value="27362000" calcext:value-type="float">
            <text:p>27362000</text:p>
          </table:table-cell>
          <table:table-cell office:value-type="float" office:value="30048000" calcext:value-type="float">
            <text:p>30048000</text:p>
          </table:table-cell>
          <table:table-cell office:value-type="float" office:value="27377000" calcext:value-type="float">
            <text:p>27377000</text:p>
          </table:table-cell>
          <table:table-cell office:value-type="float" office:value="29414000" calcext:value-type="float">
            <text:p>29414000</text:p>
          </table:table-cell>
          <table:table-cell office:value-type="float" office:value="27570000" calcext:value-type="float">
            <text:p>27570000</text:p>
          </table:table-cell>
          <table:table-cell office:value-type="float" office:value="27582000" calcext:value-type="float">
            <text:p>27582000</text:p>
          </table:table-cell>
          <table:table-cell office:value-type="float" office:value="30281000" calcext:value-type="float">
            <text:p>30281000</text:p>
          </table:table-cell>
          <table:table-cell office:value-type="float" office:value="27624000" calcext:value-type="float">
            <text:p>27624000</text:p>
          </table:table-cell>
          <table:table-cell office:value-type="float" office:value="27440000" calcext:value-type="float">
            <text:p>27440000</text:p>
          </table:table-cell>
          <table:table-cell office:value-type="float" office:value="28803000" calcext:value-type="float">
            <text:p>28803000</text:p>
          </table:table-cell>
          <table:table-cell office:value-type="float" office:value="27748000" calcext:value-type="float">
            <text:p>27748000</text:p>
          </table:table-cell>
          <table:table-cell office:value-type="float" office:value="27276000" calcext:value-type="float">
            <text:p>27276000</text:p>
          </table:table-cell>
          <table:table-cell office:value-type="float" office:value="27403000" calcext:value-type="float">
            <text:p>27403000</text:p>
          </table:table-cell>
          <table:table-cell office:value-type="float" office:value="27596000" calcext:value-type="float">
            <text:p>27596000</text:p>
          </table:table-cell>
          <table:table-cell office:value-type="float" office:value="27292000" calcext:value-type="float">
            <text:p>27292000</text:p>
          </table:table-cell>
          <table:table-cell office:value-type="float" office:value="27140000" calcext:value-type="float">
            <text:p>27140000</text:p>
          </table:table-cell>
          <table:table-cell office:value-type="float" office:value="32027000" calcext:value-type="float">
            <text:p>32027000</text:p>
          </table:table-cell>
          <table:table-cell office:value-type="float" office:value="28951000" calcext:value-type="float">
            <text:p>28951000</text:p>
          </table:table-cell>
          <table:table-cell office:value-type="float" office:value="27188000" calcext:value-type="float">
            <text:p>27188000</text:p>
          </table:table-cell>
          <table:table-cell office:value-type="float" office:value="29595000" calcext:value-type="float">
            <text:p>29595000</text:p>
          </table:table-cell>
          <table:table-cell office:value-type="float" office:value="28539000" calcext:value-type="float">
            <text:p>28539000</text:p>
          </table:table-cell>
          <table:table-cell office:value-type="float" office:value="27471000" calcext:value-type="float">
            <text:p>27471000</text:p>
          </table:table-cell>
          <table:table-cell office:value-type="float" office:value="27511000" calcext:value-type="float">
            <text:p>27511000</text:p>
          </table:table-cell>
          <table:table-cell office:value-type="float" office:value="27314000" calcext:value-type="float">
            <text:p>27314000</text:p>
          </table:table-cell>
          <table:table-cell office:value-type="float" office:value="29320000" calcext:value-type="float">
            <text:p>29320000</text:p>
          </table:table-cell>
          <table:table-cell office:value-type="float" office:value="31242000" calcext:value-type="float">
            <text:p>31242000</text:p>
          </table:table-cell>
          <table:table-cell office:value-type="float" office:value="27269000" calcext:value-type="float">
            <text:p>27269000</text:p>
          </table:table-cell>
          <table:table-cell office:value-type="float" office:value="27401000" calcext:value-type="float">
            <text:p>27401000</text:p>
          </table:table-cell>
          <table:table-cell office:value-type="float" office:value="27373000" calcext:value-type="float">
            <text:p>27373000</text:p>
          </table:table-cell>
          <table:table-cell office:value-type="float" office:value="27615000" calcext:value-type="float">
            <text:p>27615000</text:p>
          </table:table-cell>
          <table:table-cell office:value-type="float" office:value="27520000" calcext:value-type="float">
            <text:p>27520000</text:p>
          </table:table-cell>
          <table:table-cell office:value-type="float" office:value="27350000" calcext:value-type="float">
            <text:p>27350000</text:p>
          </table:table-cell>
          <table:table-cell office:value-type="float" office:value="30006000" calcext:value-type="float">
            <text:p>30006000</text:p>
          </table:table-cell>
          <table:table-cell office:value-type="float" office:value="27412000" calcext:value-type="float">
            <text:p>27412000</text:p>
          </table:table-cell>
          <table:table-cell office:value-type="float" office:value="27416000" calcext:value-type="float">
            <text:p>27416000</text:p>
          </table:table-cell>
          <table:table-cell office:value-type="float" office:value="27631000" calcext:value-type="float">
            <text:p>27631000</text:p>
          </table:table-cell>
          <table:table-cell office:value-type="float" office:value="27142000" calcext:value-type="float">
            <text:p>27142000</text:p>
          </table:table-cell>
          <table:table-cell office:value-type="float" office:value="31227000" calcext:value-type="float">
            <text:p>31227000</text:p>
          </table:table-cell>
          <table:table-cell office:value-type="float" office:value="27426000" calcext:value-type="float">
            <text:p>27426000</text:p>
          </table:table-cell>
          <table:table-cell office:value-type="float" office:value="27559000" calcext:value-type="float">
            <text:p>27559000</text:p>
          </table:table-cell>
          <table:table-cell office:value-type="float" office:value="27356000" calcext:value-type="float">
            <text:p>27356000</text:p>
          </table:table-cell>
          <table:table-cell office:value-type="float" office:value="27373000" calcext:value-type="float">
            <text:p>27373000</text:p>
          </table:table-cell>
          <table:table-cell office:value-type="float" office:value="27471000" calcext:value-type="float">
            <text:p>27471000</text:p>
          </table:table-cell>
          <table:table-cell office:value-type="float" office:value="27540000" calcext:value-type="float">
            <text:p>27540000</text:p>
          </table:table-cell>
          <table:table-cell office:value-type="float" office:value="27386000" calcext:value-type="float">
            <text:p>27386000</text:p>
          </table:table-cell>
          <table:table-cell office:value-type="float" office:value="27454000" calcext:value-type="float">
            <text:p>27454000</text:p>
          </table:table-cell>
          <table:table-cell office:value-type="float" office:value="27507000" calcext:value-type="float">
            <text:p>27507000</text:p>
          </table:table-cell>
          <table:table-cell office:value-type="float" office:value="32955000" calcext:value-type="float">
            <text:p>32955000</text:p>
          </table:table-cell>
          <table:table-cell office:value-type="float" office:value="27319000" calcext:value-type="float">
            <text:p>27319000</text:p>
          </table:table-cell>
          <table:table-cell office:value-type="float" office:value="28021000" calcext:value-type="float">
            <text:p>28021000</text:p>
          </table:table-cell>
          <table:table-cell office:value-type="float" office:value="29161000" calcext:value-type="float">
            <text:p>29161000</text:p>
          </table:table-cell>
          <table:table-cell office:value-type="float" office:value="31399000" calcext:value-type="float">
            <text:p>31399000</text:p>
          </table:table-cell>
          <table:table-cell office:value-type="float" office:value="27244000" calcext:value-type="float">
            <text:p>27244000</text:p>
          </table:table-cell>
          <table:table-cell office:value-type="float" office:value="28758000" calcext:value-type="float">
            <text:p>28758000</text:p>
          </table:table-cell>
          <table:table-cell office:value-type="float" office:value="27840000" calcext:value-type="float">
            <text:p>27840000</text:p>
          </table:table-cell>
          <table:table-cell office:value-type="float" office:value="27687000" calcext:value-type="float">
            <text:p>27687000</text:p>
          </table:table-cell>
          <table:table-cell office:value-type="float" office:value="27187000" calcext:value-type="float">
            <text:p>27187000</text:p>
          </table:table-cell>
          <table:table-cell office:value-type="float" office:value="27318000" calcext:value-type="float">
            <text:p>27318000</text:p>
          </table:table-cell>
          <table:table-cell office:value-type="float" office:value="27536000" calcext:value-type="float">
            <text:p>27536000</text:p>
          </table:table-cell>
          <table:table-cell office:value-type="float" office:value="27532000" calcext:value-type="float">
            <text:p>27532000</text:p>
          </table:table-cell>
          <table:table-cell office:value-type="float" office:value="27178000" calcext:value-type="float">
            <text:p>27178000</text:p>
          </table:table-cell>
          <table:table-cell office:value-type="float" office:value="27278000" calcext:value-type="float">
            <text:p>27278000</text:p>
          </table:table-cell>
          <table:table-cell office:value-type="float" office:value="27484000" calcext:value-type="float">
            <text:p>27484000</text:p>
          </table:table-cell>
          <table:table-cell office:value-type="float" office:value="31348000" calcext:value-type="float">
            <text:p>31348000</text:p>
          </table:table-cell>
          <table:table-cell office:value-type="float" office:value="27569000" calcext:value-type="float">
            <text:p>27569000</text:p>
          </table:table-cell>
          <table:table-cell office:value-type="float" office:value="27161000" calcext:value-type="float">
            <text:p>27161000</text:p>
          </table:table-cell>
          <table:table-cell office:value-type="float" office:value="30151000" calcext:value-type="float">
            <text:p>30151000</text:p>
          </table:table-cell>
          <table:table-cell office:value-type="float" office:value="27229000" calcext:value-type="float">
            <text:p>27229000</text:p>
          </table:table-cell>
          <table:table-cell office:value-type="float" office:value="27142000" calcext:value-type="float">
            <text:p>27142000</text:p>
          </table:table-cell>
          <table:table-cell office:value-type="float" office:value="27228000" calcext:value-type="float">
            <text:p>27228000</text:p>
          </table:table-cell>
          <table:table-cell office:value-type="float" office:value="27151000" calcext:value-type="float">
            <text:p>27151000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27377000" calcext:value-type="float">
            <text:p>27377000</text:p>
          </table:table-cell>
          <table:table-cell office:value-type="float" office:value="27383000" calcext:value-type="float">
            <text:p>27383000</text:p>
          </table:table-cell>
          <table:table-cell office:value-type="float" office:value="27967000" calcext:value-type="float">
            <text:p>27967000</text:p>
          </table:table-cell>
          <table:table-cell office:value-type="float" office:value="27515000" calcext:value-type="float">
            <text:p>27515000</text:p>
          </table:table-cell>
          <table:table-cell office:value-type="float" office:value="27413000" calcext:value-type="float">
            <text:p>27413000</text:p>
          </table:table-cell>
          <table:table-cell office:value-type="float" office:value="28044000" calcext:value-type="float">
            <text:p>28044000</text:p>
          </table:table-cell>
          <table:table-cell office:value-type="float" office:value="29142000" calcext:value-type="float">
            <text:p>29142000</text:p>
          </table:table-cell>
          <table:table-cell office:value-type="float" office:value="29781000" calcext:value-type="float">
            <text:p>29781000</text:p>
          </table:table-cell>
          <table:table-cell office:value-type="float" office:value="27544000" calcext:value-type="float">
            <text:p>27544000</text:p>
          </table:table-cell>
          <table:table-cell office:value-type="float" office:value="27647000" calcext:value-type="float">
            <text:p>27647000</text:p>
          </table:table-cell>
          <table:table-cell office:value-type="float" office:value="27179000" calcext:value-type="float">
            <text:p>27179000</text:p>
          </table:table-cell>
          <table:table-cell office:value-type="float" office:value="27624000" calcext:value-type="float">
            <text:p>27624000</text:p>
          </table:table-cell>
          <table:table-cell office:value-type="float" office:value="30259000" calcext:value-type="float">
            <text:p>30259000</text:p>
          </table:table-cell>
          <table:table-cell office:value-type="float" office:value="27249000" calcext:value-type="float">
            <text:p>27249000</text:p>
          </table:table-cell>
          <table:table-cell office:value-type="float" office:value="27003000" calcext:value-type="float">
            <text:p>27003000</text:p>
          </table:table-cell>
          <table:table-cell office:value-type="float" office:value="27304000" calcext:value-type="float">
            <text:p>27304000</text:p>
          </table:table-cell>
          <table:table-cell office:value-type="float" office:value="27707000" calcext:value-type="float">
            <text:p>27707000</text:p>
          </table:table-cell>
          <table:table-cell office:value-type="float" office:value="27318000" calcext:value-type="float">
            <text:p>27318000</text:p>
          </table:table-cell>
          <table:table-cell office:value-type="float" office:value="29428000" calcext:value-type="float">
            <text:p>29428000</text:p>
          </table:table-cell>
          <table:table-cell office:value-type="float" office:value="27657000" calcext:value-type="float">
            <text:p>27657000</text:p>
          </table:table-cell>
          <table:table-cell office:value-type="float" office:value="27448000" calcext:value-type="float">
            <text:p>27448000</text:p>
          </table:table-cell>
          <table:table-cell office:value-type="float" office:value="27877000" calcext:value-type="float">
            <text:p>27877000</text:p>
          </table:table-cell>
          <table:table-cell office:value-type="float" office:value="27803000" calcext:value-type="float">
            <text:p>27803000</text:p>
          </table:table-cell>
          <table:table-cell office:value-type="float" office:value="27639000" calcext:value-type="float">
            <text:p>27639000</text:p>
          </table:table-cell>
          <table:table-cell office:value-type="float" office:value="27726000" calcext:value-type="float">
            <text:p>27726000</text:p>
          </table:table-cell>
          <table:table-cell office:value-type="float" office:value="29251000" calcext:value-type="float">
            <text:p>2925100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AVERAGE([.A85:.CV85])" office:value-type="float" office:value="28108040" calcext:value-type="float">
            <text:p>28108040</text:p>
          </table:table-cell>
        </table:table-row>
        <table:table-row table:style-name="ro1">
          <table:table-cell office:value-type="float" office:value="27207000" calcext:value-type="float">
            <text:p>27207000</text:p>
          </table:table-cell>
          <table:table-cell office:value-type="float" office:value="31492000" calcext:value-type="float">
            <text:p>31492000</text:p>
          </table:table-cell>
          <table:table-cell office:value-type="float" office:value="27969000" calcext:value-type="float">
            <text:p>27969000</text:p>
          </table:table-cell>
          <table:table-cell office:value-type="float" office:value="27658000" calcext:value-type="float">
            <text:p>27658000</text:p>
          </table:table-cell>
          <table:table-cell office:value-type="float" office:value="27896000" calcext:value-type="float">
            <text:p>27896000</text:p>
          </table:table-cell>
          <table:table-cell office:value-type="float" office:value="27885000" calcext:value-type="float">
            <text:p>27885000</text:p>
          </table:table-cell>
          <table:table-cell office:value-type="float" office:value="29108000" calcext:value-type="float">
            <text:p>29108000</text:p>
          </table:table-cell>
          <table:table-cell office:value-type="float" office:value="27714000" calcext:value-type="float">
            <text:p>27714000</text:p>
          </table:table-cell>
          <table:table-cell office:value-type="float" office:value="30624000" calcext:value-type="float">
            <text:p>30624000</text:p>
          </table:table-cell>
          <table:table-cell office:value-type="float" office:value="29646000" calcext:value-type="float">
            <text:p>29646000</text:p>
          </table:table-cell>
          <table:table-cell office:value-type="float" office:value="27993000" calcext:value-type="float">
            <text:p>27993000</text:p>
          </table:table-cell>
          <table:table-cell office:value-type="float" office:value="27292000" calcext:value-type="float">
            <text:p>27292000</text:p>
          </table:table-cell>
          <table:table-cell office:value-type="float" office:value="27471000" calcext:value-type="float">
            <text:p>27471000</text:p>
          </table:table-cell>
          <table:table-cell office:value-type="float" office:value="27885000" calcext:value-type="float">
            <text:p>27885000</text:p>
          </table:table-cell>
          <table:table-cell office:value-type="float" office:value="32451000" calcext:value-type="float">
            <text:p>32451000</text:p>
          </table:table-cell>
          <table:table-cell office:value-type="float" office:value="27714000" calcext:value-type="float">
            <text:p>27714000</text:p>
          </table:table-cell>
          <table:table-cell office:value-type="float" office:value="27608000" calcext:value-type="float">
            <text:p>27608000</text:p>
          </table:table-cell>
          <table:table-cell office:value-type="float" office:value="27274000" calcext:value-type="float">
            <text:p>27274000</text:p>
          </table:table-cell>
          <table:table-cell office:value-type="float" office:value="27688000" calcext:value-type="float">
            <text:p>27688000</text:p>
          </table:table-cell>
          <table:table-cell office:value-type="float" office:value="27187000" calcext:value-type="float">
            <text:p>27187000</text:p>
          </table:table-cell>
          <table:table-cell office:value-type="float" office:value="27377000" calcext:value-type="float">
            <text:p>27377000</text:p>
          </table:table-cell>
          <table:table-cell office:value-type="float" office:value="29370000" calcext:value-type="float">
            <text:p>29370000</text:p>
          </table:table-cell>
          <table:table-cell office:value-type="float" office:value="27181000" calcext:value-type="float">
            <text:p>27181000</text:p>
          </table:table-cell>
          <table:table-cell office:value-type="float" office:value="28114000" calcext:value-type="float">
            <text:p>28114000</text:p>
          </table:table-cell>
          <table:table-cell office:value-type="float" office:value="29800000" calcext:value-type="float">
            <text:p>29800000</text:p>
          </table:table-cell>
          <table:table-cell office:value-type="float" office:value="27778000" calcext:value-type="float">
            <text:p>27778000</text:p>
          </table:table-cell>
          <table:table-cell office:value-type="float" office:value="27606000" calcext:value-type="float">
            <text:p>27606000</text:p>
          </table:table-cell>
          <table:table-cell office:value-type="float" office:value="27054000" calcext:value-type="float">
            <text:p>27054000</text:p>
          </table:table-cell>
          <table:table-cell office:value-type="float" office:value="30177000" calcext:value-type="float">
            <text:p>30177000</text:p>
          </table:table-cell>
          <table:table-cell office:value-type="float" office:value="28173000" calcext:value-type="float">
            <text:p>28173000</text:p>
          </table:table-cell>
          <table:table-cell office:value-type="float" office:value="27874000" calcext:value-type="float">
            <text:p>27874000</text:p>
          </table:table-cell>
          <table:table-cell office:value-type="float" office:value="27593000" calcext:value-type="float">
            <text:p>27593000</text:p>
          </table:table-cell>
          <table:table-cell office:value-type="float" office:value="27273000" calcext:value-type="float">
            <text:p>27273000</text:p>
          </table:table-cell>
          <table:table-cell office:value-type="float" office:value="27728000" calcext:value-type="float">
            <text:p>27728000</text:p>
          </table:table-cell>
          <table:table-cell office:value-type="float" office:value="27229000" calcext:value-type="float">
            <text:p>27229000</text:p>
          </table:table-cell>
          <table:table-cell office:value-type="float" office:value="27560000" calcext:value-type="float">
            <text:p>27560000</text:p>
          </table:table-cell>
          <table:table-cell office:value-type="float" office:value="27693000" calcext:value-type="float">
            <text:p>27693000</text:p>
          </table:table-cell>
          <table:table-cell office:value-type="float" office:value="26925000" calcext:value-type="float">
            <text:p>26925000</text:p>
          </table:table-cell>
          <table:table-cell office:value-type="float" office:value="27236000" calcext:value-type="float">
            <text:p>27236000</text:p>
          </table:table-cell>
          <table:table-cell office:value-type="float" office:value="28142000" calcext:value-type="float">
            <text:p>28142000</text:p>
          </table:table-cell>
          <table:table-cell office:value-type="float" office:value="27396000" calcext:value-type="float">
            <text:p>27396000</text:p>
          </table:table-cell>
          <table:table-cell office:value-type="float" office:value="27317000" calcext:value-type="float">
            <text:p>27317000</text:p>
          </table:table-cell>
          <table:table-cell office:value-type="float" office:value="27598000" calcext:value-type="float">
            <text:p>27598000</text:p>
          </table:table-cell>
          <table:table-cell office:value-type="float" office:value="27754000" calcext:value-type="float">
            <text:p>27754000</text:p>
          </table:table-cell>
          <table:table-cell office:value-type="float" office:value="27035000" calcext:value-type="float">
            <text:p>27035000</text:p>
          </table:table-cell>
          <table:table-cell office:value-type="float" office:value="31293000" calcext:value-type="float">
            <text:p>31293000</text:p>
          </table:table-cell>
          <table:table-cell office:value-type="float" office:value="27742000" calcext:value-type="float">
            <text:p>27742000</text:p>
          </table:table-cell>
          <table:table-cell office:value-type="float" office:value="27028000" calcext:value-type="float">
            <text:p>27028000</text:p>
          </table:table-cell>
          <table:table-cell office:value-type="float" office:value="27481000" calcext:value-type="float">
            <text:p>27481000</text:p>
          </table:table-cell>
          <table:table-cell office:value-type="float" office:value="29659000" calcext:value-type="float">
            <text:p>29659000</text:p>
          </table:table-cell>
          <table:table-cell office:value-type="float" office:value="27280000" calcext:value-type="float">
            <text:p>27280000</text:p>
          </table:table-cell>
          <table:table-cell office:value-type="float" office:value="29375000" calcext:value-type="float">
            <text:p>29375000</text:p>
          </table:table-cell>
          <table:table-cell office:value-type="float" office:value="27599000" calcext:value-type="float">
            <text:p>27599000</text:p>
          </table:table-cell>
          <table:table-cell office:value-type="float" office:value="28045000" calcext:value-type="float">
            <text:p>28045000</text:p>
          </table:table-cell>
          <table:table-cell office:value-type="float" office:value="27668000" calcext:value-type="float">
            <text:p>27668000</text:p>
          </table:table-cell>
          <table:table-cell office:value-type="float" office:value="27451000" calcext:value-type="float">
            <text:p>27451000</text:p>
          </table:table-cell>
          <table:table-cell office:value-type="float" office:value="31599000" calcext:value-type="float">
            <text:p>31599000</text:p>
          </table:table-cell>
          <table:table-cell office:value-type="float" office:value="28008000" calcext:value-type="float">
            <text:p>28008000</text:p>
          </table:table-cell>
          <table:table-cell office:value-type="float" office:value="27710000" calcext:value-type="float">
            <text:p>27710000</text:p>
          </table:table-cell>
          <table:table-cell office:value-type="float" office:value="27471000" calcext:value-type="float">
            <text:p>27471000</text:p>
          </table:table-cell>
          <table:table-cell office:value-type="float" office:value="27479000" calcext:value-type="float">
            <text:p>27479000</text:p>
          </table:table-cell>
          <table:table-cell office:value-type="float" office:value="27624000" calcext:value-type="float">
            <text:p>27624000</text:p>
          </table:table-cell>
          <table:table-cell office:value-type="float" office:value="27873000" calcext:value-type="float">
            <text:p>27873000</text:p>
          </table:table-cell>
          <table:table-cell office:value-type="float" office:value="27901000" calcext:value-type="float">
            <text:p>27901000</text:p>
          </table:table-cell>
          <table:table-cell office:value-type="float" office:value="27310000" calcext:value-type="float">
            <text:p>27310000</text:p>
          </table:table-cell>
          <table:table-cell office:value-type="float" office:value="27172000" calcext:value-type="float">
            <text:p>27172000</text:p>
          </table:table-cell>
          <table:table-cell office:value-type="float" office:value="27888000" calcext:value-type="float">
            <text:p>27888000</text:p>
          </table:table-cell>
          <table:table-cell office:value-type="float" office:value="28656000" calcext:value-type="float">
            <text:p>28656000</text:p>
          </table:table-cell>
          <table:table-cell office:value-type="float" office:value="27310000" calcext:value-type="float">
            <text:p>27310000</text:p>
          </table:table-cell>
          <table:table-cell office:value-type="float" office:value="27964000" calcext:value-type="float">
            <text:p>27964000</text:p>
          </table:table-cell>
          <table:table-cell office:value-type="float" office:value="27886000" calcext:value-type="float">
            <text:p>27886000</text:p>
          </table:table-cell>
          <table:table-cell office:value-type="float" office:value="30991000" calcext:value-type="float">
            <text:p>30991000</text:p>
          </table:table-cell>
          <table:table-cell office:value-type="float" office:value="27152000" calcext:value-type="float">
            <text:p>27152000</text:p>
          </table:table-cell>
          <table:table-cell office:value-type="float" office:value="27701000" calcext:value-type="float">
            <text:p>27701000</text:p>
          </table:table-cell>
          <table:table-cell office:value-type="float" office:value="27696000" calcext:value-type="float">
            <text:p>27696000</text:p>
          </table:table-cell>
          <table:table-cell office:value-type="float" office:value="27106000" calcext:value-type="float">
            <text:p>27106000</text:p>
          </table:table-cell>
          <table:table-cell office:value-type="float" office:value="27184000" calcext:value-type="float">
            <text:p>27184000</text:p>
          </table:table-cell>
          <table:table-cell office:value-type="float" office:value="30444000" calcext:value-type="float">
            <text:p>30444000</text:p>
          </table:table-cell>
          <table:table-cell office:value-type="float" office:value="27503000" calcext:value-type="float">
            <text:p>27503000</text:p>
          </table:table-cell>
          <table:table-cell office:value-type="float" office:value="27993000" calcext:value-type="float">
            <text:p>27993000</text:p>
          </table:table-cell>
          <table:table-cell office:value-type="float" office:value="27284000" calcext:value-type="float">
            <text:p>27284000</text:p>
          </table:table-cell>
          <table:table-cell office:value-type="float" office:value="27797000" calcext:value-type="float">
            <text:p>27797000</text:p>
          </table:table-cell>
          <table:table-cell office:value-type="float" office:value="27454000" calcext:value-type="float">
            <text:p>27454000</text:p>
          </table:table-cell>
          <table:table-cell office:value-type="float" office:value="27655000" calcext:value-type="float">
            <text:p>27655000</text:p>
          </table:table-cell>
          <table:table-cell office:value-type="float" office:value="27641000" calcext:value-type="float">
            <text:p>27641000</text:p>
          </table:table-cell>
          <table:table-cell office:value-type="float" office:value="27724000" calcext:value-type="float">
            <text:p>27724000</text:p>
          </table:table-cell>
          <table:table-cell office:value-type="float" office:value="27773000" calcext:value-type="float">
            <text:p>27773000</text:p>
          </table:table-cell>
          <table:table-cell office:value-type="float" office:value="27807000" calcext:value-type="float">
            <text:p>27807000</text:p>
          </table:table-cell>
          <table:table-cell office:value-type="float" office:value="29814000" calcext:value-type="float">
            <text:p>29814000</text:p>
          </table:table-cell>
          <table:table-cell office:value-type="float" office:value="31626000" calcext:value-type="float">
            <text:p>31626000</text:p>
          </table:table-cell>
          <table:table-cell office:value-type="float" office:value="27876000" calcext:value-type="float">
            <text:p>27876000</text:p>
          </table:table-cell>
          <table:table-cell office:value-type="float" office:value="27373000" calcext:value-type="float">
            <text:p>27373000</text:p>
          </table:table-cell>
          <table:table-cell office:value-type="float" office:value="27335000" calcext:value-type="float">
            <text:p>27335000</text:p>
          </table:table-cell>
          <table:table-cell office:value-type="float" office:value="27605000" calcext:value-type="float">
            <text:p>27605000</text:p>
          </table:table-cell>
          <table:table-cell office:value-type="float" office:value="29630000" calcext:value-type="float">
            <text:p>29630000</text:p>
          </table:table-cell>
          <table:table-cell office:value-type="float" office:value="27134000" calcext:value-type="float">
            <text:p>27134000</text:p>
          </table:table-cell>
          <table:table-cell office:value-type="float" office:value="32379000" calcext:value-type="float">
            <text:p>32379000</text:p>
          </table:table-cell>
          <table:table-cell office:value-type="float" office:value="27340000" calcext:value-type="float">
            <text:p>27340000</text:p>
          </table:table-cell>
          <table:table-cell office:value-type="float" office:value="27298000" calcext:value-type="float">
            <text:p>27298000</text:p>
          </table:table-cell>
          <table:table-cell office:value-type="float" office:value="27751000" calcext:value-type="float">
            <text:p>2775100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A86:.CV86])" office:value-type="float" office:value="28112830" calcext:value-type="float">
            <text:p>28112830</text:p>
          </table:table-cell>
        </table:table-row>
        <table:table-row table:style-name="ro1">
          <table:table-cell office:value-type="float" office:value="28587000" calcext:value-type="float">
            <text:p>28587000</text:p>
          </table:table-cell>
          <table:table-cell office:value-type="float" office:value="28488000" calcext:value-type="float">
            <text:p>28488000</text:p>
          </table:table-cell>
          <table:table-cell office:value-type="float" office:value="28339000" calcext:value-type="float">
            <text:p>28339000</text:p>
          </table:table-cell>
          <table:table-cell office:value-type="float" office:value="28341000" calcext:value-type="float">
            <text:p>28341000</text:p>
          </table:table-cell>
          <table:table-cell office:value-type="float" office:value="27892000" calcext:value-type="float">
            <text:p>27892000</text:p>
          </table:table-cell>
          <table:table-cell office:value-type="float" office:value="29859000" calcext:value-type="float">
            <text:p>29859000</text:p>
          </table:table-cell>
          <table:table-cell office:value-type="float" office:value="28124000" calcext:value-type="float">
            <text:p>28124000</text:p>
          </table:table-cell>
          <table:table-cell office:value-type="float" office:value="28366000" calcext:value-type="float">
            <text:p>28366000</text:p>
          </table:table-cell>
          <table:table-cell office:value-type="float" office:value="28351000" calcext:value-type="float">
            <text:p>28351000</text:p>
          </table:table-cell>
          <table:table-cell office:value-type="float" office:value="28054000" calcext:value-type="float">
            <text:p>28054000</text:p>
          </table:table-cell>
          <table:table-cell office:value-type="float" office:value="28534000" calcext:value-type="float">
            <text:p>28534000</text:p>
          </table:table-cell>
          <table:table-cell office:value-type="float" office:value="29593000" calcext:value-type="float">
            <text:p>29593000</text:p>
          </table:table-cell>
          <table:table-cell office:value-type="float" office:value="28355000" calcext:value-type="float">
            <text:p>28355000</text:p>
          </table:table-cell>
          <table:table-cell office:value-type="float" office:value="28385000" calcext:value-type="float">
            <text:p>28385000</text:p>
          </table:table-cell>
          <table:table-cell office:value-type="float" office:value="28461000" calcext:value-type="float">
            <text:p>28461000</text:p>
          </table:table-cell>
          <table:table-cell office:value-type="float" office:value="28134000" calcext:value-type="float">
            <text:p>28134000</text:p>
          </table:table-cell>
          <table:table-cell office:value-type="float" office:value="28018000" calcext:value-type="float">
            <text:p>28018000</text:p>
          </table:table-cell>
          <table:table-cell office:value-type="float" office:value="28454000" calcext:value-type="float">
            <text:p>28454000</text:p>
          </table:table-cell>
          <table:table-cell office:value-type="float" office:value="28357000" calcext:value-type="float">
            <text:p>28357000</text:p>
          </table:table-cell>
          <table:table-cell office:value-type="float" office:value="28279000" calcext:value-type="float">
            <text:p>28279000</text:p>
          </table:table-cell>
          <table:table-cell office:value-type="float" office:value="28529000" calcext:value-type="float">
            <text:p>28529000</text:p>
          </table:table-cell>
          <table:table-cell office:value-type="float" office:value="28277000" calcext:value-type="float">
            <text:p>28277000</text:p>
          </table:table-cell>
          <table:table-cell office:value-type="float" office:value="28246000" calcext:value-type="float">
            <text:p>28246000</text:p>
          </table:table-cell>
          <table:table-cell office:value-type="float" office:value="28908000" calcext:value-type="float">
            <text:p>28908000</text:p>
          </table:table-cell>
          <table:table-cell office:value-type="float" office:value="28329000" calcext:value-type="float">
            <text:p>28329000</text:p>
          </table:table-cell>
          <table:table-cell office:value-type="float" office:value="28381000" calcext:value-type="float">
            <text:p>28381000</text:p>
          </table:table-cell>
          <table:table-cell office:value-type="float" office:value="29156000" calcext:value-type="float">
            <text:p>29156000</text:p>
          </table:table-cell>
          <table:table-cell office:value-type="float" office:value="29418000" calcext:value-type="float">
            <text:p>29418000</text:p>
          </table:table-cell>
          <table:table-cell office:value-type="float" office:value="28534000" calcext:value-type="float">
            <text:p>28534000</text:p>
          </table:table-cell>
          <table:table-cell office:value-type="float" office:value="30489000" calcext:value-type="float">
            <text:p>30489000</text:p>
          </table:table-cell>
          <table:table-cell office:value-type="float" office:value="28381000" calcext:value-type="float">
            <text:p>28381000</text:p>
          </table:table-cell>
          <table:table-cell office:value-type="float" office:value="31172000" calcext:value-type="float">
            <text:p>31172000</text:p>
          </table:table-cell>
          <table:table-cell office:value-type="float" office:value="28099000" calcext:value-type="float">
            <text:p>28099000</text:p>
          </table:table-cell>
          <table:table-cell office:value-type="float" office:value="28144000" calcext:value-type="float">
            <text:p>28144000</text:p>
          </table:table-cell>
          <table:table-cell office:value-type="float" office:value="28068000" calcext:value-type="float">
            <text:p>28068000</text:p>
          </table:table-cell>
          <table:table-cell office:value-type="float" office:value="27964000" calcext:value-type="float">
            <text:p>27964000</text:p>
          </table:table-cell>
          <table:table-cell office:value-type="float" office:value="28679000" calcext:value-type="float">
            <text:p>28679000</text:p>
          </table:table-cell>
          <table:table-cell office:value-type="float" office:value="28063000" calcext:value-type="float">
            <text:p>28063000</text:p>
          </table:table-cell>
          <table:table-cell office:value-type="float" office:value="28080000" calcext:value-type="float">
            <text:p>28080000</text:p>
          </table:table-cell>
          <table:table-cell office:value-type="float" office:value="27841000" calcext:value-type="float">
            <text:p>27841000</text:p>
          </table:table-cell>
          <table:table-cell office:value-type="float" office:value="28210000" calcext:value-type="float">
            <text:p>28210000</text:p>
          </table:table-cell>
          <table:table-cell office:value-type="float" office:value="27845000" calcext:value-type="float">
            <text:p>27845000</text:p>
          </table:table-cell>
          <table:table-cell office:value-type="float" office:value="28217000" calcext:value-type="float">
            <text:p>28217000</text:p>
          </table:table-cell>
          <table:table-cell office:value-type="float" office:value="28581000" calcext:value-type="float">
            <text:p>28581000</text:p>
          </table:table-cell>
          <table:table-cell office:value-type="float" office:value="28455000" calcext:value-type="float">
            <text:p>28455000</text:p>
          </table:table-cell>
          <table:table-cell office:value-type="float" office:value="28473000" calcext:value-type="float">
            <text:p>28473000</text:p>
          </table:table-cell>
          <table:table-cell office:value-type="float" office:value="28205000" calcext:value-type="float">
            <text:p>28205000</text:p>
          </table:table-cell>
          <table:table-cell office:value-type="float" office:value="31383000" calcext:value-type="float">
            <text:p>31383000</text:p>
          </table:table-cell>
          <table:table-cell office:value-type="float" office:value="28345000" calcext:value-type="float">
            <text:p>28345000</text:p>
          </table:table-cell>
          <table:table-cell office:value-type="float" office:value="28550000" calcext:value-type="float">
            <text:p>28550000</text:p>
          </table:table-cell>
          <table:table-cell office:value-type="float" office:value="27991000" calcext:value-type="float">
            <text:p>27991000</text:p>
          </table:table-cell>
          <table:table-cell office:value-type="float" office:value="32762000" calcext:value-type="float">
            <text:p>32762000</text:p>
          </table:table-cell>
          <table:table-cell office:value-type="float" office:value="32966000" calcext:value-type="float">
            <text:p>32966000</text:p>
          </table:table-cell>
          <table:table-cell office:value-type="float" office:value="28949000" calcext:value-type="float">
            <text:p>28949000</text:p>
          </table:table-cell>
          <table:table-cell office:value-type="float" office:value="28188000" calcext:value-type="float">
            <text:p>28188000</text:p>
          </table:table-cell>
          <table:table-cell office:value-type="float" office:value="27920000" calcext:value-type="float">
            <text:p>27920000</text:p>
          </table:table-cell>
          <table:table-cell office:value-type="float" office:value="28442000" calcext:value-type="float">
            <text:p>28442000</text:p>
          </table:table-cell>
          <table:table-cell office:value-type="float" office:value="28262000" calcext:value-type="float">
            <text:p>28262000</text:p>
          </table:table-cell>
          <table:table-cell office:value-type="float" office:value="28517000" calcext:value-type="float">
            <text:p>28517000</text:p>
          </table:table-cell>
          <table:table-cell office:value-type="float" office:value="27788000" calcext:value-type="float">
            <text:p>27788000</text:p>
          </table:table-cell>
          <table:table-cell office:value-type="float" office:value="28381000" calcext:value-type="float">
            <text:p>28381000</text:p>
          </table:table-cell>
          <table:table-cell office:value-type="float" office:value="28428000" calcext:value-type="float">
            <text:p>28428000</text:p>
          </table:table-cell>
          <table:table-cell office:value-type="float" office:value="28049000" calcext:value-type="float">
            <text:p>28049000</text:p>
          </table:table-cell>
          <table:table-cell office:value-type="float" office:value="28411000" calcext:value-type="float">
            <text:p>28411000</text:p>
          </table:table-cell>
          <table:table-cell office:value-type="float" office:value="28343000" calcext:value-type="float">
            <text:p>28343000</text:p>
          </table:table-cell>
          <table:table-cell office:value-type="float" office:value="28341000" calcext:value-type="float">
            <text:p>28341000</text:p>
          </table:table-cell>
          <table:table-cell office:value-type="float" office:value="28215000" calcext:value-type="float">
            <text:p>28215000</text:p>
          </table:table-cell>
          <table:table-cell office:value-type="float" office:value="29996000" calcext:value-type="float">
            <text:p>29996000</text:p>
          </table:table-cell>
          <table:table-cell office:value-type="float" office:value="28051000" calcext:value-type="float">
            <text:p>28051000</text:p>
          </table:table-cell>
          <table:table-cell office:value-type="float" office:value="29708000" calcext:value-type="float">
            <text:p>29708000</text:p>
          </table:table-cell>
          <table:table-cell office:value-type="float" office:value="28189000" calcext:value-type="float">
            <text:p>28189000</text:p>
          </table:table-cell>
          <table:table-cell office:value-type="float" office:value="27938000" calcext:value-type="float">
            <text:p>27938000</text:p>
          </table:table-cell>
          <table:table-cell office:value-type="float" office:value="28175000" calcext:value-type="float">
            <text:p>28175000</text:p>
          </table:table-cell>
          <table:table-cell office:value-type="float" office:value="28008000" calcext:value-type="float">
            <text:p>28008000</text:p>
          </table:table-cell>
          <table:table-cell office:value-type="float" office:value="28604000" calcext:value-type="float">
            <text:p>28604000</text:p>
          </table:table-cell>
          <table:table-cell office:value-type="float" office:value="27866000" calcext:value-type="float">
            <text:p>27866000</text:p>
          </table:table-cell>
          <table:table-cell office:value-type="float" office:value="28370000" calcext:value-type="float">
            <text:p>28370000</text:p>
          </table:table-cell>
          <table:table-cell office:value-type="float" office:value="28424000" calcext:value-type="float">
            <text:p>28424000</text:p>
          </table:table-cell>
          <table:table-cell office:value-type="float" office:value="28686000" calcext:value-type="float">
            <text:p>28686000</text:p>
          </table:table-cell>
          <table:table-cell office:value-type="float" office:value="28205000" calcext:value-type="float">
            <text:p>28205000</text:p>
          </table:table-cell>
          <table:table-cell office:value-type="float" office:value="28351000" calcext:value-type="float">
            <text:p>28351000</text:p>
          </table:table-cell>
          <table:table-cell office:value-type="float" office:value="28600000" calcext:value-type="float">
            <text:p>28600000</text:p>
          </table:table-cell>
          <table:table-cell office:value-type="float" office:value="28406000" calcext:value-type="float">
            <text:p>28406000</text:p>
          </table:table-cell>
          <table:table-cell office:value-type="float" office:value="28509000" calcext:value-type="float">
            <text:p>28509000</text:p>
          </table:table-cell>
          <table:table-cell office:value-type="float" office:value="28273000" calcext:value-type="float">
            <text:p>28273000</text:p>
          </table:table-cell>
          <table:table-cell office:value-type="float" office:value="28399000" calcext:value-type="float">
            <text:p>28399000</text:p>
          </table:table-cell>
          <table:table-cell office:value-type="float" office:value="28234000" calcext:value-type="float">
            <text:p>28234000</text:p>
          </table:table-cell>
          <table:table-cell office:value-type="float" office:value="28255000" calcext:value-type="float">
            <text:p>28255000</text:p>
          </table:table-cell>
          <table:table-cell office:value-type="float" office:value="31834000" calcext:value-type="float">
            <text:p>31834000</text:p>
          </table:table-cell>
          <table:table-cell office:value-type="float" office:value="28122000" calcext:value-type="float">
            <text:p>28122000</text:p>
          </table:table-cell>
          <table:table-cell office:value-type="float" office:value="28503000" calcext:value-type="float">
            <text:p>28503000</text:p>
          </table:table-cell>
          <table:table-cell office:value-type="float" office:value="28235000" calcext:value-type="float">
            <text:p>28235000</text:p>
          </table:table-cell>
          <table:table-cell office:value-type="float" office:value="28157000" calcext:value-type="float">
            <text:p>28157000</text:p>
          </table:table-cell>
          <table:table-cell office:value-type="float" office:value="27987000" calcext:value-type="float">
            <text:p>27987000</text:p>
          </table:table-cell>
          <table:table-cell office:value-type="float" office:value="28146000" calcext:value-type="float">
            <text:p>28146000</text:p>
          </table:table-cell>
          <table:table-cell office:value-type="float" office:value="28284000" calcext:value-type="float">
            <text:p>28284000</text:p>
          </table:table-cell>
          <table:table-cell office:value-type="float" office:value="28549000" calcext:value-type="float">
            <text:p>28549000</text:p>
          </table:table-cell>
          <table:table-cell office:value-type="float" office:value="33226000" calcext:value-type="float">
            <text:p>33226000</text:p>
          </table:table-cell>
          <table:table-cell office:value-type="float" office:value="28476000" calcext:value-type="float">
            <text:p>28476000</text:p>
          </table:table-cell>
          <table:table-cell office:value-type="float" office:value="27951000" calcext:value-type="float">
            <text:p>2795100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AVERAGE([.A87:.CV87])" office:value-type="float" office:value="28626630" calcext:value-type="float">
            <text:p>28626630</text:p>
          </table:table-cell>
        </table:table-row>
        <table:table-row table:style-name="ro1">
          <table:table-cell office:value-type="float" office:value="28794000" calcext:value-type="float">
            <text:p>28794000</text:p>
          </table:table-cell>
          <table:table-cell office:value-type="float" office:value="29060000" calcext:value-type="float">
            <text:p>29060000</text:p>
          </table:table-cell>
          <table:table-cell office:value-type="float" office:value="28977000" calcext:value-type="float">
            <text:p>28977000</text:p>
          </table:table-cell>
          <table:table-cell office:value-type="float" office:value="28947000" calcext:value-type="float">
            <text:p>28947000</text:p>
          </table:table-cell>
          <table:table-cell office:value-type="float" office:value="28964000" calcext:value-type="float">
            <text:p>28964000</text:p>
          </table:table-cell>
          <table:table-cell office:value-type="float" office:value="28627000" calcext:value-type="float">
            <text:p>28627000</text:p>
          </table:table-cell>
          <table:table-cell office:value-type="float" office:value="27848000" calcext:value-type="float">
            <text:p>27848000</text:p>
          </table:table-cell>
          <table:table-cell office:value-type="float" office:value="28297000" calcext:value-type="float">
            <text:p>28297000</text:p>
          </table:table-cell>
          <table:table-cell office:value-type="float" office:value="28690000" calcext:value-type="float">
            <text:p>28690000</text:p>
          </table:table-cell>
          <table:table-cell office:value-type="float" office:value="30945000" calcext:value-type="float">
            <text:p>30945000</text:p>
          </table:table-cell>
          <table:table-cell office:value-type="float" office:value="28960000" calcext:value-type="float">
            <text:p>28960000</text:p>
          </table:table-cell>
          <table:table-cell office:value-type="float" office:value="27940000" calcext:value-type="float">
            <text:p>27940000</text:p>
          </table:table-cell>
          <table:table-cell office:value-type="float" office:value="28196000" calcext:value-type="float">
            <text:p>28196000</text:p>
          </table:table-cell>
          <table:table-cell office:value-type="float" office:value="29565000" calcext:value-type="float">
            <text:p>29565000</text:p>
          </table:table-cell>
          <table:table-cell office:value-type="float" office:value="28838000" calcext:value-type="float">
            <text:p>28838000</text:p>
          </table:table-cell>
          <table:table-cell office:value-type="float" office:value="28019000" calcext:value-type="float">
            <text:p>28019000</text:p>
          </table:table-cell>
          <table:table-cell office:value-type="float" office:value="28968000" calcext:value-type="float">
            <text:p>28968000</text:p>
          </table:table-cell>
          <table:table-cell office:value-type="float" office:value="27878000" calcext:value-type="float">
            <text:p>27878000</text:p>
          </table:table-cell>
          <table:table-cell office:value-type="float" office:value="28070000" calcext:value-type="float">
            <text:p>2807000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07000" calcext:value-type="float">
            <text:p>28907000</text:p>
          </table:table-cell>
          <table:table-cell office:value-type="float" office:value="28778000" calcext:value-type="float">
            <text:p>28778000</text:p>
          </table:table-cell>
          <table:table-cell office:value-type="float" office:value="27964000" calcext:value-type="float">
            <text:p>27964000</text:p>
          </table:table-cell>
          <table:table-cell office:value-type="float" office:value="28141000" calcext:value-type="float">
            <text:p>28141000</text:p>
          </table:table-cell>
          <table:table-cell office:value-type="float" office:value="32556000" calcext:value-type="float">
            <text:p>32556000</text:p>
          </table:table-cell>
          <table:table-cell office:value-type="float" office:value="29159000" calcext:value-type="float">
            <text:p>29159000</text:p>
          </table:table-cell>
          <table:table-cell office:value-type="float" office:value="28932000" calcext:value-type="float">
            <text:p>28932000</text:p>
          </table:table-cell>
          <table:table-cell office:value-type="float" office:value="28855000" calcext:value-type="float">
            <text:p>28855000</text:p>
          </table:table-cell>
          <table:table-cell office:value-type="float" office:value="28139000" calcext:value-type="float">
            <text:p>28139000</text:p>
          </table:table-cell>
          <table:table-cell office:value-type="float" office:value="28164000" calcext:value-type="float">
            <text:p>28164000</text:p>
          </table:table-cell>
          <table:table-cell office:value-type="float" office:value="27842000" calcext:value-type="float">
            <text:p>27842000</text:p>
          </table:table-cell>
          <table:table-cell office:value-type="float" office:value="29861000" calcext:value-type="float">
            <text:p>29861000</text:p>
          </table:table-cell>
          <table:table-cell office:value-type="float" office:value="27887000" calcext:value-type="float">
            <text:p>27887000</text:p>
          </table:table-cell>
          <table:table-cell office:value-type="float" office:value="28529000" calcext:value-type="float">
            <text:p>28529000</text:p>
          </table:table-cell>
          <table:table-cell office:value-type="float" office:value="28169000" calcext:value-type="float">
            <text:p>28169000</text:p>
          </table:table-cell>
          <table:table-cell office:value-type="float" office:value="28843000" calcext:value-type="float">
            <text:p>28843000</text:p>
          </table:table-cell>
          <table:table-cell office:value-type="float" office:value="28021000" calcext:value-type="float">
            <text:p>28021000</text:p>
          </table:table-cell>
          <table:table-cell office:value-type="float" office:value="27886000" calcext:value-type="float">
            <text:p>27886000</text:p>
          </table:table-cell>
          <table:table-cell office:value-type="float" office:value="28021000" calcext:value-type="float">
            <text:p>28021000</text:p>
          </table:table-cell>
          <table:table-cell office:value-type="float" office:value="27874000" calcext:value-type="float">
            <text:p>27874000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27817000" calcext:value-type="float">
            <text:p>27817000</text:p>
          </table:table-cell>
          <table:table-cell office:value-type="float" office:value="28331000" calcext:value-type="float">
            <text:p>28331000</text:p>
          </table:table-cell>
          <table:table-cell office:value-type="float" office:value="28230000" calcext:value-type="float">
            <text:p>28230000</text:p>
          </table:table-cell>
          <table:table-cell office:value-type="float" office:value="30778000" calcext:value-type="float">
            <text:p>30778000</text:p>
          </table:table-cell>
          <table:table-cell office:value-type="float" office:value="28124000" calcext:value-type="float">
            <text:p>28124000</text:p>
          </table:table-cell>
          <table:table-cell office:value-type="float" office:value="27824000" calcext:value-type="float">
            <text:p>27824000</text:p>
          </table:table-cell>
          <table:table-cell office:value-type="float" office:value="27981000" calcext:value-type="float">
            <text:p>27981000</text:p>
          </table:table-cell>
          <table:table-cell office:value-type="float" office:value="28412000" calcext:value-type="float">
            <text:p>28412000</text:p>
          </table:table-cell>
          <table:table-cell office:value-type="float" office:value="28775000" calcext:value-type="float">
            <text:p>28775000</text:p>
          </table:table-cell>
          <table:table-cell office:value-type="float" office:value="27900000" calcext:value-type="float">
            <text:p>27900000</text:p>
          </table:table-cell>
          <table:table-cell office:value-type="float" office:value="29081000" calcext:value-type="float">
            <text:p>29081000</text:p>
          </table:table-cell>
          <table:table-cell office:value-type="float" office:value="27950000" calcext:value-type="float">
            <text:p>27950000</text:p>
          </table:table-cell>
          <table:table-cell office:value-type="float" office:value="28456000" calcext:value-type="float">
            <text:p>28456000</text:p>
          </table:table-cell>
          <table:table-cell office:value-type="float" office:value="28432000" calcext:value-type="float">
            <text:p>28432000</text:p>
          </table:table-cell>
          <table:table-cell office:value-type="float" office:value="28282000" calcext:value-type="float">
            <text:p>28282000</text:p>
          </table:table-cell>
          <table:table-cell office:value-type="float" office:value="28689000" calcext:value-type="float">
            <text:p>28689000</text:p>
          </table:table-cell>
          <table:table-cell office:value-type="float" office:value="28828000" calcext:value-type="float">
            <text:p>28828000</text:p>
          </table:table-cell>
          <table:table-cell office:value-type="float" office:value="29802000" calcext:value-type="float">
            <text:p>29802000</text:p>
          </table:table-cell>
          <table:table-cell office:value-type="float" office:value="31826000" calcext:value-type="float">
            <text:p>31826000</text:p>
          </table:table-cell>
          <table:table-cell office:value-type="float" office:value="28621000" calcext:value-type="float">
            <text:p>28621000</text:p>
          </table:table-cell>
          <table:table-cell office:value-type="float" office:value="27872000" calcext:value-type="float">
            <text:p>27872000</text:p>
          </table:table-cell>
          <table:table-cell office:value-type="float" office:value="28774000" calcext:value-type="float">
            <text:p>28774000</text:p>
          </table:table-cell>
          <table:table-cell office:value-type="float" office:value="28831000" calcext:value-type="float">
            <text:p>28831000</text:p>
          </table:table-cell>
          <table:table-cell office:value-type="float" office:value="28963000" calcext:value-type="float">
            <text:p>28963000</text:p>
          </table:table-cell>
          <table:table-cell office:value-type="float" office:value="28306000" calcext:value-type="float">
            <text:p>28306000</text:p>
          </table:table-cell>
          <table:table-cell office:value-type="float" office:value="28967000" calcext:value-type="float">
            <text:p>28967000</text:p>
          </table:table-cell>
          <table:table-cell office:value-type="float" office:value="28505000" calcext:value-type="float">
            <text:p>28505000</text:p>
          </table:table-cell>
          <table:table-cell office:value-type="float" office:value="32687000" calcext:value-type="float">
            <text:p>32687000</text:p>
          </table:table-cell>
          <table:table-cell office:value-type="float" office:value="29162000" calcext:value-type="float">
            <text:p>29162000</text:p>
          </table:table-cell>
          <table:table-cell office:value-type="float" office:value="28027000" calcext:value-type="float">
            <text:p>28027000</text:p>
          </table:table-cell>
          <table:table-cell office:value-type="float" office:value="28193000" calcext:value-type="float">
            <text:p>28193000</text:p>
          </table:table-cell>
          <table:table-cell office:value-type="float" office:value="28851000" calcext:value-type="float">
            <text:p>28851000</text:p>
          </table:table-cell>
          <table:table-cell office:value-type="float" office:value="28339000" calcext:value-type="float">
            <text:p>28339000</text:p>
          </table:table-cell>
          <table:table-cell office:value-type="float" office:value="31511000" calcext:value-type="float">
            <text:p>31511000</text:p>
          </table:table-cell>
          <table:table-cell office:value-type="float" office:value="28834000" calcext:value-type="float">
            <text:p>28834000</text:p>
          </table:table-cell>
          <table:table-cell office:value-type="float" office:value="28813000" calcext:value-type="float">
            <text:p>28813000</text:p>
          </table:table-cell>
          <table:table-cell office:value-type="float" office:value="28126000" calcext:value-type="float">
            <text:p>28126000</text:p>
          </table:table-cell>
          <table:table-cell office:value-type="float" office:value="31891000" calcext:value-type="float">
            <text:p>31891000</text:p>
          </table:table-cell>
          <table:table-cell office:value-type="float" office:value="31265000" calcext:value-type="float">
            <text:p>31265000</text:p>
          </table:table-cell>
          <table:table-cell office:value-type="float" office:value="28931000" calcext:value-type="float">
            <text:p>28931000</text:p>
          </table:table-cell>
          <table:table-cell office:value-type="float" office:value="28736000" calcext:value-type="float">
            <text:p>28736000</text:p>
          </table:table-cell>
          <table:table-cell office:value-type="float" office:value="30573000" calcext:value-type="float">
            <text:p>30573000</text:p>
          </table:table-cell>
          <table:table-cell office:value-type="float" office:value="28552000" calcext:value-type="float">
            <text:p>28552000</text:p>
          </table:table-cell>
          <table:table-cell office:value-type="float" office:value="28551000" calcext:value-type="float">
            <text:p>28551000</text:p>
          </table:table-cell>
          <table:table-cell office:value-type="float" office:value="28003000" calcext:value-type="float">
            <text:p>28003000</text:p>
          </table:table-cell>
          <table:table-cell office:value-type="float" office:value="28786000" calcext:value-type="float">
            <text:p>28786000</text:p>
          </table:table-cell>
          <table:table-cell office:value-type="float" office:value="28968000" calcext:value-type="float">
            <text:p>28968000</text:p>
          </table:table-cell>
          <table:table-cell office:value-type="float" office:value="30783000" calcext:value-type="float">
            <text:p>30783000</text:p>
          </table:table-cell>
          <table:table-cell office:value-type="float" office:value="32807000" calcext:value-type="float">
            <text:p>32807000</text:p>
          </table:table-cell>
          <table:table-cell office:value-type="float" office:value="28042000" calcext:value-type="float">
            <text:p>28042000</text:p>
          </table:table-cell>
          <table:table-cell office:value-type="float" office:value="28411000" calcext:value-type="float">
            <text:p>28411000</text:p>
          </table:table-cell>
          <table:table-cell office:value-type="float" office:value="31426000" calcext:value-type="float">
            <text:p>31426000</text:p>
          </table:table-cell>
          <table:table-cell office:value-type="float" office:value="28845000" calcext:value-type="float">
            <text:p>28845000</text:p>
          </table:table-cell>
          <table:table-cell office:value-type="float" office:value="28904000" calcext:value-type="float">
            <text:p>28904000</text:p>
          </table:table-cell>
          <table:table-cell office:value-type="float" office:value="29800000" calcext:value-type="float">
            <text:p>29800000</text:p>
          </table:table-cell>
          <table:table-cell office:value-type="float" office:value="29099000" calcext:value-type="float">
            <text:p>29099000</text:p>
          </table:table-cell>
          <table:table-cell office:value-type="float" office:value="28120000" calcext:value-type="float">
            <text:p>28120000</text:p>
          </table:table-cell>
          <table:table-cell office:value-type="float" office:value="28935000" calcext:value-type="float">
            <text:p>28935000</text:p>
          </table:table-cell>
          <table:table-cell office:value-type="float" office:value="28847000" calcext:value-type="float">
            <text:p>2884700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AVERAGE([.A88:.CV88])" office:value-type="float" office:value="28912240" calcext:value-type="float">
            <text:p>28912240</text:p>
          </table:table-cell>
        </table:table-row>
        <table:table-row table:style-name="ro1">
          <table:table-cell office:value-type="float" office:value="29702000" calcext:value-type="float">
            <text:p>29702000</text:p>
          </table:table-cell>
          <table:table-cell office:value-type="float" office:value="29165000" calcext:value-type="float">
            <text:p>29165000</text:p>
          </table:table-cell>
          <table:table-cell office:value-type="float" office:value="29230000" calcext:value-type="float">
            <text:p>29230000</text:p>
          </table:table-cell>
          <table:table-cell office:value-type="float" office:value="31673000" calcext:value-type="float">
            <text:p>31673000</text:p>
          </table:table-cell>
          <table:table-cell office:value-type="float" office:value="28763000" calcext:value-type="float">
            <text:p>28763000</text:p>
          </table:table-cell>
          <table:table-cell office:value-type="float" office:value="29088000" calcext:value-type="float">
            <text:p>29088000</text:p>
          </table:table-cell>
          <table:table-cell office:value-type="float" office:value="29321000" calcext:value-type="float">
            <text:p>29321000</text:p>
          </table:table-cell>
          <table:table-cell office:value-type="float" office:value="29173000" calcext:value-type="float">
            <text:p>29173000</text:p>
          </table:table-cell>
          <table:table-cell office:value-type="float" office:value="29139000" calcext:value-type="float">
            <text:p>29139000</text:p>
          </table:table-cell>
          <table:table-cell office:value-type="float" office:value="28777000" calcext:value-type="float">
            <text:p>28777000</text:p>
          </table:table-cell>
          <table:table-cell office:value-type="float" office:value="29004000" calcext:value-type="float">
            <text:p>29004000</text:p>
          </table:table-cell>
          <table:table-cell office:value-type="float" office:value="29373000" calcext:value-type="float">
            <text:p>29373000</text:p>
          </table:table-cell>
          <table:table-cell office:value-type="float" office:value="29522000" calcext:value-type="float">
            <text:p>29522000</text:p>
          </table:table-cell>
          <table:table-cell office:value-type="float" office:value="29054000" calcext:value-type="float">
            <text:p>29054000</text:p>
          </table:table-cell>
          <table:table-cell office:value-type="float" office:value="29180000" calcext:value-type="float">
            <text:p>29180000</text:p>
          </table:table-cell>
          <table:table-cell office:value-type="float" office:value="29146000" calcext:value-type="float">
            <text:p>29146000</text:p>
          </table:table-cell>
          <table:table-cell office:value-type="float" office:value="32175000" calcext:value-type="float">
            <text:p>32175000</text:p>
          </table:table-cell>
          <table:table-cell office:value-type="float" office:value="28859000" calcext:value-type="float">
            <text:p>28859000</text:p>
          </table:table-cell>
          <table:table-cell office:value-type="float" office:value="32284000" calcext:value-type="float">
            <text:p>32284000</text:p>
          </table:table-cell>
          <table:table-cell office:value-type="float" office:value="28973000" calcext:value-type="float">
            <text:p>28973000</text:p>
          </table:table-cell>
          <table:table-cell office:value-type="float" office:value="28702000" calcext:value-type="float">
            <text:p>28702000</text:p>
          </table:table-cell>
          <table:table-cell office:value-type="float" office:value="30839000" calcext:value-type="float">
            <text:p>30839000</text:p>
          </table:table-cell>
          <table:table-cell office:value-type="float" office:value="29269000" calcext:value-type="float">
            <text:p>29269000</text:p>
          </table:table-cell>
          <table:table-cell office:value-type="float" office:value="28968000" calcext:value-type="float">
            <text:p>28968000</text:p>
          </table:table-cell>
          <table:table-cell office:value-type="float" office:value="29005000" calcext:value-type="float">
            <text:p>29005000</text:p>
          </table:table-cell>
          <table:table-cell office:value-type="float" office:value="28995000" calcext:value-type="float">
            <text:p>28995000</text:p>
          </table:table-cell>
          <table:table-cell office:value-type="float" office:value="29457000" calcext:value-type="float">
            <text:p>29457000</text:p>
          </table:table-cell>
          <table:table-cell office:value-type="float" office:value="29249000" calcext:value-type="float">
            <text:p>29249000</text:p>
          </table:table-cell>
          <table:table-cell office:value-type="float" office:value="33160000" calcext:value-type="float">
            <text:p>33160000</text:p>
          </table:table-cell>
          <table:table-cell office:value-type="float" office:value="29263000" calcext:value-type="float">
            <text:p>29263000</text:p>
          </table:table-cell>
          <table:table-cell office:value-type="float" office:value="28901000" calcext:value-type="float">
            <text:p>28901000</text:p>
          </table:table-cell>
          <table:table-cell office:value-type="float" office:value="28708000" calcext:value-type="float">
            <text:p>28708000</text:p>
          </table:table-cell>
          <table:table-cell office:value-type="float" office:value="28955000" calcext:value-type="float">
            <text:p>28955000</text:p>
          </table:table-cell>
          <table:table-cell office:value-type="float" office:value="28956000" calcext:value-type="float">
            <text:p>28956000</text:p>
          </table:table-cell>
          <table:table-cell office:value-type="float" office:value="29233000" calcext:value-type="float">
            <text:p>29233000</text:p>
          </table:table-cell>
          <table:table-cell office:value-type="float" office:value="28915000" calcext:value-type="float">
            <text:p>28915000</text:p>
          </table:table-cell>
          <table:table-cell office:value-type="float" office:value="29231000" calcext:value-type="float">
            <text:p>29231000</text:p>
          </table:table-cell>
          <table:table-cell office:value-type="float" office:value="32875000" calcext:value-type="float">
            <text:p>32875000</text:p>
          </table:table-cell>
          <table:table-cell office:value-type="float" office:value="29090000" calcext:value-type="float">
            <text:p>29090000</text:p>
          </table:table-cell>
          <table:table-cell office:value-type="float" office:value="29335000" calcext:value-type="float">
            <text:p>29335000</text:p>
          </table:table-cell>
          <table:table-cell office:value-type="float" office:value="29036000" calcext:value-type="float">
            <text:p>29036000</text:p>
          </table:table-cell>
          <table:table-cell office:value-type="float" office:value="28933000" calcext:value-type="float">
            <text:p>28933000</text:p>
          </table:table-cell>
          <table:table-cell office:value-type="float" office:value="31098000" calcext:value-type="float">
            <text:p>31098000</text:p>
          </table:table-cell>
          <table:table-cell office:value-type="float" office:value="29226000" calcext:value-type="float">
            <text:p>29226000</text:p>
          </table:table-cell>
          <table:table-cell office:value-type="float" office:value="28676000" calcext:value-type="float">
            <text:p>28676000</text:p>
          </table:table-cell>
          <table:table-cell office:value-type="float" office:value="30996000" calcext:value-type="float">
            <text:p>30996000</text:p>
          </table:table-cell>
          <table:table-cell office:value-type="float" office:value="29293000" calcext:value-type="float">
            <text:p>29293000</text:p>
          </table:table-cell>
          <table:table-cell office:value-type="float" office:value="29288000" calcext:value-type="float">
            <text:p>29288000</text:p>
          </table:table-cell>
          <table:table-cell office:value-type="float" office:value="28669000" calcext:value-type="float">
            <text:p>28669000</text:p>
          </table:table-cell>
          <table:table-cell office:value-type="float" office:value="28854000" calcext:value-type="float">
            <text:p>28854000</text:p>
          </table:table-cell>
          <table:table-cell office:value-type="float" office:value="28958000" calcext:value-type="float">
            <text:p>28958000</text:p>
          </table:table-cell>
          <table:table-cell office:value-type="float" office:value="31769000" calcext:value-type="float">
            <text:p>31769000</text:p>
          </table:table-cell>
          <table:table-cell office:value-type="float" office:value="28918000" calcext:value-type="float">
            <text:p>28918000</text:p>
          </table:table-cell>
          <table:table-cell office:value-type="float" office:value="29084000" calcext:value-type="float">
            <text:p>29084000</text:p>
          </table:table-cell>
          <table:table-cell office:value-type="float" office:value="29299000" calcext:value-type="float">
            <text:p>29299000</text:p>
          </table:table-cell>
          <table:table-cell office:value-type="float" office:value="28697000" calcext:value-type="float">
            <text:p>28697000</text:p>
          </table:table-cell>
          <table:table-cell office:value-type="float" office:value="29201000" calcext:value-type="float">
            <text:p>29201000</text:p>
          </table:table-cell>
          <table:table-cell office:value-type="float" office:value="28980000" calcext:value-type="float">
            <text:p>28980000</text:p>
          </table:table-cell>
          <table:table-cell office:value-type="float" office:value="29156000" calcext:value-type="float">
            <text:p>29156000</text:p>
          </table:table-cell>
          <table:table-cell office:value-type="float" office:value="29108000" calcext:value-type="float">
            <text:p>29108000</text:p>
          </table:table-cell>
          <table:table-cell office:value-type="float" office:value="29484000" calcext:value-type="float">
            <text:p>29484000</text:p>
          </table:table-cell>
          <table:table-cell office:value-type="float" office:value="29119000" calcext:value-type="float">
            <text:p>29119000</text:p>
          </table:table-cell>
          <table:table-cell office:value-type="float" office:value="29082000" calcext:value-type="float">
            <text:p>29082000</text:p>
          </table:table-cell>
          <table:table-cell office:value-type="float" office:value="29881000" calcext:value-type="float">
            <text:p>29881000</text:p>
          </table:table-cell>
          <table:table-cell office:value-type="float" office:value="28665000" calcext:value-type="float">
            <text:p>28665000</text:p>
          </table:table-cell>
          <table:table-cell office:value-type="float" office:value="28833000" calcext:value-type="float">
            <text:p>28833000</text:p>
          </table:table-cell>
          <table:table-cell office:value-type="float" office:value="31621000" calcext:value-type="float">
            <text:p>31621000</text:p>
          </table:table-cell>
          <table:table-cell office:value-type="float" office:value="29106000" calcext:value-type="float">
            <text:p>29106000</text:p>
          </table:table-cell>
          <table:table-cell office:value-type="float" office:value="28963000" calcext:value-type="float">
            <text:p>28963000</text:p>
          </table:table-cell>
          <table:table-cell office:value-type="float" office:value="29043000" calcext:value-type="float">
            <text:p>29043000</text:p>
          </table:table-cell>
          <table:table-cell office:value-type="float" office:value="28823000" calcext:value-type="float">
            <text:p>28823000</text:p>
          </table:table-cell>
          <table:table-cell office:value-type="float" office:value="28657000" calcext:value-type="float">
            <text:p>28657000</text:p>
          </table:table-cell>
          <table:table-cell office:value-type="float" office:value="30928000" calcext:value-type="float">
            <text:p>30928000</text:p>
          </table:table-cell>
          <table:table-cell office:value-type="float" office:value="29271000" calcext:value-type="float">
            <text:p>29271000</text:p>
          </table:table-cell>
          <table:table-cell office:value-type="float" office:value="29202000" calcext:value-type="float">
            <text:p>29202000</text:p>
          </table:table-cell>
          <table:table-cell office:value-type="float" office:value="28864000" calcext:value-type="float">
            <text:p>28864000</text:p>
          </table:table-cell>
          <table:table-cell office:value-type="float" office:value="29036000" calcext:value-type="float">
            <text:p>29036000</text:p>
          </table:table-cell>
          <table:table-cell office:value-type="float" office:value="29009000" calcext:value-type="float">
            <text:p>29009000</text:p>
          </table:table-cell>
          <table:table-cell office:value-type="float" office:value="29181000" calcext:value-type="float">
            <text:p>29181000</text:p>
          </table:table-cell>
          <table:table-cell office:value-type="float" office:value="30763000" calcext:value-type="float">
            <text:p>30763000</text:p>
          </table:table-cell>
          <table:table-cell office:value-type="float" office:value="28928000" calcext:value-type="float">
            <text:p>28928000</text:p>
          </table:table-cell>
          <table:table-cell office:value-type="float" office:value="29331000" calcext:value-type="float">
            <text:p>29331000</text:p>
          </table:table-cell>
          <table:table-cell office:value-type="float" office:value="28877000" calcext:value-type="float">
            <text:p>28877000</text:p>
          </table:table-cell>
          <table:table-cell office:value-type="float" office:value="28841000" calcext:value-type="float">
            <text:p>28841000</text:p>
          </table:table-cell>
          <table:table-cell office:value-type="float" office:value="29052000" calcext:value-type="float">
            <text:p>29052000</text:p>
          </table:table-cell>
          <table:table-cell office:value-type="float" office:value="29117000" calcext:value-type="float">
            <text:p>29117000</text:p>
          </table:table-cell>
          <table:table-cell office:value-type="float" office:value="29109000" calcext:value-type="float">
            <text:p>29109000</text:p>
          </table:table-cell>
          <table:table-cell office:value-type="float" office:value="29545000" calcext:value-type="float">
            <text:p>29545000</text:p>
          </table:table-cell>
          <table:table-cell office:value-type="float" office:value="28982000" calcext:value-type="float">
            <text:p>28982000</text:p>
          </table:table-cell>
          <table:table-cell office:value-type="float" office:value="29372000" calcext:value-type="float">
            <text:p>29372000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28951000" calcext:value-type="float">
            <text:p>28951000</text:p>
          </table:table-cell>
          <table:table-cell office:value-type="float" office:value="28695000" calcext:value-type="float">
            <text:p>28695000</text:p>
          </table:table-cell>
          <table:table-cell office:value-type="float" office:value="29240000" calcext:value-type="float">
            <text:p>29240000</text:p>
          </table:table-cell>
          <table:table-cell office:value-type="float" office:value="29312000" calcext:value-type="float">
            <text:p>29312000</text:p>
          </table:table-cell>
          <table:table-cell office:value-type="float" office:value="29456000" calcext:value-type="float">
            <text:p>29456000</text:p>
          </table:table-cell>
          <table:table-cell office:value-type="float" office:value="28581000" calcext:value-type="float">
            <text:p>28581000</text:p>
          </table:table-cell>
          <table:table-cell office:value-type="float" office:value="30681000" calcext:value-type="float">
            <text:p>30681000</text:p>
          </table:table-cell>
          <table:table-cell office:value-type="float" office:value="29505000" calcext:value-type="float">
            <text:p>29505000</text:p>
          </table:table-cell>
          <table:table-cell office:value-type="float" office:value="29181000" calcext:value-type="float">
            <text:p>2918100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AVERAGE([.A89:.CV89])" office:value-type="float" office:value="29412610" calcext:value-type="float">
            <text:p>29412610</text:p>
          </table:table-cell>
        </table:table-row>
        <table:table-row table:style-name="ro1">
          <table:table-cell office:value-type="float" office:value="28787000" calcext:value-type="float">
            <text:p>28787000</text:p>
          </table:table-cell>
          <table:table-cell office:value-type="float" office:value="29251000" calcext:value-type="float">
            <text:p>29251000</text:p>
          </table:table-cell>
          <table:table-cell office:value-type="float" office:value="32199000" calcext:value-type="float">
            <text:p>32199000</text:p>
          </table:table-cell>
          <table:table-cell office:value-type="float" office:value="29510000" calcext:value-type="float">
            <text:p>29510000</text:p>
          </table:table-cell>
          <table:table-cell office:value-type="float" office:value="29494000" calcext:value-type="float">
            <text:p>29494000</text:p>
          </table:table-cell>
          <table:table-cell office:value-type="float" office:value="30117000" calcext:value-type="float">
            <text:p>30117000</text:p>
          </table:table-cell>
          <table:table-cell office:value-type="float" office:value="29330000" calcext:value-type="float">
            <text:p>29330000</text:p>
          </table:table-cell>
          <table:table-cell office:value-type="float" office:value="34495000" calcext:value-type="float">
            <text:p>34495000</text:p>
          </table:table-cell>
          <table:table-cell office:value-type="float" office:value="28571000" calcext:value-type="float">
            <text:p>28571000</text:p>
          </table:table-cell>
          <table:table-cell office:value-type="float" office:value="29531000" calcext:value-type="float">
            <text:p>29531000</text:p>
          </table:table-cell>
          <table:table-cell office:value-type="float" office:value="29466000" calcext:value-type="float">
            <text:p>29466000</text:p>
          </table:table-cell>
          <table:table-cell office:value-type="float" office:value="29294000" calcext:value-type="float">
            <text:p>29294000</text:p>
          </table:table-cell>
          <table:table-cell office:value-type="float" office:value="29740000" calcext:value-type="float">
            <text:p>29740000</text:p>
          </table:table-cell>
          <table:table-cell office:value-type="float" office:value="28754000" calcext:value-type="float">
            <text:p>28754000</text:p>
          </table:table-cell>
          <table:table-cell office:value-type="float" office:value="28650000" calcext:value-type="float">
            <text:p>28650000</text:p>
          </table:table-cell>
          <table:table-cell office:value-type="float" office:value="29092000" calcext:value-type="float">
            <text:p>29092000</text:p>
          </table:table-cell>
          <table:table-cell office:value-type="float" office:value="29262000" calcext:value-type="float">
            <text:p>29262000</text:p>
          </table:table-cell>
          <table:table-cell office:value-type="float" office:value="29185000" calcext:value-type="float">
            <text:p>29185000</text:p>
          </table:table-cell>
          <table:table-cell office:value-type="float" office:value="29731000" calcext:value-type="float">
            <text:p>29731000</text:p>
          </table:table-cell>
          <table:table-cell office:value-type="float" office:value="29685000" calcext:value-type="float">
            <text:p>29685000</text:p>
          </table:table-cell>
          <table:table-cell office:value-type="float" office:value="29032000" calcext:value-type="float">
            <text:p>29032000</text:p>
          </table:table-cell>
          <table:table-cell office:value-type="float" office:value="28644000" calcext:value-type="float">
            <text:p>28644000</text:p>
          </table:table-cell>
          <table:table-cell office:value-type="float" office:value="29337000" calcext:value-type="float">
            <text:p>29337000</text:p>
          </table:table-cell>
          <table:table-cell office:value-type="float" office:value="31439000" calcext:value-type="float">
            <text:p>31439000</text:p>
          </table:table-cell>
          <table:table-cell office:value-type="float" office:value="28952000" calcext:value-type="float">
            <text:p>28952000</text:p>
          </table:table-cell>
          <table:table-cell office:value-type="float" office:value="29914000" calcext:value-type="float">
            <text:p>29914000</text:p>
          </table:table-cell>
          <table:table-cell office:value-type="float" office:value="28846000" calcext:value-type="float">
            <text:p>28846000</text:p>
          </table:table-cell>
          <table:table-cell office:value-type="float" office:value="28771000" calcext:value-type="float">
            <text:p>28771000</text:p>
          </table:table-cell>
          <table:table-cell office:value-type="float" office:value="29415000" calcext:value-type="float">
            <text:p>29415000</text:p>
          </table:table-cell>
          <table:table-cell office:value-type="float" office:value="29266000" calcext:value-type="float">
            <text:p>29266000</text:p>
          </table:table-cell>
          <table:table-cell office:value-type="float" office:value="29784000" calcext:value-type="float">
            <text:p>29784000</text:p>
          </table:table-cell>
          <table:table-cell office:value-type="float" office:value="29362000" calcext:value-type="float">
            <text:p>29362000</text:p>
          </table:table-cell>
          <table:table-cell office:value-type="float" office:value="29433000" calcext:value-type="float">
            <text:p>29433000</text:p>
          </table:table-cell>
          <table:table-cell office:value-type="float" office:value="29707000" calcext:value-type="float">
            <text:p>29707000</text:p>
          </table:table-cell>
          <table:table-cell office:value-type="float" office:value="31830000" calcext:value-type="float">
            <text:p>31830000</text:p>
          </table:table-cell>
          <table:table-cell office:value-type="float" office:value="29184000" calcext:value-type="float">
            <text:p>29184000</text:p>
          </table:table-cell>
          <table:table-cell office:value-type="float" office:value="29349000" calcext:value-type="float">
            <text:p>29349000</text:p>
          </table:table-cell>
          <table:table-cell office:value-type="float" office:value="28985000" calcext:value-type="float">
            <text:p>28985000</text:p>
          </table:table-cell>
          <table:table-cell office:value-type="float" office:value="28812000" calcext:value-type="float">
            <text:p>28812000</text:p>
          </table:table-cell>
          <table:table-cell office:value-type="float" office:value="29750000" calcext:value-type="float">
            <text:p>29750000</text:p>
          </table:table-cell>
          <table:table-cell office:value-type="float" office:value="32145000" calcext:value-type="float">
            <text:p>32145000</text:p>
          </table:table-cell>
          <table:table-cell office:value-type="float" office:value="29750000" calcext:value-type="float">
            <text:p>29750000</text:p>
          </table:table-cell>
          <table:table-cell office:value-type="float" office:value="29259000" calcext:value-type="float">
            <text:p>29259000</text:p>
          </table:table-cell>
          <table:table-cell office:value-type="float" office:value="32888000" calcext:value-type="float">
            <text:p>32888000</text:p>
          </table:table-cell>
          <table:table-cell office:value-type="float" office:value="30480000" calcext:value-type="float">
            <text:p>30480000</text:p>
          </table:table-cell>
          <table:table-cell office:value-type="float" office:value="29558000" calcext:value-type="float">
            <text:p>29558000</text:p>
          </table:table-cell>
          <table:table-cell office:value-type="float" office:value="29341000" calcext:value-type="float">
            <text:p>29341000</text:p>
          </table:table-cell>
          <table:table-cell office:value-type="float" office:value="28785000" calcext:value-type="float">
            <text:p>28785000</text:p>
          </table:table-cell>
          <table:table-cell office:value-type="float" office:value="30736000" calcext:value-type="float">
            <text:p>30736000</text:p>
          </table:table-cell>
          <table:table-cell office:value-type="float" office:value="29129000" calcext:value-type="float">
            <text:p>29129000</text:p>
          </table:table-cell>
          <table:table-cell office:value-type="float" office:value="30326000" calcext:value-type="float">
            <text:p>30326000</text:p>
          </table:table-cell>
          <table:table-cell office:value-type="float" office:value="29009000" calcext:value-type="float">
            <text:p>29009000</text:p>
          </table:table-cell>
          <table:table-cell office:value-type="float" office:value="31651000" calcext:value-type="float">
            <text:p>31651000</text:p>
          </table:table-cell>
          <table:table-cell office:value-type="float" office:value="29439000" calcext:value-type="float">
            <text:p>29439000</text:p>
          </table:table-cell>
          <table:table-cell office:value-type="float" office:value="29658000" calcext:value-type="float">
            <text:p>29658000</text:p>
          </table:table-cell>
          <table:table-cell office:value-type="float" office:value="29170000" calcext:value-type="float">
            <text:p>29170000</text:p>
          </table:table-cell>
          <table:table-cell office:value-type="float" office:value="29743000" calcext:value-type="float">
            <text:p>29743000</text:p>
          </table:table-cell>
          <table:table-cell office:value-type="float" office:value="29106000" calcext:value-type="float">
            <text:p>29106000</text:p>
          </table:table-cell>
          <table:table-cell office:value-type="float" office:value="28806000" calcext:value-type="float">
            <text:p>28806000</text:p>
          </table:table-cell>
          <table:table-cell office:value-type="float" office:value="29654000" calcext:value-type="float">
            <text:p>29654000</text:p>
          </table:table-cell>
          <table:table-cell office:value-type="float" office:value="29711000" calcext:value-type="float">
            <text:p>29711000</text:p>
          </table:table-cell>
          <table:table-cell office:value-type="float" office:value="28665000" calcext:value-type="float">
            <text:p>28665000</text:p>
          </table:table-cell>
          <table:table-cell office:value-type="float" office:value="29703000" calcext:value-type="float">
            <text:p>29703000</text:p>
          </table:table-cell>
          <table:table-cell office:value-type="float" office:value="29393000" calcext:value-type="float">
            <text:p>29393000</text:p>
          </table:table-cell>
          <table:table-cell office:value-type="float" office:value="29558000" calcext:value-type="float">
            <text:p>29558000</text:p>
          </table:table-cell>
          <table:table-cell office:value-type="float" office:value="29000000" calcext:value-type="float">
            <text:p>29000000</text:p>
          </table:table-cell>
          <table:table-cell office:value-type="float" office:value="32527000" calcext:value-type="float">
            <text:p>32527000</text:p>
          </table:table-cell>
          <table:table-cell office:value-type="float" office:value="29322000" calcext:value-type="float">
            <text:p>29322000</text:p>
          </table:table-cell>
          <table:table-cell office:value-type="float" office:value="28875000" calcext:value-type="float">
            <text:p>28875000</text:p>
          </table:table-cell>
          <table:table-cell office:value-type="float" office:value="29846000" calcext:value-type="float">
            <text:p>29846000</text:p>
          </table:table-cell>
          <table:table-cell office:value-type="float" office:value="29268000" calcext:value-type="float">
            <text:p>29268000</text:p>
          </table:table-cell>
          <table:table-cell office:value-type="float" office:value="29346000" calcext:value-type="float">
            <text:p>29346000</text:p>
          </table:table-cell>
          <table:table-cell office:value-type="float" office:value="32487000" calcext:value-type="float">
            <text:p>32487000</text:p>
          </table:table-cell>
          <table:table-cell office:value-type="float" office:value="29927000" calcext:value-type="float">
            <text:p>29927000</text:p>
          </table:table-cell>
          <table:table-cell office:value-type="float" office:value="28874000" calcext:value-type="float">
            <text:p>28874000</text:p>
          </table:table-cell>
          <table:table-cell office:value-type="float" office:value="28859000" calcext:value-type="float">
            <text:p>28859000</text:p>
          </table:table-cell>
          <table:table-cell office:value-type="float" office:value="28748000" calcext:value-type="float">
            <text:p>28748000</text:p>
          </table:table-cell>
          <table:table-cell office:value-type="float" office:value="28864000" calcext:value-type="float">
            <text:p>28864000</text:p>
          </table:table-cell>
          <table:table-cell office:value-type="float" office:value="29674000" calcext:value-type="float">
            <text:p>29674000</text:p>
          </table:table-cell>
          <table:table-cell office:value-type="float" office:value="28757000" calcext:value-type="float">
            <text:p>28757000</text:p>
          </table:table-cell>
          <table:table-cell office:value-type="float" office:value="29800000" calcext:value-type="float">
            <text:p>29800000</text:p>
          </table:table-cell>
          <table:table-cell office:value-type="float" office:value="29802000" calcext:value-type="float">
            <text:p>29802000</text:p>
          </table:table-cell>
          <table:table-cell office:value-type="float" office:value="31531000" calcext:value-type="float">
            <text:p>31531000</text:p>
          </table:table-cell>
          <table:table-cell office:value-type="float" office:value="29248000" calcext:value-type="float">
            <text:p>29248000</text:p>
          </table:table-cell>
          <table:table-cell office:value-type="float" office:value="29308000" calcext:value-type="float">
            <text:p>29308000</text:p>
          </table:table-cell>
          <table:table-cell office:value-type="float" office:value="28993000" calcext:value-type="float">
            <text:p>28993000</text:p>
          </table:table-cell>
          <table:table-cell office:value-type="float" office:value="29392000" calcext:value-type="float">
            <text:p>29392000</text:p>
          </table:table-cell>
          <table:table-cell office:value-type="float" office:value="29486000" calcext:value-type="float">
            <text:p>29486000</text:p>
          </table:table-cell>
          <table:table-cell office:value-type="float" office:value="29594000" calcext:value-type="float">
            <text:p>29594000</text:p>
          </table:table-cell>
          <table:table-cell office:value-type="float" office:value="29406000" calcext:value-type="float">
            <text:p>29406000</text:p>
          </table:table-cell>
          <table:table-cell office:value-type="float" office:value="29745000" calcext:value-type="float">
            <text:p>29745000</text:p>
          </table:table-cell>
          <table:table-cell office:value-type="float" office:value="28842000" calcext:value-type="float">
            <text:p>28842000</text:p>
          </table:table-cell>
          <table:table-cell office:value-type="float" office:value="29311000" calcext:value-type="float">
            <text:p>29311000</text:p>
          </table:table-cell>
          <table:table-cell office:value-type="float" office:value="29365000" calcext:value-type="float">
            <text:p>29365000</text:p>
          </table:table-cell>
          <table:table-cell office:value-type="float" office:value="34352000" calcext:value-type="float">
            <text:p>34352000</text:p>
          </table:table-cell>
          <table:table-cell office:value-type="float" office:value="29429000" calcext:value-type="float">
            <text:p>29429000</text:p>
          </table:table-cell>
          <table:table-cell office:value-type="float" office:value="29583000" calcext:value-type="float">
            <text:p>29583000</text:p>
          </table:table-cell>
          <table:table-cell office:value-type="float" office:value="29286000" calcext:value-type="float">
            <text:p>29286000</text:p>
          </table:table-cell>
          <table:table-cell office:value-type="float" office:value="29488000" calcext:value-type="float">
            <text:p>29488000</text:p>
          </table:table-cell>
          <table:table-cell office:value-type="float" office:value="28658000" calcext:value-type="float">
            <text:p>2865800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AVERAGE([.A90:.CV90])" office:value-type="float" office:value="29686120" calcext:value-type="float">
            <text:p>29686120</text:p>
          </table:table-cell>
        </table:table-row>
        <table:table-row table:style-name="ro1">
          <table:table-cell office:value-type="float" office:value="29705000" calcext:value-type="float">
            <text:p>29705000</text:p>
          </table:table-cell>
          <table:table-cell office:value-type="float" office:value="30088000" calcext:value-type="float">
            <text:p>30088000</text:p>
          </table:table-cell>
          <table:table-cell office:value-type="float" office:value="29643000" calcext:value-type="float">
            <text:p>29643000</text:p>
          </table:table-cell>
          <table:table-cell office:value-type="float" office:value="30171000" calcext:value-type="float">
            <text:p>30171000</text:p>
          </table:table-cell>
          <table:table-cell office:value-type="float" office:value="29588000" calcext:value-type="float">
            <text:p>29588000</text:p>
          </table:table-cell>
          <table:table-cell office:value-type="float" office:value="29589000" calcext:value-type="float">
            <text:p>29589000</text:p>
          </table:table-cell>
          <table:table-cell office:value-type="float" office:value="30317000" calcext:value-type="float">
            <text:p>30317000</text:p>
          </table:table-cell>
          <table:table-cell office:value-type="float" office:value="32047000" calcext:value-type="float">
            <text:p>32047000</text:p>
          </table:table-cell>
          <table:table-cell office:value-type="float" office:value="30141000" calcext:value-type="float">
            <text:p>30141000</text:p>
          </table:table-cell>
          <table:table-cell office:value-type="float" office:value="29966000" calcext:value-type="float">
            <text:p>29966000</text:p>
          </table:table-cell>
          <table:table-cell office:value-type="float" office:value="29957000" calcext:value-type="float">
            <text:p>29957000</text:p>
          </table:table-cell>
          <table:table-cell office:value-type="float" office:value="31961000" calcext:value-type="float">
            <text:p>31961000</text:p>
          </table:table-cell>
          <table:table-cell office:value-type="float" office:value="29519000" calcext:value-type="float">
            <text:p>29519000</text:p>
          </table:table-cell>
          <table:table-cell office:value-type="float" office:value="29908000" calcext:value-type="float">
            <text:p>29908000</text:p>
          </table:table-cell>
          <table:table-cell office:value-type="float" office:value="29711000" calcext:value-type="float">
            <text:p>29711000</text:p>
          </table:table-cell>
          <table:table-cell office:value-type="float" office:value="30125000" calcext:value-type="float">
            <text:p>30125000</text:p>
          </table:table-cell>
          <table:table-cell office:value-type="float" office:value="30224000" calcext:value-type="float">
            <text:p>30224000</text:p>
          </table:table-cell>
          <table:table-cell office:value-type="float" office:value="30098000" calcext:value-type="float">
            <text:p>30098000</text:p>
          </table:table-cell>
          <table:table-cell office:value-type="float" office:value="30233000" calcext:value-type="float">
            <text:p>30233000</text:p>
          </table:table-cell>
          <table:table-cell office:value-type="float" office:value="29727000" calcext:value-type="float">
            <text:p>29727000</text:p>
          </table:table-cell>
          <table:table-cell office:value-type="float" office:value="29793000" calcext:value-type="float">
            <text:p>29793000</text:p>
          </table:table-cell>
          <table:table-cell office:value-type="float" office:value="29997000" calcext:value-type="float">
            <text:p>29997000</text:p>
          </table:table-cell>
          <table:table-cell office:value-type="float" office:value="30033000" calcext:value-type="float">
            <text:p>30033000</text:p>
          </table:table-cell>
          <table:table-cell office:value-type="float" office:value="31086000" calcext:value-type="float">
            <text:p>31086000</text:p>
          </table:table-cell>
          <table:table-cell office:value-type="float" office:value="29819000" calcext:value-type="float">
            <text:p>29819000</text:p>
          </table:table-cell>
          <table:table-cell office:value-type="float" office:value="29482000" calcext:value-type="float">
            <text:p>29482000</text:p>
          </table:table-cell>
          <table:table-cell office:value-type="float" office:value="30111000" calcext:value-type="float">
            <text:p>30111000</text:p>
          </table:table-cell>
          <table:table-cell office:value-type="float" office:value="29609000" calcext:value-type="float">
            <text:p>29609000</text:p>
          </table:table-cell>
          <table:table-cell office:value-type="float" office:value="29857000" calcext:value-type="float">
            <text:p>29857000</text:p>
          </table:table-cell>
          <table:table-cell office:value-type="float" office:value="31788000" calcext:value-type="float">
            <text:p>31788000</text:p>
          </table:table-cell>
          <table:table-cell office:value-type="float" office:value="29890000" calcext:value-type="float">
            <text:p>29890000</text:p>
          </table:table-cell>
          <table:table-cell office:value-type="float" office:value="29829000" calcext:value-type="float">
            <text:p>29829000</text:p>
          </table:table-cell>
          <table:table-cell office:value-type="float" office:value="31010000" calcext:value-type="float">
            <text:p>31010000</text:p>
          </table:table-cell>
          <table:table-cell office:value-type="float" office:value="29544000" calcext:value-type="float">
            <text:p>29544000</text:p>
          </table:table-cell>
          <table:table-cell office:value-type="float" office:value="34954000" calcext:value-type="float">
            <text:p>34954000</text:p>
          </table:table-cell>
          <table:table-cell office:value-type="float" office:value="29847000" calcext:value-type="float">
            <text:p>29847000</text:p>
          </table:table-cell>
          <table:table-cell office:value-type="float" office:value="35031000" calcext:value-type="float">
            <text:p>35031000</text:p>
          </table:table-cell>
          <table:table-cell office:value-type="float" office:value="29846000" calcext:value-type="float">
            <text:p>29846000</text:p>
          </table:table-cell>
          <table:table-cell office:value-type="float" office:value="29853000" calcext:value-type="float">
            <text:p>29853000</text:p>
          </table:table-cell>
          <table:table-cell office:value-type="float" office:value="29743000" calcext:value-type="float">
            <text:p>29743000</text:p>
          </table:table-cell>
          <table:table-cell office:value-type="float" office:value="34078000" calcext:value-type="float">
            <text:p>34078000</text:p>
          </table:table-cell>
          <table:table-cell office:value-type="float" office:value="30267000" calcext:value-type="float">
            <text:p>30267000</text:p>
          </table:table-cell>
          <table:table-cell office:value-type="float" office:value="33581000" calcext:value-type="float">
            <text:p>33581000</text:p>
          </table:table-cell>
          <table:table-cell office:value-type="float" office:value="29890000" calcext:value-type="float">
            <text:p>29890000</text:p>
          </table:table-cell>
          <table:table-cell office:value-type="float" office:value="29749000" calcext:value-type="float">
            <text:p>29749000</text:p>
          </table:table-cell>
          <table:table-cell office:value-type="float" office:value="30048000" calcext:value-type="float">
            <text:p>30048000</text:p>
          </table:table-cell>
          <table:table-cell office:value-type="float" office:value="29773000" calcext:value-type="float">
            <text:p>29773000</text:p>
          </table:table-cell>
          <table:table-cell office:value-type="float" office:value="29664000" calcext:value-type="float">
            <text:p>29664000</text:p>
          </table:table-cell>
          <table:table-cell office:value-type="float" office:value="29949000" calcext:value-type="float">
            <text:p>29949000</text:p>
          </table:table-cell>
          <table:table-cell office:value-type="float" office:value="29491000" calcext:value-type="float">
            <text:p>29491000</text:p>
          </table:table-cell>
          <table:table-cell office:value-type="float" office:value="29815000" calcext:value-type="float">
            <text:p>29815000</text:p>
          </table:table-cell>
          <table:table-cell office:value-type="float" office:value="29870000" calcext:value-type="float">
            <text:p>29870000</text:p>
          </table:table-cell>
          <table:table-cell office:value-type="float" office:value="34736000" calcext:value-type="float">
            <text:p>34736000</text:p>
          </table:table-cell>
          <table:table-cell office:value-type="float" office:value="29748000" calcext:value-type="float">
            <text:p>29748000</text:p>
          </table:table-cell>
          <table:table-cell office:value-type="float" office:value="30468000" calcext:value-type="float">
            <text:p>30468000</text:p>
          </table:table-cell>
          <table:table-cell office:value-type="float" office:value="30015000" calcext:value-type="float">
            <text:p>30015000</text:p>
          </table:table-cell>
          <table:table-cell office:value-type="float" office:value="29925000" calcext:value-type="float">
            <text:p>29925000</text:p>
          </table:table-cell>
          <table:table-cell office:value-type="float" office:value="31429000" calcext:value-type="float">
            <text:p>31429000</text:p>
          </table:table-cell>
          <table:table-cell office:value-type="float" office:value="30040000" calcext:value-type="float">
            <text:p>30040000</text:p>
          </table:table-cell>
          <table:table-cell office:value-type="float" office:value="30079000" calcext:value-type="float">
            <text:p>30079000</text:p>
          </table:table-cell>
          <table:table-cell office:value-type="float" office:value="29900000" calcext:value-type="float">
            <text:p>29900000</text:p>
          </table:table-cell>
          <table:table-cell office:value-type="float" office:value="29954000" calcext:value-type="float">
            <text:p>29954000</text:p>
          </table:table-cell>
          <table:table-cell office:value-type="float" office:value="29883000" calcext:value-type="float">
            <text:p>29883000</text:p>
          </table:table-cell>
          <table:table-cell office:value-type="float" office:value="29862000" calcext:value-type="float">
            <text:p>29862000</text:p>
          </table:table-cell>
          <table:table-cell office:value-type="float" office:value="30273000" calcext:value-type="float">
            <text:p>30273000</text:p>
          </table:table-cell>
          <table:table-cell office:value-type="float" office:value="30351000" calcext:value-type="float">
            <text:p>30351000</text:p>
          </table:table-cell>
          <table:table-cell office:value-type="float" office:value="29811000" calcext:value-type="float">
            <text:p>29811000</text:p>
          </table:table-cell>
          <table:table-cell office:value-type="float" office:value="30222000" calcext:value-type="float">
            <text:p>30222000</text:p>
          </table:table-cell>
          <table:table-cell office:value-type="float" office:value="29970000" calcext:value-type="float">
            <text:p>29970000</text:p>
          </table:table-cell>
          <table:table-cell office:value-type="float" office:value="29969000" calcext:value-type="float">
            <text:p>29969000</text:p>
          </table:table-cell>
          <table:table-cell office:value-type="float" office:value="30153000" calcext:value-type="float">
            <text:p>30153000</text:p>
          </table:table-cell>
          <table:table-cell office:value-type="float" office:value="33426000" calcext:value-type="float">
            <text:p>33426000</text:p>
          </table:table-cell>
          <table:table-cell office:value-type="float" office:value="30008000" calcext:value-type="float">
            <text:p>30008000</text:p>
          </table:table-cell>
          <table:table-cell office:value-type="float" office:value="29899000" calcext:value-type="float">
            <text:p>29899000</text:p>
          </table:table-cell>
          <table:table-cell office:value-type="float" office:value="29586000" calcext:value-type="float">
            <text:p>29586000</text:p>
          </table:table-cell>
          <table:table-cell office:value-type="float" office:value="30054000" calcext:value-type="float">
            <text:p>30054000</text:p>
          </table:table-cell>
          <table:table-cell office:value-type="float" office:value="30356000" calcext:value-type="float">
            <text:p>30356000</text:p>
          </table:table-cell>
          <table:table-cell office:value-type="float" office:value="29903000" calcext:value-type="float">
            <text:p>29903000</text:p>
          </table:table-cell>
          <table:table-cell office:value-type="float" office:value="29996000" calcext:value-type="float">
            <text:p>29996000</text:p>
          </table:table-cell>
          <table:table-cell office:value-type="float" office:value="32112000" calcext:value-type="float">
            <text:p>32112000</text:p>
          </table:table-cell>
          <table:table-cell office:value-type="float" office:value="29865000" calcext:value-type="float">
            <text:p>29865000</text:p>
          </table:table-cell>
          <table:table-cell office:value-type="float" office:value="29735000" calcext:value-type="float">
            <text:p>29735000</text:p>
          </table:table-cell>
          <table:table-cell office:value-type="float" office:value="30127000" calcext:value-type="float">
            <text:p>30127000</text:p>
          </table:table-cell>
          <table:table-cell office:value-type="float" office:value="30361000" calcext:value-type="float">
            <text:p>30361000</text:p>
          </table:table-cell>
          <table:table-cell office:value-type="float" office:value="30014000" calcext:value-type="float">
            <text:p>30014000</text:p>
          </table:table-cell>
          <table:table-cell office:value-type="float" office:value="30419000" calcext:value-type="float">
            <text:p>30419000</text:p>
          </table:table-cell>
          <table:table-cell office:value-type="float" office:value="29773000" calcext:value-type="float">
            <text:p>29773000</text:p>
          </table:table-cell>
          <table:table-cell office:value-type="float" office:value="30331000" calcext:value-type="float">
            <text:p>30331000</text:p>
          </table:table-cell>
          <table:table-cell office:value-type="float" office:value="29782000" calcext:value-type="float">
            <text:p>29782000</text:p>
          </table:table-cell>
          <table:table-cell office:value-type="float" office:value="30224000" calcext:value-type="float">
            <text:p>30224000</text:p>
          </table:table-cell>
          <table:table-cell office:value-type="float" office:value="30242000" calcext:value-type="float">
            <text:p>30242000</text:p>
          </table:table-cell>
          <table:table-cell office:value-type="float" office:value="32821000" calcext:value-type="float">
            <text:p>32821000</text:p>
          </table:table-cell>
          <table:table-cell office:value-type="float" office:value="29741000" calcext:value-type="float">
            <text:p>29741000</text:p>
          </table:table-cell>
          <table:table-cell office:value-type="float" office:value="29704000" calcext:value-type="float">
            <text:p>29704000</text:p>
          </table:table-cell>
          <table:table-cell office:value-type="float" office:value="29888000" calcext:value-type="float">
            <text:p>29888000</text:p>
          </table:table-cell>
          <table:table-cell office:value-type="float" office:value="29495000" calcext:value-type="float">
            <text:p>29495000</text:p>
          </table:table-cell>
          <table:table-cell office:value-type="float" office:value="31373000" calcext:value-type="float">
            <text:p>31373000</text:p>
          </table:table-cell>
          <table:table-cell office:value-type="float" office:value="29702000" calcext:value-type="float">
            <text:p>29702000</text:p>
          </table:table-cell>
          <table:table-cell office:value-type="float" office:value="29933000" calcext:value-type="float">
            <text:p>29933000</text:p>
          </table:table-cell>
          <table:table-cell office:value-type="float" office:value="29758000" calcext:value-type="float">
            <text:p>2975800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AVERAGE([.A91:.CV91])" office:value-type="float" office:value="30354310" calcext:value-type="float">
            <text:p>30354310</text:p>
          </table:table-cell>
        </table:table-row>
        <table:table-row table:style-name="ro1">
          <table:table-cell office:value-type="float" office:value="31119000" calcext:value-type="float">
            <text:p>31119000</text:p>
          </table:table-cell>
          <table:table-cell office:value-type="float" office:value="30752000" calcext:value-type="float">
            <text:p>30752000</text:p>
          </table:table-cell>
          <table:table-cell office:value-type="float" office:value="30563000" calcext:value-type="float">
            <text:p>30563000</text:p>
          </table:table-cell>
          <table:table-cell office:value-type="float" office:value="30244000" calcext:value-type="float">
            <text:p>30244000</text:p>
          </table:table-cell>
          <table:table-cell office:value-type="float" office:value="29710000" calcext:value-type="float">
            <text:p>29710000</text:p>
          </table:table-cell>
          <table:table-cell office:value-type="float" office:value="29866000" calcext:value-type="float">
            <text:p>29866000</text:p>
          </table:table-cell>
          <table:table-cell office:value-type="float" office:value="30319000" calcext:value-type="float">
            <text:p>30319000</text:p>
          </table:table-cell>
          <table:table-cell office:value-type="float" office:value="29830000" calcext:value-type="float">
            <text:p>29830000</text:p>
          </table:table-cell>
          <table:table-cell office:value-type="float" office:value="29987000" calcext:value-type="float">
            <text:p>29987000</text:p>
          </table:table-cell>
          <table:table-cell office:value-type="float" office:value="30089000" calcext:value-type="float">
            <text:p>30089000</text:p>
          </table:table-cell>
          <table:table-cell office:value-type="float" office:value="29986000" calcext:value-type="float">
            <text:p>29986000</text:p>
          </table:table-cell>
          <table:table-cell office:value-type="float" office:value="29718000" calcext:value-type="float">
            <text:p>29718000</text:p>
          </table:table-cell>
          <table:table-cell office:value-type="float" office:value="30529000" calcext:value-type="float">
            <text:p>30529000</text:p>
          </table:table-cell>
          <table:table-cell office:value-type="float" office:value="30148000" calcext:value-type="float">
            <text:p>30148000</text:p>
          </table:table-cell>
          <table:table-cell office:value-type="float" office:value="30307000" calcext:value-type="float">
            <text:p>30307000</text:p>
          </table:table-cell>
          <table:table-cell office:value-type="float" office:value="30528000" calcext:value-type="float">
            <text:p>30528000</text:p>
          </table:table-cell>
          <table:table-cell office:value-type="float" office:value="31826000" calcext:value-type="float">
            <text:p>31826000</text:p>
          </table:table-cell>
          <table:table-cell office:value-type="float" office:value="29475000" calcext:value-type="float">
            <text:p>29475000</text:p>
          </table:table-cell>
          <table:table-cell office:value-type="float" office:value="29484000" calcext:value-type="float">
            <text:p>29484000</text:p>
          </table:table-cell>
          <table:table-cell office:value-type="float" office:value="30481000" calcext:value-type="float">
            <text:p>30481000</text:p>
          </table:table-cell>
          <table:table-cell office:value-type="float" office:value="30313000" calcext:value-type="float">
            <text:p>30313000</text:p>
          </table:table-cell>
          <table:table-cell office:value-type="float" office:value="30781000" calcext:value-type="float">
            <text:p>30781000</text:p>
          </table:table-cell>
          <table:table-cell office:value-type="float" office:value="32375000" calcext:value-type="float">
            <text:p>32375000</text:p>
          </table:table-cell>
          <table:table-cell office:value-type="float" office:value="30836000" calcext:value-type="float">
            <text:p>30836000</text:p>
          </table:table-cell>
          <table:table-cell office:value-type="float" office:value="29761000" calcext:value-type="float">
            <text:p>29761000</text:p>
          </table:table-cell>
          <table:table-cell office:value-type="float" office:value="30104000" calcext:value-type="float">
            <text:p>30104000</text:p>
          </table:table-cell>
          <table:table-cell office:value-type="float" office:value="30303000" calcext:value-type="float">
            <text:p>30303000</text:p>
          </table:table-cell>
          <table:table-cell office:value-type="float" office:value="30213000" calcext:value-type="float">
            <text:p>30213000</text:p>
          </table:table-cell>
          <table:table-cell office:value-type="float" office:value="29850000" calcext:value-type="float">
            <text:p>29850000</text:p>
          </table:table-cell>
          <table:table-cell office:value-type="float" office:value="30441000" calcext:value-type="float">
            <text:p>30441000</text:p>
          </table:table-cell>
          <table:table-cell office:value-type="float" office:value="30387000" calcext:value-type="float">
            <text:p>30387000</text:p>
          </table:table-cell>
          <table:table-cell office:value-type="float" office:value="30183000" calcext:value-type="float">
            <text:p>30183000</text:p>
          </table:table-cell>
          <table:table-cell office:value-type="float" office:value="30483000" calcext:value-type="float">
            <text:p>30483000</text:p>
          </table:table-cell>
          <table:table-cell office:value-type="float" office:value="31657000" calcext:value-type="float">
            <text:p>31657000</text:p>
          </table:table-cell>
          <table:table-cell office:value-type="float" office:value="30638000" calcext:value-type="float">
            <text:p>30638000</text:p>
          </table:table-cell>
          <table:table-cell office:value-type="float" office:value="30459000" calcext:value-type="float">
            <text:p>30459000</text:p>
          </table:table-cell>
          <table:table-cell office:value-type="float" office:value="30038000" calcext:value-type="float">
            <text:p>30038000</text:p>
          </table:table-cell>
          <table:table-cell office:value-type="float" office:value="34627000" calcext:value-type="float">
            <text:p>34627000</text:p>
          </table:table-cell>
          <table:table-cell office:value-type="float" office:value="29532000" calcext:value-type="float">
            <text:p>29532000</text:p>
          </table:table-cell>
          <table:table-cell office:value-type="float" office:value="30173000" calcext:value-type="float">
            <text:p>30173000</text:p>
          </table:table-cell>
          <table:table-cell office:value-type="float" office:value="29879000" calcext:value-type="float">
            <text:p>29879000</text:p>
          </table:table-cell>
          <table:table-cell office:value-type="float" office:value="30460000" calcext:value-type="float">
            <text:p>30460000</text:p>
          </table:table-cell>
          <table:table-cell office:value-type="float" office:value="33863000" calcext:value-type="float">
            <text:p>33863000</text:p>
          </table:table-cell>
          <table:table-cell office:value-type="float" office:value="30547000" calcext:value-type="float">
            <text:p>30547000</text:p>
          </table:table-cell>
          <table:table-cell office:value-type="float" office:value="30394000" calcext:value-type="float">
            <text:p>30394000</text:p>
          </table:table-cell>
          <table:table-cell office:value-type="float" office:value="29778000" calcext:value-type="float">
            <text:p>29778000</text:p>
          </table:table-cell>
          <table:table-cell office:value-type="float" office:value="30497000" calcext:value-type="float">
            <text:p>30497000</text:p>
          </table:table-cell>
          <table:table-cell office:value-type="float" office:value="34424000" calcext:value-type="float">
            <text:p>34424000</text:p>
          </table:table-cell>
          <table:table-cell office:value-type="float" office:value="29586000" calcext:value-type="float">
            <text:p>29586000</text:p>
          </table:table-cell>
          <table:table-cell office:value-type="float" office:value="30038000" calcext:value-type="float">
            <text:p>30038000</text:p>
          </table:table-cell>
          <table:table-cell office:value-type="float" office:value="29560000" calcext:value-type="float">
            <text:p>29560000</text:p>
          </table:table-cell>
          <table:table-cell office:value-type="float" office:value="30430000" calcext:value-type="float">
            <text:p>30430000</text:p>
          </table:table-cell>
          <table:table-cell office:value-type="float" office:value="31843000" calcext:value-type="float">
            <text:p>31843000</text:p>
          </table:table-cell>
          <table:table-cell office:value-type="float" office:value="30173000" calcext:value-type="float">
            <text:p>30173000</text:p>
          </table:table-cell>
          <table:table-cell office:value-type="float" office:value="32497000" calcext:value-type="float">
            <text:p>32497000</text:p>
          </table:table-cell>
          <table:table-cell office:value-type="float" office:value="30196000" calcext:value-type="float">
            <text:p>30196000</text:p>
          </table:table-cell>
          <table:table-cell office:value-type="float" office:value="30014000" calcext:value-type="float">
            <text:p>30014000</text:p>
          </table:table-cell>
          <table:table-cell office:value-type="float" office:value="34162000" calcext:value-type="float">
            <text:p>34162000</text:p>
          </table:table-cell>
          <table:table-cell office:value-type="float" office:value="29597000" calcext:value-type="float">
            <text:p>29597000</text:p>
          </table:table-cell>
          <table:table-cell office:value-type="float" office:value="30232000" calcext:value-type="float">
            <text:p>30232000</text:p>
          </table:table-cell>
          <table:table-cell office:value-type="float" office:value="30391000" calcext:value-type="float">
            <text:p>30391000</text:p>
          </table:table-cell>
          <table:table-cell office:value-type="float" office:value="33459000" calcext:value-type="float">
            <text:p>33459000</text:p>
          </table:table-cell>
          <table:table-cell office:value-type="float" office:value="29864000" calcext:value-type="float">
            <text:p>29864000</text:p>
          </table:table-cell>
          <table:table-cell office:value-type="float" office:value="29887000" calcext:value-type="float">
            <text:p>29887000</text:p>
          </table:table-cell>
          <table:table-cell office:value-type="float" office:value="30605000" calcext:value-type="float">
            <text:p>30605000</text:p>
          </table:table-cell>
          <table:table-cell office:value-type="float" office:value="30715000" calcext:value-type="float">
            <text:p>30715000</text:p>
          </table:table-cell>
          <table:table-cell office:value-type="float" office:value="30417000" calcext:value-type="float">
            <text:p>30417000</text:p>
          </table:table-cell>
          <table:table-cell office:value-type="float" office:value="29779000" calcext:value-type="float">
            <text:p>29779000</text:p>
          </table:table-cell>
          <table:table-cell office:value-type="float" office:value="30334000" calcext:value-type="float">
            <text:p>30334000</text:p>
          </table:table-cell>
          <table:table-cell office:value-type="float" office:value="29651000" calcext:value-type="float">
            <text:p>29651000</text:p>
          </table:table-cell>
          <table:table-cell office:value-type="float" office:value="30132000" calcext:value-type="float">
            <text:p>30132000</text:p>
          </table:table-cell>
          <table:table-cell office:value-type="float" office:value="30450000" calcext:value-type="float">
            <text:p>30450000</text:p>
          </table:table-cell>
          <table:table-cell office:value-type="float" office:value="31105000" calcext:value-type="float">
            <text:p>31105000</text:p>
          </table:table-cell>
          <table:table-cell office:value-type="float" office:value="30161000" calcext:value-type="float">
            <text:p>30161000</text:p>
          </table:table-cell>
          <table:table-cell office:value-type="float" office:value="30752000" calcext:value-type="float">
            <text:p>30752000</text:p>
          </table:table-cell>
          <table:table-cell office:value-type="float" office:value="30440000" calcext:value-type="float">
            <text:p>30440000</text:p>
          </table:table-cell>
          <table:table-cell office:value-type="float" office:value="29725000" calcext:value-type="float">
            <text:p>29725000</text:p>
          </table:table-cell>
          <table:table-cell office:value-type="float" office:value="33174000" calcext:value-type="float">
            <text:p>33174000</text:p>
          </table:table-cell>
          <table:table-cell office:value-type="float" office:value="30296000" calcext:value-type="float">
            <text:p>30296000</text:p>
          </table:table-cell>
          <table:table-cell office:value-type="float" office:value="29570000" calcext:value-type="float">
            <text:p>29570000</text:p>
          </table:table-cell>
          <table:table-cell office:value-type="float" office:value="30097000" calcext:value-type="float">
            <text:p>30097000</text:p>
          </table:table-cell>
          <table:table-cell office:value-type="float" office:value="31878000" calcext:value-type="float">
            <text:p>31878000</text:p>
          </table:table-cell>
          <table:table-cell office:value-type="float" office:value="30787000" calcext:value-type="float">
            <text:p>30787000</text:p>
          </table:table-cell>
          <table:table-cell office:value-type="float" office:value="29795000" calcext:value-type="float">
            <text:p>29795000</text:p>
          </table:table-cell>
          <table:table-cell office:value-type="float" office:value="30776000" calcext:value-type="float">
            <text:p>30776000</text:p>
          </table:table-cell>
          <table:table-cell office:value-type="float" office:value="29623000" calcext:value-type="float">
            <text:p>29623000</text:p>
          </table:table-cell>
          <table:table-cell office:value-type="float" office:value="29827000" calcext:value-type="float">
            <text:p>29827000</text:p>
          </table:table-cell>
          <table:table-cell office:value-type="float" office:value="29932000" calcext:value-type="float">
            <text:p>29932000</text:p>
          </table:table-cell>
          <table:table-cell office:value-type="float" office:value="30660000" calcext:value-type="float">
            <text:p>30660000</text:p>
          </table:table-cell>
          <table:table-cell office:value-type="float" office:value="32245000" calcext:value-type="float">
            <text:p>32245000</text:p>
          </table:table-cell>
          <table:table-cell office:value-type="float" office:value="29699000" calcext:value-type="float">
            <text:p>29699000</text:p>
          </table:table-cell>
          <table:table-cell office:value-type="float" office:value="29943000" calcext:value-type="float">
            <text:p>29943000</text:p>
          </table:table-cell>
          <table:table-cell office:value-type="float" office:value="29816000" calcext:value-type="float">
            <text:p>29816000</text:p>
          </table:table-cell>
          <table:table-cell office:value-type="float" office:value="30103000" calcext:value-type="float">
            <text:p>30103000</text:p>
          </table:table-cell>
          <table:table-cell office:value-type="float" office:value="29924000" calcext:value-type="float">
            <text:p>29924000</text:p>
          </table:table-cell>
          <table:table-cell office:value-type="float" office:value="29898000" calcext:value-type="float">
            <text:p>29898000</text:p>
          </table:table-cell>
          <table:table-cell office:value-type="float" office:value="30368000" calcext:value-type="float">
            <text:p>30368000</text:p>
          </table:table-cell>
          <table:table-cell office:value-type="float" office:value="30571000" calcext:value-type="float">
            <text:p>30571000</text:p>
          </table:table-cell>
          <table:table-cell office:value-type="float" office:value="29943000" calcext:value-type="float">
            <text:p>29943000</text:p>
          </table:table-cell>
          <table:table-cell office:value-type="float" office:value="30601000" calcext:value-type="float">
            <text:p>3060100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AVERAGE([.A92:.CV92])" office:value-type="float" office:value="30536780" calcext:value-type="float">
            <text:p>30536780</text:p>
          </table:table-cell>
        </table:table-row>
        <table:table-row table:style-name="ro1">
          <table:table-cell office:value-type="float" office:value="31023000" calcext:value-type="float">
            <text:p>31023000</text:p>
          </table:table-cell>
          <table:table-cell office:value-type="float" office:value="30654000" calcext:value-type="float">
            <text:p>30654000</text:p>
          </table:table-cell>
          <table:table-cell office:value-type="float" office:value="30301000" calcext:value-type="float">
            <text:p>30301000</text:p>
          </table:table-cell>
          <table:table-cell office:value-type="float" office:value="30787000" calcext:value-type="float">
            <text:p>30787000</text:p>
          </table:table-cell>
          <table:table-cell office:value-type="float" office:value="33988000" calcext:value-type="float">
            <text:p>33988000</text:p>
          </table:table-cell>
          <table:table-cell office:value-type="float" office:value="31203000" calcext:value-type="float">
            <text:p>31203000</text:p>
          </table:table-cell>
          <table:table-cell office:value-type="float" office:value="30705000" calcext:value-type="float">
            <text:p>30705000</text:p>
          </table:table-cell>
          <table:table-cell office:value-type="float" office:value="32437000" calcext:value-type="float">
            <text:p>32437000</text:p>
          </table:table-cell>
          <table:table-cell office:value-type="float" office:value="33496000" calcext:value-type="float">
            <text:p>33496000</text:p>
          </table:table-cell>
          <table:table-cell office:value-type="float" office:value="30762000" calcext:value-type="float">
            <text:p>30762000</text:p>
          </table:table-cell>
          <table:table-cell office:value-type="float" office:value="30948000" calcext:value-type="float">
            <text:p>30948000</text:p>
          </table:table-cell>
          <table:table-cell office:value-type="float" office:value="30956000" calcext:value-type="float">
            <text:p>30956000</text:p>
          </table:table-cell>
          <table:table-cell office:value-type="float" office:value="33802000" calcext:value-type="float">
            <text:p>33802000</text:p>
          </table:table-cell>
          <table:table-cell office:value-type="float" office:value="30629000" calcext:value-type="float">
            <text:p>30629000</text:p>
          </table:table-cell>
          <table:table-cell office:value-type="float" office:value="30415000" calcext:value-type="float">
            <text:p>30415000</text:p>
          </table:table-cell>
          <table:table-cell office:value-type="float" office:value="30851000" calcext:value-type="float">
            <text:p>30851000</text:p>
          </table:table-cell>
          <table:table-cell office:value-type="float" office:value="30786000" calcext:value-type="float">
            <text:p>30786000</text:p>
          </table:table-cell>
          <table:table-cell office:value-type="float" office:value="30690000" calcext:value-type="float">
            <text:p>30690000</text:p>
          </table:table-cell>
          <table:table-cell office:value-type="float" office:value="30637000" calcext:value-type="float">
            <text:p>30637000</text:p>
          </table:table-cell>
          <table:table-cell office:value-type="float" office:value="30693000" calcext:value-type="float">
            <text:p>30693000</text:p>
          </table:table-cell>
          <table:table-cell office:value-type="float" office:value="30756000" calcext:value-type="float">
            <text:p>30756000</text:p>
          </table:table-cell>
          <table:table-cell office:value-type="float" office:value="30330000" calcext:value-type="float">
            <text:p>30330000</text:p>
          </table:table-cell>
          <table:table-cell office:value-type="float" office:value="30526000" calcext:value-type="float">
            <text:p>30526000</text:p>
          </table:table-cell>
          <table:table-cell office:value-type="float" office:value="30416000" calcext:value-type="float">
            <text:p>30416000</text:p>
          </table:table-cell>
          <table:table-cell office:value-type="float" office:value="30795000" calcext:value-type="float">
            <text:p>30795000</text:p>
          </table:table-cell>
          <table:table-cell office:value-type="float" office:value="33580000" calcext:value-type="float">
            <text:p>33580000</text:p>
          </table:table-cell>
          <table:table-cell office:value-type="float" office:value="30819000" calcext:value-type="float">
            <text:p>30819000</text:p>
          </table:table-cell>
          <table:table-cell office:value-type="float" office:value="32703000" calcext:value-type="float">
            <text:p>32703000</text:p>
          </table:table-cell>
          <table:table-cell office:value-type="float" office:value="30885000" calcext:value-type="float">
            <text:p>30885000</text:p>
          </table:table-cell>
          <table:table-cell office:value-type="float" office:value="33838000" calcext:value-type="float">
            <text:p>33838000</text:p>
          </table:table-cell>
          <table:table-cell office:value-type="float" office:value="30458000" calcext:value-type="float">
            <text:p>30458000</text:p>
          </table:table-cell>
          <table:table-cell office:value-type="float" office:value="30613000" calcext:value-type="float">
            <text:p>30613000</text:p>
          </table:table-cell>
          <table:table-cell office:value-type="float" office:value="31103000" calcext:value-type="float">
            <text:p>31103000</text:p>
          </table:table-cell>
          <table:table-cell office:value-type="float" office:value="30478000" calcext:value-type="float">
            <text:p>30478000</text:p>
          </table:table-cell>
          <table:table-cell office:value-type="float" office:value="32553000" calcext:value-type="float">
            <text:p>32553000</text:p>
          </table:table-cell>
          <table:table-cell office:value-type="float" office:value="30340000" calcext:value-type="float">
            <text:p>30340000</text:p>
          </table:table-cell>
          <table:table-cell office:value-type="float" office:value="30597000" calcext:value-type="float">
            <text:p>30597000</text:p>
          </table:table-cell>
          <table:table-cell office:value-type="float" office:value="30730000" calcext:value-type="float">
            <text:p>30730000</text:p>
          </table:table-cell>
          <table:table-cell office:value-type="float" office:value="30536000" calcext:value-type="float">
            <text:p>30536000</text:p>
          </table:table-cell>
          <table:table-cell office:value-type="float" office:value="30489000" calcext:value-type="float">
            <text:p>30489000</text:p>
          </table:table-cell>
          <table:table-cell office:value-type="float" office:value="30465000" calcext:value-type="float">
            <text:p>30465000</text:p>
          </table:table-cell>
          <table:table-cell office:value-type="float" office:value="34916000" calcext:value-type="float">
            <text:p>34916000</text:p>
          </table:table-cell>
          <table:table-cell office:value-type="float" office:value="30946000" calcext:value-type="float">
            <text:p>30946000</text:p>
          </table:table-cell>
          <table:table-cell office:value-type="float" office:value="30850000" calcext:value-type="float">
            <text:p>30850000</text:p>
          </table:table-cell>
          <table:table-cell office:value-type="float" office:value="34612000" calcext:value-type="float">
            <text:p>34612000</text:p>
          </table:table-cell>
          <table:table-cell office:value-type="float" office:value="30843000" calcext:value-type="float">
            <text:p>30843000</text:p>
          </table:table-cell>
          <table:table-cell office:value-type="float" office:value="30595000" calcext:value-type="float">
            <text:p>30595000</text:p>
          </table:table-cell>
          <table:table-cell office:value-type="float" office:value="34675000" calcext:value-type="float">
            <text:p>34675000</text:p>
          </table:table-cell>
          <table:table-cell office:value-type="float" office:value="30818000" calcext:value-type="float">
            <text:p>30818000</text:p>
          </table:table-cell>
          <table:table-cell office:value-type="float" office:value="30798000" calcext:value-type="float">
            <text:p>30798000</text:p>
          </table:table-cell>
          <table:table-cell office:value-type="float" office:value="34820000" calcext:value-type="float">
            <text:p>34820000</text:p>
          </table:table-cell>
          <table:table-cell office:value-type="float" office:value="34706000" calcext:value-type="float">
            <text:p>34706000</text:p>
          </table:table-cell>
          <table:table-cell office:value-type="float" office:value="30604000" calcext:value-type="float">
            <text:p>30604000</text:p>
          </table:table-cell>
          <table:table-cell office:value-type="float" office:value="31069000" calcext:value-type="float">
            <text:p>31069000</text:p>
          </table:table-cell>
          <table:table-cell office:value-type="float" office:value="34327000" calcext:value-type="float">
            <text:p>34327000</text:p>
          </table:table-cell>
          <table:table-cell office:value-type="float" office:value="34977000" calcext:value-type="float">
            <text:p>34977000</text:p>
          </table:table-cell>
          <table:table-cell office:value-type="float" office:value="34462000" calcext:value-type="float">
            <text:p>34462000</text:p>
          </table:table-cell>
          <table:table-cell office:value-type="float" office:value="30639000" calcext:value-type="float">
            <text:p>30639000</text:p>
          </table:table-cell>
          <table:table-cell office:value-type="float" office:value="30364000" calcext:value-type="float">
            <text:p>30364000</text:p>
          </table:table-cell>
          <table:table-cell office:value-type="float" office:value="30638000" calcext:value-type="float">
            <text:p>30638000</text:p>
          </table:table-cell>
          <table:table-cell office:value-type="float" office:value="30386000" calcext:value-type="float">
            <text:p>30386000</text:p>
          </table:table-cell>
          <table:table-cell office:value-type="float" office:value="35183000" calcext:value-type="float">
            <text:p>35183000</text:p>
          </table:table-cell>
          <table:table-cell office:value-type="float" office:value="30731000" calcext:value-type="float">
            <text:p>30731000</text:p>
          </table:table-cell>
          <table:table-cell office:value-type="float" office:value="30680000" calcext:value-type="float">
            <text:p>30680000</text:p>
          </table:table-cell>
          <table:table-cell office:value-type="float" office:value="35518000" calcext:value-type="float">
            <text:p>35518000</text:p>
          </table:table-cell>
          <table:table-cell office:value-type="float" office:value="35346000" calcext:value-type="float">
            <text:p>35346000</text:p>
          </table:table-cell>
          <table:table-cell office:value-type="float" office:value="30689000" calcext:value-type="float">
            <text:p>30689000</text:p>
          </table:table-cell>
          <table:table-cell office:value-type="float" office:value="30442000" calcext:value-type="float">
            <text:p>30442000</text:p>
          </table:table-cell>
          <table:table-cell office:value-type="float" office:value="30795000" calcext:value-type="float">
            <text:p>30795000</text:p>
          </table:table-cell>
          <table:table-cell office:value-type="float" office:value="31049000" calcext:value-type="float">
            <text:p>31049000</text:p>
          </table:table-cell>
          <table:table-cell office:value-type="float" office:value="32019000" calcext:value-type="float">
            <text:p>32019000</text:p>
          </table:table-cell>
          <table:table-cell office:value-type="float" office:value="32829000" calcext:value-type="float">
            <text:p>32829000</text:p>
          </table:table-cell>
          <table:table-cell office:value-type="float" office:value="30496000" calcext:value-type="float">
            <text:p>30496000</text:p>
          </table:table-cell>
          <table:table-cell office:value-type="float" office:value="30361000" calcext:value-type="float">
            <text:p>30361000</text:p>
          </table:table-cell>
          <table:table-cell office:value-type="float" office:value="35665000" calcext:value-type="float">
            <text:p>35665000</text:p>
          </table:table-cell>
          <table:table-cell office:value-type="float" office:value="34520000" calcext:value-type="float">
            <text:p>34520000</text:p>
          </table:table-cell>
          <table:table-cell office:value-type="float" office:value="34026000" calcext:value-type="float">
            <text:p>34026000</text:p>
          </table:table-cell>
          <table:table-cell office:value-type="float" office:value="34936000" calcext:value-type="float">
            <text:p>34936000</text:p>
          </table:table-cell>
          <table:table-cell office:value-type="float" office:value="30726000" calcext:value-type="float">
            <text:p>30726000</text:p>
          </table:table-cell>
          <table:table-cell office:value-type="float" office:value="30511000" calcext:value-type="float">
            <text:p>30511000</text:p>
          </table:table-cell>
          <table:table-cell office:value-type="float" office:value="30430000" calcext:value-type="float">
            <text:p>30430000</text:p>
          </table:table-cell>
          <table:table-cell office:value-type="float" office:value="31120000" calcext:value-type="float">
            <text:p>31120000</text:p>
          </table:table-cell>
          <table:table-cell office:value-type="float" office:value="35329000" calcext:value-type="float">
            <text:p>35329000</text:p>
          </table:table-cell>
          <table:table-cell office:value-type="float" office:value="34833000" calcext:value-type="float">
            <text:p>34833000</text:p>
          </table:table-cell>
          <table:table-cell office:value-type="float" office:value="30968000" calcext:value-type="float">
            <text:p>30968000</text:p>
          </table:table-cell>
          <table:table-cell office:value-type="float" office:value="30813000" calcext:value-type="float">
            <text:p>30813000</text:p>
          </table:table-cell>
          <table:table-cell office:value-type="float" office:value="31983000" calcext:value-type="float">
            <text:p>31983000</text:p>
          </table:table-cell>
          <table:table-cell office:value-type="float" office:value="34903000" calcext:value-type="float">
            <text:p>34903000</text:p>
          </table:table-cell>
          <table:table-cell office:value-type="float" office:value="30685000" calcext:value-type="float">
            <text:p>30685000</text:p>
          </table:table-cell>
          <table:table-cell office:value-type="float" office:value="35346000" calcext:value-type="float">
            <text:p>35346000</text:p>
          </table:table-cell>
          <table:table-cell office:value-type="float" office:value="30590000" calcext:value-type="float">
            <text:p>30590000</text:p>
          </table:table-cell>
          <table:table-cell office:value-type="float" office:value="30795000" calcext:value-type="float">
            <text:p>30795000</text:p>
          </table:table-cell>
          <table:table-cell office:value-type="float" office:value="34457000" calcext:value-type="float">
            <text:p>34457000</text:p>
          </table:table-cell>
          <table:table-cell office:value-type="float" office:value="34959000" calcext:value-type="float">
            <text:p>34959000</text:p>
          </table:table-cell>
          <table:table-cell office:value-type="float" office:value="31120000" calcext:value-type="float">
            <text:p>31120000</text:p>
          </table:table-cell>
          <table:table-cell office:value-type="float" office:value="30683000" calcext:value-type="float">
            <text:p>30683000</text:p>
          </table:table-cell>
          <table:table-cell office:value-type="float" office:value="30499000" calcext:value-type="float">
            <text:p>30499000</text:p>
          </table:table-cell>
          <table:table-cell office:value-type="float" office:value="32755000" calcext:value-type="float">
            <text:p>32755000</text:p>
          </table:table-cell>
          <table:table-cell office:value-type="float" office:value="30939000" calcext:value-type="float">
            <text:p>30939000</text:p>
          </table:table-cell>
          <table:table-cell office:value-type="float" office:value="30582000" calcext:value-type="float">
            <text:p>3058200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AVERAGE([.A93:.CV93])" office:value-type="float" office:value="31851290" calcext:value-type="float">
            <text:p>31851290</text:p>
          </table:table-cell>
        </table:table-row>
        <table:table-row table:style-name="ro1">
          <table:table-cell office:value-type="float" office:value="35021000" calcext:value-type="float">
            <text:p>35021000</text:p>
          </table:table-cell>
          <table:table-cell office:value-type="float" office:value="30828000" calcext:value-type="float">
            <text:p>30828000</text:p>
          </table:table-cell>
          <table:table-cell office:value-type="float" office:value="31046000" calcext:value-type="float">
            <text:p>31046000</text:p>
          </table:table-cell>
          <table:table-cell office:value-type="float" office:value="33820000" calcext:value-type="float">
            <text:p>33820000</text:p>
          </table:table-cell>
          <table:table-cell office:value-type="float" office:value="32545000" calcext:value-type="float">
            <text:p>32545000</text:p>
          </table:table-cell>
          <table:table-cell office:value-type="float" office:value="30655000" calcext:value-type="float">
            <text:p>30655000</text:p>
          </table:table-cell>
          <table:table-cell office:value-type="float" office:value="35325000" calcext:value-type="float">
            <text:p>35325000</text:p>
          </table:table-cell>
          <table:table-cell office:value-type="float" office:value="32989000" calcext:value-type="float">
            <text:p>32989000</text:p>
          </table:table-cell>
          <table:table-cell office:value-type="float" office:value="31053000" calcext:value-type="float">
            <text:p>31053000</text:p>
          </table:table-cell>
          <table:table-cell office:value-type="float" office:value="34253000" calcext:value-type="float">
            <text:p>34253000</text:p>
          </table:table-cell>
          <table:table-cell office:value-type="float" office:value="31321000" calcext:value-type="float">
            <text:p>31321000</text:p>
          </table:table-cell>
          <table:table-cell office:value-type="float" office:value="31755000" calcext:value-type="float">
            <text:p>31755000</text:p>
          </table:table-cell>
          <table:table-cell office:value-type="float" office:value="33740000" calcext:value-type="float">
            <text:p>33740000</text:p>
          </table:table-cell>
          <table:table-cell office:value-type="float" office:value="35561000" calcext:value-type="float">
            <text:p>35561000</text:p>
          </table:table-cell>
          <table:table-cell office:value-type="float" office:value="31177000" calcext:value-type="float">
            <text:p>31177000</text:p>
          </table:table-cell>
          <table:table-cell office:value-type="float" office:value="31286000" calcext:value-type="float">
            <text:p>31286000</text:p>
          </table:table-cell>
          <table:table-cell office:value-type="float" office:value="35551000" calcext:value-type="float">
            <text:p>35551000</text:p>
          </table:table-cell>
          <table:table-cell office:value-type="float" office:value="31483000" calcext:value-type="float">
            <text:p>31483000</text:p>
          </table:table-cell>
          <table:table-cell office:value-type="float" office:value="31172000" calcext:value-type="float">
            <text:p>31172000</text:p>
          </table:table-cell>
          <table:table-cell office:value-type="float" office:value="30578000" calcext:value-type="float">
            <text:p>30578000</text:p>
          </table:table-cell>
          <table:table-cell office:value-type="float" office:value="33311000" calcext:value-type="float">
            <text:p>33311000</text:p>
          </table:table-cell>
          <table:table-cell office:value-type="float" office:value="34576000" calcext:value-type="float">
            <text:p>34576000</text:p>
          </table:table-cell>
          <table:table-cell office:value-type="float" office:value="31278000" calcext:value-type="float">
            <text:p>31278000</text:p>
          </table:table-cell>
          <table:table-cell office:value-type="float" office:value="31299000" calcext:value-type="float">
            <text:p>31299000</text:p>
          </table:table-cell>
          <table:table-cell office:value-type="float" office:value="30445000" calcext:value-type="float">
            <text:p>30445000</text:p>
          </table:table-cell>
          <table:table-cell office:value-type="float" office:value="31322000" calcext:value-type="float">
            <text:p>31322000</text:p>
          </table:table-cell>
          <table:table-cell office:value-type="float" office:value="30808000" calcext:value-type="float">
            <text:p>30808000</text:p>
          </table:table-cell>
          <table:table-cell office:value-type="float" office:value="31209000" calcext:value-type="float">
            <text:p>31209000</text:p>
          </table:table-cell>
          <table:table-cell office:value-type="float" office:value="32234000" calcext:value-type="float">
            <text:p>32234000</text:p>
          </table:table-cell>
          <table:table-cell office:value-type="float" office:value="31289000" calcext:value-type="float">
            <text:p>31289000</text:p>
          </table:table-cell>
          <table:table-cell office:value-type="float" office:value="30829000" calcext:value-type="float">
            <text:p>30829000</text:p>
          </table:table-cell>
          <table:table-cell office:value-type="float" office:value="31075000" calcext:value-type="float">
            <text:p>31075000</text:p>
          </table:table-cell>
          <table:table-cell office:value-type="float" office:value="30447000" calcext:value-type="float">
            <text:p>30447000</text:p>
          </table:table-cell>
          <table:table-cell office:value-type="float" office:value="30907000" calcext:value-type="float">
            <text:p>30907000</text:p>
          </table:table-cell>
          <table:table-cell office:value-type="float" office:value="31233000" calcext:value-type="float">
            <text:p>31233000</text:p>
          </table:table-cell>
          <table:table-cell office:value-type="float" office:value="30595000" calcext:value-type="float">
            <text:p>30595000</text:p>
          </table:table-cell>
          <table:table-cell office:value-type="float" office:value="30631000" calcext:value-type="float">
            <text:p>30631000</text:p>
          </table:table-cell>
          <table:table-cell office:value-type="float" office:value="30533000" calcext:value-type="float">
            <text:p>30533000</text:p>
          </table:table-cell>
          <table:table-cell office:value-type="float" office:value="32351000" calcext:value-type="float">
            <text:p>32351000</text:p>
          </table:table-cell>
          <table:table-cell office:value-type="float" office:value="31129000" calcext:value-type="float">
            <text:p>31129000</text:p>
          </table:table-cell>
          <table:table-cell office:value-type="float" office:value="30810000" calcext:value-type="float">
            <text:p>30810000</text:p>
          </table:table-cell>
          <table:table-cell office:value-type="float" office:value="30621000" calcext:value-type="float">
            <text:p>30621000</text:p>
          </table:table-cell>
          <table:table-cell office:value-type="float" office:value="31254000" calcext:value-type="float">
            <text:p>31254000</text:p>
          </table:table-cell>
          <table:table-cell office:value-type="float" office:value="31299000" calcext:value-type="float">
            <text:p>31299000</text:p>
          </table:table-cell>
          <table:table-cell office:value-type="float" office:value="30419000" calcext:value-type="float">
            <text:p>30419000</text:p>
          </table:table-cell>
          <table:table-cell office:value-type="float" office:value="30634000" calcext:value-type="float">
            <text:p>30634000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2:34:35.232575946</dc:date>
    <meta:document-statistic meta:table-count="1" meta:cell-count="9532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6.224cm" svg:y="0.316cm" chart:style-name="ch2">
          <text:p>Tiempos Grasp 1</text:p>
        </chart:title>
        <chart:plot-area chart:style-name="ch3" table:cell-range-address="Sheet1.CX1:Sheet1.CY93" chart:data-source-has-labels="column" svg:x="1.331cm" svg:y="1.301cm" svg:width="14.352cm" svg:height="7.525cm">
          <chartooo:coordinate-region svg:x="3.064cm" svg:y="1.5cm" svg:width="12.619cm" svg:height="6.402cm"/>
          <chart:axis chart:dimension="x" chart:name="primary-x" chart:style-name="ch4" chartooo:axis-type="auto">
            <chartooo:date-scale/>
            <chart:categories table:cell-range-address="Sheet1.CX1:Sheet1.CX93"/>
          </chart:axis>
          <chart:axis chart:dimension="y" chart:name="primary-y" chart:style-name="ch4">
            <chart:title svg:x="0.451cm" svg:y="5.649cm" chart:style-name="ch5">
              <text:p>Tiempo</text:p>
            </chart:title>
            <chart:grid chart:style-name="ch6" chart:class="major"/>
          </chart:axis>
          <chart:series chart:style-name="ch7" chart:values-cell-range-address="Sheet1.CY1:Sheet1.CY93" chart:class="chart:line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CX1:Sheet1.CX93</svg:desc>
                </draw:g>
              </table:table-cell>
              <table:table-cell office:value-type="float" office:value="5797170">
                <text:p>5797170</text:p>
                <draw:g>
                  <svg:desc>Sheet1.CY1:Sheet1.CY93</svg:desc>
                </draw:g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967670">
                <text:p>596767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297960">
                <text:p>629796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271780">
                <text:p>627178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581160">
                <text:p>65811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62440">
                <text:p>686244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296350">
                <text:p>729635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631580">
                <text:p>763158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456310">
                <text:p>845631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405220">
                <text:p>840522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989550">
                <text:p>89895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512920">
                <text:p>951292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860710">
                <text:p>986071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962070">
                <text:p>996207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0376440">
                <text:p>103764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11230">
                <text:p>1041123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40770">
                <text:p>1054077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710390">
                <text:p>1071039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017160">
                <text:p>1101716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573880">
                <text:p>1157388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800300">
                <text:p>1180030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793280">
                <text:p>1179328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2374210">
                <text:p>1237421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2524120">
                <text:p>1252412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3052920">
                <text:p>130529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845750">
                <text:p>1284575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3128100">
                <text:p>1312810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722370">
                <text:p>1272237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3760420">
                <text:p>1376042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4012800">
                <text:p>1401280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480070">
                <text:p>1448007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4324770">
                <text:p>1432477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4860350">
                <text:p>1486035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5085950">
                <text:p>1508595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5263100">
                <text:p>15263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415490">
                <text:p>1541549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989170">
                <text:p>1598917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858320">
                <text:p>1585832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6499140">
                <text:p>164991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086810">
                <text:p>1608681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7359250">
                <text:p>1735925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7435050">
                <text:p>1743505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6952560">
                <text:p>1695256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7253190">
                <text:p>1725319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906030">
                <text:p>1790603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035030">
                <text:p>1803503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280440">
                <text:p>1828044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8147200">
                <text:p>1814720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966930">
                <text:p>1896693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8913960">
                <text:p>1891396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9792750">
                <text:p>1979275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568370">
                <text:p>1956837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0272600">
                <text:p>2027260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9879610">
                <text:p>1987961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0364610">
                <text:p>2036461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420390">
                <text:p>1942039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0422710">
                <text:p>2042271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0752870">
                <text:p>2075287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0916600">
                <text:p>2091660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1284130">
                <text:p>2128413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1510150">
                <text:p>2151015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1802700">
                <text:p>2180270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470420">
                <text:p>2147042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1382210">
                <text:p>2138221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2187720">
                <text:p>221877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338440">
                <text:p>2233844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3073440">
                <text:p>2307344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2525690">
                <text:p>2252569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3435240">
                <text:p>2343524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2906990">
                <text:p>2290699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660150">
                <text:p>2366015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4327610">
                <text:p>2432761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4196110">
                <text:p>2419611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4816410">
                <text:p>2481641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5064140">
                <text:p>250641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105560">
                <text:p>2510556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5834070">
                <text:p>2583407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5972090">
                <text:p>2597209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6358820">
                <text:p>2635882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6726060">
                <text:p>2672606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6811040">
                <text:p>2681104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7126940">
                <text:p>2712694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7661560">
                <text:p>2766156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7542070">
                <text:p>2754207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8108040">
                <text:p>2810804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112830">
                <text:p>2811283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8626630">
                <text:p>2862663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8912240">
                <text:p>2891224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9412610">
                <text:p>2941261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9686120">
                <text:p>2968612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0354310">
                <text:p>3035431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0536780">
                <text:p>3053678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1851290">
                <text:p>318512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